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2.168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2.191cm"/>
    </style:style>
    <style:style style:name="co11" style:family="table-column">
      <style:table-column-properties fo:break-before="auto" style:column-width="1.526cm"/>
    </style:style>
    <style:style style:name="co12" style:family="table-column">
      <style:table-column-properties fo:break-before="auto" style:column-width="1.554cm"/>
    </style:style>
    <style:style style:name="co13" style:family="table-column">
      <style:table-column-properties fo:break-before="auto" style:column-width="2.33cm"/>
    </style:style>
    <style:style style:name="co14" style:family="table-column">
      <style:table-column-properties fo:break-before="auto" style:column-width="2.413cm"/>
    </style:style>
    <style:style style:name="co15" style:family="table-column">
      <style:table-column-properties fo:break-before="auto" style:column-width="1.937cm"/>
    </style:style>
    <style:style style:name="co16" style:family="table-column">
      <style:table-column-properties fo:break-before="auto" style:column-width="2.381cm"/>
    </style:style>
    <style:style style:name="co17" style:family="table-column">
      <style:table-column-properties fo:break-before="auto" style:column-width="2.159cm"/>
    </style:style>
    <style:style style:name="co18" style:family="table-column">
      <style:table-column-properties fo:break-before="auto" style:column-width="1.716cm"/>
    </style:style>
    <style:style style:name="co19" style:family="table-column">
      <style:table-column-properties fo:break-before="auto" style:column-width="2.826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3.491cm"/>
    </style:style>
    <style:style style:name="co22" style:family="table-column">
      <style:table-column-properties fo:break-before="auto" style:column-width="2.233cm"/>
    </style:style>
    <style:style style:name="co23" style:family="table-column">
      <style:table-column-properties fo:break-before="auto" style:column-width="2.048cm"/>
    </style:style>
    <style:style style:name="co24" style:family="table-column">
      <style:table-column-properties fo:break-before="auto" style:column-width="2.715cm"/>
    </style:style>
    <style:style style:name="co25" style:family="table-column">
      <style:table-column-properties fo:break-before="auto" style:column-width="2.418cm"/>
    </style:style>
    <style:style style:name="co26" style:family="table-column">
      <style:table-column-properties fo:break-before="auto" style:column-width="2.492cm"/>
    </style:style>
    <style:style style:name="co27" style:family="table-column">
      <style:table-column-properties fo:break-before="auto" style:column-width="1.826cm"/>
    </style:style>
    <style:style style:name="co28" style:family="table-column">
      <style:table-column-properties fo:break-before="auto" style:column-width="7.525cm"/>
    </style:style>
    <style:style style:name="co29" style:family="table-column">
      <style:table-column-properties fo:break-before="auto" style:column-width="6.304cm"/>
    </style:style>
    <style:style style:name="co30" style:family="table-column">
      <style:table-column-properties fo:break-before="auto" style:column-width="1.753cm"/>
    </style:style>
    <style:style style:name="co31" style:family="table-column">
      <style:table-column-properties fo:break-before="auto" style:column-width="2.475cm"/>
    </style:style>
    <style:style style:name="co32" style:family="table-column">
      <style:table-column-properties fo:break-before="auto" style:column-width="2.39cm"/>
    </style:style>
    <style:style style:name="co33" style:family="table-column">
      <style:table-column-properties fo:break-before="auto" style:column-width="2.558cm"/>
    </style:style>
    <style:style style:name="co34" style:family="table-column">
      <style:table-column-properties fo:break-before="auto" style:column-width="1.475cm"/>
    </style:style>
    <style:style style:name="co35" style:family="table-column">
      <style:table-column-properties fo:break-before="auto" style:column-width="2.612cm"/>
    </style:style>
    <style:style style:name="co36" style:family="table-column">
      <style:table-column-properties fo:break-before="auto" style:column-width="1.725cm"/>
    </style:style>
    <style:style style:name="co37" style:family="table-column">
      <style:table-column-properties fo:break-before="auto" style:column-width="2.501cm"/>
    </style:style>
    <style:style style:name="co38" style:family="table-column">
      <style:table-column-properties fo:break-before="auto" style:column-width="5.86cm"/>
    </style:style>
    <style:style style:name="co39" style:family="table-column">
      <style:table-column-properties fo:break-before="auto" style:column-width="7.0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</style:style>
    <style:style style:name="ce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order-bottom="none" fo:background-color="#eeeeee" fo:border-left="0.002cm solid #000000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eeeeee" fo:border-left="0.002cm solid #000000" fo:border-right="none" fo:border-top="none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02cm solid #000000" fo:background-color="#eeeeee" fo:border-left="0.002cm solid #000000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fo:background-color="#eeeeee" fo:border-left="none" fo:border-right="none" fo:border-top="0.002cm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2cm solid #000000" fo:background-color="#eeeeee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eeeee"/>
      <style:text-properties fo:color="#000000" style:font-name="Arial" fo:font-size="10pt" fo:language="zxx" fo:country="none" fo:font-weight="normal" style:font-name-asian="Segoe UI" style:font-size-asian="10pt" style:language-asian="zxx" style:country-asian="none" style:font-weight-asian="normal" style:font-name-complex="Segoe UI" style:font-size-complex="10pt" style:language-complex="zxx" style:country-complex="none" style:font-weight-complex="normal"/>
    </style:style>
    <style:style style:name="ce31" style:family="table-cell" style:parent-style-name="Default">
      <style:table-cell-properties fo:border-bottom="0.002cm solid #000000" fo:background-color="#eeeeee" fo:border-left="none" fo:border-right="none" fo:border-top="none"/>
      <style:text-properties fo:color="#000000" style:font-name="Arial" fo:font-size="10pt" fo:language="zxx" fo:country="none" fo:font-weight="normal" style:font-name-asian="Segoe UI" style:font-size-asian="10pt" style:language-asian="zxx" style:country-asian="none" style:font-weight-asian="normal" style:font-name-complex="Segoe UI" style:font-size-complex="10pt" style:language-complex="zxx" style:country-complex="none" style:font-weight-complex="normal"/>
    </style:style>
    <style:style style:name="ce32" style:family="table-cell" style:parent-style-name="Default">
      <style:table-cell-properties fo:border-bottom="0.002cm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eeeee" fo:border="none"/>
    </style:style>
    <style:style style:name="ce3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35" style:family="table-cell" style:parent-style-name="Default">
      <style:table-cell-properties fo:border-bottom="none" fo:background-color="#eeeeee" fo:border-left="none" fo:border-right="0.002cm solid #000000" fo:border-top="0.002cm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eeeeee" fo:border-left="none" fo:border-right="0.002cm solid #000000" fo:border-top="none"/>
    </style:style>
    <style:style style:name="ce37" style:family="table-cell" style:parent-style-name="Default">
      <style:table-cell-properties fo:border-bottom="0.002cm solid #000000" fo:background-color="#eeeeee" fo:border-left="none" fo:border-right="0.002cm solid #000000" fo:border-top="none"/>
    </style:style>
    <style:style style:name="ce38" style:family="table-cell" style:parent-style-name="Default" style:data-style-name="N109"/>
    <style:style style:name="ce39" style:family="table-cell" style:parent-style-name="Default" style:data-style-name="N109">
      <style:table-cell-properties fo:border-bottom="0.002cm solid #000000" fo:border-left="0.002cm solid #000000" fo:border-right="none" fo:border-top="0.002cm solid #000000"/>
    </style:style>
    <style:style style:name="ce40" style:family="table-cell" style:parent-style-name="Default" style:data-style-name="N109">
      <style:table-cell-properties fo:border-bottom="none" fo:background-color="#ff9999" fo:border-left="0.002cm solid #000000" fo:border-right="none" fo:border-top="none"/>
    </style:style>
    <style:style style:name="ce41" style:family="table-cell" style:parent-style-name="Default" style:data-style-name="N109">
      <style:table-cell-properties fo:border-bottom="none" fo:border-left="0.002cm solid #000000" fo:border-right="none" fo:border-top="none"/>
    </style:style>
    <style:style style:name="ce42" style:family="table-cell" style:parent-style-name="Default" style:data-style-name="N109">
      <style:table-cell-properties fo:border-bottom="0.002cm solid #000000" fo:border-left="0.002cm solid #000000" fo:border-right="none" fo:border-top="none"/>
    </style:style>
    <style:style style:name="ce43" style:family="table-cell" style:parent-style-name="Default" style:data-style-name="N109">
      <style:table-cell-properties fo:background-color="transparent"/>
    </style:style>
    <style:style style:name="ce44" style:family="table-cell" style:parent-style-name="Default" style:data-style-name="N109">
      <style:table-cell-properties fo:border-bottom="none" fo:background-color="#ff9999" fo:border-left="0.002cm solid #000000" fo:border-right="none" fo:border-top="0.002cm solid #000000"/>
    </style:style>
    <style:style style:name="ce45" style:family="table-cell" style:parent-style-name="Default" style:data-style-name="N109">
      <style:table-cell-properties fo:border-bottom="0.002cm solid #000000" fo:border-left="none" fo:border-right="none" fo:border-top="0.002cm solid #000000"/>
    </style:style>
    <style:style style:name="ce46" style:family="table-cell" style:parent-style-name="Default" style:data-style-name="N109">
      <style:table-cell-properties fo:background-color="#ff9999"/>
    </style:style>
    <style:style style:name="ce47" style:family="table-cell" style:parent-style-name="Default" style:data-style-name="N109">
      <style:table-cell-properties fo:border="none"/>
    </style:style>
    <style:style style:name="ce48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49" style:family="table-cell" style:parent-style-name="Default" style:data-style-name="N109">
      <style:table-cell-properties fo:border-bottom="none" fo:background-color="#ff9999" fo:border-left="none" fo:border-right="none" fo:border-top="0.002cm solid #000000"/>
    </style:style>
    <style:style style:name="ce50" style:family="table-cell" style:parent-style-name="Default" style:data-style-name="N109">
      <style:table-cell-properties fo:background-color="#ff9999" fo:border="none"/>
    </style:style>
    <style:style style:name="ce51" style:family="table-cell" style:parent-style-name="Default" style:data-style-name="N109">
      <style:text-properties fo:font-weight="bold" style:font-weight-asian="bold" style:font-weight-complex="bold"/>
    </style:style>
    <style:style style:name="ce52" style:family="table-cell" style:parent-style-name="Default" style:data-style-name="N109">
      <style:table-cell-properties fo:border-bottom="0.002cm solid #000000" fo:background-color="transparent" fo:border-left="none" fo:border-right="none" fo:border-top="0.002cm solid #000000"/>
    </style:style>
    <style:style style:name="ce53" style:family="table-cell" style:parent-style-name="Default" style:data-style-name="N109">
      <style:table-cell-properties fo:background-color="transparent" fo:border="none"/>
    </style:style>
    <style:style style:name="ce54" style:family="table-cell" style:parent-style-name="Default" style:data-style-name="N109">
      <style:table-cell-properties fo:border-bottom="0.002cm solid #000000" fo:background-color="transparent" fo:border-left="none" fo:border-right="none" fo:border-top="none"/>
    </style:style>
    <style:style style:name="ce55" style:family="table-cell" style:parent-style-name="Default" style:data-style-name="N109">
      <style:table-cell-properties fo:background-color="#cccccc" fo:border="0.002cm solid #000000"/>
      <style:text-properties fo:font-weight="bold" style:font-weight-asian="bold" style:font-weight-complex="bold"/>
    </style:style>
    <style:style style:name="ce56" style:family="table-cell" style:parent-style-name="Default" style:data-style-name="N109">
      <style:table-cell-properties fo:border-bottom="none" fo:background-color="#ff9999" fo:border-left="0.002cm solid #000000" fo:border-right="0.002cm solid #000000" fo:border-top="none"/>
      <style:text-properties fo:font-weight="normal" style:font-weight-asian="normal" style:font-weight-complex="normal"/>
    </style:style>
    <style:style style:name="ce57" style:family="table-cell" style:parent-style-name="Default" style:data-style-name="N109">
      <style:table-cell-properties fo:border-bottom="none" fo:background-color="#cccccc" fo:border-left="0.002cm solid #000000" fo:border-right="0.002cm solid #000000" fo:border-top="none"/>
      <style:text-properties fo:font-weight="normal" style:font-weight-asian="normal" style:font-weight-complex="normal"/>
    </style:style>
    <style:style style:name="ce58" style:family="table-cell" style:parent-style-name="Default" style:data-style-name="N109">
      <style:table-cell-properties fo:border-bottom="0.002cm solid #000000" fo:background-color="#cccccc" fo:border-left="0.002cm solid #000000" fo:border-right="0.002cm solid #000000" fo:border-top="none"/>
      <style:text-properties fo:font-weight="normal" style:font-weight-asian="normal" style:font-weight-complex="normal"/>
    </style:style>
    <style:style style:name="ce59" style:family="table-cell" style:parent-style-name="Default" style:data-style-name="N109">
      <style:table-cell-properties fo:border-bottom="none" fo:background-color="#ff9999" fo:border-left="0.002cm solid #000000" fo:border-right="0.002cm solid #000000" fo:border-top="0.002cm solid #000000"/>
      <style:text-properties fo:font-weight="normal" style:font-weight-asian="normal" style:font-weight-complex="normal"/>
    </style:style>
    <style:style style:name="ce60" style:family="table-cell" style:parent-style-name="Default" style:data-style-name="N109">
      <style:table-cell-properties fo:border-bottom="0.002cm solid #000000" fo:background-color="transparent" fo:border-left="none" fo:border-right="none" fo:border-top="0.002cm solid #000000"/>
      <style:text-properties fo:font-weight="bold" style:font-weight-asian="bold" style:font-weight-complex="bold"/>
    </style:style>
    <style:style style:name="ce61" style:family="table-cell" style:parent-style-name="Default" style:data-style-name="N109">
      <style:table-cell-properties fo:background-color="#ff9999" fo:border="none"/>
      <style:text-properties fo:font-weight="normal" style:font-weight-asian="normal" style:font-weight-complex="normal"/>
    </style:style>
    <style:style style:name="ce62" style:family="table-cell" style:parent-style-name="Default" style:data-style-name="N109">
      <style:table-cell-properties fo:background-color="transparent"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09">
      <style:table-cell-properties fo:border-bottom="0.002cm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64" style:family="table-cell" style:parent-style-name="Default" style:data-style-name="N109">
      <style:table-cell-properties fo:border-bottom="none" fo:background-color="#ff9999" fo:border-left="none" fo:border-right="none" fo:border-top="0.002cm solid #000000"/>
      <style:text-properties fo:font-weight="normal" style:font-weight-asian="normal" style:font-weight-complex="normal"/>
    </style:style>
    <style:style style:name="ce65" style:family="table-cell" style:parent-style-name="Default" style:data-style-name="N109">
      <style:table-cell-properties fo:background-color="#ff9999" fo:border="none"/>
      <style:text-properties fo:color="#000000" style:font-name="Arial" fo:font-size="10pt" fo:language="zxx" fo:country="none" fo:font-weight="normal" style:font-name-asian="Segoe UI" style:font-size-asian="10pt" style:language-asian="zxx" style:country-asian="none" style:font-weight-asian="normal" style:font-name-complex="Segoe UI" style:font-size-complex="10pt" style:language-complex="zxx" style:country-complex="none" style:font-weight-complex="normal"/>
    </style:style>
    <style:style style:name="ce66" style:family="table-cell" style:parent-style-name="Default" style:data-style-name="N109">
      <style:table-cell-properties fo:background-color="transparent" fo:border="none"/>
      <style:text-properties fo:color="#000000" style:font-name="Arial" fo:font-size="10pt" fo:language="zxx" fo:country="none" fo:font-weight="normal" style:font-name-asian="Segoe UI" style:font-size-asian="10pt" style:language-asian="zxx" style:country-asian="none" style:font-weight-asian="normal" style:font-name-complex="Segoe UI" style:font-size-complex="10pt" style:language-complex="zxx" style:country-complex="none" style:font-weight-complex="normal"/>
    </style:style>
    <style:style style:name="ce67" style:family="table-cell" style:parent-style-name="Default" style:data-style-name="N109">
      <style:table-cell-properties fo:border-bottom="0.002cm solid #000000" fo:background-color="transparent" fo:border-left="none" fo:border-right="none" fo:border-top="none"/>
      <style:text-properties fo:color="#000000" style:font-name="Arial" fo:font-size="10pt" fo:language="zxx" fo:country="none" fo:font-weight="normal" style:font-name-asian="Segoe UI" style:font-size-asian="10pt" style:language-asian="zxx" style:country-asian="none" style:font-weight-asian="normal" style:font-name-complex="Segoe UI" style:font-size-complex="10pt" style:language-complex="zxx" style:country-complex="none" style:font-weight-complex="normal"/>
    </style:style>
    <style:style style:name="ce68" style:family="table-cell" style:parent-style-name="Default" style:data-style-name="N109">
      <style:table-cell-properties fo:border-bottom="none" fo:background-color="#ff9999" fo:border-left="none" fo:border-right="none" fo:border-top="0.002cm solid #000000"/>
      <style:text-properties fo:color="#000000" style:font-name="Arial" fo:font-size="10pt" fo:language="zxx" fo:country="none" fo:font-weight="normal" style:font-name-asian="Segoe UI" style:font-size-asian="10pt" style:language-asian="zxx" style:country-asian="none" style:font-weight-asian="normal" style:font-name-complex="Segoe UI" style:font-size-complex="10pt" style:language-complex="zxx" style:country-complex="none" style:font-weight-complex="normal"/>
    </style:style>
    <style:style style:name="ce69" style:family="table-cell" style:parent-style-name="Default" style:data-style-name="N109">
      <style:table-cell-properties fo:border-bottom="0.002cm solid #000000" fo:background-color="#cccccc" fo:border-left="0.002cm solid #000000" fo:border-right="none" fo:border-top="0.002cm solid #000000"/>
      <style:text-properties fo:font-weight="bold" style:font-weight-asian="bold" style:font-weight-complex="bold"/>
    </style:style>
    <style:style style:name="ce70" style:family="table-cell" style:parent-style-name="Default" style:data-style-name="N109">
      <style:table-cell-properties fo:border-bottom="none" fo:background-color="#ff9999" fo:border-left="0.002cm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 style:data-style-name="N109">
      <style:table-cell-properties fo:border-bottom="none" fo:background-color="#cccccc" fo:border-left="0.002cm solid #000000" fo:border-right="none" fo:border-top="none"/>
      <style:text-properties fo:font-weight="normal" style:font-weight-asian="normal" style:font-weight-complex="normal"/>
    </style:style>
    <style:style style:name="ce72" style:family="table-cell" style:parent-style-name="Default" style:data-style-name="N109">
      <style:table-cell-properties fo:border-bottom="0.002cm solid #000000" fo:background-color="#cccccc" fo:border-left="0.002cm solid #000000" fo:border-right="none" fo:border-top="none"/>
      <style:text-properties fo:font-weight="normal" style:font-weight-asian="normal" style:font-weight-complex="normal"/>
    </style:style>
    <style:style style:name="ce73" style:family="table-cell" style:parent-style-name="Default" style:data-style-name="N109">
      <style:table-cell-properties fo:border-bottom="none" fo:background-color="#ff9999" fo:border-left="0.002cm solid #000000" fo:border-right="none" fo:border-top="0.002cm solid #000000"/>
      <style:text-properties fo:font-weight="normal" style:font-weight-asian="normal" style:font-weight-complex="normal"/>
    </style:style>
    <style:style style:name="ce74" style:family="table-cell" style:parent-style-name="Default" style:data-style-name="N109">
      <style:table-cell-properties fo:border-bottom="0.002cm solid #000000" fo:background-color="#cccccc" fo:border-left="none" fo:border-right="0.002cm solid #000000" fo:border-top="0.002cm solid #000000"/>
      <style:text-properties fo:font-weight="bold" style:font-weight-asian="bold" style:font-weight-complex="bold"/>
    </style:style>
    <style:style style:name="ce75" style:family="table-cell" style:parent-style-name="Default" style:data-style-name="N109">
      <style:table-cell-properties fo:border-bottom="none" fo:background-color="#ff9999" fo:border-left="none" fo:border-right="0.002cm solid #000000" fo:border-top="none"/>
      <style:text-properties fo:font-weight="normal" style:font-weight-asian="normal" style:font-weight-complex="normal"/>
    </style:style>
    <style:style style:name="ce76" style:family="table-cell" style:parent-style-name="Default" style:data-style-name="N109">
      <style:table-cell-properties fo:border-bottom="none" fo:background-color="#cccccc" fo:border-left="none" fo:border-right="0.002cm solid #000000" fo:border-top="none"/>
      <style:text-properties fo:font-weight="normal" style:font-weight-asian="normal" style:font-weight-complex="normal"/>
    </style:style>
    <style:style style:name="ce77" style:family="table-cell" style:parent-style-name="Default" style:data-style-name="N109">
      <style:table-cell-properties fo:border-bottom="0.002cm solid #000000" fo:background-color="#cccccc" fo:border-left="none" fo:border-right="0.002cm solid #000000" fo:border-top="none"/>
      <style:text-properties fo:font-weight="normal" style:font-weight-asian="normal" style:font-weight-complex="normal"/>
    </style:style>
    <style:style style:name="ce78" style:family="table-cell" style:parent-style-name="Default" style:data-style-name="N109">
      <style:table-cell-properties fo:border-bottom="none" fo:background-color="#ff9999" fo:border-left="none" fo:border-right="0.002cm solid #000000" fo:border-top="0.002cm solid #000000"/>
      <style:text-properties fo:font-weight="normal" style:font-weight-asian="normal" style:font-weight-complex="normal"/>
    </style:style>
    <style:style style:name="ce79" style:family="table-cell" style:parent-style-name="Default" style:data-style-name="N109">
      <style:table-cell-properties fo:border-bottom="none" fo:background-color="#cccccc" fo:border-left="0.002cm solid #000000" fo:border-right="none" fo:border-top="none"/>
    </style:style>
    <style:style style:name="ce80" style:family="table-cell" style:parent-style-name="Default" style:data-style-name="N109">
      <style:table-cell-properties fo:border-bottom="0.002cm solid #000000" fo:background-color="#cccccc" fo:border-left="0.002cm solid #000000" fo:border-right="none" fo:border-top="none"/>
    </style:style>
    <style:style style:name="ce81" style:family="table-cell" style:parent-style-name="Default" style:data-style-name="N109">
      <style:table-cell-properties fo:border-bottom="none" fo:background-color="#ff9999" fo:border-left="none" fo:border-right="0.002cm solid #000000" fo:border-top="none"/>
    </style:style>
    <style:style style:name="ce82" style:family="table-cell" style:parent-style-name="Default" style:data-style-name="N109">
      <style:table-cell-properties fo:border-bottom="none" fo:background-color="#cccccc" fo:border-left="none" fo:border-right="0.002cm solid #000000" fo:border-top="none"/>
    </style:style>
    <style:style style:name="ce83" style:family="table-cell" style:parent-style-name="Default" style:data-style-name="N109">
      <style:table-cell-properties fo:border-bottom="0.002cm solid #000000" fo:background-color="#cccccc" fo:border-left="none" fo:border-right="0.002cm solid #000000" fo:border-top="none"/>
    </style:style>
    <style:style style:name="ce84" style:family="table-cell" style:parent-style-name="Default" style:data-style-name="N109">
      <style:table-cell-properties fo:border-bottom="none" fo:background-color="#ff9999" fo:border-left="none" fo:border-right="0.002cm solid #000000" fo:border-top="0.002cm solid #000000"/>
    </style:style>
    <style:style style:name="ce85" style:family="table-cell" style:parent-style-name="Default" style:data-style-name="N109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86" style:family="table-cell" style:parent-style-name="Default" style:data-style-name="N109">
      <style:table-cell-properties fo:border-bottom="0.002cm solid #000000" fo:border-left="none" fo:border-right="none" fo:border-top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87" style:family="table-cell" style:parent-style-name="Default" style:data-style-name="N109">
      <style:text-properties fo:font-style="normal" fo:font-weight="normal" style:font-style-asian="normal" style:font-weight-asian="normal" style:font-style-complex="normal" style:font-weight-complex="normal"/>
    </style:style>
    <style:style style:name="ce88" style:family="table-cell" style:parent-style-name="Default" style:data-style-name="N109">
      <style:table-cell-properties fo:border-bottom="0.002cm solid #000000" fo:border-left="none" fo:border-right="0.002cm solid #000000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 style:data-style-name="N109">
      <style:text-properties fo:font-style="italic" fo:font-weight="normal" style:font-style-asian="italic" style:font-weight-asian="normal" style:font-style-complex="italic" style:font-weight-complex="normal"/>
    </style:style>
    <style:style style:name="ce90" style:family="table-cell" style:parent-style-name="Default" style:data-style-name="N109">
      <style:table-cell-properties style:text-align-source="fix" style:repeat-content="false" fo:border="none"/>
      <style:paragraph-properties fo:text-align="start" fo:margin-left="0.353cm"/>
      <style:text-properties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 style:data-style-name="N109">
      <style:table-cell-properties style:text-align-source="fix" style:repeat-content="false"/>
      <style:paragraph-properties fo:text-align="start" fo:margin-left="0.353c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09">
      <style:table-cell-properties fo:border-bottom="0.002cm solid #000000" fo:background-color="transparent" fo:border-left="0.002cm solid #000000" fo:border-right="none" fo:border-top="0.002cm solid #000000"/>
      <style:text-properties fo:font-weight="bold" style:font-weight-asian="bold" style:font-weight-complex="bold"/>
    </style:style>
    <style:style style:name="ce93" style:family="table-cell" style:parent-style-name="Default" style:data-style-name="N109">
      <style:table-cell-properties fo:border-bottom="0.002cm solid #000000" fo:background-color="transparent" fo:border-left="none" fo:border-right="none" fo:border-top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94" style:family="table-cell" style:parent-style-name="Default" style:data-style-name="N109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09">
      <style:table-cell-properties fo:border-bottom="0.002cm solid #000000" fo:background-color="transparent" fo:border-left="none" fo:border-right="0.002cm solid #000000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09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97" style:family="table-cell" style:parent-style-name="Default" style:data-style-name="N109">
      <style:table-cell-properties fo:border-bottom="0.002cm solid #000000" fo:background-color="transparent" fo:border-left="none" fo:border-right="0.002cm solid #000000" fo:border-top="0.002cm solid #000000"/>
      <style:text-properties fo:font-style="italic" style:font-style-asian="italic" style:font-style-complex="italic"/>
    </style:style>
    <style:style style:name="ce98" style:family="table-cell" style:parent-style-name="Default" style:data-style-name="N37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00" style:family="table-cell" style:parent-style-name="Default">
      <style:table-cell-properties fo:border-bottom="none" fo:border-left="0.002cm solid #000000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002cm solid #000000"/>
    </style:style>
    <style:style style:name="ce102" style:family="table-cell" style:parent-style-name="Default">
      <style:table-cell-properties fo:border-bottom="0.002cm solid #000000" fo:border-left="none" fo:border-right="none" fo:border-top="none"/>
    </style:style>
    <style:style style:name="ce103" style:family="table-cell" style:parent-style-name="Default">
      <style:table-cell-properties fo:border-bottom="none" fo:border-left="none" fo:border-right="0.002cm solid #000000" fo:border-top="none"/>
    </style:style>
    <style:style style:name="ce104" style:family="table-cell" style:parent-style-name="Default" style:data-style-name="N109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05" style:family="table-cell" style:parent-style-name="Default" style:data-style-name="N109">
      <style:table-cell-properties fo:border-bottom="none" fo:border-left="0.002cm solid #000000" fo:border-right="none" fo:border-top="0.002cm solid #000000"/>
    </style:style>
    <style:style style:name="ce106" style:family="table-cell" style:parent-style-name="Default" style:data-style-name="N109">
      <style:table-cell-properties fo:border-bottom="none" fo:border-left="none" fo:border-right="0.002cm solid #000000" fo:border-top="0.002cm solid #000000"/>
    </style:style>
    <style:style style:name="ce107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108" style:family="table-cell" style:parent-style-name="Default" style:data-style-name="N109">
      <style:table-cell-properties fo:border-bottom="0.002cm solid #000000" fo:border-left="none" fo:border-right="0.002cm solid #000000" fo:border-top="none"/>
    </style:style>
    <style:style style:name="ce109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11" style:family="table-cell" style:parent-style-name="Default">
      <style:table-cell-properties fo:border-bottom="none" fo:background-color="#ff9999" fo:border-left="0.002cm solid #000000" fo:border-right="none" fo:border-top="none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order-bottom="none" fo:background-color="#ff9999" fo:border-left="0.002cm solid #000000" fo:border-right="none" fo:border-top="0.002cm solid #000000"/>
    </style:style>
    <style:style style:name="ce114" style:family="table-cell" style:parent-style-name="Default">
      <style:table-cell-properties fo:background-color="#ff9999"/>
    </style:style>
    <style:style style:name="ce115" style:family="table-cell" style:parent-style-name="Default">
      <style:table-cell-properties fo:border-bottom="none" fo:background-color="#ff9999" fo:border-left="none" fo:border-right="none" fo:border-top="0.002cm solid #000000"/>
    </style:style>
    <style:style style:name="ce116" style:family="table-cell" style:parent-style-name="Default">
      <style:table-cell-properties fo:background-color="#ff9999" fo:border="none"/>
    </style:style>
    <style:style style:name="ce117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118" style:family="table-cell" style:parent-style-name="Default">
      <style:table-cell-properties fo:background-color="transparent" fo:border="none"/>
    </style:style>
    <style:style style:name="ce119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120" style:family="table-cell" style:parent-style-name="Default">
      <style:table-cell-properties fo:border-bottom="0.002cm solid #000000" fo:border-left="none" fo:border-right="none" fo:border-top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9999" fo:border-left="0.002cm solid #000000" fo:border-right="0.002cm solid #000000" fo:border-top="none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none" fo:background-color="#cccccc" fo:border-left="0.002cm solid #000000" fo:border-right="0.002cm solid #000000" fo:border-top="none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0.002cm solid #000000" fo:background-color="#cccccc" fo:border-left="0.002cm solid #000000" fo:border-right="0.002cm solid #000000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ackground-color="#ff9999" fo:border-left="0.002cm solid #000000" fo:border-right="0.002cm solid #000000" fo:border-top="0.002cm solid #000000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0.002cm solid #000000" fo:background-color="transparent" fo:border-left="0.002cm solid #000000" fo:border-right="none" fo:border-top="0.002cm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9999" fo:border="none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order-bottom="0.002cm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order-bottom="none" fo:background-color="#ff9999" fo:border-left="none" fo:border-right="none" fo:border-top="0.002cm solid #000000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3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13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35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fo:font-style="italic" style:font-style-asian="italic" style:font-style-complex="italic"/>
    </style:style>
    <style:style style:name="ce137" style:family="table-cell" style:parent-style-name="Default">
      <style:table-cell-properties fo:background-color="#ff9999" fo:border="none"/>
      <style:text-properties fo:color="#000000" style:font-name="Arial" fo:font-size="10pt" fo:language="zxx" fo:country="none" fo:font-weight="normal" style:font-name-asian="Segoe UI" style:font-size-asian="10pt" style:language-asian="zxx" style:country-asian="none" style:font-weight-asian="normal" style:font-name-complex="Segoe UI" style:font-size-complex="10pt" style:language-complex="zxx" style:country-complex="none" style:font-weight-complex="normal"/>
    </style:style>
    <style:style style:name="ce138" style:family="table-cell" style:parent-style-name="Default">
      <style:table-cell-properties fo:background-color="transparent" fo:border="none"/>
      <style:text-properties fo:color="#000000" style:font-name="Arial" fo:font-size="10pt" fo:language="zxx" fo:country="none" fo:font-weight="normal" style:font-name-asian="Segoe UI" style:font-size-asian="10pt" style:language-asian="zxx" style:country-asian="none" style:font-weight-asian="normal" style:font-name-complex="Segoe UI" style:font-size-complex="10pt" style:language-complex="zxx" style:country-complex="none" style:font-weight-complex="normal"/>
    </style:style>
    <style:style style:name="ce139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font-name="Arial" fo:font-size="10pt" fo:language="zxx" fo:country="none" fo:font-weight="normal" style:font-name-asian="Segoe UI" style:font-size-asian="10pt" style:language-asian="zxx" style:country-asian="none" style:font-weight-asian="normal" style:font-name-complex="Segoe UI" style:font-size-complex="10pt" style:language-complex="zxx" style:country-complex="none" style:font-weight-complex="normal"/>
    </style:style>
    <style:style style:name="ce140" style:family="table-cell" style:parent-style-name="Default">
      <style:table-cell-properties fo:border-bottom="none" fo:background-color="#ff9999" fo:border-left="none" fo:border-right="none" fo:border-top="0.002cm solid #000000"/>
      <style:text-properties fo:color="#000000" style:font-name="Arial" fo:font-size="10pt" fo:language="zxx" fo:country="none" fo:font-weight="normal" style:font-name-asian="Segoe UI" style:font-size-asian="10pt" style:language-asian="zxx" style:country-asian="none" style:font-weight-asian="normal" style:font-name-complex="Segoe UI" style:font-size-complex="10pt" style:language-complex="zxx" style:country-complex="none" style:font-weight-complex="normal"/>
    </style:style>
    <style:style style:name="ce141" style:family="table-cell" style:parent-style-name="Default">
      <style:table-cell-properties fo:border-bottom="0.002cm solid #000000" fo:background-color="#cccccc" fo:border-left="0.002cm solid #000000" fo:border-right="none" fo:border-top="0.002cm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9999" fo:border-left="0.002cm solid #000000" fo:border-right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ackground-color="#cccccc" fo:border-left="0.002cm solid #000000" fo:border-right="none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0.002cm solid #000000" fo:background-color="#cccccc" fo:border-left="0.002cm solid #000000" fo:border-right="none" fo:border-top="none"/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order-bottom="none" fo:background-color="#ff9999" fo:border-left="0.002cm solid #000000" fo:border-right="none" fo:border-top="0.002cm solid #000000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0.002cm solid #000000" fo:background-color="#cccccc" fo:border-left="none" fo:border-right="0.002cm solid #000000" fo:border-top="0.002cm solid #000000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none" fo:background-color="#ff9999" fo:border-left="none" fo:border-right="0.002cm solid #000000" fo:border-top="none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order-bottom="0.002cm solid #000000" fo:background-color="#cccccc" fo:border-left="none" fo:border-right="0.002cm solid #000000" fo:border-top="none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order-bottom="none" fo:background-color="#ff9999" fo:border-left="none" fo:border-right="0.002cm solid #000000" fo:border-top="0.002cm solid #000000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152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153" style:family="table-cell" style:parent-style-name="Default">
      <style:table-cell-properties fo:border-bottom="none" fo:background-color="#ff9999" fo:border-left="none" fo:border-right="0.002cm solid #000000" fo:border-top="none"/>
    </style:style>
    <style:style style:name="ce15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155" style:family="table-cell" style:parent-style-name="Default">
      <style:table-cell-properties fo:border-bottom="0.002cm solid #000000" fo:background-color="#cccccc" fo:border-left="none" fo:border-right="0.002cm solid #000000" fo:border-top="none"/>
    </style:style>
    <style:style style:name="ce156" style:family="table-cell" style:parent-style-name="Default">
      <style:table-cell-properties fo:border-bottom="none" fo:background-color="#ff9999" fo:border-left="none" fo:border-right="0.002cm solid #000000" fo:border-top="0.002cm solid #000000"/>
    </style:style>
    <style:style style:name="ce157" style:family="table-cell" style:parent-style-name="Default" style:data-style-name="N37">
      <style:table-cell-properties fo:border-bottom="none" fo:border-left="0.002cm solid #000000" fo:border-right="none" fo:border-top="0.002cm solid #000000"/>
    </style:style>
    <style:style style:name="ce158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0 128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rho_kraft</text:p>
          </table:table-cell>
          <table:table-cell table:style-name="ce4" office:value-type="string">
            <text:p>kg/L</text:p>
          </table:table-cell>
          <table:table-cell table:style-name="ce7" office:value-type="float" office:value="0.784">
            <text:p>0,784</text:p>
          </table:table-cell>
          <table:table-cell table:number-columns-repeated="5"/>
          <table:table-cell table:style-name="ce15" office:value-type="string">
            <text:p>dT/dH</text:p>
          </table:table-cell>
          <table:table-cell table:style-name="ce16" office:value-type="float" office:value="-0.0065">
            <text:p>-0,0065</text:p>
          </table:table-cell>
          <table:table-cell table:style-name="ce18" office:value-type="string">
            <text:p>K/m</text:p>
          </table:table-cell>
          <table:table-cell table:style-name="ce20"/>
          <table:table-cell/>
          <table:table-cell table:style-name="ce15" office:value-type="string">
            <text:p>g</text:p>
          </table:table-cell>
          <table:table-cell table:style-name="ce16" office:value-type="float" office:value="9.81">
            <text:p>9,81</text:p>
          </table:table-cell>
          <table:table-cell table:style-name="ce18" office:value-type="string">
            <text:p>m/s²</text:p>
          </table:table-cell>
          <table:table-cell table:number-columns-repeated="17"/>
        </table:table-row>
        <table:table-row table:style-name="ro1">
          <table:table-cell office:value-type="string">
            <text:p>kraftvolmax</text:p>
          </table:table-cell>
          <table:table-cell table:style-name="ce4" office:value-type="string">
            <text:p>L</text:p>
          </table:table-cell>
          <table:table-cell table:style-name="ce8" office:value-type="float" office:value="767.478">
            <text:p>767,478</text:p>
          </table:table-cell>
          <table:table-cell table:number-columns-repeated="6"/>
          <table:table-cell table:style-name="ce17"/>
          <table:table-cell table:style-name="ce19"/>
          <table:table-cell table:style-name="ce21"/>
          <table:table-cell table:number-columns-repeated="2"/>
          <table:table-cell table:style-name="ce17"/>
          <table:table-cell table:style-name="ce19"/>
          <table:table-cell table:number-columns-repeated="17"/>
        </table:table-row>
        <table:table-row table:style-name="ro1">
          <table:table-cell office:value-type="string">
            <text:p>Tankfülle</text:p>
          </table:table-cell>
          <table:table-cell table:style-name="ce4" office:value-type="string">
            <text:p>%</text:p>
          </table:table-cell>
          <table:table-cell table:style-name="ce9" office:value-type="float" office:value="1">
            <text:p>1</text:p>
          </table:table-cell>
          <table:table-cell table:number-columns-repeated="5"/>
          <table:table-cell table:style-name="ce15" office:value-type="string">
            <text:p>p_0_INA</text:p>
          </table:table-cell>
          <table:table-cell table:style-name="ce16" office:value-type="float" office:value="101325">
            <text:p>101325</text:p>
          </table:table-cell>
          <table:table-cell table:style-name="ce18" office:value-type="string">
            <text:p>N/m²</text:p>
          </table:table-cell>
          <table:table-cell table:style-name="ce20"/>
          <table:table-cell/>
          <table:table-cell table:style-name="ce15" office:value-type="string">
            <text:p>T_Boden</text:p>
          </table:table-cell>
          <table:table-cell table:style-name="ce16" office:value-type="float" office:value="293.15">
            <text:p>293,15</text:p>
          </table:table-cell>
          <table:table-cell table:style-name="ce18" office:value-type="string">
            <text:p>K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kraft_masse</text:p>
          </table:table-cell>
          <table:table-cell table:style-name="ce4" office:value-type="string">
            <text:p>kg</text:p>
          </table:table-cell>
          <table:table-cell table:style-name="ce10" table:formula="of:=([.C1]*[.C2])*[.C3]" office:value-type="float" office:value="601.702752">
            <text:p>601,702752</text:p>
          </table:table-cell>
          <table:table-cell/>
          <table:table-cell table:style-name="ce1"/>
          <table:table-cell table:number-columns-repeated="4"/>
          <table:table-cell table:style-name="ce17"/>
          <table:table-cell table:style-name="ce19"/>
          <table:table-cell table:style-name="ce21"/>
          <table:table-cell table:number-columns-repeated="12"/>
          <table:table-cell office:value-type="string">
            <text:p>Lilienthalpolare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6"/>
          <table:table-cell table:style-name="ce15" office:value-type="string">
            <text:p>rho_0_INA</text:p>
          </table:table-cell>
          <table:table-cell table:style-name="ce16" office:value-type="float" office:value="1.225">
            <text:p>1,225</text:p>
          </table:table-cell>
          <table:table-cell table:style-name="ce18" office:value-type="string">
            <text:p>kg/m³</text:p>
          </table:table-cell>
          <table:table-cell table:style-name="ce20"/>
          <table:table-cell/>
          <table:table-cell table:style-name="ce13" office:value-type="string">
            <text:p>p_QNH</text:p>
          </table:table-cell>
          <table:table-cell table:style-name="ce11" office:value-type="float" office:value="100600">
            <text:p>100600</text:p>
          </table:table-cell>
          <table:table-cell table:style-name="ce25" office:value-type="string">
            <text:p>N/m²</text:p>
          </table:table-cell>
          <table:table-cell table:number-columns-repeated="17"/>
        </table:table-row>
        <table:table-row table:style-name="ro1">
          <table:table-cell office:value-type="string">
            <text:p>m_rüst</text:p>
          </table:table-cell>
          <table:table-cell table:style-name="ce4" office:value-type="string">
            <text:p>kg</text:p>
          </table:table-cell>
          <table:table-cell table:style-name="ce11" office:value-type="float" office:value="3188">
            <text:p>3188</text:p>
          </table:table-cell>
          <table:table-cell table:number-columns-repeated="6"/>
          <table:table-cell table:style-name="ce17"/>
          <table:table-cell table:style-name="ce19"/>
          <table:table-cell table:style-name="ce21"/>
          <table:table-cell table:number-columns-repeated="21"/>
        </table:table-row>
        <table:table-row table:style-name="ro1">
          <table:table-cell office:value-type="string">
            <text:p>m_kraftstoff</text:p>
          </table:table-cell>
          <table:table-cell table:style-name="ce4" office:value-type="string">
            <text:p>kg</text:p>
          </table:table-cell>
          <table:table-cell table:style-name="ce12" table:formula="of:=[.C4]" office:value-type="float" office:value="601.702752">
            <text:p>601,702752</text:p>
          </table:table-cell>
          <table:table-cell table:number-columns-repeated="5"/>
          <table:table-cell table:style-name="ce15" office:value-type="string">
            <text:p>T_0_INA</text:p>
          </table:table-cell>
          <table:table-cell table:style-name="ce16" office:value-type="float" office:value="288.15">
            <text:p>288,15</text:p>
          </table:table-cell>
          <table:table-cell table:style-name="ce18" office:value-type="string">
            <text:p>K</text:p>
          </table:table-cell>
          <table:table-cell table:style-name="ce20"/>
          <table:table-cell/>
          <table:table-cell table:style-name="ce13" office:value-type="string">
            <text:p>S</text:p>
          </table:table-cell>
          <table:table-cell table:style-name="ce11" office:value-type="float" office:value="29">
            <text:p>29</text:p>
          </table:table-cell>
          <table:table-cell table:style-name="ce25" office:value-type="string">
            <text:p>m²</text:p>
          </table:table-cell>
          <table:table-cell table:number-columns-repeated="17"/>
        </table:table-row>
        <table:table-row table:style-name="ro1">
          <table:table-cell office:value-type="string">
            <text:p>m_besatzung</text:p>
          </table:table-cell>
          <table:table-cell table:style-name="ce4" office:value-type="string">
            <text:p>kg</text:p>
          </table:table-cell>
          <table:table-cell table:style-name="ce11" office:value-type="float" office:value="425">
            <text:p>425</text:p>
          </table:table-cell>
          <table:table-cell table:number-columns-repeated="6"/>
          <table:table-cell table:style-name="ce17"/>
          <table:table-cell table:style-name="ce19"/>
          <table:table-cell table:style-name="ce21"/>
          <table:table-cell table:number-columns-repeated="21"/>
        </table:table-row>
        <table:table-row table:style-name="ro1">
          <table:table-cell table:style-name="ce1" office:value-type="string">
            <text:p>m_start kg</text:p>
          </table:table-cell>
          <table:table-cell table:style-name="ce4" office:value-type="string">
            <text:p>kg</text:p>
          </table:table-cell>
          <table:table-cell table:style-name="ce13" table:formula="of:=SUM([.C6:.C8])" office:value-type="float" office:value="4214.702752">
            <text:p>4214,702752</text:p>
          </table:table-cell>
          <table:table-cell/>
          <table:table-cell table:style-name="ce1"/>
          <table:table-cell table:number-columns-repeated="3"/>
          <table:table-cell table:style-name="ce15" office:value-type="string">
            <text:p>n</text:p>
          </table:table-cell>
          <table:table-cell table:style-name="ce16" office:value-type="float" office:value="1.235">
            <text:p>1,235</text:p>
          </table:table-cell>
          <table:table-cell table:style-name="ce18" office:value-type="string">
            <text:p>dimensionslos</text:p>
          </table:table-cell>
          <table:table-cell table:style-name="ce20"/>
          <table:table-cell table:number-columns-repeated="21"/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T °C REAL</text:p>
          </table:table-cell>
          <table:table-cell office:value-type="string">
            <text:p>H m INA</text:p>
          </table:table-cell>
          <table:table-cell office:value-type="string">
            <text:p>T K REAL</text:p>
          </table:table-cell>
          <table:table-cell office:value-type="string">
            <text:p>Vias m/s</text:p>
          </table:table-cell>
          <table:table-cell office:value-type="string">
            <text:p>fuel_lbs_verbr</text:p>
          </table:table-cell>
          <table:table-cell office:value-type="string">
            <text:p>fuel_kg_verbr</text:p>
          </table:table-cell>
          <table:table-cell office:value-type="string">
            <text:p>m_ges</text:p>
          </table:table-cell>
          <table:table-cell office:value-type="string">
            <text:p>delta_t</text:p>
          </table:table-cell>
          <table:table-cell office:value-type="string">
            <text:p>T_INA</text:p>
          </table:table-cell>
          <table:table-cell office:value-type="string">
            <text:p>rho_ina</text:p>
          </table:table-cell>
          <table:table-cell office:value-type="string">
            <text:p>rho_real</text:p>
          </table:table-cell>
          <table:table-cell office:value-type="string">
            <text:p>p_ina</text:p>
          </table:table-cell>
          <table:table-cell office:value-type="string">
            <text:p>delta_H_INA</text:p>
          </table:table-cell>
          <table:table-cell office:value-type="string">
            <text:p>A</text:p>
          </table:table-cell>
          <table:table-cell table:style-name="ce22" office:value-type="string">
            <text:p>V_TAS m/s</text:p>
          </table:table-cell>
          <table:table-cell table:style-name="ce26" office:value-type="string">
            <text:p>wg_real</text:p>
          </table:table-cell>
          <table:table-cell table:style-name="ce26" office:value-type="string">
            <text:p>q</text:p>
          </table:table-cell>
          <table:table-cell table:style-name="ce26" office:value-type="string">
            <text:p>W</text:p>
          </table:table-cell>
          <table:table-cell table:style-name="ce26" office:value-type="string">
            <text:p>C_w</text:p>
          </table:table-cell>
          <table:table-cell table:style-name="ce26" office:value-type="string">
            <text:p>C_a</text:p>
          </table:table-cell>
          <table:table-cell table:style-name="ce26" office:value-type="string">
            <text:p>gamma_rad</text:p>
          </table:table-cell>
          <table:table-cell table:style-name="ce35" office:value-type="string">
            <text:p>gamma_deg</text:p>
          </table:table-cell>
          <table:table-cell/>
          <table:table-cell office:value-type="string">
            <text:p>m_start</text:p>
          </table:table-cell>
          <table:table-cell office:value-type="string">
            <text:p>dt/dh</text:p>
          </table:table-cell>
          <table:table-cell office:value-type="string">
            <text:p>p0ina</text:p>
          </table:table-cell>
          <table:table-cell office:value-type="string">
            <text:p>rho0ina</text:p>
          </table:table-cell>
          <table:table-cell office:value-type="string">
            <text:p>t0ina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tboden</text:p>
          </table:table-cell>
          <table:table-cell office:value-type="string">
            <text:p>pQNH</text:p>
          </table:table-cell>
          <table:table-cell office:value-type="string">
            <text:p>s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float" office:value="2500">
            <text:p>2500</text:p>
          </table:table-cell>
          <table:table-cell table:formula="of:=[.A12]+273.15" office:value-type="float" office:value="285.15">
            <text:p>285,15</text:p>
          </table:table-cell>
          <table:table-cell table:style-name="ce7" office:value-type="float" office:value="41.1556">
            <text:p>41,1556</text:p>
          </table:table-cell>
          <table:table-cell table:style-name="ce7" office:value-type="float" office:value="83">
            <text:p>83</text:p>
          </table:table-cell>
          <table:table-cell table:style-name="ce12" table:formula="of:=[.E12]*0.453592" office:value-type="float" office:value="37.648136">
            <text:p>37,648136</text:p>
          </table:table-cell>
          <table:table-cell table:formula="of:=[.X12]-[.F12]" office:value-type="float" office:value="4177.054616">
            <text:p>4177,054616</text:p>
          </table:table-cell>
          <table:table-cell office:value-type="float" office:value="0">
            <text:p>0</text:p>
          </table:table-cell>
          <table:table-cell table:formula="of:=[.AB12]+([.B12]*[.Y12])" office:value-type="float" office:value="271.9">
            <text:p>271,9</text:p>
          </table:table-cell>
          <table:table-cell table:formula="of:=[.AA12] * ( ( 1 + ( [.Y12] * ( [.B12] / [.AB12] ) ) ) ^ 4.256 )" office:value-type="float" office:value="0.956852096582381">
            <text:p>0,9568520966</text:p>
          </table:table-cell>
          <table:table-cell table:formula="of:=( [.J12] * [.I12] ) / [.C12]" office:value-type="float" office:value="0.912390268492897">
            <text:p>0,9123902685</text:p>
          </table:table-cell>
          <table:table-cell table:formula="of:=[.Z12] * ( ( 1+ ( [.Y12] * ( [.B12] / [.AB12] ) ) ) ^ 5.256 )" office:value-type="float" office:value="74681.9966040375">
            <text:p>74681,9966040375</text:p>
          </table:table-cell>
          <table:table-cell table:number-columns-repeated="2"/>
          <table:table-cell table:style-name="ce23" table:formula="of:=SQRT( ( [.Q12] * 2 ) / [.K12] )" office:value-type="float" office:value="47.6877310719615">
            <text:p>47,687731072</text:p>
          </table:table-cell>
          <table:table-cell table:style-name="ce27"/>
          <table:table-cell table:style-name="ce27" table:formula="of:= ( ( [.D12] ) ^2 ) * ( [.AA12] / 2 )" office:value-type="float" office:value="1037.442339458">
            <text:p>1037,442339458</text:p>
          </table:table-cell>
          <table:table-cell table:style-name="ce29" table:number-columns-repeated="3"/>
          <table:table-cell table:style-name="ce33"/>
          <table:table-cell table:style-name="ce36"/>
          <table:table-cell/>
          <table:table-cell table:formula="of:=[.C9]" office:value-type="float" office:value="4214.702752">
            <text:p>4214,702752</text:p>
          </table:table-cell>
          <table:table-cell table:formula="of:=[.J1]" office:value-type="float" office:value="-0.0065">
            <text:p>-0,0065</text:p>
          </table:table-cell>
          <table:table-cell table:formula="of:=[.J3]" office:value-type="float" office:value="101325">
            <text:p>101325</text:p>
          </table:table-cell>
          <table:table-cell table:formula="of:=[.J5]" office:value-type="float" office:value="1.225">
            <text:p>1,225</text:p>
          </table:table-cell>
          <table:table-cell table:formula="of:=[.J7]" office:value-type="float" office:value="288.15">
            <text:p>288,15</text:p>
          </table:table-cell>
          <table:table-cell table:formula="of:=[.J9]" office:value-type="float" office:value="1.235">
            <text:p>1,235</text:p>
          </table:table-cell>
          <table:table-cell table:formula="of:=[.O1]" office:value-type="float" office:value="9.81">
            <text:p>9,81</text:p>
          </table:table-cell>
          <table:table-cell table:formula="of:=[.O3]" office:value-type="float" office:value="293.15">
            <text:p>293,15</text:p>
          </table:table-cell>
          <table:table-cell table:formula="of:=[.O5]" office:value-type="float" office:value="100600">
            <text:p>100600</text:p>
          </table:table-cell>
          <table:table-cell table:formula="of:=[.O7]" office:value-type="float" office:value="29">
            <text:p>29</text:p>
          </table:table-cell>
        </table:table-row>
        <table:table-row table:style-name="ro1">
          <table:table-cell table:style-name="ce3" office:value-type="float" office:value="14.5">
            <text:p>14,5</text:p>
          </table:table-cell>
          <table:table-cell table:style-name="ce6" office:value-type="float" office:value="1450">
            <text:p>1450</text:p>
          </table:table-cell>
          <table:table-cell table:formula="of:=[.A13]+273.15" office:value-type="float" office:value="287.65">
            <text:p>287,65</text:p>
          </table:table-cell>
          <table:table-cell table:style-name="ce9" office:value-type="float" office:value="41.1556">
            <text:p>41,1556</text:p>
          </table:table-cell>
          <table:table-cell table:style-name="ce9" office:value-type="float" office:value="90">
            <text:p>90</text:p>
          </table:table-cell>
          <table:table-cell table:style-name="ce12" table:formula="of:=[.E13]*0.453592" office:value-type="float" office:value="40.82328">
            <text:p>40,82328</text:p>
          </table:table-cell>
          <table:table-cell table:formula="of:=[.X13]-[.F13]" office:value-type="float" office:value="4173.879472">
            <text:p>4173,879472</text:p>
          </table:table-cell>
          <table:table-cell table:style-name="ce11" office:value-type="float" office:value="98">
            <text:p>98</text:p>
          </table:table-cell>
          <table:table-cell table:formula="of:=[.AB13]+([.B13]*[.Y13])" office:value-type="float" office:value="278.725">
            <text:p>278,725</text:p>
          </table:table-cell>
          <table:table-cell table:formula="of:=[.AA13] * ( ( 1 + ( [.Y13] * ( [.B13] / [.AB13] ) ) ) ^ 4.256 )" office:value-type="float" office:value="1.06332973435298">
            <text:p>1,0633297344</text:p>
          </table:table-cell>
          <table:table-cell table:formula="of:=( [.J13] * [.I13] ) / [.C13]" office:value-type="float" office:value="1.03033749420315">
            <text:p>1,0303374942</text:p>
          </table:table-cell>
          <table:table-cell table:formula="of:=[.Z13] * ( ( 1+ ( [.Y13] * ( [.B13] / [.AB13] ) ) ) ^ 5.256 )" office:value-type="float" office:value="85075.7492080824">
            <text:p>85075,7492080824</text:p>
          </table:table-cell>
          <table:table-cell table:formula="of:=[.B13]-[.B12]" office:value-type="float" office:value="-1050">
            <text:p>-1050</text:p>
          </table:table-cell>
          <table:table-cell table:formula="of:= [.G13] * [.AD13] * COS( [.U13] )" office:value-type="float" office:value="39662.7083908317">
            <text:p>39662,7083908317</text:p>
          </table:table-cell>
          <table:table-cell table:style-name="ce23" table:formula="of:=SQRT( ( [.Q13] * 2 ) / [.K13] )" office:value-type="float" office:value="44.8752860393499">
            <text:p>44,8752860394</text:p>
          </table:table-cell>
          <table:table-cell table:style-name="ce27" table:formula="of:= ( [.M13] / [.H13] ) * ( ( ( [.C12] + [.C13] ) / 2 ) / ( ( [.I12] + [.I13] ) / 2 ) )" office:value-type="float" office:value="-11.1457759040052">
            <text:p>-11,145775904</text:p>
          </table:table-cell>
          <table:table-cell table:style-name="ce27" table:formula="of:= ( ( [.D13] ) ^2 ) * ( [.AA13] / 2 )" office:value-type="float" office:value="1037.442339458">
            <text:p>1037,442339458</text:p>
          </table:table-cell>
          <table:table-cell table:style-name="ce30" table:formula="of:= - ( [.G13] * [.AD13] * SIN( [.U13] ) )" office:value-type="float" office:value="-10169.7900767834">
            <text:p>-10169,7900767834</text:p>
          </table:table-cell>
          <table:table-cell table:style-name="ce29" table:formula="of:= - ( ( 2 * [.R13] ) / ( ( ( [.O13] ) ^ 2 ) * [.AG13] * [.K13] ) )" office:value-type="float" office:value="0.338025934650034">
            <text:p>0,3380259347</text:p>
          </table:table-cell>
          <table:table-cell table:style-name="ce29" table:formula="of:= ( ( 2 * [.N13] ) / ( ( ( [.O13] ) ^ 2 ) * [.AG13] * [.K13] ) )" office:value-type="float" office:value="1.31831866472539">
            <text:p>1,3183186647</text:p>
          </table:table-cell>
          <table:table-cell table:style-name="ce33" table:formula="of:=ASIN( - ( [.P13] / [.O13] ) )" office:value-type="float" office:value="0.250999489327542">
            <text:p>0,2509994893</text:p>
          </table:table-cell>
          <table:table-cell table:style-name="ce36" table:formula="of:=[.U13] * ( 180 / 3.14159265359 )" office:value-type="float" office:value="14.3812113984061">
            <text:p>14,3812113984</text:p>
          </table:table-cell>
          <table:table-cell/>
          <table:table-cell table:formula="of:=[.X12]" office:value-type="float" office:value="4214.702752">
            <text:p>4214,702752</text:p>
          </table:table-cell>
          <table:table-cell table:formula="of:=[.Y12]" office:value-type="float" office:value="-0.0065">
            <text:p>-0,0065</text:p>
          </table:table-cell>
          <table:table-cell table:formula="of:=[.Z12]" office:value-type="float" office:value="101325">
            <text:p>101325</text:p>
          </table:table-cell>
          <table:table-cell table:formula="of:=[.AA12]" office:value-type="float" office:value="1.225">
            <text:p>1,225</text:p>
          </table:table-cell>
          <table:table-cell table:formula="of:=[.AB12]" office:value-type="float" office:value="288.15">
            <text:p>288,15</text:p>
          </table:table-cell>
          <table:table-cell table:formula="of:=[.AC12]" office:value-type="float" office:value="1.235">
            <text:p>1,235</text:p>
          </table:table-cell>
          <table:table-cell table:formula="of:=[.AD12]" office:value-type="float" office:value="9.81">
            <text:p>9,81</text:p>
          </table:table-cell>
          <table:table-cell table:formula="of:=[.AE12]" office:value-type="float" office:value="293.15">
            <text:p>293,15</text:p>
          </table:table-cell>
          <table:table-cell table:formula="of:=[.AF12]" office:value-type="float" office:value="100600">
            <text:p>100600</text:p>
          </table:table-cell>
          <table:table-cell table:formula="of:=[.AG12]" office:value-type="float" office:value="29">
            <text:p>29</text:p>
          </table:table-cell>
        </table:table-row>
        <table:table-row table:style-name="ro1">
          <table:table-cell table:number-columns-repeated="5"/>
          <table:table-cell table:style-name="ce12"/>
          <table:table-cell table:number-columns-repeated="8"/>
          <table:table-cell table:style-name="ce23"/>
          <table:table-cell table:style-name="ce27" table:number-columns-repeated="2"/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13]" office:value-type="float" office:value="4214.702752">
            <text:p>4214,702752</text:p>
          </table:table-cell>
          <table:table-cell table:formula="of:=[.Y13]" office:value-type="float" office:value="-0.0065">
            <text:p>-0,0065</text:p>
          </table:table-cell>
          <table:table-cell table:formula="of:=[.Z13]" office:value-type="float" office:value="101325">
            <text:p>101325</text:p>
          </table:table-cell>
          <table:table-cell table:formula="of:=[.AA13]" office:value-type="float" office:value="1.225">
            <text:p>1,225</text:p>
          </table:table-cell>
          <table:table-cell table:formula="of:=[.AB13]" office:value-type="float" office:value="288.15">
            <text:p>288,15</text:p>
          </table:table-cell>
          <table:table-cell table:formula="of:=[.AC13]" office:value-type="float" office:value="1.235">
            <text:p>1,235</text:p>
          </table:table-cell>
          <table:table-cell table:formula="of:=[.AD13]" office:value-type="float" office:value="9.81">
            <text:p>9,81</text:p>
          </table:table-cell>
          <table:table-cell table:formula="of:=[.AE13]" office:value-type="float" office:value="293.15">
            <text:p>293,15</text:p>
          </table:table-cell>
          <table:table-cell table:formula="of:=[.AF13]" office:value-type="float" office:value="100600">
            <text:p>100600</text:p>
          </table:table-cell>
          <table:table-cell table:formula="of:=[.AG13]" office:value-type="float" office:value="29">
            <text:p>29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float" office:value="2500">
            <text:p>2500</text:p>
          </table:table-cell>
          <table:table-cell table:formula="of:=[.A15]+273.15" office:value-type="float" office:value="285.15">
            <text:p>285,15</text:p>
          </table:table-cell>
          <table:table-cell table:style-name="ce7" office:value-type="float" office:value="51.444">
            <text:p>51,444</text:p>
          </table:table-cell>
          <table:table-cell table:style-name="ce7" office:value-type="float" office:value="107">
            <text:p>107</text:p>
          </table:table-cell>
          <table:table-cell table:style-name="ce12" table:formula="of:=[.E15]*0.453592" office:value-type="float" office:value="48.534344">
            <text:p>48,534344</text:p>
          </table:table-cell>
          <table:table-cell table:formula="of:=[.X15]-[.F15]" office:value-type="float" office:value="4166.168408">
            <text:p>4166,168408</text:p>
          </table:table-cell>
          <table:table-cell office:value-type="float" office:value="0">
            <text:p>0</text:p>
          </table:table-cell>
          <table:table-cell table:formula="of:=[.AB15]+([.B15]*[.Y15])" office:value-type="float" office:value="271.9">
            <text:p>271,9</text:p>
          </table:table-cell>
          <table:table-cell table:formula="of:=[.AA15] * ( ( 1 + ( [.Y15] * ( [.B15] / [.AB15] ) ) ) ^ 4.256 )" office:value-type="float" office:value="0.956852096582381">
            <text:p>0,9568520966</text:p>
          </table:table-cell>
          <table:table-cell table:formula="of:=( [.J15] * [.I15] ) / [.C15]" office:value-type="float" office:value="0.912390268492897">
            <text:p>0,9123902685</text:p>
          </table:table-cell>
          <table:table-cell table:formula="of:=[.Z15] * ( ( 1+ ( [.Y15] * ( [.B15] / [.AB15] ) ) ) ^ 5.256 )" office:value-type="float" office:value="74681.9966040375">
            <text:p>74681,9966040375</text:p>
          </table:table-cell>
          <table:table-cell table:number-columns-repeated="2"/>
          <table:table-cell table:style-name="ce23" table:formula="of:=SQRT( ( [.Q15] * 2 ) / [.K15] )" office:value-type="float" office:value="59.6090844809937">
            <text:p>59,609084481</text:p>
          </table:table-cell>
          <table:table-cell table:style-name="ce27"/>
          <table:table-cell table:style-name="ce27" table:formula="of:= ( ( [.D15] ) ^2 ) * ( [.AA15] / 2 )" office:value-type="float" office:value="1620.9721458">
            <text:p>1620,9721458</text:p>
          </table:table-cell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14]" office:value-type="float" office:value="4214.702752">
            <text:p>4214,702752</text:p>
          </table:table-cell>
          <table:table-cell table:formula="of:=[.Y14]" office:value-type="float" office:value="-0.0065">
            <text:p>-0,0065</text:p>
          </table:table-cell>
          <table:table-cell table:formula="of:=[.Z14]" office:value-type="float" office:value="101325">
            <text:p>101325</text:p>
          </table:table-cell>
          <table:table-cell table:formula="of:=[.AA14]" office:value-type="float" office:value="1.225">
            <text:p>1,225</text:p>
          </table:table-cell>
          <table:table-cell table:formula="of:=[.AB14]" office:value-type="float" office:value="288.15">
            <text:p>288,15</text:p>
          </table:table-cell>
          <table:table-cell table:formula="of:=[.AC14]" office:value-type="float" office:value="1.235">
            <text:p>1,235</text:p>
          </table:table-cell>
          <table:table-cell table:formula="of:=[.AD14]" office:value-type="float" office:value="9.81">
            <text:p>9,81</text:p>
          </table:table-cell>
          <table:table-cell table:formula="of:=[.AE14]" office:value-type="float" office:value="293.15">
            <text:p>293,15</text:p>
          </table:table-cell>
          <table:table-cell table:formula="of:=[.AF14]" office:value-type="float" office:value="100600">
            <text:p>100600</text:p>
          </table:table-cell>
          <table:table-cell table:formula="of:=[.AG14]" office:value-type="float" office:value="29">
            <text:p>29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float" office:value="1500">
            <text:p>1500</text:p>
          </table:table-cell>
          <table:table-cell table:formula="of:=[.A16]+273.15" office:value-type="float" office:value="288.15">
            <text:p>288,15</text:p>
          </table:table-cell>
          <table:table-cell table:style-name="ce9" office:value-type="float" office:value="51.444">
            <text:p>51,444</text:p>
          </table:table-cell>
          <table:table-cell table:style-name="ce9" office:value-type="float" office:value="113">
            <text:p>113</text:p>
          </table:table-cell>
          <table:table-cell table:style-name="ce12" table:formula="of:=[.E16]*0.453592" office:value-type="float" office:value="51.255896">
            <text:p>51,255896</text:p>
          </table:table-cell>
          <table:table-cell table:formula="of:=[.X16]-[.F16]" office:value-type="float" office:value="4163.446856">
            <text:p>4163,446856</text:p>
          </table:table-cell>
          <table:table-cell table:style-name="ce11" office:value-type="float" office:value="68">
            <text:p>68</text:p>
          </table:table-cell>
          <table:table-cell table:formula="of:=[.AB16]+([.B16]*[.Y16])" office:value-type="float" office:value="278.4">
            <text:p>278,4</text:p>
          </table:table-cell>
          <table:table-cell table:formula="of:=[.AA16] * ( ( 1 + ( [.Y16] * ( [.B16] / [.AB16] ) ) ) ^ 4.256 )" office:value-type="float" office:value="1.0580628650735">
            <text:p>1,0580628651</text:p>
          </table:table-cell>
          <table:table-cell table:formula="of:=( [.J16] * [.I16] ) / [.C16]" office:value-type="float" office:value="1.02226167494868">
            <text:p>1,0222616749</text:p>
          </table:table-cell>
          <table:table-cell table:formula="of:=[.Z16] * ( ( 1+ ( [.Y16] * ( [.B16] / [.AB16] ) ) ) ^ 5.256 )" office:value-type="float" office:value="84555.6442564696">
            <text:p>84555,6442564696</text:p>
          </table:table-cell>
          <table:table-cell table:formula="of:=[.B16]-[.B15]" office:value-type="float" office:value="-1000">
            <text:p>-1000</text:p>
          </table:table-cell>
          <table:table-cell table:formula="of:= [.G16] * [.AD16] * COS( [.U16] )" office:value-type="float" office:value="39302.9053342752">
            <text:p>39302,9053342752</text:p>
          </table:table-cell>
          <table:table-cell table:style-name="ce23" table:formula="of:=SQRT( ( [.Q16] * 2 ) / [.K16] )" office:value-type="float" office:value="56.3146947389655">
            <text:p>56,314694739</text:p>
          </table:table-cell>
          <table:table-cell table:style-name="ce27" table:formula="of:= ( [.M16] / [.H16] ) * ( ( ( [.C15] + [.C16] ) / 2 ) / ( ( [.I15] + [.I16] ) / 2 ) )" office:value-type="float" office:value="-15.3205203578797">
            <text:p>-15,3205203579</text:p>
          </table:table-cell>
          <table:table-cell table:style-name="ce27" table:formula="of:= ( ( [.D16] ) ^2 ) * ( [.AA16] / 2 )" office:value-type="float" office:value="1620.9721458">
            <text:p>1620,9721458</text:p>
          </table:table-cell>
          <table:table-cell table:style-name="ce30" table:formula="of:= - ( [.G16] * [.AD16] * SIN( [.U16] ) )" office:value-type="float" office:value="-11111.528763911">
            <text:p>-11111,528763911</text:p>
          </table:table-cell>
          <table:table-cell table:style-name="ce29" table:formula="of:= - ( ( 2 * [.R16] ) / ( ( ( [.O16] ) ^ 2 ) * [.AG16] * [.K16] ) )" office:value-type="float" office:value="0.23637430492903">
            <text:p>0,2363743049</text:p>
          </table:table-cell>
          <table:table-cell table:style-name="ce29" table:formula="of:= ( ( 2 * [.N16] ) / ( ( ( [.O16] ) ^ 2 ) * [.AG16] * [.K16] ) )" office:value-type="float" office:value="0.836086296266836">
            <text:p>0,8360862963</text:p>
          </table:table-cell>
          <table:table-cell table:style-name="ce33" table:formula="of:=ASIN( - ( [.P16] / [.O16] ) )" office:value-type="float" office:value="0.275524728680215">
            <text:p>0,2755247287</text:p>
          </table:table-cell>
          <table:table-cell table:style-name="ce36" table:formula="of:=[.U16] * ( 180 / 3.14159265359 )" office:value-type="float" office:value="15.7864041048624">
            <text:p>15,7864041049</text:p>
          </table:table-cell>
          <table:table-cell/>
          <table:table-cell table:formula="of:=[.X15]" office:value-type="float" office:value="4214.702752">
            <text:p>4214,702752</text:p>
          </table:table-cell>
          <table:table-cell table:formula="of:=[.Y15]" office:value-type="float" office:value="-0.0065">
            <text:p>-0,0065</text:p>
          </table:table-cell>
          <table:table-cell table:formula="of:=[.Z15]" office:value-type="float" office:value="101325">
            <text:p>101325</text:p>
          </table:table-cell>
          <table:table-cell table:formula="of:=[.AA15]" office:value-type="float" office:value="1.225">
            <text:p>1,225</text:p>
          </table:table-cell>
          <table:table-cell table:formula="of:=[.AB15]" office:value-type="float" office:value="288.15">
            <text:p>288,15</text:p>
          </table:table-cell>
          <table:table-cell table:formula="of:=[.AC15]" office:value-type="float" office:value="1.235">
            <text:p>1,235</text:p>
          </table:table-cell>
          <table:table-cell table:formula="of:=[.AD15]" office:value-type="float" office:value="9.81">
            <text:p>9,81</text:p>
          </table:table-cell>
          <table:table-cell table:formula="of:=[.AE15]" office:value-type="float" office:value="293.15">
            <text:p>293,15</text:p>
          </table:table-cell>
          <table:table-cell table:formula="of:=[.AF15]" office:value-type="float" office:value="100600">
            <text:p>100600</text:p>
          </table:table-cell>
          <table:table-cell table:formula="of:=[.AG15]" office:value-type="float" office:value="29">
            <text:p>29</text:p>
          </table:table-cell>
        </table:table-row>
        <table:table-row table:style-name="ro1">
          <table:table-cell table:number-columns-repeated="5"/>
          <table:table-cell table:style-name="ce12"/>
          <table:table-cell table:number-columns-repeated="8"/>
          <table:table-cell table:style-name="ce23"/>
          <table:table-cell table:style-name="ce27" table:number-columns-repeated="2"/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16]" office:value-type="float" office:value="4214.702752">
            <text:p>4214,702752</text:p>
          </table:table-cell>
          <table:table-cell table:formula="of:=[.Y16]" office:value-type="float" office:value="-0.0065">
            <text:p>-0,0065</text:p>
          </table:table-cell>
          <table:table-cell table:formula="of:=[.Z16]" office:value-type="float" office:value="101325">
            <text:p>101325</text:p>
          </table:table-cell>
          <table:table-cell table:formula="of:=[.AA16]" office:value-type="float" office:value="1.225">
            <text:p>1,225</text:p>
          </table:table-cell>
          <table:table-cell table:formula="of:=[.AB16]" office:value-type="float" office:value="288.15">
            <text:p>288,15</text:p>
          </table:table-cell>
          <table:table-cell table:formula="of:=[.AC16]" office:value-type="float" office:value="1.235">
            <text:p>1,235</text:p>
          </table:table-cell>
          <table:table-cell table:formula="of:=[.AD16]" office:value-type="float" office:value="9.81">
            <text:p>9,81</text:p>
          </table:table-cell>
          <table:table-cell table:formula="of:=[.AE16]" office:value-type="float" office:value="293.15">
            <text:p>293,15</text:p>
          </table:table-cell>
          <table:table-cell table:formula="of:=[.AF16]" office:value-type="float" office:value="100600">
            <text:p>100600</text:p>
          </table:table-cell>
          <table:table-cell table:formula="of:=[.AG16]" office:value-type="float" office:value="29">
            <text:p>29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float" office:value="2500">
            <text:p>2500</text:p>
          </table:table-cell>
          <table:table-cell table:formula="of:=[.A18]+273.15" office:value-type="float" office:value="286.15">
            <text:p>286,15</text:p>
          </table:table-cell>
          <table:table-cell table:style-name="ce7" office:value-type="float" office:value="61.7333">
            <text:p>61,7333</text:p>
          </table:table-cell>
          <table:table-cell table:style-name="ce7" office:value-type="float" office:value="130">
            <text:p>130</text:p>
          </table:table-cell>
          <table:table-cell table:style-name="ce12" table:formula="of:=[.E18]*0.453592" office:value-type="float" office:value="58.96696">
            <text:p>58,96696</text:p>
          </table:table-cell>
          <table:table-cell table:formula="of:=[.X18]-[.F18]" office:value-type="float" office:value="4155.735792">
            <text:p>4155,735792</text:p>
          </table:table-cell>
          <table:table-cell office:value-type="float" office:value="0">
            <text:p>0</text:p>
          </table:table-cell>
          <table:table-cell table:formula="of:=[.AB18]+([.B18]*[.Y18])" office:value-type="float" office:value="271.9">
            <text:p>271,9</text:p>
          </table:table-cell>
          <table:table-cell table:formula="of:=[.AA18] * ( ( 1 + ( [.Y18] * ( [.B18] / [.AB18] ) ) ) ^ 4.256 )" office:value-type="float" office:value="0.956852096582381">
            <text:p>0,9568520966</text:p>
          </table:table-cell>
          <table:table-cell table:formula="of:=( [.J18] * [.I18] ) / [.C18]" office:value-type="float" office:value="0.909201765020966">
            <text:p>0,909201765</text:p>
          </table:table-cell>
          <table:table-cell table:formula="of:=[.Z18] * ( ( 1+ ( [.Y18] * ( [.B18] / [.AB18] ) ) ) ^ 5.256 )" office:value-type="float" office:value="74681.9966040375">
            <text:p>74681,9966040375</text:p>
          </table:table-cell>
          <table:table-cell table:number-columns-repeated="2"/>
          <table:table-cell table:style-name="ce23" table:formula="of:=SQRT( ( [.Q18] * 2 ) / [.K18] )" office:value-type="float" office:value="71.6567987732479">
            <text:p>71,6567987732</text:p>
          </table:table-cell>
          <table:table-cell table:style-name="ce27"/>
          <table:table-cell table:style-name="ce27" table:formula="of:= ( ( [.D18] ) ^2 ) * ( [.AA18] / 2 )" office:value-type="float" office:value="2334.23770144512">
            <text:p>2334,2377014451</text:p>
          </table:table-cell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17]" office:value-type="float" office:value="4214.702752">
            <text:p>4214,702752</text:p>
          </table:table-cell>
          <table:table-cell table:formula="of:=[.Y17]" office:value-type="float" office:value="-0.0065">
            <text:p>-0,0065</text:p>
          </table:table-cell>
          <table:table-cell table:formula="of:=[.Z17]" office:value-type="float" office:value="101325">
            <text:p>101325</text:p>
          </table:table-cell>
          <table:table-cell table:formula="of:=[.AA17]" office:value-type="float" office:value="1.225">
            <text:p>1,225</text:p>
          </table:table-cell>
          <table:table-cell table:formula="of:=[.AB17]" office:value-type="float" office:value="288.15">
            <text:p>288,15</text:p>
          </table:table-cell>
          <table:table-cell table:formula="of:=[.AC17]" office:value-type="float" office:value="1.235">
            <text:p>1,235</text:p>
          </table:table-cell>
          <table:table-cell table:formula="of:=[.AD17]" office:value-type="float" office:value="9.81">
            <text:p>9,81</text:p>
          </table:table-cell>
          <table:table-cell table:formula="of:=[.AE17]" office:value-type="float" office:value="293.15">
            <text:p>293,15</text:p>
          </table:table-cell>
          <table:table-cell table:formula="of:=[.AF17]" office:value-type="float" office:value="100600">
            <text:p>100600</text:p>
          </table:table-cell>
          <table:table-cell table:formula="of:=[.AG17]" office:value-type="float" office:value="29">
            <text:p>29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1500">
            <text:p>1500</text:p>
          </table:table-cell>
          <table:table-cell table:formula="of:=[.A19]+273.15" office:value-type="float" office:value="289.15">
            <text:p>289,15</text:p>
          </table:table-cell>
          <table:table-cell table:style-name="ce8" office:value-type="float" office:value="61.7333">
            <text:p>61,7333</text:p>
          </table:table-cell>
          <table:table-cell table:style-name="ce8" office:value-type="float" office:value="134">
            <text:p>134</text:p>
          </table:table-cell>
          <table:table-cell table:style-name="ce12" table:formula="of:=[.E19]*0.453592" office:value-type="float" office:value="60.781328">
            <text:p>60,781328</text:p>
          </table:table-cell>
          <table:table-cell table:formula="of:=[.X19]-[.F19]" office:value-type="float" office:value="4153.921424">
            <text:p>4153,921424</text:p>
          </table:table-cell>
          <table:table-cell table:style-name="ce11" office:value-type="float" office:value="48">
            <text:p>48</text:p>
          </table:table-cell>
          <table:table-cell table:formula="of:=[.AB19]+([.B19]*[.Y19])" office:value-type="float" office:value="278.4">
            <text:p>278,4</text:p>
          </table:table-cell>
          <table:table-cell table:formula="of:=[.AA19] * ( ( 1 + ( [.Y19] * ( [.B19] / [.AB19] ) ) ) ^ 4.256 )" office:value-type="float" office:value="1.0580628650735">
            <text:p>1,0580628651</text:p>
          </table:table-cell>
          <table:table-cell table:formula="of:=( [.J19] * [.I19] ) / [.C19]" office:value-type="float" office:value="1.01872627230318">
            <text:p>1,0187262723</text:p>
          </table:table-cell>
          <table:table-cell table:formula="of:=[.Z19] * ( ( 1+ ( [.Y19] * ( [.B19] / [.AB19] ) ) ) ^ 5.256 )" office:value-type="float" office:value="84555.6442564696">
            <text:p>84555,6442564696</text:p>
          </table:table-cell>
          <table:table-cell table:formula="of:=[.B19]-[.B18]" office:value-type="float" office:value="-1000">
            <text:p>-1000</text:p>
          </table:table-cell>
          <table:table-cell table:formula="of:= [.G19] * [.AD19] * COS( [.U19] )" office:value-type="float" office:value="38583.319010464">
            <text:p>38583,319010464</text:p>
          </table:table-cell>
          <table:table-cell table:style-name="ce23" table:formula="of:=SQRT( ( [.Q19] * 2 ) / [.K19] )" office:value-type="float" office:value="67.6953416225163">
            <text:p>67,6953416225</text:p>
          </table:table-cell>
          <table:table-cell table:style-name="ce27" table:formula="of:= ( [.M19] / [.H19] ) * ( ( ( [.C18] + [.C19] ) / 2 ) / ( ( [.I18] + [.I19] ) / 2 ) )" office:value-type="float" office:value="-21.7797867829669">
            <text:p>-21,779786783</text:p>
          </table:table-cell>
          <table:table-cell table:style-name="ce27" table:formula="of:= ( ( [.D19] ) ^2 ) * ( [.AA19] / 2 )" office:value-type="float" office:value="2334.23770144512">
            <text:p>2334,2377014451</text:p>
          </table:table-cell>
          <table:table-cell table:style-name="ce30" table:formula="of:= - ( [.G19] * [.AD19] * SIN( [.U19] ) )" office:value-type="float" office:value="-13110.586617199">
            <text:p>-13110,586617199</text:p>
          </table:table-cell>
          <table:table-cell table:style-name="ce29" table:formula="of:= - ( ( 2 * [.R19] ) / ( ( ( [.O19] ) ^ 2 ) * [.AG19] * [.K19] ) )" office:value-type="float" office:value="0.193677444853465">
            <text:p>0,1936774449</text:p>
          </table:table-cell>
          <table:table-cell table:style-name="ce29" table:formula="of:= ( ( 2 * [.N19] ) / ( ( ( [.O19] ) ^ 2 ) * [.AG19] * [.K19] ) )" office:value-type="float" office:value="0.569975917790725">
            <text:p>0,5699759178</text:p>
          </table:table-cell>
          <table:table-cell table:style-name="ce33" table:formula="of:=ASIN( - ( [.P19] / [.O19] ) )" office:value-type="float" office:value="0.327558635008479">
            <text:p>0,327558635</text:p>
          </table:table-cell>
          <table:table-cell table:style-name="ce36" table:formula="of:=[.U19] * ( 180 / 3.14159265359 )" office:value-type="float" office:value="18.7677273290508">
            <text:p>18,7677273291</text:p>
          </table:table-cell>
          <table:table-cell/>
          <table:table-cell table:formula="of:=[.X18]" office:value-type="float" office:value="4214.702752">
            <text:p>4214,702752</text:p>
          </table:table-cell>
          <table:table-cell table:formula="of:=[.Y18]" office:value-type="float" office:value="-0.0065">
            <text:p>-0,0065</text:p>
          </table:table-cell>
          <table:table-cell table:formula="of:=[.Z18]" office:value-type="float" office:value="101325">
            <text:p>101325</text:p>
          </table:table-cell>
          <table:table-cell table:formula="of:=[.AA18]" office:value-type="float" office:value="1.225">
            <text:p>1,225</text:p>
          </table:table-cell>
          <table:table-cell table:formula="of:=[.AB18]" office:value-type="float" office:value="288.15">
            <text:p>288,15</text:p>
          </table:table-cell>
          <table:table-cell table:formula="of:=[.AC18]" office:value-type="float" office:value="1.235">
            <text:p>1,235</text:p>
          </table:table-cell>
          <table:table-cell table:formula="of:=[.AD18]" office:value-type="float" office:value="9.81">
            <text:p>9,81</text:p>
          </table:table-cell>
          <table:table-cell table:formula="of:=[.AE18]" office:value-type="float" office:value="293.15">
            <text:p>293,15</text:p>
          </table:table-cell>
          <table:table-cell table:formula="of:=[.AF18]" office:value-type="float" office:value="100600">
            <text:p>100600</text:p>
          </table:table-cell>
          <table:table-cell table:formula="of:=[.AG18]" office:value-type="float" office:value="29">
            <text:p>29</text:p>
          </table:table-cell>
        </table:table-row>
        <table:table-row table:style-name="ro1">
          <table:table-cell table:number-columns-repeated="3"/>
          <table:table-cell table:style-name="ce14" table:number-columns-repeated="2"/>
          <table:table-cell table:style-name="ce12"/>
          <table:table-cell table:number-columns-repeated="8"/>
          <table:table-cell table:style-name="ce23"/>
          <table:table-cell table:style-name="ce27" table:number-columns-repeated="2"/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19]" office:value-type="float" office:value="4214.702752">
            <text:p>4214,702752</text:p>
          </table:table-cell>
          <table:table-cell table:formula="of:=[.Y19]" office:value-type="float" office:value="-0.0065">
            <text:p>-0,0065</text:p>
          </table:table-cell>
          <table:table-cell table:formula="of:=[.Z19]" office:value-type="float" office:value="101325">
            <text:p>101325</text:p>
          </table:table-cell>
          <table:table-cell table:formula="of:=[.AA19]" office:value-type="float" office:value="1.225">
            <text:p>1,225</text:p>
          </table:table-cell>
          <table:table-cell table:formula="of:=[.AB19]" office:value-type="float" office:value="288.15">
            <text:p>288,15</text:p>
          </table:table-cell>
          <table:table-cell table:formula="of:=[.AC19]" office:value-type="float" office:value="1.235">
            <text:p>1,235</text:p>
          </table:table-cell>
          <table:table-cell table:formula="of:=[.AD19]" office:value-type="float" office:value="9.81">
            <text:p>9,81</text:p>
          </table:table-cell>
          <table:table-cell table:formula="of:=[.AE19]" office:value-type="float" office:value="293.15">
            <text:p>293,15</text:p>
          </table:table-cell>
          <table:table-cell table:formula="of:=[.AF19]" office:value-type="float" office:value="100600">
            <text:p>100600</text:p>
          </table:table-cell>
          <table:table-cell table:formula="of:=[.AG19]" office:value-type="float" office:value="29">
            <text:p>29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float" office:value="2400">
            <text:p>2400</text:p>
          </table:table-cell>
          <table:table-cell table:formula="of:=[.A21]+273.15" office:value-type="float" office:value="286.15">
            <text:p>286,15</text:p>
          </table:table-cell>
          <table:table-cell table:style-name="ce8" office:value-type="float" office:value="69.45">
            <text:p>69,45</text:p>
          </table:table-cell>
          <table:table-cell table:style-name="ce8" office:value-type="float" office:value="148">
            <text:p>148</text:p>
          </table:table-cell>
          <table:table-cell table:style-name="ce12" table:formula="of:=[.E21]*0.453592" office:value-type="float" office:value="67.131616">
            <text:p>67,131616</text:p>
          </table:table-cell>
          <table:table-cell table:formula="of:=[.X21]-[.F21]" office:value-type="float" office:value="4147.571136">
            <text:p>4147,571136</text:p>
          </table:table-cell>
          <table:table-cell office:value-type="float" office:value="0">
            <text:p>0</text:p>
          </table:table-cell>
          <table:table-cell table:formula="of:=[.AB21]+([.B21]*[.Y21])" office:value-type="float" office:value="272.55">
            <text:p>272,55</text:p>
          </table:table-cell>
          <table:table-cell table:formula="of:=[.AA21] * ( ( 1 + ( [.Y21] * ( [.B21] / [.AB21] ) ) ) ^ 4.256 )" office:value-type="float" office:value="0.966625381237705">
            <text:p>0,9666253812</text:p>
          </table:table-cell>
          <table:table-cell table:formula="of:=( [.J21] * [.I21] ) / [.C21]" office:value-type="float" office:value="0.920684073584961">
            <text:p>0,9206840736</text:p>
          </table:table-cell>
          <table:table-cell table:formula="of:=[.Z21] * ( ( 1+ ( [.Y21] * ( [.B21] / [.AB21] ) ) ) ^ 5.256 )" office:value-type="float" office:value="75625.1554959068">
            <text:p>75625,1554959068</text:p>
          </table:table-cell>
          <table:table-cell table:number-columns-repeated="2"/>
          <table:table-cell table:style-name="ce23" table:formula="of:=SQRT( ( [.Q21] * 2 ) / [.K21] )" office:value-type="float" office:value="80.109676714358">
            <text:p>80,1096767144</text:p>
          </table:table-cell>
          <table:table-cell table:style-name="ce27"/>
          <table:table-cell table:style-name="ce27" table:formula="of:= ( ( [.D21] ) ^2 ) * ( [.AA21] / 2 )" office:value-type="float" office:value="2954.27278125">
            <text:p>2954,27278125</text:p>
          </table:table-cell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20]" office:value-type="float" office:value="4214.702752">
            <text:p>4214,702752</text:p>
          </table:table-cell>
          <table:table-cell table:formula="of:=[.Y20]" office:value-type="float" office:value="-0.0065">
            <text:p>-0,0065</text:p>
          </table:table-cell>
          <table:table-cell table:formula="of:=[.Z20]" office:value-type="float" office:value="101325">
            <text:p>101325</text:p>
          </table:table-cell>
          <table:table-cell table:formula="of:=[.AA20]" office:value-type="float" office:value="1.225">
            <text:p>1,225</text:p>
          </table:table-cell>
          <table:table-cell table:formula="of:=[.AB20]" office:value-type="float" office:value="288.15">
            <text:p>288,15</text:p>
          </table:table-cell>
          <table:table-cell table:formula="of:=[.AC20]" office:value-type="float" office:value="1.235">
            <text:p>1,235</text:p>
          </table:table-cell>
          <table:table-cell table:formula="of:=[.AD20]" office:value-type="float" office:value="9.81">
            <text:p>9,81</text:p>
          </table:table-cell>
          <table:table-cell table:formula="of:=[.AE20]" office:value-type="float" office:value="293.15">
            <text:p>293,15</text:p>
          </table:table-cell>
          <table:table-cell table:formula="of:=[.AF20]" office:value-type="float" office:value="100600">
            <text:p>100600</text:p>
          </table:table-cell>
          <table:table-cell table:formula="of:=[.AG20]" office:value-type="float" office:value="29">
            <text:p>29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float" office:value="1500">
            <text:p>1500</text:p>
          </table:table-cell>
          <table:table-cell table:formula="of:=[.A22]+273.15" office:value-type="float" office:value="288.15">
            <text:p>288,15</text:p>
          </table:table-cell>
          <table:table-cell table:style-name="ce9" office:value-type="float" office:value="72.0222">
            <text:p>72,0222</text:p>
          </table:table-cell>
          <table:table-cell table:style-name="ce9" office:value-type="float" office:value="150">
            <text:p>150</text:p>
          </table:table-cell>
          <table:table-cell table:style-name="ce12" table:formula="of:=[.E22]*0.453592" office:value-type="float" office:value="68.0388">
            <text:p>68,0388</text:p>
          </table:table-cell>
          <table:table-cell table:formula="of:=[.X22]-[.F22]" office:value-type="float" office:value="4146.663952">
            <text:p>4146,663952</text:p>
          </table:table-cell>
          <table:table-cell table:style-name="ce11" office:value-type="float" office:value="31">
            <text:p>31</text:p>
          </table:table-cell>
          <table:table-cell table:formula="of:=[.AB22]+([.B22]*[.Y22])" office:value-type="float" office:value="278.4">
            <text:p>278,4</text:p>
          </table:table-cell>
          <table:table-cell table:formula="of:=[.AA22] * ( ( 1 + ( [.Y22] * ( [.B22] / [.AB22] ) ) ) ^ 4.256 )" office:value-type="float" office:value="1.0580628650735">
            <text:p>1,0580628651</text:p>
          </table:table-cell>
          <table:table-cell table:formula="of:=( [.J22] * [.I22] ) / [.C22]" office:value-type="float" office:value="1.02226167494868">
            <text:p>1,0222616749</text:p>
          </table:table-cell>
          <table:table-cell table:formula="of:=[.Z22] * ( ( 1+ ( [.Y22] * ( [.B22] / [.AB22] ) ) ) ^ 5.256 )" office:value-type="float" office:value="84555.6442564696">
            <text:p>84555,6442564696</text:p>
          </table:table-cell>
          <table:table-cell table:formula="of:=[.B22]-[.B21]" office:value-type="float" office:value="-900">
            <text:p>-900</text:p>
          </table:table-cell>
          <table:table-cell table:formula="of:= [.G22] * [.AD22] * COS( [.U22] )" office:value-type="float" office:value="37562.7066092961">
            <text:p>37562,7066092961</text:p>
          </table:table-cell>
          <table:table-cell table:style-name="ce24" table:formula="of:=SQRT( ( [.Q22] * 2 ) / [.K22] )" office:value-type="float" office:value="78.8412294422813">
            <text:p>78,8412294423</text:p>
          </table:table-cell>
          <table:table-cell table:style-name="ce28" table:formula="of:= ( [.M22] / [.H22] ) * ( ( ( [.C21] + [.C22] ) / 2 ) / ( ( [.I21] + [.I22] ) / 2 ) )" office:value-type="float" office:value="-30.2626841028253">
            <text:p>-30,2626841028</text:p>
          </table:table-cell>
          <table:table-cell table:style-name="ce28" table:formula="of:= ( ( [.D22] ) ^2 ) * ( [.AA22] / 2 )" office:value-type="float" office:value="3177.1583418645">
            <text:p>3177,1583418645</text:p>
          </table:table-cell>
          <table:table-cell table:style-name="ce31" table:formula="of:= - ( [.G22] * [.AD22] * SIN( [.U22] ) )" office:value-type="float" office:value="-15614.2779211902">
            <text:p>-15614,2779211902</text:p>
          </table:table-cell>
          <table:table-cell table:style-name="ce32" table:formula="of:= - ( ( 2 * [.R22] ) / ( ( ( [.O22] ) ^ 2 ) * [.AG22] * [.K22] ) )" office:value-type="float" office:value="0.169466963449103">
            <text:p>0,1694669634</text:p>
          </table:table-cell>
          <table:table-cell table:style-name="ce32" table:formula="of:= ( ( 2 * [.N22] ) / ( ( ( [.O22] ) ^ 2 ) * [.AG22] * [.K22] ) )" office:value-type="float" office:value="0.407680576721909">
            <text:p>0,4076805767</text:p>
          </table:table-cell>
          <table:table-cell table:style-name="ce34" table:formula="of:=ASIN( - ( [.P22] / [.O22] ) )" office:value-type="float" office:value="0.393954928455142">
            <text:p>0,3939549285</text:p>
          </table:table-cell>
          <table:table-cell table:style-name="ce37" table:formula="of:=[.U22] * ( 180 / 3.14159265359 )" office:value-type="float" office:value="22.5719547188565">
            <text:p>22,5719547189</text:p>
          </table:table-cell>
          <table:table-cell/>
          <table:table-cell table:formula="of:=[.X21]" office:value-type="float" office:value="4214.702752">
            <text:p>4214,702752</text:p>
          </table:table-cell>
          <table:table-cell table:formula="of:=[.Y21]" office:value-type="float" office:value="-0.0065">
            <text:p>-0,0065</text:p>
          </table:table-cell>
          <table:table-cell table:formula="of:=[.Z21]" office:value-type="float" office:value="101325">
            <text:p>101325</text:p>
          </table:table-cell>
          <table:table-cell table:formula="of:=[.AA21]" office:value-type="float" office:value="1.225">
            <text:p>1,225</text:p>
          </table:table-cell>
          <table:table-cell table:formula="of:=[.AB21]" office:value-type="float" office:value="288.15">
            <text:p>288,15</text:p>
          </table:table-cell>
          <table:table-cell table:formula="of:=[.AC21]" office:value-type="float" office:value="1.235">
            <text:p>1,235</text:p>
          </table:table-cell>
          <table:table-cell table:formula="of:=[.AD21]" office:value-type="float" office:value="9.81">
            <text:p>9,81</text:p>
          </table:table-cell>
          <table:table-cell table:formula="of:=[.AE21]" office:value-type="float" office:value="293.15">
            <text:p>293,15</text:p>
          </table:table-cell>
          <table:table-cell table:formula="of:=[.AF21]" office:value-type="float" office:value="100600">
            <text:p>100600</text:p>
          </table:table-cell>
          <table:table-cell table:formula="of:=[.AG21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2]" office:value-type="float" office:value="4214.702752">
            <text:p>4214,702752</text:p>
          </table:table-cell>
          <table:table-cell table:formula="of:=[.Y22]" office:value-type="float" office:value="-0.0065">
            <text:p>-0,0065</text:p>
          </table:table-cell>
          <table:table-cell table:formula="of:=[.Z22]" office:value-type="float" office:value="101325">
            <text:p>101325</text:p>
          </table:table-cell>
          <table:table-cell table:formula="of:=[.AA22]" office:value-type="float" office:value="1.225">
            <text:p>1,225</text:p>
          </table:table-cell>
          <table:table-cell table:formula="of:=[.AB22]" office:value-type="float" office:value="288.15">
            <text:p>288,15</text:p>
          </table:table-cell>
          <table:table-cell table:formula="of:=[.AC22]" office:value-type="float" office:value="1.235">
            <text:p>1,235</text:p>
          </table:table-cell>
          <table:table-cell table:formula="of:=[.AD22]" office:value-type="float" office:value="9.81">
            <text:p>9,81</text:p>
          </table:table-cell>
          <table:table-cell table:formula="of:=[.AE22]" office:value-type="float" office:value="293.15">
            <text:p>293,15</text:p>
          </table:table-cell>
          <table:table-cell table:formula="of:=[.AF22]" office:value-type="float" office:value="100600">
            <text:p>100600</text:p>
          </table:table-cell>
          <table:table-cell table:formula="of:=[.AG22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3]" office:value-type="float" office:value="4214.702752">
            <text:p>4214,702752</text:p>
          </table:table-cell>
          <table:table-cell table:formula="of:=[.Y23]" office:value-type="float" office:value="-0.0065">
            <text:p>-0,0065</text:p>
          </table:table-cell>
          <table:table-cell table:formula="of:=[.Z23]" office:value-type="float" office:value="101325">
            <text:p>101325</text:p>
          </table:table-cell>
          <table:table-cell table:formula="of:=[.AA23]" office:value-type="float" office:value="1.225">
            <text:p>1,225</text:p>
          </table:table-cell>
          <table:table-cell table:formula="of:=[.AB23]" office:value-type="float" office:value="288.15">
            <text:p>288,15</text:p>
          </table:table-cell>
          <table:table-cell table:formula="of:=[.AC23]" office:value-type="float" office:value="1.235">
            <text:p>1,235</text:p>
          </table:table-cell>
          <table:table-cell table:formula="of:=[.AD23]" office:value-type="float" office:value="9.81">
            <text:p>9,81</text:p>
          </table:table-cell>
          <table:table-cell table:formula="of:=[.AE23]" office:value-type="float" office:value="293.15">
            <text:p>293,15</text:p>
          </table:table-cell>
          <table:table-cell table:formula="of:=[.AF23]" office:value-type="float" office:value="100600">
            <text:p>100600</text:p>
          </table:table-cell>
          <table:table-cell table:formula="of:=[.AG23]" office:value-type="float" office:value="29">
            <text:p>29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repeated="21"/>
          <table:table-cell table:formula="of:=[.X24]" office:value-type="float" office:value="4214.702752">
            <text:p>4214,702752</text:p>
          </table:table-cell>
          <table:table-cell table:formula="of:=[.Y24]" office:value-type="float" office:value="-0.0065">
            <text:p>-0,0065</text:p>
          </table:table-cell>
          <table:table-cell table:formula="of:=[.Z24]" office:value-type="float" office:value="101325">
            <text:p>101325</text:p>
          </table:table-cell>
          <table:table-cell table:formula="of:=[.AA24]" office:value-type="float" office:value="1.225">
            <text:p>1,225</text:p>
          </table:table-cell>
          <table:table-cell table:formula="of:=[.AB24]" office:value-type="float" office:value="288.15">
            <text:p>288,15</text:p>
          </table:table-cell>
          <table:table-cell table:formula="of:=[.AC24]" office:value-type="float" office:value="1.235">
            <text:p>1,235</text:p>
          </table:table-cell>
          <table:table-cell table:formula="of:=[.AD24]" office:value-type="float" office:value="9.81">
            <text:p>9,81</text:p>
          </table:table-cell>
          <table:table-cell table:formula="of:=[.AE24]" office:value-type="float" office:value="293.15">
            <text:p>293,15</text:p>
          </table:table-cell>
          <table:table-cell table:formula="of:=[.AF24]" office:value-type="float" office:value="100600">
            <text:p>100600</text:p>
          </table:table-cell>
          <table:table-cell table:formula="of:=[.AG24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5]" office:value-type="float" office:value="4214.702752">
            <text:p>4214,702752</text:p>
          </table:table-cell>
          <table:table-cell table:formula="of:=[.Y25]" office:value-type="float" office:value="-0.0065">
            <text:p>-0,0065</text:p>
          </table:table-cell>
          <table:table-cell table:formula="of:=[.Z25]" office:value-type="float" office:value="101325">
            <text:p>101325</text:p>
          </table:table-cell>
          <table:table-cell table:formula="of:=[.AA25]" office:value-type="float" office:value="1.225">
            <text:p>1,225</text:p>
          </table:table-cell>
          <table:table-cell table:formula="of:=[.AB25]" office:value-type="float" office:value="288.15">
            <text:p>288,15</text:p>
          </table:table-cell>
          <table:table-cell table:formula="of:=[.AC25]" office:value-type="float" office:value="1.235">
            <text:p>1,235</text:p>
          </table:table-cell>
          <table:table-cell table:formula="of:=[.AD25]" office:value-type="float" office:value="9.81">
            <text:p>9,81</text:p>
          </table:table-cell>
          <table:table-cell table:formula="of:=[.AE25]" office:value-type="float" office:value="293.15">
            <text:p>293,15</text:p>
          </table:table-cell>
          <table:table-cell table:formula="of:=[.AF25]" office:value-type="float" office:value="100600">
            <text:p>100600</text:p>
          </table:table-cell>
          <table:table-cell table:formula="of:=[.AG25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6]" office:value-type="float" office:value="4214.702752">
            <text:p>4214,702752</text:p>
          </table:table-cell>
          <table:table-cell table:formula="of:=[.Y26]" office:value-type="float" office:value="-0.0065">
            <text:p>-0,0065</text:p>
          </table:table-cell>
          <table:table-cell table:formula="of:=[.Z26]" office:value-type="float" office:value="101325">
            <text:p>101325</text:p>
          </table:table-cell>
          <table:table-cell table:formula="of:=[.AA26]" office:value-type="float" office:value="1.225">
            <text:p>1,225</text:p>
          </table:table-cell>
          <table:table-cell table:formula="of:=[.AB26]" office:value-type="float" office:value="288.15">
            <text:p>288,15</text:p>
          </table:table-cell>
          <table:table-cell table:formula="of:=[.AC26]" office:value-type="float" office:value="1.235">
            <text:p>1,235</text:p>
          </table:table-cell>
          <table:table-cell table:formula="of:=[.AD26]" office:value-type="float" office:value="9.81">
            <text:p>9,81</text:p>
          </table:table-cell>
          <table:table-cell table:formula="of:=[.AE26]" office:value-type="float" office:value="293.15">
            <text:p>293,15</text:p>
          </table:table-cell>
          <table:table-cell table:formula="of:=[.AF26]" office:value-type="float" office:value="100600">
            <text:p>100600</text:p>
          </table:table-cell>
          <table:table-cell table:formula="of:=[.AG26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7]" office:value-type="float" office:value="4214.702752">
            <text:p>4214,702752</text:p>
          </table:table-cell>
          <table:table-cell table:formula="of:=[.Y27]" office:value-type="float" office:value="-0.0065">
            <text:p>-0,0065</text:p>
          </table:table-cell>
          <table:table-cell table:formula="of:=[.Z27]" office:value-type="float" office:value="101325">
            <text:p>101325</text:p>
          </table:table-cell>
          <table:table-cell table:formula="of:=[.AA27]" office:value-type="float" office:value="1.225">
            <text:p>1,225</text:p>
          </table:table-cell>
          <table:table-cell table:formula="of:=[.AB27]" office:value-type="float" office:value="288.15">
            <text:p>288,15</text:p>
          </table:table-cell>
          <table:table-cell table:formula="of:=[.AC27]" office:value-type="float" office:value="1.235">
            <text:p>1,235</text:p>
          </table:table-cell>
          <table:table-cell table:formula="of:=[.AD27]" office:value-type="float" office:value="9.81">
            <text:p>9,81</text:p>
          </table:table-cell>
          <table:table-cell table:formula="of:=[.AE27]" office:value-type="float" office:value="293.15">
            <text:p>293,15</text:p>
          </table:table-cell>
          <table:table-cell table:formula="of:=[.AF27]" office:value-type="float" office:value="100600">
            <text:p>100600</text:p>
          </table:table-cell>
          <table:table-cell table:formula="of:=[.AG27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8]" office:value-type="float" office:value="4214.702752">
            <text:p>4214,702752</text:p>
          </table:table-cell>
          <table:table-cell table:formula="of:=[.Y28]" office:value-type="float" office:value="-0.0065">
            <text:p>-0,0065</text:p>
          </table:table-cell>
          <table:table-cell table:formula="of:=[.Z28]" office:value-type="float" office:value="101325">
            <text:p>101325</text:p>
          </table:table-cell>
          <table:table-cell table:formula="of:=[.AA28]" office:value-type="float" office:value="1.225">
            <text:p>1,225</text:p>
          </table:table-cell>
          <table:table-cell table:formula="of:=[.AB28]" office:value-type="float" office:value="288.15">
            <text:p>288,15</text:p>
          </table:table-cell>
          <table:table-cell table:formula="of:=[.AC28]" office:value-type="float" office:value="1.235">
            <text:p>1,235</text:p>
          </table:table-cell>
          <table:table-cell table:formula="of:=[.AD28]" office:value-type="float" office:value="9.81">
            <text:p>9,81</text:p>
          </table:table-cell>
          <table:table-cell table:formula="of:=[.AE28]" office:value-type="float" office:value="293.15">
            <text:p>293,15</text:p>
          </table:table-cell>
          <table:table-cell table:formula="of:=[.AF28]" office:value-type="float" office:value="100600">
            <text:p>100600</text:p>
          </table:table-cell>
          <table:table-cell table:formula="of:=[.AG28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9]" office:value-type="float" office:value="4214.702752">
            <text:p>4214,702752</text:p>
          </table:table-cell>
          <table:table-cell table:formula="of:=[.Y29]" office:value-type="float" office:value="-0.0065">
            <text:p>-0,0065</text:p>
          </table:table-cell>
          <table:table-cell table:formula="of:=[.Z29]" office:value-type="float" office:value="101325">
            <text:p>101325</text:p>
          </table:table-cell>
          <table:table-cell table:formula="of:=[.AA29]" office:value-type="float" office:value="1.225">
            <text:p>1,225</text:p>
          </table:table-cell>
          <table:table-cell table:formula="of:=[.AB29]" office:value-type="float" office:value="288.15">
            <text:p>288,15</text:p>
          </table:table-cell>
          <table:table-cell table:formula="of:=[.AC29]" office:value-type="float" office:value="1.235">
            <text:p>1,235</text:p>
          </table:table-cell>
          <table:table-cell table:formula="of:=[.AD29]" office:value-type="float" office:value="9.81">
            <text:p>9,81</text:p>
          </table:table-cell>
          <table:table-cell table:formula="of:=[.AE29]" office:value-type="float" office:value="293.15">
            <text:p>293,15</text:p>
          </table:table-cell>
          <table:table-cell table:formula="of:=[.AF29]" office:value-type="float" office:value="100600">
            <text:p>100600</text:p>
          </table:table-cell>
          <table:table-cell table:formula="of:=[.AG29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0]" office:value-type="float" office:value="4214.702752">
            <text:p>4214,702752</text:p>
          </table:table-cell>
          <table:table-cell table:formula="of:=[.Y30]" office:value-type="float" office:value="-0.0065">
            <text:p>-0,0065</text:p>
          </table:table-cell>
          <table:table-cell table:formula="of:=[.Z30]" office:value-type="float" office:value="101325">
            <text:p>101325</text:p>
          </table:table-cell>
          <table:table-cell table:formula="of:=[.AA30]" office:value-type="float" office:value="1.225">
            <text:p>1,225</text:p>
          </table:table-cell>
          <table:table-cell table:formula="of:=[.AB30]" office:value-type="float" office:value="288.15">
            <text:p>288,15</text:p>
          </table:table-cell>
          <table:table-cell table:formula="of:=[.AC30]" office:value-type="float" office:value="1.235">
            <text:p>1,235</text:p>
          </table:table-cell>
          <table:table-cell table:formula="of:=[.AD30]" office:value-type="float" office:value="9.81">
            <text:p>9,81</text:p>
          </table:table-cell>
          <table:table-cell table:formula="of:=[.AE30]" office:value-type="float" office:value="293.15">
            <text:p>293,15</text:p>
          </table:table-cell>
          <table:table-cell table:formula="of:=[.AF30]" office:value-type="float" office:value="100600">
            <text:p>100600</text:p>
          </table:table-cell>
          <table:table-cell table:formula="of:=[.AG30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1]" office:value-type="float" office:value="4214.702752">
            <text:p>4214,702752</text:p>
          </table:table-cell>
          <table:table-cell table:formula="of:=[.Y31]" office:value-type="float" office:value="-0.0065">
            <text:p>-0,0065</text:p>
          </table:table-cell>
          <table:table-cell table:formula="of:=[.Z31]" office:value-type="float" office:value="101325">
            <text:p>101325</text:p>
          </table:table-cell>
          <table:table-cell table:formula="of:=[.AA31]" office:value-type="float" office:value="1.225">
            <text:p>1,225</text:p>
          </table:table-cell>
          <table:table-cell table:formula="of:=[.AB31]" office:value-type="float" office:value="288.15">
            <text:p>288,15</text:p>
          </table:table-cell>
          <table:table-cell table:formula="of:=[.AC31]" office:value-type="float" office:value="1.235">
            <text:p>1,235</text:p>
          </table:table-cell>
          <table:table-cell table:formula="of:=[.AD31]" office:value-type="float" office:value="9.81">
            <text:p>9,81</text:p>
          </table:table-cell>
          <table:table-cell table:formula="of:=[.AE31]" office:value-type="float" office:value="293.15">
            <text:p>293,15</text:p>
          </table:table-cell>
          <table:table-cell table:formula="of:=[.AF31]" office:value-type="float" office:value="100600">
            <text:p>100600</text:p>
          </table:table-cell>
          <table:table-cell table:formula="of:=[.AG31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2]" office:value-type="float" office:value="4214.702752">
            <text:p>4214,702752</text:p>
          </table:table-cell>
          <table:table-cell table:formula="of:=[.Y32]" office:value-type="float" office:value="-0.0065">
            <text:p>-0,0065</text:p>
          </table:table-cell>
          <table:table-cell table:formula="of:=[.Z32]" office:value-type="float" office:value="101325">
            <text:p>101325</text:p>
          </table:table-cell>
          <table:table-cell table:formula="of:=[.AA32]" office:value-type="float" office:value="1.225">
            <text:p>1,225</text:p>
          </table:table-cell>
          <table:table-cell table:formula="of:=[.AB32]" office:value-type="float" office:value="288.15">
            <text:p>288,15</text:p>
          </table:table-cell>
          <table:table-cell table:formula="of:=[.AC32]" office:value-type="float" office:value="1.235">
            <text:p>1,235</text:p>
          </table:table-cell>
          <table:table-cell table:formula="of:=[.AD32]" office:value-type="float" office:value="9.81">
            <text:p>9,81</text:p>
          </table:table-cell>
          <table:table-cell table:formula="of:=[.AE32]" office:value-type="float" office:value="293.15">
            <text:p>293,15</text:p>
          </table:table-cell>
          <table:table-cell table:formula="of:=[.AF32]" office:value-type="float" office:value="100600">
            <text:p>100600</text:p>
          </table:table-cell>
          <table:table-cell table:formula="of:=[.AG32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3]" office:value-type="float" office:value="4214.702752">
            <text:p>4214,702752</text:p>
          </table:table-cell>
          <table:table-cell table:formula="of:=[.Y33]" office:value-type="float" office:value="-0.0065">
            <text:p>-0,0065</text:p>
          </table:table-cell>
          <table:table-cell table:formula="of:=[.Z33]" office:value-type="float" office:value="101325">
            <text:p>101325</text:p>
          </table:table-cell>
          <table:table-cell table:formula="of:=[.AA33]" office:value-type="float" office:value="1.225">
            <text:p>1,225</text:p>
          </table:table-cell>
          <table:table-cell table:formula="of:=[.AB33]" office:value-type="float" office:value="288.15">
            <text:p>288,15</text:p>
          </table:table-cell>
          <table:table-cell table:formula="of:=[.AC33]" office:value-type="float" office:value="1.235">
            <text:p>1,235</text:p>
          </table:table-cell>
          <table:table-cell table:formula="of:=[.AD33]" office:value-type="float" office:value="9.81">
            <text:p>9,81</text:p>
          </table:table-cell>
          <table:table-cell table:formula="of:=[.AE33]" office:value-type="float" office:value="293.15">
            <text:p>293,15</text:p>
          </table:table-cell>
          <table:table-cell table:formula="of:=[.AF33]" office:value-type="float" office:value="100600">
            <text:p>100600</text:p>
          </table:table-cell>
          <table:table-cell table:formula="of:=[.AG33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4]" office:value-type="float" office:value="4214.702752">
            <text:p>4214,702752</text:p>
          </table:table-cell>
          <table:table-cell table:formula="of:=[.Y34]" office:value-type="float" office:value="-0.0065">
            <text:p>-0,0065</text:p>
          </table:table-cell>
          <table:table-cell table:formula="of:=[.Z34]" office:value-type="float" office:value="101325">
            <text:p>101325</text:p>
          </table:table-cell>
          <table:table-cell table:formula="of:=[.AA34]" office:value-type="float" office:value="1.225">
            <text:p>1,225</text:p>
          </table:table-cell>
          <table:table-cell table:formula="of:=[.AB34]" office:value-type="float" office:value="288.15">
            <text:p>288,15</text:p>
          </table:table-cell>
          <table:table-cell table:formula="of:=[.AC34]" office:value-type="float" office:value="1.235">
            <text:p>1,235</text:p>
          </table:table-cell>
          <table:table-cell table:formula="of:=[.AD34]" office:value-type="float" office:value="9.81">
            <text:p>9,81</text:p>
          </table:table-cell>
          <table:table-cell table:formula="of:=[.AE34]" office:value-type="float" office:value="293.15">
            <text:p>293,15</text:p>
          </table:table-cell>
          <table:table-cell table:formula="of:=[.AF34]" office:value-type="float" office:value="100600">
            <text:p>100600</text:p>
          </table:table-cell>
          <table:table-cell table:formula="of:=[.AG34]" office:value-type="float" office:value="29">
            <text:p>29</text:p>
          </table:table-cell>
        </table:table-row>
      </table:table>
      <table:table table:name="Do 28" table:style-name="ta1" table:print="false"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43"/>
        <table:table-column table:style-name="co23" table:default-cell-style-name="ce43"/>
        <table:table-column table:style-name="co19" table:default-cell-style-name="ce43"/>
        <table:table-column table:style-name="co24" table:default-cell-style-name="ce43"/>
        <table:table-column table:style-name="co18" table:default-cell-style-name="ce43"/>
        <table:table-column table:style-name="co16" table:default-cell-style-name="ce43"/>
        <table:table-column table:style-name="co25" table:default-cell-style-name="ce43"/>
        <table:table-column table:style-name="co26" table:default-cell-style-name="ce43"/>
        <table:table-column table:style-name="co15" table:default-cell-style-name="ce43"/>
        <table:table-column table:style-name="co27" table:default-cell-style-name="ce43"/>
        <table:table-column table:style-name="co1" table:default-cell-style-name="ce38"/>
        <table:table-column table:style-name="co18" table:default-cell-style-name="ce38"/>
        <table:table-column table:style-name="co27" table:default-cell-style-name="ce38"/>
        <table:table-column table:style-name="co19" table:default-cell-style-name="ce38"/>
        <table:table-column table:style-name="co18" table:default-cell-style-name="ce38"/>
        <table:table-column table:style-name="co17" table:default-cell-style-name="ce38"/>
        <table:table-column table:style-name="co18" table:number-columns-repeated="2" table:default-cell-style-name="ce38"/>
        <table:table-column table:style-name="co17" table:default-cell-style-name="ce38"/>
        <table:table-column table:style-name="co19" table:default-cell-style-name="ce38"/>
        <table:table-column table:style-name="co15" table:default-cell-style-name="ce38"/>
        <table:table-column table:style-name="co1" table:number-columns-repeated="991" table:default-cell-style-name="ce38"/>
        <table:table-row table:style-name="ro1">
          <table:table-cell table:number-columns-repeated="8"/>
          <table:table-cell table:style-name="Default" table:number-columns-repeated="15"/>
          <table:table-cell table:style-name="ce85" office:value-type="string">
            <text:p>dT/dH</text:p>
          </table:table-cell>
          <table:table-cell table:style-name="ce86" office:value-type="float" office:value="-0.0065">
            <text:p>-0,00650</text:p>
          </table:table-cell>
          <table:table-cell table:style-name="ce88" office:value-type="string">
            <text:p>K/m</text:p>
          </table:table-cell>
          <table:table-cell table:style-name="ce90"/>
          <table:table-cell table:style-name="ce43"/>
          <table:table-cell table:style-name="ce92" office:value-type="string">
            <text:p>g</text:p>
          </table:table-cell>
          <table:table-cell table:style-name="ce93" office:value-type="float" office:value="9.81">
            <text:p>9,81000</text:p>
          </table:table-cell>
          <table:table-cell table:style-name="ce95" office:value-type="string">
            <text:p>m/s²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_ges und delta_t mit start und endwert aus kapitel für massenabschätzung</text:p>
          </table:table-cell>
          <table:table-cell table:number-columns-repeated="6"/>
          <table:table-cell table:style-name="Default" table:number-columns-repeated="15"/>
          <table:table-cell/>
          <table:table-cell table:style-name="ce87"/>
          <table:table-cell table:style-name="ce89"/>
          <table:table-cell table:style-name="ce91"/>
          <table:table-cell table:style-name="ce43" table:number-columns-repeated="2"/>
          <table:table-cell table:style-name="ce94"/>
          <table:table-cell table:style-name="ce96"/>
          <table:table-cell table:number-columns-repeated="993"/>
        </table:table-row>
        <table:table-row table:style-name="ro1">
          <table:table-cell/>
          <table:table-cell office:value-type="string">
            <text:p>intervalle aus tabelle do 28 messschriebauswertung</text:p>
          </table:table-cell>
          <table:table-cell table:number-columns-repeated="6"/>
          <table:table-cell table:style-name="Default" table:number-columns-repeated="15"/>
          <table:table-cell table:style-name="ce85" office:value-type="string">
            <text:p>p_0_INA</text:p>
          </table:table-cell>
          <table:table-cell table:style-name="ce86" office:value-type="float" office:value="101325">
            <text:p>101325,00000</text:p>
          </table:table-cell>
          <table:table-cell table:style-name="ce88" office:value-type="string">
            <text:p>N/m²</text:p>
          </table:table-cell>
          <table:table-cell table:style-name="ce90"/>
          <table:table-cell table:style-name="ce43"/>
          <table:table-cell table:style-name="ce92" office:value-type="string">
            <text:p>T_Boden</text:p>
          </table:table-cell>
          <table:table-cell table:style-name="ce93" office:value-type="float" office:value="293.15">
            <text:p>293,15000</text:p>
          </table:table-cell>
          <table:table-cell table:style-name="ce95" office:value-type="string">
            <text:p>K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V_TAS, q, alpha, eta modelliert per linearer regression aus 5 messstellen pro sinkflug</text:p>
          </table:table-cell>
          <table:table-cell table:number-columns-repeated="2"/>
          <table:table-cell table:style-name="ce51"/>
          <table:table-cell table:number-columns-repeated="3"/>
          <table:table-cell table:style-name="Default" table:number-columns-repeated="15"/>
          <table:table-cell/>
          <table:table-cell table:style-name="ce87"/>
          <table:table-cell table:style-name="ce89"/>
          <table:table-cell table:style-name="ce91"/>
          <table:table-cell table:style-name="ce43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einige der tabellierten konstanten sowie vias und p_ina werden nicht verwendet, die rauszunehmen war mir aufgrund der formatierung aber erstmal zu aufwendig</text:p>
          </table:table-cell>
          <table:table-cell table:number-columns-repeated="6"/>
          <table:table-cell table:style-name="Default" table:number-columns-repeated="15"/>
          <table:table-cell table:style-name="ce85" office:value-type="string">
            <text:p>rho_0_INA</text:p>
          </table:table-cell>
          <table:table-cell table:style-name="ce86" office:value-type="float" office:value="1.225">
            <text:p>1,22500</text:p>
          </table:table-cell>
          <table:table-cell table:style-name="ce88" office:value-type="string">
            <text:p>kg/m³</text:p>
          </table:table-cell>
          <table:table-cell table:style-name="ce90"/>
          <table:table-cell table:style-name="ce43"/>
          <table:table-cell table:style-name="ce92" office:value-type="string">
            <text:p>p_QNH</text:p>
          </table:table-cell>
          <table:table-cell table:style-name="ce52" office:value-type="float" office:value="100600">
            <text:p>100600,00000</text:p>
          </table:table-cell>
          <table:table-cell table:style-name="ce97" office:value-type="string">
            <text:p>N/m²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q in Do28 und Do 128 sind in unterschiedlichen einheit und ich hab noch nicht gepeilt wie die zueinander stehen, faktor 100 ist am werk</text:p>
          </table:table-cell>
          <table:table-cell/>
          <table:table-cell/>
          <table:table-cell table:style-name="ce51"/>
          <table:table-cell table:number-columns-repeated="3"/>
          <table:table-cell table:style-name="Default" table:number-columns-repeated="15"/>
          <table:table-cell/>
          <table:table-cell table:style-name="ce87"/>
          <table:table-cell table:style-name="ce89"/>
          <table:table-cell table:style-name="ce91"/>
          <table:table-cell table:style-name="ce43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irgenwas mit (milli)bar und den si basiseinheiten? ich kriegs so spät abends nicht mehr zusammen, q wird aber eh von keiner rechnung referenziert, weil rho_real aus dem messwert für T_real und den INAs kommt und V_TAS ja gemessen wurde</text:p>
          </table:table-cell>
          <table:table-cell table:number-columns-repeated="6"/>
          <table:table-cell table:style-name="Default" table:number-columns-repeated="15"/>
          <table:table-cell table:style-name="ce85" office:value-type="string">
            <text:p>T_0_INA</text:p>
          </table:table-cell>
          <table:table-cell table:style-name="ce86" office:value-type="float" office:value="288.15">
            <text:p>288,15000</text:p>
          </table:table-cell>
          <table:table-cell table:style-name="ce88" office:value-type="string">
            <text:p>K</text:p>
          </table:table-cell>
          <table:table-cell table:style-name="ce90"/>
          <table:table-cell table:style-name="ce43"/>
          <table:table-cell table:style-name="ce92" office:value-type="string">
            <text:p>S</text:p>
          </table:table-cell>
          <table:table-cell table:style-name="ce52" office:value-type="float" office:value="28">
            <text:p>28,00000</text:p>
          </table:table-cell>
          <table:table-cell table:style-name="ce97" office:value-type="string">
            <text:p>m²</text:p>
          </table:table-cell>
          <table:table-cell table:number-columns-repeated="993"/>
        </table:table-row>
        <table:table-row table:style-name="ro1">
          <table:table-cell table:number-columns-repeated="8"/>
          <table:table-cell table:style-name="Default" table:number-columns-repeated="15"/>
          <table:table-cell/>
          <table:table-cell table:style-name="ce87"/>
          <table:table-cell table:style-name="ce89"/>
          <table:table-cell table:style-name="ce91"/>
          <table:table-cell table:style-name="ce43" table:number-columns-repeated="4"/>
          <table:table-cell table:number-columns-repeated="993"/>
        </table:table-row>
        <table:table-row table:style-name="ro1">
          <table:table-cell/>
          <table:table-cell table:style-name="Default" office:value-type="string">
            <text:p>für die plots bin ich erstmal zu müde, außerdem ist da noch der scheiß in den Tipps von wegen V_opt und haste nicht gesehen, hab ich keinen Plan von gerade, aber die 5 haupt diagramme und darstellung der messwerte und so müsste man aus den tabellen hier locker rausbekommen</text:p>
          </table:table-cell>
          <table:table-cell table:style-name="Default" table:number-columns-repeated="21"/>
          <table:table-cell table:style-name="ce85" office:value-type="string">
            <text:p>n</text:p>
          </table:table-cell>
          <table:table-cell table:style-name="ce86" office:value-type="float" office:value="1.235">
            <text:p>1,23500</text:p>
          </table:table-cell>
          <table:table-cell table:style-name="ce88" office:value-type="string">
            <text:p>dimensionslos</text:p>
          </table:table-cell>
          <table:table-cell table:style-name="ce90"/>
          <table:table-cell table:style-name="ce43" table:number-columns-repeated="4"/>
          <table:table-cell table:number-columns-repeated="993"/>
        </table:table-row>
        <table:table-row table:style-name="ro1">
          <table:table-cell table:number-columns-repeated="12"/>
          <table:table-cell table:style-name="ce38" table:number-columns-repeated="10"/>
          <table:table-cell table:number-columns-repeated="1002"/>
        </table:table-row>
        <table:table-row table:style-name="ro1">
          <table:table-cell table:style-name="ce39" office:value-type="string">
            <text:p>T °C</text:p>
          </table:table-cell>
          <table:table-cell table:style-name="ce45" office:value-type="string">
            <text:p>H m</text:p>
          </table:table-cell>
          <table:table-cell table:style-name="ce45" office:value-type="string">
            <text:p>T K</text:p>
          </table:table-cell>
          <table:table-cell table:style-name="ce45" office:value-type="string">
            <text:p>Vias m/s</text:p>
          </table:table-cell>
          <table:table-cell table:style-name="ce45" office:value-type="string">
            <text:p>m_ges</text:p>
          </table:table-cell>
          <table:table-cell table:style-name="ce52" office:value-type="string">
            <text:p>delta_t</text:p>
          </table:table-cell>
          <table:table-cell table:style-name="ce45" office:value-type="string">
            <text:p>T_INA</text:p>
          </table:table-cell>
          <table:table-cell table:style-name="ce45" office:value-type="string">
            <text:p>rho_ina</text:p>
          </table:table-cell>
          <table:table-cell table:style-name="ce45" office:value-type="string">
            <text:p>rho_real</text:p>
          </table:table-cell>
          <table:table-cell table:style-name="ce45" office:value-type="string">
            <text:p>p_ina</text:p>
          </table:table-cell>
          <table:table-cell table:style-name="ce45" office:value-type="string">
            <text:p>delta_H_INA</text:p>
          </table:table-cell>
          <table:table-cell table:style-name="ce45" office:value-type="string">
            <text:p>A</text:p>
          </table:table-cell>
          <table:table-cell table:style-name="ce55" office:value-type="string">
            <text:p>V_TAS m/s</text:p>
          </table:table-cell>
          <table:table-cell table:style-name="ce60" office:value-type="string">
            <text:p>wg_real</text:p>
          </table:table-cell>
          <table:table-cell table:style-name="ce55" office:value-type="string">
            <text:p>q</text:p>
          </table:table-cell>
          <table:table-cell table:style-name="ce60" office:value-type="string">
            <text:p>W</text:p>
          </table:table-cell>
          <table:table-cell table:style-name="ce69" office:value-type="string">
            <text:p>C_w</text:p>
          </table:table-cell>
          <table:table-cell table:style-name="ce74" office:value-type="string">
            <text:p>C_a</text:p>
          </table:table-cell>
          <table:table-cell table:style-name="ce60" office:value-type="string">
            <text:p>gamma_rad</text:p>
          </table:table-cell>
          <table:table-cell table:style-name="ce60" office:value-type="string">
            <text:p>gamma_deg</text:p>
          </table:table-cell>
          <table:table-cell table:style-name="ce69" office:value-type="string">
            <text:p>alpha</text:p>
          </table:table-cell>
          <table:table-cell table:style-name="ce74" office:value-type="string">
            <text:p>eta</text:p>
          </table:table-cell>
          <table:table-cell/>
          <table:table-cell office:value-type="string">
            <text:p>m_start</text:p>
          </table:table-cell>
          <table:table-cell office:value-type="string">
            <text:p>dt/dh</text:p>
          </table:table-cell>
          <table:table-cell office:value-type="string">
            <text:p>p0ina</text:p>
          </table:table-cell>
          <table:table-cell office:value-type="string">
            <text:p>rho0ina</text:p>
          </table:table-cell>
          <table:table-cell office:value-type="string">
            <text:p>t0ina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tboden</text:p>
          </table:table-cell>
          <table:table-cell office:value-type="string">
            <text:p>pQNH</text:p>
          </table:table-cell>
          <table:table-cell office:value-type="string">
            <text:p>s</text:p>
          </table:table-cell>
          <table:table-cell table:number-columns-repeated="991"/>
        </table:table-row>
        <table:table-row table:style-name="ro1">
          <table:table-cell table:style-name="ce40" office:value-type="float" office:value="7">
            <text:p>7,00000</text:p>
          </table:table-cell>
          <table:table-cell table:style-name="ce46" office:value-type="float" office:value="1917">
            <text:p>1917,00000</text:p>
          </table:table-cell>
          <table:table-cell table:style-name="ce46" table:formula="of:=[.A12]+273.15" office:value-type="float" office:value="280.15">
            <text:p>280,15000</text:p>
          </table:table-cell>
          <table:table-cell table:style-name="ce50"/>
          <table:table-cell table:style-name="ce50" office:value-type="float" office:value="3696">
            <text:p>3696,00000</text:p>
          </table:table-cell>
          <table:table-cell table:style-name="ce46" office:value-type="float" office:value="0">
            <text:p>0,00000</text:p>
          </table:table-cell>
          <table:table-cell table:style-name="ce46" table:formula="of:=[.AB12]+([.B12]*[.Y12])" office:value-type="float" office:value="275.6895">
            <text:p>275,68950</text:p>
          </table:table-cell>
          <table:table-cell table:style-name="ce46" table:formula="of:=[.AA12] * ( ( 1 + ( [.Y12] * ( [.B12] / [.AB12] ) ) ) ^ 4.256 )" office:value-type="float" office:value="1.01491040752397">
            <text:p>1,01491</text:p>
          </table:table-cell>
          <table:table-cell table:style-name="ce46" table:formula="of:=( [.H12] * [.G12] ) / [.C12]" office:value-type="float" office:value="0.99875117899368">
            <text:p>0,99875</text:p>
          </table:table-cell>
          <table:table-cell table:style-name="ce46" table:formula="of:=[.Z12] * ( ( 1+ ( [.Y12] * ( [.B12] / [.AB12] ) ) ) ^ 5.256 )" office:value-type="float" office:value="80317.4352040609">
            <text:p>80317,43520</text:p>
          </table:table-cell>
          <table:table-cell table:style-name="ce46"/>
          <table:table-cell table:style-name="ce46" table:formula="of:= [.E12] * [.AD12] * COS( [.S12] )" office:value-type="float" office:value="0">
            <text:p>#DIV/0!</text:p>
          </table:table-cell>
          <table:table-cell table:style-name="ce56" table:formula="of:=-0.02*[.F12]+58.05" office:value-type="float" office:value="58.05">
            <text:p>58,05000</text:p>
          </table:table-cell>
          <table:table-cell table:style-name="ce61" table:formula="of:= ( [.K12] / [.F12] ) * ( ( ( [.C11] + [.C12] ) / 2 ) / ( ( [.G11] + [.G12] ) / 2 ) )" office:value-type="float" office:value="0">
            <text:p>#DIV/0!</text:p>
          </table:table-cell>
          <table:table-cell table:style-name="ce56" table:formula="of:=0.01*[.F12]+15.55" office:value-type="float" office:value="15.55">
            <text:p>15,55000</text:p>
          </table:table-cell>
          <table:table-cell table:style-name="ce65" table:formula="of:= - ( [.E12] * [.AD12] * SIN( [.S12] ) )" office:value-type="float" office:value="0">
            <text:p>#DIV/0!</text:p>
          </table:table-cell>
          <table:table-cell table:style-name="ce70" table:formula="of:= - ( ( 2 * [.P12] ) / ( ( ( [.M12] ) ^ 2 ) * [.AG12] * [.I12] ) )" office:value-type="float" office:value="0">
            <text:p>#DIV/0!</text:p>
          </table:table-cell>
          <table:table-cell table:style-name="ce75" table:formula="of:= ( ( 2 * [.L12] ) / ( ( ( [.M12] ) ^ 2 ) * [.AG12] * [.I12] ) )" office:value-type="float" office:value="0">
            <text:p>#DIV/0!</text:p>
          </table:table-cell>
          <table:table-cell table:style-name="ce50" table:formula="of:=ASIN( - ( [.N12] / [.M12] ) )" office:value-type="float" office:value="0">
            <text:p>#DIV/0!</text:p>
          </table:table-cell>
          <table:table-cell table:style-name="ce50" table:formula="of:=[.S12] * ( 180 / 3.14159265359 )" office:value-type="float" office:value="0">
            <text:p>#DIV/0!</text:p>
          </table:table-cell>
          <table:table-cell table:style-name="ce40" table:formula="of:=0*[.F12]+5.7" office:value-type="float" office:value="5.7">
            <text:p>5,70000</text:p>
          </table:table-cell>
          <table:table-cell table:style-name="ce81" table:formula="of:=0*[.F12]-0.8" office:value-type="float" office:value="-0.8">
            <text:p>-0,80000</text:p>
          </table:table-cell>
          <table:table-cell/>
          <table:table-cell table:formula="of:=[.C6]" office:value-type="float" office:value="0">
            <text:p>0,00000</text:p>
          </table:table-cell>
          <table:table-cell table:formula="of:=[.Y1]" office:value-type="float" office:value="-0.0065">
            <text:p>-0,00650</text:p>
          </table:table-cell>
          <table:table-cell table:formula="of:=[.Y3]" office:value-type="float" office:value="101325">
            <text:p>101325,00000</text:p>
          </table:table-cell>
          <table:table-cell table:formula="of:=[.Y5]" office:value-type="float" office:value="1.225">
            <text:p>1,22500</text:p>
          </table:table-cell>
          <table:table-cell table:formula="of:=[.Y7]" office:value-type="float" office:value="288.15">
            <text:p>288,15000</text:p>
          </table:table-cell>
          <table:table-cell table:formula="of:=[.Y9]" office:value-type="float" office:value="1.235">
            <text:p>1,23500</text:p>
          </table:table-cell>
          <table:table-cell table:formula="of:=[.AD1]" office:value-type="float" office:value="9.81">
            <text:p>9,81000</text:p>
          </table:table-cell>
          <table:table-cell table:formula="of:=[.AD3]" office:value-type="float" office:value="293.15">
            <text:p>293,15000</text:p>
          </table:table-cell>
          <table:table-cell table:formula="of:=[.AD5]" office:value-type="float" office:value="100600">
            <text:p>100600,00000</text:p>
          </table:table-cell>
          <table:table-cell table:formula="of:=[.AD7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0" office:value-type="float" office:value="7.2">
            <text:p>7,20000</text:p>
          </table:table-cell>
          <table:table-cell table:style-name="ce46" office:value-type="float" office:value="1822">
            <text:p>1822,00000</text:p>
          </table:table-cell>
          <table:table-cell table:style-name="ce46" table:formula="of:=[.A13]+273.15" office:value-type="float" office:value="280.35">
            <text:p>280,35000</text:p>
          </table:table-cell>
          <table:table-cell table:style-name="ce50" table:formula="of:=[.D12]" office:value-type="float" office:value="0">
            <text:p>0,00000</text:p>
          </table:table-cell>
          <table:table-cell table:style-name="ce50" table:formula="of:=[.E12]-0.38095" office:value-type="float" office:value="3695.61905">
            <text:p>3695,61905</text:p>
          </table:table-cell>
          <table:table-cell table:style-name="ce50" table:formula="of:=[.F12]+11.42857" office:value-type="float" office:value="11.42857">
            <text:p>11,42857</text:p>
          </table:table-cell>
          <table:table-cell table:style-name="ce46" table:formula="of:=[.AB13]+([.B13]*[.Y13])" office:value-type="float" office:value="276.307">
            <text:p>276,30700</text:p>
          </table:table-cell>
          <table:table-cell table:style-name="ce46" table:formula="of:=[.AA13] * ( ( 1 + ( [.Y13] * ( [.B13] / [.AB13] ) ) ) ^ 4.256 )" office:value-type="float" office:value="1.02462063663412">
            <text:p>1,02462</text:p>
          </table:table-cell>
          <table:table-cell table:style-name="ce46" table:formula="of:=( [.H13] * [.G13] ) / [.C13]" office:value-type="float" office:value="1.00984431691265">
            <text:p>1,00984</text:p>
          </table:table-cell>
          <table:table-cell table:style-name="ce46" table:formula="of:=[.Z13] * ( ( 1+ ( [.Y13] * ( [.B13] / [.AB13] ) ) ) ^ 5.256 )" office:value-type="float" office:value="81267.4973891087">
            <text:p>81267,49739</text:p>
          </table:table-cell>
          <table:table-cell table:style-name="ce46" table:formula="of:=[.B13]-[.B12]" office:value-type="float" office:value="-95">
            <text:p>-95,00000</text:p>
          </table:table-cell>
          <table:table-cell table:style-name="ce46" table:formula="of:= [.E13] * [.Z13] * COS( [.S13] )" office:value-type="float" office:value="370447435.477343">
            <text:p>370447435,47734</text:p>
          </table:table-cell>
          <table:table-cell table:style-name="ce56" table:formula="of:=-0.02*[.F13]+58.05" office:value-type="float" office:value="57.8214286">
            <text:p>57,82143</text:p>
          </table:table-cell>
          <table:table-cell table:style-name="ce61" table:formula="of:= ( [.K13] / [.F13] ) * ( ( ( [.C12] + [.C13] ) / 2 ) / ( ( [.G12] + [.G13] ) / 2 ) )" office:value-type="float" office:value="-8.44055502597318">
            <text:p>-8,44056</text:p>
          </table:table-cell>
          <table:table-cell table:style-name="ce56" table:formula="of:=0.01*[.F13]+15.55" office:value-type="float" office:value="15.6642857">
            <text:p>15,66429</text:p>
          </table:table-cell>
          <table:table-cell table:style-name="ce65" table:formula="of:= - ( [.E13] * [.AD13] * SIN( [.S13] ) )" office:value-type="float" office:value="-5292.22612524228">
            <text:p>-5292,22613</text:p>
          </table:table-cell>
          <table:table-cell table:style-name="ce70" table:formula="of:= - ( ( 2 * [.P13] ) / ( ( ( [.M13] ) ^ 2 ) * [.AG13] * [.I13] ) )" office:value-type="float" office:value="0.111963971670584">
            <text:p>0,11196</text:p>
          </table:table-cell>
          <table:table-cell table:style-name="ce75" table:formula="of:= ( ( 2 * [.L13] ) / ( ( ( [.M13] ) ^ 2 ) * [.AG13] * [.I13] ) )" office:value-type="float" office:value="7837.30044591146">
            <text:p>7837,30045</text:p>
          </table:table-cell>
          <table:table-cell table:style-name="ce50" table:formula="of:=ASIN( - ( [.N13] / [.M13] ) )" office:value-type="float" office:value="0.146499716476628">
            <text:p>0,14650</text:p>
          </table:table-cell>
          <table:table-cell table:style-name="ce50" table:formula="of:=[.S13] * ( 180 / 3.14159265359 )" office:value-type="float" office:value="8.39381545397339">
            <text:p>8,39382</text:p>
          </table:table-cell>
          <table:table-cell table:style-name="ce40" table:formula="of:=0*[.F13]+5.7" office:value-type="float" office:value="5.7">
            <text:p>5,70000</text:p>
          </table:table-cell>
          <table:table-cell table:style-name="ce81" table:formula="of:=0*[.F13]-0.8" office:value-type="float" office:value="-0.8">
            <text:p>-0,80000</text:p>
          </table:table-cell>
          <table:table-cell table:style-name="ce43"/>
          <table:table-cell table:style-name="ce43" table:formula="of:=[.X12]" office:value-type="float" office:value="0">
            <text:p>0,00000</text:p>
          </table:table-cell>
          <table:table-cell table:style-name="ce43" table:formula="of:=[.Y12]" office:value-type="float" office:value="-0.0065">
            <text:p>-0,00650</text:p>
          </table:table-cell>
          <table:table-cell table:style-name="ce43" table:formula="of:=[.Z12]" office:value-type="float" office:value="101325">
            <text:p>101325,00000</text:p>
          </table:table-cell>
          <table:table-cell table:style-name="ce43" table:formula="of:=[.AA12]" office:value-type="float" office:value="1.225">
            <text:p>1,22500</text:p>
          </table:table-cell>
          <table:table-cell table:style-name="ce43" table:formula="of:=[.AB12]" office:value-type="float" office:value="288.15">
            <text:p>288,15000</text:p>
          </table:table-cell>
          <table:table-cell table:style-name="ce43" table:formula="of:=[.AC12]" office:value-type="float" office:value="1.235">
            <text:p>1,23500</text:p>
          </table:table-cell>
          <table:table-cell table:style-name="ce43" table:formula="of:=[.AD12]" office:value-type="float" office:value="9.81">
            <text:p>9,81000</text:p>
          </table:table-cell>
          <table:table-cell table:style-name="ce43" table:formula="of:=[.AE12]" office:value-type="float" office:value="293.15">
            <text:p>293,15000</text:p>
          </table:table-cell>
          <table:table-cell table:style-name="ce43" table:formula="of:=[.AF12]" office:value-type="float" office:value="100600">
            <text:p>100600,00000</text:p>
          </table:table-cell>
          <table:table-cell table:style-name="ce43" table:formula="of:=[.AG12]" office:value-type="float" office:value="28">
            <text:p>28,00000</text:p>
          </table:table-cell>
          <table:table-cell table:style-name="ce43" table:number-columns-repeated="991"/>
        </table:table-row>
        <table:table-row table:style-name="ro1">
          <table:table-cell table:style-name="ce41" office:value-type="float" office:value="8">
            <text:p>8,00000</text:p>
          </table:table-cell>
          <table:table-cell office:value-type="float" office:value="1663">
            <text:p>1663,00000</text:p>
          </table:table-cell>
          <table:table-cell table:formula="of:=[.A14]+273.15" office:value-type="float" office:value="281.15">
            <text:p>281,15000</text:p>
          </table:table-cell>
          <table:table-cell table:style-name="ce47" table:formula="of:=[.D13]" office:value-type="float" office:value="0">
            <text:p>0,00000</text:p>
          </table:table-cell>
          <table:table-cell table:style-name="ce47" table:formula="of:=[.E13]-0.38095" office:value-type="float" office:value="3695.2381">
            <text:p>3695,23810</text:p>
          </table:table-cell>
          <table:table-cell table:style-name="ce53" table:formula="of:=[.F13]+11.42857" office:value-type="float" office:value="22.85714">
            <text:p>22,85714</text:p>
          </table:table-cell>
          <table:table-cell table:formula="of:=[.AB14]+([.B14]*[.Y14])" office:value-type="float" office:value="277.3405">
            <text:p>277,34050</text:p>
          </table:table-cell>
          <table:table-cell table:formula="of:=[.AA14] * ( ( 1 + ( [.Y14] * ( [.B14] / [.AB14] ) ) ) ^ 4.256 )" office:value-type="float" office:value="1.04103134311534">
            <text:p>1,04103</text:p>
          </table:table-cell>
          <table:table-cell table:formula="of:=( [.H14] * [.G14] ) / [.C14]" office:value-type="float" office:value="1.02692567389393">
            <text:p>1,02693</text:p>
          </table:table-cell>
          <table:table-cell table:formula="of:=[.Z14] * ( ( 1+ ( [.Y14] * ( [.B14] / [.AB14] ) ) ) ^ 5.256 )" office:value-type="float" office:value="82877.9498334929">
            <text:p>82877,94983</text:p>
          </table:table-cell>
          <table:table-cell table:formula="of:=[.K13] + ([.B14]-[.B13])" office:value-type="float" office:value="-254">
            <text:p>-254,00000</text:p>
          </table:table-cell>
          <table:table-cell table:formula="of:= [.E14] * [.AD14] * COS( [.S14] )" office:value-type="float" office:value="35549.4450930006">
            <text:p>35549,44509</text:p>
          </table:table-cell>
          <table:table-cell table:style-name="ce57" table:formula="of:=-0.02*[.F14]+58.05" office:value-type="float" office:value="57.5928572">
            <text:p>57,59286</text:p>
          </table:table-cell>
          <table:table-cell table:style-name="ce62" table:formula="of:= ( [.K14] / [.F14] ) * ( ( ( [.C13] + [.C14] ) / 2 ) / ( ( [.G13] + [.G14] ) / 2 ) )" office:value-type="float" office:value="-11.2701123548082">
            <text:p>-11,27011</text:p>
          </table:table-cell>
          <table:table-cell table:style-name="ce57" table:formula="of:=0.01*[.F14]+15.55" office:value-type="float" office:value="15.7785714">
            <text:p>15,77857</text:p>
          </table:table-cell>
          <table:table-cell table:style-name="ce66" table:formula="of:= - ( [.E14] * [.AD14] * SIN( [.S14] ) )" office:value-type="float" office:value="-7093.67121692957">
            <text:p>-7093,67122</text:p>
          </table:table-cell>
          <table:table-cell table:style-name="ce71" table:formula="of:= - ( ( 2 * [.P14] ) / ( ( ( [.M14] ) ^ 2 ) * [.AG14] * [.I14] ) )" office:value-type="float" office:value="0.148753351398603">
            <text:p>0,14875</text:p>
          </table:table-cell>
          <table:table-cell table:style-name="ce76" table:formula="of:= ( ( 2 * [.L14] ) / ( ( ( [.M14] ) ^ 2 ) * [.AG14] * [.I14] ) )" office:value-type="float" office:value="0.745467182821221">
            <text:p>0,74547</text:p>
          </table:table-cell>
          <table:table-cell table:style-name="ce53" table:formula="of:=ASIN( - ( [.N14] / [.M14] ) )" office:value-type="float" office:value="0.196956863627311">
            <text:p>0,19696</text:p>
          </table:table-cell>
          <table:table-cell table:style-name="ce53" table:formula="of:=[.S14] * ( 180 / 3.14159265359 )" office:value-type="float" office:value="11.2847970319779">
            <text:p>11,28480</text:p>
          </table:table-cell>
          <table:table-cell table:style-name="ce79" table:formula="of:=0*[.F14]+5.7" office:value-type="float" office:value="5.7">
            <text:p>5,70000</text:p>
          </table:table-cell>
          <table:table-cell table:style-name="ce82" table:formula="of:=0*[.F14]-0.8" office:value-type="float" office:value="-0.8">
            <text:p>-0,80000</text:p>
          </table:table-cell>
          <table:table-cell/>
          <table:table-cell table:formula="of:=[.X13]" office:value-type="float" office:value="0">
            <text:p>0,00000</text:p>
          </table:table-cell>
          <table:table-cell table:formula="of:=[.Y13]" office:value-type="float" office:value="-0.0065">
            <text:p>-0,00650</text:p>
          </table:table-cell>
          <table:table-cell table:formula="of:=[.Z13]" office:value-type="float" office:value="101325">
            <text:p>101325,00000</text:p>
          </table:table-cell>
          <table:table-cell table:formula="of:=[.AA13]" office:value-type="float" office:value="1.225">
            <text:p>1,22500</text:p>
          </table:table-cell>
          <table:table-cell table:formula="of:=[.AB13]" office:value-type="float" office:value="288.15">
            <text:p>288,15000</text:p>
          </table:table-cell>
          <table:table-cell table:formula="of:=[.AC13]" office:value-type="float" office:value="1.235">
            <text:p>1,23500</text:p>
          </table:table-cell>
          <table:table-cell table:formula="of:=[.AD13]" office:value-type="float" office:value="9.81">
            <text:p>9,81000</text:p>
          </table:table-cell>
          <table:table-cell table:formula="of:=[.AE13]" office:value-type="float" office:value="293.15">
            <text:p>293,15000</text:p>
          </table:table-cell>
          <table:table-cell table:formula="of:=[.AF13]" office:value-type="float" office:value="100600">
            <text:p>100600,00000</text:p>
          </table:table-cell>
          <table:table-cell table:formula="of:=[.AG13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5">
            <text:p>8,50000</text:p>
          </table:table-cell>
          <table:table-cell office:value-type="float" office:value="1585">
            <text:p>1585,00000</text:p>
          </table:table-cell>
          <table:table-cell table:formula="of:=[.A15]+273.15" office:value-type="float" office:value="281.65">
            <text:p>281,65000</text:p>
          </table:table-cell>
          <table:table-cell table:style-name="ce47" table:formula="of:=[.D14]" office:value-type="float" office:value="0">
            <text:p>0,00000</text:p>
          </table:table-cell>
          <table:table-cell table:style-name="ce47" table:formula="of:=[.E14]-0.38095" office:value-type="float" office:value="3694.85715">
            <text:p>3694,85715</text:p>
          </table:table-cell>
          <table:table-cell table:style-name="ce53" table:formula="of:=[.F14]+11.42857" office:value-type="float" office:value="34.28571">
            <text:p>34,28571</text:p>
          </table:table-cell>
          <table:table-cell table:formula="of:=[.AB15]+([.B15]*[.Y15])" office:value-type="float" office:value="277.8475">
            <text:p>277,84750</text:p>
          </table:table-cell>
          <table:table-cell table:formula="of:=[.AA15] * ( ( 1 + ( [.Y15] * ( [.B15] / [.AB15] ) ) ) ^ 4.256 )" office:value-type="float" office:value="1.04915501644633">
            <text:p>1,04916</text:p>
          </table:table-cell>
          <table:table-cell table:formula="of:=( [.H15] * [.G15] ) / [.C15]" office:value-type="float" office:value="1.0349905855923">
            <text:p>1,03499</text:p>
          </table:table-cell>
          <table:table-cell table:formula="of:=[.Z15] * ( ( 1+ ( [.Y15] * ( [.B15] / [.AB15] ) ) ) ^ 5.256 )" office:value-type="float" office:value="83677.3763625935">
            <text:p>83677,37636</text:p>
          </table:table-cell>
          <table:table-cell table:formula="of:=[.K14] + ([.B15]-[.B14])" office:value-type="float" office:value="-332">
            <text:p>-332,00000</text:p>
          </table:table-cell>
          <table:table-cell table:formula="of:= [.E15] * [.AD15] * COS( [.S15] )" office:value-type="float" office:value="35711.9275493513">
            <text:p>35711,92755</text:p>
          </table:table-cell>
          <table:table-cell table:style-name="ce57" table:formula="of:=-0.02*[.F15]+58.05" office:value-type="float" office:value="57.3642858">
            <text:p>57,36429</text:p>
          </table:table-cell>
          <table:table-cell table:style-name="ce62" table:formula="of:= ( [.K15] / [.F15] ) * ( ( ( [.C14] + [.C15] ) / 2 ) / ( ( [.G14] + [.G15] ) / 2 ) )" office:value-type="float" office:value="-9.81609955766801">
            <text:p>-9,81610</text:p>
          </table:table-cell>
          <table:table-cell table:style-name="ce57" table:formula="of:=0.01*[.F15]+15.55" office:value-type="float" office:value="15.8928571">
            <text:p>15,89286</text:p>
          </table:table-cell>
          <table:table-cell table:style-name="ce66" table:formula="of:= - ( [.E15] * [.AD15] * SIN( [.S15] ) )" office:value-type="float" office:value="-6202.46073187963">
            <text:p>-6202,46073</text:p>
          </table:table-cell>
          <table:table-cell table:style-name="ce71" table:formula="of:= - ( ( 2 * [.P15] ) / ( ( ( [.M15] ) ^ 2 ) * [.AG15] * [.I15] ) )" office:value-type="float" office:value="0.130081760686564">
            <text:p>0,13008</text:p>
          </table:table-cell>
          <table:table-cell table:style-name="ce76" table:formula="of:= ( ( 2 * [.L15] ) / ( ( ( [.M15] ) ^ 2 ) * [.AG15] * [.I15] ) )" office:value-type="float" office:value="0.748972160235318">
            <text:p>0,74897</text:p>
          </table:table-cell>
          <table:table-cell table:style-name="ce53" table:formula="of:=ASIN( - ( [.N15] / [.M15] ) )" office:value-type="float" office:value="0.171964961373923">
            <text:p>0,17196</text:p>
          </table:table-cell>
          <table:table-cell table:style-name="ce53" table:formula="of:=[.S15] * ( 180 / 3.14159265359 )" office:value-type="float" office:value="9.85286651085536">
            <text:p>9,85287</text:p>
          </table:table-cell>
          <table:table-cell table:style-name="ce79" table:formula="of:=0*[.F15]+5.7" office:value-type="float" office:value="5.7">
            <text:p>5,70000</text:p>
          </table:table-cell>
          <table:table-cell table:style-name="ce82" table:formula="of:=0*[.F15]-0.8" office:value-type="float" office:value="-0.8">
            <text:p>-0,80000</text:p>
          </table:table-cell>
          <table:table-cell/>
          <table:table-cell table:formula="of:=[.X14]" office:value-type="float" office:value="0">
            <text:p>0,00000</text:p>
          </table:table-cell>
          <table:table-cell table:formula="of:=[.Y14]" office:value-type="float" office:value="-0.0065">
            <text:p>-0,00650</text:p>
          </table:table-cell>
          <table:table-cell table:formula="of:=[.Z14]" office:value-type="float" office:value="101325">
            <text:p>101325,00000</text:p>
          </table:table-cell>
          <table:table-cell table:formula="of:=[.AA14]" office:value-type="float" office:value="1.225">
            <text:p>1,22500</text:p>
          </table:table-cell>
          <table:table-cell table:formula="of:=[.AB14]" office:value-type="float" office:value="288.15">
            <text:p>288,15000</text:p>
          </table:table-cell>
          <table:table-cell table:formula="of:=[.AC14]" office:value-type="float" office:value="1.235">
            <text:p>1,23500</text:p>
          </table:table-cell>
          <table:table-cell table:formula="of:=[.AD14]" office:value-type="float" office:value="9.81">
            <text:p>9,81000</text:p>
          </table:table-cell>
          <table:table-cell table:formula="of:=[.AE14]" office:value-type="float" office:value="293.15">
            <text:p>293,15000</text:p>
          </table:table-cell>
          <table:table-cell table:formula="of:=[.AF14]" office:value-type="float" office:value="100600">
            <text:p>100600,00000</text:p>
          </table:table-cell>
          <table:table-cell table:formula="of:=[.AG14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6">
            <text:p>8,60000</text:p>
          </table:table-cell>
          <table:table-cell office:value-type="float" office:value="1482">
            <text:p>1482,00000</text:p>
          </table:table-cell>
          <table:table-cell table:formula="of:=[.A16]+273.15" office:value-type="float" office:value="281.75">
            <text:p>281,75000</text:p>
          </table:table-cell>
          <table:table-cell table:style-name="ce47" table:formula="of:=[.D15]" office:value-type="float" office:value="0">
            <text:p>0,00000</text:p>
          </table:table-cell>
          <table:table-cell table:style-name="ce47" table:formula="of:=[.E15]-0.38095" office:value-type="float" office:value="3694.4762">
            <text:p>3694,47620</text:p>
          </table:table-cell>
          <table:table-cell table:style-name="ce53" table:formula="of:=[.F15]+11.42857" office:value-type="float" office:value="45.71428">
            <text:p>45,71428</text:p>
          </table:table-cell>
          <table:table-cell table:formula="of:=[.AB16]+([.B16]*[.Y16])" office:value-type="float" office:value="278.517">
            <text:p>278,51700</text:p>
          </table:table-cell>
          <table:table-cell table:formula="of:=[.AA16] * ( ( 1 + ( [.Y16] * ( [.B16] / [.AB16] ) ) ) ^ 4.256 )" office:value-type="float" office:value="1.05995663340841">
            <text:p>1,05996</text:p>
          </table:table-cell>
          <table:table-cell table:formula="of:=( [.H16] * [.G16] ) / [.C16]" office:value-type="float" office:value="1.04779393670633">
            <text:p>1,04779</text:p>
          </table:table-cell>
          <table:table-cell table:formula="of:=[.Z16] * ( ( 1+ ( [.Y16] * ( [.B16] / [.AB16] ) ) ) ^ 5.256 )" office:value-type="float" office:value="84742.5845790627">
            <text:p>84742,58458</text:p>
          </table:table-cell>
          <table:table-cell table:formula="of:=[.K15] + ([.B16]-[.B15])" office:value-type="float" office:value="-435">
            <text:p>-435,00000</text:p>
          </table:table-cell>
          <table:table-cell table:formula="of:= [.E16] * [.AD16] * COS( [.S16] )" office:value-type="float" office:value="35723.6675802596">
            <text:p>35723,66758</text:p>
          </table:table-cell>
          <table:table-cell table:style-name="ce57" table:formula="of:=-0.02*[.F16]+58.05" office:value-type="float" office:value="57.1357144">
            <text:p>57,13571</text:p>
          </table:table-cell>
          <table:table-cell table:style-name="ce62" table:formula="of:= ( [.K16] / [.F16] ) * ( ( ( [.C15] + [.C16] ) / 2 ) / ( ( [.G15] + [.G16] ) / 2 ) )" office:value-type="float" office:value="-9.6359559158393">
            <text:p>-9,63596</text:p>
          </table:table-cell>
          <table:table-cell table:style-name="ce57" table:formula="of:=0.01*[.F16]+15.55" office:value-type="float" office:value="16.0071428">
            <text:p>16,00714</text:p>
          </table:table-cell>
          <table:table-cell table:style-name="ce66" table:formula="of:= - ( [.E16] * [.AD16] * SIN( [.S16] ) )" office:value-type="float" office:value="-6112.36137955885">
            <text:p>-6112,36138</text:p>
          </table:table-cell>
          <table:table-cell table:style-name="ce71" table:formula="of:= - ( ( 2 * [.P16] ) / ( ( ( [.M16] ) ^ 2 ) * [.AG16] * [.I16] ) )" office:value-type="float" office:value="0.127640877850583">
            <text:p>0,12764</text:p>
          </table:table-cell>
          <table:table-cell table:style-name="ce76" table:formula="of:= ( ( 2 * [.L16] ) / ( ( ( [.M16] ) ^ 2 ) * [.AG16] * [.I16] ) )" office:value-type="float" office:value="0.745996515395145">
            <text:p>0,74600</text:p>
          </table:table-cell>
          <table:table-cell table:style-name="ce53" table:formula="of:=ASIN( - ( [.N16] / [.M16] ) )" office:value-type="float" office:value="0.169460203745079">
            <text:p>0,16946</text:p>
          </table:table-cell>
          <table:table-cell table:style-name="ce53" table:formula="of:=[.S16] * ( 180 / 3.14159265359 )" office:value-type="float" office:value="9.70935447001942">
            <text:p>9,70935</text:p>
          </table:table-cell>
          <table:table-cell table:style-name="ce79" table:formula="of:=0*[.F16]+5.7" office:value-type="float" office:value="5.7">
            <text:p>5,70000</text:p>
          </table:table-cell>
          <table:table-cell table:style-name="ce82" table:formula="of:=0*[.F16]-0.8" office:value-type="float" office:value="-0.8">
            <text:p>-0,80000</text:p>
          </table:table-cell>
          <table:table-cell/>
          <table:table-cell table:formula="of:=[.X15]" office:value-type="float" office:value="0">
            <text:p>0,00000</text:p>
          </table:table-cell>
          <table:table-cell table:formula="of:=[.Y15]" office:value-type="float" office:value="-0.0065">
            <text:p>-0,00650</text:p>
          </table:table-cell>
          <table:table-cell table:formula="of:=[.Z15]" office:value-type="float" office:value="101325">
            <text:p>101325,00000</text:p>
          </table:table-cell>
          <table:table-cell table:formula="of:=[.AA15]" office:value-type="float" office:value="1.225">
            <text:p>1,22500</text:p>
          </table:table-cell>
          <table:table-cell table:formula="of:=[.AB15]" office:value-type="float" office:value="288.15">
            <text:p>288,15000</text:p>
          </table:table-cell>
          <table:table-cell table:formula="of:=[.AC15]" office:value-type="float" office:value="1.235">
            <text:p>1,23500</text:p>
          </table:table-cell>
          <table:table-cell table:formula="of:=[.AD15]" office:value-type="float" office:value="9.81">
            <text:p>9,81000</text:p>
          </table:table-cell>
          <table:table-cell table:formula="of:=[.AE15]" office:value-type="float" office:value="293.15">
            <text:p>293,15000</text:p>
          </table:table-cell>
          <table:table-cell table:formula="of:=[.AF15]" office:value-type="float" office:value="100600">
            <text:p>100600,00000</text:p>
          </table:table-cell>
          <table:table-cell table:formula="of:=[.AG15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9.4">
            <text:p>9,40000</text:p>
          </table:table-cell>
          <table:table-cell office:value-type="float" office:value="1382">
            <text:p>1382,00000</text:p>
          </table:table-cell>
          <table:table-cell table:formula="of:=[.A17]+273.15" office:value-type="float" office:value="282.55">
            <text:p>282,55000</text:p>
          </table:table-cell>
          <table:table-cell table:style-name="ce47" table:formula="of:=[.D16]" office:value-type="float" office:value="0">
            <text:p>0,00000</text:p>
          </table:table-cell>
          <table:table-cell table:style-name="ce47" table:formula="of:=[.E16]-0.38095" office:value-type="float" office:value="3694.09525">
            <text:p>3694,09525</text:p>
          </table:table-cell>
          <table:table-cell table:style-name="ce53" table:formula="of:=[.F16]+11.42857" office:value-type="float" office:value="57.14285">
            <text:p>57,14285</text:p>
          </table:table-cell>
          <table:table-cell table:formula="of:=[.AB17]+([.B17]*[.Y17])" office:value-type="float" office:value="279.167">
            <text:p>279,16700</text:p>
          </table:table-cell>
          <table:table-cell table:formula="of:=[.AA17] * ( ( 1 + ( [.Y17] * ( [.B17] / [.AB17] ) ) ) ^ 4.256 )" office:value-type="float" office:value="1.07052483738774">
            <text:p>1,07052</text:p>
          </table:table-cell>
          <table:table-cell table:formula="of:=( [.H17] * [.G17] ) / [.C17]" office:value-type="float" office:value="1.05770733420287">
            <text:p>1,05771</text:p>
          </table:table-cell>
          <table:table-cell table:formula="of:=[.Z17] * ( ( 1+ ( [.Y17] * ( [.B17] / [.AB17] ) ) ) ^ 5.256 )" office:value-type="float" office:value="85787.2462331394">
            <text:p>85787,24623</text:p>
          </table:table-cell>
          <table:table-cell table:formula="of:=[.K16] + ([.B17]-[.B16])" office:value-type="float" office:value="-535">
            <text:p>-535,00000</text:p>
          </table:table-cell>
          <table:table-cell table:formula="of:= [.E17] * [.AD17] * COS( [.S17] )" office:value-type="float" office:value="35733.3874233663">
            <text:p>35733,38742</text:p>
          </table:table-cell>
          <table:table-cell table:style-name="ce57" table:formula="of:=-0.02*[.F17]+58.05" office:value-type="float" office:value="56.907143">
            <text:p>56,90714</text:p>
          </table:table-cell>
          <table:table-cell table:style-name="ce62" table:formula="of:= ( [.K17] / [.F17] ) * ( ( ( [.C16] + [.C17] ) / 2 ) / ( ( [.G16] + [.G17] ) / 2 ) )" office:value-type="float" office:value="-9.47357179048964">
            <text:p>-9,47357</text:p>
          </table:table-cell>
          <table:table-cell table:style-name="ce57" table:formula="of:=0.01*[.F17]+15.55" office:value-type="float" office:value="16.1214285">
            <text:p>16,12143</text:p>
          </table:table-cell>
          <table:table-cell table:style-name="ce66" table:formula="of:= - ( [.E17] * [.AD17] * SIN( [.S17] ) )" office:value-type="float" office:value="-6032.87135628966">
            <text:p>-6032,87136</text:p>
          </table:table-cell>
          <table:table-cell table:style-name="ce71" table:formula="of:= - ( ( 2 * [.P17] ) / ( ( ( [.M17] ) ^ 2 ) * [.AG17] * [.I17] ) )" office:value-type="float" office:value="0.125804723624345">
            <text:p>0,12580</text:p>
          </table:table-cell>
          <table:table-cell table:style-name="ce76" table:formula="of:= ( ( 2 * [.L17] ) / ( ( ( [.M17] ) ^ 2 ) * [.AG17] * [.I17] ) )" office:value-type="float" office:value="0.745155774666316">
            <text:p>0,74516</text:p>
          </table:table-cell>
          <table:table-cell table:style-name="ce53" table:formula="of:=ASIN( - ( [.N17] / [.M17] ) )" office:value-type="float" office:value="0.167252897824333">
            <text:p>0,16725</text:p>
          </table:table-cell>
          <table:table-cell table:style-name="ce53" table:formula="of:=[.S17] * ( 180 / 3.14159265359 )" office:value-type="float" office:value="9.58288515666646">
            <text:p>9,58289</text:p>
          </table:table-cell>
          <table:table-cell table:style-name="ce79" table:formula="of:=0*[.F17]+5.7" office:value-type="float" office:value="5.7">
            <text:p>5,70000</text:p>
          </table:table-cell>
          <table:table-cell table:style-name="ce82" table:formula="of:=0*[.F17]-0.8" office:value-type="float" office:value="-0.8">
            <text:p>-0,80000</text:p>
          </table:table-cell>
          <table:table-cell/>
          <table:table-cell table:formula="of:=[.X16]" office:value-type="float" office:value="0">
            <text:p>0,00000</text:p>
          </table:table-cell>
          <table:table-cell table:formula="of:=[.Y16]" office:value-type="float" office:value="-0.0065">
            <text:p>-0,00650</text:p>
          </table:table-cell>
          <table:table-cell table:formula="of:=[.Z16]" office:value-type="float" office:value="101325">
            <text:p>101325,00000</text:p>
          </table:table-cell>
          <table:table-cell table:formula="of:=[.AA16]" office:value-type="float" office:value="1.225">
            <text:p>1,22500</text:p>
          </table:table-cell>
          <table:table-cell table:formula="of:=[.AB16]" office:value-type="float" office:value="288.15">
            <text:p>288,15000</text:p>
          </table:table-cell>
          <table:table-cell table:formula="of:=[.AC16]" office:value-type="float" office:value="1.235">
            <text:p>1,23500</text:p>
          </table:table-cell>
          <table:table-cell table:formula="of:=[.AD16]" office:value-type="float" office:value="9.81">
            <text:p>9,81000</text:p>
          </table:table-cell>
          <table:table-cell table:formula="of:=[.AE16]" office:value-type="float" office:value="293.15">
            <text:p>293,15000</text:p>
          </table:table-cell>
          <table:table-cell table:formula="of:=[.AF16]" office:value-type="float" office:value="100600">
            <text:p>100600,00000</text:p>
          </table:table-cell>
          <table:table-cell table:formula="of:=[.AG16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9.8">
            <text:p>9,80000</text:p>
          </table:table-cell>
          <table:table-cell office:value-type="float" office:value="1328">
            <text:p>1328,00000</text:p>
          </table:table-cell>
          <table:table-cell table:formula="of:=[.A18]+273.15" office:value-type="float" office:value="282.95">
            <text:p>282,95000</text:p>
          </table:table-cell>
          <table:table-cell table:style-name="ce47" table:formula="of:=[.D17]" office:value-type="float" office:value="0">
            <text:p>0,00000</text:p>
          </table:table-cell>
          <table:table-cell table:style-name="ce47" table:formula="of:=[.E17]-0.38095" office:value-type="float" office:value="3693.7143">
            <text:p>3693,71430</text:p>
          </table:table-cell>
          <table:table-cell table:style-name="ce53" table:formula="of:=[.F17]+11.42857" office:value-type="float" office:value="68.57142">
            <text:p>68,57142</text:p>
          </table:table-cell>
          <table:table-cell table:formula="of:=[.AB18]+([.B18]*[.Y18])" office:value-type="float" office:value="279.518">
            <text:p>279,51800</text:p>
          </table:table-cell>
          <table:table-cell table:formula="of:=[.AA18] * ( ( 1 + ( [.Y18] * ( [.B18] / [.AB18] ) ) ) ^ 4.256 )" office:value-type="float" office:value="1.07626508059947">
            <text:p>1,07627</text:p>
          </table:table-cell>
          <table:table-cell table:formula="of:=( [.H18] * [.G18] ) / [.C18]" office:value-type="float" office:value="1.06321068315605">
            <text:p>1,06321</text:p>
          </table:table-cell>
          <table:table-cell table:formula="of:=[.Z18] * ( ( 1+ ( [.Y18] * ( [.B18] / [.AB18] ) ) ) ^ 5.256 )" office:value-type="float" office:value="86355.6842718937">
            <text:p>86355,68427</text:p>
          </table:table-cell>
          <table:table-cell table:formula="of:=[.K17] + ([.B18]-[.B17])" office:value-type="float" office:value="-589">
            <text:p>-589,00000</text:p>
          </table:table-cell>
          <table:table-cell table:formula="of:= [.E18] * [.AD18] * COS( [.S18] )" office:value-type="float" office:value="35806.4751592302">
            <text:p>35806,47516</text:p>
          </table:table-cell>
          <table:table-cell table:style-name="ce57" table:formula="of:=-0.02*[.F18]+58.05" office:value-type="float" office:value="56.6785716">
            <text:p>56,67857</text:p>
          </table:table-cell>
          <table:table-cell table:style-name="ce62" table:formula="of:= ( [.K18] / [.F18] ) * ( ( ( [.C17] + [.C18] ) / 2 ) / ( ( [.G17] + [.G18] ) / 2 ) )" office:value-type="float" office:value="-8.69436262326042">
            <text:p>-8,69436</text:p>
          </table:table-cell>
          <table:table-cell table:style-name="ce57" table:formula="of:=0.01*[.F18]+15.55" office:value-type="float" office:value="16.2357142">
            <text:p>16,23571</text:p>
          </table:table-cell>
          <table:table-cell table:style-name="ce66" table:formula="of:= - ( [.E18] * [.AD18] * SIN( [.S18] ) )" office:value-type="float" office:value="-5558.41746220983">
            <text:p>-5558,41746</text:p>
          </table:table-cell>
          <table:table-cell table:style-name="ce71" table:formula="of:= - ( ( 2 * [.P18] ) / ( ( ( [.M18] ) ^ 2 ) * [.AG18] * [.I18] ) )" office:value-type="float" office:value="0.116242783342332">
            <text:p>0,11624</text:p>
          </table:table-cell>
          <table:table-cell table:style-name="ce76" table:formula="of:= ( ( 2 * [.L18] ) / ( ( ( [.M18] ) ^ 2 ) * [.AG18] * [.I18] ) )" office:value-type="float" office:value="0.748818231535317">
            <text:p>0,74882</text:p>
          </table:table-cell>
          <table:table-cell table:style-name="ce53" table:formula="of:=ASIN( - ( [.N18] / [.M18] ) )" office:value-type="float" office:value="0.154005759199046">
            <text:p>0,15401</text:p>
          </table:table-cell>
          <table:table-cell table:style-name="ce53" table:formula="of:=[.S18] * ( 180 / 3.14159265359 )" office:value-type="float" office:value="8.82388002281278">
            <text:p>8,82388</text:p>
          </table:table-cell>
          <table:table-cell table:style-name="ce79" table:formula="of:=0*[.F18]+5.7" office:value-type="float" office:value="5.7">
            <text:p>5,70000</text:p>
          </table:table-cell>
          <table:table-cell table:style-name="ce82" table:formula="of:=0*[.F18]-0.8" office:value-type="float" office:value="-0.8">
            <text:p>-0,80000</text:p>
          </table:table-cell>
          <table:table-cell/>
          <table:table-cell table:formula="of:=[.X17]" office:value-type="float" office:value="0">
            <text:p>0,00000</text:p>
          </table:table-cell>
          <table:table-cell table:formula="of:=[.Y17]" office:value-type="float" office:value="-0.0065">
            <text:p>-0,00650</text:p>
          </table:table-cell>
          <table:table-cell table:formula="of:=[.Z17]" office:value-type="float" office:value="101325">
            <text:p>101325,00000</text:p>
          </table:table-cell>
          <table:table-cell table:formula="of:=[.AA17]" office:value-type="float" office:value="1.225">
            <text:p>1,22500</text:p>
          </table:table-cell>
          <table:table-cell table:formula="of:=[.AB17]" office:value-type="float" office:value="288.15">
            <text:p>288,15000</text:p>
          </table:table-cell>
          <table:table-cell table:formula="of:=[.AC17]" office:value-type="float" office:value="1.235">
            <text:p>1,23500</text:p>
          </table:table-cell>
          <table:table-cell table:formula="of:=[.AD17]" office:value-type="float" office:value="9.81">
            <text:p>9,81000</text:p>
          </table:table-cell>
          <table:table-cell table:formula="of:=[.AE17]" office:value-type="float" office:value="293.15">
            <text:p>293,15000</text:p>
          </table:table-cell>
          <table:table-cell table:formula="of:=[.AF17]" office:value-type="float" office:value="100600">
            <text:p>100600,00000</text:p>
          </table:table-cell>
          <table:table-cell table:formula="of:=[.AG17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0.4">
            <text:p>10,40000</text:p>
          </table:table-cell>
          <table:table-cell office:value-type="float" office:value="1255">
            <text:p>1255,00000</text:p>
          </table:table-cell>
          <table:table-cell table:formula="of:=[.A19]+273.15" office:value-type="float" office:value="283.55">
            <text:p>283,55000</text:p>
          </table:table-cell>
          <table:table-cell table:style-name="ce47" table:formula="of:=[.D18]" office:value-type="float" office:value="0">
            <text:p>0,00000</text:p>
          </table:table-cell>
          <table:table-cell table:style-name="ce47" table:formula="of:=[.E18]-0.38095" office:value-type="float" office:value="3693.33335">
            <text:p>3693,33335</text:p>
          </table:table-cell>
          <table:table-cell table:style-name="ce53" table:formula="of:=[.F18]+11.42857" office:value-type="float" office:value="79.99999">
            <text:p>79,99999</text:p>
          </table:table-cell>
          <table:table-cell table:formula="of:=[.AB19]+([.B19]*[.Y19])" office:value-type="float" office:value="279.9925">
            <text:p>279,99250</text:p>
          </table:table-cell>
          <table:table-cell table:formula="of:=[.AA19] * ( ( 1 + ( [.Y19] * ( [.B19] / [.AB19] ) ) ) ^ 4.256 )" office:value-type="float" office:value="1.08406243745784">
            <text:p>1,08406</text:p>
          </table:table-cell>
          <table:table-cell table:formula="of:=( [.H19] * [.G19] ) / [.C19]" office:value-type="float" office:value="1.07046147776376">
            <text:p>1,07046</text:p>
          </table:table-cell>
          <table:table-cell table:formula="of:=[.Z19] * ( ( 1+ ( [.Y19] * ( [.B19] / [.AB19] ) ) ) ^ 5.256 )" office:value-type="float" office:value="87128.9729156592">
            <text:p>87128,97292</text:p>
          </table:table-cell>
          <table:table-cell table:formula="of:=[.K18] + ([.B19]-[.B18])" office:value-type="float" office:value="-662">
            <text:p>-662,00000</text:p>
          </table:table-cell>
          <table:table-cell table:formula="of:= [.E19] * [.AD19] * COS( [.S19] )" office:value-type="float" office:value="35830.3078537111">
            <text:p>35830,30785</text:p>
          </table:table-cell>
          <table:table-cell table:style-name="ce57" table:formula="of:=-0.02*[.F19]+58.05" office:value-type="float" office:value="56.4500002">
            <text:p>56,45000</text:p>
          </table:table-cell>
          <table:table-cell table:style-name="ce62" table:formula="of:= ( [.K19] / [.F19] ) * ( ( ( [.C18] + [.C19] ) / 2 ) / ( ( [.G18] + [.G19] ) / 2 ) )" office:value-type="float" office:value="-8.37837374986441">
            <text:p>-8,37837</text:p>
          </table:table-cell>
          <table:table-cell table:style-name="ce57" table:formula="of:=0.01*[.F19]+15.55" office:value-type="float" office:value="16.3499999">
            <text:p>16,35000</text:p>
          </table:table-cell>
          <table:table-cell table:style-name="ce66" table:formula="of:= - ( [.E19] * [.AD19] * SIN( [.S19] ) )" office:value-type="float" office:value="-5377.53563596004">
            <text:p>-5377,53564</text:p>
          </table:table-cell>
          <table:table-cell table:style-name="ce71" table:formula="of:= - ( ( 2 * [.P19] ) / ( ( ( [.M19] ) ^ 2 ) * [.AG19] * [.I19] ) )" office:value-type="float" office:value="0.112604649377239">
            <text:p>0,11260</text:p>
          </table:table-cell>
          <table:table-cell table:style-name="ce76" table:formula="of:= ( ( 2 * [.L19] ) / ( ( ( [.M19] ) ^ 2 ) * [.AG19] * [.I19] ) )" office:value-type="float" office:value="0.750280337700703">
            <text:p>0,75028</text:p>
          </table:table-cell>
          <table:table-cell table:style-name="ce53" table:formula="of:=ASIN( - ( [.N19] / [.M19] ) )" office:value-type="float" office:value="0.148971544436189">
            <text:p>0,14897</text:p>
          </table:table-cell>
          <table:table-cell table:style-name="ce53" table:formula="of:=[.S19] * ( 180 / 3.14159265359 )" office:value-type="float" office:value="8.53544076373866">
            <text:p>8,53544</text:p>
          </table:table-cell>
          <table:table-cell table:style-name="ce79" table:formula="of:=0*[.F19]+5.7" office:value-type="float" office:value="5.7">
            <text:p>5,70000</text:p>
          </table:table-cell>
          <table:table-cell table:style-name="ce82" table:formula="of:=0*[.F19]-0.8" office:value-type="float" office:value="-0.8">
            <text:p>-0,80000</text:p>
          </table:table-cell>
          <table:table-cell/>
          <table:table-cell table:formula="of:=[.X18]" office:value-type="float" office:value="0">
            <text:p>0,00000</text:p>
          </table:table-cell>
          <table:table-cell table:formula="of:=[.Y18]" office:value-type="float" office:value="-0.0065">
            <text:p>-0,00650</text:p>
          </table:table-cell>
          <table:table-cell table:formula="of:=[.Z18]" office:value-type="float" office:value="101325">
            <text:p>101325,00000</text:p>
          </table:table-cell>
          <table:table-cell table:formula="of:=[.AA18]" office:value-type="float" office:value="1.225">
            <text:p>1,22500</text:p>
          </table:table-cell>
          <table:table-cell table:formula="of:=[.AB18]" office:value-type="float" office:value="288.15">
            <text:p>288,15000</text:p>
          </table:table-cell>
          <table:table-cell table:formula="of:=[.AC18]" office:value-type="float" office:value="1.235">
            <text:p>1,23500</text:p>
          </table:table-cell>
          <table:table-cell table:formula="of:=[.AD18]" office:value-type="float" office:value="9.81">
            <text:p>9,81000</text:p>
          </table:table-cell>
          <table:table-cell table:formula="of:=[.AE18]" office:value-type="float" office:value="293.15">
            <text:p>293,15000</text:p>
          </table:table-cell>
          <table:table-cell table:formula="of:=[.AF18]" office:value-type="float" office:value="100600">
            <text:p>100600,00000</text:p>
          </table:table-cell>
          <table:table-cell table:formula="of:=[.AG18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">
            <text:p>11,00000</text:p>
          </table:table-cell>
          <table:table-cell office:value-type="float" office:value="1182">
            <text:p>1182,00000</text:p>
          </table:table-cell>
          <table:table-cell table:formula="of:=[.A20]+273.15" office:value-type="float" office:value="284.15">
            <text:p>284,15000</text:p>
          </table:table-cell>
          <table:table-cell table:style-name="ce47" table:formula="of:=[.D19]" office:value-type="float" office:value="0">
            <text:p>0,00000</text:p>
          </table:table-cell>
          <table:table-cell table:style-name="ce47" table:formula="of:=[.E19]-0.38095" office:value-type="float" office:value="3692.9524">
            <text:p>3692,95240</text:p>
          </table:table-cell>
          <table:table-cell table:style-name="ce53" table:formula="of:=[.F19]+11.42857" office:value-type="float" office:value="91.42856">
            <text:p>91,42856</text:p>
          </table:table-cell>
          <table:table-cell table:formula="of:=[.AB20]+([.B20]*[.Y20])" office:value-type="float" office:value="280.467">
            <text:p>280,46700</text:p>
          </table:table-cell>
          <table:table-cell table:formula="of:=[.AA20] * ( ( 1 + ( [.Y20] * ( [.B20] / [.AB20] ) ) ) ^ 4.256 )" office:value-type="float" office:value="1.09190293829993">
            <text:p>1,09190</text:p>
          </table:table-cell>
          <table:table-cell table:formula="of:=( [.H20] * [.G20] ) / [.C20]" office:value-type="float" office:value="1.07775027765675">
            <text:p>1,07775</text:p>
          </table:table-cell>
          <table:table-cell table:formula="of:=[.Z20] * ( ( 1+ ( [.Y20] * ( [.B20] / [.AB20] ) ) ) ^ 5.256 )" office:value-type="float" office:value="87907.8591350637">
            <text:p>87907,85914</text:p>
          </table:table-cell>
          <table:table-cell table:formula="of:=[.K19] + ([.B20]-[.B19])" office:value-type="float" office:value="-735">
            <text:p>-735,00000</text:p>
          </table:table-cell>
          <table:table-cell table:formula="of:= [.E20] * [.AD20] * COS( [.S20] )" office:value-type="float" office:value="35845.8616495431">
            <text:p>35845,86165</text:p>
          </table:table-cell>
          <table:table-cell table:style-name="ce57" table:formula="of:=-0.02*[.F20]+58.05" office:value-type="float" office:value="56.2214288">
            <text:p>56,22143</text:p>
          </table:table-cell>
          <table:table-cell table:style-name="ce62" table:formula="of:= ( [.K20] / [.F20] ) * ( ( ( [.C19] + [.C20] ) / 2 ) / ( ( [.G19] + [.G20] ) / 2 ) )" office:value-type="float" office:value="-8.14291907215783">
            <text:p>-8,14292</text:p>
          </table:table-cell>
          <table:table-cell table:style-name="ce57" table:formula="of:=0.01*[.F20]+15.55" office:value-type="float" office:value="16.4642856">
            <text:p>16,46429</text:p>
          </table:table-cell>
          <table:table-cell table:style-name="ce66" table:formula="of:= - ( [.E20] * [.AD20] * SIN( [.S20] ) )" office:value-type="float" office:value="-5247.11952757255">
            <text:p>-5247,11953</text:p>
          </table:table-cell>
          <table:table-cell table:style-name="ce71" table:formula="of:= - ( ( 2 * [.P20] ) / ( ( ( [.M20] ) ^ 2 ) * [.AG20] * [.I20] ) )" office:value-type="float" office:value="0.110019843117307">
            <text:p>0,11002</text:p>
          </table:table-cell>
          <table:table-cell table:style-name="ce76" table:formula="of:= ( ( 2 * [.L20] ) / ( ( ( [.M20] ) ^ 2 ) * [.AG20] * [.I20] ) )" office:value-type="float" office:value="0.751604009469154">
            <text:p>0,75160</text:p>
          </table:table-cell>
          <table:table-cell table:style-name="ce53" table:formula="of:=ASIN( - ( [.N20] / [.M20] ) )" office:value-type="float" office:value="0.145347801822599">
            <text:p>0,14535</text:p>
          </table:table-cell>
          <table:table-cell table:style-name="ce53" table:formula="of:=[.S20] * ( 180 / 3.14159265359 )" office:value-type="float" office:value="8.32781560593827">
            <text:p>8,32782</text:p>
          </table:table-cell>
          <table:table-cell table:style-name="ce79" table:formula="of:=0*[.F20]+5.7" office:value-type="float" office:value="5.7">
            <text:p>5,70000</text:p>
          </table:table-cell>
          <table:table-cell table:style-name="ce82" table:formula="of:=0*[.F20]-0.8" office:value-type="float" office:value="-0.8">
            <text:p>-0,80000</text:p>
          </table:table-cell>
          <table:table-cell/>
          <table:table-cell table:formula="of:=[.X19]" office:value-type="float" office:value="0">
            <text:p>0,00000</text:p>
          </table:table-cell>
          <table:table-cell table:formula="of:=[.Y19]" office:value-type="float" office:value="-0.0065">
            <text:p>-0,00650</text:p>
          </table:table-cell>
          <table:table-cell table:formula="of:=[.Z19]" office:value-type="float" office:value="101325">
            <text:p>101325,00000</text:p>
          </table:table-cell>
          <table:table-cell table:formula="of:=[.AA19]" office:value-type="float" office:value="1.225">
            <text:p>1,22500</text:p>
          </table:table-cell>
          <table:table-cell table:formula="of:=[.AB19]" office:value-type="float" office:value="288.15">
            <text:p>288,15000</text:p>
          </table:table-cell>
          <table:table-cell table:formula="of:=[.AC19]" office:value-type="float" office:value="1.235">
            <text:p>1,23500</text:p>
          </table:table-cell>
          <table:table-cell table:formula="of:=[.AD19]" office:value-type="float" office:value="9.81">
            <text:p>9,81000</text:p>
          </table:table-cell>
          <table:table-cell table:formula="of:=[.AE19]" office:value-type="float" office:value="293.15">
            <text:p>293,15000</text:p>
          </table:table-cell>
          <table:table-cell table:formula="of:=[.AF19]" office:value-type="float" office:value="100600">
            <text:p>100600,00000</text:p>
          </table:table-cell>
          <table:table-cell table:formula="of:=[.AG19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2">
            <text:p>11,20000</text:p>
          </table:table-cell>
          <table:table-cell office:value-type="float" office:value="1112">
            <text:p>1112,00000</text:p>
          </table:table-cell>
          <table:table-cell table:formula="of:=[.A21]+273.15" office:value-type="float" office:value="284.35">
            <text:p>284,35000</text:p>
          </table:table-cell>
          <table:table-cell table:style-name="ce47" table:formula="of:=[.D20]" office:value-type="float" office:value="0">
            <text:p>0,00000</text:p>
          </table:table-cell>
          <table:table-cell table:style-name="ce47" table:formula="of:=[.E20]-0.38095" office:value-type="float" office:value="3692.57145">
            <text:p>3692,57145</text:p>
          </table:table-cell>
          <table:table-cell table:style-name="ce53" table:formula="of:=[.F20]+11.42857" office:value-type="float" office:value="102.85713">
            <text:p>102,85713</text:p>
          </table:table-cell>
          <table:table-cell table:formula="of:=[.AB21]+([.B21]*[.Y21])" office:value-type="float" office:value="280.922">
            <text:p>280,92200</text:p>
          </table:table-cell>
          <table:table-cell table:formula="of:=[.AA21] * ( ( 1 + ( [.Y21] * ( [.B21] / [.AB21] ) ) ) ^ 4.256 )" office:value-type="float" office:value="1.09946190059109">
            <text:p>1,09946</text:p>
          </table:table-cell>
          <table:table-cell table:formula="of:=( [.H21] * [.G21] ) / [.C21]" office:value-type="float" office:value="1.0862072658268">
            <text:p>1,08621</text:p>
          </table:table-cell>
          <table:table-cell table:formula="of:=[.Z21] * ( ( 1+ ( [.Y21] * ( [.B21] / [.AB21] ) ) ) ^ 5.256 )" office:value-type="float" office:value="88660.0222433331">
            <text:p>88660,02224</text:p>
          </table:table-cell>
          <table:table-cell table:formula="of:=[.K20] + ([.B21]-[.B20])" office:value-type="float" office:value="-805">
            <text:p>-805,00000</text:p>
          </table:table-cell>
          <table:table-cell table:formula="of:= [.E21] * [.AD21] * COS( [.S21] )" office:value-type="float" office:value="35859.413496794">
            <text:p>35859,41350</text:p>
          </table:table-cell>
          <table:table-cell table:style-name="ce57" table:formula="of:=-0.02*[.F21]+58.05" office:value-type="float" office:value="55.9928574">
            <text:p>55,99286</text:p>
          </table:table-cell>
          <table:table-cell table:style-name="ce62" table:formula="of:= ( [.K21] / [.F21] ) * ( ( ( [.C20] + [.C21] ) / 2 ) / ( ( [.G20] + [.G21] ) / 2 ) )" office:value-type="float" office:value="-7.92552515189319">
            <text:p>-7,92553</text:p>
          </table:table-cell>
          <table:table-cell table:style-name="ce57" table:formula="of:=0.01*[.F21]+15.55" office:value-type="float" office:value="16.5785713">
            <text:p>16,57857</text:p>
          </table:table-cell>
          <table:table-cell table:style-name="ce66" table:formula="of:= - ( [.E21] * [.AD21] * SIN( [.S21] ) )" office:value-type="float" office:value="-5127.35435287806">
            <text:p>-5127,35435</text:p>
          </table:table-cell>
          <table:table-cell table:style-name="ce71" table:formula="of:= - ( ( 2 * [.P21] ) / ( ( ( [.M21] ) ^ 2 ) * [.AG21] * [.I21] ) )" office:value-type="float" office:value="0.107544283863546">
            <text:p>0,10754</text:p>
          </table:table-cell>
          <table:table-cell table:style-name="ce76" table:formula="of:= ( ( 2 * [.L21] ) / ( ( ( [.M21] ) ^ 2 ) * [.AG21] * [.I21] ) )" office:value-type="float" office:value="0.752137394622396">
            <text:p>0,75214</text:p>
          </table:table-cell>
          <table:table-cell table:style-name="ce53" table:formula="of:=ASIN( - ( [.N21] / [.M21] ) )" office:value-type="float" office:value="0.142022246165258">
            <text:p>0,14202</text:p>
          </table:table-cell>
          <table:table-cell table:style-name="ce53" table:formula="of:=[.S21] * ( 180 / 3.14159265359 )" office:value-type="float" office:value="8.13727530223681">
            <text:p>8,13728</text:p>
          </table:table-cell>
          <table:table-cell table:style-name="ce79" table:formula="of:=0*[.F21]+5.7" office:value-type="float" office:value="5.7">
            <text:p>5,70000</text:p>
          </table:table-cell>
          <table:table-cell table:style-name="ce82" table:formula="of:=0*[.F21]-0.8" office:value-type="float" office:value="-0.8">
            <text:p>-0,80000</text:p>
          </table:table-cell>
          <table:table-cell/>
          <table:table-cell table:formula="of:=[.X20]" office:value-type="float" office:value="0">
            <text:p>0,00000</text:p>
          </table:table-cell>
          <table:table-cell table:formula="of:=[.Y20]" office:value-type="float" office:value="-0.0065">
            <text:p>-0,00650</text:p>
          </table:table-cell>
          <table:table-cell table:formula="of:=[.Z20]" office:value-type="float" office:value="101325">
            <text:p>101325,00000</text:p>
          </table:table-cell>
          <table:table-cell table:formula="of:=[.AA20]" office:value-type="float" office:value="1.225">
            <text:p>1,22500</text:p>
          </table:table-cell>
          <table:table-cell table:formula="of:=[.AB20]" office:value-type="float" office:value="288.15">
            <text:p>288,15000</text:p>
          </table:table-cell>
          <table:table-cell table:formula="of:=[.AC20]" office:value-type="float" office:value="1.235">
            <text:p>1,23500</text:p>
          </table:table-cell>
          <table:table-cell table:formula="of:=[.AD20]" office:value-type="float" office:value="9.81">
            <text:p>9,81000</text:p>
          </table:table-cell>
          <table:table-cell table:formula="of:=[.AE20]" office:value-type="float" office:value="293.15">
            <text:p>293,15000</text:p>
          </table:table-cell>
          <table:table-cell table:formula="of:=[.AF20]" office:value-type="float" office:value="100600">
            <text:p>100600,00000</text:p>
          </table:table-cell>
          <table:table-cell table:formula="of:=[.AG20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3">
            <text:p>11,30000</text:p>
          </table:table-cell>
          <table:table-cell table:style-name="ce47" office:value-type="float" office:value="1043">
            <text:p>1043,00000</text:p>
          </table:table-cell>
          <table:table-cell table:style-name="ce47" table:formula="of:=[.A22]+273.15" office:value-type="float" office:value="284.45">
            <text:p>284,45000</text:p>
          </table:table-cell>
          <table:table-cell table:style-name="ce47" table:formula="of:=[.D21]" office:value-type="float" office:value="0">
            <text:p>0,00000</text:p>
          </table:table-cell>
          <table:table-cell table:style-name="ce47" table:formula="of:=[.E21]-0.38095" office:value-type="float" office:value="3692.1905">
            <text:p>3692,19050</text:p>
          </table:table-cell>
          <table:table-cell table:style-name="ce53" table:formula="of:=[.F21]+11.42857" office:value-type="float" office:value="114.2857">
            <text:p>114,28570</text:p>
          </table:table-cell>
          <table:table-cell table:style-name="ce47" table:formula="of:=[.AB22]+([.B22]*[.Y22])" office:value-type="float" office:value="281.3705">
            <text:p>281,37050</text:p>
          </table:table-cell>
          <table:table-cell table:style-name="ce47" table:formula="of:=[.AA22] * ( ( 1 + ( [.Y22] * ( [.B22] / [.AB22] ) ) ) ^ 4.256 )" office:value-type="float" office:value="1.10695199312809">
            <text:p>1,10695</text:p>
          </table:table-cell>
          <table:table-cell table:style-name="ce47" table:formula="of:=( [.H22] * [.G22] ) / [.C22]" office:value-type="float" office:value="1.09496795845473">
            <text:p>1,09497</text:p>
          </table:table-cell>
          <table:table-cell table:style-name="ce47" table:formula="of:=[.Z22] * ( ( 1+ ( [.Y22] * ( [.B22] / [.AB22] ) ) ) ^ 5.256 )" office:value-type="float" office:value="89406.531874786">
            <text:p>89406,53187</text:p>
          </table:table-cell>
          <table:table-cell table:style-name="ce47" table:formula="of:=[.K21] + ([.B22]-[.B21])" office:value-type="float" office:value="-874">
            <text:p>-874,00000</text:p>
          </table:table-cell>
          <table:table-cell table:style-name="ce47" table:formula="of:= [.E22] * [.AD22] * COS( [.S22] )" office:value-type="float" office:value="35870.1621039696">
            <text:p>35870,16210</text:p>
          </table:table-cell>
          <table:table-cell table:style-name="ce57" table:formula="of:=-0.02*[.F22]+58.05" office:value-type="float" office:value="55.764286">
            <text:p>55,76429</text:p>
          </table:table-cell>
          <table:table-cell table:style-name="ce62" table:formula="of:= ( [.K22] / [.F22] ) * ( ( ( [.C21] + [.C22] ) / 2 ) / ( ( [.G21] + [.G22] ) / 2 ) )" office:value-type="float" office:value="-7.73600669355774">
            <text:p>-7,73601</text:p>
          </table:table-cell>
          <table:table-cell table:style-name="ce57" table:formula="of:=0.01*[.F22]+15.55" office:value-type="float" office:value="16.692857">
            <text:p>16,69286</text:p>
          </table:table-cell>
          <table:table-cell table:style-name="ce66" table:formula="of:= - ( [.E22] * [.AD22] * SIN( [.S22] ) )" office:value-type="float" office:value="-5024.74236357556">
            <text:p>-5024,74236</text:p>
          </table:table-cell>
          <table:table-cell table:style-name="ce71" table:formula="of:= - ( ( 2 * [.P22] ) / ( ( ( [.M22] ) ^ 2 ) * [.AG22] * [.I22] ) )" office:value-type="float" office:value="0.105407632871954">
            <text:p>0,10541</text:p>
          </table:table-cell>
          <table:table-cell table:style-name="ce76" table:formula="of:= ( ( 2 * [.L22] ) / ( ( ( [.M22] ) ^ 2 ) * [.AG22] * [.I22] ) )" office:value-type="float" office:value="0.75247417768544">
            <text:p>0,75247</text:p>
          </table:table-cell>
          <table:table-cell table:style-name="ce53" table:formula="of:=ASIN( - ( [.N22] / [.M22] ) )" office:value-type="float" office:value="0.139175771384932">
            <text:p>0,13918</text:p>
          </table:table-cell>
          <table:table-cell table:style-name="ce53" table:formula="of:=[.S22] * ( 180 / 3.14159265359 )" office:value-type="float" office:value="7.97418431083368">
            <text:p>7,97418</text:p>
          </table:table-cell>
          <table:table-cell table:style-name="ce79" table:formula="of:=0*[.F22]+5.7" office:value-type="float" office:value="5.7">
            <text:p>5,70000</text:p>
          </table:table-cell>
          <table:table-cell table:style-name="ce82" table:formula="of:=0*[.F22]-0.8" office:value-type="float" office:value="-0.8">
            <text:p>-0,80000</text:p>
          </table:table-cell>
          <table:table-cell/>
          <table:table-cell table:formula="of:=[.X21]" office:value-type="float" office:value="0">
            <text:p>0,00000</text:p>
          </table:table-cell>
          <table:table-cell table:formula="of:=[.Y21]" office:value-type="float" office:value="-0.0065">
            <text:p>-0,00650</text:p>
          </table:table-cell>
          <table:table-cell table:formula="of:=[.Z21]" office:value-type="float" office:value="101325">
            <text:p>101325,00000</text:p>
          </table:table-cell>
          <table:table-cell table:formula="of:=[.AA21]" office:value-type="float" office:value="1.225">
            <text:p>1,22500</text:p>
          </table:table-cell>
          <table:table-cell table:formula="of:=[.AB21]" office:value-type="float" office:value="288.15">
            <text:p>288,15000</text:p>
          </table:table-cell>
          <table:table-cell table:formula="of:=[.AC21]" office:value-type="float" office:value="1.235">
            <text:p>1,23500</text:p>
          </table:table-cell>
          <table:table-cell table:formula="of:=[.AD21]" office:value-type="float" office:value="9.81">
            <text:p>9,81000</text:p>
          </table:table-cell>
          <table:table-cell table:formula="of:=[.AE21]" office:value-type="float" office:value="293.15">
            <text:p>293,15000</text:p>
          </table:table-cell>
          <table:table-cell table:formula="of:=[.AF21]" office:value-type="float" office:value="100600">
            <text:p>100600,00000</text:p>
          </table:table-cell>
          <table:table-cell table:formula="of:=[.AG21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1">
            <text:p>11,10000</text:p>
          </table:table-cell>
          <table:table-cell office:value-type="float" office:value="985">
            <text:p>985,00000</text:p>
          </table:table-cell>
          <table:table-cell table:formula="of:=[.A23]+273.15" office:value-type="float" office:value="284.25">
            <text:p>284,25000</text:p>
          </table:table-cell>
          <table:table-cell table:style-name="ce47" table:formula="of:=[.D22]" office:value-type="float" office:value="0">
            <text:p>0,00000</text:p>
          </table:table-cell>
          <table:table-cell table:style-name="ce47" table:formula="of:=[.E22]-0.38095" office:value-type="float" office:value="3691.80955">
            <text:p>3691,80955</text:p>
          </table:table-cell>
          <table:table-cell table:style-name="ce53" table:formula="of:=[.F22]+11.42857" office:value-type="float" office:value="125.71427">
            <text:p>125,71427</text:p>
          </table:table-cell>
          <table:table-cell table:formula="of:=[.AB23]+([.B23]*[.Y23])" office:value-type="float" office:value="281.7475">
            <text:p>281,74750</text:p>
          </table:table-cell>
          <table:table-cell table:formula="of:=[.AA23] * ( ( 1 + ( [.Y23] * ( [.B23] / [.AB23] ) ) ) ^ 4.256 )" office:value-type="float" office:value="1.11327815711223">
            <text:p>1,11328</text:p>
          </table:table-cell>
          <table:table-cell table:formula="of:=( [.H23] * [.G23] ) / [.C23]" office:value-type="float" office:value="1.10347700112921">
            <text:p>1,10348</text:p>
          </table:table-cell>
          <table:table-cell table:formula="of:=[.Z23] * ( ( 1+ ( [.Y23] * ( [.B23] / [.AB23] ) ) ) ^ 5.256 )" office:value-type="float" office:value="90037.9625956704">
            <text:p>90037,96260</text:p>
          </table:table-cell>
          <table:table-cell table:formula="of:=[.K22] + ([.B23]-[.B22])" office:value-type="float" office:value="-932">
            <text:p>-932,00000</text:p>
          </table:table-cell>
          <table:table-cell table:formula="of:= [.E23] * [.AD23] * COS( [.S23] )" office:value-type="float" office:value="35886.0151500651">
            <text:p>35886,01515</text:p>
          </table:table-cell>
          <table:table-cell table:style-name="ce57" table:formula="of:=-0.02*[.F23]+58.05" office:value-type="float" office:value="55.5357146">
            <text:p>55,53571</text:p>
          </table:table-cell>
          <table:table-cell table:style-name="ce62" table:formula="of:= ( [.K23] / [.F23] ) * ( ( ( [.C22] + [.C23] ) / 2 ) / ( ( [.G22] + [.G23] ) / 2 ) )" office:value-type="float" office:value="-7.48712619205378">
            <text:p>-7,48713</text:p>
          </table:table-cell>
          <table:table-cell table:style-name="ce57" table:formula="of:=0.01*[.F23]+15.55" office:value-type="float" office:value="16.8071427">
            <text:p>16,80714</text:p>
          </table:table-cell>
          <table:table-cell table:style-name="ce66" table:formula="of:= - ( [.E23] * [.AD23] * SIN( [.S23] ) )" office:value-type="float" office:value="-4882.59930345788">
            <text:p>-4882,59930</text:p>
          </table:table-cell>
          <table:table-cell table:style-name="ce71" table:formula="of:= - ( ( 2 * [.P23] ) / ( ( ( [.M23] ) ^ 2 ) * [.AG23] * [.I23] ) )" office:value-type="float" office:value="0.10247431743966">
            <text:p>0,10247</text:p>
          </table:table-cell>
          <table:table-cell table:style-name="ce76" table:formula="of:= ( ( 2 * [.L23] ) / ( ( ( [.M23] ) ^ 2 ) * [.AG23] * [.I23] ) )" office:value-type="float" office:value="0.753163362295132">
            <text:p>0,75316</text:p>
          </table:table-cell>
          <table:table-cell table:style-name="ce53" table:formula="of:=ASIN( - ( [.N23] / [.M23] ) )" office:value-type="float" office:value="0.135228188122321">
            <text:p>0,13523</text:p>
          </table:table-cell>
          <table:table-cell table:style-name="ce53" table:formula="of:=[.S23] * ( 180 / 3.14159265359 )" office:value-type="float" office:value="7.7480044506096">
            <text:p>7,74800</text:p>
          </table:table-cell>
          <table:table-cell table:style-name="ce79" table:formula="of:=0*[.F23]+5.7" office:value-type="float" office:value="5.7">
            <text:p>5,70000</text:p>
          </table:table-cell>
          <table:table-cell table:style-name="ce82" table:formula="of:=0*[.F23]-0.8" office:value-type="float" office:value="-0.8">
            <text:p>-0,80000</text:p>
          </table:table-cell>
          <table:table-cell/>
          <table:table-cell table:formula="of:=[.X22]" office:value-type="float" office:value="0">
            <text:p>0,00000</text:p>
          </table:table-cell>
          <table:table-cell table:formula="of:=[.Y22]" office:value-type="float" office:value="-0.0065">
            <text:p>-0,00650</text:p>
          </table:table-cell>
          <table:table-cell table:formula="of:=[.Z22]" office:value-type="float" office:value="101325">
            <text:p>101325,00000</text:p>
          </table:table-cell>
          <table:table-cell table:formula="of:=[.AA22]" office:value-type="float" office:value="1.225">
            <text:p>1,22500</text:p>
          </table:table-cell>
          <table:table-cell table:formula="of:=[.AB22]" office:value-type="float" office:value="288.15">
            <text:p>288,15000</text:p>
          </table:table-cell>
          <table:table-cell table:formula="of:=[.AC22]" office:value-type="float" office:value="1.235">
            <text:p>1,23500</text:p>
          </table:table-cell>
          <table:table-cell table:formula="of:=[.AD22]" office:value-type="float" office:value="9.81">
            <text:p>9,81000</text:p>
          </table:table-cell>
          <table:table-cell table:formula="of:=[.AE22]" office:value-type="float" office:value="293.15">
            <text:p>293,15000</text:p>
          </table:table-cell>
          <table:table-cell table:formula="of:=[.AF22]" office:value-type="float" office:value="100600">
            <text:p>100600,00000</text:p>
          </table:table-cell>
          <table:table-cell table:formula="of:=[.AG22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0.6">
            <text:p>10,60000</text:p>
          </table:table-cell>
          <table:table-cell office:value-type="float" office:value="937">
            <text:p>937,00000</text:p>
          </table:table-cell>
          <table:table-cell table:formula="of:=[.A24]+273.15" office:value-type="float" office:value="283.75">
            <text:p>283,75000</text:p>
          </table:table-cell>
          <table:table-cell table:style-name="ce47" table:formula="of:=[.D23]" office:value-type="float" office:value="0">
            <text:p>0,00000</text:p>
          </table:table-cell>
          <table:table-cell table:style-name="ce47" table:formula="of:=[.E23]-0.38095" office:value-type="float" office:value="3691.4286">
            <text:p>3691,42860</text:p>
          </table:table-cell>
          <table:table-cell table:style-name="ce53" table:formula="of:=[.F23]+11.42857" office:value-type="float" office:value="137.14284">
            <text:p>137,14284</text:p>
          </table:table-cell>
          <table:table-cell table:formula="of:=[.AB24]+([.B24]*[.Y24])" office:value-type="float" office:value="282.0595">
            <text:p>282,05950</text:p>
          </table:table-cell>
          <table:table-cell table:formula="of:=[.AA24] * ( ( 1 + ( [.Y24] * ( [.B24] / [.AB24] ) ) ) ^ 4.256 )" office:value-type="float" office:value="1.11853448834638">
            <text:p>1,11853</text:p>
          </table:table-cell>
          <table:table-cell table:formula="of:=( [.H24] * [.G24] ) / [.C24]" office:value-type="float" office:value="1.11187058507748">
            <text:p>1,11187</text:p>
          </table:table-cell>
          <table:table-cell table:formula="of:=[.Z24] * ( ( 1+ ( [.Y24] * ( [.B24] / [.AB24] ) ) ) ^ 5.256 )" office:value-type="float" office:value="90563.2524035653">
            <text:p>90563,25240</text:p>
          </table:table-cell>
          <table:table-cell table:formula="of:=[.K23] + ([.B24]-[.B23])" office:value-type="float" office:value="-980">
            <text:p>-980,00000</text:p>
          </table:table-cell>
          <table:table-cell table:formula="of:= [.E24] * [.AD24] * COS( [.S24] )" office:value-type="float" office:value="35904.8342407203">
            <text:p>35904,83424</text:p>
          </table:table-cell>
          <table:table-cell table:style-name="ce57" table:formula="of:=-0.02*[.F24]+58.05" office:value-type="float" office:value="55.3071432">
            <text:p>55,30714</text:p>
          </table:table-cell>
          <table:table-cell table:style-name="ce62" table:formula="of:= ( [.K24] / [.F24] ) * ( ( ( [.C23] + [.C24] ) / 2 ) / ( ( [.G23] + [.G24] ) / 2 ) )" office:value-type="float" office:value="-7.19897738177703">
            <text:p>-7,19898</text:p>
          </table:table-cell>
          <table:table-cell table:style-name="ce57" table:formula="of:=0.01*[.F24]+15.55" office:value-type="float" office:value="16.9214284">
            <text:p>16,92143</text:p>
          </table:table-cell>
          <table:table-cell table:style-name="ce66" table:formula="of:= - ( [.E24] * [.AD24] * SIN( [.S24] ) )" office:value-type="float" office:value="-4713.6036650119">
            <text:p>-4713,60367</text:p>
          </table:table-cell>
          <table:table-cell table:style-name="ce71" table:formula="of:= - ( ( 2 * [.P24] ) / ( ( ( [.M24] ) ^ 2 ) * [.AG24] * [.I24] ) )" office:value-type="float" office:value="0.0989938770747304">
            <text:p>0,09899</text:p>
          </table:table-cell>
          <table:table-cell table:style-name="ce76" table:formula="of:= ( ( 2 * [.L24] ) / ( ( ( [.M24] ) ^ 2 ) * [.AG24] * [.I24] ) )" office:value-type="float" office:value="0.75406398157692">
            <text:p>0,75406</text:p>
          </table:table-cell>
          <table:table-cell table:style-name="ce53" table:formula="of:=ASIN( - ( [.N24] / [.M24] ) )" office:value-type="float" office:value="0.13053399111209">
            <text:p>0,13053</text:p>
          </table:table-cell>
          <table:table-cell table:style-name="ce53" table:formula="of:=[.S24] * ( 180 / 3.14159265359 )" office:value-type="float" office:value="7.47904677372047">
            <text:p>7,47905</text:p>
          </table:table-cell>
          <table:table-cell table:style-name="ce79" table:formula="of:=0*[.F24]+5.7" office:value-type="float" office:value="5.7">
            <text:p>5,70000</text:p>
          </table:table-cell>
          <table:table-cell table:style-name="ce82" table:formula="of:=0*[.F24]-0.8" office:value-type="float" office:value="-0.8">
            <text:p>-0,80000</text:p>
          </table:table-cell>
          <table:table-cell/>
          <table:table-cell table:formula="of:=[.X23]" office:value-type="float" office:value="0">
            <text:p>0,00000</text:p>
          </table:table-cell>
          <table:table-cell table:formula="of:=[.Y23]" office:value-type="float" office:value="-0.0065">
            <text:p>-0,00650</text:p>
          </table:table-cell>
          <table:table-cell table:formula="of:=[.Z23]" office:value-type="float" office:value="101325">
            <text:p>101325,00000</text:p>
          </table:table-cell>
          <table:table-cell table:formula="of:=[.AA23]" office:value-type="float" office:value="1.225">
            <text:p>1,22500</text:p>
          </table:table-cell>
          <table:table-cell table:formula="of:=[.AB23]" office:value-type="float" office:value="288.15">
            <text:p>288,15000</text:p>
          </table:table-cell>
          <table:table-cell table:formula="of:=[.AC23]" office:value-type="float" office:value="1.235">
            <text:p>1,23500</text:p>
          </table:table-cell>
          <table:table-cell table:formula="of:=[.AD23]" office:value-type="float" office:value="9.81">
            <text:p>9,81000</text:p>
          </table:table-cell>
          <table:table-cell table:formula="of:=[.AE23]" office:value-type="float" office:value="293.15">
            <text:p>293,15000</text:p>
          </table:table-cell>
          <table:table-cell table:formula="of:=[.AF23]" office:value-type="float" office:value="100600">
            <text:p>100600,00000</text:p>
          </table:table-cell>
          <table:table-cell table:formula="of:=[.AG23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">
            <text:p>11,00000</text:p>
          </table:table-cell>
          <table:table-cell office:value-type="float" office:value="903">
            <text:p>903,00000</text:p>
          </table:table-cell>
          <table:table-cell table:formula="of:=[.A25]+273.15" office:value-type="float" office:value="284.15">
            <text:p>284,15000</text:p>
          </table:table-cell>
          <table:table-cell table:style-name="ce47" table:formula="of:=[.D24]" office:value-type="float" office:value="0">
            <text:p>0,00000</text:p>
          </table:table-cell>
          <table:table-cell table:style-name="ce47" table:formula="of:=[.E24]-0.38095" office:value-type="float" office:value="3691.04765">
            <text:p>3691,04765</text:p>
          </table:table-cell>
          <table:table-cell table:style-name="ce53" table:formula="of:=[.F24]+11.42857" office:value-type="float" office:value="148.57141">
            <text:p>148,57141</text:p>
          </table:table-cell>
          <table:table-cell table:formula="of:=[.AB25]+([.B25]*[.Y25])" office:value-type="float" office:value="282.2805">
            <text:p>282,28050</text:p>
          </table:table-cell>
          <table:table-cell table:formula="of:=[.AA25] * ( ( 1 + ( [.Y25] * ( [.B25] / [.AB25] ) ) ) ^ 4.256 )" office:value-type="float" office:value="1.12226919494417">
            <text:p>1,12227</text:p>
          </table:table-cell>
          <table:table-cell table:formula="of:=( [.H25] * [.G25] ) / [.C25]" office:value-type="float" office:value="1.11488548120161">
            <text:p>1,11489</text:p>
          </table:table-cell>
          <table:table-cell table:formula="of:=[.Z25] * ( ( 1+ ( [.Y25] * ( [.B25] / [.AB25] ) ) ) ^ 5.256 )" office:value-type="float" office:value="90936.8319034779">
            <text:p>90936,83190</text:p>
          </table:table-cell>
          <table:table-cell table:formula="of:=[.K24] + ([.B25]-[.B24])" office:value-type="float" office:value="-1014">
            <text:p>-1014,00000</text:p>
          </table:table-cell>
          <table:table-cell table:formula="of:= [.E25] * [.AD25] * COS( [.S25] )" office:value-type="float" office:value="35926.5665178593">
            <text:p>35926,56652</text:p>
          </table:table-cell>
          <table:table-cell table:style-name="ce57" table:formula="of:=-0.02*[.F25]+58.05" office:value-type="float" office:value="55.0785718">
            <text:p>55,07857</text:p>
          </table:table-cell>
          <table:table-cell table:style-name="ce62" table:formula="of:= ( [.K25] / [.F25] ) * ( ( ( [.C24] + [.C25] ) / 2 ) / ( ( [.G24] + [.G25] ) / 2 ) )" office:value-type="float" office:value="-6.86805469130267">
            <text:p>-6,86805</text:p>
          </table:table-cell>
          <table:table-cell table:style-name="ce57" table:formula="of:=0.01*[.F25]+15.55" office:value-type="float" office:value="17.0357141">
            <text:p>17,03571</text:p>
          </table:table-cell>
          <table:table-cell table:style-name="ce66" table:formula="of:= - ( [.E25] * [.AD25] * SIN( [.S25] ) )" office:value-type="float" office:value="-4515.12453759095">
            <text:p>-4515,12454</text:p>
          </table:table-cell>
          <table:table-cell table:style-name="ce71" table:formula="of:= - ( ( 2 * [.P25] ) / ( ( ( [.M25] ) ^ 2 ) * [.AG25] * [.I25] ) )" office:value-type="float" office:value="0.0953555767782364">
            <text:p>0,09536</text:p>
          </table:table-cell>
          <table:table-cell table:style-name="ce76" table:formula="of:= ( ( 2 * [.L25] ) / ( ( ( [.M25] ) ^ 2 ) * [.AG25] * [.I25] ) )" office:value-type="float" office:value="0.758738423148786">
            <text:p>0,75874</text:p>
          </table:table-cell>
          <table:table-cell table:style-name="ce53" table:formula="of:=ASIN( - ( [.N25] / [.M25] ) )" office:value-type="float" office:value="0.125021014876355">
            <text:p>0,12502</text:p>
          </table:table-cell>
          <table:table-cell table:style-name="ce53" table:formula="of:=[.S25] * ( 180 / 3.14159265359 )" office:value-type="float" office:value="7.16317650285694">
            <text:p>7,16318</text:p>
          </table:table-cell>
          <table:table-cell table:style-name="ce79" table:formula="of:=0*[.F25]+5.7" office:value-type="float" office:value="5.7">
            <text:p>5,70000</text:p>
          </table:table-cell>
          <table:table-cell table:style-name="ce82" table:formula="of:=0*[.F25]-0.8" office:value-type="float" office:value="-0.8">
            <text:p>-0,80000</text:p>
          </table:table-cell>
          <table:table-cell/>
          <table:table-cell table:formula="of:=[.X24]" office:value-type="float" office:value="0">
            <text:p>0,00000</text:p>
          </table:table-cell>
          <table:table-cell table:formula="of:=[.Y24]" office:value-type="float" office:value="-0.0065">
            <text:p>-0,00650</text:p>
          </table:table-cell>
          <table:table-cell table:formula="of:=[.Z24]" office:value-type="float" office:value="101325">
            <text:p>101325,00000</text:p>
          </table:table-cell>
          <table:table-cell table:formula="of:=[.AA24]" office:value-type="float" office:value="1.225">
            <text:p>1,22500</text:p>
          </table:table-cell>
          <table:table-cell table:formula="of:=[.AB24]" office:value-type="float" office:value="288.15">
            <text:p>288,15000</text:p>
          </table:table-cell>
          <table:table-cell table:formula="of:=[.AC24]" office:value-type="float" office:value="1.235">
            <text:p>1,23500</text:p>
          </table:table-cell>
          <table:table-cell table:formula="of:=[.AD24]" office:value-type="float" office:value="9.81">
            <text:p>9,81000</text:p>
          </table:table-cell>
          <table:table-cell table:formula="of:=[.AE24]" office:value-type="float" office:value="293.15">
            <text:p>293,15000</text:p>
          </table:table-cell>
          <table:table-cell table:formula="of:=[.AF24]" office:value-type="float" office:value="100600">
            <text:p>100600,00000</text:p>
          </table:table-cell>
          <table:table-cell table:formula="of:=[.AG24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0.1">
            <text:p>10,10000</text:p>
          </table:table-cell>
          <table:table-cell office:value-type="float" office:value="851">
            <text:p>851,00000</text:p>
          </table:table-cell>
          <table:table-cell table:formula="of:=[.A26]+273.15" office:value-type="float" office:value="283.25">
            <text:p>283,25000</text:p>
          </table:table-cell>
          <table:table-cell table:style-name="ce47" table:formula="of:=[.D25]" office:value-type="float" office:value="0">
            <text:p>0,00000</text:p>
          </table:table-cell>
          <table:table-cell table:style-name="ce47" table:formula="of:=[.E25]-0.38095" office:value-type="float" office:value="3690.6667">
            <text:p>3690,66670</text:p>
          </table:table-cell>
          <table:table-cell table:style-name="ce53" table:formula="of:=[.F25]+11.42857" office:value-type="float" office:value="159.99998">
            <text:p>159,99998</text:p>
          </table:table-cell>
          <table:table-cell table:formula="of:=[.AB26]+([.B26]*[.Y26])" office:value-type="float" office:value="282.6185">
            <text:p>282,61850</text:p>
          </table:table-cell>
          <table:table-cell table:formula="of:=[.AA26] * ( ( 1 + ( [.Y26] * ( [.B26] / [.AB26] ) ) ) ^ 4.256 )" office:value-type="float" office:value="1.12799954315927">
            <text:p>1,12800</text:p>
          </table:table-cell>
          <table:table-cell table:formula="of:=( [.H26] * [.G26] ) / [.C26]" office:value-type="float" office:value="1.12548469157408">
            <text:p>1,12548</text:p>
          </table:table-cell>
          <table:table-cell table:formula="of:=[.Z26] * ( ( 1+ ( [.Y26] * ( [.B26] / [.AB26] ) ) ) ^ 5.256 )" office:value-type="float" office:value="91510.6016292903">
            <text:p>91510,60163</text:p>
          </table:table-cell>
          <table:table-cell table:formula="of:=[.K25] + ([.B26]-[.B25])" office:value-type="float" office:value="-1066">
            <text:p>-1066,00000</text:p>
          </table:table-cell>
          <table:table-cell table:formula="of:= [.E26] * [.AD26] * COS( [.S26] )" office:value-type="float" office:value="35934.9651448477">
            <text:p>35934,96514</text:p>
          </table:table-cell>
          <table:table-cell table:style-name="ce57" table:formula="of:=-0.02*[.F26]+58.05" office:value-type="float" office:value="54.8500004">
            <text:p>54,85000</text:p>
          </table:table-cell>
          <table:table-cell table:style-name="ce62" table:formula="of:= ( [.K26] / [.F26] ) * ( ( ( [.C25] + [.C26] ) / 2 ) / ( ( [.G25] + [.G26] ) / 2 ) )" office:value-type="float" office:value="-6.6919979899732">
            <text:p>-6,69200</text:p>
          </table:table-cell>
          <table:table-cell table:style-name="ce57" table:formula="of:=0.01*[.F26]+15.55" office:value-type="float" office:value="17.1499998">
            <text:p>17,15000</text:p>
          </table:table-cell>
          <table:table-cell table:style-name="ce66" table:formula="of:= - ( [.E26] * [.AD26] * SIN( [.S26] ) )" office:value-type="float" office:value="-4417.26038518641">
            <text:p>-4417,26039</text:p>
          </table:table-cell>
          <table:table-cell table:style-name="ce71" table:formula="of:= - ( ( 2 * [.P26] ) / ( ( ( [.M26] ) ^ 2 ) * [.AG26] * [.I26] ) )" office:value-type="float" office:value="0.0931820160334859">
            <text:p>0,09318</text:p>
          </table:table-cell>
          <table:table-cell table:style-name="ce76" table:formula="of:= ( ( 2 * [.L26] ) / ( ( ( [.M26] ) ^ 2 ) * [.AG26] * [.I26] ) )" office:value-type="float" office:value="0.758047342991">
            <text:p>0,75805</text:p>
          </table:table-cell>
          <table:table-cell table:style-name="ce53" table:formula="of:=ASIN( - ( [.N26] / [.M26] ) )" office:value-type="float" office:value="0.122310159316625">
            <text:p>0,12231</text:p>
          </table:table-cell>
          <table:table-cell table:style-name="ce53" table:formula="of:=[.S26] * ( 180 / 3.14159265359 )" office:value-type="float" office:value="7.00785592041483">
            <text:p>7,00786</text:p>
          </table:table-cell>
          <table:table-cell table:style-name="ce79" table:formula="of:=0*[.F26]+5.7" office:value-type="float" office:value="5.7">
            <text:p>5,70000</text:p>
          </table:table-cell>
          <table:table-cell table:style-name="ce82" table:formula="of:=0*[.F26]-0.8" office:value-type="float" office:value="-0.8">
            <text:p>-0,80000</text:p>
          </table:table-cell>
          <table:table-cell/>
          <table:table-cell table:formula="of:=[.X25]" office:value-type="float" office:value="0">
            <text:p>0,00000</text:p>
          </table:table-cell>
          <table:table-cell table:formula="of:=[.Y25]" office:value-type="float" office:value="-0.0065">
            <text:p>-0,00650</text:p>
          </table:table-cell>
          <table:table-cell table:formula="of:=[.Z25]" office:value-type="float" office:value="101325">
            <text:p>101325,00000</text:p>
          </table:table-cell>
          <table:table-cell table:formula="of:=[.AA25]" office:value-type="float" office:value="1.225">
            <text:p>1,22500</text:p>
          </table:table-cell>
          <table:table-cell table:formula="of:=[.AB25]" office:value-type="float" office:value="288.15">
            <text:p>288,15000</text:p>
          </table:table-cell>
          <table:table-cell table:formula="of:=[.AC25]" office:value-type="float" office:value="1.235">
            <text:p>1,23500</text:p>
          </table:table-cell>
          <table:table-cell table:formula="of:=[.AD25]" office:value-type="float" office:value="9.81">
            <text:p>9,81000</text:p>
          </table:table-cell>
          <table:table-cell table:formula="of:=[.AE25]" office:value-type="float" office:value="293.15">
            <text:p>293,15000</text:p>
          </table:table-cell>
          <table:table-cell table:formula="of:=[.AF25]" office:value-type="float" office:value="100600">
            <text:p>100600,00000</text:p>
          </table:table-cell>
          <table:table-cell table:formula="of:=[.AG25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1">
            <text:p>8,10000</text:p>
          </table:table-cell>
          <table:table-cell office:value-type="float" office:value="792">
            <text:p>792,00000</text:p>
          </table:table-cell>
          <table:table-cell table:formula="of:=[.A27]+273.15" office:value-type="float" office:value="281.25">
            <text:p>281,25000</text:p>
          </table:table-cell>
          <table:table-cell table:style-name="ce47" table:formula="of:=[.D26]" office:value-type="float" office:value="0">
            <text:p>0,00000</text:p>
          </table:table-cell>
          <table:table-cell table:style-name="ce47" table:formula="of:=[.E26]-0.38095" office:value-type="float" office:value="3690.28575">
            <text:p>3690,28575</text:p>
          </table:table-cell>
          <table:table-cell table:style-name="ce53" table:formula="of:=[.F26]+11.42857" office:value-type="float" office:value="171.42855">
            <text:p>171,42855</text:p>
          </table:table-cell>
          <table:table-cell table:formula="of:=[.AB27]+([.B27]*[.Y27])" office:value-type="float" office:value="283.002">
            <text:p>283,00200</text:p>
          </table:table-cell>
          <table:table-cell table:formula="of:=[.AA27] * ( ( 1 + ( [.Y27] * ( [.B27] / [.AB27] ) ) ) ^ 4.256 )" office:value-type="float" office:value="1.13452836250523">
            <text:p>1,13453</text:p>
          </table:table-cell>
          <table:table-cell table:formula="of:=( [.H27] * [.G27] ) / [.C27]" office:value-type="float" office:value="1.1415957178514">
            <text:p>1,14160</text:p>
          </table:table-cell>
          <table:table-cell table:formula="of:=[.Z27] * ( ( 1+ ( [.Y27] * ( [.B27] / [.AB27] ) ) ) ^ 5.256 )" office:value-type="float" office:value="92165.155885508">
            <text:p>92165,15589</text:p>
          </table:table-cell>
          <table:table-cell table:formula="of:=[.K26] + ([.B27]-[.B26])" office:value-type="float" office:value="-1125">
            <text:p>-1125,00000</text:p>
          </table:table-cell>
          <table:table-cell table:formula="of:= [.E27] * [.AD27] * COS( [.S27] )" office:value-type="float" office:value="35940.5118698352">
            <text:p>35940,51187</text:p>
          </table:table-cell>
          <table:table-cell table:style-name="ce57" table:formula="of:=-0.02*[.F27]+58.05" office:value-type="float" office:value="54.621429">
            <text:p>54,62143</text:p>
          </table:table-cell>
          <table:table-cell table:style-name="ce62" table:formula="of:= ( [.K27] / [.F27] ) * ( ( ( [.C26] + [.C27] ) / 2 ) / ( ( [.G26] + [.G27] ) / 2 ) )" office:value-type="float" office:value="-6.54950043901602">
            <text:p>-6,54950</text:p>
          </table:table-cell>
          <table:table-cell table:style-name="ce57" table:formula="of:=0.01*[.F27]+15.55" office:value-type="float" office:value="17.2642855">
            <text:p>17,26429</text:p>
          </table:table-cell>
          <table:table-cell table:style-name="ce66" table:formula="of:= - ( [.E27] * [.AD27] * SIN( [.S27] ) )" office:value-type="float" office:value="-4340.84342704855">
            <text:p>-4340,84343</text:p>
          </table:table-cell>
          <table:table-cell table:style-name="ce71" table:formula="of:= - ( ( 2 * [.P27] ) / ( ( ( [.M27] ) ^ 2 ) * [.AG27] * [.I27] ) )" office:value-type="float" office:value="0.0910348411371667">
            <text:p>0,09103</text:p>
          </table:table-cell>
          <table:table-cell table:style-name="ce76" table:formula="of:= ( ( 2 * [.L27] ) / ( ( ( [.M27] ) ^ 2 ) * [.AG27] * [.I27] ) )" office:value-type="float" office:value="0.753733426105974">
            <text:p>0,75373</text:p>
          </table:table-cell>
          <table:table-cell table:style-name="ce53" table:formula="of:=ASIN( - ( [.N27] / [.M27] ) )" office:value-type="float" office:value="0.120196367398425">
            <text:p>0,12020</text:p>
          </table:table-cell>
          <table:table-cell table:style-name="ce53" table:formula="of:=[.S27] * ( 180 / 3.14159265359 )" office:value-type="float" office:value="6.88674456473313">
            <text:p>6,88674</text:p>
          </table:table-cell>
          <table:table-cell table:style-name="ce79" table:formula="of:=0*[.F27]+5.7" office:value-type="float" office:value="5.7">
            <text:p>5,70000</text:p>
          </table:table-cell>
          <table:table-cell table:style-name="ce82" table:formula="of:=0*[.F27]-0.8" office:value-type="float" office:value="-0.8">
            <text:p>-0,80000</text:p>
          </table:table-cell>
          <table:table-cell/>
          <table:table-cell table:formula="of:=[.X26]" office:value-type="float" office:value="0">
            <text:p>0,00000</text:p>
          </table:table-cell>
          <table:table-cell table:formula="of:=[.Y26]" office:value-type="float" office:value="-0.0065">
            <text:p>-0,00650</text:p>
          </table:table-cell>
          <table:table-cell table:formula="of:=[.Z26]" office:value-type="float" office:value="101325">
            <text:p>101325,00000</text:p>
          </table:table-cell>
          <table:table-cell table:formula="of:=[.AA26]" office:value-type="float" office:value="1.225">
            <text:p>1,22500</text:p>
          </table:table-cell>
          <table:table-cell table:formula="of:=[.AB26]" office:value-type="float" office:value="288.15">
            <text:p>288,15000</text:p>
          </table:table-cell>
          <table:table-cell table:formula="of:=[.AC26]" office:value-type="float" office:value="1.235">
            <text:p>1,23500</text:p>
          </table:table-cell>
          <table:table-cell table:formula="of:=[.AD26]" office:value-type="float" office:value="9.81">
            <text:p>9,81000</text:p>
          </table:table-cell>
          <table:table-cell table:formula="of:=[.AE26]" office:value-type="float" office:value="293.15">
            <text:p>293,15000</text:p>
          </table:table-cell>
          <table:table-cell table:formula="of:=[.AF26]" office:value-type="float" office:value="100600">
            <text:p>100600,00000</text:p>
          </table:table-cell>
          <table:table-cell table:formula="of:=[.AG26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.4">
            <text:p>7,40000</text:p>
          </table:table-cell>
          <table:table-cell office:value-type="float" office:value="736">
            <text:p>736,00000</text:p>
          </table:table-cell>
          <table:table-cell table:formula="of:=[.A28]+273.15" office:value-type="float" office:value="280.55">
            <text:p>280,55000</text:p>
          </table:table-cell>
          <table:table-cell table:style-name="ce47" table:formula="of:=[.D27]" office:value-type="float" office:value="0">
            <text:p>0,00000</text:p>
          </table:table-cell>
          <table:table-cell table:style-name="ce47" table:formula="of:=[.E27]-0.38095" office:value-type="float" office:value="3689.9048">
            <text:p>3689,90480</text:p>
          </table:table-cell>
          <table:table-cell table:style-name="ce53" table:formula="of:=[.F27]+11.42857" office:value-type="float" office:value="182.85712">
            <text:p>182,85712</text:p>
          </table:table-cell>
          <table:table-cell table:formula="of:=[.AB28]+([.B28]*[.Y28])" office:value-type="float" office:value="283.366">
            <text:p>283,36600</text:p>
          </table:table-cell>
          <table:table-cell table:formula="of:=[.AA28] * ( ( 1 + ( [.Y28] * ( [.B28] / [.AB28] ) ) ) ^ 4.256 )" office:value-type="float" office:value="1.1407519123738">
            <text:p>1,14075</text:p>
          </table:table-cell>
          <table:table-cell table:formula="of:=( [.H28] * [.G28] ) / [.C28]" office:value-type="float" office:value="1.15220212583038">
            <text:p>1,15220</text:p>
          </table:table-cell>
          <table:table-cell table:formula="of:=[.Z28] * ( ( 1+ ( [.Y28] * ( [.B28] / [.AB28] ) ) ) ^ 5.256 )" office:value-type="float" office:value="92789.9295538494">
            <text:p>92789,92955</text:p>
          </table:table-cell>
          <table:table-cell table:formula="of:=[.K27] + ([.B28]-[.B27])" office:value-type="float" office:value="-1181">
            <text:p>-1181,00000</text:p>
          </table:table-cell>
          <table:table-cell table:formula="of:= [.E28] * [.AD28] * COS( [.S28] )" office:value-type="float" office:value="35946.0089783704">
            <text:p>35946,00898</text:p>
          </table:table-cell>
          <table:table-cell table:style-name="ce57" table:formula="of:=-0.02*[.F28]+58.05" office:value-type="float" office:value="54.3928576">
            <text:p>54,39286</text:p>
          </table:table-cell>
          <table:table-cell table:style-name="ce62" table:formula="of:= ( [.K28] / [.F28] ) * ( ( ( [.C27] + [.C28] ) / 2 ) / ( ( [.G27] + [.G28] ) / 2 ) )" office:value-type="float" office:value="-6.40650323165292">
            <text:p>-6,40650</text:p>
          </table:table-cell>
          <table:table-cell table:style-name="ce57" table:formula="of:=0.01*[.F28]+15.55" office:value-type="float" office:value="17.3785712">
            <text:p>17,37857</text:p>
          </table:table-cell>
          <table:table-cell table:style-name="ce66" table:formula="of:= - ( [.E28] * [.AD28] * SIN( [.S28] ) )" office:value-type="float" office:value="-4263.47128932668">
            <text:p>-4263,47129</text:p>
          </table:table-cell>
          <table:table-cell table:style-name="ce71" table:formula="of:= - ( ( 2 * [.P28] ) / ( ( ( [.M28] ) ^ 2 ) * [.AG28] * [.I28] ) )" office:value-type="float" office:value="0.0893352554535598">
            <text:p>0,08934</text:p>
          </table:table-cell>
          <table:table-cell table:style-name="ce76" table:formula="of:= ( ( 2 * [.L28] ) / ( ( ( [.M28] ) ^ 2 ) * [.AG28] * [.I28] ) )" office:value-type="float" office:value="0.753199840387764">
            <text:p>0,75320</text:p>
          </table:table-cell>
          <table:table-cell table:style-name="ce53" table:formula="of:=ASIN( - ( [.N28] / [.M28] ) )" office:value-type="float" office:value="0.11805610604161">
            <text:p>0,11806</text:p>
          </table:table-cell>
          <table:table-cell table:style-name="ce53" table:formula="of:=[.S28] * ( 180 / 3.14159265359 )" office:value-type="float" office:value="6.76411662193272">
            <text:p>6,76412</text:p>
          </table:table-cell>
          <table:table-cell table:style-name="ce79" table:formula="of:=0*[.F28]+5.7" office:value-type="float" office:value="5.7">
            <text:p>5,70000</text:p>
          </table:table-cell>
          <table:table-cell table:style-name="ce82" table:formula="of:=0*[.F28]-0.8" office:value-type="float" office:value="-0.8">
            <text:p>-0,80000</text:p>
          </table:table-cell>
          <table:table-cell/>
          <table:table-cell table:formula="of:=[.X27]" office:value-type="float" office:value="0">
            <text:p>0,00000</text:p>
          </table:table-cell>
          <table:table-cell table:formula="of:=[.Y27]" office:value-type="float" office:value="-0.0065">
            <text:p>-0,00650</text:p>
          </table:table-cell>
          <table:table-cell table:formula="of:=[.Z27]" office:value-type="float" office:value="101325">
            <text:p>101325,00000</text:p>
          </table:table-cell>
          <table:table-cell table:formula="of:=[.AA27]" office:value-type="float" office:value="1.225">
            <text:p>1,22500</text:p>
          </table:table-cell>
          <table:table-cell table:formula="of:=[.AB27]" office:value-type="float" office:value="288.15">
            <text:p>288,15000</text:p>
          </table:table-cell>
          <table:table-cell table:formula="of:=[.AC27]" office:value-type="float" office:value="1.235">
            <text:p>1,23500</text:p>
          </table:table-cell>
          <table:table-cell table:formula="of:=[.AD27]" office:value-type="float" office:value="9.81">
            <text:p>9,81000</text:p>
          </table:table-cell>
          <table:table-cell table:formula="of:=[.AE27]" office:value-type="float" office:value="293.15">
            <text:p>293,15000</text:p>
          </table:table-cell>
          <table:table-cell table:formula="of:=[.AF27]" office:value-type="float" office:value="100600">
            <text:p>100600,00000</text:p>
          </table:table-cell>
          <table:table-cell table:formula="of:=[.AG27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.3">
            <text:p>7,30000</text:p>
          </table:table-cell>
          <table:table-cell office:value-type="float" office:value="677">
            <text:p>677,00000</text:p>
          </table:table-cell>
          <table:table-cell table:formula="of:=[.A29]+273.15" office:value-type="float" office:value="280.45">
            <text:p>280,45000</text:p>
          </table:table-cell>
          <table:table-cell table:style-name="ce47" table:formula="of:=[.D28]" office:value-type="float" office:value="0">
            <text:p>0,00000</text:p>
          </table:table-cell>
          <table:table-cell table:style-name="ce47" table:formula="of:=[.E28]-0.38095" office:value-type="float" office:value="3689.52385">
            <text:p>3689,52385</text:p>
          </table:table-cell>
          <table:table-cell table:style-name="ce53" table:formula="of:=[.F28]+11.42857" office:value-type="float" office:value="194.28569">
            <text:p>194,28569</text:p>
          </table:table-cell>
          <table:table-cell table:formula="of:=[.AB29]+([.B29]*[.Y29])" office:value-type="float" office:value="283.7495">
            <text:p>283,74950</text:p>
          </table:table-cell>
          <table:table-cell table:formula="of:=[.AA29] * ( ( 1 + ( [.Y29] * ( [.B29] / [.AB29] ) ) ) ^ 4.256 )" office:value-type="float" office:value="1.14733708630677">
            <text:p>1,14734</text:p>
          </table:table-cell>
          <table:table-cell table:formula="of:=( [.H29] * [.G29] ) / [.C29]" office:value-type="float" office:value="1.16083553065075">
            <text:p>1,16084</text:p>
          </table:table-cell>
          <table:table-cell table:formula="of:=[.Z29] * ( ( 1+ ( [.Y29] * ( [.B29] / [.AB29] ) ) ) ^ 5.256 )" office:value-type="float" office:value="93451.87869741">
            <text:p>93451,87870</text:p>
          </table:table-cell>
          <table:table-cell table:formula="of:=[.K28] + ([.B29]-[.B28])" office:value-type="float" office:value="-1240">
            <text:p>-1240,00000</text:p>
          </table:table-cell>
          <table:table-cell table:formula="of:= [.E29] * [.AD29] * COS( [.S29] )" office:value-type="float" office:value="35947.5055004674">
            <text:p>35947,50550</text:p>
          </table:table-cell>
          <table:table-cell table:style-name="ce57" table:formula="of:=-0.02*[.F29]+58.05" office:value-type="float" office:value="54.1642862">
            <text:p>54,16429</text:p>
          </table:table-cell>
          <table:table-cell table:style-name="ce62" table:formula="of:= ( [.K29] / [.F29] ) * ( ( ( [.C28] + [.C29] ) / 2 ) / ( ( [.G28] + [.G29] ) / 2 ) )" office:value-type="float" office:value="-6.31352951482115">
            <text:p>-6,31353</text:p>
          </table:table-cell>
          <table:table-cell table:style-name="ce57" table:formula="of:=0.01*[.F29]+15.55" office:value-type="float" office:value="17.4928569">
            <text:p>17,49286</text:p>
          </table:table-cell>
          <table:table-cell table:style-name="ce66" table:formula="of:= - ( [.E29] * [.AD29] * SIN( [.S29] ) )" office:value-type="float" office:value="-4218.89309156666">
            <text:p>-4218,89309</text:p>
          </table:table-cell>
          <table:table-cell table:style-name="ce71" table:formula="of:= - ( ( 2 * [.P29] ) / ( ( ( [.M29] ) ^ 2 ) * [.AG29] * [.I29] ) )" office:value-type="float" office:value="0.0884858330274593">
            <text:p>0,08849</text:p>
          </table:table-cell>
          <table:table-cell table:style-name="ce76" table:formula="of:= ( ( 2 * [.L29] ) / ( ( ( [.M29] ) ^ 2 ) * [.AG29] * [.I29] ) )" office:value-type="float" office:value="0.753952494275423">
            <text:p>0,75395</text:p>
          </table:table-cell>
          <table:table-cell table:style-name="ce53" table:formula="of:=ASIN( - ( [.N29] / [.M29] ) )" office:value-type="float" office:value="0.116828170382247">
            <text:p>0,11683</text:p>
          </table:table-cell>
          <table:table-cell table:style-name="ce53" table:formula="of:=[.S29] * ( 180 / 3.14159265359 )" office:value-type="float" office:value="6.6937610911376">
            <text:p>6,69376</text:p>
          </table:table-cell>
          <table:table-cell table:style-name="ce79" table:formula="of:=0*[.F29]+5.7" office:value-type="float" office:value="5.7">
            <text:p>5,70000</text:p>
          </table:table-cell>
          <table:table-cell table:style-name="ce82" table:formula="of:=0*[.F29]-0.8" office:value-type="float" office:value="-0.8">
            <text:p>-0,80000</text:p>
          </table:table-cell>
          <table:table-cell/>
          <table:table-cell table:formula="of:=[.X28]" office:value-type="float" office:value="0">
            <text:p>0,00000</text:p>
          </table:table-cell>
          <table:table-cell table:formula="of:=[.Y28]" office:value-type="float" office:value="-0.0065">
            <text:p>-0,00650</text:p>
          </table:table-cell>
          <table:table-cell table:formula="of:=[.Z28]" office:value-type="float" office:value="101325">
            <text:p>101325,00000</text:p>
          </table:table-cell>
          <table:table-cell table:formula="of:=[.AA28]" office:value-type="float" office:value="1.225">
            <text:p>1,22500</text:p>
          </table:table-cell>
          <table:table-cell table:formula="of:=[.AB28]" office:value-type="float" office:value="288.15">
            <text:p>288,15000</text:p>
          </table:table-cell>
          <table:table-cell table:formula="of:=[.AC28]" office:value-type="float" office:value="1.235">
            <text:p>1,23500</text:p>
          </table:table-cell>
          <table:table-cell table:formula="of:=[.AD28]" office:value-type="float" office:value="9.81">
            <text:p>9,81000</text:p>
          </table:table-cell>
          <table:table-cell table:formula="of:=[.AE28]" office:value-type="float" office:value="293.15">
            <text:p>293,15000</text:p>
          </table:table-cell>
          <table:table-cell table:formula="of:=[.AF28]" office:value-type="float" office:value="100600">
            <text:p>100600,00000</text:p>
          </table:table-cell>
          <table:table-cell table:formula="of:=[.AG28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">
            <text:p>7,00000</text:p>
          </table:table-cell>
          <table:table-cell office:value-type="float" office:value="623">
            <text:p>623,00000</text:p>
          </table:table-cell>
          <table:table-cell table:formula="of:=[.A30]+273.15" office:value-type="float" office:value="280.15">
            <text:p>280,15000</text:p>
          </table:table-cell>
          <table:table-cell table:style-name="ce47" table:formula="of:=[.D29]" office:value-type="float" office:value="0">
            <text:p>0,00000</text:p>
          </table:table-cell>
          <table:table-cell table:style-name="ce47" table:formula="of:=[.E29]-0.38095" office:value-type="float" office:value="3689.1429">
            <text:p>3689,14290</text:p>
          </table:table-cell>
          <table:table-cell table:style-name="ce53" table:formula="of:=[.F29]+11.42857" office:value-type="float" office:value="205.71426">
            <text:p>205,71426</text:p>
          </table:table-cell>
          <table:table-cell table:formula="of:=[.AB30]+([.B30]*[.Y30])" office:value-type="float" office:value="284.1005">
            <text:p>284,10050</text:p>
          </table:table-cell>
          <table:table-cell table:formula="of:=[.AA30] * ( ( 1 + ( [.Y30] * ( [.B30] / [.AB30] ) ) ) ^ 4.256 )" office:value-type="float" office:value="1.15338964762556">
            <text:p>1,15339</text:p>
          </table:table-cell>
          <table:table-cell table:formula="of:=( [.H30] * [.G30] ) / [.C30]" office:value-type="float" office:value="1.1696540267187">
            <text:p>1,16965</text:p>
          </table:table-cell>
          <table:table-cell table:formula="of:=[.Z30] * ( ( 1+ ( [.Y30] * ( [.B30] / [.AB30] ) ) ) ^ 5.256 )" office:value-type="float" office:value="94061.0769509218">
            <text:p>94061,07695</text:p>
          </table:table-cell>
          <table:table-cell table:formula="of:=[.K29] + ([.B30]-[.B29])" office:value-type="float" office:value="-1294">
            <text:p>-1294,00000</text:p>
          </table:table-cell>
          <table:table-cell table:formula="of:= [.E30] * [.AD30] * COS( [.S30] )" office:value-type="float" office:value="35949.8136238661">
            <text:p>35949,81362</text:p>
          </table:table-cell>
          <table:table-cell table:style-name="ce57" table:formula="of:=-0.02*[.F30]+58.05" office:value-type="float" office:value="53.9357148">
            <text:p>53,93571</text:p>
          </table:table-cell>
          <table:table-cell table:style-name="ce62" table:formula="of:= ( [.K30] / [.F30] ) * ( ( ( [.C29] + [.C30] ) / 2 ) / ( ( [.G29] + [.G30] ) / 2 ) )" office:value-type="float" office:value="-6.20996770804524">
            <text:p>-6,20997</text:p>
          </table:table-cell>
          <table:table-cell table:style-name="ce57" table:formula="of:=0.01*[.F30]+15.55" office:value-type="float" office:value="17.6071426">
            <text:p>17,60714</text:p>
          </table:table-cell>
          <table:table-cell table:style-name="ce66" table:formula="of:= - ( [.E30] * [.AD30] * SIN( [.S30] ) )" office:value-type="float" office:value="-4166.84541131852">
            <text:p>-4166,84541</text:p>
          </table:table-cell>
          <table:table-cell table:style-name="ce71" table:formula="of:= - ( ( 2 * [.P30] ) / ( ( ( [.M30] ) ^ 2 ) * [.AG30] * [.I30] ) )" office:value-type="float" office:value="0.0874719997159596">
            <text:p>0,08747</text:p>
          </table:table-cell>
          <table:table-cell table:style-name="ce76" table:formula="of:= ( ( 2 * [.L30] ) / ( ( ( [.M30] ) ^ 2 ) * [.AG30] * [.I30] ) )" office:value-type="float" office:value="0.754672126437386">
            <text:p>0,75467</text:p>
          </table:table-cell>
          <table:table-cell table:style-name="ce53" table:formula="of:=ASIN( - ( [.N30] / [.M30] ) )" office:value-type="float" office:value="0.115392380334675">
            <text:p>0,11539</text:p>
          </table:table-cell>
          <table:table-cell table:style-name="ce53" table:formula="of:=[.S30] * ( 180 / 3.14159265359 )" office:value-type="float" office:value="6.61149638114487">
            <text:p>6,61150</text:p>
          </table:table-cell>
          <table:table-cell table:style-name="ce79" table:formula="of:=0*[.F30]+5.7" office:value-type="float" office:value="5.7">
            <text:p>5,70000</text:p>
          </table:table-cell>
          <table:table-cell table:style-name="ce82" table:formula="of:=0*[.F30]-0.8" office:value-type="float" office:value="-0.8">
            <text:p>-0,80000</text:p>
          </table:table-cell>
          <table:table-cell/>
          <table:table-cell table:formula="of:=[.X29]" office:value-type="float" office:value="0">
            <text:p>0,00000</text:p>
          </table:table-cell>
          <table:table-cell table:formula="of:=[.Y29]" office:value-type="float" office:value="-0.0065">
            <text:p>-0,00650</text:p>
          </table:table-cell>
          <table:table-cell table:formula="of:=[.Z29]" office:value-type="float" office:value="101325">
            <text:p>101325,00000</text:p>
          </table:table-cell>
          <table:table-cell table:formula="of:=[.AA29]" office:value-type="float" office:value="1.225">
            <text:p>1,22500</text:p>
          </table:table-cell>
          <table:table-cell table:formula="of:=[.AB29]" office:value-type="float" office:value="288.15">
            <text:p>288,15000</text:p>
          </table:table-cell>
          <table:table-cell table:formula="of:=[.AC29]" office:value-type="float" office:value="1.235">
            <text:p>1,23500</text:p>
          </table:table-cell>
          <table:table-cell table:formula="of:=[.AD29]" office:value-type="float" office:value="9.81">
            <text:p>9,81000</text:p>
          </table:table-cell>
          <table:table-cell table:formula="of:=[.AE29]" office:value-type="float" office:value="293.15">
            <text:p>293,15000</text:p>
          </table:table-cell>
          <table:table-cell table:formula="of:=[.AF29]" office:value-type="float" office:value="100600">
            <text:p>100600,00000</text:p>
          </table:table-cell>
          <table:table-cell table:formula="of:=[.AG29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5.6">
            <text:p>5,60000</text:p>
          </table:table-cell>
          <table:table-cell office:value-type="float" office:value="574">
            <text:p>574,00000</text:p>
          </table:table-cell>
          <table:table-cell table:formula="of:=[.A31]+273.15" office:value-type="float" office:value="278.75">
            <text:p>278,75000</text:p>
          </table:table-cell>
          <table:table-cell table:style-name="ce47" table:formula="of:=[.D30]" office:value-type="float" office:value="0">
            <text:p>0,00000</text:p>
          </table:table-cell>
          <table:table-cell table:style-name="ce47" table:formula="of:=[.E30]-0.38095" office:value-type="float" office:value="3688.76195">
            <text:p>3688,76195</text:p>
          </table:table-cell>
          <table:table-cell table:style-name="ce53" table:formula="of:=[.F30]+11.42857" office:value-type="float" office:value="217.14283">
            <text:p>217,14283</text:p>
          </table:table-cell>
          <table:table-cell table:formula="of:=[.AB31]+([.B31]*[.Y31])" office:value-type="float" office:value="284.419">
            <text:p>284,41900</text:p>
          </table:table-cell>
          <table:table-cell table:formula="of:=[.AA31] * ( ( 1 + ( [.Y31] * ( [.B31] / [.AB31] ) ) ) ^ 4.256 )" office:value-type="float" office:value="1.15890289770045">
            <text:p>1,15890</text:p>
          </table:table-cell>
          <table:table-cell table:formula="of:=( [.H31] * [.G31] ) / [.C31]" office:value-type="float" office:value="1.18247176057781">
            <text:p>1,18247</text:p>
          </table:table-cell>
          <table:table-cell table:formula="of:=[.Z31] * ( ( 1+ ( [.Y31] * ( [.B31] / [.AB31] ) ) ) ^ 5.256 )" office:value-type="float" office:value="94616.6470281634">
            <text:p>94616,64703</text:p>
          </table:table-cell>
          <table:table-cell table:formula="of:=[.K30] + ([.B31]-[.B30])" office:value-type="float" office:value="-1343">
            <text:p>-1343,00000</text:p>
          </table:table-cell>
          <table:table-cell table:formula="of:= [.E31] * [.AD31] * COS( [.S31] )" office:value-type="float" office:value="35954.1104669664">
            <text:p>35954,11047</text:p>
          </table:table-cell>
          <table:table-cell table:style-name="ce57" table:formula="of:=-0.02*[.F31]+58.05" office:value-type="float" office:value="53.7071434">
            <text:p>53,70714</text:p>
          </table:table-cell>
          <table:table-cell table:style-name="ce62" table:formula="of:= ( [.K31] / [.F31] ) * ( ( ( [.C30] + [.C31] ) / 2 ) / ( ( [.G30] + [.G31] ) / 2 ) )" office:value-type="float" office:value="-6.0802195749077">
            <text:p>-6,08022</text:p>
          </table:table-cell>
          <table:table-cell table:style-name="ce57" table:formula="of:=0.01*[.F31]+15.55" office:value-type="float" office:value="17.7214283">
            <text:p>17,72143</text:p>
          </table:table-cell>
          <table:table-cell table:style-name="ce66" table:formula="of:= - ( [.E31] * [.AD31] * SIN( [.S31] ) )" office:value-type="float" office:value="-4096.72532422735">
            <text:p>-4096,72532</text:p>
          </table:table-cell>
          <table:table-cell table:style-name="ce71" table:formula="of:= - ( ( 2 * [.P31] ) / ( ( ( [.M31] ) ^ 2 ) * [.AG31] * [.I31] ) )" office:value-type="float" office:value="0.0857934092079984">
            <text:p>0,08579</text:p>
          </table:table-cell>
          <table:table-cell table:style-name="ce76" table:formula="of:= ( ( 2 * [.L31] ) / ( ( ( [.M31] ) ^ 2 ) * [.AG31] * [.I31] ) )" office:value-type="float" office:value="0.752949116153838">
            <text:p>0,75295</text:p>
          </table:table-cell>
          <table:table-cell table:style-name="ce53" table:formula="of:=ASIN( - ( [.N31] / [.M31] ) )" office:value-type="float" office:value="0.113453866253587">
            <text:p>0,11345</text:p>
          </table:table-cell>
          <table:table-cell table:style-name="ce53" table:formula="of:=[.S31] * ( 180 / 3.14159265359 )" office:value-type="float" office:value="6.50042770577181">
            <text:p>6,50043</text:p>
          </table:table-cell>
          <table:table-cell table:style-name="ce79" table:formula="of:=0*[.F31]+5.7" office:value-type="float" office:value="5.7">
            <text:p>5,70000</text:p>
          </table:table-cell>
          <table:table-cell table:style-name="ce82" table:formula="of:=0*[.F31]-0.8" office:value-type="float" office:value="-0.8">
            <text:p>-0,80000</text:p>
          </table:table-cell>
          <table:table-cell/>
          <table:table-cell table:formula="of:=[.X30]" office:value-type="float" office:value="0">
            <text:p>0,00000</text:p>
          </table:table-cell>
          <table:table-cell table:formula="of:=[.Y30]" office:value-type="float" office:value="-0.0065">
            <text:p>-0,00650</text:p>
          </table:table-cell>
          <table:table-cell table:formula="of:=[.Z30]" office:value-type="float" office:value="101325">
            <text:p>101325,00000</text:p>
          </table:table-cell>
          <table:table-cell table:formula="of:=[.AA30]" office:value-type="float" office:value="1.225">
            <text:p>1,22500</text:p>
          </table:table-cell>
          <table:table-cell table:formula="of:=[.AB30]" office:value-type="float" office:value="288.15">
            <text:p>288,15000</text:p>
          </table:table-cell>
          <table:table-cell table:formula="of:=[.AC30]" office:value-type="float" office:value="1.235">
            <text:p>1,23500</text:p>
          </table:table-cell>
          <table:table-cell table:formula="of:=[.AD30]" office:value-type="float" office:value="9.81">
            <text:p>9,81000</text:p>
          </table:table-cell>
          <table:table-cell table:formula="of:=[.AE30]" office:value-type="float" office:value="293.15">
            <text:p>293,15000</text:p>
          </table:table-cell>
          <table:table-cell table:formula="of:=[.AF30]" office:value-type="float" office:value="100600">
            <text:p>100600,00000</text:p>
          </table:table-cell>
          <table:table-cell table:formula="of:=[.AG30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3.8">
            <text:p>3,80000</text:p>
          </table:table-cell>
          <table:table-cell office:value-type="float" office:value="524">
            <text:p>524,00000</text:p>
          </table:table-cell>
          <table:table-cell table:formula="of:=[.A32]+273.15" office:value-type="float" office:value="276.95">
            <text:p>276,95000</text:p>
          </table:table-cell>
          <table:table-cell table:style-name="ce47" table:formula="of:=[.D31]" office:value-type="float" office:value="0">
            <text:p>0,00000</text:p>
          </table:table-cell>
          <table:table-cell table:style-name="ce47" table:formula="of:=[.E31]-0.38095" office:value-type="float" office:value="3688.381">
            <text:p>3688,38100</text:p>
          </table:table-cell>
          <table:table-cell table:style-name="ce53" table:formula="of:=[.F31]+11.42857" office:value-type="float" office:value="228.5714">
            <text:p>228,57140</text:p>
          </table:table-cell>
          <table:table-cell table:formula="of:=[.AB32]+([.B32]*[.Y32])" office:value-type="float" office:value="284.744">
            <text:p>284,74400</text:p>
          </table:table-cell>
          <table:table-cell table:formula="of:=[.AA32] * ( ( 1 + ( [.Y32] * ( [.B32] / [.AB32] ) ) ) ^ 4.256 )" office:value-type="float" office:value="1.16454942298818">
            <text:p>1,16455</text:p>
          </table:table-cell>
          <table:table-cell table:formula="of:=( [.H32] * [.G32] ) / [.C32]" office:value-type="float" office:value="1.19732248022873">
            <text:p>1,19732</text:p>
          </table:table-cell>
          <table:table-cell table:formula="of:=[.Z32] * ( ( 1+ ( [.Y32] * ( [.B32] / [.AB32] ) ) ) ^ 5.256 )" office:value-type="float" office:value="95186.2912970533">
            <text:p>95186,29130</text:p>
          </table:table-cell>
          <table:table-cell table:formula="of:=[.K31] + ([.B32]-[.B31])" office:value-type="float" office:value="-1393">
            <text:p>-1393,00000</text:p>
          </table:table-cell>
          <table:table-cell table:formula="of:= [.E32] * [.AD32] * COS( [.S32] )" office:value-type="float" office:value="35958.3546410225">
            <text:p>35958,35464</text:p>
          </table:table-cell>
          <table:table-cell table:style-name="ce57" table:formula="of:=-0.02*[.F32]+58.05" office:value-type="float" office:value="53.478572">
            <text:p>53,47857</text:p>
          </table:table-cell>
          <table:table-cell table:style-name="ce62" table:formula="of:= ( [.K32] / [.F32] ) * ( ( ( [.C31] + [.C32] ) / 2 ) / ( ( [.G31] + [.G32] ) / 2 ) )" office:value-type="float" office:value="-5.9502192005288">
            <text:p>-5,95022</text:p>
          </table:table-cell>
          <table:table-cell table:style-name="ce57" table:formula="of:=0.01*[.F32]+15.55" office:value-type="float" office:value="17.835714">
            <text:p>17,83571</text:p>
          </table:table-cell>
          <table:table-cell table:style-name="ce66" table:formula="of:= - ( [.E32] * [.AD32] * SIN( [.S32] ) )" office:value-type="float" office:value="-4025.85331029583">
            <text:p>-4025,85331</text:p>
          </table:table-cell>
          <table:table-cell table:style-name="ce71" table:formula="of:= - ( ( 2 * [.P32] ) / ( ( ( [.M32] ) ^ 2 ) * [.AG32] * [.I32] ) )" office:value-type="float" office:value="0.0839767707039997">
            <text:p>0,08398</text:p>
          </table:table-cell>
          <table:table-cell table:style-name="ce76" table:formula="of:= ( ( 2 * [.L32] ) / ( ( ( [.M32] ) ^ 2 ) * [.AG32] * [.I32] ) )" office:value-type="float" office:value="0.750068686024818">
            <text:p>0,75007</text:p>
          </table:table-cell>
          <table:table-cell table:style-name="ce53" table:formula="of:=ASIN( - ( [.N32] / [.M32] ) )" office:value-type="float" office:value="0.111494468885021">
            <text:p>0,11149</text:p>
          </table:table-cell>
          <table:table-cell table:style-name="ce53" table:formula="of:=[.S32] * ( 180 / 3.14159265359 )" office:value-type="float" office:value="6.38816250616397">
            <text:p>6,38816</text:p>
          </table:table-cell>
          <table:table-cell table:style-name="ce79" table:formula="of:=0*[.F32]+5.7" office:value-type="float" office:value="5.7">
            <text:p>5,70000</text:p>
          </table:table-cell>
          <table:table-cell table:style-name="ce82" table:formula="of:=0*[.F32]-0.8" office:value-type="float" office:value="-0.8">
            <text:p>-0,80000</text:p>
          </table:table-cell>
          <table:table-cell/>
          <table:table-cell table:formula="of:=[.X31]" office:value-type="float" office:value="0">
            <text:p>0,00000</text:p>
          </table:table-cell>
          <table:table-cell table:formula="of:=[.Y31]" office:value-type="float" office:value="-0.0065">
            <text:p>-0,00650</text:p>
          </table:table-cell>
          <table:table-cell table:formula="of:=[.Z31]" office:value-type="float" office:value="101325">
            <text:p>101325,00000</text:p>
          </table:table-cell>
          <table:table-cell table:formula="of:=[.AA31]" office:value-type="float" office:value="1.225">
            <text:p>1,22500</text:p>
          </table:table-cell>
          <table:table-cell table:formula="of:=[.AB31]" office:value-type="float" office:value="288.15">
            <text:p>288,15000</text:p>
          </table:table-cell>
          <table:table-cell table:formula="of:=[.AC31]" office:value-type="float" office:value="1.235">
            <text:p>1,23500</text:p>
          </table:table-cell>
          <table:table-cell table:formula="of:=[.AD31]" office:value-type="float" office:value="9.81">
            <text:p>9,81000</text:p>
          </table:table-cell>
          <table:table-cell table:formula="of:=[.AE31]" office:value-type="float" office:value="293.15">
            <text:p>293,15000</text:p>
          </table:table-cell>
          <table:table-cell table:formula="of:=[.AF31]" office:value-type="float" office:value="100600">
            <text:p>100600,00000</text:p>
          </table:table-cell>
          <table:table-cell table:formula="of:=[.AG31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2" office:value-type="float" office:value="2.1">
            <text:p>2,10000</text:p>
          </table:table-cell>
          <table:table-cell table:style-name="ce48" office:value-type="float" office:value="476">
            <text:p>476,00000</text:p>
          </table:table-cell>
          <table:table-cell table:style-name="ce48" table:formula="of:=[.A33]+273.15" office:value-type="float" office:value="275.25">
            <text:p>275,25000</text:p>
          </table:table-cell>
          <table:table-cell table:style-name="ce48" table:formula="of:=[.D32]" office:value-type="float" office:value="0">
            <text:p>0,00000</text:p>
          </table:table-cell>
          <table:table-cell table:style-name="ce48" table:formula="of:=[.E32]-0.38095" office:value-type="float" office:value="3688.00005">
            <text:p>3688,00005</text:p>
          </table:table-cell>
          <table:table-cell table:style-name="ce54" table:formula="of:=[.F32]+11.42857" office:value-type="float" office:value="239.99997">
            <text:p>239,99997</text:p>
          </table:table-cell>
          <table:table-cell table:style-name="ce48" table:formula="of:=[.AB33]+([.B33]*[.Y33])" office:value-type="float" office:value="285.056">
            <text:p>285,05600</text:p>
          </table:table-cell>
          <table:table-cell table:style-name="ce48" table:formula="of:=[.AA33] * ( ( 1 + ( [.Y33] * ( [.B33] / [.AB33] ) ) ) ^ 4.256 )" office:value-type="float" office:value="1.16998986533966">
            <text:p>1,16999</text:p>
          </table:table-cell>
          <table:table-cell table:style-name="ce48" table:formula="of:=( [.H33] * [.G33] ) / [.C33]" office:value-type="float" office:value="1.21167168412085">
            <text:p>1,21167</text:p>
          </table:table-cell>
          <table:table-cell table:style-name="ce48" table:formula="of:=[.Z33] * ( ( 1+ ( [.Y33] * ( [.B33] / [.AB33] ) ) ) ^ 5.256 )" office:value-type="float" office:value="95735.7593418201">
            <text:p>95735,75934</text:p>
          </table:table-cell>
          <table:table-cell table:style-name="ce48" table:formula="of:=[.K32] + ([.B33]-[.B32])" office:value-type="float" office:value="-1441">
            <text:p>-1441,00000</text:p>
          </table:table-cell>
          <table:table-cell table:style-name="ce48" table:formula="of:= [.E33] * [.AD33] * COS( [.S33] )" office:value-type="float" office:value="35962.6366031567">
            <text:p>35962,63660</text:p>
          </table:table-cell>
          <table:table-cell table:style-name="ce58" table:formula="of:=-0.02*[.F33]+58.05" office:value-type="float" office:value="53.2500006">
            <text:p>53,25000</text:p>
          </table:table-cell>
          <table:table-cell table:style-name="ce63" table:formula="of:= ( [.K33] / [.F33] ) * ( ( ( [.C32] + [.C33] ) / 2 ) / ( ( [.G32] + [.G33] ) / 2 ) )" office:value-type="float" office:value="-5.81871050854859">
            <text:p>-5,81871</text:p>
          </table:table-cell>
          <table:table-cell table:style-name="ce58" table:formula="of:=0.01*[.F33]+15.55" office:value-type="float" office:value="17.9499997">
            <text:p>17,95000</text:p>
          </table:table-cell>
          <table:table-cell table:style-name="ce67" table:formula="of:= - ( [.E33] * [.AD33] * SIN( [.S33] ) )" office:value-type="float" office:value="-3953.36633257802">
            <text:p>-3953,36633</text:p>
          </table:table-cell>
          <table:table-cell table:style-name="ce72" table:formula="of:= - ( ( 2 * [.P33] ) / ( ( ( [.M33] ) ^ 2 ) * [.AG33] * [.I33] ) )" office:value-type="float" office:value="0.0821892147008808">
            <text:p>0,08219</text:p>
          </table:table-cell>
          <table:table-cell table:style-name="ce77" table:formula="of:= ( ( 2 * [.L33] ) / ( ( ( [.M33] ) ^ 2 ) * [.AG33] * [.I33] ) )" office:value-type="float" office:value="0.747651649843222">
            <text:p>0,74765</text:p>
          </table:table-cell>
          <table:table-cell table:style-name="ce54" table:formula="of:=ASIN( - ( [.N33] / [.M33] ) )" office:value-type="float" office:value="0.109490189778635">
            <text:p>0,10949</text:p>
          </table:table-cell>
          <table:table-cell table:style-name="ce54" table:formula="of:=[.S33] * ( 180 / 3.14159265359 )" office:value-type="float" office:value="6.2733257724018">
            <text:p>6,27333</text:p>
          </table:table-cell>
          <table:table-cell table:style-name="ce80" table:formula="of:=0*[.F33]+5.7" office:value-type="float" office:value="5.7">
            <text:p>5,70000</text:p>
          </table:table-cell>
          <table:table-cell table:style-name="ce83" table:formula="of:=0*[.F33]-0.8" office:value-type="float" office:value="-0.8">
            <text:p>-0,80000</text:p>
          </table:table-cell>
          <table:table-cell/>
          <table:table-cell table:formula="of:=[.X32]" office:value-type="float" office:value="0">
            <text:p>0,00000</text:p>
          </table:table-cell>
          <table:table-cell table:formula="of:=[.Y32]" office:value-type="float" office:value="-0.0065">
            <text:p>-0,00650</text:p>
          </table:table-cell>
          <table:table-cell table:formula="of:=[.Z32]" office:value-type="float" office:value="101325">
            <text:p>101325,00000</text:p>
          </table:table-cell>
          <table:table-cell table:formula="of:=[.AA32]" office:value-type="float" office:value="1.225">
            <text:p>1,22500</text:p>
          </table:table-cell>
          <table:table-cell table:formula="of:=[.AB32]" office:value-type="float" office:value="288.15">
            <text:p>288,15000</text:p>
          </table:table-cell>
          <table:table-cell table:formula="of:=[.AC32]" office:value-type="float" office:value="1.235">
            <text:p>1,23500</text:p>
          </table:table-cell>
          <table:table-cell table:formula="of:=[.AD32]" office:value-type="float" office:value="9.81">
            <text:p>9,81000</text:p>
          </table:table-cell>
          <table:table-cell table:formula="of:=[.AE32]" office:value-type="float" office:value="293.15">
            <text:p>293,15000</text:p>
          </table:table-cell>
          <table:table-cell table:formula="of:=[.AF32]" office:value-type="float" office:value="100600">
            <text:p>100600,00000</text:p>
          </table:table-cell>
          <table:table-cell table:formula="of:=[.AG32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3" table:number-columns-repeated="12"/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 table:number-columns-repeated="2"/>
          <table:table-cell table:style-name="ce53" table:number-columns-repeated="2"/>
          <table:table-cell table:style-name="ce43"/>
          <table:table-cell table:style-name="ce43" table:formula="of:=[.X33]" office:value-type="float" office:value="0">
            <text:p>0,00000</text:p>
          </table:table-cell>
          <table:table-cell table:style-name="ce43" table:formula="of:=[.Y33]" office:value-type="float" office:value="-0.0065">
            <text:p>-0,00650</text:p>
          </table:table-cell>
          <table:table-cell table:style-name="ce43" table:formula="of:=[.Z33]" office:value-type="float" office:value="101325">
            <text:p>101325,00000</text:p>
          </table:table-cell>
          <table:table-cell table:style-name="ce43" table:formula="of:=[.AA33]" office:value-type="float" office:value="1.225">
            <text:p>1,22500</text:p>
          </table:table-cell>
          <table:table-cell table:style-name="ce43" table:formula="of:=[.AB33]" office:value-type="float" office:value="288.15">
            <text:p>288,15000</text:p>
          </table:table-cell>
          <table:table-cell table:style-name="ce43" table:formula="of:=[.AC33]" office:value-type="float" office:value="1.235">
            <text:p>1,23500</text:p>
          </table:table-cell>
          <table:table-cell table:style-name="ce43" table:formula="of:=[.AD33]" office:value-type="float" office:value="9.81">
            <text:p>9,81000</text:p>
          </table:table-cell>
          <table:table-cell table:style-name="ce43" table:formula="of:=[.AE33]" office:value-type="float" office:value="293.15">
            <text:p>293,15000</text:p>
          </table:table-cell>
          <table:table-cell table:style-name="ce43" table:formula="of:=[.AF33]" office:value-type="float" office:value="100600">
            <text:p>100600,00000</text:p>
          </table:table-cell>
          <table:table-cell table:style-name="ce43" table:formula="of:=[.AG33]" office:value-type="float" office:value="28">
            <text:p>28,00000</text:p>
          </table:table-cell>
          <table:table-cell table:style-name="ce43" table:number-columns-repeated="991"/>
        </table:table-row>
        <table:table-row table:style-name="ro1">
          <table:table-cell table:style-name="ce39" office:value-type="string">
            <text:p>T °C</text:p>
          </table:table-cell>
          <table:table-cell table:style-name="ce45" office:value-type="string">
            <text:p>H m</text:p>
          </table:table-cell>
          <table:table-cell table:style-name="ce45" office:value-type="string">
            <text:p>T K</text:p>
          </table:table-cell>
          <table:table-cell table:style-name="ce45" office:value-type="string">
            <text:p>Vias m/s</text:p>
          </table:table-cell>
          <table:table-cell table:style-name="ce45" office:value-type="string">
            <text:p>m_ges</text:p>
          </table:table-cell>
          <table:table-cell table:style-name="ce52" office:value-type="string">
            <text:p>delta_t</text:p>
          </table:table-cell>
          <table:table-cell table:style-name="ce45" office:value-type="string">
            <text:p>T_INA</text:p>
          </table:table-cell>
          <table:table-cell table:style-name="ce45" office:value-type="string">
            <text:p>rho_ina</text:p>
          </table:table-cell>
          <table:table-cell table:style-name="ce45" office:value-type="string">
            <text:p>rho_real</text:p>
          </table:table-cell>
          <table:table-cell table:style-name="ce45" office:value-type="string">
            <text:p>p_ina</text:p>
          </table:table-cell>
          <table:table-cell table:style-name="ce45" office:value-type="string">
            <text:p>delta_H_INA</text:p>
          </table:table-cell>
          <table:table-cell table:style-name="ce45" office:value-type="string">
            <text:p>A</text:p>
          </table:table-cell>
          <table:table-cell table:style-name="ce55" office:value-type="string">
            <text:p>V_TAS m/s</text:p>
          </table:table-cell>
          <table:table-cell table:style-name="ce60" office:value-type="string">
            <text:p>wg_real</text:p>
          </table:table-cell>
          <table:table-cell table:style-name="ce55" office:value-type="string">
            <text:p>q</text:p>
          </table:table-cell>
          <table:table-cell table:style-name="ce60" office:value-type="string">
            <text:p>W</text:p>
          </table:table-cell>
          <table:table-cell table:style-name="ce69" office:value-type="string">
            <text:p>C_w</text:p>
          </table:table-cell>
          <table:table-cell table:style-name="ce74" office:value-type="string">
            <text:p>C_a</text:p>
          </table:table-cell>
          <table:table-cell table:style-name="ce60" office:value-type="string">
            <text:p>gamma_rad</text:p>
          </table:table-cell>
          <table:table-cell table:style-name="ce60" office:value-type="string">
            <text:p>gamma_deg</text:p>
          </table:table-cell>
          <table:table-cell table:style-name="ce69" office:value-type="string">
            <text:p>alpha</text:p>
          </table:table-cell>
          <table:table-cell table:style-name="ce74" office:value-type="string">
            <text:p>eta</text:p>
          </table:table-cell>
          <table:table-cell table:style-name="ce43"/>
          <table:table-cell table:style-name="ce43" table:formula="of:=[.X34]" office:value-type="float" office:value="0">
            <text:p>0,00000</text:p>
          </table:table-cell>
          <table:table-cell table:style-name="ce43" table:formula="of:=[.Y34]" office:value-type="float" office:value="-0.0065">
            <text:p>-0,00650</text:p>
          </table:table-cell>
          <table:table-cell table:style-name="ce43" table:formula="of:=[.Z34]" office:value-type="float" office:value="101325">
            <text:p>101325,00000</text:p>
          </table:table-cell>
          <table:table-cell table:style-name="ce43" table:formula="of:=[.AA34]" office:value-type="float" office:value="1.225">
            <text:p>1,22500</text:p>
          </table:table-cell>
          <table:table-cell table:style-name="ce43" table:formula="of:=[.AB34]" office:value-type="float" office:value="288.15">
            <text:p>288,15000</text:p>
          </table:table-cell>
          <table:table-cell table:style-name="ce43" table:formula="of:=[.AC34]" office:value-type="float" office:value="1.235">
            <text:p>1,23500</text:p>
          </table:table-cell>
          <table:table-cell table:style-name="ce43" table:formula="of:=[.AD34]" office:value-type="float" office:value="9.81">
            <text:p>9,81000</text:p>
          </table:table-cell>
          <table:table-cell table:style-name="ce43" table:formula="of:=[.AE34]" office:value-type="float" office:value="293.15">
            <text:p>293,15000</text:p>
          </table:table-cell>
          <table:table-cell table:style-name="ce43" table:formula="of:=[.AF34]" office:value-type="float" office:value="100600">
            <text:p>100600,00000</text:p>
          </table:table-cell>
          <table:table-cell table:style-name="ce43" table:formula="of:=[.AG34]" office:value-type="float" office:value="28">
            <text:p>28,00000</text:p>
          </table:table-cell>
          <table:table-cell table:style-name="ce43" table:number-columns-repeated="991"/>
        </table:table-row>
        <table:table-row table:style-name="ro1">
          <table:table-cell table:style-name="ce44" office:value-type="float" office:value="6.2">
            <text:p>6,20000</text:p>
          </table:table-cell>
          <table:table-cell table:style-name="ce49" office:value-type="float" office:value="2039">
            <text:p>2039,00000</text:p>
          </table:table-cell>
          <table:table-cell table:style-name="ce49" table:formula="of:=[.A36]+273.15" office:value-type="float" office:value="279.35">
            <text:p>279,35000</text:p>
          </table:table-cell>
          <table:table-cell table:style-name="ce49"/>
          <table:table-cell table:style-name="ce49" office:value-type="float" office:value="3657">
            <text:p>3657,00000</text:p>
          </table:table-cell>
          <table:table-cell table:style-name="ce49" office:value-type="float" office:value="0">
            <text:p>0,00000</text:p>
          </table:table-cell>
          <table:table-cell table:style-name="ce49" table:formula="of:=[.AB36]+([.B36]*[.Y36])" office:value-type="float" office:value="274.8965">
            <text:p>274,89650</text:p>
          </table:table-cell>
          <table:table-cell table:style-name="ce49" table:formula="of:=[.AA36] * ( ( 1 + ( [.Y36] * ( [.B36] / [.AB36] ) ) ) ^ 4.256 )" office:value-type="float" office:value="1.00254386760892">
            <text:p>1,00254</text:p>
          </table:table-cell>
          <table:table-cell table:style-name="ce49" table:formula="of:=( [.H36] * [.G36] ) / [.C36]" office:value-type="float" office:value="0.986560946132652">
            <text:p>0,98656</text:p>
          </table:table-cell>
          <table:table-cell table:style-name="ce49" table:formula="of:=[.Z36] * ( ( 1+ ( [.Y36] * ( [.B36] / [.AB36] ) ) ) ^ 5.256 )" office:value-type="float" office:value="79110.5666071483">
            <text:p>79110,56661</text:p>
          </table:table-cell>
          <table:table-cell table:style-name="ce49"/>
          <table:table-cell table:style-name="ce49" table:formula="of:= [.E36] * [.AD36] * COS( [.S36] )" office:value-type="float" office:value="0">
            <text:p>#DIV/0!</text:p>
          </table:table-cell>
          <table:table-cell table:style-name="ce59" table:formula="of:=-0.06*[.F36]+57.8" office:value-type="float" office:value="57.8">
            <text:p>57,80000</text:p>
          </table:table-cell>
          <table:table-cell table:style-name="ce64" table:formula="of:= ( [.K36] / [.F36] ) * ( ( ( [.C35] + [.C36] ) / 2 ) / ( ( [.G35] + [.G36] ) / 2 ) )" office:value-type="float" office:value="0">
            <text:p>#DIV/0!</text:p>
          </table:table-cell>
          <table:table-cell table:style-name="ce59" table:formula="of:=-0.02*[.F36]+13.6" office:value-type="float" office:value="13.6">
            <text:p>13,60000</text:p>
          </table:table-cell>
          <table:table-cell table:style-name="ce68" table:formula="of:= - ( [.E36] * [.AD36] * SIN( [.S36] ) )" office:value-type="float" office:value="0">
            <text:p>#DIV/0!</text:p>
          </table:table-cell>
          <table:table-cell table:style-name="ce73" table:formula="of:= - ( ( 2 * [.P36] ) / ( ( ( [.M36] ) ^ 2 ) * [.AG36] * [.I36] ) )" office:value-type="float" office:value="0">
            <text:p>#DIV/0!</text:p>
          </table:table-cell>
          <table:table-cell table:style-name="ce78" table:formula="of:= ( ( 2 * [.L36] ) / ( ( ( [.M36] ) ^ 2 ) * [.AG36] * [.I36] ) )" office:value-type="float" office:value="0">
            <text:p>#DIV/0!</text:p>
          </table:table-cell>
          <table:table-cell table:style-name="ce49" table:formula="of:=ASIN( - ( [.N36] / [.M36] ) )" office:value-type="float" office:value="0">
            <text:p>#DIV/0!</text:p>
          </table:table-cell>
          <table:table-cell table:style-name="ce49" table:formula="of:=[.S36] * ( 180 / 3.14159265359 )" office:value-type="float" office:value="0">
            <text:p>#DIV/0!</text:p>
          </table:table-cell>
          <table:table-cell table:style-name="ce44" table:formula="of:=0.02*[.F36]+5.95" office:value-type="float" office:value="5.95">
            <text:p>5,95000</text:p>
          </table:table-cell>
          <table:table-cell table:style-name="ce84" table:formula="of:=-0.01*[.F36]-2.7" office:value-type="float" office:value="-2.7">
            <text:p>-2,70000</text:p>
          </table:table-cell>
          <table:table-cell/>
          <table:table-cell table:formula="of:=[.X35]" office:value-type="float" office:value="0">
            <text:p>0,00000</text:p>
          </table:table-cell>
          <table:table-cell table:formula="of:=[.Y35]" office:value-type="float" office:value="-0.0065">
            <text:p>-0,00650</text:p>
          </table:table-cell>
          <table:table-cell table:formula="of:=[.Z35]" office:value-type="float" office:value="101325">
            <text:p>101325,00000</text:p>
          </table:table-cell>
          <table:table-cell table:formula="of:=[.AA35]" office:value-type="float" office:value="1.225">
            <text:p>1,22500</text:p>
          </table:table-cell>
          <table:table-cell table:formula="of:=[.AB35]" office:value-type="float" office:value="288.15">
            <text:p>288,15000</text:p>
          </table:table-cell>
          <table:table-cell table:formula="of:=[.AC35]" office:value-type="float" office:value="1.235">
            <text:p>1,23500</text:p>
          </table:table-cell>
          <table:table-cell table:formula="of:=[.AD35]" office:value-type="float" office:value="9.81">
            <text:p>9,81000</text:p>
          </table:table-cell>
          <table:table-cell table:formula="of:=[.AE35]" office:value-type="float" office:value="293.15">
            <text:p>293,15000</text:p>
          </table:table-cell>
          <table:table-cell table:formula="of:=[.AF35]" office:value-type="float" office:value="100600">
            <text:p>100600,00000</text:p>
          </table:table-cell>
          <table:table-cell table:formula="of:=[.AG35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6.2">
            <text:p>6,20000</text:p>
          </table:table-cell>
          <table:table-cell office:value-type="float" office:value="2018">
            <text:p>2018,00000</text:p>
          </table:table-cell>
          <table:table-cell table:formula="of:=[.A37]+273.15" office:value-type="float" office:value="279.35">
            <text:p>279,35000</text:p>
          </table:table-cell>
          <table:table-cell table:style-name="ce47" table:formula="of:=[.D36]" office:value-type="float" office:value="0">
            <text:p>0,00000</text:p>
          </table:table-cell>
          <table:table-cell table:style-name="ce47" table:formula="of:=[.E36]-0.34375" office:value-type="float" office:value="3656.65625">
            <text:p>3656,65625</text:p>
          </table:table-cell>
          <table:table-cell table:style-name="ce53" table:formula="of:=[.F36]+10" office:value-type="float" office:value="10">
            <text:p>10,00000</text:p>
          </table:table-cell>
          <table:table-cell table:style-name="ce47" table:formula="of:=[.AB37]+([.B37]*[.Y37])" office:value-type="float" office:value="275.033">
            <text:p>275,03300</text:p>
          </table:table-cell>
          <table:table-cell table:style-name="ce47" table:formula="of:=[.AA37] * ( ( 1 + ( [.Y37] * ( [.B37] / [.AB37] ) ) ) ^ 4.256 )" office:value-type="float" office:value="1.00466427598481">
            <text:p>1,00466</text:p>
          </table:table-cell>
          <table:table-cell table:style-name="ce47" table:formula="of:=( [.H37] * [.G37] ) / [.C37]" office:value-type="float" office:value="0.989138463636768">
            <text:p>0,98914</text:p>
          </table:table-cell>
          <table:table-cell table:style-name="ce47" table:formula="of:=[.Z37] * ( ( 1+ ( [.Y37] * ( [.B37] / [.AB37] ) ) ) ^ 5.256 )" office:value-type="float" office:value="79317.2531489071">
            <text:p>79317,25315</text:p>
          </table:table-cell>
          <table:table-cell table:style-name="ce47" table:formula="of:=[.K36] + ([.B37]-[.B36])" office:value-type="float" office:value="-21">
            <text:p>-21,00000</text:p>
          </table:table-cell>
          <table:table-cell table:style-name="ce47" table:formula="of:= [.E37] * [.AD37] * COS( [.S37] )" office:value-type="float" office:value="35846.836689862">
            <text:p>35846,83669</text:p>
          </table:table-cell>
          <table:table-cell table:style-name="ce57" table:formula="of:=-0.06*[.F37]+57.8" office:value-type="float" office:value="57.2">
            <text:p>57,20000</text:p>
          </table:table-cell>
          <table:table-cell table:style-name="ce62" table:formula="of:= ( [.K37] / [.F37] ) * ( ( ( [.C36] + [.C37] ) / 2 ) / ( ( [.G36] + [.G37] ) / 2 ) )" office:value-type="float" office:value="-2.13349165665781">
            <text:p>-2,13349</text:p>
          </table:table-cell>
          <table:table-cell table:style-name="ce57" table:formula="of:=-0.02*[.F37]+13.6" office:value-type="float" office:value="13.4">
            <text:p>13,40000</text:p>
          </table:table-cell>
          <table:table-cell table:style-name="ce66" table:formula="of:= - ( [.E37] * [.AD37] * SIN( [.S37] ) )" office:value-type="float" office:value="-1337.97519829169">
            <text:p>-1337,97520</text:p>
          </table:table-cell>
          <table:table-cell table:style-name="ce71" table:formula="of:= - ( ( 2 * [.P37] ) / ( ( ( [.M37] ) ^ 2 ) * [.AG37] * [.I37] ) )" office:value-type="float" office:value="0.0295305053935579">
            <text:p>0,02953</text:p>
          </table:table-cell>
          <table:table-cell table:style-name="ce76" table:formula="of:= ( ( 2 * [.L37] ) / ( ( ( [.M37] ) ^ 2 ) * [.AG37] * [.I37] ) )" office:value-type="float" office:value="0.791177000562892">
            <text:p>0,79118</text:p>
          </table:table-cell>
          <table:table-cell table:style-name="ce53" table:formula="of:=ASIN( - ( [.N37] / [.M37] ) )" office:value-type="float" office:value="0.0373074589600597">
            <text:p>0,03731</text:p>
          </table:table-cell>
          <table:table-cell table:style-name="ce53" table:formula="of:=[.S37] * ( 180 / 3.14159265359 )" office:value-type="float" office:value="2.13755994276881">
            <text:p>2,13756</text:p>
          </table:table-cell>
          <table:table-cell table:style-name="ce79" table:formula="of:=0.02*[.F37]+5.95" office:value-type="float" office:value="6.15">
            <text:p>6,15000</text:p>
          </table:table-cell>
          <table:table-cell table:style-name="ce82" table:formula="of:=-0.01*[.F37]-2.7" office:value-type="float" office:value="-2.8">
            <text:p>-2,80000</text:p>
          </table:table-cell>
          <table:table-cell/>
          <table:table-cell table:formula="of:=[.X36]" office:value-type="float" office:value="0">
            <text:p>0,00000</text:p>
          </table:table-cell>
          <table:table-cell table:formula="of:=[.Y36]" office:value-type="float" office:value="-0.0065">
            <text:p>-0,00650</text:p>
          </table:table-cell>
          <table:table-cell table:formula="of:=[.Z36]" office:value-type="float" office:value="101325">
            <text:p>101325,00000</text:p>
          </table:table-cell>
          <table:table-cell table:formula="of:=[.AA36]" office:value-type="float" office:value="1.225">
            <text:p>1,22500</text:p>
          </table:table-cell>
          <table:table-cell table:formula="of:=[.AB36]" office:value-type="float" office:value="288.15">
            <text:p>288,15000</text:p>
          </table:table-cell>
          <table:table-cell table:formula="of:=[.AC36]" office:value-type="float" office:value="1.235">
            <text:p>1,23500</text:p>
          </table:table-cell>
          <table:table-cell table:formula="of:=[.AD36]" office:value-type="float" office:value="9.81">
            <text:p>9,81000</text:p>
          </table:table-cell>
          <table:table-cell table:formula="of:=[.AE36]" office:value-type="float" office:value="293.15">
            <text:p>293,15000</text:p>
          </table:table-cell>
          <table:table-cell table:formula="of:=[.AF36]" office:value-type="float" office:value="100600">
            <text:p>100600,00000</text:p>
          </table:table-cell>
          <table:table-cell table:formula="of:=[.AG36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6.6">
            <text:p>6,60000</text:p>
          </table:table-cell>
          <table:table-cell office:value-type="float" office:value="1937">
            <text:p>1937,00000</text:p>
          </table:table-cell>
          <table:table-cell table:formula="of:=[.A38]+273.15" office:value-type="float" office:value="279.75">
            <text:p>279,75000</text:p>
          </table:table-cell>
          <table:table-cell table:style-name="ce47" table:formula="of:=[.D37]" office:value-type="float" office:value="0">
            <text:p>0,00000</text:p>
          </table:table-cell>
          <table:table-cell table:style-name="ce47" table:formula="of:=[.E37]-0.34375" office:value-type="float" office:value="3656.3125">
            <text:p>3656,31250</text:p>
          </table:table-cell>
          <table:table-cell table:style-name="ce53" table:formula="of:=[.F37]+10" office:value-type="float" office:value="20">
            <text:p>20,00000</text:p>
          </table:table-cell>
          <table:table-cell table:style-name="ce47" table:formula="of:=[.AB38]+([.B38]*[.Y38])" office:value-type="float" office:value="275.5595">
            <text:p>275,55950</text:p>
          </table:table-cell>
          <table:table-cell table:style-name="ce47" table:formula="of:=[.AA38] * ( ( 1 + ( [.Y38] * ( [.B38] / [.AB38] ) ) ) ^ 4.256 )" office:value-type="float" office:value="1.01287515151776">
            <text:p>1,01288</text:p>
          </table:table-cell>
          <table:table-cell table:style-name="ce47" table:formula="of:=( [.H38] * [.G38] ) / [.C38]" office:value-type="float" office:value="0.99770284294784">
            <text:p>0,99770</text:p>
          </table:table-cell>
          <table:table-cell table:style-name="ce47" table:formula="of:=[.Z38] * ( ( 1+ ( [.Y38] * ( [.B38] / [.AB38] ) ) ) ^ 5.256 )" office:value-type="float" office:value="80118.5728723567">
            <text:p>80118,57287</text:p>
          </table:table-cell>
          <table:table-cell table:style-name="ce47" table:formula="of:=[.K37] + ([.B38]-[.B37])" office:value-type="float" office:value="-102">
            <text:p>-102,00000</text:p>
          </table:table-cell>
          <table:table-cell table:style-name="ce47" table:formula="of:= [.E38] * [.AD38] * COS( [.S38] )" office:value-type="float" office:value="35717.9659743398">
            <text:p>35717,96597</text:p>
          </table:table-cell>
          <table:table-cell table:style-name="ce57" table:formula="of:=-0.06*[.F38]+57.8" office:value-type="float" office:value="56.6">
            <text:p>56,60000</text:p>
          </table:table-cell>
          <table:table-cell table:style-name="ce62" table:formula="of:= ( [.K38] / [.F38] ) * ( ( ( [.C37] + [.C38] ) / 2 ) / ( ( [.G37] + [.G38] ) / 2 ) )" office:value-type="float" office:value="-5.17880283512761">
            <text:p>-5,17880</text:p>
          </table:table-cell>
          <table:table-cell table:style-name="ce57" table:formula="of:=-0.02*[.F38]+13.6" office:value-type="float" office:value="13.2">
            <text:p>13,20000</text:p>
          </table:table-cell>
          <table:table-cell table:style-name="ce66" table:formula="of:= - ( [.E38] * [.AD38] * SIN( [.S38] ) )" office:value-type="float" office:value="-3281.89936958152">
            <text:p>-3281,89937</text:p>
          </table:table-cell>
          <table:table-cell table:style-name="ce71" table:formula="of:= - ( ( 2 * [.P38] ) / ( ( ( [.M38] ) ^ 2 ) * [.AG38] * [.I38] ) )" office:value-type="float" office:value="0.0733437569920509">
            <text:p>0,07334</text:p>
          </table:table-cell>
          <table:table-cell table:style-name="ce76" table:formula="of:= ( ( 2 * [.L38] ) / ( ( ( [.M38] ) ^ 2 ) * [.AG38] * [.I38] ) )" office:value-type="float" office:value="0.798223687463752">
            <text:p>0,79822</text:p>
          </table:table-cell>
          <table:table-cell table:style-name="ce53" table:formula="of:=ASIN( - ( [.N38] / [.M38] ) )" office:value-type="float" office:value="0.0916264363219466">
            <text:p>0,09163</text:p>
          </table:table-cell>
          <table:table-cell table:style-name="ce53" table:formula="of:=[.S38] * ( 180 / 3.14159265359 )" office:value-type="float" office:value="5.24980809307139">
            <text:p>5,24981</text:p>
          </table:table-cell>
          <table:table-cell table:style-name="ce79" table:formula="of:=0.02*[.F38]+5.95" office:value-type="float" office:value="6.35">
            <text:p>6,35000</text:p>
          </table:table-cell>
          <table:table-cell table:style-name="ce82" table:formula="of:=-0.01*[.F38]-2.7" office:value-type="float" office:value="-2.9">
            <text:p>-2,90000</text:p>
          </table:table-cell>
          <table:table-cell/>
          <table:table-cell table:formula="of:=[.X37]" office:value-type="float" office:value="0">
            <text:p>0,00000</text:p>
          </table:table-cell>
          <table:table-cell table:formula="of:=[.Y37]" office:value-type="float" office:value="-0.0065">
            <text:p>-0,00650</text:p>
          </table:table-cell>
          <table:table-cell table:formula="of:=[.Z37]" office:value-type="float" office:value="101325">
            <text:p>101325,00000</text:p>
          </table:table-cell>
          <table:table-cell table:formula="of:=[.AA37]" office:value-type="float" office:value="1.225">
            <text:p>1,22500</text:p>
          </table:table-cell>
          <table:table-cell table:formula="of:=[.AB37]" office:value-type="float" office:value="288.15">
            <text:p>288,15000</text:p>
          </table:table-cell>
          <table:table-cell table:formula="of:=[.AC37]" office:value-type="float" office:value="1.235">
            <text:p>1,23500</text:p>
          </table:table-cell>
          <table:table-cell table:formula="of:=[.AD37]" office:value-type="float" office:value="9.81">
            <text:p>9,81000</text:p>
          </table:table-cell>
          <table:table-cell table:formula="of:=[.AE37]" office:value-type="float" office:value="293.15">
            <text:p>293,15000</text:p>
          </table:table-cell>
          <table:table-cell table:formula="of:=[.AF37]" office:value-type="float" office:value="100600">
            <text:p>100600,00000</text:p>
          </table:table-cell>
          <table:table-cell table:formula="of:=[.AG37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.1">
            <text:p>7,10000</text:p>
          </table:table-cell>
          <table:table-cell office:value-type="float" office:value="1869">
            <text:p>1869,00000</text:p>
          </table:table-cell>
          <table:table-cell table:formula="of:=[.A39]+273.15" office:value-type="float" office:value="280.25">
            <text:p>280,25000</text:p>
          </table:table-cell>
          <table:table-cell table:style-name="ce47" table:formula="of:=[.D38]" office:value-type="float" office:value="0">
            <text:p>0,00000</text:p>
          </table:table-cell>
          <table:table-cell table:style-name="ce47" table:formula="of:=[.E38]-0.34375" office:value-type="float" office:value="3655.96875">
            <text:p>3655,96875</text:p>
          </table:table-cell>
          <table:table-cell table:style-name="ce53" table:formula="of:=[.F38]+10" office:value-type="float" office:value="30">
            <text:p>30,00000</text:p>
          </table:table-cell>
          <table:table-cell table:style-name="ce47" table:formula="of:=[.AB39]+([.B39]*[.Y39])" office:value-type="float" office:value="276.0015">
            <text:p>276,00150</text:p>
          </table:table-cell>
          <table:table-cell table:style-name="ce47" table:formula="of:=[.AA39] * ( ( 1 + ( [.Y39] * ( [.B39] / [.AB39] ) ) ) ^ 4.256 )" office:value-type="float" office:value="1.01980778737879">
            <text:p>1,01981</text:p>
          </table:table-cell>
          <table:table-cell table:style-name="ce47" table:formula="of:=( [.H39] * [.G39] ) / [.C39]" office:value-type="float" office:value="1.00434782882508">
            <text:p>1,00435</text:p>
          </table:table-cell>
          <table:table-cell table:style-name="ce47" table:formula="of:=[.Z39] * ( ( 1+ ( [.Y39] * ( [.B39] / [.AB39] ) ) ) ^ 5.256 )" office:value-type="float" office:value="80796.3359149965">
            <text:p>80796,33591</text:p>
          </table:table-cell>
          <table:table-cell table:style-name="ce47" table:formula="of:=[.K38] + ([.B39]-[.B38])" office:value-type="float" office:value="-170">
            <text:p>-170,00000</text:p>
          </table:table-cell>
          <table:table-cell table:style-name="ce47" table:formula="of:= [.E39] * [.AD39] * COS( [.S39] )" office:value-type="float" office:value="35675.2691283921">
            <text:p>35675,26913</text:p>
          </table:table-cell>
          <table:table-cell table:style-name="ce57" table:formula="of:=-0.06*[.F39]+57.8" office:value-type="float" office:value="56">
            <text:p>56,00000</text:p>
          </table:table-cell>
          <table:table-cell table:style-name="ce62" table:formula="of:= ( [.K39] / [.F39] ) * ( ( ( [.C38] + [.C39] ) / 2 ) / ( ( [.G38] + [.G39] ) / 2 ) )" office:value-type="float" office:value="-5.75336786562744">
            <text:p>-5,75337</text:p>
          </table:table-cell>
          <table:table-cell table:style-name="ce57" table:formula="of:=-0.02*[.F39]+13.6" office:value-type="float" office:value="13">
            <text:p>13,00000</text:p>
          </table:table-cell>
          <table:table-cell table:style-name="ce66" table:formula="of:= - ( [.E39] * [.AD39] * SIN( [.S39] ) )" office:value-type="float" office:value="-3684.72939189863">
            <text:p>-3684,72939</text:p>
          </table:table-cell>
          <table:table-cell table:style-name="ce71" table:formula="of:= - ( ( 2 * [.P39] ) / ( ( ( [.M39] ) ^ 2 ) * [.AG39] * [.I39] ) )" office:value-type="float" office:value="0.0835636427753241">
            <text:p>0,08356</text:p>
          </table:table-cell>
          <table:table-cell table:style-name="ce76" table:formula="of:= ( ( 2 * [.L39] ) / ( ( ( [.M39] ) ^ 2 ) * [.AG39] * [.I39] ) )" office:value-type="float" office:value="0.80905682026826">
            <text:p>0,80906</text:p>
          </table:table-cell>
          <table:table-cell table:style-name="ce53" table:formula="of:=ASIN( - ( [.N39] / [.M39] ) )" office:value-type="float" office:value="0.102920314479166">
            <text:p>0,10292</text:p>
          </table:table-cell>
          <table:table-cell table:style-name="ce53" table:formula="of:=[.S39] * ( 180 / 3.14159265359 )" office:value-type="float" office:value="5.89689964581501">
            <text:p>5,89690</text:p>
          </table:table-cell>
          <table:table-cell table:style-name="ce79" table:formula="of:=0.02*[.F39]+5.95" office:value-type="float" office:value="6.55">
            <text:p>6,55000</text:p>
          </table:table-cell>
          <table:table-cell table:style-name="ce82" table:formula="of:=-0.01*[.F39]-2.7" office:value-type="float" office:value="-3">
            <text:p>-3,00000</text:p>
          </table:table-cell>
          <table:table-cell/>
          <table:table-cell table:formula="of:=[.X38]" office:value-type="float" office:value="0">
            <text:p>0,00000</text:p>
          </table:table-cell>
          <table:table-cell table:formula="of:=[.Y38]" office:value-type="float" office:value="-0.0065">
            <text:p>-0,00650</text:p>
          </table:table-cell>
          <table:table-cell table:formula="of:=[.Z38]" office:value-type="float" office:value="101325">
            <text:p>101325,00000</text:p>
          </table:table-cell>
          <table:table-cell table:formula="of:=[.AA38]" office:value-type="float" office:value="1.225">
            <text:p>1,22500</text:p>
          </table:table-cell>
          <table:table-cell table:formula="of:=[.AB38]" office:value-type="float" office:value="288.15">
            <text:p>288,15000</text:p>
          </table:table-cell>
          <table:table-cell table:formula="of:=[.AC38]" office:value-type="float" office:value="1.235">
            <text:p>1,23500</text:p>
          </table:table-cell>
          <table:table-cell table:formula="of:=[.AD38]" office:value-type="float" office:value="9.81">
            <text:p>9,81000</text:p>
          </table:table-cell>
          <table:table-cell table:formula="of:=[.AE38]" office:value-type="float" office:value="293.15">
            <text:p>293,15000</text:p>
          </table:table-cell>
          <table:table-cell table:formula="of:=[.AF38]" office:value-type="float" office:value="100600">
            <text:p>100600,00000</text:p>
          </table:table-cell>
          <table:table-cell table:formula="of:=[.AG38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.4">
            <text:p>7,40000</text:p>
          </table:table-cell>
          <table:table-cell office:value-type="float" office:value="1801">
            <text:p>1801,00000</text:p>
          </table:table-cell>
          <table:table-cell table:formula="of:=[.A40]+273.15" office:value-type="float" office:value="280.55">
            <text:p>280,55000</text:p>
          </table:table-cell>
          <table:table-cell table:style-name="ce47" table:formula="of:=[.D39]" office:value-type="float" office:value="0">
            <text:p>0,00000</text:p>
          </table:table-cell>
          <table:table-cell table:style-name="ce47" table:formula="of:=[.E39]-0.34375" office:value-type="float" office:value="3655.625">
            <text:p>3655,62500</text:p>
          </table:table-cell>
          <table:table-cell table:style-name="ce53" table:formula="of:=[.F39]+10" office:value-type="float" office:value="40">
            <text:p>40,00000</text:p>
          </table:table-cell>
          <table:table-cell table:style-name="ce47" table:formula="of:=[.AB40]+([.B40]*[.Y40])" office:value-type="float" office:value="276.4435">
            <text:p>276,44350</text:p>
          </table:table-cell>
          <table:table-cell table:style-name="ce47" table:formula="of:=[.AA40] * ( ( 1 + ( [.Y40] * ( [.B40] / [.AB40] ) ) ) ^ 4.256 )" office:value-type="float" office:value="1.02677666641653">
            <text:p>1,02678</text:p>
          </table:table-cell>
          <table:table-cell table:style-name="ce47" table:formula="of:=( [.H40] * [.G40] ) / [.C40]" office:value-type="float" office:value="1.0117474082428">
            <text:p>1,01175</text:p>
          </table:table-cell>
          <table:table-cell table:style-name="ce47" table:formula="of:=[.Z40] * ( ( 1+ ( [.Y40] * ( [.B40] / [.AB40] ) ) ) ^ 5.256 )" office:value-type="float" office:value="81478.7341843173">
            <text:p>81478,73418</text:p>
          </table:table-cell>
          <table:table-cell table:style-name="ce47" table:formula="of:=[.K39] + ([.B40]-[.B39])" office:value-type="float" office:value="-238">
            <text:p>-238,00000</text:p>
          </table:table-cell>
          <table:table-cell table:style-name="ce47" table:formula="of:= [.E40] * [.AD40] * COS( [.S40] )" office:value-type="float" office:value="35647.9099915039">
            <text:p>35647,90999</text:p>
          </table:table-cell>
          <table:table-cell table:style-name="ce57" table:formula="of:=-0.06*[.F40]+57.8" office:value-type="float" office:value="55.4">
            <text:p>55,40000</text:p>
          </table:table-cell>
          <table:table-cell table:style-name="ce62" table:formula="of:= ( [.K40] / [.F40] ) * ( ( ( [.C39] + [.C40] ) / 2 ) / ( ( [.G39] + [.G40] ) / 2 ) )" office:value-type="float" office:value="-6.03998588094743">
            <text:p>-6,03999</text:p>
          </table:table-cell>
          <table:table-cell table:style-name="ce57" table:formula="of:=-0.02*[.F40]+13.6" office:value-type="float" office:value="12.8">
            <text:p>12,80000</text:p>
          </table:table-cell>
          <table:table-cell table:style-name="ce66" table:formula="of:= - ( [.E40] * [.AD40] * SIN( [.S40] ) )" office:value-type="float" office:value="-3909.82036853857">
            <text:p>-3909,82037</text:p>
          </table:table-cell>
          <table:table-cell table:style-name="ce71" table:formula="of:= - ( ( 2 * [.P40] ) / ( ( ( [.M40] ) ^ 2 ) * [.AG40] * [.I40] ) )" office:value-type="float" office:value="0.0899367395343286">
            <text:p>0,08994</text:p>
          </table:table-cell>
          <table:table-cell table:style-name="ce76" table:formula="of:= ( ( 2 * [.L40] ) / ( ( ( [.M40] ) ^ 2 ) * [.AG40] * [.I40] ) )" office:value-type="float" office:value="0.820001047016757">
            <text:p>0,82000</text:p>
          </table:table-cell>
          <table:table-cell table:style-name="ce53" table:formula="of:=ASIN( - ( [.N40] / [.M40] ) )" office:value-type="float" office:value="0.109242166242806">
            <text:p>0,10924</text:p>
          </table:table-cell>
          <table:table-cell table:style-name="ce53" table:formula="of:=[.S40] * ( 180 / 3.14159265359 )" office:value-type="float" office:value="6.25911507057887">
            <text:p>6,25912</text:p>
          </table:table-cell>
          <table:table-cell table:style-name="ce79" table:formula="of:=0.02*[.F40]+5.95" office:value-type="float" office:value="6.75">
            <text:p>6,75000</text:p>
          </table:table-cell>
          <table:table-cell table:style-name="ce82" table:formula="of:=-0.01*[.F40]-2.7" office:value-type="float" office:value="-3.1">
            <text:p>-3,10000</text:p>
          </table:table-cell>
          <table:table-cell/>
          <table:table-cell table:formula="of:=[.X39]" office:value-type="float" office:value="0">
            <text:p>0,00000</text:p>
          </table:table-cell>
          <table:table-cell table:formula="of:=[.Y39]" office:value-type="float" office:value="-0.0065">
            <text:p>-0,00650</text:p>
          </table:table-cell>
          <table:table-cell table:formula="of:=[.Z39]" office:value-type="float" office:value="101325">
            <text:p>101325,00000</text:p>
          </table:table-cell>
          <table:table-cell table:formula="of:=[.AA39]" office:value-type="float" office:value="1.225">
            <text:p>1,22500</text:p>
          </table:table-cell>
          <table:table-cell table:formula="of:=[.AB39]" office:value-type="float" office:value="288.15">
            <text:p>288,15000</text:p>
          </table:table-cell>
          <table:table-cell table:formula="of:=[.AC39]" office:value-type="float" office:value="1.235">
            <text:p>1,23500</text:p>
          </table:table-cell>
          <table:table-cell table:formula="of:=[.AD39]" office:value-type="float" office:value="9.81">
            <text:p>9,81000</text:p>
          </table:table-cell>
          <table:table-cell table:formula="of:=[.AE39]" office:value-type="float" office:value="293.15">
            <text:p>293,15000</text:p>
          </table:table-cell>
          <table:table-cell table:formula="of:=[.AF39]" office:value-type="float" office:value="100600">
            <text:p>100600,00000</text:p>
          </table:table-cell>
          <table:table-cell table:formula="of:=[.AG39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.7">
            <text:p>7,70000</text:p>
          </table:table-cell>
          <table:table-cell office:value-type="float" office:value="1735">
            <text:p>1735,00000</text:p>
          </table:table-cell>
          <table:table-cell table:formula="of:=[.A41]+273.15" office:value-type="float" office:value="280.85">
            <text:p>280,85000</text:p>
          </table:table-cell>
          <table:table-cell table:style-name="ce47" table:formula="of:=[.D40]" office:value-type="float" office:value="0">
            <text:p>0,00000</text:p>
          </table:table-cell>
          <table:table-cell table:style-name="ce47" table:formula="of:=[.E40]-0.34375" office:value-type="float" office:value="3655.28125">
            <text:p>3655,28125</text:p>
          </table:table-cell>
          <table:table-cell table:style-name="ce53" table:formula="of:=[.F40]+10" office:value-type="float" office:value="50">
            <text:p>50,00000</text:p>
          </table:table-cell>
          <table:table-cell table:style-name="ce47" table:formula="of:=[.AB41]+([.B41]*[.Y41])" office:value-type="float" office:value="276.8725">
            <text:p>276,87250</text:p>
          </table:table-cell>
          <table:table-cell table:style-name="ce47" table:formula="of:=[.AA41] * ( ( 1 + ( [.Y41] * ( [.B41] / [.AB41] ) ) ) ^ 4.256 )" office:value-type="float" office:value="1.03357536242902">
            <text:p>1,03358</text:p>
          </table:table-cell>
          <table:table-cell table:style-name="ce47" table:formula="of:=( [.H41] * [.G41] ) / [.C41]" office:value-type="float" office:value="1.01893749166505">
            <text:p>1,01894</text:p>
          </table:table-cell>
          <table:table-cell table:style-name="ce47" table:formula="of:=[.Z41] * ( ( 1+ ( [.Y41] * ( [.B41] / [.AB41] ) ) ) ^ 5.256 )" office:value-type="float" office:value="82145.5175802584">
            <text:p>82145,51758</text:p>
          </table:table-cell>
          <table:table-cell table:style-name="ce47" table:formula="of:=[.K40] + ([.B41]-[.B40])" office:value-type="float" office:value="-304">
            <text:p>-304,00000</text:p>
          </table:table-cell>
          <table:table-cell table:style-name="ce47" table:formula="of:= [.E41] * [.AD41] * COS( [.S41] )" office:value-type="float" office:value="35630.3868573307">
            <text:p>35630,38686</text:p>
          </table:table-cell>
          <table:table-cell table:style-name="ce57" table:formula="of:=-0.06*[.F41]+57.8" office:value-type="float" office:value="54.8">
            <text:p>54,80000</text:p>
          </table:table-cell>
          <table:table-cell table:style-name="ce62" table:formula="of:= ( [.K41] / [.F41] ) * ( ( ( [.C40] + [.C41] ) / 2 ) / ( ( [.G40] + [.G41] ) / 2 ) )" office:value-type="float" office:value="-6.16882938501688">
            <text:p>-6,16883</text:p>
          </table:table-cell>
          <table:table-cell table:style-name="ce57" table:formula="of:=-0.02*[.F41]+13.6" office:value-type="float" office:value="12.6">
            <text:p>12,60000</text:p>
          </table:table-cell>
          <table:table-cell table:style-name="ce66" table:formula="of:= - ( [.E41] * [.AD41] * SIN( [.S41] ) )" office:value-type="float" office:value="-4036.56552265998">
            <text:p>-4036,56552</text:p>
          </table:table-cell>
          <table:table-cell table:style-name="ce71" table:formula="of:= - ( ( 2 * [.P41] ) / ( ( ( [.M41] ) ^ 2 ) * [.AG41] * [.I41] ) )" office:value-type="float" office:value="0.0942269885467411">
            <text:p>0,09423</text:p>
          </table:table-cell>
          <table:table-cell table:style-name="ce76" table:formula="of:= ( ( 2 * [.L41] ) / ( ( ( [.M41] ) ^ 2 ) * [.AG41] * [.I41] ) )" office:value-type="float" office:value="0.831732827195446">
            <text:p>0,83173</text:p>
          </table:table-cell>
          <table:table-cell table:style-name="ce53" table:formula="of:=ASIN( - ( [.N41] / [.M41] ) )" office:value-type="float" office:value="0.112808992497855">
            <text:p>0,11281</text:p>
          </table:table-cell>
          <table:table-cell table:style-name="ce53" table:formula="of:=[.S41] * ( 180 / 3.14159265359 )" office:value-type="float" office:value="6.46347916124962">
            <text:p>6,46348</text:p>
          </table:table-cell>
          <table:table-cell table:style-name="ce79" table:formula="of:=0.02*[.F41]+5.95" office:value-type="float" office:value="6.95">
            <text:p>6,95000</text:p>
          </table:table-cell>
          <table:table-cell table:style-name="ce82" table:formula="of:=-0.01*[.F41]-2.7" office:value-type="float" office:value="-3.2">
            <text:p>-3,20000</text:p>
          </table:table-cell>
          <table:table-cell/>
          <table:table-cell table:formula="of:=[.X40]" office:value-type="float" office:value="0">
            <text:p>0,00000</text:p>
          </table:table-cell>
          <table:table-cell table:formula="of:=[.Y40]" office:value-type="float" office:value="-0.0065">
            <text:p>-0,00650</text:p>
          </table:table-cell>
          <table:table-cell table:formula="of:=[.Z40]" office:value-type="float" office:value="101325">
            <text:p>101325,00000</text:p>
          </table:table-cell>
          <table:table-cell table:formula="of:=[.AA40]" office:value-type="float" office:value="1.225">
            <text:p>1,22500</text:p>
          </table:table-cell>
          <table:table-cell table:formula="of:=[.AB40]" office:value-type="float" office:value="288.15">
            <text:p>288,15000</text:p>
          </table:table-cell>
          <table:table-cell table:formula="of:=[.AC40]" office:value-type="float" office:value="1.235">
            <text:p>1,23500</text:p>
          </table:table-cell>
          <table:table-cell table:formula="of:=[.AD40]" office:value-type="float" office:value="9.81">
            <text:p>9,81000</text:p>
          </table:table-cell>
          <table:table-cell table:formula="of:=[.AE40]" office:value-type="float" office:value="293.15">
            <text:p>293,15000</text:p>
          </table:table-cell>
          <table:table-cell table:formula="of:=[.AF40]" office:value-type="float" office:value="100600">
            <text:p>100600,00000</text:p>
          </table:table-cell>
          <table:table-cell table:formula="of:=[.AG40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">
            <text:p>8,00000</text:p>
          </table:table-cell>
          <table:table-cell office:value-type="float" office:value="1676">
            <text:p>1676,00000</text:p>
          </table:table-cell>
          <table:table-cell table:formula="of:=[.A42]+273.15" office:value-type="float" office:value="281.15">
            <text:p>281,15000</text:p>
          </table:table-cell>
          <table:table-cell table:style-name="ce47" table:formula="of:=[.D41]" office:value-type="float" office:value="0">
            <text:p>0,00000</text:p>
          </table:table-cell>
          <table:table-cell table:style-name="ce47" table:formula="of:=[.E41]-0.34375" office:value-type="float" office:value="3654.9375">
            <text:p>3654,93750</text:p>
          </table:table-cell>
          <table:table-cell table:style-name="ce53" table:formula="of:=[.F41]+10" office:value-type="float" office:value="60">
            <text:p>60,00000</text:p>
          </table:table-cell>
          <table:table-cell table:style-name="ce47" table:formula="of:=[.AB42]+([.B42]*[.Y42])" office:value-type="float" office:value="277.256">
            <text:p>277,25600</text:p>
          </table:table-cell>
          <table:table-cell table:style-name="ce47" table:formula="of:=[.AA42] * ( ( 1 + ( [.Y42] * ( [.B42] / [.AB42] ) ) ) ^ 4.256 )" office:value-type="float" office:value="1.03968209003802">
            <text:p>1,03968</text:p>
          </table:table-cell>
          <table:table-cell table:style-name="ce47" table:formula="of:=( [.H42] * [.G42] ) / [.C42]" office:value-type="float" office:value="1.02528222498872">
            <text:p>1,02528</text:p>
          </table:table-cell>
          <table:table-cell table:style-name="ce47" table:formula="of:=[.Z42] * ( ( 1+ ( [.Y42] * ( [.B42] / [.AB42] ) ) ) ^ 5.256 )" office:value-type="float" office:value="82745.315428314">
            <text:p>82745,31543</text:p>
          </table:table-cell>
          <table:table-cell table:style-name="ce47" table:formula="of:=[.K41] + ([.B42]-[.B41])" office:value-type="float" office:value="-363">
            <text:p>-363,00000</text:p>
          </table:table-cell>
          <table:table-cell table:style-name="ce47" table:formula="of:= [.E42] * [.AD42] * COS( [.S42] )" office:value-type="float" office:value="35624.4315032416">
            <text:p>35624,43150</text:p>
          </table:table-cell>
          <table:table-cell table:style-name="ce57" table:formula="of:=-0.06*[.F42]+57.8" office:value-type="float" office:value="54.2">
            <text:p>54,20000</text:p>
          </table:table-cell>
          <table:table-cell table:style-name="ce62" table:formula="of:= ( [.K42] / [.F42] ) * ( ( ( [.C41] + [.C42] ) / 2 ) / ( ( [.G41] + [.G42] ) / 2 ) )" office:value-type="float" office:value="-6.13594139265531">
            <text:p>-6,13594</text:p>
          </table:table-cell>
          <table:table-cell table:style-name="ce57" table:formula="of:=-0.02*[.F42]+13.6" office:value-type="float" office:value="12.4">
            <text:p>12,40000</text:p>
          </table:table-cell>
          <table:table-cell table:style-name="ce66" table:formula="of:= - ( [.E42] * [.AD42] * SIN( [.S42] ) )" office:value-type="float" office:value="-4059.11054063387">
            <text:p>-4059,11054</text:p>
          </table:table-cell>
          <table:table-cell table:style-name="ce71" table:formula="of:= - ( ( 2 * [.P42] ) / ( ( ( [.M42] ) ^ 2 ) * [.AG42] * [.I42] ) )" office:value-type="float" office:value="0.0962633212573918">
            <text:p>0,09626</text:p>
          </table:table-cell>
          <table:table-cell table:style-name="ce76" table:formula="of:= ( ( 2 * [.L42] ) / ( ( ( [.M42] ) ^ 2 ) * [.AG42] * [.I42] ) )" office:value-type="float" office:value="0.844846687489562">
            <text:p>0,84485</text:p>
          </table:table-cell>
          <table:table-cell table:style-name="ce53" table:formula="of:=ASIN( - ( [.N42] / [.M42] ) )" office:value-type="float" office:value="0.113452477458726">
            <text:p>0,11345</text:p>
          </table:table-cell>
          <table:table-cell table:style-name="ce53" table:formula="of:=[.S42] * ( 180 / 3.14159265359 )" office:value-type="float" office:value="6.50034813368769">
            <text:p>6,50035</text:p>
          </table:table-cell>
          <table:table-cell table:style-name="ce79" table:formula="of:=0.02*[.F42]+5.95" office:value-type="float" office:value="7.15">
            <text:p>7,15000</text:p>
          </table:table-cell>
          <table:table-cell table:style-name="ce82" table:formula="of:=-0.01*[.F42]-2.7" office:value-type="float" office:value="-3.3">
            <text:p>-3,30000</text:p>
          </table:table-cell>
          <table:table-cell/>
          <table:table-cell table:formula="of:=[.X41]" office:value-type="float" office:value="0">
            <text:p>0,00000</text:p>
          </table:table-cell>
          <table:table-cell table:formula="of:=[.Y41]" office:value-type="float" office:value="-0.0065">
            <text:p>-0,00650</text:p>
          </table:table-cell>
          <table:table-cell table:formula="of:=[.Z41]" office:value-type="float" office:value="101325">
            <text:p>101325,00000</text:p>
          </table:table-cell>
          <table:table-cell table:formula="of:=[.AA41]" office:value-type="float" office:value="1.225">
            <text:p>1,22500</text:p>
          </table:table-cell>
          <table:table-cell table:formula="of:=[.AB41]" office:value-type="float" office:value="288.15">
            <text:p>288,15000</text:p>
          </table:table-cell>
          <table:table-cell table:formula="of:=[.AC41]" office:value-type="float" office:value="1.235">
            <text:p>1,23500</text:p>
          </table:table-cell>
          <table:table-cell table:formula="of:=[.AD41]" office:value-type="float" office:value="9.81">
            <text:p>9,81000</text:p>
          </table:table-cell>
          <table:table-cell table:formula="of:=[.AE41]" office:value-type="float" office:value="293.15">
            <text:p>293,15000</text:p>
          </table:table-cell>
          <table:table-cell table:formula="of:=[.AF41]" office:value-type="float" office:value="100600">
            <text:p>100600,00000</text:p>
          </table:table-cell>
          <table:table-cell table:formula="of:=[.AG41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3">
            <text:p>8,30000</text:p>
          </table:table-cell>
          <table:table-cell office:value-type="float" office:value="1616">
            <text:p>1616,00000</text:p>
          </table:table-cell>
          <table:table-cell table:formula="of:=[.A43]+273.15" office:value-type="float" office:value="281.45">
            <text:p>281,45000</text:p>
          </table:table-cell>
          <table:table-cell table:style-name="ce47" table:formula="of:=[.D42]" office:value-type="float" office:value="0">
            <text:p>0,00000</text:p>
          </table:table-cell>
          <table:table-cell table:style-name="ce47" table:formula="of:=[.E42]-0.34375" office:value-type="float" office:value="3654.59375">
            <text:p>3654,59375</text:p>
          </table:table-cell>
          <table:table-cell table:style-name="ce53" table:formula="of:=[.F42]+10" office:value-type="float" office:value="70">
            <text:p>70,00000</text:p>
          </table:table-cell>
          <table:table-cell table:style-name="ce47" table:formula="of:=[.AB43]+([.B43]*[.Y43])" office:value-type="float" office:value="277.646">
            <text:p>277,64600</text:p>
          </table:table-cell>
          <table:table-cell table:style-name="ce47" table:formula="of:=[.AA43] * ( ( 1 + ( [.Y43] * ( [.B43] / [.AB43] ) ) ) ^ 4.256 )" office:value-type="float" office:value="1.0459205916121">
            <text:p>1,04592</text:p>
          </table:table-cell>
          <table:table-cell table:style-name="ce47" table:formula="of:=( [.H43] * [.G43] ) / [.C43]" office:value-type="float" office:value="1.03178421950163">
            <text:p>1,03178</text:p>
          </table:table-cell>
          <table:table-cell table:style-name="ce47" table:formula="of:=[.Z43] * ( ( 1+ ( [.Y43] * ( [.B43] / [.AB43] ) ) ) ^ 5.256 )" office:value-type="float" office:value="83358.9113344175">
            <text:p>83358,91133</text:p>
          </table:table-cell>
          <table:table-cell table:style-name="ce47" table:formula="of:=[.K42] + ([.B43]-[.B42])" office:value-type="float" office:value="-423">
            <text:p>-423,00000</text:p>
          </table:table-cell>
          <table:table-cell table:style-name="ce47" table:formula="of:= [.E43] * [.AD43] * COS( [.S43] )" office:value-type="float" office:value="35616.58754072">
            <text:p>35616,58754</text:p>
          </table:table-cell>
          <table:table-cell table:style-name="ce57" table:formula="of:=-0.06*[.F43]+57.8" office:value-type="float" office:value="53.6">
            <text:p>53,60000</text:p>
          </table:table-cell>
          <table:table-cell table:style-name="ce62" table:formula="of:= ( [.K43] / [.F43] ) * ( ( ( [.C42] + [.C43] ) / 2 ) / ( ( [.G42] + [.G43] ) / 2 ) )" office:value-type="float" office:value="-6.12668800720024">
            <text:p>-6,12669</text:p>
          </table:table-cell>
          <table:table-cell table:style-name="ce57" table:formula="of:=-0.02*[.F43]+13.6" office:value-type="float" office:value="12.2">
            <text:p>12,20000</text:p>
          </table:table-cell>
          <table:table-cell table:style-name="ce66" table:formula="of:= - ( [.E43] * [.AD43] * SIN( [.S43] ) )" office:value-type="float" office:value="-4097.9729740722">
            <text:p>-4097,97297</text:p>
          </table:table-cell>
          <table:table-cell table:style-name="ce71" table:formula="of:= - ( ( 2 * [.P43] ) / ( ( ( [.M43] ) ^ 2 ) * [.AG43] * [.I43] ) )" office:value-type="float" office:value="0.0987467005940126">
            <text:p>0,09875</text:p>
          </table:table-cell>
          <table:table-cell table:style-name="ce76" table:formula="of:= ( ( 2 * [.L43] ) / ( ( ( [.M43] ) ^ 2 ) * [.AG43] * [.I43] ) )" office:value-type="float" office:value="0.858234187564447">
            <text:p>0,85823</text:p>
          </table:table-cell>
          <table:table-cell table:style-name="ce53" table:formula="of:=ASIN( - ( [.N43] / [.M43] ) )" office:value-type="float" office:value="0.114554259510145">
            <text:p>0,11455</text:p>
          </table:table-cell>
          <table:table-cell table:style-name="ce53" table:formula="of:=[.S43] * ( 180 / 3.14159265359 )" office:value-type="float" office:value="6.56347559517723">
            <text:p>6,56348</text:p>
          </table:table-cell>
          <table:table-cell table:style-name="ce79" table:formula="of:=0.02*[.F43]+5.95" office:value-type="float" office:value="7.35">
            <text:p>7,35000</text:p>
          </table:table-cell>
          <table:table-cell table:style-name="ce82" table:formula="of:=-0.01*[.F43]-2.7" office:value-type="float" office:value="-3.4">
            <text:p>-3,40000</text:p>
          </table:table-cell>
          <table:table-cell/>
          <table:table-cell table:formula="of:=[.X42]" office:value-type="float" office:value="0">
            <text:p>0,00000</text:p>
          </table:table-cell>
          <table:table-cell table:formula="of:=[.Y42]" office:value-type="float" office:value="-0.0065">
            <text:p>-0,00650</text:p>
          </table:table-cell>
          <table:table-cell table:formula="of:=[.Z42]" office:value-type="float" office:value="101325">
            <text:p>101325,00000</text:p>
          </table:table-cell>
          <table:table-cell table:formula="of:=[.AA42]" office:value-type="float" office:value="1.225">
            <text:p>1,22500</text:p>
          </table:table-cell>
          <table:table-cell table:formula="of:=[.AB42]" office:value-type="float" office:value="288.15">
            <text:p>288,15000</text:p>
          </table:table-cell>
          <table:table-cell table:formula="of:=[.AC42]" office:value-type="float" office:value="1.235">
            <text:p>1,23500</text:p>
          </table:table-cell>
          <table:table-cell table:formula="of:=[.AD42]" office:value-type="float" office:value="9.81">
            <text:p>9,81000</text:p>
          </table:table-cell>
          <table:table-cell table:formula="of:=[.AE42]" office:value-type="float" office:value="293.15">
            <text:p>293,15000</text:p>
          </table:table-cell>
          <table:table-cell table:formula="of:=[.AF42]" office:value-type="float" office:value="100600">
            <text:p>100600,00000</text:p>
          </table:table-cell>
          <table:table-cell table:formula="of:=[.AG42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3">
            <text:p>8,30000</text:p>
          </table:table-cell>
          <table:table-cell office:value-type="float" office:value="1547">
            <text:p>1547,00000</text:p>
          </table:table-cell>
          <table:table-cell table:formula="of:=[.A44]+273.15" office:value-type="float" office:value="281.45">
            <text:p>281,45000</text:p>
          </table:table-cell>
          <table:table-cell table:style-name="ce47" table:formula="of:=[.D43]" office:value-type="float" office:value="0">
            <text:p>0,00000</text:p>
          </table:table-cell>
          <table:table-cell table:style-name="ce47" table:formula="of:=[.E43]-0.34375" office:value-type="float" office:value="3654.25">
            <text:p>3654,25000</text:p>
          </table:table-cell>
          <table:table-cell table:style-name="ce53" table:formula="of:=[.F43]+10" office:value-type="float" office:value="80">
            <text:p>80,00000</text:p>
          </table:table-cell>
          <table:table-cell table:style-name="ce47" table:formula="of:=[.AB44]+([.B44]*[.Y44])" office:value-type="float" office:value="278.0945">
            <text:p>278,09450</text:p>
          </table:table-cell>
          <table:table-cell table:style-name="ce47" table:formula="of:=[.AA44] * ( ( 1 + ( [.Y44] * ( [.B44] / [.AB44] ) ) ) ^ 4.256 )" office:value-type="float" office:value="1.05313022794952">
            <text:p>1,05313</text:p>
          </table:table-cell>
          <table:table-cell table:style-name="ce47" table:formula="of:=( [.H44] * [.G44] ) / [.C44]" office:value-type="float" office:value="1.04057461068221">
            <text:p>1,04057</text:p>
          </table:table-cell>
          <table:table-cell table:style-name="ce47" table:formula="of:=[.Z44] * ( ( 1+ ( [.Y44] * ( [.B44] / [.AB44] ) ) ) ^ 5.256 )" office:value-type="float" office:value="84069.0961048052">
            <text:p>84069,09610</text:p>
          </table:table-cell>
          <table:table-cell table:style-name="ce47" table:formula="of:=[.K43] + ([.B44]-[.B43])" office:value-type="float" office:value="-492">
            <text:p>-492,00000</text:p>
          </table:table-cell>
          <table:table-cell table:style-name="ce47" table:formula="of:= [.E44] * [.AD44] * COS( [.S44] )" office:value-type="float" office:value="35599.7294461315">
            <text:p>35599,72945</text:p>
          </table:table-cell>
          <table:table-cell table:style-name="ce57" table:formula="of:=-0.06*[.F44]+57.8" office:value-type="float" office:value="53">
            <text:p>53,00000</text:p>
          </table:table-cell>
          <table:table-cell table:style-name="ce62" table:formula="of:= ( [.K44] / [.F44] ) * ( ( ( [.C43] + [.C44] ) / 2 ) / ( ( [.G43] + [.G44] ) / 2 ) )" office:value-type="float" office:value="-6.2292292895695">
            <text:p>-6,22923</text:p>
          </table:table-cell>
          <table:table-cell table:style-name="ce57" table:formula="of:=-0.02*[.F44]+13.6" office:value-type="float" office:value="12">
            <text:p>12,00000</text:p>
          </table:table-cell>
          <table:table-cell table:style-name="ce66" table:formula="of:= - ( [.E44] * [.AD44] * SIN( [.S44] ) )" office:value-type="float" office:value="-4213.332277342">
            <text:p>-4213,33228</text:p>
          </table:table-cell>
          <table:table-cell table:style-name="ce71" table:formula="of:= - ( ( 2 * [.P44] ) / ( ( ( [.M44] ) ^ 2 ) * [.AG44] * [.I44] ) )" office:value-type="float" office:value="0.102960990122647">
            <text:p>0,10296</text:p>
          </table:table-cell>
          <table:table-cell table:style-name="ce76" table:formula="of:= ( ( 2 * [.L44] ) / ( ( ( [.M44] ) ^ 2 ) * [.AG44] * [.I44] ) )" office:value-type="float" office:value="0.869948807879064">
            <text:p>0,86995</text:p>
          </table:table-cell>
          <table:table-cell table:style-name="ce53" table:formula="of:=ASIN( - ( [.N44] / [.M44] ) )" office:value-type="float" office:value="0.117804921868507">
            <text:p>0,11780</text:p>
          </table:table-cell>
          <table:table-cell table:style-name="ce53" table:formula="of:=[.S44] * ( 180 / 3.14159265359 )" office:value-type="float" office:value="6.74972482893339">
            <text:p>6,74972</text:p>
          </table:table-cell>
          <table:table-cell table:style-name="ce79" table:formula="of:=0.02*[.F44]+5.95" office:value-type="float" office:value="7.55">
            <text:p>7,55000</text:p>
          </table:table-cell>
          <table:table-cell table:style-name="ce82" table:formula="of:=-0.01*[.F44]-2.7" office:value-type="float" office:value="-3.5">
            <text:p>-3,50000</text:p>
          </table:table-cell>
          <table:table-cell/>
          <table:table-cell table:formula="of:=[.X43]" office:value-type="float" office:value="0">
            <text:p>0,00000</text:p>
          </table:table-cell>
          <table:table-cell table:formula="of:=[.Y43]" office:value-type="float" office:value="-0.0065">
            <text:p>-0,00650</text:p>
          </table:table-cell>
          <table:table-cell table:formula="of:=[.Z43]" office:value-type="float" office:value="101325">
            <text:p>101325,00000</text:p>
          </table:table-cell>
          <table:table-cell table:formula="of:=[.AA43]" office:value-type="float" office:value="1.225">
            <text:p>1,22500</text:p>
          </table:table-cell>
          <table:table-cell table:formula="of:=[.AB43]" office:value-type="float" office:value="288.15">
            <text:p>288,15000</text:p>
          </table:table-cell>
          <table:table-cell table:formula="of:=[.AC43]" office:value-type="float" office:value="1.235">
            <text:p>1,23500</text:p>
          </table:table-cell>
          <table:table-cell table:formula="of:=[.AD43]" office:value-type="float" office:value="9.81">
            <text:p>9,81000</text:p>
          </table:table-cell>
          <table:table-cell table:formula="of:=[.AE43]" office:value-type="float" office:value="293.15">
            <text:p>293,15000</text:p>
          </table:table-cell>
          <table:table-cell table:formula="of:=[.AF43]" office:value-type="float" office:value="100600">
            <text:p>100600,00000</text:p>
          </table:table-cell>
          <table:table-cell table:formula="of:=[.AG43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7">
            <text:p>8,70000</text:p>
          </table:table-cell>
          <table:table-cell office:value-type="float" office:value="1478">
            <text:p>1478,00000</text:p>
          </table:table-cell>
          <table:table-cell table:formula="of:=[.A45]+273.15" office:value-type="float" office:value="281.85">
            <text:p>281,85000</text:p>
          </table:table-cell>
          <table:table-cell table:style-name="ce47" table:formula="of:=[.D44]" office:value-type="float" office:value="0">
            <text:p>0,00000</text:p>
          </table:table-cell>
          <table:table-cell table:style-name="ce47" table:formula="of:=[.E44]-0.34375" office:value-type="float" office:value="3653.90625">
            <text:p>3653,90625</text:p>
          </table:table-cell>
          <table:table-cell table:style-name="ce53" table:formula="of:=[.F44]+10" office:value-type="float" office:value="90">
            <text:p>90,00000</text:p>
          </table:table-cell>
          <table:table-cell table:style-name="ce47" table:formula="of:=[.AB45]+([.B45]*[.Y45])" office:value-type="float" office:value="278.543">
            <text:p>278,54300</text:p>
          </table:table-cell>
          <table:table-cell table:style-name="ce47" table:formula="of:=[.AA45] * ( ( 1 + ( [.Y45] * ( [.B45] / [.AB45] ) ) ) ^ 4.256 )" office:value-type="float" office:value="1.0603778227357">
            <text:p>1,06038</text:p>
          </table:table-cell>
          <table:table-cell table:style-name="ce47" table:formula="of:=( [.H45] * [.G45] ) / [.C45]" office:value-type="float" office:value="1.04793620677052">
            <text:p>1,04794</text:p>
          </table:table-cell>
          <table:table-cell table:style-name="ce47" table:formula="of:=[.Z45] * ( ( 1+ ( [.Y45] * ( [.B45] / [.AB45] ) ) ) ^ 5.256 )" office:value-type="float" office:value="84784.1722860211">
            <text:p>84784,17229</text:p>
          </table:table-cell>
          <table:table-cell table:style-name="ce47" table:formula="of:=[.K44] + ([.B45]-[.B44])" office:value-type="float" office:value="-561">
            <text:p>-561,00000</text:p>
          </table:table-cell>
          <table:table-cell table:style-name="ce47" table:formula="of:= [.E45] * [.AD45] * COS( [.S45] )" office:value-type="float" office:value="35584.1502629608">
            <text:p>35584,15026</text:p>
          </table:table-cell>
          <table:table-cell table:style-name="ce57" table:formula="of:=-0.06*[.F45]+57.8" office:value-type="float" office:value="52.4">
            <text:p>52,40000</text:p>
          </table:table-cell>
          <table:table-cell table:style-name="ce62" table:formula="of:= ( [.K45] / [.F45] ) * ( ( ( [.C44] + [.C45] ) / 2 ) / ( ( [.G44] + [.G45] ) / 2 ) )" office:value-type="float" office:value="-6.30794128434873">
            <text:p>-6,30794</text:p>
          </table:table-cell>
          <table:table-cell table:style-name="ce57" table:formula="of:=-0.02*[.F45]+13.6" office:value-type="float" office:value="11.8">
            <text:p>11,80000</text:p>
          </table:table-cell>
          <table:table-cell table:style-name="ce66" table:formula="of:= - ( [.E45] * [.AD45] * SIN( [.S45] ) )" office:value-type="float" office:value="-4315.01950151299">
            <text:p>-4315,01950</text:p>
          </table:table-cell>
          <table:table-cell table:style-name="ce71" table:formula="of:= - ( ( 2 * [.P45] ) / ( ( ( [.M45] ) ^ 2 ) * [.AG45] * [.I45] ) )" office:value-type="float" office:value="0.10711673028296">
            <text:p>0,10712</text:p>
          </table:table-cell>
          <table:table-cell table:style-name="ce76" table:formula="of:= ( ( 2 * [.L45] ) / ( ( ( [.M45] ) ^ 2 ) * [.AG45] * [.I45] ) )" office:value-type="float" office:value="0.883346604744055">
            <text:p>0,88335</text:p>
          </table:table-cell>
          <table:table-cell table:style-name="ce53" table:formula="of:=ASIN( - ( [.N45] / [.M45] ) )" office:value-type="float" office:value="0.120673220122539">
            <text:p>0,12067</text:p>
          </table:table-cell>
          <table:table-cell table:style-name="ce53" table:formula="of:=[.S45] * ( 180 / 3.14159265359 )" office:value-type="float" office:value="6.91406621327416">
            <text:p>6,91407</text:p>
          </table:table-cell>
          <table:table-cell table:style-name="ce79" table:formula="of:=0.02*[.F45]+5.95" office:value-type="float" office:value="7.75">
            <text:p>7,75000</text:p>
          </table:table-cell>
          <table:table-cell table:style-name="ce82" table:formula="of:=-0.01*[.F45]-2.7" office:value-type="float" office:value="-3.6">
            <text:p>-3,60000</text:p>
          </table:table-cell>
          <table:table-cell/>
          <table:table-cell table:formula="of:=[.X44]" office:value-type="float" office:value="0">
            <text:p>0,00000</text:p>
          </table:table-cell>
          <table:table-cell table:formula="of:=[.Y44]" office:value-type="float" office:value="-0.0065">
            <text:p>-0,00650</text:p>
          </table:table-cell>
          <table:table-cell table:formula="of:=[.Z44]" office:value-type="float" office:value="101325">
            <text:p>101325,00000</text:p>
          </table:table-cell>
          <table:table-cell table:formula="of:=[.AA44]" office:value-type="float" office:value="1.225">
            <text:p>1,22500</text:p>
          </table:table-cell>
          <table:table-cell table:formula="of:=[.AB44]" office:value-type="float" office:value="288.15">
            <text:p>288,15000</text:p>
          </table:table-cell>
          <table:table-cell table:formula="of:=[.AC44]" office:value-type="float" office:value="1.235">
            <text:p>1,23500</text:p>
          </table:table-cell>
          <table:table-cell table:formula="of:=[.AD44]" office:value-type="float" office:value="9.81">
            <text:p>9,81000</text:p>
          </table:table-cell>
          <table:table-cell table:formula="of:=[.AE44]" office:value-type="float" office:value="293.15">
            <text:p>293,15000</text:p>
          </table:table-cell>
          <table:table-cell table:formula="of:=[.AF44]" office:value-type="float" office:value="100600">
            <text:p>100600,00000</text:p>
          </table:table-cell>
          <table:table-cell table:formula="of:=[.AG44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9.2">
            <text:p>9,20000</text:p>
          </table:table-cell>
          <table:table-cell office:value-type="float" office:value="1428">
            <text:p>1428,00000</text:p>
          </table:table-cell>
          <table:table-cell table:formula="of:=[.A46]+273.15" office:value-type="float" office:value="282.35">
            <text:p>282,35000</text:p>
          </table:table-cell>
          <table:table-cell table:style-name="ce47" table:formula="of:=[.D45]" office:value-type="float" office:value="0">
            <text:p>0,00000</text:p>
          </table:table-cell>
          <table:table-cell table:style-name="ce47" table:formula="of:=[.E45]-0.34375" office:value-type="float" office:value="3653.5625">
            <text:p>3653,56250</text:p>
          </table:table-cell>
          <table:table-cell table:style-name="ce53" table:formula="of:=[.F45]+10" office:value-type="float" office:value="100">
            <text:p>100,00000</text:p>
          </table:table-cell>
          <table:table-cell table:style-name="ce47" table:formula="of:=[.AB46]+([.B46]*[.Y46])" office:value-type="float" office:value="278.868">
            <text:p>278,86800</text:p>
          </table:table-cell>
          <table:table-cell table:style-name="ce47" table:formula="of:=[.AA46] * ( ( 1 + ( [.Y46] * ( [.B46] / [.AB46] ) ) ) ^ 4.256 )" office:value-type="float" office:value="1.0656535005094">
            <text:p>1,06565</text:p>
          </table:table-cell>
          <table:table-cell table:style-name="ce47" table:formula="of:=( [.H46] * [.G46] ) / [.C46]" office:value-type="float" office:value="1.05251163584224">
            <text:p>1,05251</text:p>
          </table:table-cell>
          <table:table-cell table:style-name="ce47" table:formula="of:=[.Z46] * ( ( 1+ ( [.Y46] * ( [.B46] / [.AB46] ) ) ) ^ 5.256 )" office:value-type="float" office:value="85305.4145212329">
            <text:p>85305,41452</text:p>
          </table:table-cell>
          <table:table-cell table:style-name="ce47" table:formula="of:=[.K45] + ([.B46]-[.B45])" office:value-type="float" office:value="-611">
            <text:p>-611,00000</text:p>
          </table:table-cell>
          <table:table-cell table:style-name="ce47" table:formula="of:= [.E46] * [.AD46] * COS( [.S46] )" office:value-type="float" office:value="35585.0885759363">
            <text:p>35585,08858</text:p>
          </table:table-cell>
          <table:table-cell table:style-name="ce57" table:formula="of:=-0.06*[.F46]+57.8" office:value-type="float" office:value="51.8">
            <text:p>51,80000</text:p>
          </table:table-cell>
          <table:table-cell table:style-name="ce62" table:formula="of:= ( [.K46] / [.F46] ) * ( ( ( [.C45] + [.C46] ) / 2 ) / ( ( [.G45] + [.G46] ) / 2 ) )" office:value-type="float" office:value="-6.18441688448918">
            <text:p>-6,18442</text:p>
          </table:table-cell>
          <table:table-cell table:style-name="ce57" table:formula="of:=-0.02*[.F46]+13.6" office:value-type="float" office:value="11.6">
            <text:p>11,60000</text:p>
          </table:table-cell>
          <table:table-cell table:style-name="ce66" table:formula="of:= - ( [.E46] * [.AD46] * SIN( [.S46] ) )" office:value-type="float" office:value="-4279.12079051724">
            <text:p>-4279,12079</text:p>
          </table:table-cell>
          <table:table-cell table:style-name="ce71" table:formula="of:= - ( ( 2 * [.P46] ) / ( ( ( [.M46] ) ^ 2 ) * [.AG46] * [.I46] ) )" office:value-type="float" office:value="0.108228112623894">
            <text:p>0,10823</text:p>
          </table:table-cell>
          <table:table-cell table:style-name="ce76" table:formula="of:= ( ( 2 * [.L46] ) / ( ( ( [.M46] ) ^ 2 ) * [.AG46] * [.I46] ) )" office:value-type="float" office:value="0.900022963283106">
            <text:p>0,90002</text:p>
          </table:table-cell>
          <table:table-cell table:style-name="ce53" table:formula="of:=ASIN( - ( [.N46] / [.M46] ) )" office:value-type="float" office:value="0.119675754576857">
            <text:p>0,11968</text:p>
          </table:table-cell>
          <table:table-cell table:style-name="ce53" table:formula="of:=[.S46] * ( 180 / 3.14159265359 )" office:value-type="float" office:value="6.85691564729693">
            <text:p>6,85692</text:p>
          </table:table-cell>
          <table:table-cell table:style-name="ce79" table:formula="of:=0.02*[.F46]+5.95" office:value-type="float" office:value="7.95">
            <text:p>7,95000</text:p>
          </table:table-cell>
          <table:table-cell table:style-name="ce82" table:formula="of:=-0.01*[.F46]-2.7" office:value-type="float" office:value="-3.7">
            <text:p>-3,70000</text:p>
          </table:table-cell>
          <table:table-cell/>
          <table:table-cell table:formula="of:=[.X45]" office:value-type="float" office:value="0">
            <text:p>0,00000</text:p>
          </table:table-cell>
          <table:table-cell table:formula="of:=[.Y45]" office:value-type="float" office:value="-0.0065">
            <text:p>-0,00650</text:p>
          </table:table-cell>
          <table:table-cell table:formula="of:=[.Z45]" office:value-type="float" office:value="101325">
            <text:p>101325,00000</text:p>
          </table:table-cell>
          <table:table-cell table:formula="of:=[.AA45]" office:value-type="float" office:value="1.225">
            <text:p>1,22500</text:p>
          </table:table-cell>
          <table:table-cell table:formula="of:=[.AB45]" office:value-type="float" office:value="288.15">
            <text:p>288,15000</text:p>
          </table:table-cell>
          <table:table-cell table:formula="of:=[.AC45]" office:value-type="float" office:value="1.235">
            <text:p>1,23500</text:p>
          </table:table-cell>
          <table:table-cell table:formula="of:=[.AD45]" office:value-type="float" office:value="9.81">
            <text:p>9,81000</text:p>
          </table:table-cell>
          <table:table-cell table:formula="of:=[.AE45]" office:value-type="float" office:value="293.15">
            <text:p>293,15000</text:p>
          </table:table-cell>
          <table:table-cell table:formula="of:=[.AF45]" office:value-type="float" office:value="100600">
            <text:p>100600,00000</text:p>
          </table:table-cell>
          <table:table-cell table:formula="of:=[.AG45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9.5">
            <text:p>9,50000</text:p>
          </table:table-cell>
          <table:table-cell office:value-type="float" office:value="1388">
            <text:p>1388,00000</text:p>
          </table:table-cell>
          <table:table-cell table:formula="of:=[.A47]+273.15" office:value-type="float" office:value="282.65">
            <text:p>282,65000</text:p>
          </table:table-cell>
          <table:table-cell table:style-name="ce47" table:formula="of:=[.D46]" office:value-type="float" office:value="0">
            <text:p>0,00000</text:p>
          </table:table-cell>
          <table:table-cell table:style-name="ce47" table:formula="of:=[.E46]-0.34375" office:value-type="float" office:value="3653.21875">
            <text:p>3653,21875</text:p>
          </table:table-cell>
          <table:table-cell table:style-name="ce53" table:formula="of:=[.F46]+10" office:value-type="float" office:value="110">
            <text:p>110,00000</text:p>
          </table:table-cell>
          <table:table-cell table:style-name="ce47" table:formula="of:=[.AB47]+([.B47]*[.Y47])" office:value-type="float" office:value="279.128">
            <text:p>279,12800</text:p>
          </table:table-cell>
          <table:table-cell table:style-name="ce47" table:formula="of:=[.AA47] * ( ( 1 + ( [.Y47] * ( [.B47] / [.AB47] ) ) ) ^ 4.256 )" office:value-type="float" office:value="1.06988848142105">
            <text:p>1,06989</text:p>
          </table:table-cell>
          <table:table-cell table:style-name="ce47" table:formula="of:=( [.H47] * [.G47] ) / [.C47]" office:value-type="float" office:value="1.05655698582026">
            <text:p>1,05656</text:p>
          </table:table-cell>
          <table:table-cell table:style-name="ce47" table:formula="of:=[.Z47] * ( ( 1+ ( [.Y47] * ( [.B47] / [.AB47] ) ) ) ^ 5.256 )" office:value-type="float" office:value="85724.273940841">
            <text:p>85724,27394</text:p>
          </table:table-cell>
          <table:table-cell table:style-name="ce47" table:formula="of:=[.K46] + ([.B47]-[.B46])" office:value-type="float" office:value="-651">
            <text:p>-651,00000</text:p>
          </table:table-cell>
          <table:table-cell table:style-name="ce47" table:formula="of:= [.E47] * [.AD47] * COS( [.S47] )" office:value-type="float" office:value="35591.7664799364">
            <text:p>35591,76648</text:p>
          </table:table-cell>
          <table:table-cell table:style-name="ce57" table:formula="of:=-0.06*[.F47]+57.8" office:value-type="float" office:value="51.2">
            <text:p>51,20000</text:p>
          </table:table-cell>
          <table:table-cell table:style-name="ce62" table:formula="of:= ( [.K47] / [.F47] ) * ( ( ( [.C46] + [.C47] ) / 2 ) / ( ( [.G46] + [.G47] ) / 2 ) )" office:value-type="float" office:value="-5.99246719917836">
            <text:p>-5,99247</text:p>
          </table:table-cell>
          <table:table-cell table:style-name="ce57" table:formula="of:=-0.02*[.F47]+13.6" office:value-type="float" office:value="11.4">
            <text:p>11,40000</text:p>
          </table:table-cell>
          <table:table-cell table:style-name="ce66" table:formula="of:= - ( [.E47] * [.AD47] * SIN( [.S47] ) )" office:value-type="float" office:value="-4194.50184642836">
            <text:p>-4194,50185</text:p>
          </table:table-cell>
          <table:table-cell table:style-name="ce71" table:formula="of:= - ( ( 2 * [.P47] ) / ( ( ( [.M47] ) ^ 2 ) * [.AG47] * [.I47] ) )" office:value-type="float" office:value="0.108173157441514">
            <text:p>0,10817</text:p>
          </table:table-cell>
          <table:table-cell table:style-name="ce76" table:formula="of:= ( ( 2 * [.L47] ) / ( ( ( [.M47] ) ^ 2 ) * [.AG47] * [.I47] ) )" office:value-type="float" office:value="0.917885818153621">
            <text:p>0,91789</text:p>
          </table:table-cell>
          <table:table-cell table:style-name="ce53" table:formula="of:=ASIN( - ( [.N47] / [.M47] ) )" office:value-type="float" office:value="0.117309247658358">
            <text:p>0,11731</text:p>
          </table:table-cell>
          <table:table-cell table:style-name="ce53" table:formula="of:=[.S47] * ( 180 / 3.14159265359 )" office:value-type="float" office:value="6.7213247886784">
            <text:p>6,72132</text:p>
          </table:table-cell>
          <table:table-cell table:style-name="ce79" table:formula="of:=0.02*[.F47]+5.95" office:value-type="float" office:value="8.15">
            <text:p>8,15000</text:p>
          </table:table-cell>
          <table:table-cell table:style-name="ce82" table:formula="of:=-0.01*[.F47]-2.7" office:value-type="float" office:value="-3.8">
            <text:p>-3,80000</text:p>
          </table:table-cell>
          <table:table-cell/>
          <table:table-cell table:formula="of:=[.X46]" office:value-type="float" office:value="0">
            <text:p>0,00000</text:p>
          </table:table-cell>
          <table:table-cell table:formula="of:=[.Y46]" office:value-type="float" office:value="-0.0065">
            <text:p>-0,00650</text:p>
          </table:table-cell>
          <table:table-cell table:formula="of:=[.Z46]" office:value-type="float" office:value="101325">
            <text:p>101325,00000</text:p>
          </table:table-cell>
          <table:table-cell table:formula="of:=[.AA46]" office:value-type="float" office:value="1.225">
            <text:p>1,22500</text:p>
          </table:table-cell>
          <table:table-cell table:formula="of:=[.AB46]" office:value-type="float" office:value="288.15">
            <text:p>288,15000</text:p>
          </table:table-cell>
          <table:table-cell table:formula="of:=[.AC46]" office:value-type="float" office:value="1.235">
            <text:p>1,23500</text:p>
          </table:table-cell>
          <table:table-cell table:formula="of:=[.AD46]" office:value-type="float" office:value="9.81">
            <text:p>9,81000</text:p>
          </table:table-cell>
          <table:table-cell table:formula="of:=[.AE46]" office:value-type="float" office:value="293.15">
            <text:p>293,15000</text:p>
          </table:table-cell>
          <table:table-cell table:formula="of:=[.AF46]" office:value-type="float" office:value="100600">
            <text:p>100600,00000</text:p>
          </table:table-cell>
          <table:table-cell table:formula="of:=[.AG46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9.8">
            <text:p>9,80000</text:p>
          </table:table-cell>
          <table:table-cell office:value-type="float" office:value="1342">
            <text:p>1342,00000</text:p>
          </table:table-cell>
          <table:table-cell table:formula="of:=[.A48]+273.15" office:value-type="float" office:value="282.95">
            <text:p>282,95000</text:p>
          </table:table-cell>
          <table:table-cell table:style-name="ce47" table:formula="of:=[.D47]" office:value-type="float" office:value="0">
            <text:p>0,00000</text:p>
          </table:table-cell>
          <table:table-cell table:style-name="ce47" table:formula="of:=[.E47]-0.34375" office:value-type="float" office:value="3652.875">
            <text:p>3652,87500</text:p>
          </table:table-cell>
          <table:table-cell table:style-name="ce53" table:formula="of:=[.F47]+10" office:value-type="float" office:value="120">
            <text:p>120,00000</text:p>
          </table:table-cell>
          <table:table-cell table:style-name="ce47" table:formula="of:=[.AB48]+([.B48]*[.Y48])" office:value-type="float" office:value="279.427">
            <text:p>279,42700</text:p>
          </table:table-cell>
          <table:table-cell table:style-name="ce47" table:formula="of:=[.AA48] * ( ( 1 + ( [.Y48] * ( [.B48] / [.AB48] ) ) ) ^ 4.256 )" office:value-type="float" office:value="1.07477461383882">
            <text:p>1,07477</text:p>
          </table:table-cell>
          <table:table-cell table:style-name="ce47" table:formula="of:=( [.H48] * [.G48] ) / [.C48]" office:value-type="float" office:value="1.06139263481584">
            <text:p>1,06139</text:p>
          </table:table-cell>
          <table:table-cell table:style-name="ce47" table:formula="of:=[.Z48] * ( ( 1+ ( [.Y48] * ( [.B48] / [.AB48] ) ) ) ^ 5.256 )" office:value-type="float" office:value="86208.0194572473">
            <text:p>86208,01946</text:p>
          </table:table-cell>
          <table:table-cell table:style-name="ce47" table:formula="of:=[.K47] + ([.B48]-[.B47])" office:value-type="float" office:value="-697">
            <text:p>-697,00000</text:p>
          </table:table-cell>
          <table:table-cell table:style-name="ce47" table:formula="of:= [.E48] * [.AD48] * COS( [.S48] )" office:value-type="float" office:value="35591.7983335984">
            <text:p>35591,79833</text:p>
          </table:table-cell>
          <table:table-cell table:style-name="ce57" table:formula="of:=-0.06*[.F48]+57.8" office:value-type="float" office:value="50.6">
            <text:p>50,60000</text:p>
          </table:table-cell>
          <table:table-cell table:style-name="ce62" table:formula="of:= ( [.K48] / [.F48] ) * ( ( ( [.C47] + [.C48] ) / 2 ) / ( ( [.G47] + [.G48] ) / 2 ) )" office:value-type="float" office:value="-5.88159327789266">
            <text:p>-5,88159</text:p>
          </table:table-cell>
          <table:table-cell table:style-name="ce57" table:formula="of:=-0.02*[.F48]+13.6" office:value-type="float" office:value="11.2">
            <text:p>11,20000</text:p>
          </table:table-cell>
          <table:table-cell table:style-name="ce66" table:formula="of:= - ( [.E48] * [.AD48] * SIN( [.S48] ) )" office:value-type="float" office:value="-4165.31922314772">
            <text:p>-4165,31922</text:p>
          </table:table-cell>
          <table:table-cell table:style-name="ce71" table:formula="of:= - ( ( 2 * [.P48] ) / ( ( ( [.M48] ) ^ 2 ) * [.AG48] * [.I48] ) )" office:value-type="float" office:value="0.109482108191166">
            <text:p>0,10948</text:p>
          </table:table-cell>
          <table:table-cell table:style-name="ce76" table:formula="of:= ( ( 2 * [.L48] ) / ( ( ( [.M48] ) ^ 2 ) * [.AG48] * [.I48] ) )" office:value-type="float" office:value="0.93550215652679">
            <text:p>0,93550</text:p>
          </table:table-cell>
          <table:table-cell table:style-name="ce53" table:formula="of:=ASIN( - ( [.N48] / [.M48] ) )" office:value-type="float" office:value="0.116500372908628">
            <text:p>0,11650</text:p>
          </table:table-cell>
          <table:table-cell table:style-name="ce53" table:formula="of:=[.S48] * ( 180 / 3.14159265359 )" office:value-type="float" office:value="6.67497967936417">
            <text:p>6,67498</text:p>
          </table:table-cell>
          <table:table-cell table:style-name="ce79" table:formula="of:=0.02*[.F48]+5.95" office:value-type="float" office:value="8.35">
            <text:p>8,35000</text:p>
          </table:table-cell>
          <table:table-cell table:style-name="ce82" table:formula="of:=-0.01*[.F48]-2.7" office:value-type="float" office:value="-3.9">
            <text:p>-3,90000</text:p>
          </table:table-cell>
          <table:table-cell/>
          <table:table-cell table:formula="of:=[.X47]" office:value-type="float" office:value="0">
            <text:p>0,00000</text:p>
          </table:table-cell>
          <table:table-cell table:formula="of:=[.Y47]" office:value-type="float" office:value="-0.0065">
            <text:p>-0,00650</text:p>
          </table:table-cell>
          <table:table-cell table:formula="of:=[.Z47]" office:value-type="float" office:value="101325">
            <text:p>101325,00000</text:p>
          </table:table-cell>
          <table:table-cell table:formula="of:=[.AA47]" office:value-type="float" office:value="1.225">
            <text:p>1,22500</text:p>
          </table:table-cell>
          <table:table-cell table:formula="of:=[.AB47]" office:value-type="float" office:value="288.15">
            <text:p>288,15000</text:p>
          </table:table-cell>
          <table:table-cell table:formula="of:=[.AC47]" office:value-type="float" office:value="1.235">
            <text:p>1,23500</text:p>
          </table:table-cell>
          <table:table-cell table:formula="of:=[.AD47]" office:value-type="float" office:value="9.81">
            <text:p>9,81000</text:p>
          </table:table-cell>
          <table:table-cell table:formula="of:=[.AE47]" office:value-type="float" office:value="293.15">
            <text:p>293,15000</text:p>
          </table:table-cell>
          <table:table-cell table:formula="of:=[.AF47]" office:value-type="float" office:value="100600">
            <text:p>100600,00000</text:p>
          </table:table-cell>
          <table:table-cell table:formula="of:=[.AG47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0.2">
            <text:p>10,20000</text:p>
          </table:table-cell>
          <table:table-cell office:value-type="float" office:value="1292">
            <text:p>1292,00000</text:p>
          </table:table-cell>
          <table:table-cell table:formula="of:=[.A49]+273.15" office:value-type="float" office:value="283.35">
            <text:p>283,35000</text:p>
          </table:table-cell>
          <table:table-cell table:style-name="ce47" table:formula="of:=[.D48]" office:value-type="float" office:value="0">
            <text:p>0,00000</text:p>
          </table:table-cell>
          <table:table-cell table:style-name="ce47" table:formula="of:=[.E48]-0.34375" office:value-type="float" office:value="3652.53125">
            <text:p>3652,53125</text:p>
          </table:table-cell>
          <table:table-cell table:style-name="ce53" table:formula="of:=[.F48]+10" office:value-type="float" office:value="130">
            <text:p>130,00000</text:p>
          </table:table-cell>
          <table:table-cell table:style-name="ce47" table:formula="of:=[.AB49]+([.B49]*[.Y49])" office:value-type="float" office:value="279.752">
            <text:p>279,75200</text:p>
          </table:table-cell>
          <table:table-cell table:style-name="ce47" table:formula="of:=[.AA49] * ( ( 1 + ( [.Y49] * ( [.B49] / [.AB49] ) ) ) ^ 4.256 )" office:value-type="float" office:value="1.08010497084051">
            <text:p>1,08010</text:p>
          </table:table-cell>
          <table:table-cell table:style-name="ce47" table:formula="of:=( [.H49] * [.G49] ) / [.C49]" office:value-type="float" office:value="1.06638971520231">
            <text:p>1,06639</text:p>
          </table:table-cell>
          <table:table-cell table:style-name="ce47" table:formula="of:=[.Z49] * ( ( 1+ ( [.Y49] * ( [.B49] / [.AB49] ) ) ) ^ 5.256 )" office:value-type="float" office:value="86736.3344685012">
            <text:p>86736,33447</text:p>
          </table:table-cell>
          <table:table-cell table:style-name="ce47" table:formula="of:=[.K48] + ([.B49]-[.B48])" office:value-type="float" office:value="-747">
            <text:p>-747,00000</text:p>
          </table:table-cell>
          <table:table-cell table:style-name="ce47" table:formula="of:= [.E49] * [.AD49] * COS( [.S49] )" office:value-type="float" office:value="35587.8213903219">
            <text:p>35587,82139</text:p>
          </table:table-cell>
          <table:table-cell table:style-name="ce57" table:formula="of:=-0.06*[.F49]+57.8" office:value-type="float" office:value="50">
            <text:p>50,00000</text:p>
          </table:table-cell>
          <table:table-cell table:style-name="ce62" table:formula="of:= ( [.K49] / [.F49] ) * ( ( ( [.C48] + [.C49] ) / 2 ) / ( ( [.G48] + [.G49] ) / 2 ) )" office:value-type="float" office:value="-5.81932962982681">
            <text:p>-5,81933</text:p>
          </table:table-cell>
          <table:table-cell table:style-name="ce57" table:formula="of:=-0.02*[.F49]+13.6" office:value-type="float" office:value="11">
            <text:p>11,00000</text:p>
          </table:table-cell>
          <table:table-cell table:style-name="ce66" table:formula="of:= - ( [.E49] * [.AD49] * SIN( [.S49] ) )" office:value-type="float" office:value="-4170.28658875609">
            <text:p>-4170,28659</text:p>
          </table:table-cell>
          <table:table-cell table:style-name="ce71" table:formula="of:= - ( ( 2 * [.P49] ) / ( ( ( [.M49] ) ^ 2 ) * [.AG49] * [.I49] ) )" office:value-type="float" office:value="0.111733115665343">
            <text:p>0,11173</text:p>
          </table:table-cell>
          <table:table-cell table:style-name="ce76" table:formula="of:= ( ( 2 * [.L49] ) / ( ( ( [.M49] ) ^ 2 ) * [.AG49] * [.I49] ) )" office:value-type="float" office:value="0.953492782583185">
            <text:p>0,95349</text:p>
          </table:table-cell>
          <table:table-cell table:style-name="ce53" table:formula="of:=ASIN( - ( [.N49] / [.M49] ) )" office:value-type="float" office:value="0.116650966318448">
            <text:p>0,11665</text:p>
          </table:table-cell>
          <table:table-cell table:style-name="ce53" table:formula="of:=[.S49] * ( 180 / 3.14159265359 )" office:value-type="float" office:value="6.68360804616935">
            <text:p>6,68361</text:p>
          </table:table-cell>
          <table:table-cell table:style-name="ce79" table:formula="of:=0.02*[.F49]+5.95" office:value-type="float" office:value="8.55">
            <text:p>8,55000</text:p>
          </table:table-cell>
          <table:table-cell table:style-name="ce82" table:formula="of:=-0.01*[.F49]-2.7" office:value-type="float" office:value="-4">
            <text:p>-4,00000</text:p>
          </table:table-cell>
          <table:table-cell/>
          <table:table-cell table:formula="of:=[.X48]" office:value-type="float" office:value="0">
            <text:p>0,00000</text:p>
          </table:table-cell>
          <table:table-cell table:formula="of:=[.Y48]" office:value-type="float" office:value="-0.0065">
            <text:p>-0,00650</text:p>
          </table:table-cell>
          <table:table-cell table:formula="of:=[.Z48]" office:value-type="float" office:value="101325">
            <text:p>101325,00000</text:p>
          </table:table-cell>
          <table:table-cell table:formula="of:=[.AA48]" office:value-type="float" office:value="1.225">
            <text:p>1,22500</text:p>
          </table:table-cell>
          <table:table-cell table:formula="of:=[.AB48]" office:value-type="float" office:value="288.15">
            <text:p>288,15000</text:p>
          </table:table-cell>
          <table:table-cell table:formula="of:=[.AC48]" office:value-type="float" office:value="1.235">
            <text:p>1,23500</text:p>
          </table:table-cell>
          <table:table-cell table:formula="of:=[.AD48]" office:value-type="float" office:value="9.81">
            <text:p>9,81000</text:p>
          </table:table-cell>
          <table:table-cell table:formula="of:=[.AE48]" office:value-type="float" office:value="293.15">
            <text:p>293,15000</text:p>
          </table:table-cell>
          <table:table-cell table:formula="of:=[.AF48]" office:value-type="float" office:value="100600">
            <text:p>100600,00000</text:p>
          </table:table-cell>
          <table:table-cell table:formula="of:=[.AG48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0.7">
            <text:p>10,70000</text:p>
          </table:table-cell>
          <table:table-cell office:value-type="float" office:value="1245">
            <text:p>1245,00000</text:p>
          </table:table-cell>
          <table:table-cell table:formula="of:=[.A50]+273.15" office:value-type="float" office:value="283.85">
            <text:p>283,85000</text:p>
          </table:table-cell>
          <table:table-cell table:style-name="ce47" table:formula="of:=[.D49]" office:value-type="float" office:value="0">
            <text:p>0,00000</text:p>
          </table:table-cell>
          <table:table-cell table:style-name="ce47" table:formula="of:=[.E49]-0.34375" office:value-type="float" office:value="3652.1875">
            <text:p>3652,18750</text:p>
          </table:table-cell>
          <table:table-cell table:style-name="ce53" table:formula="of:=[.F49]+10" office:value-type="float" office:value="140">
            <text:p>140,00000</text:p>
          </table:table-cell>
          <table:table-cell table:style-name="ce47" table:formula="of:=[.AB50]+([.B50]*[.Y50])" office:value-type="float" office:value="280.0575">
            <text:p>280,05750</text:p>
          </table:table-cell>
          <table:table-cell table:style-name="ce47" table:formula="of:=[.AA50] * ( ( 1 + ( [.Y50] * ( [.B50] / [.AB50] ) ) ) ^ 4.256 )" office:value-type="float" office:value="1.08513392470991">
            <text:p>1,08513</text:p>
          </table:table-cell>
          <table:table-cell table:style-name="ce47" table:formula="of:=( [.H50] * [.G50] ) / [.C50]" office:value-type="float" office:value="1.07063552622668">
            <text:p>1,07064</text:p>
          </table:table-cell>
          <table:table-cell table:style-name="ce47" table:formula="of:=[.Z50] * ( ( 1+ ( [.Y50] * ( [.B50] / [.AB50] ) ) ) ^ 5.256 )" office:value-type="float" office:value="87235.3380903588">
            <text:p>87235,33809</text:p>
          </table:table-cell>
          <table:table-cell table:style-name="ce47" table:formula="of:=[.K49] + ([.B50]-[.B49])" office:value-type="float" office:value="-794">
            <text:p>-794,00000</text:p>
          </table:table-cell>
          <table:table-cell table:style-name="ce47" table:formula="of:= [.E50] * [.AD50] * COS( [.S50] )" office:value-type="float" office:value="35584.7436638062">
            <text:p>35584,74366</text:p>
          </table:table-cell>
          <table:table-cell table:style-name="ce57" table:formula="of:=-0.06*[.F50]+57.8" office:value-type="float" office:value="49.4">
            <text:p>49,40000</text:p>
          </table:table-cell>
          <table:table-cell table:style-name="ce62" table:formula="of:= ( [.K50] / [.F50] ) * ( ( ( [.C49] + [.C50] ) / 2 ) / ( ( [.G49] + [.G50] ) / 2 ) )" office:value-type="float" office:value="-5.74630170748136">
            <text:p>-5,74630</text:p>
          </table:table-cell>
          <table:table-cell table:style-name="ce57" table:formula="of:=-0.02*[.F50]+13.6" office:value-type="float" office:value="10.8">
            <text:p>10,80000</text:p>
          </table:table-cell>
          <table:table-cell table:style-name="ce66" table:formula="of:= - ( [.E50] * [.AD50] * SIN( [.S50] ) )" office:value-type="float" office:value="-4167.57619700679">
            <text:p>-4167,57620</text:p>
          </table:table-cell>
          <table:table-cell table:style-name="ce71" table:formula="of:= - ( ( 2 * [.P50] ) / ( ( ( [.M50] ) ^ 2 ) * [.AG50] * [.I50] ) )" office:value-type="float" office:value="0.11393573679926">
            <text:p>0,11394</text:p>
          </table:table-cell>
          <table:table-cell table:style-name="ce76" table:formula="of:= ( ( 2 * [.L50] ) / ( ( ( [.M50] ) ^ 2 ) * [.AG50] * [.I50] ) )" office:value-type="float" office:value="0.972837399124328">
            <text:p>0,97284</text:p>
          </table:table-cell>
          <table:table-cell table:style-name="ce53" table:formula="of:=ASIN( - ( [.N50] / [.M50] ) )" office:value-type="float" office:value="0.116585828201912">
            <text:p>0,11659</text:p>
          </table:table-cell>
          <table:table-cell table:style-name="ce53" table:formula="of:=[.S50] * ( 180 / 3.14159265359 )" office:value-type="float" office:value="6.67987590700639">
            <text:p>6,67988</text:p>
          </table:table-cell>
          <table:table-cell table:style-name="ce79" table:formula="of:=0.02*[.F50]+5.95" office:value-type="float" office:value="8.75">
            <text:p>8,75000</text:p>
          </table:table-cell>
          <table:table-cell table:style-name="ce82" table:formula="of:=-0.01*[.F50]-2.7" office:value-type="float" office:value="-4.1">
            <text:p>-4,10000</text:p>
          </table:table-cell>
          <table:table-cell/>
          <table:table-cell table:formula="of:=[.X49]" office:value-type="float" office:value="0">
            <text:p>0,00000</text:p>
          </table:table-cell>
          <table:table-cell table:formula="of:=[.Y49]" office:value-type="float" office:value="-0.0065">
            <text:p>-0,00650</text:p>
          </table:table-cell>
          <table:table-cell table:formula="of:=[.Z49]" office:value-type="float" office:value="101325">
            <text:p>101325,00000</text:p>
          </table:table-cell>
          <table:table-cell table:formula="of:=[.AA49]" office:value-type="float" office:value="1.225">
            <text:p>1,22500</text:p>
          </table:table-cell>
          <table:table-cell table:formula="of:=[.AB49]" office:value-type="float" office:value="288.15">
            <text:p>288,15000</text:p>
          </table:table-cell>
          <table:table-cell table:formula="of:=[.AC49]" office:value-type="float" office:value="1.235">
            <text:p>1,23500</text:p>
          </table:table-cell>
          <table:table-cell table:formula="of:=[.AD49]" office:value-type="float" office:value="9.81">
            <text:p>9,81000</text:p>
          </table:table-cell>
          <table:table-cell table:formula="of:=[.AE49]" office:value-type="float" office:value="293.15">
            <text:p>293,15000</text:p>
          </table:table-cell>
          <table:table-cell table:formula="of:=[.AF49]" office:value-type="float" office:value="100600">
            <text:p>100600,00000</text:p>
          </table:table-cell>
          <table:table-cell table:formula="of:=[.AG49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1">
            <text:p>11,10000</text:p>
          </table:table-cell>
          <table:table-cell office:value-type="float" office:value="1198">
            <text:p>1198,00000</text:p>
          </table:table-cell>
          <table:table-cell table:formula="of:=[.A51]+273.15" office:value-type="float" office:value="284.25">
            <text:p>284,25000</text:p>
          </table:table-cell>
          <table:table-cell table:style-name="ce47" table:formula="of:=[.D50]" office:value-type="float" office:value="0">
            <text:p>0,00000</text:p>
          </table:table-cell>
          <table:table-cell table:style-name="ce47" table:formula="of:=[.E50]-0.34375" office:value-type="float" office:value="3651.84375">
            <text:p>3651,84375</text:p>
          </table:table-cell>
          <table:table-cell table:style-name="ce53" table:formula="of:=[.F50]+10" office:value-type="float" office:value="150">
            <text:p>150,00000</text:p>
          </table:table-cell>
          <table:table-cell table:style-name="ce47" table:formula="of:=[.AB51]+([.B51]*[.Y51])" office:value-type="float" office:value="280.363">
            <text:p>280,36300</text:p>
          </table:table-cell>
          <table:table-cell table:style-name="ce47" table:formula="of:=[.AA51] * ( ( 1 + ( [.Y51] * ( [.B51] / [.AB51] ) ) ) ^ 4.256 )" office:value-type="float" office:value="1.09018077216973">
            <text:p>1,09018</text:p>
          </table:table-cell>
          <table:table-cell table:style-name="ce47" table:formula="of:=( [.H51] * [.G51] ) / [.C51]" office:value-type="float" office:value="1.07527300555083">
            <text:p>1,07527</text:p>
          </table:table-cell>
          <table:table-cell table:style-name="ce47" table:formula="of:=[.Z51] * ( ( 1+ ( [.Y51] * ( [.B51] / [.AB51] ) ) ) ^ 5.256 )" office:value-type="float" office:value="87736.6637952997">
            <text:p>87736,66380</text:p>
          </table:table-cell>
          <table:table-cell table:style-name="ce47" table:formula="of:=[.K50] + ([.B51]-[.B50])" office:value-type="float" office:value="-841">
            <text:p>-841,00000</text:p>
          </table:table-cell>
          <table:table-cell table:style-name="ce47" table:formula="of:= [.E51] * [.AD51] * COS( [.S51] )" office:value-type="float" office:value="35580.7932884192">
            <text:p>35580,79329</text:p>
          </table:table-cell>
          <table:table-cell table:style-name="ce57" table:formula="of:=-0.06*[.F51]+57.8" office:value-type="float" office:value="48.8">
            <text:p>48,80000</text:p>
          </table:table-cell>
          <table:table-cell table:style-name="ce62" table:formula="of:= ( [.K51] / [.F51] ) * ( ( ( [.C50] + [.C51] ) / 2 ) / ( ( [.G50] + [.G51] ) / 2 ) )" office:value-type="float" office:value="-5.68349539913928">
            <text:p>-5,68350</text:p>
          </table:table-cell>
          <table:table-cell table:style-name="ce57" table:formula="of:=-0.02*[.F51]+13.6" office:value-type="float" office:value="10.6">
            <text:p>10,60000</text:p>
          </table:table-cell>
          <table:table-cell table:style-name="ce66" table:formula="of:= - ( [.E51] * [.AD51] * SIN( [.S51] ) )" office:value-type="float" office:value="-4172.31304213566">
            <text:p>-4172,31304</text:p>
          </table:table-cell>
          <table:table-cell table:style-name="ce71" table:formula="of:= - ( ( 2 * [.P51] ) / ( ( ( [.M51] ) ^ 2 ) * [.AG51] * [.I51] ) )" office:value-type="float" office:value="0.116383245162508">
            <text:p>0,11638</text:p>
          </table:table-cell>
          <table:table-cell table:style-name="ce76" table:formula="of:= ( ( 2 * [.L51] ) / ( ( ( [.M51] ) ^ 2 ) * [.AG51] * [.I51] ) )" office:value-type="float" office:value="0.992497002632134">
            <text:p>0,99250</text:p>
          </table:table-cell>
          <table:table-cell table:style-name="ce53" table:formula="of:=ASIN( - ( [.N51] / [.M51] ) )" office:value-type="float" office:value="0.116729980722671">
            <text:p>0,11673</text:p>
          </table:table-cell>
          <table:table-cell table:style-name="ce53" table:formula="of:=[.S51] * ( 180 / 3.14159265359 )" office:value-type="float" office:value="6.68813523805209">
            <text:p>6,68814</text:p>
          </table:table-cell>
          <table:table-cell table:style-name="ce79" table:formula="of:=0.02*[.F51]+5.95" office:value-type="float" office:value="8.95">
            <text:p>8,95000</text:p>
          </table:table-cell>
          <table:table-cell table:style-name="ce82" table:formula="of:=-0.01*[.F51]-2.7" office:value-type="float" office:value="-4.2">
            <text:p>-4,20000</text:p>
          </table:table-cell>
          <table:table-cell/>
          <table:table-cell table:formula="of:=[.X50]" office:value-type="float" office:value="0">
            <text:p>0,00000</text:p>
          </table:table-cell>
          <table:table-cell table:formula="of:=[.Y50]" office:value-type="float" office:value="-0.0065">
            <text:p>-0,00650</text:p>
          </table:table-cell>
          <table:table-cell table:formula="of:=[.Z50]" office:value-type="float" office:value="101325">
            <text:p>101325,00000</text:p>
          </table:table-cell>
          <table:table-cell table:formula="of:=[.AA50]" office:value-type="float" office:value="1.225">
            <text:p>1,22500</text:p>
          </table:table-cell>
          <table:table-cell table:formula="of:=[.AB50]" office:value-type="float" office:value="288.15">
            <text:p>288,15000</text:p>
          </table:table-cell>
          <table:table-cell table:formula="of:=[.AC50]" office:value-type="float" office:value="1.235">
            <text:p>1,23500</text:p>
          </table:table-cell>
          <table:table-cell table:formula="of:=[.AD50]" office:value-type="float" office:value="9.81">
            <text:p>9,81000</text:p>
          </table:table-cell>
          <table:table-cell table:formula="of:=[.AE50]" office:value-type="float" office:value="293.15">
            <text:p>293,15000</text:p>
          </table:table-cell>
          <table:table-cell table:formula="of:=[.AF50]" office:value-type="float" office:value="100600">
            <text:p>100600,00000</text:p>
          </table:table-cell>
          <table:table-cell table:formula="of:=[.AG50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5">
            <text:p>11,50000</text:p>
          </table:table-cell>
          <table:table-cell table:style-name="ce47" office:value-type="float" office:value="1147">
            <text:p>1147,00000</text:p>
          </table:table-cell>
          <table:table-cell table:style-name="ce47" table:formula="of:=[.A52]+273.15" office:value-type="float" office:value="284.65">
            <text:p>284,65000</text:p>
          </table:table-cell>
          <table:table-cell table:style-name="ce47" table:formula="of:=[.D51]" office:value-type="float" office:value="0">
            <text:p>0,00000</text:p>
          </table:table-cell>
          <table:table-cell table:style-name="ce47" table:formula="of:=[.E51]-0.34375" office:value-type="float" office:value="3651.5">
            <text:p>3651,50000</text:p>
          </table:table-cell>
          <table:table-cell table:style-name="ce53" table:formula="of:=[.F51]+10" office:value-type="float" office:value="160">
            <text:p>160,00000</text:p>
          </table:table-cell>
          <table:table-cell table:style-name="ce47" table:formula="of:=[.AB52]+([.B52]*[.Y52])" office:value-type="float" office:value="280.6945">
            <text:p>280,69450</text:p>
          </table:table-cell>
          <table:table-cell table:style-name="ce47" table:formula="of:=[.AA52] * ( ( 1 + ( [.Y52] * ( [.B52] / [.AB52] ) ) ) ^ 4.256 )" office:value-type="float" office:value="1.09567743250945">
            <text:p>1,09568</text:p>
          </table:table-cell>
          <table:table-cell table:style-name="ce47" table:formula="of:=( [.H52] * [.G52] ) / [.C52]" office:value-type="float" office:value="1.08045188505015">
            <text:p>1,08045</text:p>
          </table:table-cell>
          <table:table-cell table:style-name="ce47" table:formula="of:=[.Z52] * ( ( 1+ ( [.Y52] * ( [.B52] / [.AB52] ) ) ) ^ 5.256 )" office:value-type="float" office:value="88283.2920537638">
            <text:p>88283,29205</text:p>
          </table:table-cell>
          <table:table-cell table:style-name="ce47" table:formula="of:=[.K51] + ([.B52]-[.B51])" office:value-type="float" office:value="-892">
            <text:p>-892,00000</text:p>
          </table:table-cell>
          <table:table-cell table:style-name="ce47" table:formula="of:= [.E52] * [.AD52] * COS( [.S52] )" office:value-type="float" office:value="35574.0060030421">
            <text:p>35574,00600</text:p>
          </table:table-cell>
          <table:table-cell table:style-name="ce57" table:formula="of:=-0.06*[.F52]+57.8" office:value-type="float" office:value="48.2">
            <text:p>48,20000</text:p>
          </table:table-cell>
          <table:table-cell table:style-name="ce62" table:formula="of:= ( [.K52] / [.F52] ) * ( ( ( [.C51] + [.C52] ) / 2 ) / ( ( [.G51] + [.G52] ) / 2 ) )" office:value-type="float" office:value="-5.65292773022373">
            <text:p>-5,65293</text:p>
          </table:table-cell>
          <table:table-cell table:style-name="ce57" table:formula="of:=-0.02*[.F52]+13.6" office:value-type="float" office:value="10.4">
            <text:p>10,40000</text:p>
          </table:table-cell>
          <table:table-cell table:style-name="ce66" table:formula="of:= - ( [.E52] * [.AD52] * SIN( [.S52] ) )" office:value-type="float" office:value="-4201.13567642752">
            <text:p>-4201,13568</text:p>
          </table:table-cell>
          <table:table-cell table:style-name="ce71" table:formula="of:= - ( ( 2 * [.P52] ) / ( ( ( [.M52] ) ^ 2 ) * [.AG52] * [.I52] ) )" office:value-type="float" office:value="0.119547132568984">
            <text:p>0,11955</text:p>
          </table:table-cell>
          <table:table-cell table:style-name="ce76" table:formula="of:= ( ( 2 * [.L52] ) / ( ( ( [.M52] ) ^ 2 ) * [.AG52] * [.I52] ) )" office:value-type="float" office:value="1.01229066119376">
            <text:p>1,01229</text:p>
          </table:table-cell>
          <table:table-cell table:style-name="ce53" table:formula="of:=ASIN( - ( [.N52] / [.M52] ) )" office:value-type="float" office:value="0.117551197287633">
            <text:p>0,11755</text:p>
          </table:table-cell>
          <table:table-cell table:style-name="ce53" table:formula="of:=[.S52] * ( 180 / 3.14159265359 )" office:value-type="float" office:value="6.73518748129061">
            <text:p>6,73519</text:p>
          </table:table-cell>
          <table:table-cell table:style-name="ce79" table:formula="of:=0.02*[.F52]+5.95" office:value-type="float" office:value="9.15">
            <text:p>9,15000</text:p>
          </table:table-cell>
          <table:table-cell table:style-name="ce82" table:formula="of:=-0.01*[.F52]-2.7" office:value-type="float" office:value="-4.3">
            <text:p>-4,30000</text:p>
          </table:table-cell>
          <table:table-cell/>
          <table:table-cell table:formula="of:=[.X51]" office:value-type="float" office:value="0">
            <text:p>0,00000</text:p>
          </table:table-cell>
          <table:table-cell table:formula="of:=[.Y51]" office:value-type="float" office:value="-0.0065">
            <text:p>-0,00650</text:p>
          </table:table-cell>
          <table:table-cell table:formula="of:=[.Z51]" office:value-type="float" office:value="101325">
            <text:p>101325,00000</text:p>
          </table:table-cell>
          <table:table-cell table:formula="of:=[.AA51]" office:value-type="float" office:value="1.225">
            <text:p>1,22500</text:p>
          </table:table-cell>
          <table:table-cell table:formula="of:=[.AB51]" office:value-type="float" office:value="288.15">
            <text:p>288,15000</text:p>
          </table:table-cell>
          <table:table-cell table:formula="of:=[.AC51]" office:value-type="float" office:value="1.235">
            <text:p>1,23500</text:p>
          </table:table-cell>
          <table:table-cell table:formula="of:=[.AD51]" office:value-type="float" office:value="9.81">
            <text:p>9,81000</text:p>
          </table:table-cell>
          <table:table-cell table:formula="of:=[.AE51]" office:value-type="float" office:value="293.15">
            <text:p>293,15000</text:p>
          </table:table-cell>
          <table:table-cell table:formula="of:=[.AF51]" office:value-type="float" office:value="100600">
            <text:p>100600,00000</text:p>
          </table:table-cell>
          <table:table-cell table:formula="of:=[.AG51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7">
            <text:p>11,70000</text:p>
          </table:table-cell>
          <table:table-cell office:value-type="float" office:value="1102">
            <text:p>1102,00000</text:p>
          </table:table-cell>
          <table:table-cell table:formula="of:=[.A53]+273.15" office:value-type="float" office:value="284.85">
            <text:p>284,85000</text:p>
          </table:table-cell>
          <table:table-cell table:style-name="ce47" table:formula="of:=[.D52]" office:value-type="float" office:value="0">
            <text:p>0,00000</text:p>
          </table:table-cell>
          <table:table-cell table:style-name="ce47" table:formula="of:=[.E52]-0.34375" office:value-type="float" office:value="3651.15625">
            <text:p>3651,15625</text:p>
          </table:table-cell>
          <table:table-cell table:style-name="ce53" table:formula="of:=[.F52]+10" office:value-type="float" office:value="170">
            <text:p>170,00000</text:p>
          </table:table-cell>
          <table:table-cell table:style-name="ce47" table:formula="of:=[.AB53]+([.B53]*[.Y53])" office:value-type="float" office:value="280.987">
            <text:p>280,98700</text:p>
          </table:table-cell>
          <table:table-cell table:style-name="ce47" table:formula="of:=[.AA53] * ( ( 1 + ( [.Y53] * ( [.B53] / [.AB53] ) ) ) ^ 4.256 )" office:value-type="float" office:value="1.10054501167447">
            <text:p>1,10055</text:p>
          </table:table-cell>
          <table:table-cell table:style-name="ce47" table:formula="of:=( [.H53] * [.G53] ) / [.C53]" office:value-type="float" office:value="1.08561994451597">
            <text:p>1,08562</text:p>
          </table:table-cell>
          <table:table-cell table:style-name="ce47" table:formula="of:=[.Z53] * ( ( 1+ ( [.Y53] * ( [.B53] / [.AB53] ) ) ) ^ 5.256 )" office:value-type="float" office:value="88767.8981939574">
            <text:p>88767,89819</text:p>
          </table:table-cell>
          <table:table-cell table:style-name="ce47" table:formula="of:=[.K52] + ([.B53]-[.B52])" office:value-type="float" office:value="-937">
            <text:p>-937,00000</text:p>
          </table:table-cell>
          <table:table-cell table:style-name="ce47" table:formula="of:= [.E53] * [.AD53] * COS( [.S53] )" office:value-type="float" office:value="35570.1300095458">
            <text:p>35570,13001</text:p>
          </table:table-cell>
          <table:table-cell table:style-name="ce57" table:formula="of:=-0.06*[.F53]+57.8" office:value-type="float" office:value="47.6">
            <text:p>47,60000</text:p>
          </table:table-cell>
          <table:table-cell table:style-name="ce62" table:formula="of:= ( [.K53] / [.F53] ) * ( ( ( [.C52] + [.C53] ) / 2 ) / ( ( [.G52] + [.G53] ) / 2 ) )" office:value-type="float" office:value="-5.588487425703">
            <text:p>-5,58849</text:p>
          </table:table-cell>
          <table:table-cell table:style-name="ce57" table:formula="of:=-0.02*[.F53]+13.6" office:value-type="float" office:value="10.2">
            <text:p>10,20000</text:p>
          </table:table-cell>
          <table:table-cell table:style-name="ce66" table:formula="of:= - ( [.E53] * [.AD53] * SIN( [.S53] ) )" office:value-type="float" office:value="-4205.20092801393">
            <text:p>-4205,20093</text:p>
          </table:table-cell>
          <table:table-cell table:style-name="ce71" table:formula="of:= - ( ( 2 * [.P53] ) / ( ( ( [.M53] ) ^ 2 ) * [.AG53] * [.I53] ) )" office:value-type="float" office:value="0.12211443293951">
            <text:p>0,12211</text:p>
          </table:table-cell>
          <table:table-cell table:style-name="ce76" table:formula="of:= ( ( 2 * [.L53] ) / ( ( ( [.M53] ) ^ 2 ) * [.AG53] * [.I53] ) )" office:value-type="float" office:value="1.03291764889622">
            <text:p>1,03292</text:p>
          </table:table-cell>
          <table:table-cell table:style-name="ce53" table:formula="of:=ASIN( - ( [.N53] / [.M53] ) )" office:value-type="float" office:value="0.117676603376952">
            <text:p>0,11768</text:p>
          </table:table-cell>
          <table:table-cell table:style-name="ce53" table:formula="of:=[.S53] * ( 180 / 3.14159265359 )" office:value-type="float" office:value="6.74237272093386">
            <text:p>6,74237</text:p>
          </table:table-cell>
          <table:table-cell table:style-name="ce79" table:formula="of:=0.02*[.F53]+5.95" office:value-type="float" office:value="9.35">
            <text:p>9,35000</text:p>
          </table:table-cell>
          <table:table-cell table:style-name="ce82" table:formula="of:=-0.01*[.F53]-2.7" office:value-type="float" office:value="-4.4">
            <text:p>-4,40000</text:p>
          </table:table-cell>
          <table:table-cell/>
          <table:table-cell table:formula="of:=[.X52]" office:value-type="float" office:value="0">
            <text:p>0,00000</text:p>
          </table:table-cell>
          <table:table-cell table:formula="of:=[.Y52]" office:value-type="float" office:value="-0.0065">
            <text:p>-0,00650</text:p>
          </table:table-cell>
          <table:table-cell table:formula="of:=[.Z52]" office:value-type="float" office:value="101325">
            <text:p>101325,00000</text:p>
          </table:table-cell>
          <table:table-cell table:formula="of:=[.AA52]" office:value-type="float" office:value="1.225">
            <text:p>1,22500</text:p>
          </table:table-cell>
          <table:table-cell table:formula="of:=[.AB52]" office:value-type="float" office:value="288.15">
            <text:p>288,15000</text:p>
          </table:table-cell>
          <table:table-cell table:formula="of:=[.AC52]" office:value-type="float" office:value="1.235">
            <text:p>1,23500</text:p>
          </table:table-cell>
          <table:table-cell table:formula="of:=[.AD52]" office:value-type="float" office:value="9.81">
            <text:p>9,81000</text:p>
          </table:table-cell>
          <table:table-cell table:formula="of:=[.AE52]" office:value-type="float" office:value="293.15">
            <text:p>293,15000</text:p>
          </table:table-cell>
          <table:table-cell table:formula="of:=[.AF52]" office:value-type="float" office:value="100600">
            <text:p>100600,00000</text:p>
          </table:table-cell>
          <table:table-cell table:formula="of:=[.AG52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7">
            <text:p>11,70000</text:p>
          </table:table-cell>
          <table:table-cell office:value-type="float" office:value="1059">
            <text:p>1059,00000</text:p>
          </table:table-cell>
          <table:table-cell table:formula="of:=[.A54]+273.15" office:value-type="float" office:value="284.85">
            <text:p>284,85000</text:p>
          </table:table-cell>
          <table:table-cell table:style-name="ce47" table:formula="of:=[.D53]" office:value-type="float" office:value="0">
            <text:p>0,00000</text:p>
          </table:table-cell>
          <table:table-cell table:style-name="ce47" table:formula="of:=[.E53]-0.34375" office:value-type="float" office:value="3650.8125">
            <text:p>3650,81250</text:p>
          </table:table-cell>
          <table:table-cell table:style-name="ce53" table:formula="of:=[.F53]+10" office:value-type="float" office:value="180">
            <text:p>180,00000</text:p>
          </table:table-cell>
          <table:table-cell table:style-name="ce47" table:formula="of:=[.AB54]+([.B54]*[.Y54])" office:value-type="float" office:value="281.2665">
            <text:p>281,26650</text:p>
          </table:table-cell>
          <table:table-cell table:style-name="ce47" table:formula="of:=[.AA54] * ( ( 1 + ( [.Y54] * ( [.B54] / [.AB54] ) ) ) ^ 4.256 )" office:value-type="float" office:value="1.10521169423358">
            <text:p>1,10521</text:p>
          </table:table-cell>
          <table:table-cell table:style-name="ce47" table:formula="of:=( [.H54] * [.G54] ) / [.C54]" office:value-type="float" office:value="1.09130779356205">
            <text:p>1,09131</text:p>
          </table:table-cell>
          <table:table-cell table:style-name="ce47" table:formula="of:=[.Z54] * ( ( 1+ ( [.Y54] * ( [.B54] / [.AB54] ) ) ) ^ 5.256 )" office:value-type="float" office:value="89232.9766107785">
            <text:p>89232,97661</text:p>
          </table:table-cell>
          <table:table-cell table:style-name="ce47" table:formula="of:=[.K53] + ([.B54]-[.B53])" office:value-type="float" office:value="-980">
            <text:p>-980,00000</text:p>
          </table:table-cell>
          <table:table-cell table:style-name="ce47" table:formula="of:= [.E54] * [.AD54] * COS( [.S54] )" office:value-type="float" office:value="35566.9156700575">
            <text:p>35566,91567</text:p>
          </table:table-cell>
          <table:table-cell table:style-name="ce57" table:formula="of:=-0.06*[.F54]+57.8" office:value-type="float" office:value="47">
            <text:p>47,00000</text:p>
          </table:table-cell>
          <table:table-cell table:style-name="ce62" table:formula="of:= ( [.K54] / [.F54] ) * ( ( ( [.C53] + [.C54] ) / 2 ) / ( ( [.G53] + [.G54] ) / 2 ) )" office:value-type="float" office:value="-5.51655080848763">
            <text:p>-5,51655</text:p>
          </table:table-cell>
          <table:table-cell table:style-name="ce57" table:formula="of:=-0.02*[.F54]+13.6" office:value-type="float" office:value="10">
            <text:p>10,00000</text:p>
          </table:table-cell>
          <table:table-cell table:style-name="ce66" table:formula="of:= - ( [.E54] * [.AD54] * SIN( [.S54] ) )" office:value-type="float" office:value="-4203.66695493405">
            <text:p>-4203,66695</text:p>
          </table:table-cell>
          <table:table-cell table:style-name="ce71" table:formula="of:= - ( ( 2 * [.P54] ) / ( ( ( [.M54] ) ^ 2 ) * [.AG54] * [.I54] ) )" office:value-type="float" office:value="0.124553889066046">
            <text:p>0,12455</text:p>
          </table:table-cell>
          <table:table-cell table:style-name="ce76" table:formula="of:= ( ( 2 * [.L54] ) / ( ( ( [.M54] ) ^ 2 ) * [.AG54] * [.I54] ) )" office:value-type="float" office:value="1.05384125723615">
            <text:p>1,05384</text:p>
          </table:table-cell>
          <table:table-cell table:style-name="ce53" table:formula="of:=ASIN( - ( [.N54] / [.M54] ) )" office:value-type="float" office:value="0.117644605581546">
            <text:p>0,11764</text:p>
          </table:table-cell>
          <table:table-cell table:style-name="ce53" table:formula="of:=[.S54] * ( 180 / 3.14159265359 )" office:value-type="float" office:value="6.74053938230334">
            <text:p>6,74054</text:p>
          </table:table-cell>
          <table:table-cell table:style-name="ce79" table:formula="of:=0.02*[.F54]+5.95" office:value-type="float" office:value="9.55">
            <text:p>9,55000</text:p>
          </table:table-cell>
          <table:table-cell table:style-name="ce82" table:formula="of:=-0.01*[.F54]-2.7" office:value-type="float" office:value="-4.5">
            <text:p>-4,50000</text:p>
          </table:table-cell>
          <table:table-cell/>
          <table:table-cell table:formula="of:=[.X53]" office:value-type="float" office:value="0">
            <text:p>0,00000</text:p>
          </table:table-cell>
          <table:table-cell table:formula="of:=[.Y53]" office:value-type="float" office:value="-0.0065">
            <text:p>-0,00650</text:p>
          </table:table-cell>
          <table:table-cell table:formula="of:=[.Z53]" office:value-type="float" office:value="101325">
            <text:p>101325,00000</text:p>
          </table:table-cell>
          <table:table-cell table:formula="of:=[.AA53]" office:value-type="float" office:value="1.225">
            <text:p>1,22500</text:p>
          </table:table-cell>
          <table:table-cell table:formula="of:=[.AB53]" office:value-type="float" office:value="288.15">
            <text:p>288,15000</text:p>
          </table:table-cell>
          <table:table-cell table:formula="of:=[.AC53]" office:value-type="float" office:value="1.235">
            <text:p>1,23500</text:p>
          </table:table-cell>
          <table:table-cell table:formula="of:=[.AD53]" office:value-type="float" office:value="9.81">
            <text:p>9,81000</text:p>
          </table:table-cell>
          <table:table-cell table:formula="of:=[.AE53]" office:value-type="float" office:value="293.15">
            <text:p>293,15000</text:p>
          </table:table-cell>
          <table:table-cell table:formula="of:=[.AF53]" office:value-type="float" office:value="100600">
            <text:p>100600,00000</text:p>
          </table:table-cell>
          <table:table-cell table:formula="of:=[.AG53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9">
            <text:p>11,90000</text:p>
          </table:table-cell>
          <table:table-cell office:value-type="float" office:value="1032">
            <text:p>1032,00000</text:p>
          </table:table-cell>
          <table:table-cell table:formula="of:=[.A55]+273.15" office:value-type="float" office:value="285.05">
            <text:p>285,05000</text:p>
          </table:table-cell>
          <table:table-cell table:style-name="ce47" table:formula="of:=[.D54]" office:value-type="float" office:value="0">
            <text:p>0,00000</text:p>
          </table:table-cell>
          <table:table-cell table:style-name="ce47" table:formula="of:=[.E54]-0.34375" office:value-type="float" office:value="3650.46875">
            <text:p>3650,46875</text:p>
          </table:table-cell>
          <table:table-cell table:style-name="ce53" table:formula="of:=[.F54]+10" office:value-type="float" office:value="190">
            <text:p>190,00000</text:p>
          </table:table-cell>
          <table:table-cell table:style-name="ce47" table:formula="of:=[.AB55]+([.B55]*[.Y55])" office:value-type="float" office:value="281.442">
            <text:p>281,44200</text:p>
          </table:table-cell>
          <table:table-cell table:style-name="ce47" table:formula="of:=[.AA55] * ( ( 1 + ( [.Y55] * ( [.B55] / [.AB55] ) ) ) ^ 4.256 )" office:value-type="float" office:value="1.10814966416891">
            <text:p>1,10815</text:p>
          </table:table-cell>
          <table:table-cell table:style-name="ce47" table:formula="of:=( [.H55] * [.G55] ) / [.C55]" office:value-type="float" office:value="1.09412333900378">
            <text:p>1,09412</text:p>
          </table:table-cell>
          <table:table-cell table:style-name="ce47" table:formula="of:=[.Z55] * ( ( 1+ ( [.Y55] * ( [.B55] / [.AB55] ) ) ) ^ 5.256 )" office:value-type="float" office:value="89526.0095963773">
            <text:p>89526,00960</text:p>
          </table:table-cell>
          <table:table-cell table:style-name="ce47" table:formula="of:=[.K54] + ([.B55]-[.B54])" office:value-type="float" office:value="-1007">
            <text:p>-1007,00000</text:p>
          </table:table-cell>
          <table:table-cell table:style-name="ce47" table:formula="of:= [.E55] * [.AD55] * COS( [.S55] )" office:value-type="float" office:value="35570.6653957435">
            <text:p>35570,66540</text:p>
          </table:table-cell>
          <table:table-cell table:style-name="ce57" table:formula="of:=-0.06*[.F55]+57.8" office:value-type="float" office:value="46.4">
            <text:p>46,40000</text:p>
          </table:table-cell>
          <table:table-cell table:style-name="ce62" table:formula="of:= ( [.K55] / [.F55] ) * ( ( ( [.C54] + [.C55] ) / 2 ) / ( ( [.G54] + [.G55] ) / 2 ) )" office:value-type="float" office:value="-5.36773480407707">
            <text:p>-5,36773</text:p>
          </table:table-cell>
          <table:table-cell table:style-name="ce57" table:formula="of:=-0.02*[.F55]+13.6" office:value-type="float" office:value="9.8">
            <text:p>9,80000</text:p>
          </table:table-cell>
          <table:table-cell table:style-name="ce66" table:formula="of:= - ( [.E55] * [.AD55] * SIN( [.S55] ) )" office:value-type="float" office:value="-4142.76895377583">
            <text:p>-4142,76895</text:p>
          </table:table-cell>
          <table:table-cell table:style-name="ce71" table:formula="of:= - ( ( 2 * [.P55] ) / ( ( ( [.M55] ) ^ 2 ) * [.AG55] * [.I55] ) )" office:value-type="float" office:value="0.125620475796529">
            <text:p>0,12562</text:p>
          </table:table-cell>
          <table:table-cell table:style-name="ce76" table:formula="of:= ( ( 2 * [.L55] ) / ( ( ( [.M55] ) ^ 2 ) * [.AG55] * [.I55] ) )" office:value-type="float" office:value="1.07860321472666">
            <text:p>1,07860</text:p>
          </table:table-cell>
          <table:table-cell table:style-name="ce53" table:formula="of:=ASIN( - ( [.N55] / [.M55] ) )" office:value-type="float" office:value="0.115943534816492">
            <text:p>0,11594</text:p>
          </table:table-cell>
          <table:table-cell table:style-name="ce53" table:formula="of:=[.S55] * ( 180 / 3.14159265359 )" office:value-type="float" office:value="6.64307520681266">
            <text:p>6,64308</text:p>
          </table:table-cell>
          <table:table-cell table:style-name="ce79" table:formula="of:=0.02*[.F55]+5.95" office:value-type="float" office:value="9.75">
            <text:p>9,75000</text:p>
          </table:table-cell>
          <table:table-cell table:style-name="ce82" table:formula="of:=-0.01*[.F55]-2.7" office:value-type="float" office:value="-4.6">
            <text:p>-4,60000</text:p>
          </table:table-cell>
          <table:table-cell/>
          <table:table-cell table:formula="of:=[.X54]" office:value-type="float" office:value="0">
            <text:p>0,00000</text:p>
          </table:table-cell>
          <table:table-cell table:formula="of:=[.Y54]" office:value-type="float" office:value="-0.0065">
            <text:p>-0,00650</text:p>
          </table:table-cell>
          <table:table-cell table:formula="of:=[.Z54]" office:value-type="float" office:value="101325">
            <text:p>101325,00000</text:p>
          </table:table-cell>
          <table:table-cell table:formula="of:=[.AA54]" office:value-type="float" office:value="1.225">
            <text:p>1,22500</text:p>
          </table:table-cell>
          <table:table-cell table:formula="of:=[.AB54]" office:value-type="float" office:value="288.15">
            <text:p>288,15000</text:p>
          </table:table-cell>
          <table:table-cell table:formula="of:=[.AC54]" office:value-type="float" office:value="1.235">
            <text:p>1,23500</text:p>
          </table:table-cell>
          <table:table-cell table:formula="of:=[.AD54]" office:value-type="float" office:value="9.81">
            <text:p>9,81000</text:p>
          </table:table-cell>
          <table:table-cell table:formula="of:=[.AE54]" office:value-type="float" office:value="293.15">
            <text:p>293,15000</text:p>
          </table:table-cell>
          <table:table-cell table:formula="of:=[.AF54]" office:value-type="float" office:value="100600">
            <text:p>100600,00000</text:p>
          </table:table-cell>
          <table:table-cell table:formula="of:=[.AG54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2">
            <text:p>12,00000</text:p>
          </table:table-cell>
          <table:table-cell office:value-type="float" office:value="1007">
            <text:p>1007,00000</text:p>
          </table:table-cell>
          <table:table-cell table:formula="of:=[.A56]+273.15" office:value-type="float" office:value="285.15">
            <text:p>285,15000</text:p>
          </table:table-cell>
          <table:table-cell table:style-name="ce47" table:formula="of:=[.D55]" office:value-type="float" office:value="0">
            <text:p>0,00000</text:p>
          </table:table-cell>
          <table:table-cell table:style-name="ce47" table:formula="of:=[.E55]-0.34375" office:value-type="float" office:value="3650.125">
            <text:p>3650,12500</text:p>
          </table:table-cell>
          <table:table-cell table:style-name="ce53" table:formula="of:=[.F55]+10" office:value-type="float" office:value="200">
            <text:p>200,00000</text:p>
          </table:table-cell>
          <table:table-cell table:style-name="ce47" table:formula="of:=[.AB56]+([.B56]*[.Y56])" office:value-type="float" office:value="281.6045">
            <text:p>281,60450</text:p>
          </table:table-cell>
          <table:table-cell table:style-name="ce47" table:formula="of:=[.AA56] * ( ( 1 + ( [.Y56] * ( [.B56] / [.AB56] ) ) ) ^ 4.256 )" office:value-type="float" office:value="1.11087533062308">
            <text:p>1,11088</text:p>
          </table:table-cell>
          <table:table-cell table:style-name="ce47" table:formula="of:=( [.H56] * [.G56] ) / [.C56]" office:value-type="float" office:value="1.09706292141837">
            <text:p>1,09706</text:p>
          </table:table-cell>
          <table:table-cell table:style-name="ce47" table:formula="of:=[.Z56] * ( ( 1+ ( [.Y56] * ( [.B56] / [.AB56] ) ) ) ^ 5.256 )" office:value-type="float" office:value="89798.0307342788">
            <text:p>89798,03073</text:p>
          </table:table-cell>
          <table:table-cell table:style-name="ce47" table:formula="of:=[.K55] + ([.B56]-[.B55])" office:value-type="float" office:value="-1032">
            <text:p>-1032,00000</text:p>
          </table:table-cell>
          <table:table-cell table:style-name="ce47" table:formula="of:= [.E56] * [.AD56] * COS( [.S56] )" office:value-type="float" office:value="35573.8956064526">
            <text:p>35573,89561</text:p>
          </table:table-cell>
          <table:table-cell table:style-name="ce57" table:formula="of:=-0.06*[.F56]+57.8" office:value-type="float" office:value="45.8">
            <text:p>45,80000</text:p>
          </table:table-cell>
          <table:table-cell table:style-name="ce62" table:formula="of:= ( [.K56] / [.F56] ) * ( ( ( [.C55] + [.C56] ) / 2 ) / ( ( [.G55] + [.G56] ) / 2 ) )" office:value-type="float" office:value="-5.22555774700669">
            <text:p>-5,22556</text:p>
          </table:table-cell>
          <table:table-cell table:style-name="ce57" table:formula="of:=-0.02*[.F56]+13.6" office:value-type="float" office:value="9.6">
            <text:p>9,60000</text:p>
          </table:table-cell>
          <table:table-cell table:style-name="ce66" table:formula="of:= - ( [.E56] * [.AD56] * SIN( [.S56] ) )" office:value-type="float" office:value="-4085.48780149306">
            <text:p>-4085,48780</text:p>
          </table:table-cell>
          <table:table-cell table:style-name="ce71" table:formula="of:= - ( ( 2 * [.P56] ) / ( ( ( [.M56] ) ^ 2 ) * [.AG56] * [.I56] ) )" office:value-type="float" office:value="0.126809966969445">
            <text:p>0,12681</text:p>
          </table:table-cell>
          <table:table-cell table:style-name="ce76" table:formula="of:= ( ( 2 * [.L56] ) / ( ( ( [.M56] ) ^ 2 ) * [.AG56] * [.I56] ) )" office:value-type="float" office:value="1.10418259606115">
            <text:p>1,10418</text:p>
          </table:table-cell>
          <table:table-cell table:style-name="ce53" table:formula="of:=ASIN( - ( [.N56] / [.M56] ) )" office:value-type="float" office:value="0.114344151532007">
            <text:p>0,11434</text:p>
          </table:table-cell>
          <table:table-cell table:style-name="ce53" table:formula="of:=[.S56] * ( 180 / 3.14159265359 )" office:value-type="float" office:value="6.55143729478791">
            <text:p>6,55144</text:p>
          </table:table-cell>
          <table:table-cell table:style-name="ce79" table:formula="of:=0.02*[.F56]+5.95" office:value-type="float" office:value="9.95">
            <text:p>9,95000</text:p>
          </table:table-cell>
          <table:table-cell table:style-name="ce82" table:formula="of:=-0.01*[.F56]-2.7" office:value-type="float" office:value="-4.7">
            <text:p>-4,70000</text:p>
          </table:table-cell>
          <table:table-cell/>
          <table:table-cell table:formula="of:=[.X55]" office:value-type="float" office:value="0">
            <text:p>0,00000</text:p>
          </table:table-cell>
          <table:table-cell table:formula="of:=[.Y55]" office:value-type="float" office:value="-0.0065">
            <text:p>-0,00650</text:p>
          </table:table-cell>
          <table:table-cell table:formula="of:=[.Z55]" office:value-type="float" office:value="101325">
            <text:p>101325,00000</text:p>
          </table:table-cell>
          <table:table-cell table:formula="of:=[.AA55]" office:value-type="float" office:value="1.225">
            <text:p>1,22500</text:p>
          </table:table-cell>
          <table:table-cell table:formula="of:=[.AB55]" office:value-type="float" office:value="288.15">
            <text:p>288,15000</text:p>
          </table:table-cell>
          <table:table-cell table:formula="of:=[.AC55]" office:value-type="float" office:value="1.235">
            <text:p>1,23500</text:p>
          </table:table-cell>
          <table:table-cell table:formula="of:=[.AD55]" office:value-type="float" office:value="9.81">
            <text:p>9,81000</text:p>
          </table:table-cell>
          <table:table-cell table:formula="of:=[.AE55]" office:value-type="float" office:value="293.15">
            <text:p>293,15000</text:p>
          </table:table-cell>
          <table:table-cell table:formula="of:=[.AF55]" office:value-type="float" office:value="100600">
            <text:p>100600,00000</text:p>
          </table:table-cell>
          <table:table-cell table:formula="of:=[.AG55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9">
            <text:p>11,90000</text:p>
          </table:table-cell>
          <table:table-cell office:value-type="float" office:value="982">
            <text:p>982,00000</text:p>
          </table:table-cell>
          <table:table-cell table:formula="of:=[.A57]+273.15" office:value-type="float" office:value="285.05">
            <text:p>285,05000</text:p>
          </table:table-cell>
          <table:table-cell table:style-name="ce47" table:formula="of:=[.D56]" office:value-type="float" office:value="0">
            <text:p>0,00000</text:p>
          </table:table-cell>
          <table:table-cell table:style-name="ce47" table:formula="of:=[.E56]-0.34375" office:value-type="float" office:value="3649.78125">
            <text:p>3649,78125</text:p>
          </table:table-cell>
          <table:table-cell table:style-name="ce53" table:formula="of:=[.F56]+10" office:value-type="float" office:value="210">
            <text:p>210,00000</text:p>
          </table:table-cell>
          <table:table-cell table:style-name="ce47" table:formula="of:=[.AB57]+([.B57]*[.Y57])" office:value-type="float" office:value="281.767">
            <text:p>281,76700</text:p>
          </table:table-cell>
          <table:table-cell table:style-name="ce47" table:formula="of:=[.AA57] * ( ( 1 + ( [.Y57] * ( [.B57] / [.AB57] ) ) ) ^ 4.256 )" office:value-type="float" office:value="1.11360612308102">
            <text:p>1,11361</text:p>
          </table:table-cell>
          <table:table-cell table:style-name="ce47" table:formula="of:=( [.H57] * [.G57] ) / [.C57]" office:value-type="float" office:value="1.10078041214584">
            <text:p>1,10078</text:p>
          </table:table-cell>
          <table:table-cell table:style-name="ce47" table:formula="of:=[.Z57] * ( ( 1+ ( [.Y57] * ( [.B57] / [.AB57] ) ) ) ^ 5.256 )" office:value-type="float" office:value="90070.7207571339">
            <text:p>90070,72076</text:p>
          </table:table-cell>
          <table:table-cell table:style-name="ce47" table:formula="of:=[.K56] + ([.B57]-[.B56])" office:value-type="float" office:value="-1057">
            <text:p>-1057,00000</text:p>
          </table:table-cell>
          <table:table-cell table:style-name="ce47" table:formula="of:= [.E57] * [.AD57] * COS( [.S57] )" office:value-type="float" office:value="35576.2196252344">
            <text:p>35576,21963</text:p>
          </table:table-cell>
          <table:table-cell table:style-name="ce57" table:formula="of:=-0.06*[.F57]+57.8" office:value-type="float" office:value="45.2">
            <text:p>45,20000</text:p>
          </table:table-cell>
          <table:table-cell table:style-name="ce62" table:formula="of:= ( [.K57] / [.F57] ) * ( ( ( [.C56] + [.C57] ) / 2 ) / ( ( [.G56] + [.G57] ) / 2 ) )" office:value-type="float" office:value="-5.09434124137743">
            <text:p>-5,09434</text:p>
          </table:table-cell>
          <table:table-cell table:style-name="ce57" table:formula="of:=-0.02*[.F57]+13.6" office:value-type="float" office:value="9.4">
            <text:p>9,40000</text:p>
          </table:table-cell>
          <table:table-cell table:style-name="ce66" table:formula="of:= - ( [.E57] * [.AD57] * SIN( [.S57] ) )" office:value-type="float" office:value="-4035.38932569631">
            <text:p>-4035,38933</text:p>
          </table:table-cell>
          <table:table-cell table:style-name="ce71" table:formula="of:= - ( ( 2 * [.P57] ) / ( ( ( [.M57] ) ^ 2 ) * [.AG57] * [.I57] ) )" office:value-type="float" office:value="0.128168069430837">
            <text:p>0,12817</text:p>
          </table:table-cell>
          <table:table-cell table:style-name="ce76" table:formula="of:= ( ( 2 * [.L57] ) / ( ( ( [.M57] ) ^ 2 ) * [.AG57] * [.I57] ) )" office:value-type="float" office:value="1.12993692033097">
            <text:p>1,12994</text:p>
          </table:table-cell>
          <table:table-cell table:style-name="ce53" table:formula="of:=ASIN( - ( [.N57] / [.M57] ) )" office:value-type="float" office:value="0.112946653910556">
            <text:p>0,11295</text:p>
          </table:table-cell>
          <table:table-cell table:style-name="ce53" table:formula="of:=[.S57] * ( 180 / 3.14159265359 )" office:value-type="float" office:value="6.47136657919919">
            <text:p>6,47137</text:p>
          </table:table-cell>
          <table:table-cell table:style-name="ce79" table:formula="of:=0.02*[.F57]+5.95" office:value-type="float" office:value="10.15">
            <text:p>10,15000</text:p>
          </table:table-cell>
          <table:table-cell table:style-name="ce82" table:formula="of:=-0.01*[.F57]-2.7" office:value-type="float" office:value="-4.8">
            <text:p>-4,80000</text:p>
          </table:table-cell>
          <table:table-cell/>
          <table:table-cell table:formula="of:=[.X56]" office:value-type="float" office:value="0">
            <text:p>0,00000</text:p>
          </table:table-cell>
          <table:table-cell table:formula="of:=[.Y56]" office:value-type="float" office:value="-0.0065">
            <text:p>-0,00650</text:p>
          </table:table-cell>
          <table:table-cell table:formula="of:=[.Z56]" office:value-type="float" office:value="101325">
            <text:p>101325,00000</text:p>
          </table:table-cell>
          <table:table-cell table:formula="of:=[.AA56]" office:value-type="float" office:value="1.225">
            <text:p>1,22500</text:p>
          </table:table-cell>
          <table:table-cell table:formula="of:=[.AB56]" office:value-type="float" office:value="288.15">
            <text:p>288,15000</text:p>
          </table:table-cell>
          <table:table-cell table:formula="of:=[.AC56]" office:value-type="float" office:value="1.235">
            <text:p>1,23500</text:p>
          </table:table-cell>
          <table:table-cell table:formula="of:=[.AD56]" office:value-type="float" office:value="9.81">
            <text:p>9,81000</text:p>
          </table:table-cell>
          <table:table-cell table:formula="of:=[.AE56]" office:value-type="float" office:value="293.15">
            <text:p>293,15000</text:p>
          </table:table-cell>
          <table:table-cell table:formula="of:=[.AF56]" office:value-type="float" office:value="100600">
            <text:p>100600,00000</text:p>
          </table:table-cell>
          <table:table-cell table:formula="of:=[.AG56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3">
            <text:p>11,30000</text:p>
          </table:table-cell>
          <table:table-cell office:value-type="float" office:value="958">
            <text:p>958,00000</text:p>
          </table:table-cell>
          <table:table-cell table:formula="of:=[.A58]+273.15" office:value-type="float" office:value="284.45">
            <text:p>284,45000</text:p>
          </table:table-cell>
          <table:table-cell table:style-name="ce47" table:formula="of:=[.D57]" office:value-type="float" office:value="0">
            <text:p>0,00000</text:p>
          </table:table-cell>
          <table:table-cell table:style-name="ce47" table:formula="of:=[.E57]-0.34375" office:value-type="float" office:value="3649.4375">
            <text:p>3649,43750</text:p>
          </table:table-cell>
          <table:table-cell table:style-name="ce53" table:formula="of:=[.F57]+10" office:value-type="float" office:value="220">
            <text:p>220,00000</text:p>
          </table:table-cell>
          <table:table-cell table:style-name="ce47" table:formula="of:=[.AB58]+([.B58]*[.Y58])" office:value-type="float" office:value="281.923">
            <text:p>281,92300</text:p>
          </table:table-cell>
          <table:table-cell table:style-name="ce47" table:formula="of:=[.AA58] * ( ( 1 + ( [.Y58] * ( [.B58] / [.AB58] ) ) ) ^ 4.256 )" office:value-type="float" office:value="1.11623251258161">
            <text:p>1,11623</text:p>
          </table:table-cell>
          <table:table-cell table:style-name="ce47" table:formula="of:=( [.H58] * [.G58] ) / [.C58]" office:value-type="float" office:value="1.10631611406062">
            <text:p>1,10632</text:p>
          </table:table-cell>
          <table:table-cell table:style-name="ce47" table:formula="of:=[.Z58] * ( ( 1+ ( [.Y58] * ( [.B58] / [.AB58] ) ) ) ^ 5.256 )" office:value-type="float" office:value="90333.133633371">
            <text:p>90333,13363</text:p>
          </table:table-cell>
          <table:table-cell table:style-name="ce47" table:formula="of:=[.K57] + ([.B58]-[.B57])" office:value-type="float" office:value="-1081">
            <text:p>-1081,00000</text:p>
          </table:table-cell>
          <table:table-cell table:style-name="ce47" table:formula="of:= [.E58] * [.AD58] * COS( [.S58] )" office:value-type="float" office:value="35578.5180093059">
            <text:p>35578,51801</text:p>
          </table:table-cell>
          <table:table-cell table:style-name="ce57" table:formula="of:=-0.06*[.F58]+57.8" office:value-type="float" office:value="44.6">
            <text:p>44,60000</text:p>
          </table:table-cell>
          <table:table-cell table:style-name="ce62" table:formula="of:= ( [.K58] / [.F58] ) * ( ( ( [.C57] + [.C58] ) / 2 ) / ( ( [.G57] + [.G58] ) / 2 ) )" office:value-type="float" office:value="-4.96428162481312">
            <text:p>-4,96428</text:p>
          </table:table-cell>
          <table:table-cell table:style-name="ce57" table:formula="of:=-0.02*[.F58]+13.6" office:value-type="float" office:value="9.2">
            <text:p>9,20000</text:p>
          </table:table-cell>
          <table:table-cell table:style-name="ce66" table:formula="of:= - ( [.E58] * [.AD58] * SIN( [.S58] ) )" office:value-type="float" office:value="-3984.89140072489">
            <text:p>-3984,89140</text:p>
          </table:table-cell>
          <table:table-cell table:style-name="ce71" table:formula="of:= - ( ( 2 * [.P58] ) / ( ( ( [.M58] ) ^ 2 ) * [.AG58] * [.I58] ) )" office:value-type="float" office:value="0.129341978200422">
            <text:p>0,12934</text:p>
          </table:table-cell>
          <table:table-cell table:style-name="ce76" table:formula="of:= ( ( 2 * [.L58] ) / ( ( ( [.M58] ) ^ 2 ) * [.AG58] * [.I58] ) )" office:value-type="float" office:value="1.15481086885476">
            <text:p>1,15481</text:p>
          </table:table-cell>
          <table:table-cell table:style-name="ce53" table:formula="of:=ASIN( - ( [.N58] / [.M58] ) )" office:value-type="float" office:value="0.111537887311985">
            <text:p>0,11154</text:p>
          </table:table-cell>
          <table:table-cell table:style-name="ce53" table:formula="of:=[.S58] * ( 180 / 3.14159265359 )" office:value-type="float" office:value="6.39065019878207">
            <text:p>6,39065</text:p>
          </table:table-cell>
          <table:table-cell table:style-name="ce79" table:formula="of:=0.02*[.F58]+5.95" office:value-type="float" office:value="10.35">
            <text:p>10,35000</text:p>
          </table:table-cell>
          <table:table-cell table:style-name="ce82" table:formula="of:=-0.01*[.F58]-2.7" office:value-type="float" office:value="-4.9">
            <text:p>-4,90000</text:p>
          </table:table-cell>
          <table:table-cell/>
          <table:table-cell table:formula="of:=[.X57]" office:value-type="float" office:value="0">
            <text:p>0,00000</text:p>
          </table:table-cell>
          <table:table-cell table:formula="of:=[.Y57]" office:value-type="float" office:value="-0.0065">
            <text:p>-0,00650</text:p>
          </table:table-cell>
          <table:table-cell table:formula="of:=[.Z57]" office:value-type="float" office:value="101325">
            <text:p>101325,00000</text:p>
          </table:table-cell>
          <table:table-cell table:formula="of:=[.AA57]" office:value-type="float" office:value="1.225">
            <text:p>1,22500</text:p>
          </table:table-cell>
          <table:table-cell table:formula="of:=[.AB57]" office:value-type="float" office:value="288.15">
            <text:p>288,15000</text:p>
          </table:table-cell>
          <table:table-cell table:formula="of:=[.AC57]" office:value-type="float" office:value="1.235">
            <text:p>1,23500</text:p>
          </table:table-cell>
          <table:table-cell table:formula="of:=[.AD57]" office:value-type="float" office:value="9.81">
            <text:p>9,81000</text:p>
          </table:table-cell>
          <table:table-cell table:formula="of:=[.AE57]" office:value-type="float" office:value="293.15">
            <text:p>293,15000</text:p>
          </table:table-cell>
          <table:table-cell table:formula="of:=[.AF57]" office:value-type="float" office:value="100600">
            <text:p>100600,00000</text:p>
          </table:table-cell>
          <table:table-cell table:formula="of:=[.AG57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0.7">
            <text:p>10,70000</text:p>
          </table:table-cell>
          <table:table-cell office:value-type="float" office:value="931">
            <text:p>931,00000</text:p>
          </table:table-cell>
          <table:table-cell table:formula="of:=[.A59]+273.15" office:value-type="float" office:value="283.85">
            <text:p>283,85000</text:p>
          </table:table-cell>
          <table:table-cell table:style-name="ce47" table:formula="of:=[.D58]" office:value-type="float" office:value="0">
            <text:p>0,00000</text:p>
          </table:table-cell>
          <table:table-cell table:style-name="ce47" table:formula="of:=[.E58]-0.34375" office:value-type="float" office:value="3649.09375">
            <text:p>3649,09375</text:p>
          </table:table-cell>
          <table:table-cell table:style-name="ce53" table:formula="of:=[.F58]+10" office:value-type="float" office:value="230">
            <text:p>230,00000</text:p>
          </table:table-cell>
          <table:table-cell table:style-name="ce47" table:formula="of:=[.AB59]+([.B59]*[.Y59])" office:value-type="float" office:value="282.0985">
            <text:p>282,09850</text:p>
          </table:table-cell>
          <table:table-cell table:style-name="ce47" table:formula="of:=[.AA59] * ( ( 1 + ( [.Y59] * ( [.B59] / [.AB59] ) ) ) ^ 4.256 )" office:value-type="float" office:value="1.11919286228851">
            <text:p>1,11919</text:p>
          </table:table-cell>
          <table:table-cell table:style-name="ce47" table:formula="of:=( [.H59] * [.G59] ) / [.C59]" office:value-type="float" office:value="1.11228686863588">
            <text:p>1,11229</text:p>
          </table:table-cell>
          <table:table-cell table:style-name="ce47" table:formula="of:=[.Z59] * ( ( 1+ ( [.Y59] * ( [.B59] / [.AB59] ) ) ) ^ 5.256 )" office:value-type="float" office:value="90629.087735291">
            <text:p>90629,08774</text:p>
          </table:table-cell>
          <table:table-cell table:style-name="ce47" table:formula="of:=[.K58] + ([.B59]-[.B58])" office:value-type="float" office:value="-1108">
            <text:p>-1108,00000</text:p>
          </table:table-cell>
          <table:table-cell table:style-name="ce47" table:formula="of:= [.E59] * [.AD59] * COS( [.S59] )" office:value-type="float" office:value="35579.1185077137">
            <text:p>35579,11851</text:p>
          </table:table-cell>
          <table:table-cell table:style-name="ce57" table:formula="of:=-0.06*[.F59]+57.8" office:value-type="float" office:value="44">
            <text:p>44,00000</text:p>
          </table:table-cell>
          <table:table-cell table:style-name="ce62" table:formula="of:= ( [.K59] / [.F59] ) * ( ( ( [.C58] + [.C59] ) / 2 ) / ( ( [.G58] + [.G59] ) / 2 ) )" office:value-type="float" office:value="-4.85393460756526">
            <text:p>-4,85393</text:p>
          </table:table-cell>
          <table:table-cell table:style-name="ce57" table:formula="of:=-0.02*[.F59]+13.6" office:value-type="float" office:value="9">
            <text:p>9,00000</text:p>
          </table:table-cell>
          <table:table-cell table:style-name="ce66" table:formula="of:= - ( [.E59] * [.AD59] * SIN( [.S59] ) )" office:value-type="float" office:value="-3949.07401205158">
            <text:p>-3949,07401</text:p>
          </table:table-cell>
          <table:table-cell table:style-name="ce71" table:formula="of:= - ( ( 2 * [.P59] ) / ( ( ( [.M59] ) ^ 2 ) * [.AG59] * [.I59] ) )" office:value-type="float" office:value="0.130992090912396">
            <text:p>0,13099</text:p>
          </table:table-cell>
          <table:table-cell table:style-name="ce76" table:formula="of:= ( ( 2 * [.L59] ) / ( ( ( [.M59] ) ^ 2 ) * [.AG59] * [.I59] ) )" office:value-type="float" office:value="1.18017112667993">
            <text:p>1,18017</text:p>
          </table:table-cell>
          <table:table-cell table:style-name="ce53" table:formula="of:=ASIN( - ( [.N59] / [.M59] ) )" office:value-type="float" office:value="0.110541684811284">
            <text:p>0,11054</text:p>
          </table:table-cell>
          <table:table-cell table:style-name="ce53" table:formula="of:=[.S59] * ( 180 / 3.14159265359 )" office:value-type="float" office:value="6.33357199995156">
            <text:p>6,33357</text:p>
          </table:table-cell>
          <table:table-cell table:style-name="ce79" table:formula="of:=0.02*[.F59]+5.95" office:value-type="float" office:value="10.55">
            <text:p>10,55000</text:p>
          </table:table-cell>
          <table:table-cell table:style-name="ce82" table:formula="of:=-0.01*[.F59]-2.7" office:value-type="float" office:value="-5">
            <text:p>-5,00000</text:p>
          </table:table-cell>
          <table:table-cell/>
          <table:table-cell table:formula="of:=[.X58]" office:value-type="float" office:value="0">
            <text:p>0,00000</text:p>
          </table:table-cell>
          <table:table-cell table:formula="of:=[.Y58]" office:value-type="float" office:value="-0.0065">
            <text:p>-0,00650</text:p>
          </table:table-cell>
          <table:table-cell table:formula="of:=[.Z58]" office:value-type="float" office:value="101325">
            <text:p>101325,00000</text:p>
          </table:table-cell>
          <table:table-cell table:formula="of:=[.AA58]" office:value-type="float" office:value="1.225">
            <text:p>1,22500</text:p>
          </table:table-cell>
          <table:table-cell table:formula="of:=[.AB58]" office:value-type="float" office:value="288.15">
            <text:p>288,15000</text:p>
          </table:table-cell>
          <table:table-cell table:formula="of:=[.AC58]" office:value-type="float" office:value="1.235">
            <text:p>1,23500</text:p>
          </table:table-cell>
          <table:table-cell table:formula="of:=[.AD58]" office:value-type="float" office:value="9.81">
            <text:p>9,81000</text:p>
          </table:table-cell>
          <table:table-cell table:formula="of:=[.AE58]" office:value-type="float" office:value="293.15">
            <text:p>293,15000</text:p>
          </table:table-cell>
          <table:table-cell table:formula="of:=[.AF58]" office:value-type="float" office:value="100600">
            <text:p>100600,00000</text:p>
          </table:table-cell>
          <table:table-cell table:formula="of:=[.AG58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9.5">
            <text:p>9,50000</text:p>
          </table:table-cell>
          <table:table-cell office:value-type="float" office:value="900">
            <text:p>900,00000</text:p>
          </table:table-cell>
          <table:table-cell table:formula="of:=[.A60]+273.15" office:value-type="float" office:value="282.65">
            <text:p>282,65000</text:p>
          </table:table-cell>
          <table:table-cell table:style-name="ce47" table:formula="of:=[.D59]" office:value-type="float" office:value="0">
            <text:p>0,00000</text:p>
          </table:table-cell>
          <table:table-cell table:style-name="ce47" table:formula="of:=[.E59]-0.34375" office:value-type="float" office:value="3648.75">
            <text:p>3648,75000</text:p>
          </table:table-cell>
          <table:table-cell table:style-name="ce53" table:formula="of:=[.F59]+10" office:value-type="float" office:value="240">
            <text:p>240,00000</text:p>
          </table:table-cell>
          <table:table-cell table:style-name="ce47" table:formula="of:=[.AB60]+([.B60]*[.Y60])" office:value-type="float" office:value="282.3">
            <text:p>282,30000</text:p>
          </table:table-cell>
          <table:table-cell table:style-name="ce47" table:formula="of:=[.AA60] * ( ( 1 + ( [.Y60] * ( [.B60] / [.AB60] ) ) ) ^ 4.256 )" office:value-type="float" office:value="1.12259918529159">
            <text:p>1,12260</text:p>
          </table:table-cell>
          <table:table-cell table:style-name="ce47" table:formula="of:=( [.H60] * [.G60] ) / [.C60]" office:value-type="float" office:value="1.1212090925449">
            <text:p>1,12121</text:p>
          </table:table-cell>
          <table:table-cell table:style-name="ce47" table:formula="of:=[.Z60] * ( ( 1+ ( [.Y60] * ( [.B60] / [.AB60] ) ) ) ^ 5.256 )" office:value-type="float" office:value="90969.8546166559">
            <text:p>90969,85462</text:p>
          </table:table-cell>
          <table:table-cell table:style-name="ce47" table:formula="of:=[.K59] + ([.B60]-[.B59])" office:value-type="float" office:value="-1139">
            <text:p>-1139,00000</text:p>
          </table:table-cell>
          <table:table-cell table:style-name="ce47" table:formula="of:= [.E60] * [.AD60] * COS( [.S60] )" office:value-type="float" office:value="35577.980252358">
            <text:p>35577,98025</text:p>
          </table:table-cell>
          <table:table-cell table:style-name="ce57" table:formula="of:=-0.06*[.F60]+57.8" office:value-type="float" office:value="43.4">
            <text:p>43,40000</text:p>
          </table:table-cell>
          <table:table-cell table:style-name="ce62" table:formula="of:= ( [.K60] / [.F60] ) * ( ( ( [.C59] + [.C60] ) / 2 ) / ( ( [.G59] + [.G60] ) / 2 ) )" office:value-type="float" office:value="-4.76350412577874">
            <text:p>-4,76350</text:p>
          </table:table-cell>
          <table:table-cell table:style-name="ce57" table:formula="of:=-0.02*[.F60]+13.6" office:value-type="float" office:value="8.8">
            <text:p>8,80000</text:p>
          </table:table-cell>
          <table:table-cell table:style-name="ce66" table:formula="of:= - ( [.E60] * [.AD60] * SIN( [.S60] ) )" office:value-type="float" office:value="-3928.70963157498">
            <text:p>-3928,70963</text:p>
          </table:table-cell>
          <table:table-cell table:style-name="ce71" table:formula="of:= - ( ( 2 * [.P60] ) / ( ( ( [.M60] ) ^ 2 ) * [.AG60] * [.I60] ) )" office:value-type="float" office:value="0.132878839277767">
            <text:p>0,13288</text:p>
          </table:table-cell>
          <table:table-cell table:style-name="ce76" table:formula="of:= ( ( 2 * [.L60] ) / ( ( ( [.M60] ) ^ 2 ) * [.AG60] * [.I60] ) )" office:value-type="float" office:value="1.20333676018846">
            <text:p>1,20334</text:p>
          </table:table-cell>
          <table:table-cell table:style-name="ce53" table:formula="of:=ASIN( - ( [.N60] / [.M60] ) )" office:value-type="float" office:value="0.109979736293662">
            <text:p>0,10998</text:p>
          </table:table-cell>
          <table:table-cell table:style-name="ce53" table:formula="of:=[.S60] * ( 180 / 3.14159265359 )" office:value-type="float" office:value="6.30137472158815">
            <text:p>6,30137</text:p>
          </table:table-cell>
          <table:table-cell table:style-name="ce79" table:formula="of:=0.02*[.F60]+5.95" office:value-type="float" office:value="10.75">
            <text:p>10,75000</text:p>
          </table:table-cell>
          <table:table-cell table:style-name="ce82" table:formula="of:=-0.01*[.F60]-2.7" office:value-type="float" office:value="-5.1">
            <text:p>-5,10000</text:p>
          </table:table-cell>
          <table:table-cell/>
          <table:table-cell table:formula="of:=[.X59]" office:value-type="float" office:value="0">
            <text:p>0,00000</text:p>
          </table:table-cell>
          <table:table-cell table:formula="of:=[.Y59]" office:value-type="float" office:value="-0.0065">
            <text:p>-0,00650</text:p>
          </table:table-cell>
          <table:table-cell table:formula="of:=[.Z59]" office:value-type="float" office:value="101325">
            <text:p>101325,00000</text:p>
          </table:table-cell>
          <table:table-cell table:formula="of:=[.AA59]" office:value-type="float" office:value="1.225">
            <text:p>1,22500</text:p>
          </table:table-cell>
          <table:table-cell table:formula="of:=[.AB59]" office:value-type="float" office:value="288.15">
            <text:p>288,15000</text:p>
          </table:table-cell>
          <table:table-cell table:formula="of:=[.AC59]" office:value-type="float" office:value="1.235">
            <text:p>1,23500</text:p>
          </table:table-cell>
          <table:table-cell table:formula="of:=[.AD59]" office:value-type="float" office:value="9.81">
            <text:p>9,81000</text:p>
          </table:table-cell>
          <table:table-cell table:formula="of:=[.AE59]" office:value-type="float" office:value="293.15">
            <text:p>293,15000</text:p>
          </table:table-cell>
          <table:table-cell table:formula="of:=[.AF59]" office:value-type="float" office:value="100600">
            <text:p>100600,00000</text:p>
          </table:table-cell>
          <table:table-cell table:formula="of:=[.AG59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8">
            <text:p>8,80000</text:p>
          </table:table-cell>
          <table:table-cell office:value-type="float" office:value="861">
            <text:p>861,00000</text:p>
          </table:table-cell>
          <table:table-cell table:formula="of:=[.A61]+273.15" office:value-type="float" office:value="281.95">
            <text:p>281,95000</text:p>
          </table:table-cell>
          <table:table-cell table:style-name="ce47" table:formula="of:=[.D60]" office:value-type="float" office:value="0">
            <text:p>0,00000</text:p>
          </table:table-cell>
          <table:table-cell table:style-name="ce47" table:formula="of:=[.E60]-0.34375" office:value-type="float" office:value="3648.40625">
            <text:p>3648,40625</text:p>
          </table:table-cell>
          <table:table-cell table:style-name="ce53" table:formula="of:=[.F60]+10" office:value-type="float" office:value="250">
            <text:p>250,00000</text:p>
          </table:table-cell>
          <table:table-cell table:style-name="ce47" table:formula="of:=[.AB61]+([.B61]*[.Y61])" office:value-type="float" office:value="282.5535">
            <text:p>282,55350</text:p>
          </table:table-cell>
          <table:table-cell table:style-name="ce47" table:formula="of:=[.AA61] * ( ( 1 + ( [.Y61] * ( [.B61] / [.AB61] ) ) ) ^ 4.256 )" office:value-type="float" office:value="1.12689581861911">
            <text:p>1,12690</text:p>
          </table:table-cell>
          <table:table-cell table:style-name="ce47" table:formula="of:=( [.H61] * [.G61] ) / [.C61]" office:value-type="float" office:value="1.12930788326368">
            <text:p>1,12931</text:p>
          </table:table-cell>
          <table:table-cell table:style-name="ce47" table:formula="of:=[.Z61] * ( ( 1+ ( [.Y61] * ( [.B61] / [.AB61] ) ) ) ^ 5.256 )" office:value-type="float" office:value="91400.0342581029">
            <text:p>91400,03426</text:p>
          </table:table-cell>
          <table:table-cell table:style-name="ce47" table:formula="of:=[.K60] + ([.B61]-[.B60])" office:value-type="float" office:value="-1178">
            <text:p>-1178,00000</text:p>
          </table:table-cell>
          <table:table-cell table:style-name="ce47" table:formula="of:= [.E61] * [.AD61] * COS( [.S61] )" office:value-type="float" office:value="35573.4970509614">
            <text:p>35573,49705</text:p>
          </table:table-cell>
          <table:table-cell table:style-name="ce57" table:formula="of:=-0.06*[.F61]+57.8" office:value-type="float" office:value="42.8">
            <text:p>42,80000</text:p>
          </table:table-cell>
          <table:table-cell table:style-name="ce62" table:formula="of:= ( [.K61] / [.F61] ) * ( ( ( [.C60] + [.C61] ) / 2 ) / ( ( [.G60] + [.G61] ) / 2 ) )" office:value-type="float" office:value="-4.70988530654409">
            <text:p>-4,70989</text:p>
          </table:table-cell>
          <table:table-cell table:style-name="ce57" table:formula="of:=-0.02*[.F61]+13.6" office:value-type="float" office:value="8.6">
            <text:p>8,60000</text:p>
          </table:table-cell>
          <table:table-cell table:style-name="ce66" table:formula="of:= - ( [.E61] * [.AD61] * SIN( [.S61] ) )" office:value-type="float" office:value="-3938.571744015">
            <text:p>-3938,57174</text:p>
          </table:table-cell>
          <table:table-cell table:style-name="ce71" table:formula="of:= - ( ( 2 * [.P61] ) / ( ( ( [.M61] ) ^ 2 ) * [.AG61] * [.I61] ) )" office:value-type="float" office:value="0.135991206676843">
            <text:p>0,13599</text:p>
          </table:table-cell>
          <table:table-cell table:style-name="ce76" table:formula="of:= ( ( 2 * [.L61] ) / ( ( ( [.M61] ) ^ 2 ) * [.AG61] * [.I61] ) )" office:value-type="float" office:value="1.22828352613524">
            <text:p>1,22828</text:p>
          </table:table-cell>
          <table:table-cell table:style-name="ce53" table:formula="of:=ASIN( - ( [.N61] / [.M61] ) )" office:value-type="float" office:value="0.110267368255652">
            <text:p>0,11027</text:p>
          </table:table-cell>
          <table:table-cell table:style-name="ce53" table:formula="of:=[.S61] * ( 180 / 3.14159265359 )" office:value-type="float" office:value="6.31785481906326">
            <text:p>6,31785</text:p>
          </table:table-cell>
          <table:table-cell table:style-name="ce79" table:formula="of:=0.02*[.F61]+5.95" office:value-type="float" office:value="10.95">
            <text:p>10,95000</text:p>
          </table:table-cell>
          <table:table-cell table:style-name="ce82" table:formula="of:=-0.01*[.F61]-2.7" office:value-type="float" office:value="-5.2">
            <text:p>-5,20000</text:p>
          </table:table-cell>
          <table:table-cell/>
          <table:table-cell table:formula="of:=[.X60]" office:value-type="float" office:value="0">
            <text:p>0,00000</text:p>
          </table:table-cell>
          <table:table-cell table:formula="of:=[.Y60]" office:value-type="float" office:value="-0.0065">
            <text:p>-0,00650</text:p>
          </table:table-cell>
          <table:table-cell table:formula="of:=[.Z60]" office:value-type="float" office:value="101325">
            <text:p>101325,00000</text:p>
          </table:table-cell>
          <table:table-cell table:formula="of:=[.AA60]" office:value-type="float" office:value="1.225">
            <text:p>1,22500</text:p>
          </table:table-cell>
          <table:table-cell table:formula="of:=[.AB60]" office:value-type="float" office:value="288.15">
            <text:p>288,15000</text:p>
          </table:table-cell>
          <table:table-cell table:formula="of:=[.AC60]" office:value-type="float" office:value="1.235">
            <text:p>1,23500</text:p>
          </table:table-cell>
          <table:table-cell table:formula="of:=[.AD60]" office:value-type="float" office:value="9.81">
            <text:p>9,81000</text:p>
          </table:table-cell>
          <table:table-cell table:formula="of:=[.AE60]" office:value-type="float" office:value="293.15">
            <text:p>293,15000</text:p>
          </table:table-cell>
          <table:table-cell table:formula="of:=[.AF60]" office:value-type="float" office:value="100600">
            <text:p>100600,00000</text:p>
          </table:table-cell>
          <table:table-cell table:formula="of:=[.AG60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7">
            <text:p>8,70000</text:p>
          </table:table-cell>
          <table:table-cell office:value-type="float" office:value="827">
            <text:p>827,00000</text:p>
          </table:table-cell>
          <table:table-cell table:formula="of:=[.A62]+273.15" office:value-type="float" office:value="281.85">
            <text:p>281,85000</text:p>
          </table:table-cell>
          <table:table-cell table:style-name="ce47" table:formula="of:=[.D61]" office:value-type="float" office:value="0">
            <text:p>0,00000</text:p>
          </table:table-cell>
          <table:table-cell table:style-name="ce47" table:formula="of:=[.E61]-0.34375" office:value-type="float" office:value="3648.0625">
            <text:p>3648,06250</text:p>
          </table:table-cell>
          <table:table-cell table:style-name="ce53" table:formula="of:=[.F61]+10" office:value-type="float" office:value="260">
            <text:p>260,00000</text:p>
          </table:table-cell>
          <table:table-cell table:style-name="ce47" table:formula="of:=[.AB62]+([.B62]*[.Y62])" office:value-type="float" office:value="282.7745">
            <text:p>282,77450</text:p>
          </table:table-cell>
          <table:table-cell table:style-name="ce47" table:formula="of:=[.AA62] * ( ( 1 + ( [.Y62] * ( [.B62] / [.AB62] ) ) ) ^ 4.256 )" office:value-type="float" office:value="1.13065185637213">
            <text:p>1,13065</text:p>
          </table:table-cell>
          <table:table-cell table:style-name="ce47" table:formula="of:=( [.H62] * [.G62] ) / [.C62]" office:value-type="float" office:value="1.13436052283023">
            <text:p>1,13436</text:p>
          </table:table-cell>
          <table:table-cell table:style-name="ce47" table:formula="of:=[.Z62] * ( ( 1+ ( [.Y62] * ( [.B62] / [.AB62] ) ) ) ^ 5.256 )" office:value-type="float" office:value="91776.4052627685">
            <text:p>91776,40526</text:p>
          </table:table-cell>
          <table:table-cell table:style-name="ce47" table:formula="of:=[.K61] + ([.B62]-[.B61])" office:value-type="float" office:value="-1212">
            <text:p>-1212,00000</text:p>
          </table:table-cell>
          <table:table-cell table:style-name="ce47" table:formula="of:= [.E62] * [.AD62] * COS( [.S62] )" office:value-type="float" office:value="35569.6680944418">
            <text:p>35569,66809</text:p>
          </table:table-cell>
          <table:table-cell table:style-name="ce57" table:formula="of:=-0.06*[.F62]+57.8" office:value-type="float" office:value="42.2">
            <text:p>42,20000</text:p>
          </table:table-cell>
          <table:table-cell table:style-name="ce62" table:formula="of:= ( [.K62] / [.F62] ) * ( ( ( [.C61] + [.C62] ) / 2 ) / ( ( [.G61] + [.G62] ) / 2 ) )" office:value-type="float" office:value="-4.64893899579604">
            <text:p>-4,64894</text:p>
          </table:table-cell>
          <table:table-cell table:style-name="ce57" table:formula="of:=-0.02*[.F62]+13.6" office:value-type="float" office:value="8.4">
            <text:p>8,40000</text:p>
          </table:table-cell>
          <table:table-cell table:style-name="ce66" table:formula="of:= - ( [.E62] * [.AD62] * SIN( [.S62] ) )" office:value-type="float" office:value="-3942.50882347382">
            <text:p>-3942,50882</text:p>
          </table:table-cell>
          <table:table-cell table:style-name="ce71" table:formula="of:= - ( ( 2 * [.P62] ) / ( ( ( [.M62] ) ^ 2 ) * [.AG62] * [.I62] ) )" office:value-type="float" office:value="0.139401880474797">
            <text:p>0,13940</text:p>
          </table:table-cell>
          <table:table-cell table:style-name="ce76" table:formula="of:= ( ( 2 * [.L62] ) / ( ( ( [.M62] ) ^ 2 ) * [.AG62] * [.I62] ) )" office:value-type="float" office:value="1.25769626454775">
            <text:p>1,25770</text:p>
          </table:table-cell>
          <table:table-cell table:style-name="ce53" table:formula="of:=ASIN( - ( [.N62] / [.M62] ) )" office:value-type="float" office:value="0.110388486611536">
            <text:p>0,11039</text:p>
          </table:table-cell>
          <table:table-cell table:style-name="ce53" table:formula="of:=[.S62] * ( 180 / 3.14159265359 )" office:value-type="float" office:value="6.324794389677">
            <text:p>6,32479</text:p>
          </table:table-cell>
          <table:table-cell table:style-name="ce79" table:formula="of:=0.02*[.F62]+5.95" office:value-type="float" office:value="11.15">
            <text:p>11,15000</text:p>
          </table:table-cell>
          <table:table-cell table:style-name="ce82" table:formula="of:=-0.01*[.F62]-2.7" office:value-type="float" office:value="-5.3">
            <text:p>-5,30000</text:p>
          </table:table-cell>
          <table:table-cell/>
          <table:table-cell table:formula="of:=[.X61]" office:value-type="float" office:value="0">
            <text:p>0,00000</text:p>
          </table:table-cell>
          <table:table-cell table:formula="of:=[.Y61]" office:value-type="float" office:value="-0.0065">
            <text:p>-0,00650</text:p>
          </table:table-cell>
          <table:table-cell table:formula="of:=[.Z61]" office:value-type="float" office:value="101325">
            <text:p>101325,00000</text:p>
          </table:table-cell>
          <table:table-cell table:formula="of:=[.AA61]" office:value-type="float" office:value="1.225">
            <text:p>1,22500</text:p>
          </table:table-cell>
          <table:table-cell table:formula="of:=[.AB61]" office:value-type="float" office:value="288.15">
            <text:p>288,15000</text:p>
          </table:table-cell>
          <table:table-cell table:formula="of:=[.AC61]" office:value-type="float" office:value="1.235">
            <text:p>1,23500</text:p>
          </table:table-cell>
          <table:table-cell table:formula="of:=[.AD61]" office:value-type="float" office:value="9.81">
            <text:p>9,81000</text:p>
          </table:table-cell>
          <table:table-cell table:formula="of:=[.AE61]" office:value-type="float" office:value="293.15">
            <text:p>293,15000</text:p>
          </table:table-cell>
          <table:table-cell table:formula="of:=[.AF61]" office:value-type="float" office:value="100600">
            <text:p>100600,00000</text:p>
          </table:table-cell>
          <table:table-cell table:formula="of:=[.AG61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7">
            <text:p>8,70000</text:p>
          </table:table-cell>
          <table:table-cell office:value-type="float" office:value="791">
            <text:p>791,00000</text:p>
          </table:table-cell>
          <table:table-cell table:formula="of:=[.A63]+273.15" office:value-type="float" office:value="281.85">
            <text:p>281,85000</text:p>
          </table:table-cell>
          <table:table-cell table:style-name="ce47" table:formula="of:=[.D62]" office:value-type="float" office:value="0">
            <text:p>0,00000</text:p>
          </table:table-cell>
          <table:table-cell table:style-name="ce47" table:formula="of:=[.E62]-0.34375" office:value-type="float" office:value="3647.71875">
            <text:p>3647,71875</text:p>
          </table:table-cell>
          <table:table-cell table:style-name="ce53" table:formula="of:=[.F62]+10" office:value-type="float" office:value="270">
            <text:p>270,00000</text:p>
          </table:table-cell>
          <table:table-cell table:style-name="ce47" table:formula="of:=[.AB63]+([.B63]*[.Y63])" office:value-type="float" office:value="283.0085">
            <text:p>283,00850</text:p>
          </table:table-cell>
          <table:table-cell table:style-name="ce47" table:formula="of:=[.AA63] * ( ( 1 + ( [.Y63] * ( [.B63] / [.AB63] ) ) ) ^ 4.256 )" office:value-type="float" office:value="1.13463926902254">
            <text:p>1,13464</text:p>
          </table:table-cell>
          <table:table-cell table:style-name="ce47" table:formula="of:=( [.H63] * [.G63] ) / [.C63]" office:value-type="float" office:value="1.1393030248968">
            <text:p>1,13930</text:p>
          </table:table-cell>
          <table:table-cell table:style-name="ce47" table:formula="of:=[.Z63] * ( ( 1+ ( [.Y63] * ( [.B63] / [.AB63] ) ) ) ^ 5.256 )" office:value-type="float" office:value="92176.2826064739">
            <text:p>92176,28261</text:p>
          </table:table-cell>
          <table:table-cell table:style-name="ce47" table:formula="of:=[.K62] + ([.B63]-[.B62])" office:value-type="float" office:value="-1248">
            <text:p>-1248,00000</text:p>
          </table:table-cell>
          <table:table-cell table:style-name="ce47" table:formula="of:= [.E63] * [.AD63] * COS( [.S63] )" office:value-type="float" office:value="35564.1788514122">
            <text:p>35564,17885</text:p>
          </table:table-cell>
          <table:table-cell table:style-name="ce57" table:formula="of:=-0.06*[.F63]+57.8" office:value-type="float" office:value="41.6">
            <text:p>41,60000</text:p>
          </table:table-cell>
          <table:table-cell table:style-name="ce62" table:formula="of:= ( [.K63] / [.F63] ) * ( ( ( [.C62] + [.C63] ) / 2 ) / ( ( [.G62] + [.G63] ) / 2 ) )" office:value-type="float" office:value="-4.60520494017435">
            <text:p>-4,60520</text:p>
          </table:table-cell>
          <table:table-cell table:style-name="ce57" table:formula="of:=-0.02*[.F63]+13.6" office:value-type="float" office:value="8.2">
            <text:p>8,20000</text:p>
          </table:table-cell>
          <table:table-cell table:style-name="ce66" table:formula="of:= - ( [.E63] * [.AD63] * SIN( [.S63] ) )" office:value-type="float" office:value="-3961.37525291278">
            <text:p>-3961,37525</text:p>
          </table:table-cell>
          <table:table-cell table:style-name="ce71" table:formula="of:= - ( ( 2 * [.P63] ) / ( ( ( [.M63] ) ^ 2 ) * [.AG63] * [.I63] ) )" office:value-type="float" office:value="0.143513262296412">
            <text:p>0,14351</text:p>
          </table:table-cell>
          <table:table-cell table:style-name="ce76" table:formula="of:= ( ( 2 * [.L63] ) / ( ( ( [.M63] ) ^ 2 ) * [.AG63] * [.I63] ) )" office:value-type="float" office:value="1.28842409567393">
            <text:p>1,28842</text:p>
          </table:table-cell>
          <table:table-cell table:style-name="ce53" table:formula="of:=ASIN( - ( [.N63] / [.M63] ) )" office:value-type="float" office:value="0.110929405777386">
            <text:p>0,11093</text:p>
          </table:table-cell>
          <table:table-cell table:style-name="ce53" table:formula="of:=[.S63] * ( 180 / 3.14159265359 )" office:value-type="float" office:value="6.35578677493794">
            <text:p>6,35579</text:p>
          </table:table-cell>
          <table:table-cell table:style-name="ce79" table:formula="of:=0.02*[.F63]+5.95" office:value-type="float" office:value="11.35">
            <text:p>11,35000</text:p>
          </table:table-cell>
          <table:table-cell table:style-name="ce82" table:formula="of:=-0.01*[.F63]-2.7" office:value-type="float" office:value="-5.4">
            <text:p>-5,40000</text:p>
          </table:table-cell>
          <table:table-cell/>
          <table:table-cell table:formula="of:=[.X62]" office:value-type="float" office:value="0">
            <text:p>0,00000</text:p>
          </table:table-cell>
          <table:table-cell table:formula="of:=[.Y62]" office:value-type="float" office:value="-0.0065">
            <text:p>-0,00650</text:p>
          </table:table-cell>
          <table:table-cell table:formula="of:=[.Z62]" office:value-type="float" office:value="101325">
            <text:p>101325,00000</text:p>
          </table:table-cell>
          <table:table-cell table:formula="of:=[.AA62]" office:value-type="float" office:value="1.225">
            <text:p>1,22500</text:p>
          </table:table-cell>
          <table:table-cell table:formula="of:=[.AB62]" office:value-type="float" office:value="288.15">
            <text:p>288,15000</text:p>
          </table:table-cell>
          <table:table-cell table:formula="of:=[.AC62]" office:value-type="float" office:value="1.235">
            <text:p>1,23500</text:p>
          </table:table-cell>
          <table:table-cell table:formula="of:=[.AD62]" office:value-type="float" office:value="9.81">
            <text:p>9,81000</text:p>
          </table:table-cell>
          <table:table-cell table:formula="of:=[.AE62]" office:value-type="float" office:value="293.15">
            <text:p>293,15000</text:p>
          </table:table-cell>
          <table:table-cell table:formula="of:=[.AF62]" office:value-type="float" office:value="100600">
            <text:p>100600,00000</text:p>
          </table:table-cell>
          <table:table-cell table:formula="of:=[.AG62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.9">
            <text:p>7,90000</text:p>
          </table:table-cell>
          <table:table-cell office:value-type="float" office:value="756">
            <text:p>756,00000</text:p>
          </table:table-cell>
          <table:table-cell table:formula="of:=[.A64]+273.15" office:value-type="float" office:value="281.05">
            <text:p>281,05000</text:p>
          </table:table-cell>
          <table:table-cell table:style-name="ce47" table:formula="of:=[.D63]" office:value-type="float" office:value="0">
            <text:p>0,00000</text:p>
          </table:table-cell>
          <table:table-cell table:style-name="ce47" table:formula="of:=[.E63]-0.34375" office:value-type="float" office:value="3647.375">
            <text:p>3647,37500</text:p>
          </table:table-cell>
          <table:table-cell table:style-name="ce53" table:formula="of:=[.F63]+10" office:value-type="float" office:value="280">
            <text:p>280,00000</text:p>
          </table:table-cell>
          <table:table-cell table:style-name="ce47" table:formula="of:=[.AB64]+([.B64]*[.Y64])" office:value-type="float" office:value="283.236">
            <text:p>283,23600</text:p>
          </table:table-cell>
          <table:table-cell table:style-name="ce47" table:formula="of:=[.AA64] * ( ( 1 + ( [.Y64] * ( [.B64] / [.AB64] ) ) ) ^ 4.256 )" office:value-type="float" office:value="1.13852622550818">
            <text:p>1,13853</text:p>
          </table:table-cell>
          <table:table-cell table:style-name="ce47" table:formula="of:=( [.H64] * [.G64] ) / [.C64]" office:value-type="float" office:value="1.14738165453846">
            <text:p>1,14738</text:p>
          </table:table-cell>
          <table:table-cell table:style-name="ce47" table:formula="of:=[.Z64] * ( ( 1+ ( [.Y64] * ( [.B64] / [.AB64] ) ) ) ^ 5.256 )" office:value-type="float" office:value="92566.4036640899">
            <text:p>92566,40366</text:p>
          </table:table-cell>
          <table:table-cell table:style-name="ce47" table:formula="of:=[.K63] + ([.B64]-[.B63])" office:value-type="float" office:value="-1283">
            <text:p>-1283,00000</text:p>
          </table:table-cell>
          <table:table-cell table:style-name="ce47" table:formula="of:= [.E64] * [.AD64] * COS( [.S64] )" office:value-type="float" office:value="35559.2405287561">
            <text:p>35559,24053</text:p>
          </table:table-cell>
          <table:table-cell table:style-name="ce57" table:formula="of:=-0.06*[.F64]+57.8" office:value-type="float" office:value="41">
            <text:p>41,00000</text:p>
          </table:table-cell>
          <table:table-cell table:style-name="ce62" table:formula="of:= ( [.K64] / [.F64] ) * ( ( ( [.C63] + [.C64] ) / 2 ) / ( ( [.G63] + [.G64] ) / 2 ) )" office:value-type="float" office:value="-4.55507861760373">
            <text:p>-4,55508</text:p>
          </table:table-cell>
          <table:table-cell table:style-name="ce57" table:formula="of:=-0.02*[.F64]+13.6" office:value-type="float" office:value="8">
            <text:p>8,00000</text:p>
          </table:table-cell>
          <table:table-cell table:style-name="ce66" table:formula="of:= - ( [.E64] * [.AD64] * SIN( [.S64] ) )" office:value-type="float" office:value="-3975.22252568235">
            <text:p>-3975,22253</text:p>
          </table:table-cell>
          <table:table-cell table:style-name="ce71" table:formula="of:= - ( ( 2 * [.P64] ) / ( ( ( [.M64] ) ^ 2 ) * [.AG64] * [.I64] ) )" office:value-type="float" office:value="0.147216942540117">
            <text:p>0,14722</text:p>
          </table:table-cell>
          <table:table-cell table:style-name="ce76" table:formula="of:= ( ( 2 * [.L64] ) / ( ( ( [.M64] ) ^ 2 ) * [.AG64] * [.I64] ) )" office:value-type="float" office:value="1.31688795680527">
            <text:p>1,31689</text:p>
          </table:table-cell>
          <table:table-cell table:style-name="ce53" table:formula="of:=ASIN( - ( [.N64] / [.M64] ) )" office:value-type="float" office:value="0.111329309237486">
            <text:p>0,11133</text:p>
          </table:table-cell>
          <table:table-cell table:style-name="ce53" table:formula="of:=[.S64] * ( 180 / 3.14159265359 )" office:value-type="float" office:value="6.37869955541434">
            <text:p>6,37870</text:p>
          </table:table-cell>
          <table:table-cell table:style-name="ce79" table:formula="of:=0.02*[.F64]+5.95" office:value-type="float" office:value="11.55">
            <text:p>11,55000</text:p>
          </table:table-cell>
          <table:table-cell table:style-name="ce82" table:formula="of:=-0.01*[.F64]-2.7" office:value-type="float" office:value="-5.5">
            <text:p>-5,50000</text:p>
          </table:table-cell>
          <table:table-cell/>
          <table:table-cell table:formula="of:=[.X63]" office:value-type="float" office:value="0">
            <text:p>0,00000</text:p>
          </table:table-cell>
          <table:table-cell table:formula="of:=[.Y63]" office:value-type="float" office:value="-0.0065">
            <text:p>-0,00650</text:p>
          </table:table-cell>
          <table:table-cell table:formula="of:=[.Z63]" office:value-type="float" office:value="101325">
            <text:p>101325,00000</text:p>
          </table:table-cell>
          <table:table-cell table:formula="of:=[.AA63]" office:value-type="float" office:value="1.225">
            <text:p>1,22500</text:p>
          </table:table-cell>
          <table:table-cell table:formula="of:=[.AB63]" office:value-type="float" office:value="288.15">
            <text:p>288,15000</text:p>
          </table:table-cell>
          <table:table-cell table:formula="of:=[.AC63]" office:value-type="float" office:value="1.235">
            <text:p>1,23500</text:p>
          </table:table-cell>
          <table:table-cell table:formula="of:=[.AD63]" office:value-type="float" office:value="9.81">
            <text:p>9,81000</text:p>
          </table:table-cell>
          <table:table-cell table:formula="of:=[.AE63]" office:value-type="float" office:value="293.15">
            <text:p>293,15000</text:p>
          </table:table-cell>
          <table:table-cell table:formula="of:=[.AF63]" office:value-type="float" office:value="100600">
            <text:p>100600,00000</text:p>
          </table:table-cell>
          <table:table-cell table:formula="of:=[.AG63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9.4">
            <text:p>9,40000</text:p>
          </table:table-cell>
          <table:table-cell office:value-type="float" office:value="714">
            <text:p>714,00000</text:p>
          </table:table-cell>
          <table:table-cell table:formula="of:=[.A65]+273.15" office:value-type="float" office:value="282.55">
            <text:p>282,55000</text:p>
          </table:table-cell>
          <table:table-cell table:style-name="ce47" table:formula="of:=[.D64]" office:value-type="float" office:value="0">
            <text:p>0,00000</text:p>
          </table:table-cell>
          <table:table-cell table:style-name="ce47" table:formula="of:=[.E64]-0.34375" office:value-type="float" office:value="3647.03125">
            <text:p>3647,03125</text:p>
          </table:table-cell>
          <table:table-cell table:style-name="ce53" table:formula="of:=[.F64]+10" office:value-type="float" office:value="290">
            <text:p>290,00000</text:p>
          </table:table-cell>
          <table:table-cell table:style-name="ce47" table:formula="of:=[.AB65]+([.B65]*[.Y65])" office:value-type="float" office:value="283.509">
            <text:p>283,50900</text:p>
          </table:table-cell>
          <table:table-cell table:style-name="ce47" table:formula="of:=[.AA65] * ( ( 1 + ( [.Y65] * ( [.B65] / [.AB65] ) ) ) ^ 4.256 )" office:value-type="float" office:value="1.14320401088219">
            <text:p>1,14320</text:p>
          </table:table-cell>
          <table:table-cell table:style-name="ce47" table:formula="of:=( [.H65] * [.G65] ) / [.C65]" office:value-type="float" office:value="1.14708414765953">
            <text:p>1,14708</text:p>
          </table:table-cell>
          <table:table-cell table:style-name="ce47" table:formula="of:=[.Z65] * ( ( 1+ ( [.Y65] * ( [.B65] / [.AB65] ) ) ) ^ 5.256 )" office:value-type="float" office:value="93036.3126389404">
            <text:p>93036,31264</text:p>
          </table:table-cell>
          <table:table-cell table:style-name="ce47" table:formula="of:=[.K64] + ([.B65]-[.B64])" office:value-type="float" office:value="-1325">
            <text:p>-1325,00000</text:p>
          </table:table-cell>
          <table:table-cell table:style-name="ce47" table:formula="of:= [.E65] * [.AD65] * COS( [.S65] )" office:value-type="float" office:value="35550.3911454547">
            <text:p>35550,39115</text:p>
          </table:table-cell>
          <table:table-cell table:style-name="ce57" table:formula="of:=-0.06*[.F65]+57.8" office:value-type="float" office:value="40.4">
            <text:p>40,40000</text:p>
          </table:table-cell>
          <table:table-cell table:style-name="ce62" table:formula="of:= ( [.K65] / [.F65] ) * ( ( ( [.C64] + [.C65] ) / 2 ) / ( ( [.G64] + [.G65] ) / 2 ) )" office:value-type="float" office:value="-4.54361126347342">
            <text:p>-4,54361</text:p>
          </table:table-cell>
          <table:table-cell table:style-name="ce57" table:formula="of:=-0.02*[.F65]+13.6" office:value-type="float" office:value="7.8">
            <text:p>7,80000</text:p>
          </table:table-cell>
          <table:table-cell table:style-name="ce66" table:formula="of:= - ( [.E65] * [.AD65] * SIN( [.S65] ) )" office:value-type="float" office:value="-4023.72502789368">
            <text:p>-4023,72503</text:p>
          </table:table-cell>
          <table:table-cell table:style-name="ce71" table:formula="of:= - ( ( 2 * [.P65] ) / ( ( ( [.M65] ) ^ 2 ) * [.AG65] * [.I65] ) )" office:value-type="float" office:value="0.153511971947993">
            <text:p>0,15351</text:p>
          </table:table-cell>
          <table:table-cell table:style-name="ce76" table:formula="of:= ( ( 2 * [.L65] ) / ( ( ( [.M65] ) ^ 2 ) * [.AG65] * [.I65] ) )" office:value-type="float" office:value="1.35630805048277">
            <text:p>1,35631</text:p>
          </table:table-cell>
          <table:table-cell table:style-name="ce53" table:formula="of:=ASIN( - ( [.N65] / [.M65] ) )" office:value-type="float" office:value="0.112704072269286">
            <text:p>0,11270</text:p>
          </table:table-cell>
          <table:table-cell table:style-name="ce53" table:formula="of:=[.S65] * ( 180 / 3.14159265359 )" office:value-type="float" office:value="6.45746767496706">
            <text:p>6,45747</text:p>
          </table:table-cell>
          <table:table-cell table:style-name="ce79" table:formula="of:=0.02*[.F65]+5.95" office:value-type="float" office:value="11.75">
            <text:p>11,75000</text:p>
          </table:table-cell>
          <table:table-cell table:style-name="ce82" table:formula="of:=-0.01*[.F65]-2.7" office:value-type="float" office:value="-5.6">
            <text:p>-5,60000</text:p>
          </table:table-cell>
          <table:table-cell/>
          <table:table-cell table:formula="of:=[.X64]" office:value-type="float" office:value="0">
            <text:p>0,00000</text:p>
          </table:table-cell>
          <table:table-cell table:formula="of:=[.Y64]" office:value-type="float" office:value="-0.0065">
            <text:p>-0,00650</text:p>
          </table:table-cell>
          <table:table-cell table:formula="of:=[.Z64]" office:value-type="float" office:value="101325">
            <text:p>101325,00000</text:p>
          </table:table-cell>
          <table:table-cell table:formula="of:=[.AA64]" office:value-type="float" office:value="1.225">
            <text:p>1,22500</text:p>
          </table:table-cell>
          <table:table-cell table:formula="of:=[.AB64]" office:value-type="float" office:value="288.15">
            <text:p>288,15000</text:p>
          </table:table-cell>
          <table:table-cell table:formula="of:=[.AC64]" office:value-type="float" office:value="1.235">
            <text:p>1,23500</text:p>
          </table:table-cell>
          <table:table-cell table:formula="of:=[.AD64]" office:value-type="float" office:value="9.81">
            <text:p>9,81000</text:p>
          </table:table-cell>
          <table:table-cell table:formula="of:=[.AE64]" office:value-type="float" office:value="293.15">
            <text:p>293,15000</text:p>
          </table:table-cell>
          <table:table-cell table:formula="of:=[.AF64]" office:value-type="float" office:value="100600">
            <text:p>100600,00000</text:p>
          </table:table-cell>
          <table:table-cell table:formula="of:=[.AG64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6.8">
            <text:p>6,80000</text:p>
          </table:table-cell>
          <table:table-cell office:value-type="float" office:value="676">
            <text:p>676,00000</text:p>
          </table:table-cell>
          <table:table-cell table:formula="of:=[.A66]+273.15" office:value-type="float" office:value="279.95">
            <text:p>279,95000</text:p>
          </table:table-cell>
          <table:table-cell table:style-name="ce47" table:formula="of:=[.D65]" office:value-type="float" office:value="0">
            <text:p>0,00000</text:p>
          </table:table-cell>
          <table:table-cell table:style-name="ce47" table:formula="of:=[.E65]-0.34375" office:value-type="float" office:value="3646.6875">
            <text:p>3646,68750</text:p>
          </table:table-cell>
          <table:table-cell table:style-name="ce53" table:formula="of:=[.F65]+10" office:value-type="float" office:value="300">
            <text:p>300,00000</text:p>
          </table:table-cell>
          <table:table-cell table:style-name="ce47" table:formula="of:=[.AB66]+([.B66]*[.Y66])" office:value-type="float" office:value="283.756">
            <text:p>283,75600</text:p>
          </table:table-cell>
          <table:table-cell table:style-name="ce47" table:formula="of:=[.AA66] * ( ( 1 + ( [.Y66] * ( [.B66] / [.AB66] ) ) ) ^ 4.256 )" office:value-type="float" office:value="1.14744894947082">
            <text:p>1,14745</text:p>
          </table:table-cell>
          <table:table-cell table:style-name="ce47" table:formula="of:=( [.H66] * [.G66] ) / [.C66]" office:value-type="float" office:value="1.1630488448153">
            <text:p>1,16305</text:p>
          </table:table-cell>
          <table:table-cell table:style-name="ce47" table:formula="of:=[.Z66] * ( ( 1+ ( [.Y66] * ( [.B66] / [.AB66] ) ) ) ^ 5.256 )" office:value-type="float" office:value="93463.1310366122">
            <text:p>93463,13104</text:p>
          </table:table-cell>
          <table:table-cell table:style-name="ce47" table:formula="of:=[.K65] + ([.B66]-[.B65])" office:value-type="float" office:value="-1363">
            <text:p>-1363,00000</text:p>
          </table:table-cell>
          <table:table-cell table:style-name="ce47" table:formula="of:= [.E66] * [.AD66] * COS( [.S66] )" office:value-type="float" office:value="35544.0765147059">
            <text:p>35544,07651</text:p>
          </table:table-cell>
          <table:table-cell table:style-name="ce57" table:formula="of:=-0.06*[.F66]+57.8" office:value-type="float" office:value="39.8">
            <text:p>39,80000</text:p>
          </table:table-cell>
          <table:table-cell table:style-name="ce62" table:formula="of:= ( [.K66] / [.F66] ) * ( ( ( [.C65] + [.C66] ) / 2 ) / ( ( [.G65] + [.G66] ) / 2 ) )" office:value-type="float" office:value="-4.50516954157228">
            <text:p>-4,50517</text:p>
          </table:table-cell>
          <table:table-cell table:style-name="ce57" table:formula="of:=-0.02*[.F66]+13.6" office:value-type="float" office:value="7.6">
            <text:p>7,60000</text:p>
          </table:table-cell>
          <table:table-cell table:style-name="ce66" table:formula="of:= - ( [.E66] * [.AD66] * SIN( [.S66] ) )" office:value-type="float" office:value="-4049.44610277195">
            <text:p>-4049,44610</text:p>
          </table:table-cell>
          <table:table-cell table:style-name="ce71" table:formula="of:= - ( ( 2 * [.P66] ) / ( ( ( [.M66] ) ^ 2 ) * [.AG66] * [.I66] ) )" office:value-type="float" office:value="0.15700138691298">
            <text:p>0,15700</text:p>
          </table:table-cell>
          <table:table-cell table:style-name="ce76" table:formula="of:= ( ( 2 * [.L66] ) / ( ( ( [.M66] ) ^ 2 ) * [.AG66] * [.I66] ) )" office:value-type="float" office:value="1.37808212968434">
            <text:p>1,37808</text:p>
          </table:table-cell>
          <table:table-cell table:style-name="ce53" table:formula="of:=ASIN( - ( [.N66] / [.M66] ) )" office:value-type="float" office:value="0.113438350475388">
            <text:p>0,11344</text:p>
          </table:table-cell>
          <table:table-cell table:style-name="ce53" table:formula="of:=[.S66] * ( 180 / 3.14159265359 )" office:value-type="float" office:value="6.49953871716515">
            <text:p>6,49954</text:p>
          </table:table-cell>
          <table:table-cell table:style-name="ce79" table:formula="of:=0.02*[.F66]+5.95" office:value-type="float" office:value="11.95">
            <text:p>11,95000</text:p>
          </table:table-cell>
          <table:table-cell table:style-name="ce82" table:formula="of:=-0.01*[.F66]-2.7" office:value-type="float" office:value="-5.7">
            <text:p>-5,70000</text:p>
          </table:table-cell>
          <table:table-cell/>
          <table:table-cell table:formula="of:=[.X65]" office:value-type="float" office:value="0">
            <text:p>0,00000</text:p>
          </table:table-cell>
          <table:table-cell table:formula="of:=[.Y65]" office:value-type="float" office:value="-0.0065">
            <text:p>-0,00650</text:p>
          </table:table-cell>
          <table:table-cell table:formula="of:=[.Z65]" office:value-type="float" office:value="101325">
            <text:p>101325,00000</text:p>
          </table:table-cell>
          <table:table-cell table:formula="of:=[.AA65]" office:value-type="float" office:value="1.225">
            <text:p>1,22500</text:p>
          </table:table-cell>
          <table:table-cell table:formula="of:=[.AB65]" office:value-type="float" office:value="288.15">
            <text:p>288,15000</text:p>
          </table:table-cell>
          <table:table-cell table:formula="of:=[.AC65]" office:value-type="float" office:value="1.235">
            <text:p>1,23500</text:p>
          </table:table-cell>
          <table:table-cell table:formula="of:=[.AD65]" office:value-type="float" office:value="9.81">
            <text:p>9,81000</text:p>
          </table:table-cell>
          <table:table-cell table:formula="of:=[.AE65]" office:value-type="float" office:value="293.15">
            <text:p>293,15000</text:p>
          </table:table-cell>
          <table:table-cell table:formula="of:=[.AF65]" office:value-type="float" office:value="100600">
            <text:p>100600,00000</text:p>
          </table:table-cell>
          <table:table-cell table:formula="of:=[.AG65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5.4">
            <text:p>5,40000</text:p>
          </table:table-cell>
          <table:table-cell office:value-type="float" office:value="641">
            <text:p>641,00000</text:p>
          </table:table-cell>
          <table:table-cell table:formula="of:=[.A67]+273.15" office:value-type="float" office:value="278.55">
            <text:p>278,55000</text:p>
          </table:table-cell>
          <table:table-cell table:style-name="ce47" table:formula="of:=[.D66]" office:value-type="float" office:value="0">
            <text:p>0,00000</text:p>
          </table:table-cell>
          <table:table-cell table:style-name="ce47" table:formula="of:=[.E66]-0.34375" office:value-type="float" office:value="3646.34375">
            <text:p>3646,34375</text:p>
          </table:table-cell>
          <table:table-cell table:style-name="ce53" table:formula="of:=[.F66]+10" office:value-type="float" office:value="310">
            <text:p>310,00000</text:p>
          </table:table-cell>
          <table:table-cell table:style-name="ce47" table:formula="of:=[.AB67]+([.B67]*[.Y67])" office:value-type="float" office:value="283.9835">
            <text:p>283,98350</text:p>
          </table:table-cell>
          <table:table-cell table:style-name="ce47" table:formula="of:=[.AA67] * ( ( 1 + ( [.Y67] * ( [.B67] / [.AB67] ) ) ) ^ 4.256 )" office:value-type="float" office:value="1.15136941979053">
            <text:p>1,15137</text:p>
          </table:table-cell>
          <table:table-cell table:style-name="ce47" table:formula="of:=( [.H67] * [.G67] ) / [.C67]" office:value-type="float" office:value="1.17382846033058">
            <text:p>1,17383</text:p>
          </table:table-cell>
          <table:table-cell table:style-name="ce47" table:formula="of:=[.Z67] * ( ( 1+ ( [.Y67] * ( [.B67] / [.AB67] ) ) ) ^ 5.256 )" office:value-type="float" office:value="93857.6546465992">
            <text:p>93857,65465</text:p>
          </table:table-cell>
          <table:table-cell table:style-name="ce47" table:formula="of:=[.K66] + ([.B67]-[.B66])" office:value-type="float" office:value="-1398">
            <text:p>-1398,00000</text:p>
          </table:table-cell>
          <table:table-cell table:style-name="ce47" table:formula="of:= [.E67] * [.AD67] * COS( [.S67] )" office:value-type="float" office:value="35540.8264509385">
            <text:p>35540,82645</text:p>
          </table:table-cell>
          <table:table-cell table:style-name="ce57" table:formula="of:=-0.06*[.F67]+57.8" office:value-type="float" office:value="39.2">
            <text:p>39,20000</text:p>
          </table:table-cell>
          <table:table-cell table:style-name="ce62" table:formula="of:= ( [.K67] / [.F67] ) * ( ( ( [.C66] + [.C67] ) / 2 ) / ( ( [.G66] + [.G67] ) / 2 ) )" office:value-type="float" office:value="-4.43628607611357">
            <text:p>-4,43629</text:p>
          </table:table-cell>
          <table:table-cell table:style-name="ce57" table:formula="of:=-0.02*[.F67]+13.6" office:value-type="float" office:value="7.4">
            <text:p>7,40000</text:p>
          </table:table-cell>
          <table:table-cell table:style-name="ce66" table:formula="of:= - ( [.E67] * [.AD67] * SIN( [.S67] ) )" office:value-type="float" office:value="-4048.18258946903">
            <text:p>-4048,18259</text:p>
          </table:table-cell>
          <table:table-cell table:style-name="ce71" table:formula="of:= - ( ( 2 * [.P67] ) / ( ( ( [.M67] ) ^ 2 ) * [.AG67] * [.I67] ) )" office:value-type="float" office:value="0.160308033961935">
            <text:p>0,16031</text:p>
          </table:table-cell>
          <table:table-cell table:style-name="ce76" table:formula="of:= ( ( 2 * [.L67] ) / ( ( ( [.M67] ) ^ 2 ) * [.AG67] * [.I67] ) )" office:value-type="float" office:value="1.40741675747377">
            <text:p>1,40742</text:p>
          </table:table-cell>
          <table:table-cell table:style-name="ce53" table:formula="of:=ASIN( - ( [.N67] / [.M67] ) )" office:value-type="float" office:value="0.113413539598735">
            <text:p>0,11341</text:p>
          </table:table-cell>
          <table:table-cell table:style-name="ce53" table:formula="of:=[.S67] * ( 180 / 3.14159265359 )" office:value-type="float" office:value="6.49811715864691">
            <text:p>6,49812</text:p>
          </table:table-cell>
          <table:table-cell table:style-name="ce79" table:formula="of:=0.02*[.F67]+5.95" office:value-type="float" office:value="12.15">
            <text:p>12,15000</text:p>
          </table:table-cell>
          <table:table-cell table:style-name="ce82" table:formula="of:=-0.01*[.F67]-2.7" office:value-type="float" office:value="-5.8">
            <text:p>-5,80000</text:p>
          </table:table-cell>
          <table:table-cell/>
          <table:table-cell table:formula="of:=[.X66]" office:value-type="float" office:value="0">
            <text:p>0,00000</text:p>
          </table:table-cell>
          <table:table-cell table:formula="of:=[.Y66]" office:value-type="float" office:value="-0.0065">
            <text:p>-0,00650</text:p>
          </table:table-cell>
          <table:table-cell table:formula="of:=[.Z66]" office:value-type="float" office:value="101325">
            <text:p>101325,00000</text:p>
          </table:table-cell>
          <table:table-cell table:formula="of:=[.AA66]" office:value-type="float" office:value="1.225">
            <text:p>1,22500</text:p>
          </table:table-cell>
          <table:table-cell table:formula="of:=[.AB66]" office:value-type="float" office:value="288.15">
            <text:p>288,15000</text:p>
          </table:table-cell>
          <table:table-cell table:formula="of:=[.AC66]" office:value-type="float" office:value="1.235">
            <text:p>1,23500</text:p>
          </table:table-cell>
          <table:table-cell table:formula="of:=[.AD66]" office:value-type="float" office:value="9.81">
            <text:p>9,81000</text:p>
          </table:table-cell>
          <table:table-cell table:formula="of:=[.AE66]" office:value-type="float" office:value="293.15">
            <text:p>293,15000</text:p>
          </table:table-cell>
          <table:table-cell table:formula="of:=[.AF66]" office:value-type="float" office:value="100600">
            <text:p>100600,00000</text:p>
          </table:table-cell>
          <table:table-cell table:formula="of:=[.AG66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2" office:value-type="float" office:value="3.8">
            <text:p>3,80000</text:p>
          </table:table-cell>
          <table:table-cell table:style-name="ce48" office:value-type="float" office:value="613">
            <text:p>613,00000</text:p>
          </table:table-cell>
          <table:table-cell table:style-name="ce48" table:formula="of:=[.A68]+273.15" office:value-type="float" office:value="276.95">
            <text:p>276,95000</text:p>
          </table:table-cell>
          <table:table-cell table:style-name="ce48" table:formula="of:=[.D67]" office:value-type="float" office:value="0">
            <text:p>0,00000</text:p>
          </table:table-cell>
          <table:table-cell table:style-name="ce48" table:formula="of:=[.E67]-0.34375" office:value-type="float" office:value="3646">
            <text:p>3646,00000</text:p>
          </table:table-cell>
          <table:table-cell table:style-name="ce54" table:formula="of:=[.F67]+10" office:value-type="float" office:value="320">
            <text:p>320,00000</text:p>
          </table:table-cell>
          <table:table-cell table:style-name="ce48" table:formula="of:=[.AB68]+([.B68]*[.Y68])" office:value-type="float" office:value="284.1655">
            <text:p>284,16550</text:p>
          </table:table-cell>
          <table:table-cell table:style-name="ce48" table:formula="of:=[.AA68] * ( ( 1 + ( [.Y68] * ( [.B68] / [.AB68] ) ) ) ^ 4.256 )" office:value-type="float" office:value="1.15451316757422">
            <text:p>1,15451</text:p>
          </table:table-cell>
          <table:table-cell table:style-name="ce48" table:formula="of:=( [.H68] * [.G68] ) / [.C68]" office:value-type="float" office:value="1.18459220624774">
            <text:p>1,18459</text:p>
          </table:table-cell>
          <table:table-cell table:style-name="ce48" table:formula="of:=[.Z68] * ( ( 1+ ( [.Y68] * ( [.B68] / [.AB68] ) ) ) ^ 5.256 )" office:value-type="float" office:value="94174.2435092142">
            <text:p>94174,24351</text:p>
          </table:table-cell>
          <table:table-cell table:style-name="ce48" table:formula="of:=[.K67] + ([.B68]-[.B67])" office:value-type="float" office:value="-1426">
            <text:p>-1426,00000</text:p>
          </table:table-cell>
          <table:table-cell table:style-name="ce48" table:formula="of:= [.E68] * [.AD68] * COS( [.S68] )" office:value-type="float" office:value="35538.6718029103">
            <text:p>35538,67180</text:p>
          </table:table-cell>
          <table:table-cell table:style-name="ce58" table:formula="of:=-0.06*[.F68]+57.8" office:value-type="float" office:value="38.6">
            <text:p>38,60000</text:p>
          </table:table-cell>
          <table:table-cell table:style-name="ce63" table:formula="of:= ( [.K68] / [.F68] ) * ( ( ( [.C67] + [.C68] ) / 2 ) / ( ( [.G67] + [.G68] ) / 2 ) )" office:value-type="float" office:value="-4.35703816252427">
            <text:p>-4,35704</text:p>
          </table:table-cell>
          <table:table-cell table:style-name="ce58" table:formula="of:=-0.02*[.F68]+13.6" office:value-type="float" office:value="7.2">
            <text:p>7,20000</text:p>
          </table:table-cell>
          <table:table-cell table:style-name="ce67" table:formula="of:= - ( [.E68] * [.AD68] * SIN( [.S68] ) )" office:value-type="float" office:value="-4037.28799971316">
            <text:p>-4037,28800</text:p>
          </table:table-cell>
          <table:table-cell table:style-name="ce72" table:formula="of:= - ( ( 2 * [.P68] ) / ( ( ( [.M68] ) ^ 2 ) * [.AG68] * [.I68] ) )" office:value-type="float" office:value="0.163387269467403">
            <text:p>0,16339</text:p>
          </table:table-cell>
          <table:table-cell table:style-name="ce77" table:formula="of:= ( ( 2 * [.L68] ) / ( ( ( [.M68] ) ^ 2 ) * [.AG68] * [.I68] ) )" office:value-type="float" office:value="1.438234415476">
            <text:p>1,43823</text:p>
          </table:table-cell>
          <table:table-cell table:style-name="ce54" table:formula="of:=ASIN( - ( [.N68] / [.M68] ) )" office:value-type="float" office:value="0.113117717226353">
            <text:p>0,11312</text:p>
          </table:table-cell>
          <table:table-cell table:style-name="ce54" table:formula="of:=[.S68] * ( 180 / 3.14159265359 )" office:value-type="float" office:value="6.48116778522388">
            <text:p>6,48117</text:p>
          </table:table-cell>
          <table:table-cell table:style-name="ce80" table:formula="of:=0.02*[.F68]+5.95" office:value-type="float" office:value="12.35">
            <text:p>12,35000</text:p>
          </table:table-cell>
          <table:table-cell table:style-name="ce83" table:formula="of:=-0.01*[.F68]-2.7" office:value-type="float" office:value="-5.9">
            <text:p>-5,90000</text:p>
          </table:table-cell>
          <table:table-cell/>
          <table:table-cell table:formula="of:=[.X67]" office:value-type="float" office:value="0">
            <text:p>0,00000</text:p>
          </table:table-cell>
          <table:table-cell table:formula="of:=[.Y67]" office:value-type="float" office:value="-0.0065">
            <text:p>-0,00650</text:p>
          </table:table-cell>
          <table:table-cell table:formula="of:=[.Z67]" office:value-type="float" office:value="101325">
            <text:p>101325,00000</text:p>
          </table:table-cell>
          <table:table-cell table:formula="of:=[.AA67]" office:value-type="float" office:value="1.225">
            <text:p>1,22500</text:p>
          </table:table-cell>
          <table:table-cell table:formula="of:=[.AB67]" office:value-type="float" office:value="288.15">
            <text:p>288,15000</text:p>
          </table:table-cell>
          <table:table-cell table:formula="of:=[.AC67]" office:value-type="float" office:value="1.235">
            <text:p>1,23500</text:p>
          </table:table-cell>
          <table:table-cell table:formula="of:=[.AD67]" office:value-type="float" office:value="9.81">
            <text:p>9,81000</text:p>
          </table:table-cell>
          <table:table-cell table:formula="of:=[.AE67]" office:value-type="float" office:value="293.15">
            <text:p>293,15000</text:p>
          </table:table-cell>
          <table:table-cell table:formula="of:=[.AF67]" office:value-type="float" office:value="100600">
            <text:p>100600,00000</text:p>
          </table:table-cell>
          <table:table-cell table:formula="of:=[.AG67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3" table:number-columns-repeated="12"/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 table:number-columns-repeated="2"/>
          <table:table-cell table:style-name="ce53" table:number-columns-repeated="2"/>
          <table:table-cell table:style-name="ce43"/>
          <table:table-cell table:style-name="ce43" table:formula="of:=[.X68]" office:value-type="float" office:value="0">
            <text:p>0,00000</text:p>
          </table:table-cell>
          <table:table-cell table:style-name="ce43" table:formula="of:=[.Y68]" office:value-type="float" office:value="-0.0065">
            <text:p>-0,00650</text:p>
          </table:table-cell>
          <table:table-cell table:style-name="ce43" table:formula="of:=[.Z68]" office:value-type="float" office:value="101325">
            <text:p>101325,00000</text:p>
          </table:table-cell>
          <table:table-cell table:style-name="ce43" table:formula="of:=[.AA68]" office:value-type="float" office:value="1.225">
            <text:p>1,22500</text:p>
          </table:table-cell>
          <table:table-cell table:style-name="ce43" table:formula="of:=[.AB68]" office:value-type="float" office:value="288.15">
            <text:p>288,15000</text:p>
          </table:table-cell>
          <table:table-cell table:style-name="ce43" table:formula="of:=[.AC68]" office:value-type="float" office:value="1.235">
            <text:p>1,23500</text:p>
          </table:table-cell>
          <table:table-cell table:style-name="ce43" table:formula="of:=[.AD68]" office:value-type="float" office:value="9.81">
            <text:p>9,81000</text:p>
          </table:table-cell>
          <table:table-cell table:style-name="ce43" table:formula="of:=[.AE68]" office:value-type="float" office:value="293.15">
            <text:p>293,15000</text:p>
          </table:table-cell>
          <table:table-cell table:style-name="ce43" table:formula="of:=[.AF68]" office:value-type="float" office:value="100600">
            <text:p>100600,00000</text:p>
          </table:table-cell>
          <table:table-cell table:style-name="ce43" table:formula="of:=[.AG68]" office:value-type="float" office:value="28">
            <text:p>28,00000</text:p>
          </table:table-cell>
          <table:table-cell table:style-name="ce43" table:number-columns-repeated="991"/>
        </table:table-row>
        <table:table-row table:style-name="ro1">
          <table:table-cell table:style-name="ce39" office:value-type="string">
            <text:p>T °C</text:p>
          </table:table-cell>
          <table:table-cell table:style-name="ce45" office:value-type="string">
            <text:p>H m</text:p>
          </table:table-cell>
          <table:table-cell table:style-name="ce45" office:value-type="string">
            <text:p>T K</text:p>
          </table:table-cell>
          <table:table-cell table:style-name="ce45" office:value-type="string">
            <text:p>Vias m/s</text:p>
          </table:table-cell>
          <table:table-cell table:style-name="ce45" office:value-type="string">
            <text:p>m_ges</text:p>
          </table:table-cell>
          <table:table-cell table:style-name="ce52" office:value-type="string">
            <text:p>delta_t</text:p>
          </table:table-cell>
          <table:table-cell table:style-name="ce45" office:value-type="string">
            <text:p>T_INA</text:p>
          </table:table-cell>
          <table:table-cell table:style-name="ce45" office:value-type="string">
            <text:p>rho_ina</text:p>
          </table:table-cell>
          <table:table-cell table:style-name="ce45" office:value-type="string">
            <text:p>rho_real</text:p>
          </table:table-cell>
          <table:table-cell table:style-name="ce45" office:value-type="string">
            <text:p>p_ina</text:p>
          </table:table-cell>
          <table:table-cell table:style-name="ce45" office:value-type="string">
            <text:p>delta_H_INA</text:p>
          </table:table-cell>
          <table:table-cell table:style-name="ce45" office:value-type="string">
            <text:p>A</text:p>
          </table:table-cell>
          <table:table-cell table:style-name="ce55" office:value-type="string">
            <text:p>V_TAS m/s</text:p>
          </table:table-cell>
          <table:table-cell table:style-name="ce60" office:value-type="string">
            <text:p>wg_real</text:p>
          </table:table-cell>
          <table:table-cell table:style-name="ce55" office:value-type="string">
            <text:p>q</text:p>
          </table:table-cell>
          <table:table-cell table:style-name="ce60" office:value-type="string">
            <text:p>W</text:p>
          </table:table-cell>
          <table:table-cell table:style-name="ce69" office:value-type="string">
            <text:p>C_w</text:p>
          </table:table-cell>
          <table:table-cell table:style-name="ce74" office:value-type="string">
            <text:p>C_a</text:p>
          </table:table-cell>
          <table:table-cell table:style-name="ce60" office:value-type="string">
            <text:p>gamma_rad</text:p>
          </table:table-cell>
          <table:table-cell table:style-name="ce60" office:value-type="string">
            <text:p>gamma_deg</text:p>
          </table:table-cell>
          <table:table-cell table:style-name="ce69" office:value-type="string">
            <text:p>alpha</text:p>
          </table:table-cell>
          <table:table-cell table:style-name="ce74" office:value-type="string">
            <text:p>eta</text:p>
          </table:table-cell>
          <table:table-cell table:style-name="ce43"/>
          <table:table-cell table:style-name="ce43" table:formula="of:=[.X69]" office:value-type="float" office:value="0">
            <text:p>0,00000</text:p>
          </table:table-cell>
          <table:table-cell table:style-name="ce43" table:formula="of:=[.Y69]" office:value-type="float" office:value="-0.0065">
            <text:p>-0,00650</text:p>
          </table:table-cell>
          <table:table-cell table:style-name="ce43" table:formula="of:=[.Z69]" office:value-type="float" office:value="101325">
            <text:p>101325,00000</text:p>
          </table:table-cell>
          <table:table-cell table:style-name="ce43" table:formula="of:=[.AA69]" office:value-type="float" office:value="1.225">
            <text:p>1,22500</text:p>
          </table:table-cell>
          <table:table-cell table:style-name="ce43" table:formula="of:=[.AB69]" office:value-type="float" office:value="288.15">
            <text:p>288,15000</text:p>
          </table:table-cell>
          <table:table-cell table:style-name="ce43" table:formula="of:=[.AC69]" office:value-type="float" office:value="1.235">
            <text:p>1,23500</text:p>
          </table:table-cell>
          <table:table-cell table:style-name="ce43" table:formula="of:=[.AD69]" office:value-type="float" office:value="9.81">
            <text:p>9,81000</text:p>
          </table:table-cell>
          <table:table-cell table:style-name="ce43" table:formula="of:=[.AE69]" office:value-type="float" office:value="293.15">
            <text:p>293,15000</text:p>
          </table:table-cell>
          <table:table-cell table:style-name="ce43" table:formula="of:=[.AF69]" office:value-type="float" office:value="100600">
            <text:p>100600,00000</text:p>
          </table:table-cell>
          <table:table-cell table:style-name="ce43" table:formula="of:=[.AG69]" office:value-type="float" office:value="28">
            <text:p>28,00000</text:p>
          </table:table-cell>
          <table:table-cell table:style-name="ce43" table:number-columns-repeated="991"/>
        </table:table-row>
        <table:table-row table:style-name="ro1">
          <table:table-cell table:style-name="ce44" office:value-type="float" office:value="6.2">
            <text:p>6,20000</text:p>
          </table:table-cell>
          <table:table-cell table:style-name="ce49" office:value-type="float" office:value="2069">
            <text:p>2069,00000</text:p>
          </table:table-cell>
          <table:table-cell table:style-name="ce49" table:formula="of:=[.A71]+273.15" office:value-type="float" office:value="279.35">
            <text:p>279,35000</text:p>
          </table:table-cell>
          <table:table-cell table:style-name="ce49"/>
          <table:table-cell table:style-name="ce49" office:value-type="float" office:value="3616">
            <text:p>3616,00000</text:p>
          </table:table-cell>
          <table:table-cell table:style-name="ce49" office:value-type="float" office:value="0">
            <text:p>0,00000</text:p>
          </table:table-cell>
          <table:table-cell table:style-name="ce49" table:formula="of:=[.AB71]+([.B71]*[.Y71])" office:value-type="float" office:value="274.7015">
            <text:p>274,70150</text:p>
          </table:table-cell>
          <table:table-cell table:style-name="ce49" table:formula="of:=[.AA71] * ( ( 1 + ( [.Y71] * ( [.B71] / [.AB71] ) ) ) ^ 4.256 )" office:value-type="float" office:value="0.999520653924528">
            <text:p>0,99952</text:p>
          </table:table-cell>
          <table:table-cell table:style-name="ce49" table:formula="of:=( [.H71] * [.G71] ) / [.C71]" office:value-type="float" office:value="0.982888215192586">
            <text:p>0,98289</text:p>
          </table:table-cell>
          <table:table-cell table:style-name="ce49" table:formula="of:=[.Z71] * ( ( 1+ ( [.Y71] * ( [.B71] / [.AB71] ) ) ) ^ 5.256 )" office:value-type="float" office:value="78816.0568489796">
            <text:p>78816,05685</text:p>
          </table:table-cell>
          <table:table-cell table:style-name="ce49"/>
          <table:table-cell table:style-name="ce49" table:formula="of:= [.E71] * [.AD71] * COS( [.S71] )" office:value-type="float" office:value="0">
            <text:p>#DIV/0!</text:p>
          </table:table-cell>
          <table:table-cell table:style-name="ce59" table:formula="of:=-0.11*[.F71]+71.7" office:value-type="float" office:value="71.7">
            <text:p>71,70000</text:p>
          </table:table-cell>
          <table:table-cell table:style-name="ce64" table:formula="of:= ( [.K71] / [.F71] ) * ( ( ( [.C70] + [.C71] ) / 2 ) / ( ( [.G70] + [.G71] ) / 2 ) )" office:value-type="float" office:value="0">
            <text:p>#DIV/0!</text:p>
          </table:table-cell>
          <table:table-cell table:style-name="ce59" table:formula="of:=-0.05*[.F71]+22" office:value-type="float" office:value="22">
            <text:p>22,00000</text:p>
          </table:table-cell>
          <table:table-cell table:style-name="ce68" table:formula="of:= - ( [.E71] * [.AD71] * SIN( [.S71] ) )" office:value-type="float" office:value="0">
            <text:p>#DIV/0!</text:p>
          </table:table-cell>
          <table:table-cell table:style-name="ce73" table:formula="of:= - ( ( 2 * [.P71] ) / ( ( ( [.M71] ) ^ 2 ) * [.AG71] * [.I71] ) )" office:value-type="float" office:value="0">
            <text:p>#DIV/0!</text:p>
          </table:table-cell>
          <table:table-cell table:style-name="ce78" table:formula="of:= ( ( 2 * [.L71] ) / ( ( ( [.M71] ) ^ 2 ) * [.AG71] * [.I71] ) )" office:value-type="float" office:value="0">
            <text:p>#DIV/0!</text:p>
          </table:table-cell>
          <table:table-cell table:style-name="ce49" table:formula="of:=ASIN( - ( [.N71] / [.M71] ) )" office:value-type="float" office:value="0">
            <text:p>#DIV/0!</text:p>
          </table:table-cell>
          <table:table-cell table:style-name="ce49" table:formula="of:=[.S71] * ( 180 / 3.14159265359 )" office:value-type="float" office:value="0">
            <text:p>#DIV/0!</text:p>
          </table:table-cell>
          <table:table-cell table:style-name="ce44" table:formula="of:=0.04*[.F71]+0.9" office:value-type="float" office:value="0.9">
            <text:p>0,90000</text:p>
          </table:table-cell>
          <table:table-cell table:style-name="ce84" table:formula="of:=-0.04*[.F71]+2.15" office:value-type="float" office:value="2.15">
            <text:p>2,15000</text:p>
          </table:table-cell>
          <table:table-cell/>
          <table:table-cell table:formula="of:=[.X70]" office:value-type="float" office:value="0">
            <text:p>0,00000</text:p>
          </table:table-cell>
          <table:table-cell table:formula="of:=[.Y70]" office:value-type="float" office:value="-0.0065">
            <text:p>-0,00650</text:p>
          </table:table-cell>
          <table:table-cell table:formula="of:=[.Z70]" office:value-type="float" office:value="101325">
            <text:p>101325,00000</text:p>
          </table:table-cell>
          <table:table-cell table:formula="of:=[.AA70]" office:value-type="float" office:value="1.225">
            <text:p>1,22500</text:p>
          </table:table-cell>
          <table:table-cell table:formula="of:=[.AB70]" office:value-type="float" office:value="288.15">
            <text:p>288,15000</text:p>
          </table:table-cell>
          <table:table-cell table:formula="of:=[.AC70]" office:value-type="float" office:value="1.235">
            <text:p>1,23500</text:p>
          </table:table-cell>
          <table:table-cell table:formula="of:=[.AD70]" office:value-type="float" office:value="9.81">
            <text:p>9,81000</text:p>
          </table:table-cell>
          <table:table-cell table:formula="of:=[.AE70]" office:value-type="float" office:value="293.15">
            <text:p>293,15000</text:p>
          </table:table-cell>
          <table:table-cell table:formula="of:=[.AF70]" office:value-type="float" office:value="100600">
            <text:p>100600,00000</text:p>
          </table:table-cell>
          <table:table-cell table:formula="of:=[.AG70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6.4">
            <text:p>6,40000</text:p>
          </table:table-cell>
          <table:table-cell office:value-type="float" office:value="2043">
            <text:p>2043,00000</text:p>
          </table:table-cell>
          <table:table-cell table:formula="of:=[.A72]+273.15" office:value-type="float" office:value="279.55">
            <text:p>279,55000</text:p>
          </table:table-cell>
          <table:table-cell table:style-name="ce47" table:formula="of:=[.D71]" office:value-type="float" office:value="0">
            <text:p>0,00000</text:p>
          </table:table-cell>
          <table:table-cell table:style-name="ce47" table:formula="of:=[.E71]-0.38461" office:value-type="float" office:value="3615.61539">
            <text:p>3615,61539</text:p>
          </table:table-cell>
          <table:table-cell table:style-name="ce53" table:formula="of:=[.F71]+11.15384" office:value-type="float" office:value="11.15384">
            <text:p>11,15384</text:p>
          </table:table-cell>
          <table:table-cell table:style-name="ce47" table:formula="of:=[.AB72]+([.B72]*[.Y72])" office:value-type="float" office:value="274.8705">
            <text:p>274,87050</text:p>
          </table:table-cell>
          <table:table-cell table:style-name="ce47" table:formula="of:=[.AA72] * ( ( 1 + ( [.Y72] * ( [.B72] / [.AB72] ) ) ) ^ 4.256 )" office:value-type="float" office:value="1.00214036878845">
            <text:p>1,00214</text:p>
          </table:table-cell>
          <table:table-cell table:style-name="ce47" table:formula="of:=( [.H72] * [.G72] ) / [.C72]" office:value-type="float" office:value="0.985365137682228">
            <text:p>0,98537</text:p>
          </table:table-cell>
          <table:table-cell table:style-name="ce47" table:formula="of:=[.Z72] * ( ( 1+ ( [.Y72] * ( [.B72] / [.AB72] ) ) ) ^ 5.256 )" office:value-type="float" office:value="79071.2472345354">
            <text:p>79071,24723</text:p>
          </table:table-cell>
          <table:table-cell table:style-name="ce47" table:formula="of:=[.K71] + ([.B72]-[.B71])" office:value-type="float" office:value="-26">
            <text:p>-26,00000</text:p>
          </table:table-cell>
          <table:table-cell table:style-name="ce47" table:formula="of:= [.E72] * [.AD72] * COS( [.S72] )" office:value-type="float" office:value="35449.1138703175">
            <text:p>35449,11387</text:p>
          </table:table-cell>
          <table:table-cell table:style-name="ce57" table:formula="of:=-0.11*[.F72]+71.7" office:value-type="float" office:value="70.4730776">
            <text:p>70,47308</text:p>
          </table:table-cell>
          <table:table-cell table:style-name="ce62" table:formula="of:= ( [.K72] / [.F72] ) * ( ( ( [.C71] + [.C72] ) / 2 ) / ( ( [.G71] + [.G72] ) / 2 ) )" office:value-type="float" office:value="-2.37060092437163">
            <text:p>-2,37060</text:p>
          </table:table-cell>
          <table:table-cell table:style-name="ce57" table:formula="of:=-0.05*[.F72]+22" office:value-type="float" office:value="21.442308">
            <text:p>21,44231</text:p>
          </table:table-cell>
          <table:table-cell table:style-name="ce66" table:formula="of:= - ( [.E72] * [.AD72] * SIN( [.S72] ) )" office:value-type="float" office:value="-1193.12637244295">
            <text:p>-1193,12637</text:p>
          </table:table-cell>
          <table:table-cell table:style-name="ce71" table:formula="of:= - ( ( 2 * [.P72] ) / ( ( ( [.M72] ) ^ 2 ) * [.AG72] * [.I72] ) )" office:value-type="float" office:value="0.0174146496298841">
            <text:p>0,01741</text:p>
          </table:table-cell>
          <table:table-cell table:style-name="ce76" table:formula="of:= ( ( 2 * [.L72] ) / ( ( ( [.M72] ) ^ 2 ) * [.AG72] * [.I72] ) )" office:value-type="float" office:value="0.517408643375671">
            <text:p>0,51741</text:p>
          </table:table-cell>
          <table:table-cell table:style-name="ce53" table:formula="of:=ASIN( - ( [.N72] / [.M72] ) )" office:value-type="float" office:value="0.0336447378924612">
            <text:p>0,03364</text:p>
          </table:table-cell>
          <table:table-cell table:style-name="ce53" table:formula="of:=[.S72] * ( 180 / 3.14159265359 )" office:value-type="float" office:value="1.92770148406178">
            <text:p>1,92770</text:p>
          </table:table-cell>
          <table:table-cell table:style-name="ce79" table:formula="of:=0.04*[.F72]+0.9" office:value-type="float" office:value="1.3461536">
            <text:p>1,34615</text:p>
          </table:table-cell>
          <table:table-cell table:style-name="ce82" table:formula="of:=-0.04*[.F72]+2.15" office:value-type="float" office:value="1.7038464">
            <text:p>1,70385</text:p>
          </table:table-cell>
          <table:table-cell/>
          <table:table-cell table:formula="of:=[.X71]" office:value-type="float" office:value="0">
            <text:p>0,00000</text:p>
          </table:table-cell>
          <table:table-cell table:formula="of:=[.Y71]" office:value-type="float" office:value="-0.0065">
            <text:p>-0,00650</text:p>
          </table:table-cell>
          <table:table-cell table:formula="of:=[.Z71]" office:value-type="float" office:value="101325">
            <text:p>101325,00000</text:p>
          </table:table-cell>
          <table:table-cell table:formula="of:=[.AA71]" office:value-type="float" office:value="1.225">
            <text:p>1,22500</text:p>
          </table:table-cell>
          <table:table-cell table:formula="of:=[.AB71]" office:value-type="float" office:value="288.15">
            <text:p>288,15000</text:p>
          </table:table-cell>
          <table:table-cell table:formula="of:=[.AC71]" office:value-type="float" office:value="1.235">
            <text:p>1,23500</text:p>
          </table:table-cell>
          <table:table-cell table:formula="of:=[.AD71]" office:value-type="float" office:value="9.81">
            <text:p>9,81000</text:p>
          </table:table-cell>
          <table:table-cell table:formula="of:=[.AE71]" office:value-type="float" office:value="293.15">
            <text:p>293,15000</text:p>
          </table:table-cell>
          <table:table-cell table:formula="of:=[.AF71]" office:value-type="float" office:value="100600">
            <text:p>100600,00000</text:p>
          </table:table-cell>
          <table:table-cell table:formula="of:=[.AG71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6.7">
            <text:p>6,70000</text:p>
          </table:table-cell>
          <table:table-cell office:value-type="float" office:value="1907">
            <text:p>1907,00000</text:p>
          </table:table-cell>
          <table:table-cell table:formula="of:=[.A73]+273.15" office:value-type="float" office:value="279.85">
            <text:p>279,85000</text:p>
          </table:table-cell>
          <table:table-cell table:style-name="ce47" table:formula="of:=[.D72]" office:value-type="float" office:value="0">
            <text:p>0,00000</text:p>
          </table:table-cell>
          <table:table-cell table:style-name="ce47" table:formula="of:=[.E72]-0.38461" office:value-type="float" office:value="3615.23078">
            <text:p>3615,23078</text:p>
          </table:table-cell>
          <table:table-cell table:style-name="ce53" table:formula="of:=[.F72]+11.15384" office:value-type="float" office:value="22.30768">
            <text:p>22,30768</text:p>
          </table:table-cell>
          <table:table-cell table:style-name="ce47" table:formula="of:=[.AB73]+([.B73]*[.Y73])" office:value-type="float" office:value="275.7545">
            <text:p>275,75450</text:p>
          </table:table-cell>
          <table:table-cell table:style-name="ce47" table:formula="of:=[.AA73] * ( ( 1 + ( [.Y73] * ( [.B73] / [.AB73] ) ) ) ^ 4.256 )" office:value-type="float" office:value="1.01592920803086">
            <text:p>1,01593</text:p>
          </table:table-cell>
          <table:table-cell table:style-name="ce47" table:formula="of:=( [.H73] * [.G73] ) / [.C73]" office:value-type="float" office:value="1.00106146434141">
            <text:p>1,00106</text:p>
          </table:table-cell>
          <table:table-cell table:style-name="ce47" table:formula="of:=[.Z73] * ( ( 1+ ( [.Y73] * ( [.B73] / [.AB73] ) ) ) ^ 5.256 )" office:value-type="float" office:value="80417.0161428085">
            <text:p>80417,01614</text:p>
          </table:table-cell>
          <table:table-cell table:style-name="ce47" table:formula="of:=[.K72] + ([.B73]-[.B72])" office:value-type="float" office:value="-162">
            <text:p>-162,00000</text:p>
          </table:table-cell>
          <table:table-cell table:style-name="ce47" table:formula="of:= [.E73] * [.AD73] * COS( [.S73] )" office:value-type="float" office:value="35263.5420945016">
            <text:p>35263,54209</text:p>
          </table:table-cell>
          <table:table-cell table:style-name="ce57" table:formula="of:=-0.11*[.F73]+71.7" office:value-type="float" office:value="69.2461552">
            <text:p>69,24616</text:p>
          </table:table-cell>
          <table:table-cell table:style-name="ce62" table:formula="of:= ( [.K73] / [.F73] ) * ( ( ( [.C72] + [.C73] ) / 2 ) / ( ( [.G72] + [.G73] ) / 2 ) )" office:value-type="float" office:value="-7.37780453237045">
            <text:p>-7,37780</text:p>
          </table:table-cell>
          <table:table-cell table:style-name="ce57" table:formula="of:=-0.05*[.F73]+22" office:value-type="float" office:value="20.884616">
            <text:p>20,88462</text:p>
          </table:table-cell>
          <table:table-cell table:style-name="ce66" table:formula="of:= - ( [.E73] * [.AD73] * SIN( [.S73] ) )" office:value-type="float" office:value="-3778.64866345654">
            <text:p>-3778,64866</text:p>
          </table:table-cell>
          <table:table-cell table:style-name="ce71" table:formula="of:= - ( ( 2 * [.P73] ) / ( ( ( [.M73] ) ^ 2 ) * [.AG73] * [.I73] ) )" office:value-type="float" office:value="0.0562284878851827">
            <text:p>0,05623</text:p>
          </table:table-cell>
          <table:table-cell table:style-name="ce76" table:formula="of:= ( ( 2 * [.L73] ) / ( ( ( [.M73] ) ^ 2 ) * [.AG73] * [.I73] ) )" office:value-type="float" office:value="0.524741998012465">
            <text:p>0,52474</text:p>
          </table:table-cell>
          <table:table-cell table:style-name="ce53" table:formula="of:=ASIN( - ( [.N73] / [.M73] ) )" office:value-type="float" office:value="0.106747223784182">
            <text:p>0,10675</text:p>
          </table:table-cell>
          <table:table-cell table:style-name="ce53" table:formula="of:=[.S73] * ( 180 / 3.14159265359 )" office:value-type="float" office:value="6.11616539757176">
            <text:p>6,11617</text:p>
          </table:table-cell>
          <table:table-cell table:style-name="ce79" table:formula="of:=0.04*[.F73]+0.9" office:value-type="float" office:value="1.7923072">
            <text:p>1,79231</text:p>
          </table:table-cell>
          <table:table-cell table:style-name="ce82" table:formula="of:=-0.04*[.F73]+2.15" office:value-type="float" office:value="1.2576928">
            <text:p>1,25769</text:p>
          </table:table-cell>
          <table:table-cell/>
          <table:table-cell table:formula="of:=[.X72]" office:value-type="float" office:value="0">
            <text:p>0,00000</text:p>
          </table:table-cell>
          <table:table-cell table:formula="of:=[.Y72]" office:value-type="float" office:value="-0.0065">
            <text:p>-0,00650</text:p>
          </table:table-cell>
          <table:table-cell table:formula="of:=[.Z72]" office:value-type="float" office:value="101325">
            <text:p>101325,00000</text:p>
          </table:table-cell>
          <table:table-cell table:formula="of:=[.AA72]" office:value-type="float" office:value="1.225">
            <text:p>1,22500</text:p>
          </table:table-cell>
          <table:table-cell table:formula="of:=[.AB72]" office:value-type="float" office:value="288.15">
            <text:p>288,15000</text:p>
          </table:table-cell>
          <table:table-cell table:formula="of:=[.AC72]" office:value-type="float" office:value="1.235">
            <text:p>1,23500</text:p>
          </table:table-cell>
          <table:table-cell table:formula="of:=[.AD72]" office:value-type="float" office:value="9.81">
            <text:p>9,81000</text:p>
          </table:table-cell>
          <table:table-cell table:formula="of:=[.AE72]" office:value-type="float" office:value="293.15">
            <text:p>293,15000</text:p>
          </table:table-cell>
          <table:table-cell table:formula="of:=[.AF72]" office:value-type="float" office:value="100600">
            <text:p>100600,00000</text:p>
          </table:table-cell>
          <table:table-cell table:formula="of:=[.AG72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.6">
            <text:p>7,60000</text:p>
          </table:table-cell>
          <table:table-cell office:value-type="float" office:value="1724">
            <text:p>1724,00000</text:p>
          </table:table-cell>
          <table:table-cell table:formula="of:=[.A74]+273.15" office:value-type="float" office:value="280.75">
            <text:p>280,75000</text:p>
          </table:table-cell>
          <table:table-cell table:style-name="ce47" table:formula="of:=[.D73]" office:value-type="float" office:value="0">
            <text:p>0,00000</text:p>
          </table:table-cell>
          <table:table-cell table:style-name="ce47" table:formula="of:=[.E73]-0.38461" office:value-type="float" office:value="3614.84617">
            <text:p>3614,84617</text:p>
          </table:table-cell>
          <table:table-cell table:style-name="ce53" table:formula="of:=[.F73]+11.15384" office:value-type="float" office:value="33.46152">
            <text:p>33,46152</text:p>
          </table:table-cell>
          <table:table-cell table:style-name="ce47" table:formula="of:=[.AB74]+([.B74]*[.Y74])" office:value-type="float" office:value="276.944">
            <text:p>276,94400</text:p>
          </table:table-cell>
          <table:table-cell table:style-name="ce47" table:formula="of:=[.AA74] * ( ( 1 + ( [.Y74] * ( [.B74] / [.AB74] ) ) ) ^ 4.256 )" office:value-type="float" office:value="1.03471181828108">
            <text:p>1,03471</text:p>
          </table:table-cell>
          <table:table-cell table:style-name="ce47" table:formula="of:=( [.H74] * [.G74] ) / [.C74]" office:value-type="float" office:value="1.02068470098677">
            <text:p>1,02068</text:p>
          </table:table-cell>
          <table:table-cell table:style-name="ce47" table:formula="of:=[.Z74] * ( ( 1+ ( [.Y74] * ( [.B74] / [.AB74] ) ) ) ^ 5.256 )" office:value-type="float" office:value="82257.0764509452">
            <text:p>82257,07645</text:p>
          </table:table-cell>
          <table:table-cell table:style-name="ce47" table:formula="of:=[.K73] + ([.B74]-[.B73])" office:value-type="float" office:value="-345">
            <text:p>-345,00000</text:p>
          </table:table-cell>
          <table:table-cell table:style-name="ce47" table:formula="of:= [.E74] * [.AD74] * COS( [.S74] )" office:value-type="float" office:value="35040.0110491279">
            <text:p>35040,01105</text:p>
          </table:table-cell>
          <table:table-cell table:style-name="ce57" table:formula="of:=-0.11*[.F74]+71.7" office:value-type="float" office:value="68.0192328">
            <text:p>68,01923</text:p>
          </table:table-cell>
          <table:table-cell table:style-name="ce62" table:formula="of:= ( [.K74] / [.F74] ) * ( ( ( [.C73] + [.C74] ) / 2 ) / ( ( [.G73] + [.G74] ) / 2 ) )" office:value-type="float" office:value="-10.4577495674417">
            <text:p>-10,45775</text:p>
          </table:table-cell>
          <table:table-cell table:style-name="ce57" table:formula="of:=-0.05*[.F74]+22" office:value-type="float" office:value="20.326924">
            <text:p>20,32692</text:p>
          </table:table-cell>
          <table:table-cell table:style-name="ce66" table:formula="of:= - ( [.E74] * [.AD74] * SIN( [.S74] ) )" office:value-type="float" office:value="-5452.1191258192">
            <text:p>-5452,11913</text:p>
          </table:table-cell>
          <table:table-cell table:style-name="ce71" table:formula="of:= - ( ( 2 * [.P74] ) / ( ( ( [.M74] ) ^ 2 ) * [.AG74] * [.I74] ) )" office:value-type="float" office:value="0.0824673875980314">
            <text:p>0,08247</text:p>
          </table:table-cell>
          <table:table-cell table:style-name="ce76" table:formula="of:= ( ( 2 * [.L74] ) / ( ( ( [.M74] ) ^ 2 ) * [.AG74] * [.I74] ) )" office:value-type="float" office:value="0.530006426114828">
            <text:p>0,53001</text:p>
          </table:table-cell>
          <table:table-cell table:style-name="ce53" table:formula="of:=ASIN( - ( [.N74] / [.M74] ) )" office:value-type="float" office:value="0.154359199900972">
            <text:p>0,15436</text:p>
          </table:table-cell>
          <table:table-cell table:style-name="ce53" table:formula="of:=[.S74] * ( 180 / 3.14159265359 )" office:value-type="float" office:value="8.84413068334133">
            <text:p>8,84413</text:p>
          </table:table-cell>
          <table:table-cell table:style-name="ce79" table:formula="of:=0.04*[.F74]+0.9" office:value-type="float" office:value="2.2384608">
            <text:p>2,23846</text:p>
          </table:table-cell>
          <table:table-cell table:style-name="ce82" table:formula="of:=-0.04*[.F74]+2.15" office:value-type="float" office:value="0.8115392">
            <text:p>0,81154</text:p>
          </table:table-cell>
          <table:table-cell/>
          <table:table-cell table:formula="of:=[.X73]" office:value-type="float" office:value="0">
            <text:p>0,00000</text:p>
          </table:table-cell>
          <table:table-cell table:formula="of:=[.Y73]" office:value-type="float" office:value="-0.0065">
            <text:p>-0,00650</text:p>
          </table:table-cell>
          <table:table-cell table:formula="of:=[.Z73]" office:value-type="float" office:value="101325">
            <text:p>101325,00000</text:p>
          </table:table-cell>
          <table:table-cell table:formula="of:=[.AA73]" office:value-type="float" office:value="1.225">
            <text:p>1,22500</text:p>
          </table:table-cell>
          <table:table-cell table:formula="of:=[.AB73]" office:value-type="float" office:value="288.15">
            <text:p>288,15000</text:p>
          </table:table-cell>
          <table:table-cell table:formula="of:=[.AC73]" office:value-type="float" office:value="1.235">
            <text:p>1,23500</text:p>
          </table:table-cell>
          <table:table-cell table:formula="of:=[.AD73]" office:value-type="float" office:value="9.81">
            <text:p>9,81000</text:p>
          </table:table-cell>
          <table:table-cell table:formula="of:=[.AE73]" office:value-type="float" office:value="293.15">
            <text:p>293,15000</text:p>
          </table:table-cell>
          <table:table-cell table:formula="of:=[.AF73]" office:value-type="float" office:value="100600">
            <text:p>100600,00000</text:p>
          </table:table-cell>
          <table:table-cell table:formula="of:=[.AG73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2">
            <text:p>8,20000</text:p>
          </table:table-cell>
          <table:table-cell office:value-type="float" office:value="1599">
            <text:p>1599,00000</text:p>
          </table:table-cell>
          <table:table-cell table:formula="of:=[.A75]+273.15" office:value-type="float" office:value="281.35">
            <text:p>281,35000</text:p>
          </table:table-cell>
          <table:table-cell table:style-name="ce47" table:formula="of:=[.D74]" office:value-type="float" office:value="0">
            <text:p>0,00000</text:p>
          </table:table-cell>
          <table:table-cell table:style-name="ce47" table:formula="of:=[.E74]-0.38461" office:value-type="float" office:value="3614.46156">
            <text:p>3614,46156</text:p>
          </table:table-cell>
          <table:table-cell table:style-name="ce53" table:formula="of:=[.F74]+11.15384" office:value-type="float" office:value="44.61536">
            <text:p>44,61536</text:p>
          </table:table-cell>
          <table:table-cell table:style-name="ce47" table:formula="of:=[.AB75]+([.B75]*[.Y75])" office:value-type="float" office:value="277.7565">
            <text:p>277,75650</text:p>
          </table:table-cell>
          <table:table-cell table:style-name="ce47" table:formula="of:=[.AA75] * ( ( 1 + ( [.Y75] * ( [.B75] / [.AB75] ) ) ) ^ 4.256 )" office:value-type="float" office:value="1.04769336234478">
            <text:p>1,04769</text:p>
          </table:table-cell>
          <table:table-cell table:style-name="ce47" table:formula="of:=( [.H75] * [.G75] ) / [.C75]" office:value-type="float" office:value="1.03431185853249">
            <text:p>1,03431</text:p>
          </table:table-cell>
          <table:table-cell table:style-name="ce47" table:formula="of:=[.Z75] * ( ( 1+ ( [.Y75] * ( [.B75] / [.AB75] ) ) ) ^ 5.256 )" office:value-type="float" office:value="83533.4316796855">
            <text:p>83533,43168</text:p>
          </table:table-cell>
          <table:table-cell table:style-name="ce47" table:formula="of:=[.K74] + ([.B75]-[.B74])" office:value-type="float" office:value="-470">
            <text:p>-470,00000</text:p>
          </table:table-cell>
          <table:table-cell table:style-name="ce47" table:formula="of:= [.E75] * [.AD75] * COS( [.S75] )" office:value-type="float" office:value="35002.0756072023">
            <text:p>35002,07561</text:p>
          </table:table-cell>
          <table:table-cell table:style-name="ce57" table:formula="of:=-0.11*[.F75]+71.7" office:value-type="float" office:value="66.7923104">
            <text:p>66,79231</text:p>
          </table:table-cell>
          <table:table-cell table:style-name="ce62" table:formula="of:= ( [.K75] / [.F75] ) * ( ( ( [.C74] + [.C75] ) / 2 ) / ( ( [.G74] + [.G75] ) / 2 ) )" office:value-type="float" office:value="-10.6750147613349">
            <text:p>-10,67501</text:p>
          </table:table-cell>
          <table:table-cell table:style-name="ce57" table:formula="of:=-0.05*[.F75]+22" office:value-type="float" office:value="19.769232">
            <text:p>19,76923</text:p>
          </table:table-cell>
          <table:table-cell table:style-name="ce66" table:formula="of:= - ( [.E75] * [.AD75] * SIN( [.S75] ) )" office:value-type="float" office:value="-5667.0185685985">
            <text:p>-5667,01857</text:p>
          </table:table-cell>
          <table:table-cell table:style-name="ce71" table:formula="of:= - ( ( 2 * [.P75] ) / ( ( ( [.M75] ) ^ 2 ) * [.AG75] * [.I75] ) )" office:value-type="float" office:value="0.0877247548776572">
            <text:p>0,08772</text:p>
          </table:table-cell>
          <table:table-cell table:style-name="ce76" table:formula="of:= ( ( 2 * [.L75] ) / ( ( ( [.M75] ) ^ 2 ) * [.AG75] * [.I75] ) )" office:value-type="float" office:value="0.541827852808751">
            <text:p>0,54183</text:p>
          </table:table-cell>
          <table:table-cell table:style-name="ce53" table:formula="of:=ASIN( - ( [.N75] / [.M75] ) )" office:value-type="float" office:value="0.160512366779787">
            <text:p>0,16051</text:p>
          </table:table-cell>
          <table:table-cell table:style-name="ce53" table:formula="of:=[.S75] * ( 180 / 3.14159265359 )" office:value-type="float" office:value="9.1966811761371">
            <text:p>9,19668</text:p>
          </table:table-cell>
          <table:table-cell table:style-name="ce79" table:formula="of:=0.04*[.F75]+0.9" office:value-type="float" office:value="2.6846144">
            <text:p>2,68461</text:p>
          </table:table-cell>
          <table:table-cell table:style-name="ce82" table:formula="of:=-0.04*[.F75]+2.15" office:value-type="float" office:value="0.3653856">
            <text:p>0,36539</text:p>
          </table:table-cell>
          <table:table-cell/>
          <table:table-cell table:formula="of:=[.X74]" office:value-type="float" office:value="0">
            <text:p>0,00000</text:p>
          </table:table-cell>
          <table:table-cell table:formula="of:=[.Y74]" office:value-type="float" office:value="-0.0065">
            <text:p>-0,00650</text:p>
          </table:table-cell>
          <table:table-cell table:formula="of:=[.Z74]" office:value-type="float" office:value="101325">
            <text:p>101325,00000</text:p>
          </table:table-cell>
          <table:table-cell table:formula="of:=[.AA74]" office:value-type="float" office:value="1.225">
            <text:p>1,22500</text:p>
          </table:table-cell>
          <table:table-cell table:formula="of:=[.AB74]" office:value-type="float" office:value="288.15">
            <text:p>288,15000</text:p>
          </table:table-cell>
          <table:table-cell table:formula="of:=[.AC74]" office:value-type="float" office:value="1.235">
            <text:p>1,23500</text:p>
          </table:table-cell>
          <table:table-cell table:formula="of:=[.AD74]" office:value-type="float" office:value="9.81">
            <text:p>9,81000</text:p>
          </table:table-cell>
          <table:table-cell table:formula="of:=[.AE74]" office:value-type="float" office:value="293.15">
            <text:p>293,15000</text:p>
          </table:table-cell>
          <table:table-cell table:formula="of:=[.AF74]" office:value-type="float" office:value="100600">
            <text:p>100600,00000</text:p>
          </table:table-cell>
          <table:table-cell table:formula="of:=[.AG74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7">
            <text:p>8,70000</text:p>
          </table:table-cell>
          <table:table-cell office:value-type="float" office:value="1479">
            <text:p>1479,00000</text:p>
          </table:table-cell>
          <table:table-cell table:formula="of:=[.A76]+273.15" office:value-type="float" office:value="281.85">
            <text:p>281,85000</text:p>
          </table:table-cell>
          <table:table-cell table:style-name="ce47" table:formula="of:=[.D75]" office:value-type="float" office:value="0">
            <text:p>0,00000</text:p>
          </table:table-cell>
          <table:table-cell table:style-name="ce47" table:formula="of:=[.E75]-0.38461" office:value-type="float" office:value="3614.07695">
            <text:p>3614,07695</text:p>
          </table:table-cell>
          <table:table-cell table:style-name="ce53" table:formula="of:=[.F75]+11.15384" office:value-type="float" office:value="55.7692">
            <text:p>55,76920</text:p>
          </table:table-cell>
          <table:table-cell table:style-name="ce47" table:formula="of:=[.AB76]+([.B76]*[.Y76])" office:value-type="float" office:value="278.5365">
            <text:p>278,53650</text:p>
          </table:table-cell>
          <table:table-cell table:style-name="ce47" table:formula="of:=[.AA76] * ( ( 1 + ( [.Y76] * ( [.B76] / [.AB76] ) ) ) ^ 4.256 )" office:value-type="float" office:value="1.0602725134022">
            <text:p>1,06027</text:p>
          </table:table-cell>
          <table:table-cell table:style-name="ce47" table:formula="of:=( [.H76] * [.G76] ) / [.C76]" office:value-type="float" office:value="1.0478076811398">
            <text:p>1,04781</text:p>
          </table:table-cell>
          <table:table-cell table:style-name="ce47" table:formula="of:=[.Z76] * ( ( 1+ ( [.Y76] * ( [.B76] / [.AB76] ) ) ) ^ 5.256 )" office:value-type="float" office:value="84773.7738102857">
            <text:p>84773,77381</text:p>
          </table:table-cell>
          <table:table-cell table:style-name="ce47" table:formula="of:=[.K75] + ([.B76]-[.B75])" office:value-type="float" office:value="-590">
            <text:p>-590,00000</text:p>
          </table:table-cell>
          <table:table-cell table:style-name="ce47" table:formula="of:= [.E76] * [.AD76] * COS( [.S76] )" office:value-type="float" office:value="34977.8314185954">
            <text:p>34977,83142</text:p>
          </table:table-cell>
          <table:table-cell table:style-name="ce57" table:formula="of:=-0.11*[.F76]+71.7" office:value-type="float" office:value="65.565388">
            <text:p>65,56539</text:p>
          </table:table-cell>
          <table:table-cell table:style-name="ce62" table:formula="of:= ( [.K76] / [.F76] ) * ( ( ( [.C75] + [.C76] ) / 2 ) / ( ( [.G75] + [.G76] ) / 2 ) )" office:value-type="float" office:value="-10.7106702286902">
            <text:p>-10,71067</text:p>
          </table:table-cell>
          <table:table-cell table:style-name="ce57" table:formula="of:=-0.05*[.F76]+22" office:value-type="float" office:value="19.21154">
            <text:p>19,21154</text:p>
          </table:table-cell>
          <table:table-cell table:style-name="ce66" table:formula="of:= - ( [.E76] * [.AD76] * SIN( [.S76] ) )" office:value-type="float" office:value="-5791.73143169714">
            <text:p>-5791,73143</text:p>
          </table:table-cell>
          <table:table-cell table:style-name="ce71" table:formula="of:= - ( ( 2 * [.P76] ) / ( ( ( [.M76] ) ^ 2 ) * [.AG76] * [.I76] ) )" office:value-type="float" office:value="0.0918437336233988">
            <text:p>0,09184</text:p>
          </table:table-cell>
          <table:table-cell table:style-name="ce76" table:formula="of:= ( ( 2 * [.L76] ) / ( ( ( [.M76] ) ^ 2 ) * [.AG76] * [.I76] ) )" office:value-type="float" office:value="0.554669129502829">
            <text:p>0,55467</text:p>
          </table:table-cell>
          <table:table-cell table:style-name="ce53" table:formula="of:=ASIN( - ( [.N76] / [.M76] ) )" office:value-type="float" office:value="0.164094035412919">
            <text:p>0,16409</text:p>
          </table:table-cell>
          <table:table-cell table:style-name="ce53" table:formula="of:=[.S76] * ( 180 / 3.14159265359 )" office:value-type="float" office:value="9.40189567242993">
            <text:p>9,40190</text:p>
          </table:table-cell>
          <table:table-cell table:style-name="ce79" table:formula="of:=0.04*[.F76]+0.9" office:value-type="float" office:value="3.130768">
            <text:p>3,13077</text:p>
          </table:table-cell>
          <table:table-cell table:style-name="ce82" table:formula="of:=-0.04*[.F76]+2.15" office:value-type="float" office:value="-0.0807680000000004">
            <text:p>-0,08077</text:p>
          </table:table-cell>
          <table:table-cell/>
          <table:table-cell table:formula="of:=[.X75]" office:value-type="float" office:value="0">
            <text:p>0,00000</text:p>
          </table:table-cell>
          <table:table-cell table:formula="of:=[.Y75]" office:value-type="float" office:value="-0.0065">
            <text:p>-0,00650</text:p>
          </table:table-cell>
          <table:table-cell table:formula="of:=[.Z75]" office:value-type="float" office:value="101325">
            <text:p>101325,00000</text:p>
          </table:table-cell>
          <table:table-cell table:formula="of:=[.AA75]" office:value-type="float" office:value="1.225">
            <text:p>1,22500</text:p>
          </table:table-cell>
          <table:table-cell table:formula="of:=[.AB75]" office:value-type="float" office:value="288.15">
            <text:p>288,15000</text:p>
          </table:table-cell>
          <table:table-cell table:formula="of:=[.AC75]" office:value-type="float" office:value="1.235">
            <text:p>1,23500</text:p>
          </table:table-cell>
          <table:table-cell table:formula="of:=[.AD75]" office:value-type="float" office:value="9.81">
            <text:p>9,81000</text:p>
          </table:table-cell>
          <table:table-cell table:formula="of:=[.AE75]" office:value-type="float" office:value="293.15">
            <text:p>293,15000</text:p>
          </table:table-cell>
          <table:table-cell table:formula="of:=[.AF75]" office:value-type="float" office:value="100600">
            <text:p>100600,00000</text:p>
          </table:table-cell>
          <table:table-cell table:formula="of:=[.AG75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9.6">
            <text:p>9,60000</text:p>
          </table:table-cell>
          <table:table-cell office:value-type="float" office:value="1375">
            <text:p>1375,00000</text:p>
          </table:table-cell>
          <table:table-cell table:formula="of:=[.A77]+273.15" office:value-type="float" office:value="282.75">
            <text:p>282,75000</text:p>
          </table:table-cell>
          <table:table-cell table:style-name="ce47" table:formula="of:=[.D76]" office:value-type="float" office:value="0">
            <text:p>0,00000</text:p>
          </table:table-cell>
          <table:table-cell table:style-name="ce47" table:formula="of:=[.E76]-0.38461" office:value-type="float" office:value="3613.69234">
            <text:p>3613,69234</text:p>
          </table:table-cell>
          <table:table-cell table:style-name="ce53" table:formula="of:=[.F76]+11.15384" office:value-type="float" office:value="66.92304">
            <text:p>66,92304</text:p>
          </table:table-cell>
          <table:table-cell table:style-name="ce47" table:formula="of:=[.AB77]+([.B77]*[.Y77])" office:value-type="float" office:value="279.2125">
            <text:p>279,21250</text:p>
          </table:table-cell>
          <table:table-cell table:style-name="ce47" table:formula="of:=[.AA77] * ( ( 1 + ( [.Y77] * ( [.B77] / [.AB77] ) ) ) ^ 4.256 )" office:value-type="float" office:value="1.07126761861414">
            <text:p>1,07127</text:p>
          </table:table-cell>
          <table:table-cell table:style-name="ce47" table:formula="of:=( [.H77] * [.G77] ) / [.C77]" office:value-type="float" office:value="1.05786493355367">
            <text:p>1,05786</text:p>
          </table:table-cell>
          <table:table-cell table:style-name="ce47" table:formula="of:=[.Z77] * ( ( 1+ ( [.Y77] * ( [.B77] / [.AB77] ) ) ) ^ 5.256 )" office:value-type="float" office:value="85860.761244477">
            <text:p>85860,76124</text:p>
          </table:table-cell>
          <table:table-cell table:style-name="ce47" table:formula="of:=[.K76] + ([.B77]-[.B76])" office:value-type="float" office:value="-694">
            <text:p>-694,00000</text:p>
          </table:table-cell>
          <table:table-cell table:style-name="ce47" table:formula="of:= [.E77] * [.AD77] * COS( [.S77] )" office:value-type="float" office:value="34975.2708711778">
            <text:p>34975,27087</text:p>
          </table:table-cell>
          <table:table-cell table:style-name="ce57" table:formula="of:=-0.11*[.F77]+71.7" office:value-type="float" office:value="64.3384656">
            <text:p>64,33847</text:p>
          </table:table-cell>
          <table:table-cell table:style-name="ce62" table:formula="of:= ( [.K77] / [.F77] ) * ( ( ( [.C76] + [.C77] ) / 2 ) / ( ( [.G76] + [.G77] ) / 2 ) )" office:value-type="float" office:value="-10.4974999988885">
            <text:p>-10,49750</text:p>
          </table:table-cell>
          <table:table-cell table:style-name="ce57" table:formula="of:=-0.05*[.F77]+22" office:value-type="float" office:value="18.653848">
            <text:p>18,65385</text:p>
          </table:table-cell>
          <table:table-cell table:style-name="ce66" table:formula="of:= - ( [.E77] * [.AD77] * SIN( [.S77] ) )" office:value-type="float" office:value="-5784.09432315804">
            <text:p>-5784,09432</text:p>
          </table:table-cell>
          <table:table-cell table:style-name="ce71" table:formula="of:= - ( ( 2 * [.P77] ) / ( ( ( [.M77] ) ^ 2 ) * [.AG77] * [.I77] ) )" office:value-type="float" office:value="0.094348654500999">
            <text:p>0,09435</text:p>
          </table:table-cell>
          <table:table-cell table:style-name="ce76" table:formula="of:= ( ( 2 * [.L77] ) / ( ( ( [.M77] ) ^ 2 ) * [.AG77] * [.I77] ) )" office:value-type="float" office:value="0.570507596027916">
            <text:p>0,57051</text:p>
          </table:table-cell>
          <table:table-cell table:style-name="ce53" table:formula="of:=ASIN( - ( [.N77] / [.M77] ) )" office:value-type="float" office:value="0.163893297319966">
            <text:p>0,16389</text:p>
          </table:table-cell>
          <table:table-cell table:style-name="ce53" table:formula="of:=[.S77] * ( 180 / 3.14159265359 )" office:value-type="float" office:value="9.39039422691622">
            <text:p>9,39039</text:p>
          </table:table-cell>
          <table:table-cell table:style-name="ce79" table:formula="of:=0.04*[.F77]+0.9" office:value-type="float" office:value="3.5769216">
            <text:p>3,57692</text:p>
          </table:table-cell>
          <table:table-cell table:style-name="ce82" table:formula="of:=-0.04*[.F77]+2.15" office:value-type="float" office:value="-0.5269216">
            <text:p>-0,52692</text:p>
          </table:table-cell>
          <table:table-cell/>
          <table:table-cell table:formula="of:=[.X76]" office:value-type="float" office:value="0">
            <text:p>0,00000</text:p>
          </table:table-cell>
          <table:table-cell table:formula="of:=[.Y76]" office:value-type="float" office:value="-0.0065">
            <text:p>-0,00650</text:p>
          </table:table-cell>
          <table:table-cell table:formula="of:=[.Z76]" office:value-type="float" office:value="101325">
            <text:p>101325,00000</text:p>
          </table:table-cell>
          <table:table-cell table:formula="of:=[.AA76]" office:value-type="float" office:value="1.225">
            <text:p>1,22500</text:p>
          </table:table-cell>
          <table:table-cell table:formula="of:=[.AB76]" office:value-type="float" office:value="288.15">
            <text:p>288,15000</text:p>
          </table:table-cell>
          <table:table-cell table:formula="of:=[.AC76]" office:value-type="float" office:value="1.235">
            <text:p>1,23500</text:p>
          </table:table-cell>
          <table:table-cell table:formula="of:=[.AD76]" office:value-type="float" office:value="9.81">
            <text:p>9,81000</text:p>
          </table:table-cell>
          <table:table-cell table:formula="of:=[.AE76]" office:value-type="float" office:value="293.15">
            <text:p>293,15000</text:p>
          </table:table-cell>
          <table:table-cell table:formula="of:=[.AF76]" office:value-type="float" office:value="100600">
            <text:p>100600,00000</text:p>
          </table:table-cell>
          <table:table-cell table:formula="of:=[.AG76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0.6">
            <text:p>10,60000</text:p>
          </table:table-cell>
          <table:table-cell office:value-type="float" office:value="1283">
            <text:p>1283,00000</text:p>
          </table:table-cell>
          <table:table-cell table:formula="of:=[.A78]+273.15" office:value-type="float" office:value="283.75">
            <text:p>283,75000</text:p>
          </table:table-cell>
          <table:table-cell table:style-name="ce47" table:formula="of:=[.D77]" office:value-type="float" office:value="0">
            <text:p>0,00000</text:p>
          </table:table-cell>
          <table:table-cell table:style-name="ce47" table:formula="of:=[.E77]-0.38461" office:value-type="float" office:value="3613.30773">
            <text:p>3613,30773</text:p>
          </table:table-cell>
          <table:table-cell table:style-name="ce53" table:formula="of:=[.F77]+11.15384" office:value-type="float" office:value="78.07688">
            <text:p>78,07688</text:p>
          </table:table-cell>
          <table:table-cell table:style-name="ce47" table:formula="of:=[.AB78]+([.B78]*[.Y78])" office:value-type="float" office:value="279.8105">
            <text:p>279,81050</text:p>
          </table:table-cell>
          <table:table-cell table:style-name="ce47" table:formula="of:=[.AA78] * ( ( 1 + ( [.Y78] * ( [.B78] / [.AB78] ) ) ) ^ 4.256 )" office:value-type="float" office:value="1.08106657890792">
            <text:p>1,08107</text:p>
          </table:table-cell>
          <table:table-cell table:style-name="ce47" table:formula="of:=( [.H78] * [.G78] ) / [.C78]" office:value-type="float" office:value="1.0660573743701">
            <text:p>1,06606</text:p>
          </table:table-cell>
          <table:table-cell table:style-name="ce47" table:formula="of:=[.Z78] * ( ( 1+ ( [.Y78] * ( [.B78] / [.AB78] ) ) ) ^ 5.256 )" office:value-type="float" office:value="86831.7089843985">
            <text:p>86831,70898</text:p>
          </table:table-cell>
          <table:table-cell table:style-name="ce47" table:formula="of:=[.K77] + ([.B78]-[.B77])" office:value-type="float" office:value="-786">
            <text:p>-786,00000</text:p>
          </table:table-cell>
          <table:table-cell table:style-name="ce47" table:formula="of:= [.E78] * [.AD78] * COS( [.S78] )" office:value-type="float" office:value="34980.391886102">
            <text:p>34980,39189</text:p>
          </table:table-cell>
          <table:table-cell table:style-name="ce57" table:formula="of:=-0.11*[.F78]+71.7" office:value-type="float" office:value="63.1115432">
            <text:p>63,11154</text:p>
          </table:table-cell>
          <table:table-cell table:style-name="ce62" table:formula="of:= ( [.K78] / [.F78] ) * ( ( ( [.C77] + [.C78] ) / 2 ) / ( ( [.G77] + [.G78] ) / 2 ) )" office:value-type="float" office:value="-10.2016479748025">
            <text:p>-10,20165</text:p>
          </table:table-cell>
          <table:table-cell table:style-name="ce57" table:formula="of:=-0.05*[.F78]+22" office:value-type="float" office:value="18.096156">
            <text:p>18,09616</text:p>
          </table:table-cell>
          <table:table-cell table:style-name="ce66" table:formula="of:= - ( [.E78] * [.AD78] * SIN( [.S78] ) )" office:value-type="float" office:value="-5729.74759867018">
            <text:p>-5729,74760</text:p>
          </table:table-cell>
          <table:table-cell table:style-name="ce71" table:formula="of:= - ( ( 2 * [.P78] ) / ( ( ( [.M78] ) ^ 2 ) * [.AG78] * [.I78] ) )" office:value-type="float" office:value="0.0963849613565049">
            <text:p>0,09638</text:p>
          </table:table-cell>
          <table:table-cell table:style-name="ce76" table:formula="of:= ( ( 2 * [.L78] ) / ( ( ( [.M78] ) ^ 2 ) * [.AG78] * [.I78] ) )" office:value-type="float" office:value="0.588434946237397">
            <text:p>0,58843</text:p>
          </table:table-cell>
          <table:table-cell table:style-name="ce53" table:formula="of:=ASIN( - ( [.N78] / [.M78] ) )" office:value-type="float" office:value="0.162357068161065">
            <text:p>0,16236</text:p>
          </table:table-cell>
          <table:table-cell table:style-name="ce53" table:formula="of:=[.S78] * ( 180 / 3.14159265359 )" office:value-type="float" office:value="9.30237477974627">
            <text:p>9,30237</text:p>
          </table:table-cell>
          <table:table-cell table:style-name="ce79" table:formula="of:=0.04*[.F78]+0.9" office:value-type="float" office:value="4.0230752">
            <text:p>4,02308</text:p>
          </table:table-cell>
          <table:table-cell table:style-name="ce82" table:formula="of:=-0.04*[.F78]+2.15" office:value-type="float" office:value="-0.9730752">
            <text:p>-0,97308</text:p>
          </table:table-cell>
          <table:table-cell/>
          <table:table-cell table:formula="of:=[.X77]" office:value-type="float" office:value="0">
            <text:p>0,00000</text:p>
          </table:table-cell>
          <table:table-cell table:formula="of:=[.Y77]" office:value-type="float" office:value="-0.0065">
            <text:p>-0,00650</text:p>
          </table:table-cell>
          <table:table-cell table:formula="of:=[.Z77]" office:value-type="float" office:value="101325">
            <text:p>101325,00000</text:p>
          </table:table-cell>
          <table:table-cell table:formula="of:=[.AA77]" office:value-type="float" office:value="1.225">
            <text:p>1,22500</text:p>
          </table:table-cell>
          <table:table-cell table:formula="of:=[.AB77]" office:value-type="float" office:value="288.15">
            <text:p>288,15000</text:p>
          </table:table-cell>
          <table:table-cell table:formula="of:=[.AC77]" office:value-type="float" office:value="1.235">
            <text:p>1,23500</text:p>
          </table:table-cell>
          <table:table-cell table:formula="of:=[.AD77]" office:value-type="float" office:value="9.81">
            <text:p>9,81000</text:p>
          </table:table-cell>
          <table:table-cell table:formula="of:=[.AE77]" office:value-type="float" office:value="293.15">
            <text:p>293,15000</text:p>
          </table:table-cell>
          <table:table-cell table:formula="of:=[.AF77]" office:value-type="float" office:value="100600">
            <text:p>100600,00000</text:p>
          </table:table-cell>
          <table:table-cell table:formula="of:=[.AG77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1">
            <text:p>11,10000</text:p>
          </table:table-cell>
          <table:table-cell office:value-type="float" office:value="1216">
            <text:p>1216,00000</text:p>
          </table:table-cell>
          <table:table-cell table:formula="of:=[.A79]+273.15" office:value-type="float" office:value="284.25">
            <text:p>284,25000</text:p>
          </table:table-cell>
          <table:table-cell table:style-name="ce47" table:formula="of:=[.D78]" office:value-type="float" office:value="0">
            <text:p>0,00000</text:p>
          </table:table-cell>
          <table:table-cell table:style-name="ce47" table:formula="of:=[.E78]-0.38461" office:value-type="float" office:value="3612.92312">
            <text:p>3612,92312</text:p>
          </table:table-cell>
          <table:table-cell table:style-name="ce53" table:formula="of:=[.F78]+11.15384" office:value-type="float" office:value="89.23072">
            <text:p>89,23072</text:p>
          </table:table-cell>
          <table:table-cell table:style-name="ce47" table:formula="of:=[.AB79]+([.B79]*[.Y79])" office:value-type="float" office:value="280.246">
            <text:p>280,24600</text:p>
          </table:table-cell>
          <table:table-cell table:style-name="ce47" table:formula="of:=[.AA79] * ( ( 1 + ( [.Y79] * ( [.B79] / [.AB79] ) ) ) ^ 4.256 )" office:value-type="float" office:value="1.08824581998578">
            <text:p>1,08825</text:p>
          </table:table-cell>
          <table:table-cell table:style-name="ce47" table:formula="of:=( [.H79] * [.G79] ) / [.C79]" office:value-type="float" office:value="1.07291658071323">
            <text:p>1,07292</text:p>
          </table:table-cell>
          <table:table-cell table:style-name="ce47" table:formula="of:=[.Z79] * ( ( 1+ ( [.Y79] * ( [.B79] / [.AB79] ) ) ) ^ 5.256 )" office:value-type="float" office:value="87544.3918302567">
            <text:p>87544,39183</text:p>
          </table:table-cell>
          <table:table-cell table:style-name="ce47" table:formula="of:=[.K78] + ([.B79]-[.B78])" office:value-type="float" office:value="-853">
            <text:p>-853,00000</text:p>
          </table:table-cell>
          <table:table-cell table:style-name="ce47" table:formula="of:= [.E79] * [.AD79] * COS( [.S79] )" office:value-type="float" office:value="35005.1285980887">
            <text:p>35005,12860</text:p>
          </table:table-cell>
          <table:table-cell table:style-name="ce57" table:formula="of:=-0.11*[.F79]+71.7" office:value-type="float" office:value="61.8846208">
            <text:p>61,88462</text:p>
          </table:table-cell>
          <table:table-cell table:style-name="ce62" table:formula="of:= ( [.K79] / [.F79] ) * ( ( ( [.C78] + [.C79] ) / 2 ) / ( ( [.G78] + [.G79] ) / 2 ) )" office:value-type="float" office:value="-9.69507398386113">
            <text:p>-9,69507</text:p>
          </table:table-cell>
          <table:table-cell table:style-name="ce57" table:formula="of:=-0.05*[.F79]+22" office:value-type="float" office:value="17.538464">
            <text:p>17,53846</text:p>
          </table:table-cell>
          <table:table-cell table:style-name="ce66" table:formula="of:= - ( [.E79] * [.AD79] * SIN( [.S79] ) )" office:value-type="float" office:value="-5552.59657734232">
            <text:p>-5552,59658</text:p>
          </table:table-cell>
          <table:table-cell table:style-name="ce71" table:formula="of:= - ( ( 2 * [.P79] ) / ( ( ( [.M79] ) ^ 2 ) * [.AG79] * [.I79] ) )" office:value-type="float" office:value="0.0965242998791796">
            <text:p>0,09652</text:p>
          </table:table-cell>
          <table:table-cell table:style-name="ce76" table:formula="of:= ( ( 2 * [.L79] ) / ( ( ( [.M79] ) ^ 2 ) * [.AG79] * [.I79] ) )" office:value-type="float" office:value="0.608516300985872">
            <text:p>0,60852</text:p>
          </table:table-cell>
          <table:table-cell table:style-name="ce53" table:formula="of:=ASIN( - ( [.N79] / [.M79] ) )" office:value-type="float" office:value="0.157311734523927">
            <text:p>0,15731</text:p>
          </table:table-cell>
          <table:table-cell table:style-name="ce53" table:formula="of:=[.S79] * ( 180 / 3.14159265359 )" office:value-type="float" office:value="9.01329845610289">
            <text:p>9,01330</text:p>
          </table:table-cell>
          <table:table-cell table:style-name="ce79" table:formula="of:=0.04*[.F79]+0.9" office:value-type="float" office:value="4.4692288">
            <text:p>4,46923</text:p>
          </table:table-cell>
          <table:table-cell table:style-name="ce82" table:formula="of:=-0.04*[.F79]+2.15" office:value-type="float" office:value="-1.4192288">
            <text:p>-1,41923</text:p>
          </table:table-cell>
          <table:table-cell/>
          <table:table-cell table:formula="of:=[.X78]" office:value-type="float" office:value="0">
            <text:p>0,00000</text:p>
          </table:table-cell>
          <table:table-cell table:formula="of:=[.Y78]" office:value-type="float" office:value="-0.0065">
            <text:p>-0,00650</text:p>
          </table:table-cell>
          <table:table-cell table:formula="of:=[.Z78]" office:value-type="float" office:value="101325">
            <text:p>101325,00000</text:p>
          </table:table-cell>
          <table:table-cell table:formula="of:=[.AA78]" office:value-type="float" office:value="1.225">
            <text:p>1,22500</text:p>
          </table:table-cell>
          <table:table-cell table:formula="of:=[.AB78]" office:value-type="float" office:value="288.15">
            <text:p>288,15000</text:p>
          </table:table-cell>
          <table:table-cell table:formula="of:=[.AC78]" office:value-type="float" office:value="1.235">
            <text:p>1,23500</text:p>
          </table:table-cell>
          <table:table-cell table:formula="of:=[.AD78]" office:value-type="float" office:value="9.81">
            <text:p>9,81000</text:p>
          </table:table-cell>
          <table:table-cell table:formula="of:=[.AE78]" office:value-type="float" office:value="293.15">
            <text:p>293,15000</text:p>
          </table:table-cell>
          <table:table-cell table:formula="of:=[.AF78]" office:value-type="float" office:value="100600">
            <text:p>100600,00000</text:p>
          </table:table-cell>
          <table:table-cell table:formula="of:=[.AG78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5">
            <text:p>11,50000</text:p>
          </table:table-cell>
          <table:table-cell office:value-type="float" office:value="1127">
            <text:p>1127,00000</text:p>
          </table:table-cell>
          <table:table-cell table:formula="of:=[.A80]+273.15" office:value-type="float" office:value="284.65">
            <text:p>284,65000</text:p>
          </table:table-cell>
          <table:table-cell table:style-name="ce47" table:formula="of:=[.D79]" office:value-type="float" office:value="0">
            <text:p>0,00000</text:p>
          </table:table-cell>
          <table:table-cell table:style-name="ce47" table:formula="of:=[.E79]-0.38461" office:value-type="float" office:value="3612.53851">
            <text:p>3612,53851</text:p>
          </table:table-cell>
          <table:table-cell table:style-name="ce53" table:formula="of:=[.F79]+11.15384" office:value-type="float" office:value="100.38456">
            <text:p>100,38456</text:p>
          </table:table-cell>
          <table:table-cell table:style-name="ce47" table:formula="of:=[.AB80]+([.B80]*[.Y80])" office:value-type="float" office:value="280.8245">
            <text:p>280,82450</text:p>
          </table:table-cell>
          <table:table-cell table:style-name="ce47" table:formula="of:=[.AA80] * ( ( 1 + ( [.Y80] * ( [.B80] / [.AB80] ) ) ) ^ 4.256 )" office:value-type="float" office:value="1.09783876323861">
            <text:p>1,09784</text:p>
          </table:table-cell>
          <table:table-cell table:style-name="ce47" table:formula="of:=( [.H80] * [.G80] ) / [.C80]" office:value-type="float" office:value="1.08308456619393">
            <text:p>1,08308</text:p>
          </table:table-cell>
          <table:table-cell table:style-name="ce47" table:formula="of:=[.Z80] * ( ( 1+ ( [.Y80] * ( [.B80] / [.AB80] ) ) ) ^ 5.256 )" office:value-type="float" office:value="88498.4073786728">
            <text:p>88498,40738</text:p>
          </table:table-cell>
          <table:table-cell table:style-name="ce47" table:formula="of:=[.K79] + ([.B80]-[.B79])" office:value-type="float" office:value="-942">
            <text:p>-942,00000</text:p>
          </table:table-cell>
          <table:table-cell table:style-name="ce47" table:formula="of:= [.E80] * [.AD80] * COS( [.S80] )" office:value-type="float" office:value="35000.2891678687">
            <text:p>35000,28917</text:p>
          </table:table-cell>
          <table:table-cell table:style-name="ce57" table:formula="of:=-0.11*[.F80]+71.7" office:value-type="float" office:value="60.6576984">
            <text:p>60,65770</text:p>
          </table:table-cell>
          <table:table-cell table:style-name="ce62" table:formula="of:= ( [.K80] / [.F80] ) * ( ( ( [.C79] + [.C80] ) / 2 ) / ( ( [.G79] + [.G80] ) / 2 ) )" office:value-type="float" office:value="-9.5148617379459">
            <text:p>-9,51486</text:p>
          </table:table-cell>
          <table:table-cell table:style-name="ce57" table:formula="of:=-0.05*[.F80]+22" office:value-type="float" office:value="16.980772">
            <text:p>16,98077</text:p>
          </table:table-cell>
          <table:table-cell table:style-name="ce66" table:formula="of:= - ( [.E80] * [.AD80] * SIN( [.S80] ) )" office:value-type="float" office:value="-5559.01757742718">
            <text:p>-5559,01758</text:p>
          </table:table-cell>
          <table:table-cell table:style-name="ce71" table:formula="of:= - ( ( 2 * [.P80] ) / ( ( ( [.M80] ) ^ 2 ) * [.AG80] * [.I80] ) )" office:value-type="float" office:value="0.0996404750826709">
            <text:p>0,09964</text:p>
          </table:table-cell>
          <table:table-cell table:style-name="ce76" table:formula="of:= ( ( 2 * [.L80] ) / ( ( ( [.M80] ) ^ 2 ) * [.AG80] * [.I80] ) )" office:value-type="float" office:value="0.627349237908212">
            <text:p>0,62735</text:p>
          </table:table-cell>
          <table:table-cell table:style-name="ce53" table:formula="of:=ASIN( - ( [.N80] / [.M80] ) )" office:value-type="float" office:value="0.157512075283216">
            <text:p>0,15751</text:p>
          </table:table-cell>
          <table:table-cell table:style-name="ce53" table:formula="of:=[.S80] * ( 180 / 3.14159265359 )" office:value-type="float" office:value="9.02477713607457">
            <text:p>9,02478</text:p>
          </table:table-cell>
          <table:table-cell table:style-name="ce79" table:formula="of:=0.04*[.F80]+0.9" office:value-type="float" office:value="4.9153824">
            <text:p>4,91538</text:p>
          </table:table-cell>
          <table:table-cell table:style-name="ce82" table:formula="of:=-0.04*[.F80]+2.15" office:value-type="float" office:value="-1.8653824">
            <text:p>-1,86538</text:p>
          </table:table-cell>
          <table:table-cell/>
          <table:table-cell table:formula="of:=[.X79]" office:value-type="float" office:value="0">
            <text:p>0,00000</text:p>
          </table:table-cell>
          <table:table-cell table:formula="of:=[.Y79]" office:value-type="float" office:value="-0.0065">
            <text:p>-0,00650</text:p>
          </table:table-cell>
          <table:table-cell table:formula="of:=[.Z79]" office:value-type="float" office:value="101325">
            <text:p>101325,00000</text:p>
          </table:table-cell>
          <table:table-cell table:formula="of:=[.AA79]" office:value-type="float" office:value="1.225">
            <text:p>1,22500</text:p>
          </table:table-cell>
          <table:table-cell table:formula="of:=[.AB79]" office:value-type="float" office:value="288.15">
            <text:p>288,15000</text:p>
          </table:table-cell>
          <table:table-cell table:formula="of:=[.AC79]" office:value-type="float" office:value="1.235">
            <text:p>1,23500</text:p>
          </table:table-cell>
          <table:table-cell table:formula="of:=[.AD79]" office:value-type="float" office:value="9.81">
            <text:p>9,81000</text:p>
          </table:table-cell>
          <table:table-cell table:formula="of:=[.AE79]" office:value-type="float" office:value="293.15">
            <text:p>293,15000</text:p>
          </table:table-cell>
          <table:table-cell table:formula="of:=[.AF79]" office:value-type="float" office:value="100600">
            <text:p>100600,00000</text:p>
          </table:table-cell>
          <table:table-cell table:formula="of:=[.AG79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3">
            <text:p>11,30000</text:p>
          </table:table-cell>
          <table:table-cell office:value-type="float" office:value="1047">
            <text:p>1047,00000</text:p>
          </table:table-cell>
          <table:table-cell table:formula="of:=[.A81]+273.15" office:value-type="float" office:value="284.45">
            <text:p>284,45000</text:p>
          </table:table-cell>
          <table:table-cell table:style-name="ce47" table:formula="of:=[.D80]" office:value-type="float" office:value="0">
            <text:p>0,00000</text:p>
          </table:table-cell>
          <table:table-cell table:style-name="ce47" table:formula="of:=[.E80]-0.38461" office:value-type="float" office:value="3612.1539">
            <text:p>3612,15390</text:p>
          </table:table-cell>
          <table:table-cell table:style-name="ce53" table:formula="of:=[.F80]+11.15384" office:value-type="float" office:value="111.5384">
            <text:p>111,53840</text:p>
          </table:table-cell>
          <table:table-cell table:style-name="ce47" table:formula="of:=[.AB81]+([.B81]*[.Y81])" office:value-type="float" office:value="281.3445">
            <text:p>281,34450</text:p>
          </table:table-cell>
          <table:table-cell table:style-name="ce47" table:formula="of:=[.AA81] * ( ( 1 + ( [.Y81] * ( [.B81] / [.AB81] ) ) ) ^ 4.256 )" office:value-type="float" office:value="1.10651672200299">
            <text:p>1,10652</text:p>
          </table:table-cell>
          <table:table-cell table:style-name="ce47" table:formula="of:=( [.H81] * [.G81] ) / [.C81]" office:value-type="float" office:value="1.0944362590739">
            <text:p>1,09444</text:p>
          </table:table-cell>
          <table:table-cell table:style-name="ce47" table:formula="of:=[.Z81] * ( ( 1+ ( [.Y81] * ( [.B81] / [.AB81] ) ) ) ^ 5.256 )" office:value-type="float" office:value="89363.1174558776">
            <text:p>89363,11746</text:p>
          </table:table-cell>
          <table:table-cell table:style-name="ce47" table:formula="of:=[.K80] + ([.B81]-[.B80])" office:value-type="float" office:value="-1022">
            <text:p>-1022,00000</text:p>
          </table:table-cell>
          <table:table-cell table:style-name="ce47" table:formula="of:= [.E81] * [.AD81] * COS( [.S81] )" office:value-type="float" office:value="35000.971452769">
            <text:p>35000,97145</text:p>
          </table:table-cell>
          <table:table-cell table:style-name="ce57" table:formula="of:=-0.11*[.F81]+71.7" office:value-type="float" office:value="59.430776">
            <text:p>59,43078</text:p>
          </table:table-cell>
          <table:table-cell table:style-name="ce62" table:formula="of:= ( [.K81] / [.F81] ) * ( ( ( [.C80] + [.C81] ) / 2 ) / ( ( [.G80] + [.G81] ) / 2 ) )" office:value-type="float" office:value="-9.2757316892534">
            <text:p>-9,27573</text:p>
          </table:table-cell>
          <table:table-cell table:style-name="ce57" table:formula="of:=-0.05*[.F81]+22" office:value-type="float" office:value="16.42308">
            <text:p>16,42308</text:p>
          </table:table-cell>
          <table:table-cell table:style-name="ce66" table:formula="of:= - ( [.E81] * [.AD81] * SIN( [.S81] ) )" office:value-type="float" office:value="-5530.59720424198">
            <text:p>-5530,59720</text:p>
          </table:table-cell>
          <table:table-cell table:style-name="ce71" table:formula="of:= - ( ( 2 * [.P81] ) / ( ( ( [.M81] ) ^ 2 ) * [.AG81] * [.I81] ) )" office:value-type="float" office:value="0.102195252069174">
            <text:p>0,10220</text:p>
          </table:table-cell>
          <table:table-cell table:style-name="ce76" table:formula="of:= ( ( 2 * [.L81] ) / ( ( ( [.M81] ) ^ 2 ) * [.AG81] * [.I81] ) )" office:value-type="float" office:value="0.646753500243731">
            <text:p>0,64675</text:p>
          </table:table-cell>
          <table:table-cell table:style-name="ce53" table:formula="of:=ASIN( - ( [.N81] / [.M81] ) )" office:value-type="float" office:value="0.156716946440015">
            <text:p>0,15672</text:p>
          </table:table-cell>
          <table:table-cell table:style-name="ce53" table:formula="of:=[.S81] * ( 180 / 3.14159265359 )" office:value-type="float" office:value="8.97921960919006">
            <text:p>8,97922</text:p>
          </table:table-cell>
          <table:table-cell table:style-name="ce79" table:formula="of:=0.04*[.F81]+0.9" office:value-type="float" office:value="5.361536">
            <text:p>5,36154</text:p>
          </table:table-cell>
          <table:table-cell table:style-name="ce82" table:formula="of:=-0.04*[.F81]+2.15" office:value-type="float" office:value="-2.311536">
            <text:p>-2,31154</text:p>
          </table:table-cell>
          <table:table-cell/>
          <table:table-cell table:formula="of:=[.X80]" office:value-type="float" office:value="0">
            <text:p>0,00000</text:p>
          </table:table-cell>
          <table:table-cell table:formula="of:=[.Y80]" office:value-type="float" office:value="-0.0065">
            <text:p>-0,00650</text:p>
          </table:table-cell>
          <table:table-cell table:formula="of:=[.Z80]" office:value-type="float" office:value="101325">
            <text:p>101325,00000</text:p>
          </table:table-cell>
          <table:table-cell table:formula="of:=[.AA80]" office:value-type="float" office:value="1.225">
            <text:p>1,22500</text:p>
          </table:table-cell>
          <table:table-cell table:formula="of:=[.AB80]" office:value-type="float" office:value="288.15">
            <text:p>288,15000</text:p>
          </table:table-cell>
          <table:table-cell table:formula="of:=[.AC80]" office:value-type="float" office:value="1.235">
            <text:p>1,23500</text:p>
          </table:table-cell>
          <table:table-cell table:formula="of:=[.AD80]" office:value-type="float" office:value="9.81">
            <text:p>9,81000</text:p>
          </table:table-cell>
          <table:table-cell table:formula="of:=[.AE80]" office:value-type="float" office:value="293.15">
            <text:p>293,15000</text:p>
          </table:table-cell>
          <table:table-cell table:formula="of:=[.AF80]" office:value-type="float" office:value="100600">
            <text:p>100600,00000</text:p>
          </table:table-cell>
          <table:table-cell table:formula="of:=[.AG80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6">
            <text:p>11,60000</text:p>
          </table:table-cell>
          <table:table-cell office:value-type="float" office:value="984">
            <text:p>984,00000</text:p>
          </table:table-cell>
          <table:table-cell table:formula="of:=[.A82]+273.15" office:value-type="float" office:value="284.75">
            <text:p>284,75000</text:p>
          </table:table-cell>
          <table:table-cell table:style-name="ce47" table:formula="of:=[.D81]" office:value-type="float" office:value="0">
            <text:p>0,00000</text:p>
          </table:table-cell>
          <table:table-cell table:style-name="ce47" table:formula="of:=[.E81]-0.38461" office:value-type="float" office:value="3611.76929">
            <text:p>3611,76929</text:p>
          </table:table-cell>
          <table:table-cell table:style-name="ce53" table:formula="of:=[.F81]+11.15384" office:value-type="float" office:value="122.69224">
            <text:p>122,69224</text:p>
          </table:table-cell>
          <table:table-cell table:style-name="ce47" table:formula="of:=[.AB82]+([.B82]*[.Y82])" office:value-type="float" office:value="281.754">
            <text:p>281,75400</text:p>
          </table:table-cell>
          <table:table-cell table:style-name="ce47" table:formula="of:=[.AA82] * ( ( 1 + ( [.Y82] * ( [.B82] / [.AB82] ) ) ) ^ 4.256 )" office:value-type="float" office:value="1.11338747089026">
            <text:p>1,11339</text:p>
          </table:table-cell>
          <table:table-cell table:style-name="ce47" table:formula="of:=( [.H82] * [.G82] ) / [.C82]" office:value-type="float" office:value="1.10167295337388">
            <text:p>1,10167</text:p>
          </table:table-cell>
          <table:table-cell table:style-name="ce47" table:formula="of:=[.Z82] * ( ( 1+ ( [.Y82] * ( [.B82] / [.AB82] ) ) ) ^ 5.256 )" office:value-type="float" office:value="90048.8809107313">
            <text:p>90048,88091</text:p>
          </table:table-cell>
          <table:table-cell table:style-name="ce47" table:formula="of:=[.K81] + ([.B82]-[.B81])" office:value-type="float" office:value="-1085">
            <text:p>-1085,00000</text:p>
          </table:table-cell>
          <table:table-cell table:style-name="ce47" table:formula="of:= [.E82] * [.AD82] * COS( [.S82] )" office:value-type="float" office:value="35011.0924592048">
            <text:p>35011,09246</text:p>
          </table:table-cell>
          <table:table-cell table:style-name="ce57" table:formula="of:=-0.11*[.F82]+71.7" office:value-type="float" office:value="58.2038536">
            <text:p>58,20385</text:p>
          </table:table-cell>
          <table:table-cell table:style-name="ce62" table:formula="of:= ( [.K82] / [.F82] ) * ( ( ( [.C81] + [.C82] ) / 2 ) / ( ( [.G81] + [.G82] ) / 2 ) )" office:value-type="float" office:value="-8.93908699137135">
            <text:p>-8,93909</text:p>
          </table:table-cell>
          <table:table-cell table:style-name="ce57" table:formula="of:=-0.05*[.F82]+22" office:value-type="float" office:value="15.865388">
            <text:p>15,86539</text:p>
          </table:table-cell>
          <table:table-cell table:style-name="ce66" table:formula="of:= - ( [.E82] * [.AD82] * SIN( [.S82] ) )" office:value-type="float" office:value="-5441.64783591376">
            <text:p>-5441,64784</text:p>
          </table:table-cell>
          <table:table-cell table:style-name="ce71" table:formula="of:= - ( ( 2 * [.P82] ) / ( ( ( [.M82] ) ^ 2 ) * [.AG82] * [.I82] ) )" office:value-type="float" office:value="0.104146871827382">
            <text:p>0,10415</text:p>
          </table:table-cell>
          <table:table-cell table:style-name="ce76" table:formula="of:= ( ( 2 * [.L82] ) / ( ( ( [.M82] ) ^ 2 ) * [.AG82] * [.I82] ) )" office:value-type="float" office:value="0.670071983493789">
            <text:p>0,67007</text:p>
          </table:table-cell>
          <table:table-cell table:style-name="ce53" table:formula="of:=ASIN( - ( [.N82] / [.M82] ) )" office:value-type="float" office:value="0.154192663029087">
            <text:p>0,15419</text:p>
          </table:table-cell>
          <table:table-cell table:style-name="ce53" table:formula="of:=[.S82] * ( 180 / 3.14159265359 )" office:value-type="float" office:value="8.83458882344899">
            <text:p>8,83459</text:p>
          </table:table-cell>
          <table:table-cell table:style-name="ce79" table:formula="of:=0.04*[.F82]+0.9" office:value-type="float" office:value="5.8076896">
            <text:p>5,80769</text:p>
          </table:table-cell>
          <table:table-cell table:style-name="ce82" table:formula="of:=-0.04*[.F82]+2.15" office:value-type="float" office:value="-2.7576896">
            <text:p>-2,75769</text:p>
          </table:table-cell>
          <table:table-cell/>
          <table:table-cell table:formula="of:=[.X81]" office:value-type="float" office:value="0">
            <text:p>0,00000</text:p>
          </table:table-cell>
          <table:table-cell table:formula="of:=[.Y81]" office:value-type="float" office:value="-0.0065">
            <text:p>-0,00650</text:p>
          </table:table-cell>
          <table:table-cell table:formula="of:=[.Z81]" office:value-type="float" office:value="101325">
            <text:p>101325,00000</text:p>
          </table:table-cell>
          <table:table-cell table:formula="of:=[.AA81]" office:value-type="float" office:value="1.225">
            <text:p>1,22500</text:p>
          </table:table-cell>
          <table:table-cell table:formula="of:=[.AB81]" office:value-type="float" office:value="288.15">
            <text:p>288,15000</text:p>
          </table:table-cell>
          <table:table-cell table:formula="of:=[.AC81]" office:value-type="float" office:value="1.235">
            <text:p>1,23500</text:p>
          </table:table-cell>
          <table:table-cell table:formula="of:=[.AD81]" office:value-type="float" office:value="9.81">
            <text:p>9,81000</text:p>
          </table:table-cell>
          <table:table-cell table:formula="of:=[.AE81]" office:value-type="float" office:value="293.15">
            <text:p>293,15000</text:p>
          </table:table-cell>
          <table:table-cell table:formula="of:=[.AF81]" office:value-type="float" office:value="100600">
            <text:p>100600,00000</text:p>
          </table:table-cell>
          <table:table-cell table:formula="of:=[.AG81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0.8">
            <text:p>10,80000</text:p>
          </table:table-cell>
          <table:table-cell office:value-type="float" office:value="920">
            <text:p>920,00000</text:p>
          </table:table-cell>
          <table:table-cell table:formula="of:=[.A83]+273.15" office:value-type="float" office:value="283.95">
            <text:p>283,95000</text:p>
          </table:table-cell>
          <table:table-cell table:style-name="ce47" table:formula="of:=[.D82]" office:value-type="float" office:value="0">
            <text:p>0,00000</text:p>
          </table:table-cell>
          <table:table-cell table:style-name="ce47" table:formula="of:=[.E82]-0.38461" office:value-type="float" office:value="3611.38468">
            <text:p>3611,38468</text:p>
          </table:table-cell>
          <table:table-cell table:style-name="ce53" table:formula="of:=[.F82]+11.15384" office:value-type="float" office:value="133.84608">
            <text:p>133,84608</text:p>
          </table:table-cell>
          <table:table-cell table:style-name="ce47" table:formula="of:=[.AB83]+([.B83]*[.Y83])" office:value-type="float" office:value="282.17">
            <text:p>282,17000</text:p>
          </table:table-cell>
          <table:table-cell table:style-name="ce47" table:formula="of:=[.AA83] * ( ( 1 + ( [.Y83] * ( [.B83] / [.AB83] ) ) ) ^ 4.256 )" office:value-type="float" office:value="1.12040065113741">
            <text:p>1,12040</text:p>
          </table:table-cell>
          <table:table-cell table:style-name="ce47" table:formula="of:=( [.H83] * [.G83] ) / [.C83]" office:value-type="float" office:value="1.11337718517853">
            <text:p>1,11338</text:p>
          </table:table-cell>
          <table:table-cell table:style-name="ce47" table:formula="of:=[.Z83] * ( ( 1+ ( [.Y83] * ( [.B83] / [.AB83] ) ) ) ^ 5.256 )" office:value-type="float" office:value="90749.8864938925">
            <text:p>90749,88649</text:p>
          </table:table-cell>
          <table:table-cell table:style-name="ce47" table:formula="of:=[.K82] + ([.B83]-[.B82])" office:value-type="float" office:value="-1149">
            <text:p>-1149,00000</text:p>
          </table:table-cell>
          <table:table-cell table:style-name="ce47" table:formula="of:= [.E83] * [.AD83] * COS( [.S83] )" office:value-type="float" office:value="35016.3472045874">
            <text:p>35016,34720</text:p>
          </table:table-cell>
          <table:table-cell table:style-name="ce57" table:formula="of:=-0.11*[.F83]+71.7" office:value-type="float" office:value="56.9769312">
            <text:p>56,97693</text:p>
          </table:table-cell>
          <table:table-cell table:style-name="ce62" table:formula="of:= ( [.K83] / [.F83] ) * ( ( ( [.C82] + [.C83] ) / 2 ) / ( ( [.G82] + [.G83] ) / 2 ) )" office:value-type="float" office:value="-8.65719146257961">
            <text:p>-8,65719</text:p>
          </table:table-cell>
          <table:table-cell table:style-name="ce57" table:formula="of:=-0.05*[.F83]+22" office:value-type="float" office:value="15.307696">
            <text:p>15,30770</text:p>
          </table:table-cell>
          <table:table-cell table:style-name="ce66" table:formula="of:= - ( [.E83] * [.AD83] * SIN( [.S83] ) )" office:value-type="float" office:value="-5382.9547239657">
            <text:p>-5382,95472</text:p>
          </table:table-cell>
          <table:table-cell table:style-name="ce71" table:formula="of:= - ( ( 2 * [.P83] ) / ( ( ( [.M83] ) ^ 2 ) * [.AG83] * [.I83] ) )" office:value-type="float" office:value="0.10637810878975">
            <text:p>0,10638</text:p>
          </table:table-cell>
          <table:table-cell table:style-name="ce76" table:formula="of:= ( ( 2 * [.L83] ) / ( ( ( [.M83] ) ^ 2 ) * [.AG83] * [.I83] ) )" office:value-type="float" office:value="0.691994078227177">
            <text:p>0,69199</text:p>
          </table:table-cell>
          <table:table-cell table:style-name="ce53" table:formula="of:=ASIN( - ( [.N83] / [.M83] ) )" office:value-type="float" office:value="0.152532835882558">
            <text:p>0,15253</text:p>
          </table:table-cell>
          <table:table-cell table:style-name="ce53" table:formula="of:=[.S83] * ( 180 / 3.14159265359 )" office:value-type="float" office:value="8.73948773323162">
            <text:p>8,73949</text:p>
          </table:table-cell>
          <table:table-cell table:style-name="ce79" table:formula="of:=0.04*[.F83]+0.9" office:value-type="float" office:value="6.2538432">
            <text:p>6,25384</text:p>
          </table:table-cell>
          <table:table-cell table:style-name="ce82" table:formula="of:=-0.04*[.F83]+2.15" office:value-type="float" office:value="-3.2038432">
            <text:p>-3,20384</text:p>
          </table:table-cell>
          <table:table-cell/>
          <table:table-cell table:formula="of:=[.X82]" office:value-type="float" office:value="0">
            <text:p>0,00000</text:p>
          </table:table-cell>
          <table:table-cell table:formula="of:=[.Y82]" office:value-type="float" office:value="-0.0065">
            <text:p>-0,00650</text:p>
          </table:table-cell>
          <table:table-cell table:formula="of:=[.Z82]" office:value-type="float" office:value="101325">
            <text:p>101325,00000</text:p>
          </table:table-cell>
          <table:table-cell table:formula="of:=[.AA82]" office:value-type="float" office:value="1.225">
            <text:p>1,22500</text:p>
          </table:table-cell>
          <table:table-cell table:formula="of:=[.AB82]" office:value-type="float" office:value="288.15">
            <text:p>288,15000</text:p>
          </table:table-cell>
          <table:table-cell table:formula="of:=[.AC82]" office:value-type="float" office:value="1.235">
            <text:p>1,23500</text:p>
          </table:table-cell>
          <table:table-cell table:formula="of:=[.AD82]" office:value-type="float" office:value="9.81">
            <text:p>9,81000</text:p>
          </table:table-cell>
          <table:table-cell table:formula="of:=[.AE82]" office:value-type="float" office:value="293.15">
            <text:p>293,15000</text:p>
          </table:table-cell>
          <table:table-cell table:formula="of:=[.AF82]" office:value-type="float" office:value="100600">
            <text:p>100600,00000</text:p>
          </table:table-cell>
          <table:table-cell table:formula="of:=[.AG82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7">
            <text:p>8,70000</text:p>
          </table:table-cell>
          <table:table-cell table:style-name="ce47" office:value-type="float" office:value="862">
            <text:p>862,00000</text:p>
          </table:table-cell>
          <table:table-cell table:style-name="ce47" table:formula="of:=[.A84]+273.15" office:value-type="float" office:value="281.85">
            <text:p>281,85000</text:p>
          </table:table-cell>
          <table:table-cell table:style-name="ce47" table:formula="of:=[.D83]" office:value-type="float" office:value="0">
            <text:p>0,00000</text:p>
          </table:table-cell>
          <table:table-cell table:style-name="ce47" table:formula="of:=[.E83]-0.38461" office:value-type="float" office:value="3611.00007">
            <text:p>3611,00007</text:p>
          </table:table-cell>
          <table:table-cell table:style-name="ce53" table:formula="of:=[.F83]+11.15384" office:value-type="float" office:value="144.99992">
            <text:p>144,99992</text:p>
          </table:table-cell>
          <table:table-cell table:style-name="ce47" table:formula="of:=[.AB84]+([.B84]*[.Y84])" office:value-type="float" office:value="282.547">
            <text:p>282,54700</text:p>
          </table:table-cell>
          <table:table-cell table:style-name="ce47" table:formula="of:=[.AA84] * ( ( 1 + ( [.Y84] * ( [.B84] / [.AB84] ) ) ) ^ 4.256 )" office:value-type="float" office:value="1.12678549162467">
            <text:p>1,12679</text:p>
          </table:table-cell>
          <table:table-cell table:style-name="ce47" table:formula="of:=( [.H84] * [.G84] ) / [.C84]" office:value-type="float" office:value="1.12957197197827">
            <text:p>1,12957</text:p>
          </table:table-cell>
          <table:table-cell table:style-name="ce47" table:formula="of:=[.Z84] * ( ( 1+ ( [.Y84] * ( [.B84] / [.AB84] ) ) ) ^ 5.256 )" office:value-type="float" office:value="91388.9834733408">
            <text:p>91388,98347</text:p>
          </table:table-cell>
          <table:table-cell table:style-name="ce47" table:formula="of:=[.K83] + ([.B84]-[.B83])" office:value-type="float" office:value="-1207">
            <text:p>-1207,00000</text:p>
          </table:table-cell>
          <table:table-cell table:style-name="ce47" table:formula="of:= [.E84] * [.AD84] * COS( [.S84] )" office:value-type="float" office:value="35025.2803974028">
            <text:p>35025,28040</text:p>
          </table:table-cell>
          <table:table-cell table:style-name="ce57" table:formula="of:=-0.11*[.F84]+71.7" office:value-type="float" office:value="55.7500088">
            <text:p>55,75001</text:p>
          </table:table-cell>
          <table:table-cell table:style-name="ce62" table:formula="of:= ( [.K84] / [.F84] ) * ( ( ( [.C83] + [.C84] ) / 2 ) / ( ( [.G83] + [.G84] ) / 2 ) )" office:value-type="float" office:value="-8.3401063539606">
            <text:p>-8,34011</text:p>
          </table:table-cell>
          <table:table-cell table:style-name="ce57" table:formula="of:=-0.05*[.F84]+22" office:value-type="float" office:value="14.750004">
            <text:p>14,75000</text:p>
          </table:table-cell>
          <table:table-cell table:style-name="ce66" table:formula="of:= - ( [.E84] * [.AD84] * SIN( [.S84] ) )" office:value-type="float" office:value="-5299.35669894063">
            <text:p>-5299,35670</text:p>
          </table:table-cell>
          <table:table-cell table:style-name="ce71" table:formula="of:= - ( ( 2 * [.P84] ) / ( ( ( [.M84] ) ^ 2 ) * [.AG84] * [.I84] ) )" office:value-type="float" office:value="0.107818014240851">
            <text:p>0,10782</text:p>
          </table:table-cell>
          <table:table-cell table:style-name="ce76" table:formula="of:= ( ( 2 * [.L84] ) / ( ( ( [.M84] ) ^ 2 ) * [.AG84] * [.I84] ) )" office:value-type="float" office:value="0.712606528530507">
            <text:p>0,71261</text:p>
          </table:table-cell>
          <table:table-cell table:style-name="ce53" table:formula="of:=ASIN( - ( [.N84] / [.M84] ) )" office:value-type="float" office:value="0.150161985041768">
            <text:p>0,15016</text:p>
          </table:table-cell>
          <table:table-cell table:style-name="ce53" table:formula="of:=[.S84] * ( 180 / 3.14159265359 )" office:value-type="float" office:value="8.60364798619934">
            <text:p>8,60365</text:p>
          </table:table-cell>
          <table:table-cell table:style-name="ce79" table:formula="of:=0.04*[.F84]+0.9" office:value-type="float" office:value="6.6999968">
            <text:p>6,70000</text:p>
          </table:table-cell>
          <table:table-cell table:style-name="ce82" table:formula="of:=-0.04*[.F84]+2.15" office:value-type="float" office:value="-3.6499968">
            <text:p>-3,65000</text:p>
          </table:table-cell>
          <table:table-cell/>
          <table:table-cell table:formula="of:=[.X83]" office:value-type="float" office:value="0">
            <text:p>0,00000</text:p>
          </table:table-cell>
          <table:table-cell table:formula="of:=[.Y83]" office:value-type="float" office:value="-0.0065">
            <text:p>-0,00650</text:p>
          </table:table-cell>
          <table:table-cell table:formula="of:=[.Z83]" office:value-type="float" office:value="101325">
            <text:p>101325,00000</text:p>
          </table:table-cell>
          <table:table-cell table:formula="of:=[.AA83]" office:value-type="float" office:value="1.225">
            <text:p>1,22500</text:p>
          </table:table-cell>
          <table:table-cell table:formula="of:=[.AB83]" office:value-type="float" office:value="288.15">
            <text:p>288,15000</text:p>
          </table:table-cell>
          <table:table-cell table:formula="of:=[.AC83]" office:value-type="float" office:value="1.235">
            <text:p>1,23500</text:p>
          </table:table-cell>
          <table:table-cell table:formula="of:=[.AD83]" office:value-type="float" office:value="9.81">
            <text:p>9,81000</text:p>
          </table:table-cell>
          <table:table-cell table:formula="of:=[.AE83]" office:value-type="float" office:value="293.15">
            <text:p>293,15000</text:p>
          </table:table-cell>
          <table:table-cell table:formula="of:=[.AF83]" office:value-type="float" office:value="100600">
            <text:p>100600,00000</text:p>
          </table:table-cell>
          <table:table-cell table:formula="of:=[.AG83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.6">
            <text:p>7,60000</text:p>
          </table:table-cell>
          <table:table-cell office:value-type="float" office:value="798">
            <text:p>798,00000</text:p>
          </table:table-cell>
          <table:table-cell table:formula="of:=[.A85]+273.15" office:value-type="float" office:value="280.75">
            <text:p>280,75000</text:p>
          </table:table-cell>
          <table:table-cell table:style-name="ce47" table:formula="of:=[.D84]" office:value-type="float" office:value="0">
            <text:p>0,00000</text:p>
          </table:table-cell>
          <table:table-cell table:style-name="ce47" table:formula="of:=[.E84]-0.38461" office:value-type="float" office:value="3610.61546">
            <text:p>3610,61546</text:p>
          </table:table-cell>
          <table:table-cell table:style-name="ce53" table:formula="of:=[.F84]+11.15384" office:value-type="float" office:value="156.15376">
            <text:p>156,15376</text:p>
          </table:table-cell>
          <table:table-cell table:style-name="ce47" table:formula="of:=[.AB85]+([.B85]*[.Y85])" office:value-type="float" office:value="282.963">
            <text:p>282,96300</text:p>
          </table:table-cell>
          <table:table-cell table:style-name="ce47" table:formula="of:=[.AA85] * ( ( 1 + ( [.Y85] * ( [.B85] / [.AB85] ) ) ) ^ 4.256 )" office:value-type="float" office:value="1.13386309755438">
            <text:p>1,13386</text:p>
          </table:table-cell>
          <table:table-cell table:style-name="ce47" table:formula="of:=( [.H85] * [.G85] ) / [.C85]" office:value-type="float" office:value="1.14280072546138">
            <text:p>1,14280</text:p>
          </table:table-cell>
          <table:table-cell table:style-name="ce47" table:formula="of:=[.Z85] * ( ( 1+ ( [.Y85] * ( [.B85] / [.AB85] ) ) ) ^ 5.256 )" office:value-type="float" office:value="92098.418396584">
            <text:p>92098,41840</text:p>
          </table:table-cell>
          <table:table-cell table:style-name="ce47" table:formula="of:=[.K84] + ([.B85]-[.B84])" office:value-type="float" office:value="-1271">
            <text:p>-1271,00000</text:p>
          </table:table-cell>
          <table:table-cell table:style-name="ce47" table:formula="of:= [.E85] * [.AD85] * COS( [.S85] )" office:value-type="float" office:value="35027.3305687552">
            <text:p>35027,33057</text:p>
          </table:table-cell>
          <table:table-cell table:style-name="ce57" table:formula="of:=-0.11*[.F85]+71.7" office:value-type="float" office:value="54.5230864">
            <text:p>54,52309</text:p>
          </table:table-cell>
          <table:table-cell table:style-name="ce62" table:formula="of:= ( [.K85] / [.F85] ) * ( ( ( [.C84] + [.C85] ) / 2 ) / ( ( [.G84] + [.G85] ) / 2 ) )" office:value-type="float" office:value="-8.09752958399557">
            <text:p>-8,09753</text:p>
          </table:table-cell>
          <table:table-cell table:style-name="ce57" table:formula="of:=-0.05*[.F85]+22" office:value-type="float" office:value="14.192312">
            <text:p>14,19231</text:p>
          </table:table-cell>
          <table:table-cell table:style-name="ce66" table:formula="of:= - ( [.E85] * [.AD85] * SIN( [.S85] ) )" office:value-type="float" office:value="-5260.44344753196">
            <text:p>-5260,44345</text:p>
          </table:table-cell>
          <table:table-cell table:style-name="ce71" table:formula="of:= - ( ( 2 * [.P85] ) / ( ( ( [.M85] ) ^ 2 ) * [.AG85] * [.I85] ) )" office:value-type="float" office:value="0.110601991990095">
            <text:p>0,11060</text:p>
          </table:table-cell>
          <table:table-cell table:style-name="ce76" table:formula="of:= ( ( 2 * [.L85] ) / ( ( ( [.M85] ) ^ 2 ) * [.AG85] * [.I85] ) )" office:value-type="float" office:value="0.736457405851875">
            <text:p>0,73646</text:p>
          </table:table-cell>
          <table:table-cell table:style-name="ce53" table:formula="of:=ASIN( - ( [.N85] / [.M85] ) )" office:value-type="float" office:value="0.14906706933777">
            <text:p>0,14907</text:p>
          </table:table-cell>
          <table:table-cell table:style-name="ce53" table:formula="of:=[.S85] * ( 180 / 3.14159265359 )" office:value-type="float" office:value="8.54091393743764">
            <text:p>8,54091</text:p>
          </table:table-cell>
          <table:table-cell table:style-name="ce79" table:formula="of:=0.04*[.F85]+0.9" office:value-type="float" office:value="7.1461504">
            <text:p>7,14615</text:p>
          </table:table-cell>
          <table:table-cell table:style-name="ce82" table:formula="of:=-0.04*[.F85]+2.15" office:value-type="float" office:value="-4.0961504">
            <text:p>-4,09615</text:p>
          </table:table-cell>
          <table:table-cell/>
          <table:table-cell table:formula="of:=[.X84]" office:value-type="float" office:value="0">
            <text:p>0,00000</text:p>
          </table:table-cell>
          <table:table-cell table:formula="of:=[.Y84]" office:value-type="float" office:value="-0.0065">
            <text:p>-0,00650</text:p>
          </table:table-cell>
          <table:table-cell table:formula="of:=[.Z84]" office:value-type="float" office:value="101325">
            <text:p>101325,00000</text:p>
          </table:table-cell>
          <table:table-cell table:formula="of:=[.AA84]" office:value-type="float" office:value="1.225">
            <text:p>1,22500</text:p>
          </table:table-cell>
          <table:table-cell table:formula="of:=[.AB84]" office:value-type="float" office:value="288.15">
            <text:p>288,15000</text:p>
          </table:table-cell>
          <table:table-cell table:formula="of:=[.AC84]" office:value-type="float" office:value="1.235">
            <text:p>1,23500</text:p>
          </table:table-cell>
          <table:table-cell table:formula="of:=[.AD84]" office:value-type="float" office:value="9.81">
            <text:p>9,81000</text:p>
          </table:table-cell>
          <table:table-cell table:formula="of:=[.AE84]" office:value-type="float" office:value="293.15">
            <text:p>293,15000</text:p>
          </table:table-cell>
          <table:table-cell table:formula="of:=[.AF84]" office:value-type="float" office:value="100600">
            <text:p>100600,00000</text:p>
          </table:table-cell>
          <table:table-cell table:formula="of:=[.AG84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.3">
            <text:p>7,30000</text:p>
          </table:table-cell>
          <table:table-cell office:value-type="float" office:value="794">
            <text:p>794,00000</text:p>
          </table:table-cell>
          <table:table-cell table:formula="of:=[.A86]+273.15" office:value-type="float" office:value="280.45">
            <text:p>280,45000</text:p>
          </table:table-cell>
          <table:table-cell table:style-name="ce47" table:formula="of:=[.D85]" office:value-type="float" office:value="0">
            <text:p>0,00000</text:p>
          </table:table-cell>
          <table:table-cell table:style-name="ce47" table:formula="of:=[.E85]-0.38461" office:value-type="float" office:value="3610.23085">
            <text:p>3610,23085</text:p>
          </table:table-cell>
          <table:table-cell table:style-name="ce53" table:formula="of:=[.F85]+11.15384" office:value-type="float" office:value="167.3076">
            <text:p>167,30760</text:p>
          </table:table-cell>
          <table:table-cell table:style-name="ce47" table:formula="of:=[.AB86]+([.B86]*[.Y86])" office:value-type="float" office:value="282.989">
            <text:p>282,98900</text:p>
          </table:table-cell>
          <table:table-cell table:style-name="ce47" table:formula="of:=[.AA86] * ( ( 1 + ( [.Y86] * ( [.B86] / [.AB86] ) ) ) ^ 4.256 )" office:value-type="float" office:value="1.13430657435134">
            <text:p>1,13431</text:p>
          </table:table-cell>
          <table:table-cell table:style-name="ce47" table:formula="of:=( [.H86] * [.G86] ) / [.C86]" office:value-type="float" office:value="1.14457580021078">
            <text:p>1,14458</text:p>
          </table:table-cell>
          <table:table-cell table:style-name="ce47" table:formula="of:=[.Z86] * ( ( 1+ ( [.Y86] * ( [.B86] / [.AB86] ) ) ) ^ 5.256 )" office:value-type="float" office:value="92142.9057063117">
            <text:p>92142,90571</text:p>
          </table:table-cell>
          <table:table-cell table:style-name="ce47" table:formula="of:=[.K85] + ([.B86]-[.B85])" office:value-type="float" office:value="-1275">
            <text:p>-1275,00000</text:p>
          </table:table-cell>
          <table:table-cell table:style-name="ce47" table:formula="of:= [.E86] * [.AD86] * COS( [.S86] )" office:value-type="float" office:value="35058.5594797099">
            <text:p>35058,55948</text:p>
          </table:table-cell>
          <table:table-cell table:style-name="ce57" table:formula="of:=-0.11*[.F86]+71.7" office:value-type="float" office:value="53.296164">
            <text:p>53,29616</text:p>
          </table:table-cell>
          <table:table-cell table:style-name="ce62" table:formula="of:= ( [.K86] / [.F86] ) * ( ( ( [.C85] + [.C86] ) / 2 ) / ( ( [.G85] + [.G86] ) / 2 ) )" office:value-type="float" office:value="-7.55670691871361">
            <text:p>-7,55671</text:p>
          </table:table-cell>
          <table:table-cell table:style-name="ce57" table:formula="of:=-0.05*[.F86]+22" office:value-type="float" office:value="13.63462">
            <text:p>13,63462</text:p>
          </table:table-cell>
          <table:table-cell table:style-name="ce66" table:formula="of:= - ( [.E86] * [.AD86] * SIN( [.S86] ) )" office:value-type="float" office:value="-5021.58256079062">
            <text:p>-5021,58256</text:p>
          </table:table-cell>
          <table:table-cell table:style-name="ce71" table:formula="of:= - ( ( 2 * [.P86] ) / ( ( ( [.M86] ) ^ 2 ) * [.AG86] * [.I86] ) )" office:value-type="float" office:value="0.11032555195426">
            <text:p>0,11033</text:p>
          </table:table-cell>
          <table:table-cell table:style-name="ce76" table:formula="of:= ( ( 2 * [.L86] ) / ( ( ( [.M86] ) ^ 2 ) * [.AG86] * [.I86] ) )" office:value-type="float" office:value="0.770246207942718">
            <text:p>0,77025</text:p>
          </table:table-cell>
          <table:table-cell table:style-name="ce53" table:formula="of:=ASIN( - ( [.N86] / [.M86] ) )" office:value-type="float" office:value="0.142266490725478">
            <text:p>0,14227</text:p>
          </table:table-cell>
          <table:table-cell table:style-name="ce53" table:formula="of:=[.S86] * ( 180 / 3.14159265359 )" office:value-type="float" office:value="8.15126948470641">
            <text:p>8,15127</text:p>
          </table:table-cell>
          <table:table-cell table:style-name="ce79" table:formula="of:=0.04*[.F86]+0.9" office:value-type="float" office:value="7.592304">
            <text:p>7,59230</text:p>
          </table:table-cell>
          <table:table-cell table:style-name="ce82" table:formula="of:=-0.04*[.F86]+2.15" office:value-type="float" office:value="-4.542304">
            <text:p>-4,54230</text:p>
          </table:table-cell>
          <table:table-cell/>
          <table:table-cell table:formula="of:=[.X85]" office:value-type="float" office:value="0">
            <text:p>0,00000</text:p>
          </table:table-cell>
          <table:table-cell table:formula="of:=[.Y85]" office:value-type="float" office:value="-0.0065">
            <text:p>-0,00650</text:p>
          </table:table-cell>
          <table:table-cell table:formula="of:=[.Z85]" office:value-type="float" office:value="101325">
            <text:p>101325,00000</text:p>
          </table:table-cell>
          <table:table-cell table:formula="of:=[.AA85]" office:value-type="float" office:value="1.225">
            <text:p>1,22500</text:p>
          </table:table-cell>
          <table:table-cell table:formula="of:=[.AB85]" office:value-type="float" office:value="288.15">
            <text:p>288,15000</text:p>
          </table:table-cell>
          <table:table-cell table:formula="of:=[.AC85]" office:value-type="float" office:value="1.235">
            <text:p>1,23500</text:p>
          </table:table-cell>
          <table:table-cell table:formula="of:=[.AD85]" office:value-type="float" office:value="9.81">
            <text:p>9,81000</text:p>
          </table:table-cell>
          <table:table-cell table:formula="of:=[.AE85]" office:value-type="float" office:value="293.15">
            <text:p>293,15000</text:p>
          </table:table-cell>
          <table:table-cell table:formula="of:=[.AF85]" office:value-type="float" office:value="100600">
            <text:p>100600,00000</text:p>
          </table:table-cell>
          <table:table-cell table:formula="of:=[.AG85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">
            <text:p>7,00000</text:p>
          </table:table-cell>
          <table:table-cell office:value-type="float" office:value="786">
            <text:p>786,00000</text:p>
          </table:table-cell>
          <table:table-cell table:formula="of:=[.A87]+273.15" office:value-type="float" office:value="280.15">
            <text:p>280,15000</text:p>
          </table:table-cell>
          <table:table-cell table:style-name="ce47" table:formula="of:=[.D86]" office:value-type="float" office:value="0">
            <text:p>0,00000</text:p>
          </table:table-cell>
          <table:table-cell table:style-name="ce47" table:formula="of:=[.E86]-0.38461" office:value-type="float" office:value="3609.84624">
            <text:p>3609,84624</text:p>
          </table:table-cell>
          <table:table-cell table:style-name="ce53" table:formula="of:=[.F86]+11.15384" office:value-type="float" office:value="178.46144">
            <text:p>178,46144</text:p>
          </table:table-cell>
          <table:table-cell table:style-name="ce47" table:formula="of:=[.AB87]+([.B87]*[.Y87])" office:value-type="float" office:value="283.041">
            <text:p>283,04100</text:p>
          </table:table-cell>
          <table:table-cell table:style-name="ce47" table:formula="of:=[.AA87] * ( ( 1 + ( [.Y87] * ( [.B87] / [.AB87] ) ) ) ^ 4.256 )" office:value-type="float" office:value="1.1351939260298">
            <text:p>1,13519</text:p>
          </table:table-cell>
          <table:table-cell table:style-name="ce47" table:formula="of:=( [.H87] * [.G87] ) / [.C87]" office:value-type="float" office:value="1.14690852763663">
            <text:p>1,14691</text:p>
          </table:table-cell>
          <table:table-cell table:style-name="ce47" table:formula="of:=[.Z87] * ( ( 1+ ( [.Y87] * ( [.B87] / [.AB87] ) ) ) ^ 5.256 )" office:value-type="float" office:value="92231.9325282346">
            <text:p>92231,93253</text:p>
          </table:table-cell>
          <table:table-cell table:style-name="ce47" table:formula="of:=[.K86] + ([.B87]-[.B86])" office:value-type="float" office:value="-1283">
            <text:p>-1283,00000</text:p>
          </table:table-cell>
          <table:table-cell table:style-name="ce47" table:formula="of:= [.E87] * [.AD87] * COS( [.S87] )" office:value-type="float" office:value="35079.9307733538">
            <text:p>35079,93077</text:p>
          </table:table-cell>
          <table:table-cell table:style-name="ce57" table:formula="of:=-0.11*[.F87]+71.7" office:value-type="float" office:value="52.0692416">
            <text:p>52,06924</text:p>
          </table:table-cell>
          <table:table-cell table:style-name="ce62" table:formula="of:= ( [.K87] / [.F87] ) * ( ( ( [.C86] + [.C87] ) / 2 ) / ( ( [.G86] + [.G87] ) / 2 ) )" office:value-type="float" office:value="-7.12026089664435">
            <text:p>-7,12026</text:p>
          </table:table-cell>
          <table:table-cell table:style-name="ce57" table:formula="of:=-0.05*[.F87]+22" office:value-type="float" office:value="13.076928">
            <text:p>13,07693</text:p>
          </table:table-cell>
          <table:table-cell table:style-name="ce66" table:formula="of:= - ( [.E87] * [.AD87] * SIN( [.S87] ) )" office:value-type="float" office:value="-4842.53051461475">
            <text:p>-4842,53051</text:p>
          </table:table-cell>
          <table:table-cell table:style-name="ce71" table:formula="of:= - ( ( 2 * [.P87] ) / ( ( ( [.M87] ) ^ 2 ) * [.AG87] * [.I87] ) )" office:value-type="float" office:value="0.111237967309999">
            <text:p>0,11124</text:p>
          </table:table-cell>
          <table:table-cell table:style-name="ce76" table:formula="of:= ( ( 2 * [.L87] ) / ( ( ( [.M87] ) ^ 2 ) * [.AG87] * [.I87] ) )" office:value-type="float" office:value="0.80582253035401">
            <text:p>0,80582</text:p>
          </table:table-cell>
          <table:table-cell table:style-name="ce53" table:formula="of:=ASIN( - ( [.N87] / [.M87] ) )" office:value-type="float" office:value="0.13717581367845">
            <text:p>0,13718</text:p>
          </table:table-cell>
          <table:table-cell table:style-name="ce53" table:formula="of:=[.S87] * ( 180 / 3.14159265359 )" office:value-type="float" office:value="7.8595951750476">
            <text:p>7,85960</text:p>
          </table:table-cell>
          <table:table-cell table:style-name="ce79" table:formula="of:=0.04*[.F87]+0.9" office:value-type="float" office:value="8.0384576">
            <text:p>8,03846</text:p>
          </table:table-cell>
          <table:table-cell table:style-name="ce82" table:formula="of:=-0.04*[.F87]+2.15" office:value-type="float" office:value="-4.9884576">
            <text:p>-4,98846</text:p>
          </table:table-cell>
          <table:table-cell/>
          <table:table-cell table:formula="of:=[.X86]" office:value-type="float" office:value="0">
            <text:p>0,00000</text:p>
          </table:table-cell>
          <table:table-cell table:formula="of:=[.Y86]" office:value-type="float" office:value="-0.0065">
            <text:p>-0,00650</text:p>
          </table:table-cell>
          <table:table-cell table:formula="of:=[.Z86]" office:value-type="float" office:value="101325">
            <text:p>101325,00000</text:p>
          </table:table-cell>
          <table:table-cell table:formula="of:=[.AA86]" office:value-type="float" office:value="1.225">
            <text:p>1,22500</text:p>
          </table:table-cell>
          <table:table-cell table:formula="of:=[.AB86]" office:value-type="float" office:value="288.15">
            <text:p>288,15000</text:p>
          </table:table-cell>
          <table:table-cell table:formula="of:=[.AC86]" office:value-type="float" office:value="1.235">
            <text:p>1,23500</text:p>
          </table:table-cell>
          <table:table-cell table:formula="of:=[.AD86]" office:value-type="float" office:value="9.81">
            <text:p>9,81000</text:p>
          </table:table-cell>
          <table:table-cell table:formula="of:=[.AE86]" office:value-type="float" office:value="293.15">
            <text:p>293,15000</text:p>
          </table:table-cell>
          <table:table-cell table:formula="of:=[.AF86]" office:value-type="float" office:value="100600">
            <text:p>100600,00000</text:p>
          </table:table-cell>
          <table:table-cell table:formula="of:=[.AG86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6.3">
            <text:p>6,30000</text:p>
          </table:table-cell>
          <table:table-cell office:value-type="float" office:value="731">
            <text:p>731,00000</text:p>
          </table:table-cell>
          <table:table-cell table:formula="of:=[.A88]+273.15" office:value-type="float" office:value="279.45">
            <text:p>279,45000</text:p>
          </table:table-cell>
          <table:table-cell table:style-name="ce47" table:formula="of:=[.D87]" office:value-type="float" office:value="0">
            <text:p>0,00000</text:p>
          </table:table-cell>
          <table:table-cell table:style-name="ce47" table:formula="of:=[.E87]-0.38461" office:value-type="float" office:value="3609.46163">
            <text:p>3609,46163</text:p>
          </table:table-cell>
          <table:table-cell table:style-name="ce53" table:formula="of:=[.F87]+11.15384" office:value-type="float" office:value="189.61528">
            <text:p>189,61528</text:p>
          </table:table-cell>
          <table:table-cell table:style-name="ce47" table:formula="of:=[.AB88]+([.B88]*[.Y88])" office:value-type="float" office:value="283.3985">
            <text:p>283,39850</text:p>
          </table:table-cell>
          <table:table-cell table:style-name="ce47" table:formula="of:=[.AA88] * ( ( 1 + ( [.Y88] * ( [.B88] / [.AB88] ) ) ) ^ 4.256 )" office:value-type="float" office:value="1.14130885381819">
            <text:p>1,14131</text:p>
          </table:table-cell>
          <table:table-cell table:style-name="ce47" table:formula="of:=( [.H88] * [.G88] ) / [.C88]" office:value-type="float" office:value="1.15743502311252">
            <text:p>1,15744</text:p>
          </table:table-cell>
          <table:table-cell table:style-name="ce47" table:formula="of:=[.Z88] * ( ( 1+ ( [.Y88] * ( [.B88] / [.AB88] ) ) ) ^ 5.256 )" office:value-type="float" office:value="92845.8792612436">
            <text:p>92845,87926</text:p>
          </table:table-cell>
          <table:table-cell table:style-name="ce47" table:formula="of:=[.K87] + ([.B88]-[.B87])" office:value-type="float" office:value="-1338">
            <text:p>-1338,00000</text:p>
          </table:table-cell>
          <table:table-cell table:style-name="ce47" table:formula="of:= [.E88] * [.AD88] * COS( [.S88] )" office:value-type="float" office:value="35074.3923079199">
            <text:p>35074,39231</text:p>
          </table:table-cell>
          <table:table-cell table:style-name="ce57" table:formula="of:=-0.11*[.F88]+71.7" office:value-type="float" office:value="50.8423192">
            <text:p>50,84232</text:p>
          </table:table-cell>
          <table:table-cell table:style-name="ce62" table:formula="of:= ( [.K88] / [.F88] ) * ( ( ( [.C87] + [.C88] ) / 2 ) / ( ( [.G87] + [.G88] ) / 2 ) )" office:value-type="float" office:value="-6.97119059696632">
            <text:p>-6,97119</text:p>
          </table:table-cell>
          <table:table-cell table:style-name="ce57" table:formula="of:=-0.05*[.F88]+22" office:value-type="float" office:value="12.519236">
            <text:p>12,51924</text:p>
          </table:table-cell>
          <table:table-cell table:style-name="ce66" table:formula="of:= - ( [.E88] * [.AD88] * SIN( [.S88] ) )" office:value-type="float" office:value="-4855.04255294446">
            <text:p>-4855,04255</text:p>
          </table:table-cell>
          <table:table-cell table:style-name="ce71" table:formula="of:= - ( ( 2 * [.P88] ) / ( ( ( [.M88] ) ^ 2 ) * [.AG88] * [.I88] ) )" office:value-type="float" office:value="0.115909138936587">
            <text:p>0,11591</text:p>
          </table:table-cell>
          <table:table-cell table:style-name="ce76" table:formula="of:= ( ( 2 * [.L88] ) / ( ( ( [.M88] ) ^ 2 ) * [.AG88] * [.I88] ) )" office:value-type="float" office:value="0.837364980183227">
            <text:p>0,83736</text:p>
          </table:table-cell>
          <table:table-cell table:style-name="ce53" table:formula="of:=ASIN( - ( [.N88] / [.M88] ) )" office:value-type="float" office:value="0.137547242771121">
            <text:p>0,13755</text:p>
          </table:table-cell>
          <table:table-cell table:style-name="ce53" table:formula="of:=[.S88] * ( 180 / 3.14159265359 )" office:value-type="float" office:value="7.88087649444605">
            <text:p>7,88088</text:p>
          </table:table-cell>
          <table:table-cell table:style-name="ce79" table:formula="of:=0.04*[.F88]+0.9" office:value-type="float" office:value="8.4846112">
            <text:p>8,48461</text:p>
          </table:table-cell>
          <table:table-cell table:style-name="ce82" table:formula="of:=-0.04*[.F88]+2.15" office:value-type="float" office:value="-5.4346112">
            <text:p>-5,43461</text:p>
          </table:table-cell>
          <table:table-cell/>
          <table:table-cell table:formula="of:=[.X87]" office:value-type="float" office:value="0">
            <text:p>0,00000</text:p>
          </table:table-cell>
          <table:table-cell table:formula="of:=[.Y87]" office:value-type="float" office:value="-0.0065">
            <text:p>-0,00650</text:p>
          </table:table-cell>
          <table:table-cell table:formula="of:=[.Z87]" office:value-type="float" office:value="101325">
            <text:p>101325,00000</text:p>
          </table:table-cell>
          <table:table-cell table:formula="of:=[.AA87]" office:value-type="float" office:value="1.225">
            <text:p>1,22500</text:p>
          </table:table-cell>
          <table:table-cell table:formula="of:=[.AB87]" office:value-type="float" office:value="288.15">
            <text:p>288,15000</text:p>
          </table:table-cell>
          <table:table-cell table:formula="of:=[.AC87]" office:value-type="float" office:value="1.235">
            <text:p>1,23500</text:p>
          </table:table-cell>
          <table:table-cell table:formula="of:=[.AD87]" office:value-type="float" office:value="9.81">
            <text:p>9,81000</text:p>
          </table:table-cell>
          <table:table-cell table:formula="of:=[.AE87]" office:value-type="float" office:value="293.15">
            <text:p>293,15000</text:p>
          </table:table-cell>
          <table:table-cell table:formula="of:=[.AF87]" office:value-type="float" office:value="100600">
            <text:p>100600,00000</text:p>
          </table:table-cell>
          <table:table-cell table:formula="of:=[.AG87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6.1">
            <text:p>6,10000</text:p>
          </table:table-cell>
          <table:table-cell office:value-type="float" office:value="718">
            <text:p>718,00000</text:p>
          </table:table-cell>
          <table:table-cell table:formula="of:=[.A89]+273.15" office:value-type="float" office:value="279.25">
            <text:p>279,25000</text:p>
          </table:table-cell>
          <table:table-cell table:style-name="ce47" table:formula="of:=[.D88]" office:value-type="float" office:value="0">
            <text:p>0,00000</text:p>
          </table:table-cell>
          <table:table-cell table:style-name="ce47" table:formula="of:=[.E88]-0.38461" office:value-type="float" office:value="3609.07702">
            <text:p>3609,07702</text:p>
          </table:table-cell>
          <table:table-cell table:style-name="ce53" table:formula="of:=[.F88]+11.15384" office:value-type="float" office:value="200.76912">
            <text:p>200,76912</text:p>
          </table:table-cell>
          <table:table-cell table:style-name="ce47" table:formula="of:=[.AB89]+([.B89]*[.Y89])" office:value-type="float" office:value="283.483">
            <text:p>283,48300</text:p>
          </table:table-cell>
          <table:table-cell table:style-name="ce47" table:formula="of:=[.AA89] * ( ( 1 + ( [.Y89] * ( [.B89] / [.AB89] ) ) ) ^ 4.256 )" office:value-type="float" office:value="1.14275787514232">
            <text:p>1,14276</text:p>
          </table:table-cell>
          <table:table-cell table:style-name="ce47" table:formula="of:=( [.H89] * [.G89] ) / [.C89]" office:value-type="float" office:value="1.1600803248665">
            <text:p>1,16008</text:p>
          </table:table-cell>
          <table:table-cell table:style-name="ce47" table:formula="of:=[.Z89] * ( ( 1+ ( [.Y89] * ( [.B89] / [.AB89] ) ) ) ^ 5.256 )" office:value-type="float" office:value="92991.4763571964">
            <text:p>92991,47636</text:p>
          </table:table-cell>
          <table:table-cell table:style-name="ce47" table:formula="of:=[.K88] + ([.B89]-[.B88])" office:value-type="float" office:value="-1351">
            <text:p>-1351,00000</text:p>
          </table:table-cell>
          <table:table-cell table:style-name="ce47" table:formula="of:= [.E89] * [.AD89] * COS( [.S89] )" office:value-type="float" office:value="35087.3253119101">
            <text:p>35087,32531</text:p>
          </table:table-cell>
          <table:table-cell table:style-name="ce57" table:formula="of:=-0.11*[.F89]+71.7" office:value-type="float" office:value="49.6153968">
            <text:p>49,61540</text:p>
          </table:table-cell>
          <table:table-cell table:style-name="ce62" table:formula="of:= ( [.K89] / [.F89] ) * ( ( ( [.C88] + [.C89] ) / 2 ) / ( ( [.G88] + [.G89] ) / 2 ) )" office:value-type="float" office:value="-6.63200463102824">
            <text:p>-6,63200</text:p>
          </table:table-cell>
          <table:table-cell table:style-name="ce57" table:formula="of:=-0.05*[.F89]+22" office:value-type="float" office:value="11.961544">
            <text:p>11,96154</text:p>
          </table:table-cell>
          <table:table-cell table:style-name="ce66" table:formula="of:= - ( [.E89] * [.AD89] * SIN( [.S89] ) )" office:value-type="float" office:value="-4732.53145799298">
            <text:p>-4732,53146</text:p>
          </table:table-cell>
          <table:table-cell table:style-name="ce71" table:formula="of:= - ( ( 2 * [.P89] ) / ( ( ( [.M89] ) ^ 2 ) * [.AG89] * [.I89] ) )" office:value-type="float" office:value="0.118370770539235">
            <text:p>0,11837</text:p>
          </table:table-cell>
          <table:table-cell table:style-name="ce76" table:formula="of:= ( ( 2 * [.L89] ) / ( ( ( [.M89] ) ^ 2 ) * [.AG89] * [.I89] ) )" office:value-type="float" office:value="0.877609323931038">
            <text:p>0,87761</text:p>
          </table:table-cell>
          <table:table-cell table:style-name="ce53" table:formula="of:=ASIN( - ( [.N89] / [.M89] ) )" office:value-type="float" office:value="0.134069558909481">
            <text:p>0,13407</text:p>
          </table:table-cell>
          <table:table-cell table:style-name="ce53" table:formula="of:=[.S89] * ( 180 / 3.14159265359 )" office:value-type="float" office:value="7.68161988669335">
            <text:p>7,68162</text:p>
          </table:table-cell>
          <table:table-cell table:style-name="ce79" table:formula="of:=0.04*[.F89]+0.9" office:value-type="float" office:value="8.9307648">
            <text:p>8,93076</text:p>
          </table:table-cell>
          <table:table-cell table:style-name="ce82" table:formula="of:=-0.04*[.F89]+2.15" office:value-type="float" office:value="-5.8807648">
            <text:p>-5,88076</text:p>
          </table:table-cell>
          <table:table-cell/>
          <table:table-cell table:formula="of:=[.X88]" office:value-type="float" office:value="0">
            <text:p>0,00000</text:p>
          </table:table-cell>
          <table:table-cell table:formula="of:=[.Y88]" office:value-type="float" office:value="-0.0065">
            <text:p>-0,00650</text:p>
          </table:table-cell>
          <table:table-cell table:formula="of:=[.Z88]" office:value-type="float" office:value="101325">
            <text:p>101325,00000</text:p>
          </table:table-cell>
          <table:table-cell table:formula="of:=[.AA88]" office:value-type="float" office:value="1.225">
            <text:p>1,22500</text:p>
          </table:table-cell>
          <table:table-cell table:formula="of:=[.AB88]" office:value-type="float" office:value="288.15">
            <text:p>288,15000</text:p>
          </table:table-cell>
          <table:table-cell table:formula="of:=[.AC88]" office:value-type="float" office:value="1.235">
            <text:p>1,23500</text:p>
          </table:table-cell>
          <table:table-cell table:formula="of:=[.AD88]" office:value-type="float" office:value="9.81">
            <text:p>9,81000</text:p>
          </table:table-cell>
          <table:table-cell table:formula="of:=[.AE88]" office:value-type="float" office:value="293.15">
            <text:p>293,15000</text:p>
          </table:table-cell>
          <table:table-cell table:formula="of:=[.AF88]" office:value-type="float" office:value="100600">
            <text:p>100600,00000</text:p>
          </table:table-cell>
          <table:table-cell table:formula="of:=[.AG88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5.8">
            <text:p>5,80000</text:p>
          </table:table-cell>
          <table:table-cell office:value-type="float" office:value="687">
            <text:p>687,00000</text:p>
          </table:table-cell>
          <table:table-cell table:formula="of:=[.A90]+273.15" office:value-type="float" office:value="278.95">
            <text:p>278,95000</text:p>
          </table:table-cell>
          <table:table-cell table:style-name="ce47" table:formula="of:=[.D89]" office:value-type="float" office:value="0">
            <text:p>0,00000</text:p>
          </table:table-cell>
          <table:table-cell table:style-name="ce47" table:formula="of:=[.E89]-0.38461" office:value-type="float" office:value="3608.69241">
            <text:p>3608,69241</text:p>
          </table:table-cell>
          <table:table-cell table:style-name="ce53" table:formula="of:=[.F89]+11.15384" office:value-type="float" office:value="211.92296">
            <text:p>211,92296</text:p>
          </table:table-cell>
          <table:table-cell table:style-name="ce47" table:formula="of:=[.AB90]+([.B90]*[.Y90])" office:value-type="float" office:value="283.6845">
            <text:p>283,68450</text:p>
          </table:table-cell>
          <table:table-cell table:style-name="ce47" table:formula="of:=[.AA90] * ( ( 1 + ( [.Y90] * ( [.B90] / [.AB90] ) ) ) ^ 4.256 )" office:value-type="float" office:value="1.14621891347207">
            <text:p>1,14622</text:p>
          </table:table-cell>
          <table:table-cell table:style-name="ce47" table:formula="of:=( [.H90] * [.G90] ) / [.C90]" office:value-type="float" office:value="1.16567320078461">
            <text:p>1,16567</text:p>
          </table:table-cell>
          <table:table-cell table:style-name="ce47" table:formula="of:=[.Z90] * ( ( 1+ ( [.Y90] * ( [.B90] / [.AB90] ) ) ) ^ 5.256 )" office:value-type="float" office:value="93339.4156261791">
            <text:p>93339,41563</text:p>
          </table:table-cell>
          <table:table-cell table:style-name="ce47" table:formula="of:=[.K89] + ([.B90]-[.B89])" office:value-type="float" office:value="-1382">
            <text:p>-1382,00000</text:p>
          </table:table-cell>
          <table:table-cell table:style-name="ce47" table:formula="of:= [.E90] * [.AD90] * COS( [.S90] )" office:value-type="float" office:value="35088.4882716627">
            <text:p>35088,48827</text:p>
          </table:table-cell>
          <table:table-cell table:style-name="ce57" table:formula="of:=-0.11*[.F90]+71.7" office:value-type="float" office:value="48.3884744">
            <text:p>48,38847</text:p>
          </table:table-cell>
          <table:table-cell table:style-name="ce62" table:formula="of:= ( [.K90] / [.F90] ) * ( ( ( [.C89] + [.C90] ) / 2 ) / ( ( [.G89] + [.G90] ) / 2 ) )" office:value-type="float" office:value="-6.41813025962128">
            <text:p>-6,41813</text:p>
          </table:table-cell>
          <table:table-cell table:style-name="ce57" table:formula="of:=-0.05*[.F90]+22" office:value-type="float" office:value="11.403852">
            <text:p>11,40385</text:p>
          </table:table-cell>
          <table:table-cell table:style-name="ce66" table:formula="of:= - ( [.E90] * [.AD90] * SIN( [.S90] ) )" office:value-type="float" office:value="-4695.53920326845">
            <text:p>-4695,53920</text:p>
          </table:table-cell>
          <table:table-cell table:style-name="ce71" table:formula="of:= - ( ( 2 * [.P90] ) / ( ( ( [.M90] ) ^ 2 ) * [.AG90] * [.I90] ) )" office:value-type="float" office:value="0.122884402887842">
            <text:p>0,12288</text:p>
          </table:table-cell>
          <table:table-cell table:style-name="ce76" table:formula="of:= ( ( 2 * [.L90] ) / ( ( ( [.M90] ) ^ 2 ) * [.AG90] * [.I90] ) )" office:value-type="float" office:value="0.918281744192221">
            <text:p>0,91828</text:p>
          </table:table-cell>
          <table:table-cell table:style-name="ce53" table:formula="of:=ASIN( - ( [.N90] / [.M90] ) )" office:value-type="float" office:value="0.133029603397094">
            <text:p>0,13303</text:p>
          </table:table-cell>
          <table:table-cell table:style-name="ce53" table:formula="of:=[.S90] * ( 180 / 3.14159265359 )" office:value-type="float" office:value="7.62203482495221">
            <text:p>7,62203</text:p>
          </table:table-cell>
          <table:table-cell table:style-name="ce79" table:formula="of:=0.04*[.F90]+0.9" office:value-type="float" office:value="9.3769184">
            <text:p>9,37692</text:p>
          </table:table-cell>
          <table:table-cell table:style-name="ce82" table:formula="of:=-0.04*[.F90]+2.15" office:value-type="float" office:value="-6.3269184">
            <text:p>-6,32692</text:p>
          </table:table-cell>
          <table:table-cell/>
          <table:table-cell table:formula="of:=[.X89]" office:value-type="float" office:value="0">
            <text:p>0,00000</text:p>
          </table:table-cell>
          <table:table-cell table:formula="of:=[.Y89]" office:value-type="float" office:value="-0.0065">
            <text:p>-0,00650</text:p>
          </table:table-cell>
          <table:table-cell table:formula="of:=[.Z89]" office:value-type="float" office:value="101325">
            <text:p>101325,00000</text:p>
          </table:table-cell>
          <table:table-cell table:formula="of:=[.AA89]" office:value-type="float" office:value="1.225">
            <text:p>1,22500</text:p>
          </table:table-cell>
          <table:table-cell table:formula="of:=[.AB89]" office:value-type="float" office:value="288.15">
            <text:p>288,15000</text:p>
          </table:table-cell>
          <table:table-cell table:formula="of:=[.AC89]" office:value-type="float" office:value="1.235">
            <text:p>1,23500</text:p>
          </table:table-cell>
          <table:table-cell table:formula="of:=[.AD89]" office:value-type="float" office:value="9.81">
            <text:p>9,81000</text:p>
          </table:table-cell>
          <table:table-cell table:formula="of:=[.AE89]" office:value-type="float" office:value="293.15">
            <text:p>293,15000</text:p>
          </table:table-cell>
          <table:table-cell table:formula="of:=[.AF89]" office:value-type="float" office:value="100600">
            <text:p>100600,00000</text:p>
          </table:table-cell>
          <table:table-cell table:formula="of:=[.AG89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5.2">
            <text:p>5,20000</text:p>
          </table:table-cell>
          <table:table-cell office:value-type="float" office:value="650">
            <text:p>650,00000</text:p>
          </table:table-cell>
          <table:table-cell table:formula="of:=[.A91]+273.15" office:value-type="float" office:value="278.35">
            <text:p>278,35000</text:p>
          </table:table-cell>
          <table:table-cell table:style-name="ce47" table:formula="of:=[.D90]" office:value-type="float" office:value="0">
            <text:p>0,00000</text:p>
          </table:table-cell>
          <table:table-cell table:style-name="ce47" table:formula="of:=[.E90]-0.38461" office:value-type="float" office:value="3608.3078">
            <text:p>3608,30780</text:p>
          </table:table-cell>
          <table:table-cell table:style-name="ce53" table:formula="of:=[.F90]+11.15384" office:value-type="float" office:value="223.0768">
            <text:p>223,07680</text:p>
          </table:table-cell>
          <table:table-cell table:style-name="ce47" table:formula="of:=[.AB91]+([.B91]*[.Y91])" office:value-type="float" office:value="283.925">
            <text:p>283,92500</text:p>
          </table:table-cell>
          <table:table-cell table:style-name="ce47" table:formula="of:=[.AA91] * ( ( 1 + ( [.Y91] * ( [.B91] / [.AB91] ) ) ) ^ 4.256 )" office:value-type="float" office:value="1.15036032161818">
            <text:p>1,15036</text:p>
          </table:table-cell>
          <table:table-cell table:style-name="ce47" table:formula="of:=( [.H91] * [.G91] ) / [.C91]" office:value-type="float" office:value="1.17340059031953">
            <text:p>1,17340</text:p>
          </table:table-cell>
          <table:table-cell table:style-name="ce47" table:formula="of:=[.Z91] * ( ( 1+ ( [.Y91] * ( [.B91] / [.AB91] ) ) ) ^ 5.256 )" office:value-type="float" office:value="93756.0771664763">
            <text:p>93756,07717</text:p>
          </table:table-cell>
          <table:table-cell table:style-name="ce47" table:formula="of:=[.K90] + ([.B91]-[.B90])" office:value-type="float" office:value="-1419">
            <text:p>-1419,00000</text:p>
          </table:table-cell>
          <table:table-cell table:style-name="ce47" table:formula="of:= [.E91] * [.AD91] * COS( [.S91] )" office:value-type="float" office:value="35085.7413210002">
            <text:p>35085,74132</text:p>
          </table:table-cell>
          <table:table-cell table:style-name="ce57" table:formula="of:=-0.11*[.F91]+71.7" office:value-type="float" office:value="47.161552">
            <text:p>47,16155</text:p>
          </table:table-cell>
          <table:table-cell table:style-name="ce62" table:formula="of:= ( [.K91] / [.F91] ) * ( ( ( [.C90] + [.C91] ) / 2 ) / ( ( [.G90] + [.G91] ) / 2 ) )" office:value-type="float" office:value="-6.24550236228784">
            <text:p>-6,24550</text:p>
          </table:table-cell>
          <table:table-cell table:style-name="ce57" table:formula="of:=-0.05*[.F91]+22" office:value-type="float" office:value="10.84616">
            <text:p>10,84616</text:p>
          </table:table-cell>
          <table:table-cell table:style-name="ce66" table:formula="of:= - ( [.E91] * [.AD91] * SIN( [.S91] ) )" office:value-type="float" office:value="-4687.61432742399">
            <text:p>-4687,61433</text:p>
          </table:table-cell>
          <table:table-cell table:style-name="ce71" table:formula="of:= - ( ( 2 * [.P91] ) / ( ( ( [.M91] ) ^ 2 ) * [.AG91] * [.I91] ) )" office:value-type="float" office:value="0.128292526516511">
            <text:p>0,12829</text:p>
          </table:table-cell>
          <table:table-cell table:style-name="ce76" table:formula="of:= ( ( 2 * [.L91] ) / ( ( ( [.M91] ) ^ 2 ) * [.AG91] * [.I91] ) )" office:value-type="float" office:value="0.960240771610035">
            <text:p>0,96024</text:p>
          </table:table-cell>
          <table:table-cell table:style-name="ce53" table:formula="of:=ASIN( - ( [.N91] / [.M91] ) )" office:value-type="float" office:value="0.132817992190391">
            <text:p>0,13282</text:p>
          </table:table-cell>
          <table:table-cell table:style-name="ce53" table:formula="of:=[.S91] * ( 180 / 3.14159265359 )" office:value-type="float" office:value="7.60991039591042">
            <text:p>7,60991</text:p>
          </table:table-cell>
          <table:table-cell table:style-name="ce79" table:formula="of:=0.04*[.F91]+0.9" office:value-type="float" office:value="9.823072">
            <text:p>9,82307</text:p>
          </table:table-cell>
          <table:table-cell table:style-name="ce82" table:formula="of:=-0.04*[.F91]+2.15" office:value-type="float" office:value="-6.773072">
            <text:p>-6,77307</text:p>
          </table:table-cell>
          <table:table-cell/>
          <table:table-cell table:formula="of:=[.X90]" office:value-type="float" office:value="0">
            <text:p>0,00000</text:p>
          </table:table-cell>
          <table:table-cell table:formula="of:=[.Y90]" office:value-type="float" office:value="-0.0065">
            <text:p>-0,00650</text:p>
          </table:table-cell>
          <table:table-cell table:formula="of:=[.Z90]" office:value-type="float" office:value="101325">
            <text:p>101325,00000</text:p>
          </table:table-cell>
          <table:table-cell table:formula="of:=[.AA90]" office:value-type="float" office:value="1.225">
            <text:p>1,22500</text:p>
          </table:table-cell>
          <table:table-cell table:formula="of:=[.AB90]" office:value-type="float" office:value="288.15">
            <text:p>288,15000</text:p>
          </table:table-cell>
          <table:table-cell table:formula="of:=[.AC90]" office:value-type="float" office:value="1.235">
            <text:p>1,23500</text:p>
          </table:table-cell>
          <table:table-cell table:formula="of:=[.AD90]" office:value-type="float" office:value="9.81">
            <text:p>9,81000</text:p>
          </table:table-cell>
          <table:table-cell table:formula="of:=[.AE90]" office:value-type="float" office:value="293.15">
            <text:p>293,15000</text:p>
          </table:table-cell>
          <table:table-cell table:formula="of:=[.AF90]" office:value-type="float" office:value="100600">
            <text:p>100600,00000</text:p>
          </table:table-cell>
          <table:table-cell table:formula="of:=[.AG90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4">
            <text:p>4,00000</text:p>
          </table:table-cell>
          <table:table-cell office:value-type="float" office:value="600">
            <text:p>600,00000</text:p>
          </table:table-cell>
          <table:table-cell table:formula="of:=[.A92]+273.15" office:value-type="float" office:value="277.15">
            <text:p>277,15000</text:p>
          </table:table-cell>
          <table:table-cell table:style-name="ce47" table:formula="of:=[.D91]" office:value-type="float" office:value="0">
            <text:p>0,00000</text:p>
          </table:table-cell>
          <table:table-cell table:style-name="ce47" table:formula="of:=[.E91]-0.38461" office:value-type="float" office:value="3607.92319">
            <text:p>3607,92319</text:p>
          </table:table-cell>
          <table:table-cell table:style-name="ce53" table:formula="of:=[.F91]+11.15384" office:value-type="float" office:value="234.23064">
            <text:p>234,23064</text:p>
          </table:table-cell>
          <table:table-cell table:style-name="ce47" table:formula="of:=[.AB92]+([.B92]*[.Y92])" office:value-type="float" office:value="284.25">
            <text:p>284,25000</text:p>
          </table:table-cell>
          <table:table-cell table:style-name="ce47" table:formula="of:=[.AA92] * ( ( 1 + ( [.Y92] * ( [.B92] / [.AB92] ) ) ) ^ 4.256 )" office:value-type="float" office:value="1.15597499501231">
            <text:p>1,15597</text:p>
          </table:table-cell>
          <table:table-cell table:style-name="ce47" table:formula="of:=( [.H92] * [.G92] ) / [.C92]" office:value-type="float" office:value="1.18558864272866">
            <text:p>1,18559</text:p>
          </table:table-cell>
          <table:table-cell table:style-name="ce47" table:formula="of:=[.Z92] * ( ( 1+ ( [.Y92] * ( [.B92] / [.AB92] ) ) ) ^ 5.256 )" office:value-type="float" office:value="94321.5248310017">
            <text:p>94321,52483</text:p>
          </table:table-cell>
          <table:table-cell table:style-name="ce47" table:formula="of:=[.K91] + ([.B92]-[.B91])" office:value-type="float" office:value="-1469">
            <text:p>-1469,00000</text:p>
          </table:table-cell>
          <table:table-cell table:style-name="ce47" table:formula="of:= [.E92] * [.AD92] * COS( [.S92] )" office:value-type="float" office:value="35076.9713778684">
            <text:p>35076,97138</text:p>
          </table:table-cell>
          <table:table-cell table:style-name="ce57" table:formula="of:=-0.11*[.F92]+71.7" office:value-type="float" office:value="45.9346296">
            <text:p>45,93463</text:p>
          </table:table-cell>
          <table:table-cell table:style-name="ce62" table:formula="of:= ( [.K92] / [.F92] ) * ( ( ( [.C91] + [.C92] ) / 2 ) / ( ( [.G91] + [.G92] ) / 2 ) )" office:value-type="float" office:value="-6.13168778751515">
            <text:p>-6,13169</text:p>
          </table:table-cell>
          <table:table-cell table:style-name="ce57" table:formula="of:=-0.05*[.F92]+22" office:value-type="float" office:value="10.288468">
            <text:p>10,28847</text:p>
          </table:table-cell>
          <table:table-cell table:style-name="ce66" table:formula="of:= - ( [.E92] * [.AD92] * SIN( [.S92] ) )" office:value-type="float" office:value="-4724.61152701442">
            <text:p>-4724,61153</text:p>
          </table:table-cell>
          <table:table-cell table:style-name="ce71" table:formula="of:= - ( ( 2 * [.P92] ) / ( ( ( [.M92] ) ^ 2 ) * [.AG92] * [.I92] ) )" office:value-type="float" office:value="0.134903619386093">
            <text:p>0,13490</text:p>
          </table:table-cell>
          <table:table-cell table:style-name="ce76" table:formula="of:= ( ( 2 * [.L92] ) / ( ( ( [.M92] ) ^ 2 ) * [.AG92] * [.I92] ) )" office:value-type="float" office:value="1.00156602694637">
            <text:p>1,00157</text:p>
          </table:table-cell>
          <table:table-cell table:style-name="ce53" table:formula="of:=ASIN( - ( [.N92] / [.M92] ) )" office:value-type="float" office:value="0.133886903204659">
            <text:p>0,13389</text:p>
          </table:table-cell>
          <table:table-cell table:style-name="ce53" table:formula="of:=[.S92] * ( 180 / 3.14159265359 )" office:value-type="float" office:value="7.67115448570305">
            <text:p>7,67115</text:p>
          </table:table-cell>
          <table:table-cell table:style-name="ce79" table:formula="of:=0.04*[.F92]+0.9" office:value-type="float" office:value="10.2692256">
            <text:p>10,26923</text:p>
          </table:table-cell>
          <table:table-cell table:style-name="ce82" table:formula="of:=-0.04*[.F92]+2.15" office:value-type="float" office:value="-7.2192256">
            <text:p>-7,21923</text:p>
          </table:table-cell>
          <table:table-cell/>
          <table:table-cell table:formula="of:=[.X91]" office:value-type="float" office:value="0">
            <text:p>0,00000</text:p>
          </table:table-cell>
          <table:table-cell table:formula="of:=[.Y91]" office:value-type="float" office:value="-0.0065">
            <text:p>-0,00650</text:p>
          </table:table-cell>
          <table:table-cell table:formula="of:=[.Z91]" office:value-type="float" office:value="101325">
            <text:p>101325,00000</text:p>
          </table:table-cell>
          <table:table-cell table:formula="of:=[.AA91]" office:value-type="float" office:value="1.225">
            <text:p>1,22500</text:p>
          </table:table-cell>
          <table:table-cell table:formula="of:=[.AB91]" office:value-type="float" office:value="288.15">
            <text:p>288,15000</text:p>
          </table:table-cell>
          <table:table-cell table:formula="of:=[.AC91]" office:value-type="float" office:value="1.235">
            <text:p>1,23500</text:p>
          </table:table-cell>
          <table:table-cell table:formula="of:=[.AD91]" office:value-type="float" office:value="9.81">
            <text:p>9,81000</text:p>
          </table:table-cell>
          <table:table-cell table:formula="of:=[.AE91]" office:value-type="float" office:value="293.15">
            <text:p>293,15000</text:p>
          </table:table-cell>
          <table:table-cell table:formula="of:=[.AF91]" office:value-type="float" office:value="100600">
            <text:p>100600,00000</text:p>
          </table:table-cell>
          <table:table-cell table:formula="of:=[.AG91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2.4">
            <text:p>2,40000</text:p>
          </table:table-cell>
          <table:table-cell office:value-type="float" office:value="556">
            <text:p>556,00000</text:p>
          </table:table-cell>
          <table:table-cell table:formula="of:=[.A93]+273.15" office:value-type="float" office:value="275.55">
            <text:p>275,55000</text:p>
          </table:table-cell>
          <table:table-cell table:style-name="ce47" table:formula="of:=[.D92]" office:value-type="float" office:value="0">
            <text:p>0,00000</text:p>
          </table:table-cell>
          <table:table-cell table:style-name="ce47" table:formula="of:=[.E92]-0.38461" office:value-type="float" office:value="3607.53858">
            <text:p>3607,53858</text:p>
          </table:table-cell>
          <table:table-cell table:style-name="ce53" table:formula="of:=[.F92]+11.15384" office:value-type="float" office:value="245.38448">
            <text:p>245,38448</text:p>
          </table:table-cell>
          <table:table-cell table:style-name="ce47" table:formula="of:=[.AB93]+([.B93]*[.Y93])" office:value-type="float" office:value="284.536">
            <text:p>284,53600</text:p>
          </table:table-cell>
          <table:table-cell table:style-name="ce47" table:formula="of:=[.AA93] * ( ( 1 + ( [.Y93] * ( [.B93] / [.AB93] ) ) ) ^ 4.256 )" office:value-type="float" office:value="1.16093322832408">
            <text:p>1,16093</text:p>
          </table:table-cell>
          <table:table-cell table:style-name="ce47" table:formula="of:=( [.H93] * [.G93] ) / [.C93]" office:value-type="float" office:value="1.19879258593511">
            <text:p>1,19879</text:p>
          </table:table-cell>
          <table:table-cell table:style-name="ce47" table:formula="of:=[.Z93] * ( ( 1+ ( [.Y93] * ( [.B93] / [.AB93] ) ) ) ^ 5.256 )" office:value-type="float" office:value="94821.4000617282">
            <text:p>94821,40006</text:p>
          </table:table-cell>
          <table:table-cell table:style-name="ce47" table:formula="of:=[.K92] + ([.B93]-[.B92])" office:value-type="float" office:value="-1513">
            <text:p>-1513,00000</text:p>
          </table:table-cell>
          <table:table-cell table:style-name="ce47" table:formula="of:= [.E93] * [.AD93] * COS( [.S93] )" office:value-type="float" office:value="35070.7164662749">
            <text:p>35070,71647</text:p>
          </table:table-cell>
          <table:table-cell table:style-name="ce57" table:formula="of:=-0.11*[.F93]+71.7" office:value-type="float" office:value="44.7077072">
            <text:p>44,70771</text:p>
          </table:table-cell>
          <table:table-cell table:style-name="ce62" table:formula="of:= ( [.K93] / [.F93] ) * ( ( ( [.C92] + [.C93] ) / 2 ) / ( ( [.G92] + [.G93] ) / 2 ) )" office:value-type="float" office:value="-5.99145639958637">
            <text:p>-5,99146</text:p>
          </table:table-cell>
          <table:table-cell table:style-name="ce57" table:formula="of:=-0.05*[.F93]+22" office:value-type="float" office:value="9.730776">
            <text:p>9,73078</text:p>
          </table:table-cell>
          <table:table-cell table:style-name="ce66" table:formula="of:= - ( [.E93] * [.AD93] * SIN( [.S93] ) )" office:value-type="float" office:value="-4742.74742493833">
            <text:p>-4742,74742</text:p>
          </table:table-cell>
          <table:table-cell table:style-name="ce71" table:formula="of:= - ( ( 2 * [.P93] ) / ( ( ( [.M93] ) ^ 2 ) * [.AG93] * [.I93] ) )" office:value-type="float" office:value="0.141381673152203">
            <text:p>0,14138</text:p>
          </table:table-cell>
          <table:table-cell table:style-name="ce76" table:formula="of:= ( ( 2 * [.L93] ) / ( ( ( [.M93] ) ^ 2 ) * [.AG93] * [.I93] ) )" office:value-type="float" office:value="1.04546081171779">
            <text:p>1,04546</text:p>
          </table:table-cell>
          <table:table-cell table:style-name="ce53" table:formula="of:=ASIN( - ( [.N93] / [.M93] ) )" office:value-type="float" office:value="0.134418368812316">
            <text:p>0,13442</text:p>
          </table:table-cell>
          <table:table-cell table:style-name="ce53" table:formula="of:=[.S93] * ( 180 / 3.14159265359 )" office:value-type="float" office:value="7.70160522197814">
            <text:p>7,70161</text:p>
          </table:table-cell>
          <table:table-cell table:style-name="ce79" table:formula="of:=0.04*[.F93]+0.9" office:value-type="float" office:value="10.7153792">
            <text:p>10,71538</text:p>
          </table:table-cell>
          <table:table-cell table:style-name="ce82" table:formula="of:=-0.04*[.F93]+2.15" office:value-type="float" office:value="-7.6653792">
            <text:p>-7,66538</text:p>
          </table:table-cell>
          <table:table-cell/>
          <table:table-cell table:formula="of:=[.X92]" office:value-type="float" office:value="0">
            <text:p>0,00000</text:p>
          </table:table-cell>
          <table:table-cell table:formula="of:=[.Y92]" office:value-type="float" office:value="-0.0065">
            <text:p>-0,00650</text:p>
          </table:table-cell>
          <table:table-cell table:formula="of:=[.Z92]" office:value-type="float" office:value="101325">
            <text:p>101325,00000</text:p>
          </table:table-cell>
          <table:table-cell table:formula="of:=[.AA92]" office:value-type="float" office:value="1.225">
            <text:p>1,22500</text:p>
          </table:table-cell>
          <table:table-cell table:formula="of:=[.AB92]" office:value-type="float" office:value="288.15">
            <text:p>288,15000</text:p>
          </table:table-cell>
          <table:table-cell table:formula="of:=[.AC92]" office:value-type="float" office:value="1.235">
            <text:p>1,23500</text:p>
          </table:table-cell>
          <table:table-cell table:formula="of:=[.AD92]" office:value-type="float" office:value="9.81">
            <text:p>9,81000</text:p>
          </table:table-cell>
          <table:table-cell table:formula="of:=[.AE92]" office:value-type="float" office:value="293.15">
            <text:p>293,15000</text:p>
          </table:table-cell>
          <table:table-cell table:formula="of:=[.AF92]" office:value-type="float" office:value="100600">
            <text:p>100600,00000</text:p>
          </table:table-cell>
          <table:table-cell table:formula="of:=[.AG92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.9">
            <text:p>1,90000</text:p>
          </table:table-cell>
          <table:table-cell office:value-type="float" office:value="498">
            <text:p>498,00000</text:p>
          </table:table-cell>
          <table:table-cell table:formula="of:=[.A94]+273.15" office:value-type="float" office:value="275.05">
            <text:p>275,05000</text:p>
          </table:table-cell>
          <table:table-cell table:style-name="ce47" table:formula="of:=[.D93]" office:value-type="float" office:value="0">
            <text:p>0,00000</text:p>
          </table:table-cell>
          <table:table-cell table:style-name="ce47" table:formula="of:=[.E93]-0.38461" office:value-type="float" office:value="3607.15397">
            <text:p>3607,15397</text:p>
          </table:table-cell>
          <table:table-cell table:style-name="ce53" table:formula="of:=[.F93]+11.15384" office:value-type="float" office:value="256.53832">
            <text:p>256,53832</text:p>
          </table:table-cell>
          <table:table-cell table:style-name="ce47" table:formula="of:=[.AB94]+([.B94]*[.Y94])" office:value-type="float" office:value="284.913">
            <text:p>284,91300</text:p>
          </table:table-cell>
          <table:table-cell table:style-name="ce47" table:formula="of:=[.AA94] * ( ( 1 + ( [.Y94] * ( [.B94] / [.AB94] ) ) ) ^ 4.256 )" office:value-type="float" office:value="1.16749392113657">
            <text:p>1,16749</text:p>
          </table:table-cell>
          <table:table-cell table:style-name="ce47" table:formula="of:=( [.H94] * [.G94] ) / [.C94]" office:value-type="float" office:value="1.20935900946295">
            <text:p>1,20936</text:p>
          </table:table-cell>
          <table:table-cell table:style-name="ce47" table:formula="of:=[.Z94] * ( ( 1+ ( [.Y94] * ( [.B94] / [.AB94] ) ) ) ^ 5.256 )" office:value-type="float" office:value="95483.6019062798">
            <text:p>95483,60191</text:p>
          </table:table-cell>
          <table:table-cell table:style-name="ce47" table:formula="of:=[.K93] + ([.B94]-[.B93])" office:value-type="float" office:value="-1571">
            <text:p>-1571,00000</text:p>
          </table:table-cell>
          <table:table-cell table:style-name="ce47" table:formula="of:= [.E94] * [.AD94] * COS( [.S94] )" office:value-type="float" office:value="35056.5349386376">
            <text:p>35056,53494</text:p>
          </table:table-cell>
          <table:table-cell table:style-name="ce57" table:formula="of:=-0.11*[.F94]+71.7" office:value-type="float" office:value="43.4807848">
            <text:p>43,48078</text:p>
          </table:table-cell>
          <table:table-cell table:style-name="ce62" table:formula="of:= ( [.K94] / [.F94] ) * ( ( ( [.C93] + [.C94] ) / 2 ) / ( ( [.G93] + [.G94] ) / 2 ) )" office:value-type="float" office:value="-5.92113974679497">
            <text:p>-5,92114</text:p>
          </table:table-cell>
          <table:table-cell table:style-name="ce57" table:formula="of:=-0.05*[.F94]+22" office:value-type="float" office:value="9.173084">
            <text:p>9,17308</text:p>
          </table:table-cell>
          <table:table-cell table:style-name="ce66" table:formula="of:= - ( [.E94] * [.AD94] * SIN( [.S94] ) )" office:value-type="float" office:value="-4818.83021403728">
            <text:p>-4818,83021</text:p>
          </table:table-cell>
          <table:table-cell table:style-name="ce71" table:formula="of:= - ( ( 2 * [.P94] ) / ( ( ( [.M94] ) ^ 2 ) * [.AG94] * [.I94] ) )" office:value-type="float" office:value="0.150544050277734">
            <text:p>0,15054</text:p>
          </table:table-cell>
          <table:table-cell table:style-name="ce76" table:formula="of:= ( ( 2 * [.L94] ) / ( ( ( [.M94] ) ^ 2 ) * [.AG94] * [.I94] ) )" office:value-type="float" office:value="1.09519375532092">
            <text:p>1,09519</text:p>
          </table:table-cell>
          <table:table-cell table:style-name="ce53" table:formula="of:=ASIN( - ( [.N94] / [.M94] ) )" office:value-type="float" office:value="0.136602754444662">
            <text:p>0,13660</text:p>
          </table:table-cell>
          <table:table-cell table:style-name="ce53" table:formula="of:=[.S94] * ( 180 / 3.14159265359 )" office:value-type="float" office:value="7.82676129954058">
            <text:p>7,82676</text:p>
          </table:table-cell>
          <table:table-cell table:style-name="ce79" table:formula="of:=0.04*[.F94]+0.9" office:value-type="float" office:value="11.1615328">
            <text:p>11,16153</text:p>
          </table:table-cell>
          <table:table-cell table:style-name="ce82" table:formula="of:=-0.04*[.F94]+2.15" office:value-type="float" office:value="-8.1115328">
            <text:p>-8,11153</text:p>
          </table:table-cell>
          <table:table-cell/>
          <table:table-cell table:formula="of:=[.X93]" office:value-type="float" office:value="0">
            <text:p>0,00000</text:p>
          </table:table-cell>
          <table:table-cell table:formula="of:=[.Y93]" office:value-type="float" office:value="-0.0065">
            <text:p>-0,00650</text:p>
          </table:table-cell>
          <table:table-cell table:formula="of:=[.Z93]" office:value-type="float" office:value="101325">
            <text:p>101325,00000</text:p>
          </table:table-cell>
          <table:table-cell table:formula="of:=[.AA93]" office:value-type="float" office:value="1.225">
            <text:p>1,22500</text:p>
          </table:table-cell>
          <table:table-cell table:formula="of:=[.AB93]" office:value-type="float" office:value="288.15">
            <text:p>288,15000</text:p>
          </table:table-cell>
          <table:table-cell table:formula="of:=[.AC93]" office:value-type="float" office:value="1.235">
            <text:p>1,23500</text:p>
          </table:table-cell>
          <table:table-cell table:formula="of:=[.AD93]" office:value-type="float" office:value="9.81">
            <text:p>9,81000</text:p>
          </table:table-cell>
          <table:table-cell table:formula="of:=[.AE93]" office:value-type="float" office:value="293.15">
            <text:p>293,15000</text:p>
          </table:table-cell>
          <table:table-cell table:formula="of:=[.AF93]" office:value-type="float" office:value="100600">
            <text:p>100600,00000</text:p>
          </table:table-cell>
          <table:table-cell table:formula="of:=[.AG93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.7">
            <text:p>1,70000</text:p>
          </table:table-cell>
          <table:table-cell office:value-type="float" office:value="435">
            <text:p>435,00000</text:p>
          </table:table-cell>
          <table:table-cell table:formula="of:=[.A95]+273.15" office:value-type="float" office:value="274.85">
            <text:p>274,85000</text:p>
          </table:table-cell>
          <table:table-cell table:style-name="ce47" table:formula="of:=[.D94]" office:value-type="float" office:value="0">
            <text:p>0,00000</text:p>
          </table:table-cell>
          <table:table-cell table:style-name="ce47" table:formula="of:=[.E94]-0.38461" office:value-type="float" office:value="3606.76936">
            <text:p>3606,76936</text:p>
          </table:table-cell>
          <table:table-cell table:style-name="ce53" table:formula="of:=[.F94]+11.15384" office:value-type="float" office:value="267.69216">
            <text:p>267,69216</text:p>
          </table:table-cell>
          <table:table-cell table:style-name="ce47" table:formula="of:=[.AB95]+([.B95]*[.Y95])" office:value-type="float" office:value="285.3225">
            <text:p>285,32250</text:p>
          </table:table-cell>
          <table:table-cell table:style-name="ce47" table:formula="of:=[.AA95] * ( ( 1 + ( [.Y95] * ( [.B95] / [.AB95] ) ) ) ^ 4.256 )" office:value-type="float" office:value="1.17465228878452">
            <text:p>1,17465</text:p>
          </table:table-cell>
          <table:table-cell table:style-name="ce47" table:formula="of:=( [.H95] * [.G95] ) / [.C95]" office:value-type="float" office:value="1.21940959674994">
            <text:p>1,21941</text:p>
          </table:table-cell>
          <table:table-cell table:style-name="ce47" table:formula="of:=[.Z95] * ( ( 1+ ( [.Y95] * ( [.B95] / [.AB95] ) ) ) ^ 5.256 )" office:value-type="float" office:value="96207.1278942172">
            <text:p>96207,12789</text:p>
          </table:table-cell>
          <table:table-cell table:style-name="ce47" table:formula="of:=[.K94] + ([.B95]-[.B94])" office:value-type="float" office:value="-1634">
            <text:p>-1634,00000</text:p>
          </table:table-cell>
          <table:table-cell table:style-name="ce47" table:formula="of:= [.E95] * [.AD95] * COS( [.S95] )" office:value-type="float" office:value="35037.3916988273">
            <text:p>35037,39170</text:p>
          </table:table-cell>
          <table:table-cell table:style-name="ce57" table:formula="of:=-0.11*[.F95]+71.7" office:value-type="float" office:value="42.2538624">
            <text:p>42,25386</text:p>
          </table:table-cell>
          <table:table-cell table:style-name="ce62" table:formula="of:= ( [.K95] / [.F95] ) * ( ( ( [.C94] + [.C95] ) / 2 ) / ( ( [.G94] + [.G95] ) / 2 ) )" office:value-type="float" office:value="-5.88634712026664">
            <text:p>-5,88635</text:p>
          </table:table-cell>
          <table:table-cell table:style-name="ce57" table:formula="of:=-0.05*[.F95]+22" office:value-type="float" office:value="8.615392">
            <text:p>8,61539</text:p>
          </table:table-cell>
          <table:table-cell table:style-name="ce66" table:formula="of:= - ( [.E95] * [.AD95] * SIN( [.S95] ) )" office:value-type="float" office:value="-4929.09098019489">
            <text:p>-4929,09098</text:p>
          </table:table-cell>
          <table:table-cell table:style-name="ce71" table:formula="of:= - ( ( 2 * [.P95] ) / ( ( ( [.M95] ) ^ 2 ) * [.AG95] * [.I95] ) )" office:value-type="float" office:value="0.161717255635167">
            <text:p>0,16172</text:p>
          </table:table-cell>
          <table:table-cell table:style-name="ce76" table:formula="of:= ( ( 2 * [.L95] ) / ( ( ( [.M95] ) ^ 2 ) * [.AG95] * [.I95] ) )" office:value-type="float" office:value="1.14953261218252">
            <text:p>1,14953</text:p>
          </table:table-cell>
          <table:table-cell table:style-name="ce53" table:formula="of:=ASIN( - ( [.N95] / [.M95] ) )" office:value-type="float" office:value="0.139763666975334">
            <text:p>0,13976</text:p>
          </table:table-cell>
          <table:table-cell table:style-name="ce53" table:formula="of:=[.S95] * ( 180 / 3.14159265359 )" office:value-type="float" office:value="8.00786824695807">
            <text:p>8,00787</text:p>
          </table:table-cell>
          <table:table-cell table:style-name="ce79" table:formula="of:=0.04*[.F95]+0.9" office:value-type="float" office:value="11.6076864">
            <text:p>11,60769</text:p>
          </table:table-cell>
          <table:table-cell table:style-name="ce82" table:formula="of:=-0.04*[.F95]+2.15" office:value-type="float" office:value="-8.5576864">
            <text:p>-8,55769</text:p>
          </table:table-cell>
          <table:table-cell/>
          <table:table-cell table:formula="of:=[.X94]" office:value-type="float" office:value="0">
            <text:p>0,00000</text:p>
          </table:table-cell>
          <table:table-cell table:formula="of:=[.Y94]" office:value-type="float" office:value="-0.0065">
            <text:p>-0,00650</text:p>
          </table:table-cell>
          <table:table-cell table:formula="of:=[.Z94]" office:value-type="float" office:value="101325">
            <text:p>101325,00000</text:p>
          </table:table-cell>
          <table:table-cell table:formula="of:=[.AA94]" office:value-type="float" office:value="1.225">
            <text:p>1,22500</text:p>
          </table:table-cell>
          <table:table-cell table:formula="of:=[.AB94]" office:value-type="float" office:value="288.15">
            <text:p>288,15000</text:p>
          </table:table-cell>
          <table:table-cell table:formula="of:=[.AC94]" office:value-type="float" office:value="1.235">
            <text:p>1,23500</text:p>
          </table:table-cell>
          <table:table-cell table:formula="of:=[.AD94]" office:value-type="float" office:value="9.81">
            <text:p>9,81000</text:p>
          </table:table-cell>
          <table:table-cell table:formula="of:=[.AE94]" office:value-type="float" office:value="293.15">
            <text:p>293,15000</text:p>
          </table:table-cell>
          <table:table-cell table:formula="of:=[.AF94]" office:value-type="float" office:value="100600">
            <text:p>100600,00000</text:p>
          </table:table-cell>
          <table:table-cell table:formula="of:=[.AG94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.7">
            <text:p>1,70000</text:p>
          </table:table-cell>
          <table:table-cell office:value-type="float" office:value="381">
            <text:p>381,00000</text:p>
          </table:table-cell>
          <table:table-cell table:formula="of:=[.A96]+273.15" office:value-type="float" office:value="274.85">
            <text:p>274,85000</text:p>
          </table:table-cell>
          <table:table-cell table:style-name="ce47" table:formula="of:=[.D95]" office:value-type="float" office:value="0">
            <text:p>0,00000</text:p>
          </table:table-cell>
          <table:table-cell table:style-name="ce47" table:formula="of:=[.E95]-0.38461" office:value-type="float" office:value="3606.38475">
            <text:p>3606,38475</text:p>
          </table:table-cell>
          <table:table-cell table:style-name="ce53" table:formula="of:=[.F95]+11.15384" office:value-type="float" office:value="278.846">
            <text:p>278,84600</text:p>
          </table:table-cell>
          <table:table-cell table:style-name="ce47" table:formula="of:=[.AB96]+([.B96]*[.Y96])" office:value-type="float" office:value="285.6735">
            <text:p>285,67350</text:p>
          </table:table-cell>
          <table:table-cell table:style-name="ce47" table:formula="of:=[.AA96] * ( ( 1 + ( [.Y96] * ( [.B96] / [.AB96] ) ) ) ^ 4.256 )" office:value-type="float" office:value="1.18081471537251">
            <text:p>1,18081</text:p>
          </table:table-cell>
          <table:table-cell table:style-name="ce47" table:formula="of:=( [.H96] * [.G96] ) / [.C96]" office:value-type="float" office:value="1.22731479931587">
            <text:p>1,22731</text:p>
          </table:table-cell>
          <table:table-cell table:style-name="ce47" table:formula="of:=[.Z96] * ( ( 1+ ( [.Y96] * ( [.B96] / [.AB96] ) ) ) ^ 5.256 )" office:value-type="float" office:value="96830.8205700154">
            <text:p>96830,82057</text:p>
          </table:table-cell>
          <table:table-cell table:style-name="ce47" table:formula="of:=[.K95] + ([.B96]-[.B95])" office:value-type="float" office:value="-1688">
            <text:p>-1688,00000</text:p>
          </table:table-cell>
          <table:table-cell table:style-name="ce47" table:formula="of:= [.E96] * [.AD96] * COS( [.S96] )" office:value-type="float" office:value="35019.8928368164">
            <text:p>35019,89284</text:p>
          </table:table-cell>
          <table:table-cell table:style-name="ce57" table:formula="of:=-0.11*[.F96]+71.7" office:value-type="float" office:value="41.02694">
            <text:p>41,02694</text:p>
          </table:table-cell>
          <table:table-cell table:style-name="ce62" table:formula="of:= ( [.K96] / [.F96] ) * ( ( ( [.C95] + [.C96] ) / 2 ) / ( ( [.G95] + [.G96] ) / 2 ) )" office:value-type="float" office:value="-5.82774706567932">
            <text:p>-5,82775</text:p>
          </table:table-cell>
          <table:table-cell table:style-name="ce57" table:formula="of:=-0.05*[.F96]+22" office:value-type="float" office:value="8.0577">
            <text:p>8,05770</text:p>
          </table:table-cell>
          <table:table-cell table:style-name="ce66" table:formula="of:= - ( [.E96] * [.AD96] * SIN( [.S96] ) )" office:value-type="float" office:value="-5025.42311948617">
            <text:p>-5025,42312</text:p>
          </table:table-cell>
          <table:table-cell table:style-name="ce71" table:formula="of:= - ( ( 2 * [.P96] ) / ( ( ( [.M96] ) ^ 2 ) * [.AG96] * [.I96] ) )" office:value-type="float" office:value="0.173760226532814">
            <text:p>0,17376</text:p>
          </table:table-cell>
          <table:table-cell table:style-name="ce76" table:formula="of:= ( ( 2 * [.L96] ) / ( ( ( [.M96] ) ^ 2 ) * [.AG96] * [.I96] ) )" office:value-type="float" office:value="1.21085615435746">
            <text:p>1,21086</text:p>
          </table:table-cell>
          <table:table-cell table:style-name="ce53" table:formula="of:=ASIN( - ( [.N96] / [.M96] ) )" office:value-type="float" office:value="0.142528914317486">
            <text:p>0,14253</text:p>
          </table:table-cell>
          <table:table-cell table:style-name="ce53" table:formula="of:=[.S96] * ( 180 / 3.14159265359 )" office:value-type="float" office:value="8.16630524897313">
            <text:p>8,16631</text:p>
          </table:table-cell>
          <table:table-cell table:style-name="ce79" table:formula="of:=0.04*[.F96]+0.9" office:value-type="float" office:value="12.05384">
            <text:p>12,05384</text:p>
          </table:table-cell>
          <table:table-cell table:style-name="ce82" table:formula="of:=-0.04*[.F96]+2.15" office:value-type="float" office:value="-9.00384">
            <text:p>-9,00384</text:p>
          </table:table-cell>
          <table:table-cell/>
          <table:table-cell table:formula="of:=[.X95]" office:value-type="float" office:value="0">
            <text:p>0,00000</text:p>
          </table:table-cell>
          <table:table-cell table:formula="of:=[.Y95]" office:value-type="float" office:value="-0.0065">
            <text:p>-0,00650</text:p>
          </table:table-cell>
          <table:table-cell table:formula="of:=[.Z95]" office:value-type="float" office:value="101325">
            <text:p>101325,00000</text:p>
          </table:table-cell>
          <table:table-cell table:formula="of:=[.AA95]" office:value-type="float" office:value="1.225">
            <text:p>1,22500</text:p>
          </table:table-cell>
          <table:table-cell table:formula="of:=[.AB95]" office:value-type="float" office:value="288.15">
            <text:p>288,15000</text:p>
          </table:table-cell>
          <table:table-cell table:formula="of:=[.AC95]" office:value-type="float" office:value="1.235">
            <text:p>1,23500</text:p>
          </table:table-cell>
          <table:table-cell table:formula="of:=[.AD95]" office:value-type="float" office:value="9.81">
            <text:p>9,81000</text:p>
          </table:table-cell>
          <table:table-cell table:formula="of:=[.AE95]" office:value-type="float" office:value="293.15">
            <text:p>293,15000</text:p>
          </table:table-cell>
          <table:table-cell table:formula="of:=[.AF95]" office:value-type="float" office:value="100600">
            <text:p>100600,00000</text:p>
          </table:table-cell>
          <table:table-cell table:formula="of:=[.AG95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2" office:value-type="float" office:value="2.1">
            <text:p>2,10000</text:p>
          </table:table-cell>
          <table:table-cell table:style-name="ce48" office:value-type="float" office:value="340">
            <text:p>340,00000</text:p>
          </table:table-cell>
          <table:table-cell table:style-name="ce48" table:formula="of:=[.A97]+273.15" office:value-type="float" office:value="275.25">
            <text:p>275,25000</text:p>
          </table:table-cell>
          <table:table-cell table:style-name="ce48" table:formula="of:=[.D96]" office:value-type="float" office:value="0">
            <text:p>0,00000</text:p>
          </table:table-cell>
          <table:table-cell table:style-name="ce48" table:formula="of:=[.E96]-0.38461" office:value-type="float" office:value="3606.00014">
            <text:p>3606,00014</text:p>
          </table:table-cell>
          <table:table-cell table:style-name="ce54" table:formula="of:=[.F96]+11.15384" office:value-type="float" office:value="289.99984">
            <text:p>289,99984</text:p>
          </table:table-cell>
          <table:table-cell table:style-name="ce48" table:formula="of:=[.AB97]+([.B97]*[.Y97])" office:value-type="float" office:value="285.94">
            <text:p>285,94000</text:p>
          </table:table-cell>
          <table:table-cell table:style-name="ce48" table:formula="of:=[.AA97] * ( ( 1 + ( [.Y97] * ( [.B97] / [.AB97] ) ) ) ^ 4.256 )" office:value-type="float" office:value="1.18551008918216">
            <text:p>1,18551</text:p>
          </table:table-cell>
          <table:table-cell table:style-name="ce48" table:formula="of:=( [.H97] * [.G97] ) / [.C97]" office:value-type="float" office:value="1.23155224305448">
            <text:p>1,23155</text:p>
          </table:table-cell>
          <table:table-cell table:style-name="ce48" table:formula="of:=[.Z97] * ( ( 1+ ( [.Y97] * ( [.B97] / [.AB97] ) ) ) ^ 5.256 )" office:value-type="float" office:value="97306.5482201889">
            <text:p>97306,54822</text:p>
          </table:table-cell>
          <table:table-cell table:style-name="ce48" table:formula="of:=[.K96] + ([.B97]-[.B96])" office:value-type="float" office:value="-1729">
            <text:p>-1729,00000</text:p>
          </table:table-cell>
          <table:table-cell table:style-name="ce48" table:formula="of:= [.E97] * [.AD97] * COS( [.S97] )" office:value-type="float" office:value="35005.3351226813">
            <text:p>35005,33512</text:p>
          </table:table-cell>
          <table:table-cell table:style-name="ce58" table:formula="of:=-0.11*[.F97]+71.7" office:value-type="float" office:value="39.8000176">
            <text:p>39,80002</text:p>
          </table:table-cell>
          <table:table-cell table:style-name="ce63" table:formula="of:= ( [.K97] / [.F97] ) * ( ( ( [.C96] + [.C97] ) / 2 ) / ( ( [.G96] + [.G97] ) / 2 ) )" office:value-type="float" office:value="-5.73768105099079">
            <text:p>-5,73768</text:p>
          </table:table-cell>
          <table:table-cell table:style-name="ce58" table:formula="of:=-0.05*[.F97]+22" office:value-type="float" office:value="7.500008">
            <text:p>7,50001</text:p>
          </table:table-cell>
          <table:table-cell table:style-name="ce67" table:formula="of:= - ( [.E97] * [.AD97] * SIN( [.S97] ) )" office:value-type="float" office:value="-5099.73824191432">
            <text:p>-5099,73824</text:p>
          </table:table-cell>
          <table:table-cell table:style-name="ce72" table:formula="of:= - ( ( 2 * [.P97] ) / ( ( ( [.M97] ) ^ 2 ) * [.AG97] * [.I97] ) )" office:value-type="float" office:value="0.186724146001957">
            <text:p>0,18672</text:p>
          </table:table-cell>
          <table:table-cell table:style-name="ce77" table:formula="of:= ( ( 2 * [.L97] ) / ( ( ( [.M97] ) ^ 2 ) * [.AG97] * [.I97] ) )" office:value-type="float" office:value="1.28170133372206">
            <text:p>1,28170</text:p>
          </table:table-cell>
          <table:table-cell table:style-name="ce54" table:formula="of:=ASIN( - ( [.N97] / [.M97] ) )" office:value-type="float" office:value="0.144666859015403">
            <text:p>0,14467</text:p>
          </table:table-cell>
          <table:table-cell table:style-name="ce54" table:formula="of:=[.S97] * ( 180 / 3.14159265359 )" office:value-type="float" office:value="8.28880045699617">
            <text:p>8,28880</text:p>
          </table:table-cell>
          <table:table-cell table:style-name="ce80" table:formula="of:=0.04*[.F97]+0.9" office:value-type="float" office:value="12.4999936">
            <text:p>12,49999</text:p>
          </table:table-cell>
          <table:table-cell table:style-name="ce83" table:formula="of:=-0.04*[.F97]+2.15" office:value-type="float" office:value="-9.4499936">
            <text:p>-9,44999</text:p>
          </table:table-cell>
          <table:table-cell/>
          <table:table-cell table:formula="of:=[.X96]" office:value-type="float" office:value="0">
            <text:p>0,00000</text:p>
          </table:table-cell>
          <table:table-cell table:formula="of:=[.Y96]" office:value-type="float" office:value="-0.0065">
            <text:p>-0,00650</text:p>
          </table:table-cell>
          <table:table-cell table:formula="of:=[.Z96]" office:value-type="float" office:value="101325">
            <text:p>101325,00000</text:p>
          </table:table-cell>
          <table:table-cell table:formula="of:=[.AA96]" office:value-type="float" office:value="1.225">
            <text:p>1,22500</text:p>
          </table:table-cell>
          <table:table-cell table:formula="of:=[.AB96]" office:value-type="float" office:value="288.15">
            <text:p>288,15000</text:p>
          </table:table-cell>
          <table:table-cell table:formula="of:=[.AC96]" office:value-type="float" office:value="1.235">
            <text:p>1,23500</text:p>
          </table:table-cell>
          <table:table-cell table:formula="of:=[.AD96]" office:value-type="float" office:value="9.81">
            <text:p>9,81000</text:p>
          </table:table-cell>
          <table:table-cell table:formula="of:=[.AE96]" office:value-type="float" office:value="293.15">
            <text:p>293,15000</text:p>
          </table:table-cell>
          <table:table-cell table:formula="of:=[.AF96]" office:value-type="float" office:value="100600">
            <text:p>100600,00000</text:p>
          </table:table-cell>
          <table:table-cell table:formula="of:=[.AG96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3" table:number-columns-repeated="12"/>
          <table:table-cell table:style-name="ce53"/>
          <table:table-cell/>
          <table:table-cell table:style-name="ce53"/>
          <table:table-cell/>
          <table:table-cell table:style-name="ce53" table:number-columns-repeated="2"/>
          <table:table-cell table:number-columns-repeated="2"/>
          <table:table-cell table:style-name="ce53" table:number-columns-repeated="2"/>
          <table:table-cell table:style-name="ce43"/>
          <table:table-cell table:style-name="ce43" table:formula="of:=[.X97]" office:value-type="float" office:value="0">
            <text:p>0,00000</text:p>
          </table:table-cell>
          <table:table-cell table:style-name="ce43" table:formula="of:=[.Y97]" office:value-type="float" office:value="-0.0065">
            <text:p>-0,00650</text:p>
          </table:table-cell>
          <table:table-cell table:style-name="ce43" table:formula="of:=[.Z97]" office:value-type="float" office:value="101325">
            <text:p>101325,00000</text:p>
          </table:table-cell>
          <table:table-cell table:style-name="ce43" table:formula="of:=[.AA97]" office:value-type="float" office:value="1.225">
            <text:p>1,22500</text:p>
          </table:table-cell>
          <table:table-cell table:style-name="ce43" table:formula="of:=[.AB97]" office:value-type="float" office:value="288.15">
            <text:p>288,15000</text:p>
          </table:table-cell>
          <table:table-cell table:style-name="ce43" table:formula="of:=[.AC97]" office:value-type="float" office:value="1.235">
            <text:p>1,23500</text:p>
          </table:table-cell>
          <table:table-cell table:style-name="ce43" table:formula="of:=[.AD97]" office:value-type="float" office:value="9.81">
            <text:p>9,81000</text:p>
          </table:table-cell>
          <table:table-cell table:style-name="ce43" table:formula="of:=[.AE97]" office:value-type="float" office:value="293.15">
            <text:p>293,15000</text:p>
          </table:table-cell>
          <table:table-cell table:style-name="ce43" table:formula="of:=[.AF97]" office:value-type="float" office:value="100600">
            <text:p>100600,00000</text:p>
          </table:table-cell>
          <table:table-cell table:style-name="ce43" table:formula="of:=[.AG97]" office:value-type="float" office:value="28">
            <text:p>28,00000</text:p>
          </table:table-cell>
          <table:table-cell table:style-name="ce43" table:number-columns-repeated="991"/>
        </table:table-row>
        <table:table-row table:style-name="ro1">
          <table:table-cell table:style-name="ce39" office:value-type="string">
            <text:p>T °C</text:p>
          </table:table-cell>
          <table:table-cell table:style-name="ce45" office:value-type="string">
            <text:p>H m</text:p>
          </table:table-cell>
          <table:table-cell table:style-name="ce45" office:value-type="string">
            <text:p>T K</text:p>
          </table:table-cell>
          <table:table-cell table:style-name="ce45" office:value-type="string">
            <text:p>Vias m/s</text:p>
          </table:table-cell>
          <table:table-cell table:style-name="ce45" office:value-type="string">
            <text:p>m_ges</text:p>
          </table:table-cell>
          <table:table-cell table:style-name="ce52" office:value-type="string">
            <text:p>delta_t</text:p>
          </table:table-cell>
          <table:table-cell table:style-name="ce45" office:value-type="string">
            <text:p>T_INA</text:p>
          </table:table-cell>
          <table:table-cell table:style-name="ce45" office:value-type="string">
            <text:p>rho_ina</text:p>
          </table:table-cell>
          <table:table-cell table:style-name="ce45" office:value-type="string">
            <text:p>rho_real</text:p>
          </table:table-cell>
          <table:table-cell table:style-name="ce45" office:value-type="string">
            <text:p>p_ina</text:p>
          </table:table-cell>
          <table:table-cell table:style-name="ce45" office:value-type="string">
            <text:p>delta_H_INA</text:p>
          </table:table-cell>
          <table:table-cell table:style-name="ce45" office:value-type="string">
            <text:p>A</text:p>
          </table:table-cell>
          <table:table-cell table:style-name="ce55" office:value-type="string">
            <text:p>V_TAS m/s</text:p>
          </table:table-cell>
          <table:table-cell table:style-name="ce60" office:value-type="string">
            <text:p>wg_real</text:p>
          </table:table-cell>
          <table:table-cell table:style-name="ce55" office:value-type="string">
            <text:p>q</text:p>
          </table:table-cell>
          <table:table-cell table:style-name="ce60" office:value-type="string">
            <text:p>W</text:p>
          </table:table-cell>
          <table:table-cell table:style-name="ce69" office:value-type="string">
            <text:p>C_w</text:p>
          </table:table-cell>
          <table:table-cell table:style-name="ce74" office:value-type="string">
            <text:p>C_a</text:p>
          </table:table-cell>
          <table:table-cell table:style-name="ce60" office:value-type="string">
            <text:p>gamma_rad</text:p>
          </table:table-cell>
          <table:table-cell table:style-name="ce60" office:value-type="string">
            <text:p>gamma_deg</text:p>
          </table:table-cell>
          <table:table-cell table:style-name="ce69" office:value-type="string">
            <text:p>alpha</text:p>
          </table:table-cell>
          <table:table-cell table:style-name="ce74" office:value-type="string">
            <text:p>eta</text:p>
          </table:table-cell>
          <table:table-cell table:style-name="ce43"/>
          <table:table-cell table:style-name="ce43" table:formula="of:=[.X98]" office:value-type="float" office:value="0">
            <text:p>0,00000</text:p>
          </table:table-cell>
          <table:table-cell table:style-name="ce43" table:formula="of:=[.Y98]" office:value-type="float" office:value="-0.0065">
            <text:p>-0,00650</text:p>
          </table:table-cell>
          <table:table-cell table:style-name="ce43" table:formula="of:=[.Z98]" office:value-type="float" office:value="101325">
            <text:p>101325,00000</text:p>
          </table:table-cell>
          <table:table-cell table:style-name="ce43" table:formula="of:=[.AA98]" office:value-type="float" office:value="1.225">
            <text:p>1,22500</text:p>
          </table:table-cell>
          <table:table-cell table:style-name="ce43" table:formula="of:=[.AB98]" office:value-type="float" office:value="288.15">
            <text:p>288,15000</text:p>
          </table:table-cell>
          <table:table-cell table:style-name="ce43" table:formula="of:=[.AC98]" office:value-type="float" office:value="1.235">
            <text:p>1,23500</text:p>
          </table:table-cell>
          <table:table-cell table:style-name="ce43" table:formula="of:=[.AD98]" office:value-type="float" office:value="9.81">
            <text:p>9,81000</text:p>
          </table:table-cell>
          <table:table-cell table:style-name="ce43" table:formula="of:=[.AE98]" office:value-type="float" office:value="293.15">
            <text:p>293,15000</text:p>
          </table:table-cell>
          <table:table-cell table:style-name="ce43" table:formula="of:=[.AF98]" office:value-type="float" office:value="100600">
            <text:p>100600,00000</text:p>
          </table:table-cell>
          <table:table-cell table:style-name="ce43" table:formula="of:=[.AG98]" office:value-type="float" office:value="28">
            <text:p>28,00000</text:p>
          </table:table-cell>
          <table:table-cell table:style-name="ce43" table:number-columns-repeated="991"/>
        </table:table-row>
        <table:table-row table:style-name="ro1">
          <table:table-cell table:style-name="ce44" office:value-type="float" office:value="8">
            <text:p>8,00000</text:p>
          </table:table-cell>
          <table:table-cell table:style-name="ce49" office:value-type="float" office:value="1613">
            <text:p>1613,00000</text:p>
          </table:table-cell>
          <table:table-cell table:style-name="ce49" table:formula="of:=[.A100]+273.15" office:value-type="float" office:value="281.15">
            <text:p>281,15000</text:p>
          </table:table-cell>
          <table:table-cell table:style-name="ce49"/>
          <table:table-cell table:style-name="ce49" office:value-type="float" office:value="3582">
            <text:p>3582,00000</text:p>
          </table:table-cell>
          <table:table-cell table:style-name="ce49" office:value-type="float" office:value="0">
            <text:p>0,00000</text:p>
          </table:table-cell>
          <table:table-cell table:style-name="ce49" table:formula="of:=[.AB100]+([.B100]*[.Y100])" office:value-type="float" office:value="277.6655">
            <text:p>277,66550</text:p>
          </table:table-cell>
          <table:table-cell table:style-name="ce49" table:formula="of:=[.AA100] * ( ( 1 + ( [.Y100] * ( [.B100] / [.AB100] ) ) ) ^ 4.256 )" office:value-type="float" office:value="1.04623326662744">
            <text:p>1,04623</text:p>
          </table:table-cell>
          <table:table-cell table:style-name="ce49" table:formula="of:=( [.H100] * [.G100] ) / [.C100]" office:value-type="float" office:value="1.03326652354523">
            <text:p>1,03327</text:p>
          </table:table-cell>
          <table:table-cell table:style-name="ce49" table:formula="of:=[.Z100] * ( ( 1+ ( [.Y100] * ( [.B100] / [.AB100] ) ) ) ^ 5.256 )" office:value-type="float" office:value="83389.6875693988">
            <text:p>83389,68757</text:p>
          </table:table-cell>
          <table:table-cell table:style-name="ce49"/>
          <table:table-cell table:style-name="ce49" table:formula="of:= [.E100] * [.AD100] * COS( [.S100] )" office:value-type="float" office:value="0">
            <text:p>#DIV/0!</text:p>
          </table:table-cell>
          <table:table-cell table:style-name="ce59" table:formula="of:=0.17*[.F100]+51.4" office:value-type="float" office:value="51.4">
            <text:p>51,40000</text:p>
          </table:table-cell>
          <table:table-cell table:style-name="ce64" table:formula="of:= ( [.K100] / [.F100] ) * ( ( ( [.C99] + [.C100] ) / 2 ) / ( ( [.G99] + [.G100] ) / 2 ) )" office:value-type="float" office:value="0">
            <text:p>#DIV/0!</text:p>
          </table:table-cell>
          <table:table-cell table:style-name="ce59" table:formula="of:=0.11*[.F100]+15.45" office:value-type="float" office:value="15.45">
            <text:p>15,45000</text:p>
          </table:table-cell>
          <table:table-cell table:style-name="ce68" table:formula="of:= - ( [.E100] * [.AD100] * SIN( [.S100] ) )" office:value-type="float" office:value="0">
            <text:p>#DIV/0!</text:p>
          </table:table-cell>
          <table:table-cell table:style-name="ce73" table:formula="of:= - ( ( 2 * [.P100] ) / ( ( ( [.M100] ) ^ 2 ) * [.AG100] * [.I100] ) )" office:value-type="float" office:value="0">
            <text:p>#DIV/0!</text:p>
          </table:table-cell>
          <table:table-cell table:style-name="ce78" table:formula="of:= ( ( 2 * [.L100] ) / ( ( ( [.M100] ) ^ 2 ) * [.AG100] * [.I100] ) )" office:value-type="float" office:value="0">
            <text:p>#DIV/0!</text:p>
          </table:table-cell>
          <table:table-cell table:style-name="ce49" table:formula="of:=ASIN( - ( [.N100] / [.M100] ) )" office:value-type="float" office:value="0">
            <text:p>#DIV/0!</text:p>
          </table:table-cell>
          <table:table-cell table:style-name="ce49" table:formula="of:=[.S100] * ( 180 / 3.14159265359 )" office:value-type="float" office:value="0">
            <text:p>#DIV/0!</text:p>
          </table:table-cell>
          <table:table-cell table:style-name="ce44" table:formula="of:=-0.03*[.F100]+5" office:value-type="float" office:value="5">
            <text:p>5,00000</text:p>
          </table:table-cell>
          <table:table-cell table:style-name="ce84" table:formula="of:=0.02*[.F100]-2.9" office:value-type="float" office:value="-2.9">
            <text:p>-2,90000</text:p>
          </table:table-cell>
          <table:table-cell/>
          <table:table-cell table:formula="of:=[.X99]" office:value-type="float" office:value="0">
            <text:p>0,00000</text:p>
          </table:table-cell>
          <table:table-cell table:formula="of:=[.Y99]" office:value-type="float" office:value="-0.0065">
            <text:p>-0,00650</text:p>
          </table:table-cell>
          <table:table-cell table:formula="of:=[.Z99]" office:value-type="float" office:value="101325">
            <text:p>101325,00000</text:p>
          </table:table-cell>
          <table:table-cell table:formula="of:=[.AA99]" office:value-type="float" office:value="1.225">
            <text:p>1,22500</text:p>
          </table:table-cell>
          <table:table-cell table:formula="of:=[.AB99]" office:value-type="float" office:value="288.15">
            <text:p>288,15000</text:p>
          </table:table-cell>
          <table:table-cell table:formula="of:=[.AC99]" office:value-type="float" office:value="1.235">
            <text:p>1,23500</text:p>
          </table:table-cell>
          <table:table-cell table:formula="of:=[.AD99]" office:value-type="float" office:value="9.81">
            <text:p>9,81000</text:p>
          </table:table-cell>
          <table:table-cell table:formula="of:=[.AE99]" office:value-type="float" office:value="293.15">
            <text:p>293,15000</text:p>
          </table:table-cell>
          <table:table-cell table:formula="of:=[.AF99]" office:value-type="float" office:value="100600">
            <text:p>100600,00000</text:p>
          </table:table-cell>
          <table:table-cell table:formula="of:=[.AG99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8.4">
            <text:p>8,40000</text:p>
          </table:table-cell>
          <table:table-cell office:value-type="float" office:value="1576">
            <text:p>1576,00000</text:p>
          </table:table-cell>
          <table:table-cell table:formula="of:=[.A101]+273.15" office:value-type="float" office:value="281.55">
            <text:p>281,55000</text:p>
          </table:table-cell>
          <table:table-cell table:style-name="ce47" table:formula="of:=[.D100]" office:value-type="float" office:value="0">
            <text:p>0,00000</text:p>
          </table:table-cell>
          <table:table-cell table:style-name="ce47" table:formula="of:=[.E100]-0.26666" office:value-type="float" office:value="3581.73334">
            <text:p>3581,73334</text:p>
          </table:table-cell>
          <table:table-cell table:style-name="ce53" table:formula="of:=[.F100]+8" office:value-type="float" office:value="8">
            <text:p>8,00000</text:p>
          </table:table-cell>
          <table:table-cell table:style-name="ce47" table:formula="of:=[.AB101]+([.B101]*[.Y101])" office:value-type="float" office:value="277.906">
            <text:p>277,90600</text:p>
          </table:table-cell>
          <table:table-cell table:style-name="ce47" table:formula="of:=[.AA101] * ( ( 1 + ( [.Y101] * ( [.B101] / [.AB101] ) ) ) ^ 4.256 )" office:value-type="float" office:value="1.0500954746841">
            <text:p>1,05010</text:p>
          </table:table-cell>
          <table:table-cell table:style-name="ce47" table:formula="of:=( [.H101] * [.G101] ) / [.C101]" office:value-type="float" office:value="1.0365044680787">
            <text:p>1,03650</text:p>
          </table:table-cell>
          <table:table-cell table:style-name="ce47" table:formula="of:=[.Z101] * ( ( 1+ ( [.Y101] * ( [.B101] / [.AB101] ) ) ) ^ 5.256 )" office:value-type="float" office:value="83770.018244365">
            <text:p>83770,01824</text:p>
          </table:table-cell>
          <table:table-cell table:style-name="ce47" table:formula="of:=[.K100] + ([.B101]-[.B100])" office:value-type="float" office:value="-37">
            <text:p>-37,00000</text:p>
          </table:table-cell>
          <table:table-cell table:style-name="ce47" table:formula="of:= [.E101] * [.AD101] * COS( [.S101] )" office:value-type="float" office:value="34998.0395275171">
            <text:p>34998,03953</text:p>
          </table:table-cell>
          <table:table-cell table:style-name="ce57" table:formula="of:=0.17*[.F101]+51.4" office:value-type="float" office:value="52.76">
            <text:p>52,76000</text:p>
          </table:table-cell>
          <table:table-cell table:style-name="ce62" table:formula="of:= ( [.K101] / [.F101] ) * ( ( ( [.C100] + [.C101] ) / 2 ) / ( ( [.G100] + [.G101] ) / 2 ) )" office:value-type="float" office:value="-4.6843430593542">
            <text:p>-4,68434</text:p>
          </table:table-cell>
          <table:table-cell table:style-name="ce57" table:formula="of:=0.11*[.F101]+15.45" office:value-type="float" office:value="16.33">
            <text:p>16,33000</text:p>
          </table:table-cell>
          <table:table-cell table:style-name="ce66" table:formula="of:= - ( [.E101] * [.AD101] * SIN( [.S101] ) )" office:value-type="float" office:value="-3119.65208968243">
            <text:p>-3119,65209</text:p>
          </table:table-cell>
          <table:table-cell table:style-name="ce71" table:formula="of:= - ( ( 2 * [.P101] ) / ( ( ( [.M101] ) ^ 2 ) * [.AG101] * [.I101] ) )" office:value-type="float" office:value="0.0772320166819583">
            <text:p>0,07723</text:p>
          </table:table-cell>
          <table:table-cell table:style-name="ce76" table:formula="of:= ( ( 2 * [.L101] ) / ( ( ( [.M101] ) ^ 2 ) * [.AG101] * [.I101] ) )" office:value-type="float" office:value="0.866432888963651">
            <text:p>0,86643</text:p>
          </table:table-cell>
          <table:table-cell table:style-name="ce53" table:formula="of:=ASIN( - ( [.N101] / [.M101] ) )" office:value-type="float" office:value="0.0889029451738862">
            <text:p>0,08890</text:p>
          </table:table-cell>
          <table:table-cell table:style-name="ce53" table:formula="of:=[.S101] * ( 180 / 3.14159265359 )" office:value-type="float" office:value="5.09376354474629">
            <text:p>5,09376</text:p>
          </table:table-cell>
          <table:table-cell table:style-name="ce79" table:formula="of:=-0.03*[.F101]+5" office:value-type="float" office:value="4.76">
            <text:p>4,76000</text:p>
          </table:table-cell>
          <table:table-cell table:style-name="ce82" table:formula="of:=0.02*[.F101]-2.9" office:value-type="float" office:value="-2.74">
            <text:p>-2,74000</text:p>
          </table:table-cell>
          <table:table-cell/>
          <table:table-cell table:formula="of:=[.X100]" office:value-type="float" office:value="0">
            <text:p>0,00000</text:p>
          </table:table-cell>
          <table:table-cell table:formula="of:=[.Y100]" office:value-type="float" office:value="-0.0065">
            <text:p>-0,00650</text:p>
          </table:table-cell>
          <table:table-cell table:formula="of:=[.Z100]" office:value-type="float" office:value="101325">
            <text:p>101325,00000</text:p>
          </table:table-cell>
          <table:table-cell table:formula="of:=[.AA100]" office:value-type="float" office:value="1.225">
            <text:p>1,22500</text:p>
          </table:table-cell>
          <table:table-cell table:formula="of:=[.AB100]" office:value-type="float" office:value="288.15">
            <text:p>288,15000</text:p>
          </table:table-cell>
          <table:table-cell table:formula="of:=[.AC100]" office:value-type="float" office:value="1.235">
            <text:p>1,23500</text:p>
          </table:table-cell>
          <table:table-cell table:formula="of:=[.AD100]" office:value-type="float" office:value="9.81">
            <text:p>9,81000</text:p>
          </table:table-cell>
          <table:table-cell table:formula="of:=[.AE100]" office:value-type="float" office:value="293.15">
            <text:p>293,15000</text:p>
          </table:table-cell>
          <table:table-cell table:formula="of:=[.AF100]" office:value-type="float" office:value="100600">
            <text:p>100600,00000</text:p>
          </table:table-cell>
          <table:table-cell table:formula="of:=[.AG100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9.1">
            <text:p>9,10000</text:p>
          </table:table-cell>
          <table:table-cell office:value-type="float" office:value="1426">
            <text:p>1426,00000</text:p>
          </table:table-cell>
          <table:table-cell table:formula="of:=[.A102]+273.15" office:value-type="float" office:value="282.25">
            <text:p>282,25000</text:p>
          </table:table-cell>
          <table:table-cell table:style-name="ce47" table:formula="of:=[.D101]" office:value-type="float" office:value="0">
            <text:p>0,00000</text:p>
          </table:table-cell>
          <table:table-cell table:style-name="ce47" table:formula="of:=[.E101]-0.26666" office:value-type="float" office:value="3581.46668">
            <text:p>3581,46668</text:p>
          </table:table-cell>
          <table:table-cell table:style-name="ce53" table:formula="of:=[.F101]+8" office:value-type="float" office:value="16">
            <text:p>16,00000</text:p>
          </table:table-cell>
          <table:table-cell table:style-name="ce47" table:formula="of:=[.AB102]+([.B102]*[.Y102])" office:value-type="float" office:value="278.881">
            <text:p>278,88100</text:p>
          </table:table-cell>
          <table:table-cell table:style-name="ce47" table:formula="of:=[.AA102] * ( ( 1 + ( [.Y102] * ( [.B102] / [.AB102] ) ) ) ^ 4.256 )" office:value-type="float" office:value="1.06586494446028">
            <text:p>1,06586</text:p>
          </table:table-cell>
          <table:table-cell table:style-name="ce47" table:formula="of:=( [.H102] * [.G102] ) / [.C102]" office:value-type="float" office:value="1.05314253879904">
            <text:p>1,05314</text:p>
          </table:table-cell>
          <table:table-cell table:style-name="ce47" table:formula="of:=[.Z102] * ( ( 1+ ( [.Y102] * ( [.B102] / [.AB102] ) ) ) ^ 5.256 )" office:value-type="float" office:value="85326.3180548425">
            <text:p>85326,31805</text:p>
          </table:table-cell>
          <table:table-cell table:style-name="ce47" table:formula="of:=[.K101] + ([.B102]-[.B101])" office:value-type="float" office:value="-187">
            <text:p>-187,00000</text:p>
          </table:table-cell>
          <table:table-cell table:style-name="ce47" table:formula="of:= [.E102] * [.AD102] * COS( [.S102] )" office:value-type="float" office:value="34283.8589265715">
            <text:p>34283,85893</text:p>
          </table:table-cell>
          <table:table-cell table:style-name="ce57" table:formula="of:=0.17*[.F102]+51.4" office:value-type="float" office:value="54.12">
            <text:p>54,12000</text:p>
          </table:table-cell>
          <table:table-cell table:style-name="ce62" table:formula="of:= ( [.K102] / [.F102] ) * ( ( ( [.C101] + [.C102] ) / 2 ) / ( ( [.G101] + [.G102] ) / 2 ) )" office:value-type="float" office:value="-11.8347096825177">
            <text:p>-11,83471</text:p>
          </table:table-cell>
          <table:table-cell table:style-name="ce57" table:formula="of:=0.11*[.F102]+15.45" office:value-type="float" office:value="17.21">
            <text:p>17,21000</text:p>
          </table:table-cell>
          <table:table-cell table:style-name="ce66" table:formula="of:= - ( [.E102] * [.AD102] * SIN( [.S102] ) )" office:value-type="float" office:value="-7682.98071801512">
            <text:p>-7682,98072</text:p>
          </table:table-cell>
          <table:table-cell table:style-name="ce71" table:formula="of:= - ( ( 2 * [.P102] ) / ( ( ( [.M102] ) ^ 2 ) * [.AG102] * [.I102] ) )" office:value-type="float" office:value="0.177909433359746">
            <text:p>0,17791</text:p>
          </table:table-cell>
          <table:table-cell table:style-name="ce76" table:formula="of:= ( ( 2 * [.L102] ) / ( ( ( [.M102] ) ^ 2 ) * [.AG102] * [.I102] ) )" office:value-type="float" office:value="0.793887442761614">
            <text:p>0,79389</text:p>
          </table:table-cell>
          <table:table-cell table:style-name="ce53" table:formula="of:=ASIN( - ( [.N102] / [.M102] ) )" office:value-type="float" office:value="0.220456753836521">
            <text:p>0,22046</text:p>
          </table:table-cell>
          <table:table-cell table:style-name="ce53" table:formula="of:=[.S102] * ( 180 / 3.14159265359 )" office:value-type="float" office:value="12.6312415599863">
            <text:p>12,63124</text:p>
          </table:table-cell>
          <table:table-cell table:style-name="ce79" table:formula="of:=-0.03*[.F102]+5" office:value-type="float" office:value="4.52">
            <text:p>4,52000</text:p>
          </table:table-cell>
          <table:table-cell table:style-name="ce82" table:formula="of:=0.02*[.F102]-2.9" office:value-type="float" office:value="-2.58">
            <text:p>-2,58000</text:p>
          </table:table-cell>
          <table:table-cell/>
          <table:table-cell table:formula="of:=[.X101]" office:value-type="float" office:value="0">
            <text:p>0,00000</text:p>
          </table:table-cell>
          <table:table-cell table:formula="of:=[.Y101]" office:value-type="float" office:value="-0.0065">
            <text:p>-0,00650</text:p>
          </table:table-cell>
          <table:table-cell table:formula="of:=[.Z101]" office:value-type="float" office:value="101325">
            <text:p>101325,00000</text:p>
          </table:table-cell>
          <table:table-cell table:formula="of:=[.AA101]" office:value-type="float" office:value="1.225">
            <text:p>1,22500</text:p>
          </table:table-cell>
          <table:table-cell table:formula="of:=[.AB101]" office:value-type="float" office:value="288.15">
            <text:p>288,15000</text:p>
          </table:table-cell>
          <table:table-cell table:formula="of:=[.AC101]" office:value-type="float" office:value="1.235">
            <text:p>1,23500</text:p>
          </table:table-cell>
          <table:table-cell table:formula="of:=[.AD101]" office:value-type="float" office:value="9.81">
            <text:p>9,81000</text:p>
          </table:table-cell>
          <table:table-cell table:formula="of:=[.AE101]" office:value-type="float" office:value="293.15">
            <text:p>293,15000</text:p>
          </table:table-cell>
          <table:table-cell table:formula="of:=[.AF101]" office:value-type="float" office:value="100600">
            <text:p>100600,00000</text:p>
          </table:table-cell>
          <table:table-cell table:formula="of:=[.AG101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0.6">
            <text:p>10,60000</text:p>
          </table:table-cell>
          <table:table-cell office:value-type="float" office:value="1098">
            <text:p>1098,00000</text:p>
          </table:table-cell>
          <table:table-cell table:formula="of:=[.A103]+273.15" office:value-type="float" office:value="283.75">
            <text:p>283,75000</text:p>
          </table:table-cell>
          <table:table-cell table:style-name="ce47" table:formula="of:=[.D102]" office:value-type="float" office:value="0">
            <text:p>0,00000</text:p>
          </table:table-cell>
          <table:table-cell table:style-name="ce47" table:formula="of:=[.E102]-0.26666" office:value-type="float" office:value="3581.20002">
            <text:p>3581,20002</text:p>
          </table:table-cell>
          <table:table-cell table:style-name="ce53" table:formula="of:=[.F102]+8" office:value-type="float" office:value="24">
            <text:p>24,00000</text:p>
          </table:table-cell>
          <table:table-cell table:style-name="ce47" table:formula="of:=[.AB103]+([.B103]*[.Y103])" office:value-type="float" office:value="281.013">
            <text:p>281,01300</text:p>
          </table:table-cell>
          <table:table-cell table:style-name="ce47" table:formula="of:=[.AA103] * ( ( 1 + ( [.Y103] * ( [.B103] / [.AB103] ) ) ) ^ 4.256 )" office:value-type="float" office:value="1.10097848459445">
            <text:p>1,10098</text:p>
          </table:table-cell>
          <table:table-cell table:style-name="ce47" table:formula="of:=( [.H103] * [.G103] ) / [.C103]" office:value-type="float" office:value="1.09035864983732">
            <text:p>1,09036</text:p>
          </table:table-cell>
          <table:table-cell table:style-name="ce47" table:formula="of:=[.Z103] * ( ( 1+ ( [.Y103] * ( [.B103] / [.AB103] ) ) ) ^ 5.256 )" office:value-type="float" office:value="88811.078322345">
            <text:p>88811,07832</text:p>
          </table:table-cell>
          <table:table-cell table:style-name="ce47" table:formula="of:=[.K102] + ([.B103]-[.B102])" office:value-type="float" office:value="-515">
            <text:p>-515,00000</text:p>
          </table:table-cell>
          <table:table-cell table:style-name="ce47" table:formula="of:= [.E103] * [.AD103] * COS( [.S103] )" office:value-type="float" office:value="32334.8602951655">
            <text:p>32334,86030</text:p>
          </table:table-cell>
          <table:table-cell table:style-name="ce57" table:formula="of:=0.17*[.F103]+51.4" office:value-type="float" office:value="55.48">
            <text:p>55,48000</text:p>
          </table:table-cell>
          <table:table-cell table:style-name="ce62" table:formula="of:= ( [.K103] / [.F103] ) * ( ( ( [.C102] + [.C103] ) / 2 ) / ( ( [.G102] + [.G103] ) / 2 ) )" office:value-type="float" office:value="-21.6923500996022">
            <text:p>-21,69235</text:p>
          </table:table-cell>
          <table:table-cell table:style-name="ce57" table:formula="of:=0.11*[.F103]+15.45" office:value-type="float" office:value="18.09">
            <text:p>18,09000</text:p>
          </table:table-cell>
          <table:table-cell table:style-name="ce66" table:formula="of:= - ( [.E103] * [.AD103] * SIN( [.S103] ) )" office:value-type="float" office:value="-13736.235826053">
            <text:p>-13736,23583</text:p>
          </table:table-cell>
          <table:table-cell table:style-name="ce71" table:formula="of:= - ( ( 2 * [.P103] ) / ( ( ( [.M103] ) ^ 2 ) * [.AG103] * [.I103] ) )" office:value-type="float" office:value="0.292346180787866">
            <text:p>0,29235</text:p>
          </table:table-cell>
          <table:table-cell table:style-name="ce76" table:formula="of:= ( ( 2 * [.L103] ) / ( ( ( [.M103] ) ^ 2 ) * [.AG103] * [.I103] ) )" office:value-type="float" office:value="0.68817782639344">
            <text:p>0,68818</text:p>
          </table:table-cell>
          <table:table-cell table:style-name="ce53" table:formula="of:=ASIN( - ( [.N103] / [.M103] ) )" office:value-type="float" office:value="0.40171137681769">
            <text:p>0,40171</text:p>
          </table:table-cell>
          <table:table-cell table:style-name="ce53" table:formula="of:=[.S103] * ( 180 / 3.14159265359 )" office:value-type="float" office:value="23.0163664740416">
            <text:p>23,01637</text:p>
          </table:table-cell>
          <table:table-cell table:style-name="ce79" table:formula="of:=-0.03*[.F103]+5" office:value-type="float" office:value="4.28">
            <text:p>4,28000</text:p>
          </table:table-cell>
          <table:table-cell table:style-name="ce82" table:formula="of:=0.02*[.F103]-2.9" office:value-type="float" office:value="-2.42">
            <text:p>-2,42000</text:p>
          </table:table-cell>
          <table:table-cell/>
          <table:table-cell table:formula="of:=[.X102]" office:value-type="float" office:value="0">
            <text:p>0,00000</text:p>
          </table:table-cell>
          <table:table-cell table:formula="of:=[.Y102]" office:value-type="float" office:value="-0.0065">
            <text:p>-0,00650</text:p>
          </table:table-cell>
          <table:table-cell table:formula="of:=[.Z102]" office:value-type="float" office:value="101325">
            <text:p>101325,00000</text:p>
          </table:table-cell>
          <table:table-cell table:formula="of:=[.AA102]" office:value-type="float" office:value="1.225">
            <text:p>1,22500</text:p>
          </table:table-cell>
          <table:table-cell table:formula="of:=[.AB102]" office:value-type="float" office:value="288.15">
            <text:p>288,15000</text:p>
          </table:table-cell>
          <table:table-cell table:formula="of:=[.AC102]" office:value-type="float" office:value="1.235">
            <text:p>1,23500</text:p>
          </table:table-cell>
          <table:table-cell table:formula="of:=[.AD102]" office:value-type="float" office:value="9.81">
            <text:p>9,81000</text:p>
          </table:table-cell>
          <table:table-cell table:formula="of:=[.AE102]" office:value-type="float" office:value="293.15">
            <text:p>293,15000</text:p>
          </table:table-cell>
          <table:table-cell table:formula="of:=[.AF102]" office:value-type="float" office:value="100600">
            <text:p>100600,00000</text:p>
          </table:table-cell>
          <table:table-cell table:formula="of:=[.AG102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.2">
            <text:p>11,20000</text:p>
          </table:table-cell>
          <table:table-cell office:value-type="float" office:value="975">
            <text:p>975,00000</text:p>
          </table:table-cell>
          <table:table-cell table:formula="of:=[.A104]+273.15" office:value-type="float" office:value="284.35">
            <text:p>284,35000</text:p>
          </table:table-cell>
          <table:table-cell table:style-name="ce47" table:formula="of:=[.D103]" office:value-type="float" office:value="0">
            <text:p>0,00000</text:p>
          </table:table-cell>
          <table:table-cell table:style-name="ce47" table:formula="of:=[.E103]-0.26666" office:value-type="float" office:value="3580.93336">
            <text:p>3580,93336</text:p>
          </table:table-cell>
          <table:table-cell table:style-name="ce53" table:formula="of:=[.F103]+8" office:value-type="float" office:value="32">
            <text:p>32,00000</text:p>
          </table:table-cell>
          <table:table-cell table:style-name="ce47" table:formula="of:=[.AB104]+([.B104]*[.Y104])" office:value-type="float" office:value="281.8125">
            <text:p>281,81250</text:p>
          </table:table-cell>
          <table:table-cell table:style-name="ce47" table:formula="of:=[.AA104] * ( ( 1 + ( [.Y104] * ( [.B104] / [.AB104] ) ) ) ^ 4.256 )" office:value-type="float" office:value="1.11437166445817">
            <text:p>1,11437</text:p>
          </table:table-cell>
          <table:table-cell table:style-name="ce47" table:formula="of:=( [.H104] * [.G104] ) / [.C104]" office:value-type="float" office:value="1.1044271661337">
            <text:p>1,10443</text:p>
          </table:table-cell>
          <table:table-cell table:style-name="ce47" table:formula="of:=[.Z104] * ( ( 1+ ( [.Y104] * ( [.B104] / [.AB104] ) ) ) ^ 5.256 )" office:value-type="float" office:value="90147.1939989479">
            <text:p>90147,19400</text:p>
          </table:table-cell>
          <table:table-cell table:style-name="ce47" table:formula="of:=[.K103] + ([.B104]-[.B103])" office:value-type="float" office:value="-638">
            <text:p>-638,00000</text:p>
          </table:table-cell>
          <table:table-cell table:style-name="ce47" table:formula="of:= [.E104] * [.AD104] * COS( [.S104] )" office:value-type="float" office:value="32853.4975171992">
            <text:p>32853,49752</text:p>
          </table:table-cell>
          <table:table-cell table:style-name="ce57" table:formula="of:=0.17*[.F104]+51.4" office:value-type="float" office:value="56.84">
            <text:p>56,84000</text:p>
          </table:table-cell>
          <table:table-cell table:style-name="ce62" table:formula="of:= ( [.K104] / [.F104] ) * ( ( ( [.C103] + [.C104] ) / 2 ) / ( ( [.G103] + [.G104] ) / 2 ) )" office:value-type="float" office:value="-20.1243436020578">
            <text:p>-20,12434</text:p>
          </table:table-cell>
          <table:table-cell table:style-name="ce57" table:formula="of:=0.11*[.F104]+15.45" office:value-type="float" office:value="18.97">
            <text:p>18,97000</text:p>
          </table:table-cell>
          <table:table-cell table:style-name="ce66" table:formula="of:= - ( [.E104] * [.AD104] * SIN( [.S104] ) )" office:value-type="float" office:value="-12437.4944790658">
            <text:p>-12437,49448</text:p>
          </table:table-cell>
          <table:table-cell table:style-name="ce71" table:formula="of:= - ( ( 2 * [.P104] ) / ( ( ( [.M104] ) ^ 2 ) * [.AG104] * [.I104] ) )" office:value-type="float" office:value="0.248977238743414">
            <text:p>0,24898</text:p>
          </table:table-cell>
          <table:table-cell table:style-name="ce76" table:formula="of:= ( ( 2 * [.L104] ) / ( ( ( [.M104] ) ^ 2 ) * [.AG104] * [.I104] ) )" office:value-type="float" office:value="0.657670490520713">
            <text:p>0,65767</text:p>
          </table:table-cell>
          <table:table-cell table:style-name="ce53" table:formula="of:=ASIN( - ( [.N104] / [.M104] ) )" office:value-type="float" office:value="0.361900738778032">
            <text:p>0,36190</text:p>
          </table:table-cell>
          <table:table-cell table:style-name="ce53" table:formula="of:=[.S104] * ( 180 / 3.14159265359 )" office:value-type="float" office:value="20.7353849346463">
            <text:p>20,73538</text:p>
          </table:table-cell>
          <table:table-cell table:style-name="ce79" table:formula="of:=-0.03*[.F104]+5" office:value-type="float" office:value="4.04">
            <text:p>4,04000</text:p>
          </table:table-cell>
          <table:table-cell table:style-name="ce82" table:formula="of:=0.02*[.F104]-2.9" office:value-type="float" office:value="-2.26">
            <text:p>-2,26000</text:p>
          </table:table-cell>
          <table:table-cell/>
          <table:table-cell table:formula="of:=[.X103]" office:value-type="float" office:value="0">
            <text:p>0,00000</text:p>
          </table:table-cell>
          <table:table-cell table:formula="of:=[.Y103]" office:value-type="float" office:value="-0.0065">
            <text:p>-0,00650</text:p>
          </table:table-cell>
          <table:table-cell table:formula="of:=[.Z103]" office:value-type="float" office:value="101325">
            <text:p>101325,00000</text:p>
          </table:table-cell>
          <table:table-cell table:formula="of:=[.AA103]" office:value-type="float" office:value="1.225">
            <text:p>1,22500</text:p>
          </table:table-cell>
          <table:table-cell table:formula="of:=[.AB103]" office:value-type="float" office:value="288.15">
            <text:p>288,15000</text:p>
          </table:table-cell>
          <table:table-cell table:formula="of:=[.AC103]" office:value-type="float" office:value="1.235">
            <text:p>1,23500</text:p>
          </table:table-cell>
          <table:table-cell table:formula="of:=[.AD103]" office:value-type="float" office:value="9.81">
            <text:p>9,81000</text:p>
          </table:table-cell>
          <table:table-cell table:formula="of:=[.AE103]" office:value-type="float" office:value="293.15">
            <text:p>293,15000</text:p>
          </table:table-cell>
          <table:table-cell table:formula="of:=[.AF103]" office:value-type="float" office:value="100600">
            <text:p>100600,00000</text:p>
          </table:table-cell>
          <table:table-cell table:formula="of:=[.AG103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1">
            <text:p>11,00000</text:p>
          </table:table-cell>
          <table:table-cell office:value-type="float" office:value="866">
            <text:p>866,00000</text:p>
          </table:table-cell>
          <table:table-cell table:formula="of:=[.A105]+273.15" office:value-type="float" office:value="284.15">
            <text:p>284,15000</text:p>
          </table:table-cell>
          <table:table-cell table:style-name="ce47" table:formula="of:=[.D104]" office:value-type="float" office:value="0">
            <text:p>0,00000</text:p>
          </table:table-cell>
          <table:table-cell table:style-name="ce47" table:formula="of:=[.E104]-0.26666" office:value-type="float" office:value="3580.6667">
            <text:p>3580,66670</text:p>
          </table:table-cell>
          <table:table-cell table:style-name="ce53" table:formula="of:=[.F104]+8" office:value-type="float" office:value="40">
            <text:p>40,00000</text:p>
          </table:table-cell>
          <table:table-cell table:style-name="ce47" table:formula="of:=[.AB105]+([.B105]*[.Y105])" office:value-type="float" office:value="282.521">
            <text:p>282,52100</text:p>
          </table:table-cell>
          <table:table-cell table:style-name="ce47" table:formula="of:=[.AA105] * ( ( 1 + ( [.Y105] * ( [.B105] / [.AB105] ) ) ) ^ 4.256 )" office:value-type="float" office:value="1.12634426627926">
            <text:p>1,12634</text:p>
          </table:table-cell>
          <table:table-cell table:style-name="ce47" table:formula="of:=( [.H105] * [.G105] ) / [.C105]" office:value-type="float" office:value="1.11988706124752">
            <text:p>1,11989</text:p>
          </table:table-cell>
          <table:table-cell table:style-name="ce47" table:formula="of:=[.Z105] * ( ( 1+ ( [.Y105] * ( [.B105] / [.AB105] ) ) ) ^ 5.256 )" office:value-type="float" office:value="91344.7911527067">
            <text:p>91344,79115</text:p>
          </table:table-cell>
          <table:table-cell table:style-name="ce47" table:formula="of:=[.K104] + ([.B105]-[.B104])" office:value-type="float" office:value="-747">
            <text:p>-747,00000</text:p>
          </table:table-cell>
          <table:table-cell table:style-name="ce47" table:formula="of:= [.E105] * [.AD105] * COS( [.S105] )" office:value-type="float" office:value="33240.5897156545">
            <text:p>33240,58972</text:p>
          </table:table-cell>
          <table:table-cell table:style-name="ce57" table:formula="of:=0.17*[.F105]+51.4" office:value-type="float" office:value="58.2">
            <text:p>58,20000</text:p>
          </table:table-cell>
          <table:table-cell table:style-name="ce62" table:formula="of:= ( [.K105] / [.F105] ) * ( ( ( [.C104] + [.C105] ) / 2 ) / ( ( [.G104] + [.G105] ) / 2 ) )" office:value-type="float" office:value="-18.8128783777678">
            <text:p>-18,81288</text:p>
          </table:table-cell>
          <table:table-cell table:style-name="ce57" table:formula="of:=0.11*[.F105]+15.45" office:value-type="float" office:value="19.85">
            <text:p>19,85000</text:p>
          </table:table-cell>
          <table:table-cell table:style-name="ce66" table:formula="of:= - ( [.E105] * [.AD105] * SIN( [.S105] ) )" office:value-type="float" office:value="-11354.4255743631">
            <text:p>-11354,42557</text:p>
          </table:table-cell>
          <table:table-cell table:style-name="ce71" table:formula="of:= - ( ( 2 * [.P105] ) / ( ( ( [.M105] ) ^ 2 ) * [.AG105] * [.I105] ) )" office:value-type="float" office:value="0.213804546421465">
            <text:p>0,21380</text:p>
          </table:table-cell>
          <table:table-cell table:style-name="ce76" table:formula="of:= ( ( 2 * [.L105] ) / ( ( ( [.M105] ) ^ 2 ) * [.AG105] * [.I105] ) )" office:value-type="float" office:value="0.625922391264273">
            <text:p>0,62592</text:p>
          </table:table-cell>
          <table:table-cell table:style-name="ce53" table:formula="of:=ASIN( - ( [.N105] / [.M105] ) )" office:value-type="float" office:value="0.329156929513996">
            <text:p>0,32916</text:p>
          </table:table-cell>
          <table:table-cell table:style-name="ce53" table:formula="of:=[.S105] * ( 180 / 3.14159265359 )" office:value-type="float" office:value="18.8593028586358">
            <text:p>18,85930</text:p>
          </table:table-cell>
          <table:table-cell table:style-name="ce79" table:formula="of:=-0.03*[.F105]+5" office:value-type="float" office:value="3.8">
            <text:p>3,80000</text:p>
          </table:table-cell>
          <table:table-cell table:style-name="ce82" table:formula="of:=0.02*[.F105]-2.9" office:value-type="float" office:value="-2.1">
            <text:p>-2,10000</text:p>
          </table:table-cell>
          <table:table-cell/>
          <table:table-cell table:formula="of:=[.X104]" office:value-type="float" office:value="0">
            <text:p>0,00000</text:p>
          </table:table-cell>
          <table:table-cell table:formula="of:=[.Y104]" office:value-type="float" office:value="-0.0065">
            <text:p>-0,00650</text:p>
          </table:table-cell>
          <table:table-cell table:formula="of:=[.Z104]" office:value-type="float" office:value="101325">
            <text:p>101325,00000</text:p>
          </table:table-cell>
          <table:table-cell table:formula="of:=[.AA104]" office:value-type="float" office:value="1.225">
            <text:p>1,22500</text:p>
          </table:table-cell>
          <table:table-cell table:formula="of:=[.AB104]" office:value-type="float" office:value="288.15">
            <text:p>288,15000</text:p>
          </table:table-cell>
          <table:table-cell table:formula="of:=[.AC104]" office:value-type="float" office:value="1.235">
            <text:p>1,23500</text:p>
          </table:table-cell>
          <table:table-cell table:formula="of:=[.AD104]" office:value-type="float" office:value="9.81">
            <text:p>9,81000</text:p>
          </table:table-cell>
          <table:table-cell table:formula="of:=[.AE104]" office:value-type="float" office:value="293.15">
            <text:p>293,15000</text:p>
          </table:table-cell>
          <table:table-cell table:formula="of:=[.AF104]" office:value-type="float" office:value="100600">
            <text:p>100600,00000</text:p>
          </table:table-cell>
          <table:table-cell table:formula="of:=[.AG104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9.7">
            <text:p>9,70000</text:p>
          </table:table-cell>
          <table:table-cell office:value-type="float" office:value="759">
            <text:p>759,00000</text:p>
          </table:table-cell>
          <table:table-cell table:formula="of:=[.A106]+273.15" office:value-type="float" office:value="282.85">
            <text:p>282,85000</text:p>
          </table:table-cell>
          <table:table-cell table:style-name="ce47" table:formula="of:=[.D105]" office:value-type="float" office:value="0">
            <text:p>0,00000</text:p>
          </table:table-cell>
          <table:table-cell table:style-name="ce47" table:formula="of:=[.E105]-0.26666" office:value-type="float" office:value="3580.40004">
            <text:p>3580,40004</text:p>
          </table:table-cell>
          <table:table-cell table:style-name="ce53" table:formula="of:=[.F105]+8" office:value-type="float" office:value="48">
            <text:p>48,00000</text:p>
          </table:table-cell>
          <table:table-cell table:style-name="ce47" table:formula="of:=[.AB106]+([.B106]*[.Y106])" office:value-type="float" office:value="283.2165">
            <text:p>283,21650</text:p>
          </table:table-cell>
          <table:table-cell table:style-name="ce47" table:formula="of:=[.AA106] * ( ( 1 + ( [.Y106] * ( [.B106] / [.AB106] ) ) ) ^ 4.256 )" office:value-type="float" office:value="1.13819265922962">
            <text:p>1,13819</text:p>
          </table:table-cell>
          <table:table-cell table:style-name="ce47" table:formula="of:=( [.H106] * [.G106] ) / [.C106]" office:value-type="float" office:value="1.13966746074848">
            <text:p>1,13967</text:p>
          </table:table-cell>
          <table:table-cell table:style-name="ce47" table:formula="of:=[.Z106] * ( ( 1+ ( [.Y106] * ( [.B106] / [.AB106] ) ) ) ^ 5.256 )" office:value-type="float" office:value="92532.9124200675">
            <text:p>92532,91242</text:p>
          </table:table-cell>
          <table:table-cell table:style-name="ce47" table:formula="of:=[.K105] + ([.B106]-[.B105])" office:value-type="float" office:value="-854">
            <text:p>-854,00000</text:p>
          </table:table-cell>
          <table:table-cell table:style-name="ce47" table:formula="of:= [.E106] * [.AD106] * COS( [.S106] )" office:value-type="float" office:value="33512.6831843175">
            <text:p>33512,68318</text:p>
          </table:table-cell>
          <table:table-cell table:style-name="ce57" table:formula="of:=0.17*[.F106]+51.4" office:value-type="float" office:value="59.56">
            <text:p>59,56000</text:p>
          </table:table-cell>
          <table:table-cell table:style-name="ce62" table:formula="of:= ( [.K106] / [.F106] ) * ( ( ( [.C105] + [.C106] ) / 2 ) / ( ( [.G105] + [.G106] ) / 2 ) )" office:value-type="float" office:value="-17.8313705561325">
            <text:p>-17,83137</text:p>
          </table:table-cell>
          <table:table-cell table:style-name="ce57" table:formula="of:=0.11*[.F106]+15.45" office:value-type="float" office:value="20.73">
            <text:p>20,73000</text:p>
          </table:table-cell>
          <table:table-cell table:style-name="ce66" table:formula="of:= - ( [.E106] * [.AD106] * SIN( [.S106] ) )" office:value-type="float" office:value="-10515.5162013491">
            <text:p>-10515,51620</text:p>
          </table:table-cell>
          <table:table-cell table:style-name="ce71" table:formula="of:= - ( ( 2 * [.P106] ) / ( ( ( [.M106] ) ^ 2 ) * [.AG106] * [.I106] ) )" office:value-type="float" office:value="0.18578687693266">
            <text:p>0,18579</text:p>
          </table:table-cell>
          <table:table-cell table:style-name="ce76" table:formula="of:= ( ( 2 * [.L106] ) / ( ( ( [.M106] ) ^ 2 ) * [.AG106] * [.I106] ) )" office:value-type="float" office:value="0.592098060354775">
            <text:p>0,59210</text:p>
          </table:table-cell>
          <table:table-cell table:style-name="ce53" table:formula="of:=ASIN( - ( [.N106] / [.M106] ) )" office:value-type="float" office:value="0.304048023366082">
            <text:p>0,30405</text:p>
          </table:table-cell>
          <table:table-cell table:style-name="ce53" table:formula="of:=[.S106] * ( 180 / 3.14159265359 )" office:value-type="float" office:value="17.4206685081704">
            <text:p>17,42067</text:p>
          </table:table-cell>
          <table:table-cell table:style-name="ce79" table:formula="of:=-0.03*[.F106]+5" office:value-type="float" office:value="3.56">
            <text:p>3,56000</text:p>
          </table:table-cell>
          <table:table-cell table:style-name="ce82" table:formula="of:=0.02*[.F106]-2.9" office:value-type="float" office:value="-1.94">
            <text:p>-1,94000</text:p>
          </table:table-cell>
          <table:table-cell/>
          <table:table-cell table:formula="of:=[.X105]" office:value-type="float" office:value="0">
            <text:p>0,00000</text:p>
          </table:table-cell>
          <table:table-cell table:formula="of:=[.Y105]" office:value-type="float" office:value="-0.0065">
            <text:p>-0,00650</text:p>
          </table:table-cell>
          <table:table-cell table:formula="of:=[.Z105]" office:value-type="float" office:value="101325">
            <text:p>101325,00000</text:p>
          </table:table-cell>
          <table:table-cell table:formula="of:=[.AA105]" office:value-type="float" office:value="1.225">
            <text:p>1,22500</text:p>
          </table:table-cell>
          <table:table-cell table:formula="of:=[.AB105]" office:value-type="float" office:value="288.15">
            <text:p>288,15000</text:p>
          </table:table-cell>
          <table:table-cell table:formula="of:=[.AC105]" office:value-type="float" office:value="1.235">
            <text:p>1,23500</text:p>
          </table:table-cell>
          <table:table-cell table:formula="of:=[.AD105]" office:value-type="float" office:value="9.81">
            <text:p>9,81000</text:p>
          </table:table-cell>
          <table:table-cell table:formula="of:=[.AE105]" office:value-type="float" office:value="293.15">
            <text:p>293,15000</text:p>
          </table:table-cell>
          <table:table-cell table:formula="of:=[.AF105]" office:value-type="float" office:value="100600">
            <text:p>100600,00000</text:p>
          </table:table-cell>
          <table:table-cell table:formula="of:=[.AG105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7.4">
            <text:p>7,40000</text:p>
          </table:table-cell>
          <table:table-cell table:style-name="ce47" office:value-type="float" office:value="718">
            <text:p>718,00000</text:p>
          </table:table-cell>
          <table:table-cell table:style-name="ce47" table:formula="of:=[.A107]+273.15" office:value-type="float" office:value="280.55">
            <text:p>280,55000</text:p>
          </table:table-cell>
          <table:table-cell table:style-name="ce47" table:formula="of:=[.D106]" office:value-type="float" office:value="0">
            <text:p>0,00000</text:p>
          </table:table-cell>
          <table:table-cell table:style-name="ce47" table:formula="of:=[.E106]-0.26666" office:value-type="float" office:value="3580.13338">
            <text:p>3580,13338</text:p>
          </table:table-cell>
          <table:table-cell table:style-name="ce53" table:formula="of:=[.F106]+8" office:value-type="float" office:value="56">
            <text:p>56,00000</text:p>
          </table:table-cell>
          <table:table-cell table:style-name="ce47" table:formula="of:=[.AB107]+([.B107]*[.Y107])" office:value-type="float" office:value="283.483">
            <text:p>283,48300</text:p>
          </table:table-cell>
          <table:table-cell table:style-name="ce47" table:formula="of:=[.AA107] * ( ( 1 + ( [.Y107] * ( [.B107] / [.AB107] ) ) ) ^ 4.256 )" office:value-type="float" office:value="1.14275787514232">
            <text:p>1,14276</text:p>
          </table:table-cell>
          <table:table-cell table:style-name="ce47" table:formula="of:=( [.H107] * [.G107] ) / [.C107]" office:value-type="float" office:value="1.15470479671705">
            <text:p>1,15470</text:p>
          </table:table-cell>
          <table:table-cell table:style-name="ce47" table:formula="of:=[.Z107] * ( ( 1+ ( [.Y107] * ( [.B107] / [.AB107] ) ) ) ^ 5.256 )" office:value-type="float" office:value="92991.4763571964">
            <text:p>92991,47636</text:p>
          </table:table-cell>
          <table:table-cell table:style-name="ce47" table:formula="of:=[.K106] + ([.B107]-[.B106])" office:value-type="float" office:value="-895">
            <text:p>-895,00000</text:p>
          </table:table-cell>
          <table:table-cell table:style-name="ce47" table:formula="of:= [.E107] * [.AD107] * COS( [.S107] )" office:value-type="float" office:value="33905.4873674618">
            <text:p>33905,48737</text:p>
          </table:table-cell>
          <table:table-cell table:style-name="ce57" table:formula="of:=0.17*[.F107]+51.4" office:value-type="float" office:value="60.92">
            <text:p>60,92000</text:p>
          </table:table-cell>
          <table:table-cell table:style-name="ce62" table:formula="of:= ( [.K107] / [.F107] ) * ( ( ( [.C106] + [.C107] ) / 2 ) / ( ( [.G106] + [.G107] ) / 2 ) )" office:value-type="float" office:value="-15.8890898716415">
            <text:p>-15,88909</text:p>
          </table:table-cell>
          <table:table-cell table:style-name="ce57" table:formula="of:=0.11*[.F107]+15.45" office:value-type="float" office:value="21.61">
            <text:p>21,61000</text:p>
          </table:table-cell>
          <table:table-cell table:style-name="ce66" table:formula="of:= - ( [.E107] * [.AD107] * SIN( [.S107] ) )" office:value-type="float" office:value="-9160.2503065931">
            <text:p>-9160,25031</text:p>
          </table:table-cell>
          <table:table-cell table:style-name="ce71" table:formula="of:= - ( ( 2 * [.P107] ) / ( ( ( [.M107] ) ^ 2 ) * [.AG107] * [.I107] ) )" office:value-type="float" office:value="0.152682248188364">
            <text:p>0,15268</text:p>
          </table:table-cell>
          <table:table-cell table:style-name="ce76" table:formula="of:= ( ( 2 * [.L107] ) / ( ( ( [.M107] ) ^ 2 ) * [.AG107] * [.I107] ) )" office:value-type="float" office:value="0.565133687827313">
            <text:p>0,56513</text:p>
          </table:table-cell>
          <table:table-cell table:style-name="ce53" table:formula="of:=ASIN( - ( [.N107] / [.M107] ) )" office:value-type="float" office:value="0.263870408260021">
            <text:p>0,26387</text:p>
          </table:table-cell>
          <table:table-cell table:style-name="ce53" table:formula="of:=[.S107] * ( 180 / 3.14159265359 )" office:value-type="float" office:value="15.1186607316922">
            <text:p>15,11866</text:p>
          </table:table-cell>
          <table:table-cell table:style-name="ce79" table:formula="of:=-0.03*[.F107]+5" office:value-type="float" office:value="3.32">
            <text:p>3,32000</text:p>
          </table:table-cell>
          <table:table-cell table:style-name="ce82" table:formula="of:=0.02*[.F107]-2.9" office:value-type="float" office:value="-1.78">
            <text:p>-1,78000</text:p>
          </table:table-cell>
          <table:table-cell/>
          <table:table-cell table:formula="of:=[.X106]" office:value-type="float" office:value="0">
            <text:p>0,00000</text:p>
          </table:table-cell>
          <table:table-cell table:formula="of:=[.Y106]" office:value-type="float" office:value="-0.0065">
            <text:p>-0,00650</text:p>
          </table:table-cell>
          <table:table-cell table:formula="of:=[.Z106]" office:value-type="float" office:value="101325">
            <text:p>101325,00000</text:p>
          </table:table-cell>
          <table:table-cell table:formula="of:=[.AA106]" office:value-type="float" office:value="1.225">
            <text:p>1,22500</text:p>
          </table:table-cell>
          <table:table-cell table:formula="of:=[.AB106]" office:value-type="float" office:value="288.15">
            <text:p>288,15000</text:p>
          </table:table-cell>
          <table:table-cell table:formula="of:=[.AC106]" office:value-type="float" office:value="1.235">
            <text:p>1,23500</text:p>
          </table:table-cell>
          <table:table-cell table:formula="of:=[.AD106]" office:value-type="float" office:value="9.81">
            <text:p>9,81000</text:p>
          </table:table-cell>
          <table:table-cell table:formula="of:=[.AE106]" office:value-type="float" office:value="293.15">
            <text:p>293,15000</text:p>
          </table:table-cell>
          <table:table-cell table:formula="of:=[.AF106]" office:value-type="float" office:value="100600">
            <text:p>100600,00000</text:p>
          </table:table-cell>
          <table:table-cell table:formula="of:=[.AG106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6.1">
            <text:p>6,10000</text:p>
          </table:table-cell>
          <table:table-cell office:value-type="float" office:value="689">
            <text:p>689,00000</text:p>
          </table:table-cell>
          <table:table-cell table:formula="of:=[.A108]+273.15" office:value-type="float" office:value="279.25">
            <text:p>279,25000</text:p>
          </table:table-cell>
          <table:table-cell table:style-name="ce47" table:formula="of:=[.D107]" office:value-type="float" office:value="0">
            <text:p>0,00000</text:p>
          </table:table-cell>
          <table:table-cell table:style-name="ce47" table:formula="of:=[.E107]-0.26666" office:value-type="float" office:value="3579.86672">
            <text:p>3579,86672</text:p>
          </table:table-cell>
          <table:table-cell table:style-name="ce53" table:formula="of:=[.F107]+8" office:value-type="float" office:value="64">
            <text:p>64,00000</text:p>
          </table:table-cell>
          <table:table-cell table:style-name="ce47" table:formula="of:=[.AB108]+([.B108]*[.Y108])" office:value-type="float" office:value="283.6715">
            <text:p>283,67150</text:p>
          </table:table-cell>
          <table:table-cell table:style-name="ce47" table:formula="of:=[.AA108] * ( ( 1 + ( [.Y108] * ( [.B108] / [.AB108] ) ) ) ^ 4.256 )" office:value-type="float" office:value="1.1459953789858">
            <text:p>1,14600</text:p>
          </table:table-cell>
          <table:table-cell table:style-name="ce47" table:formula="of:=( [.H108] * [.G108] ) / [.C108]" office:value-type="float" office:value="1.16414047681278">
            <text:p>1,16414</text:p>
          </table:table-cell>
          <table:table-cell table:style-name="ce47" table:formula="of:=[.Z108] * ( ( 1+ ( [.Y108] * ( [.B108] / [.AB108] ) ) ) ^ 5.256 )" office:value-type="float" office:value="93316.9361685792">
            <text:p>93316,93617</text:p>
          </table:table-cell>
          <table:table-cell table:style-name="ce47" table:formula="of:=[.K107] + ([.B108]-[.B107])" office:value-type="float" office:value="-924">
            <text:p>-924,00000</text:p>
          </table:table-cell>
          <table:table-cell table:style-name="ce47" table:formula="of:= [.E108] * [.AD108] * COS( [.S108] )" office:value-type="float" office:value="34186.8379886325">
            <text:p>34186,83799</text:p>
          </table:table-cell>
          <table:table-cell table:style-name="ce57" table:formula="of:=0.17*[.F108]+51.4" office:value-type="float" office:value="62.28">
            <text:p>62,28000</text:p>
          </table:table-cell>
          <table:table-cell table:style-name="ce62" table:formula="of:= ( [.K108] / [.F108] ) * ( ( ( [.C107] + [.C108] ) / 2 ) / ( ( [.G107] + [.G108] ) / 2 ) )" office:value-type="float" office:value="-14.2502836528671">
            <text:p>-14,25028</text:p>
          </table:table-cell>
          <table:table-cell table:style-name="ce57" table:formula="of:=0.11*[.F108]+15.45" office:value-type="float" office:value="22.49">
            <text:p>22,49000</text:p>
          </table:table-cell>
          <table:table-cell table:style-name="ce66" table:formula="of:= - ( [.E108] * [.AD108] * SIN( [.S108] ) )" office:value-type="float" office:value="-8035.46049962575">
            <text:p>-8035,46050</text:p>
          </table:table-cell>
          <table:table-cell table:style-name="ce71" table:formula="of:= - ( ( 2 * [.P108] ) / ( ( ( [.M108] ) ^ 2 ) * [.AG108] * [.I108] ) )" office:value-type="float" office:value="0.127110122508425">
            <text:p>0,12711</text:p>
          </table:table-cell>
          <table:table-cell table:style-name="ce76" table:formula="of:= ( ( 2 * [.L108] ) / ( ( ( [.M108] ) ^ 2 ) * [.AG108] * [.I108] ) )" office:value-type="float" office:value="0.540789562105762">
            <text:p>0,54079</text:p>
          </table:table-cell>
          <table:table-cell table:style-name="ce53" table:formula="of:=ASIN( - ( [.N108] / [.M108] ) )" office:value-type="float" office:value="0.230855025265403">
            <text:p>0,23086</text:p>
          </table:table-cell>
          <table:table-cell table:style-name="ce53" table:formula="of:=[.S108] * ( 180 / 3.14159265359 )" office:value-type="float" office:value="13.2270186270927">
            <text:p>13,22702</text:p>
          </table:table-cell>
          <table:table-cell table:style-name="ce79" table:formula="of:=-0.03*[.F108]+5" office:value-type="float" office:value="3.08">
            <text:p>3,08000</text:p>
          </table:table-cell>
          <table:table-cell table:style-name="ce82" table:formula="of:=0.02*[.F108]-2.9" office:value-type="float" office:value="-1.62">
            <text:p>-1,62000</text:p>
          </table:table-cell>
          <table:table-cell/>
          <table:table-cell table:formula="of:=[.X107]" office:value-type="float" office:value="0">
            <text:p>0,00000</text:p>
          </table:table-cell>
          <table:table-cell table:formula="of:=[.Y107]" office:value-type="float" office:value="-0.0065">
            <text:p>-0,00650</text:p>
          </table:table-cell>
          <table:table-cell table:formula="of:=[.Z107]" office:value-type="float" office:value="101325">
            <text:p>101325,00000</text:p>
          </table:table-cell>
          <table:table-cell table:formula="of:=[.AA107]" office:value-type="float" office:value="1.225">
            <text:p>1,22500</text:p>
          </table:table-cell>
          <table:table-cell table:formula="of:=[.AB107]" office:value-type="float" office:value="288.15">
            <text:p>288,15000</text:p>
          </table:table-cell>
          <table:table-cell table:formula="of:=[.AC107]" office:value-type="float" office:value="1.235">
            <text:p>1,23500</text:p>
          </table:table-cell>
          <table:table-cell table:formula="of:=[.AD107]" office:value-type="float" office:value="9.81">
            <text:p>9,81000</text:p>
          </table:table-cell>
          <table:table-cell table:formula="of:=[.AE107]" office:value-type="float" office:value="293.15">
            <text:p>293,15000</text:p>
          </table:table-cell>
          <table:table-cell table:formula="of:=[.AF107]" office:value-type="float" office:value="100600">
            <text:p>100600,00000</text:p>
          </table:table-cell>
          <table:table-cell table:formula="of:=[.AG107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4.5">
            <text:p>4,50000</text:p>
          </table:table-cell>
          <table:table-cell office:value-type="float" office:value="646">
            <text:p>646,00000</text:p>
          </table:table-cell>
          <table:table-cell table:formula="of:=[.A109]+273.15" office:value-type="float" office:value="277.65">
            <text:p>277,65000</text:p>
          </table:table-cell>
          <table:table-cell table:style-name="ce47" table:formula="of:=[.D108]" office:value-type="float" office:value="0">
            <text:p>0,00000</text:p>
          </table:table-cell>
          <table:table-cell table:style-name="ce47" table:formula="of:=[.E108]-0.26666" office:value-type="float" office:value="3579.60006">
            <text:p>3579,60006</text:p>
          </table:table-cell>
          <table:table-cell table:style-name="ce53" table:formula="of:=[.F108]+8" office:value-type="float" office:value="72">
            <text:p>72,00000</text:p>
          </table:table-cell>
          <table:table-cell table:style-name="ce47" table:formula="of:=[.AB109]+([.B109]*[.Y109])" office:value-type="float" office:value="283.951">
            <text:p>283,95100</text:p>
          </table:table-cell>
          <table:table-cell table:style-name="ce47" table:formula="of:=[.AA109] * ( ( 1 + ( [.Y109] * ( [.B109] / [.AB109] ) ) ) ^ 4.256 )" office:value-type="float" office:value="1.15080872612745">
            <text:p>1,15081</text:p>
          </table:table-cell>
          <table:table-cell table:style-name="ce47" table:formula="of:=( [.H109] * [.G109] ) / [.C109]" office:value-type="float" office:value="1.1769252245367">
            <text:p>1,17693</text:p>
          </table:table-cell>
          <table:table-cell table:style-name="ce47" table:formula="of:=[.Z109] * ( ( 1+ ( [.Y109] * ( [.B109] / [.AB109] ) ) ) ^ 5.256 )" office:value-type="float" office:value="93801.2117176687">
            <text:p>93801,21172</text:p>
          </table:table-cell>
          <table:table-cell table:style-name="ce47" table:formula="of:=[.K108] + ([.B109]-[.B108])" office:value-type="float" office:value="-967">
            <text:p>-967,00000</text:p>
          </table:table-cell>
          <table:table-cell table:style-name="ce47" table:formula="of:= [.E109] * [.AD109] * COS( [.S109] )" office:value-type="float" office:value="34354.9063364377">
            <text:p>34354,90634</text:p>
          </table:table-cell>
          <table:table-cell table:style-name="ce57" table:formula="of:=0.17*[.F109]+51.4" office:value-type="float" office:value="63.64">
            <text:p>63,64000</text:p>
          </table:table-cell>
          <table:table-cell table:style-name="ce62" table:formula="of:= ( [.K109] / [.F109] ) * ( ( ( [.C108] + [.C109] ) / 2 ) / ( ( [.G108] + [.G109] ) / 2 ) )" office:value-type="float" office:value="-13.1768497353239">
            <text:p>-13,17685</text:p>
          </table:table-cell>
          <table:table-cell table:style-name="ce57" table:formula="of:=0.11*[.F109]+15.45" office:value-type="float" office:value="23.37">
            <text:p>23,37000</text:p>
          </table:table-cell>
          <table:table-cell table:style-name="ce66" table:formula="of:= - ( [.E109] * [.AD109] * SIN( [.S109] ) )" office:value-type="float" office:value="-7270.84583802893">
            <text:p>-7270,84584</text:p>
          </table:table-cell>
          <table:table-cell table:style-name="ce71" table:formula="of:= - ( ( 2 * [.P109] ) / ( ( ( [.M109] ) ^ 2 ) * [.AG109] * [.I109] ) )" office:value-type="float" office:value="0.108955131170198">
            <text:p>0,10896</text:p>
          </table:table-cell>
          <table:table-cell table:style-name="ce76" table:formula="of:= ( ( 2 * [.L109] ) / ( ( ( [.M109] ) ^ 2 ) * [.AG109] * [.I109] ) )" office:value-type="float" office:value="0.514815388692268">
            <text:p>0,51482</text:p>
          </table:table-cell>
          <table:table-cell table:style-name="ce53" table:formula="of:=ASIN( - ( [.N109] / [.M109] ) )" office:value-type="float" office:value="0.208561666384204">
            <text:p>0,20856</text:p>
          </table:table-cell>
          <table:table-cell table:style-name="ce53" table:formula="of:=[.S109] * ( 180 / 3.14159265359 )" office:value-type="float" office:value="11.9497032520296">
            <text:p>11,94970</text:p>
          </table:table-cell>
          <table:table-cell table:style-name="ce79" table:formula="of:=-0.03*[.F109]+5" office:value-type="float" office:value="2.84">
            <text:p>2,84000</text:p>
          </table:table-cell>
          <table:table-cell table:style-name="ce82" table:formula="of:=0.02*[.F109]-2.9" office:value-type="float" office:value="-1.46">
            <text:p>-1,46000</text:p>
          </table:table-cell>
          <table:table-cell/>
          <table:table-cell table:formula="of:=[.X108]" office:value-type="float" office:value="0">
            <text:p>0,00000</text:p>
          </table:table-cell>
          <table:table-cell table:formula="of:=[.Y108]" office:value-type="float" office:value="-0.0065">
            <text:p>-0,00650</text:p>
          </table:table-cell>
          <table:table-cell table:formula="of:=[.Z108]" office:value-type="float" office:value="101325">
            <text:p>101325,00000</text:p>
          </table:table-cell>
          <table:table-cell table:formula="of:=[.AA108]" office:value-type="float" office:value="1.225">
            <text:p>1,22500</text:p>
          </table:table-cell>
          <table:table-cell table:formula="of:=[.AB108]" office:value-type="float" office:value="288.15">
            <text:p>288,15000</text:p>
          </table:table-cell>
          <table:table-cell table:formula="of:=[.AC108]" office:value-type="float" office:value="1.235">
            <text:p>1,23500</text:p>
          </table:table-cell>
          <table:table-cell table:formula="of:=[.AD108]" office:value-type="float" office:value="9.81">
            <text:p>9,81000</text:p>
          </table:table-cell>
          <table:table-cell table:formula="of:=[.AE108]" office:value-type="float" office:value="293.15">
            <text:p>293,15000</text:p>
          </table:table-cell>
          <table:table-cell table:formula="of:=[.AF108]" office:value-type="float" office:value="100600">
            <text:p>100600,00000</text:p>
          </table:table-cell>
          <table:table-cell table:formula="of:=[.AG108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.3">
            <text:p>1,30000</text:p>
          </table:table-cell>
          <table:table-cell office:value-type="float" office:value="588">
            <text:p>588,00000</text:p>
          </table:table-cell>
          <table:table-cell table:formula="of:=[.A110]+273.15" office:value-type="float" office:value="274.45">
            <text:p>274,45000</text:p>
          </table:table-cell>
          <table:table-cell table:style-name="ce47" table:formula="of:=[.D109]" office:value-type="float" office:value="0">
            <text:p>0,00000</text:p>
          </table:table-cell>
          <table:table-cell table:style-name="ce47" table:formula="of:=[.E109]-0.26666" office:value-type="float" office:value="3579.3334">
            <text:p>3579,33340</text:p>
          </table:table-cell>
          <table:table-cell table:style-name="ce53" table:formula="of:=[.F109]+8" office:value-type="float" office:value="80">
            <text:p>80,00000</text:p>
          </table:table-cell>
          <table:table-cell table:style-name="ce47" table:formula="of:=[.AB110]+([.B110]*[.Y110])" office:value-type="float" office:value="284.328">
            <text:p>284,32800</text:p>
          </table:table-cell>
          <table:table-cell table:style-name="ce47" table:formula="of:=[.AA110] * ( ( 1 + ( [.Y110] * ( [.B110] / [.AB110] ) ) ) ^ 4.256 )" office:value-type="float" office:value="1.15732563063249">
            <text:p>1,15733</text:p>
          </table:table-cell>
          <table:table-cell table:style-name="ce47" table:formula="of:=( [.H110] * [.G110] ) / [.C110]" office:value-type="float" office:value="1.19898007617589">
            <text:p>1,19898</text:p>
          </table:table-cell>
          <table:table-cell table:style-name="ce47" table:formula="of:=[.Z110] * ( ( 1+ ( [.Y110] * ( [.B110] / [.AB110] ) ) ) ^ 5.256 )" office:value-type="float" office:value="94457.6423112211">
            <text:p>94457,64231</text:p>
          </table:table-cell>
          <table:table-cell table:style-name="ce47" table:formula="of:=[.K109] + ([.B110]-[.B109])" office:value-type="float" office:value="-1025">
            <text:p>-1025,00000</text:p>
          </table:table-cell>
          <table:table-cell table:style-name="ce47" table:formula="of:= [.E110] * [.AD110] * COS( [.S110] )" office:value-type="float" office:value="34463.3821471073">
            <text:p>34463,38215</text:p>
          </table:table-cell>
          <table:table-cell table:style-name="ce57" table:formula="of:=0.17*[.F110]+51.4" office:value-type="float" office:value="65">
            <text:p>65,00000</text:p>
          </table:table-cell>
          <table:table-cell table:style-name="ce62" table:formula="of:= ( [.K110] / [.F110] ) * ( ( ( [.C109] + [.C110] ) / 2 ) / ( ( [.G109] + [.G110] ) / 2 ) )" office:value-type="float" office:value="-12.4477259409551">
            <text:p>-12,44773</text:p>
          </table:table-cell>
          <table:table-cell table:style-name="ce57" table:formula="of:=0.11*[.F110]+15.45" office:value-type="float" office:value="24.25">
            <text:p>24,25000</text:p>
          </table:table-cell>
          <table:table-cell table:style-name="ce66" table:formula="of:= - ( [.E110] * [.AD110] * SIN( [.S110] ) )" office:value-type="float" office:value="-6724.31146945096">
            <text:p>-6724,31147</text:p>
          </table:table-cell>
          <table:table-cell table:style-name="ce71" table:formula="of:= - ( ( 2 * [.P110] ) / ( ( ( [.M110] ) ^ 2 ) * [.AG110] * [.I110] ) )" office:value-type="float" office:value="0.0948158857292597">
            <text:p>0,09482</text:p>
          </table:table-cell>
          <table:table-cell table:style-name="ce76" table:formula="of:= ( ( 2 * [.L110] ) / ( ( ( [.M110] ) ^ 2 ) * [.AG110] * [.I110] ) )" office:value-type="float" office:value="0.485949545667126">
            <text:p>0,48595</text:p>
          </table:table-cell>
          <table:table-cell table:style-name="ce53" table:formula="of:=ASIN( - ( [.N110] / [.M110] ) )" office:value-type="float" office:value="0.192693745451763">
            <text:p>0,19269</text:p>
          </table:table-cell>
          <table:table-cell table:style-name="ce53" table:formula="of:=[.S110] * ( 180 / 3.14159265359 )" office:value-type="float" office:value="11.0405383529535">
            <text:p>11,04054</text:p>
          </table:table-cell>
          <table:table-cell table:style-name="ce79" table:formula="of:=-0.03*[.F110]+5" office:value-type="float" office:value="2.6">
            <text:p>2,60000</text:p>
          </table:table-cell>
          <table:table-cell table:style-name="ce82" table:formula="of:=0.02*[.F110]-2.9" office:value-type="float" office:value="-1.3">
            <text:p>-1,30000</text:p>
          </table:table-cell>
          <table:table-cell/>
          <table:table-cell table:formula="of:=[.X109]" office:value-type="float" office:value="0">
            <text:p>0,00000</text:p>
          </table:table-cell>
          <table:table-cell table:formula="of:=[.Y109]" office:value-type="float" office:value="-0.0065">
            <text:p>-0,00650</text:p>
          </table:table-cell>
          <table:table-cell table:formula="of:=[.Z109]" office:value-type="float" office:value="101325">
            <text:p>101325,00000</text:p>
          </table:table-cell>
          <table:table-cell table:formula="of:=[.AA109]" office:value-type="float" office:value="1.225">
            <text:p>1,22500</text:p>
          </table:table-cell>
          <table:table-cell table:formula="of:=[.AB109]" office:value-type="float" office:value="288.15">
            <text:p>288,15000</text:p>
          </table:table-cell>
          <table:table-cell table:formula="of:=[.AC109]" office:value-type="float" office:value="1.235">
            <text:p>1,23500</text:p>
          </table:table-cell>
          <table:table-cell table:formula="of:=[.AD109]" office:value-type="float" office:value="9.81">
            <text:p>9,81000</text:p>
          </table:table-cell>
          <table:table-cell table:formula="of:=[.AE109]" office:value-type="float" office:value="293.15">
            <text:p>293,15000</text:p>
          </table:table-cell>
          <table:table-cell table:formula="of:=[.AF109]" office:value-type="float" office:value="100600">
            <text:p>100600,00000</text:p>
          </table:table-cell>
          <table:table-cell table:formula="of:=[.AG109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0.6">
            <text:p>0,60000</text:p>
          </table:table-cell>
          <table:table-cell office:value-type="float" office:value="550">
            <text:p>550,00000</text:p>
          </table:table-cell>
          <table:table-cell table:formula="of:=[.A111]+273.15" office:value-type="float" office:value="273.75">
            <text:p>273,75000</text:p>
          </table:table-cell>
          <table:table-cell table:style-name="ce47" table:formula="of:=[.D110]" office:value-type="float" office:value="0">
            <text:p>0,00000</text:p>
          </table:table-cell>
          <table:table-cell table:style-name="ce47" table:formula="of:=[.E110]-0.26666" office:value-type="float" office:value="3579.06674">
            <text:p>3579,06674</text:p>
          </table:table-cell>
          <table:table-cell table:style-name="ce53" table:formula="of:=[.F110]+8" office:value-type="float" office:value="88">
            <text:p>88,00000</text:p>
          </table:table-cell>
          <table:table-cell table:style-name="ce47" table:formula="of:=[.AB111]+([.B111]*[.Y111])" office:value-type="float" office:value="284.575">
            <text:p>284,57500</text:p>
          </table:table-cell>
          <table:table-cell table:style-name="ce47" table:formula="of:=[.AA111] * ( ( 1 + ( [.Y111] * ( [.B111] / [.AB111] ) ) ) ^ 4.256 )" office:value-type="float" office:value="1.16161060954858">
            <text:p>1,16161</text:p>
          </table:table-cell>
          <table:table-cell table:style-name="ce47" table:formula="of:=( [.H111] * [.G111] ) / [.C111]" office:value-type="float" office:value="1.20754461812708">
            <text:p>1,20754</text:p>
          </table:table-cell>
          <table:table-cell table:style-name="ce47" table:formula="of:=[.Z111] * ( ( 1+ ( [.Y111] * ( [.B111] / [.AB111] ) ) ) ^ 5.256 )" office:value-type="float" office:value="94889.7307473361">
            <text:p>94889,73075</text:p>
          </table:table-cell>
          <table:table-cell table:style-name="ce47" table:formula="of:=[.K110] + ([.B111]-[.B110])" office:value-type="float" office:value="-1063">
            <text:p>-1063,00000</text:p>
          </table:table-cell>
          <table:table-cell table:style-name="ce47" table:formula="of:= [.E111] * [.AD111] * COS( [.S111] )" office:value-type="float" office:value="34566.2942648306">
            <text:p>34566,29426</text:p>
          </table:table-cell>
          <table:table-cell table:style-name="ce57" table:formula="of:=0.17*[.F111]+51.4" office:value-type="float" office:value="66.36">
            <text:p>66,36000</text:p>
          </table:table-cell>
          <table:table-cell table:style-name="ce62" table:formula="of:= ( [.K111] / [.F111] ) * ( ( ( [.C110] + [.C111] ) / 2 ) / ( ( [.G110] + [.G111] ) / 2 ) )" office:value-type="float" office:value="-11.6399576345736">
            <text:p>-11,63996</text:p>
          </table:table-cell>
          <table:table-cell table:style-name="ce57" table:formula="of:=0.11*[.F111]+15.45" office:value-type="float" office:value="25.13">
            <text:p>25,13000</text:p>
          </table:table-cell>
          <table:table-cell table:style-name="ce66" table:formula="of:= - ( [.E111] * [.AD111] * SIN( [.S111] ) )" office:value-type="float" office:value="-6158.6259351474">
            <text:p>-6158,62594</text:p>
          </table:table-cell>
          <table:table-cell table:style-name="ce71" table:formula="of:= - ( ( 2 * [.P111] ) / ( ( ( [.M111] ) ^ 2 ) * [.AG111] * [.I111] ) )" office:value-type="float" office:value="0.0827255854793475">
            <text:p>0,08273</text:p>
          </table:table-cell>
          <table:table-cell table:style-name="ce76" table:formula="of:= ( ( 2 * [.L111] ) / ( ( ( [.M111] ) ^ 2 ) * [.AG111] * [.I111] ) )" office:value-type="float" office:value="0.464310864309879">
            <text:p>0,46431</text:p>
          </table:table-cell>
          <table:table-cell table:style-name="ce53" table:formula="of:=ASIN( - ( [.N111] / [.M111] ) )" office:value-type="float" office:value="0.176318383565595">
            <text:p>0,17632</text:p>
          </table:table-cell>
          <table:table-cell table:style-name="ce53" table:formula="of:=[.S111] * ( 180 / 3.14159265359 )" office:value-type="float" office:value="10.1022992288768">
            <text:p>10,10230</text:p>
          </table:table-cell>
          <table:table-cell table:style-name="ce79" table:formula="of:=-0.03*[.F111]+5" office:value-type="float" office:value="2.36">
            <text:p>2,36000</text:p>
          </table:table-cell>
          <table:table-cell table:style-name="ce82" table:formula="of:=0.02*[.F111]-2.9" office:value-type="float" office:value="-1.14">
            <text:p>-1,14000</text:p>
          </table:table-cell>
          <table:table-cell/>
          <table:table-cell table:formula="of:=[.X110]" office:value-type="float" office:value="0">
            <text:p>0,00000</text:p>
          </table:table-cell>
          <table:table-cell table:formula="of:=[.Y110]" office:value-type="float" office:value="-0.0065">
            <text:p>-0,00650</text:p>
          </table:table-cell>
          <table:table-cell table:formula="of:=[.Z110]" office:value-type="float" office:value="101325">
            <text:p>101325,00000</text:p>
          </table:table-cell>
          <table:table-cell table:formula="of:=[.AA110]" office:value-type="float" office:value="1.225">
            <text:p>1,22500</text:p>
          </table:table-cell>
          <table:table-cell table:formula="of:=[.AB110]" office:value-type="float" office:value="288.15">
            <text:p>288,15000</text:p>
          </table:table-cell>
          <table:table-cell table:formula="of:=[.AC110]" office:value-type="float" office:value="1.235">
            <text:p>1,23500</text:p>
          </table:table-cell>
          <table:table-cell table:formula="of:=[.AD110]" office:value-type="float" office:value="9.81">
            <text:p>9,81000</text:p>
          </table:table-cell>
          <table:table-cell table:formula="of:=[.AE110]" office:value-type="float" office:value="293.15">
            <text:p>293,15000</text:p>
          </table:table-cell>
          <table:table-cell table:formula="of:=[.AF110]" office:value-type="float" office:value="100600">
            <text:p>100600,00000</text:p>
          </table:table-cell>
          <table:table-cell table:formula="of:=[.AG110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0.7">
            <text:p>0,70000</text:p>
          </table:table-cell>
          <table:table-cell office:value-type="float" office:value="545">
            <text:p>545,00000</text:p>
          </table:table-cell>
          <table:table-cell table:formula="of:=[.A112]+273.15" office:value-type="float" office:value="273.85">
            <text:p>273,85000</text:p>
          </table:table-cell>
          <table:table-cell table:style-name="ce47" table:formula="of:=[.D111]" office:value-type="float" office:value="0">
            <text:p>0,00000</text:p>
          </table:table-cell>
          <table:table-cell table:style-name="ce47" table:formula="of:=[.E111]-0.26666" office:value-type="float" office:value="3578.80008">
            <text:p>3578,80008</text:p>
          </table:table-cell>
          <table:table-cell table:style-name="ce53" table:formula="of:=[.F111]+8" office:value-type="float" office:value="96">
            <text:p>96,00000</text:p>
          </table:table-cell>
          <table:table-cell table:style-name="ce47" table:formula="of:=[.AB112]+([.B112]*[.Y112])" office:value-type="float" office:value="284.6075">
            <text:p>284,60750</text:p>
          </table:table-cell>
          <table:table-cell table:style-name="ce47" table:formula="of:=[.AA112] * ( ( 1 + ( [.Y112] * ( [.B112] / [.AB112] ) ) ) ^ 4.256 )" office:value-type="float" office:value="1.16217532484546">
            <text:p>1,16218</text:p>
          </table:table-cell>
          <table:table-cell table:style-name="ce47" table:formula="of:=( [.H112] * [.G112] ) / [.C112]" office:value-type="float" office:value="1.20782842346524">
            <text:p>1,20783</text:p>
          </table:table-cell>
          <table:table-cell table:style-name="ce47" table:formula="of:=[.Z112] * ( ( 1+ ( [.Y112] * ( [.B112] / [.AB112] ) ) ) ^ 5.256 )" office:value-type="float" office:value="94946.7034384313">
            <text:p>94946,70344</text:p>
          </table:table-cell>
          <table:table-cell table:style-name="ce47" table:formula="of:=[.K111] + ([.B112]-[.B111])" office:value-type="float" office:value="-1068">
            <text:p>-1068,00000</text:p>
          </table:table-cell>
          <table:table-cell table:style-name="ce47" table:formula="of:= [.E112] * [.AD112] * COS( [.S112] )" office:value-type="float" office:value="34666.7588793695">
            <text:p>34666,75888</text:p>
          </table:table-cell>
          <table:table-cell table:style-name="ce57" table:formula="of:=0.17*[.F112]+51.4" office:value-type="float" office:value="67.72">
            <text:p>67,72000</text:p>
          </table:table-cell>
          <table:table-cell table:style-name="ce62" table:formula="of:= ( [.K112] / [.F112] ) * ( ( ( [.C111] + [.C112] ) / 2 ) / ( ( [.G111] + [.G112] ) / 2 ) )" office:value-type="float" office:value="-10.7031575988369">
            <text:p>-10,70316</text:p>
          </table:table-cell>
          <table:table-cell table:style-name="ce57" table:formula="of:=0.11*[.F112]+15.45" office:value-type="float" office:value="26.01">
            <text:p>26,01000</text:p>
          </table:table-cell>
          <table:table-cell table:style-name="ce66" table:formula="of:= - ( [.E112] * [.AD112] * SIN( [.S112] ) )" office:value-type="float" office:value="-5548.82996261397">
            <text:p>-5548,82996</text:p>
          </table:table-cell>
          <table:table-cell table:style-name="ce71" table:formula="of:= - ( ( 2 * [.P112] ) / ( ( ( [.M112] ) ^ 2 ) * [.AG112] * [.I112] ) )" office:value-type="float" office:value="0.0715540527019932">
            <text:p>0,07155</text:p>
          </table:table-cell>
          <table:table-cell table:style-name="ce76" table:formula="of:= ( ( 2 * [.L112] ) / ( ( ( [.M112] ) ^ 2 ) * [.AG112] * [.I112] ) )" office:value-type="float" office:value="0.447039665762825">
            <text:p>0,44704</text:p>
          </table:table-cell>
          <table:table-cell table:style-name="ce53" table:formula="of:=ASIN( - ( [.N112] / [.M112] ) )" office:value-type="float" office:value="0.158715691599867">
            <text:p>0,15872</text:p>
          </table:table-cell>
          <table:table-cell table:style-name="ce53" table:formula="of:=[.S112] * ( 180 / 3.14159265359 )" office:value-type="float" office:value="9.09373927117174">
            <text:p>9,09374</text:p>
          </table:table-cell>
          <table:table-cell table:style-name="ce79" table:formula="of:=-0.03*[.F112]+5" office:value-type="float" office:value="2.12">
            <text:p>2,12000</text:p>
          </table:table-cell>
          <table:table-cell table:style-name="ce82" table:formula="of:=0.02*[.F112]-2.9" office:value-type="float" office:value="-0.98">
            <text:p>-0,98000</text:p>
          </table:table-cell>
          <table:table-cell/>
          <table:table-cell table:formula="of:=[.X111]" office:value-type="float" office:value="0">
            <text:p>0,00000</text:p>
          </table:table-cell>
          <table:table-cell table:formula="of:=[.Y111]" office:value-type="float" office:value="-0.0065">
            <text:p>-0,00650</text:p>
          </table:table-cell>
          <table:table-cell table:formula="of:=[.Z111]" office:value-type="float" office:value="101325">
            <text:p>101325,00000</text:p>
          </table:table-cell>
          <table:table-cell table:formula="of:=[.AA111]" office:value-type="float" office:value="1.225">
            <text:p>1,22500</text:p>
          </table:table-cell>
          <table:table-cell table:formula="of:=[.AB111]" office:value-type="float" office:value="288.15">
            <text:p>288,15000</text:p>
          </table:table-cell>
          <table:table-cell table:formula="of:=[.AC111]" office:value-type="float" office:value="1.235">
            <text:p>1,23500</text:p>
          </table:table-cell>
          <table:table-cell table:formula="of:=[.AD111]" office:value-type="float" office:value="9.81">
            <text:p>9,81000</text:p>
          </table:table-cell>
          <table:table-cell table:formula="of:=[.AE111]" office:value-type="float" office:value="293.15">
            <text:p>293,15000</text:p>
          </table:table-cell>
          <table:table-cell table:formula="of:=[.AF111]" office:value-type="float" office:value="100600">
            <text:p>100600,00000</text:p>
          </table:table-cell>
          <table:table-cell table:formula="of:=[.AG111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1.1">
            <text:p>1,10000</text:p>
          </table:table-cell>
          <table:table-cell office:value-type="float" office:value="546">
            <text:p>546,00000</text:p>
          </table:table-cell>
          <table:table-cell table:formula="of:=[.A113]+273.15" office:value-type="float" office:value="274.25">
            <text:p>274,25000</text:p>
          </table:table-cell>
          <table:table-cell table:style-name="ce47" table:formula="of:=[.D112]" office:value-type="float" office:value="0">
            <text:p>0,00000</text:p>
          </table:table-cell>
          <table:table-cell table:style-name="ce47" table:formula="of:=[.E112]-0.26666" office:value-type="float" office:value="3578.53342">
            <text:p>3578,53342</text:p>
          </table:table-cell>
          <table:table-cell table:style-name="ce53" table:formula="of:=[.F112]+8" office:value-type="float" office:value="104">
            <text:p>104,00000</text:p>
          </table:table-cell>
          <table:table-cell table:style-name="ce47" table:formula="of:=[.AB113]+([.B113]*[.Y113])" office:value-type="float" office:value="284.601">
            <text:p>284,60100</text:p>
          </table:table-cell>
          <table:table-cell table:style-name="ce47" table:formula="of:=[.AA113] * ( ( 1 + ( [.Y113] * ( [.B113] / [.AB113] ) ) ) ^ 4.256 )" office:value-type="float" office:value="1.16206236498734">
            <text:p>1,16206</text:p>
          </table:table-cell>
          <table:table-cell table:style-name="ce47" table:formula="of:=( [.H113] * [.G113] ) / [.C113]" office:value-type="float" office:value="1.20592200961809">
            <text:p>1,20592</text:p>
          </table:table-cell>
          <table:table-cell table:style-name="ce47" table:formula="of:=[.Z113] * ( ( 1+ ( [.Y113] * ( [.B113] / [.AB113] ) ) ) ^ 5.256 )" office:value-type="float" office:value="94935.3066848931">
            <text:p>94935,30668</text:p>
          </table:table-cell>
          <table:table-cell table:style-name="ce47" table:formula="of:=[.K112] + ([.B113]-[.B112])" office:value-type="float" office:value="-1067">
            <text:p>-1067,00000</text:p>
          </table:table-cell>
          <table:table-cell table:style-name="ce47" table:formula="of:= [.E113] * [.AD113] * COS( [.S113] )" office:value-type="float" office:value="34744.5715748718">
            <text:p>34744,57157</text:p>
          </table:table-cell>
          <table:table-cell table:style-name="ce57" table:formula="of:=0.17*[.F113]+51.4" office:value-type="float" office:value="69.08">
            <text:p>69,08000</text:p>
          </table:table-cell>
          <table:table-cell table:style-name="ce62" table:formula="of:= ( [.K113] / [.F113] ) * ( ( ( [.C112] + [.C113] ) / 2 ) / ( ( [.G112] + [.G113] ) / 2 ) )" office:value-type="float" office:value="-9.87914831262656">
            <text:p>-9,87915</text:p>
          </table:table-cell>
          <table:table-cell table:style-name="ce57" table:formula="of:=0.11*[.F113]+15.45" office:value-type="float" office:value="26.89">
            <text:p>26,89000</text:p>
          </table:table-cell>
          <table:table-cell table:style-name="ce66" table:formula="of:= - ( [.E113] * [.AD113] * SIN( [.S113] ) )" office:value-type="float" office:value="-5020.43399135947">
            <text:p>-5020,43399</text:p>
          </table:table-cell>
          <table:table-cell table:style-name="ce71" table:formula="of:= - ( ( 2 * [.P113] ) / ( ( ( [.M113] ) ^ 2 ) * [.AG113] * [.I113] ) )" office:value-type="float" office:value="0.0623145332231668">
            <text:p>0,06231</text:p>
          </table:table-cell>
          <table:table-cell table:style-name="ce76" table:formula="of:= ( ( 2 * [.L113] ) / ( ( ( [.M113] ) ^ 2 ) * [.AG113] * [.I113] ) )" office:value-type="float" office:value="0.431255896094507">
            <text:p>0,43126</text:p>
          </table:table-cell>
          <table:table-cell table:style-name="ce53" table:formula="of:=ASIN( - ( [.N113] / [.M113] ) )" office:value-type="float" office:value="0.143502267969514">
            <text:p>0,14350</text:p>
          </table:table-cell>
          <table:table-cell table:style-name="ce53" table:formula="of:=[.S113] * ( 180 / 3.14159265359 )" office:value-type="float" office:value="8.22207430520801">
            <text:p>8,22207</text:p>
          </table:table-cell>
          <table:table-cell table:style-name="ce79" table:formula="of:=-0.03*[.F113]+5" office:value-type="float" office:value="1.88">
            <text:p>1,88000</text:p>
          </table:table-cell>
          <table:table-cell table:style-name="ce82" table:formula="of:=0.02*[.F113]-2.9" office:value-type="float" office:value="-0.82">
            <text:p>-0,82000</text:p>
          </table:table-cell>
          <table:table-cell/>
          <table:table-cell table:formula="of:=[.X112]" office:value-type="float" office:value="0">
            <text:p>0,00000</text:p>
          </table:table-cell>
          <table:table-cell table:formula="of:=[.Y112]" office:value-type="float" office:value="-0.0065">
            <text:p>-0,00650</text:p>
          </table:table-cell>
          <table:table-cell table:formula="of:=[.Z112]" office:value-type="float" office:value="101325">
            <text:p>101325,00000</text:p>
          </table:table-cell>
          <table:table-cell table:formula="of:=[.AA112]" office:value-type="float" office:value="1.225">
            <text:p>1,22500</text:p>
          </table:table-cell>
          <table:table-cell table:formula="of:=[.AB112]" office:value-type="float" office:value="288.15">
            <text:p>288,15000</text:p>
          </table:table-cell>
          <table:table-cell table:formula="of:=[.AC112]" office:value-type="float" office:value="1.235">
            <text:p>1,23500</text:p>
          </table:table-cell>
          <table:table-cell table:formula="of:=[.AD112]" office:value-type="float" office:value="9.81">
            <text:p>9,81000</text:p>
          </table:table-cell>
          <table:table-cell table:formula="of:=[.AE112]" office:value-type="float" office:value="293.15">
            <text:p>293,15000</text:p>
          </table:table-cell>
          <table:table-cell table:formula="of:=[.AF112]" office:value-type="float" office:value="100600">
            <text:p>100600,00000</text:p>
          </table:table-cell>
          <table:table-cell table:formula="of:=[.AG112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1" office:value-type="float" office:value="0.8">
            <text:p>0,80000</text:p>
          </table:table-cell>
          <table:table-cell office:value-type="float" office:value="539">
            <text:p>539,00000</text:p>
          </table:table-cell>
          <table:table-cell table:formula="of:=[.A114]+273.15" office:value-type="float" office:value="273.95">
            <text:p>273,95000</text:p>
          </table:table-cell>
          <table:table-cell table:style-name="ce47" table:formula="of:=[.D113]" office:value-type="float" office:value="0">
            <text:p>0,00000</text:p>
          </table:table-cell>
          <table:table-cell table:style-name="ce47" table:formula="of:=[.E113]-0.26666" office:value-type="float" office:value="3578.26676">
            <text:p>3578,26676</text:p>
          </table:table-cell>
          <table:table-cell table:style-name="ce53" table:formula="of:=[.F113]+8" office:value-type="float" office:value="112">
            <text:p>112,00000</text:p>
          </table:table-cell>
          <table:table-cell table:style-name="ce47" table:formula="of:=[.AB114]+([.B114]*[.Y114])" office:value-type="float" office:value="284.6465">
            <text:p>284,64650</text:p>
          </table:table-cell>
          <table:table-cell table:style-name="ce47" table:formula="of:=[.AA114] * ( ( 1 + ( [.Y114] * ( [.B114] / [.AB114] ) ) ) ^ 4.256 )" office:value-type="float" office:value="1.1628532604144">
            <text:p>1,16285</text:p>
          </table:table-cell>
          <table:table-cell table:style-name="ce47" table:formula="of:=( [.H114] * [.G114] ) / [.C114]" office:value-type="float" office:value="1.20825738488976">
            <text:p>1,20826</text:p>
          </table:table-cell>
          <table:table-cell table:style-name="ce47" table:formula="of:=[.Z114] * ( ( 1+ ( [.Y114] * ( [.B114] / [.AB114] ) ) ) ^ 5.256 )" office:value-type="float" office:value="95015.1072268549">
            <text:p>95015,10723</text:p>
          </table:table-cell>
          <table:table-cell table:style-name="ce47" table:formula="of:=[.K113] + ([.B114]-[.B113])" office:value-type="float" office:value="-1074">
            <text:p>-1074,00000</text:p>
          </table:table-cell>
          <table:table-cell table:style-name="ce47" table:formula="of:= [.E114] * [.AD114] * COS( [.S114] )" office:value-type="float" office:value="34799.8269437573">
            <text:p>34799,82694</text:p>
          </table:table-cell>
          <table:table-cell table:style-name="ce57" table:formula="of:=0.17*[.F114]+51.4" office:value-type="float" office:value="70.44">
            <text:p>70,44000</text:p>
          </table:table-cell>
          <table:table-cell table:style-name="ce62" table:formula="of:= ( [.K114] / [.F114] ) * ( ( ( [.C113] + [.C114] ) / 2 ) / ( ( [.G113] + [.G114] ) / 2 ) )" office:value-type="float" office:value="-9.23472905646741">
            <text:p>-9,23473</text:p>
          </table:table-cell>
          <table:table-cell table:style-name="ce57" table:formula="of:=0.11*[.F114]+15.45" office:value-type="float" office:value="27.77">
            <text:p>27,77000</text:p>
          </table:table-cell>
          <table:table-cell table:style-name="ce66" table:formula="of:= - ( [.E114] * [.AD114] * SIN( [.S114] ) )" office:value-type="float" office:value="-4601.99912890071">
            <text:p>-4601,99913</text:p>
          </table:table-cell>
          <table:table-cell table:style-name="ce71" table:formula="of:= - ( ( 2 * [.P114] ) / ( ( ( [.M114] ) ^ 2 ) * [.AG114] * [.I114] ) )" office:value-type="float" office:value="0.0548302648418375">
            <text:p>0,05483</text:p>
          </table:table-cell>
          <table:table-cell table:style-name="ce76" table:formula="of:= ( ( 2 * [.L114] ) / ( ( ( [.M114] ) ^ 2 ) * [.AG114] * [.I114] ) )" office:value-type="float" office:value="0.414620619068242">
            <text:p>0,41462</text:p>
          </table:table-cell>
          <table:table-cell table:style-name="ce53" table:formula="of:=ASIN( - ( [.N114] / [.M114] ) )" office:value-type="float" office:value="0.131479120339496">
            <text:p>0,13148</text:p>
          </table:table-cell>
          <table:table-cell table:style-name="ce53" table:formula="of:=[.S114] * ( 180 / 3.14159265359 )" office:value-type="float" office:value="7.53319868954527">
            <text:p>7,53320</text:p>
          </table:table-cell>
          <table:table-cell table:style-name="ce79" table:formula="of:=-0.03*[.F114]+5" office:value-type="float" office:value="1.64">
            <text:p>1,64000</text:p>
          </table:table-cell>
          <table:table-cell table:style-name="ce82" table:formula="of:=0.02*[.F114]-2.9" office:value-type="float" office:value="-0.66">
            <text:p>-0,66000</text:p>
          </table:table-cell>
          <table:table-cell/>
          <table:table-cell table:formula="of:=[.X113]" office:value-type="float" office:value="0">
            <text:p>0,00000</text:p>
          </table:table-cell>
          <table:table-cell table:formula="of:=[.Y113]" office:value-type="float" office:value="-0.0065">
            <text:p>-0,00650</text:p>
          </table:table-cell>
          <table:table-cell table:formula="of:=[.Z113]" office:value-type="float" office:value="101325">
            <text:p>101325,00000</text:p>
          </table:table-cell>
          <table:table-cell table:formula="of:=[.AA113]" office:value-type="float" office:value="1.225">
            <text:p>1,22500</text:p>
          </table:table-cell>
          <table:table-cell table:formula="of:=[.AB113]" office:value-type="float" office:value="288.15">
            <text:p>288,15000</text:p>
          </table:table-cell>
          <table:table-cell table:formula="of:=[.AC113]" office:value-type="float" office:value="1.235">
            <text:p>1,23500</text:p>
          </table:table-cell>
          <table:table-cell table:formula="of:=[.AD113]" office:value-type="float" office:value="9.81">
            <text:p>9,81000</text:p>
          </table:table-cell>
          <table:table-cell table:formula="of:=[.AE113]" office:value-type="float" office:value="293.15">
            <text:p>293,15000</text:p>
          </table:table-cell>
          <table:table-cell table:formula="of:=[.AF113]" office:value-type="float" office:value="100600">
            <text:p>100600,00000</text:p>
          </table:table-cell>
          <table:table-cell table:formula="of:=[.AG113]" office:value-type="float" office:value="28">
            <text:p>28,00000</text:p>
          </table:table-cell>
          <table:table-cell table:number-columns-repeated="991"/>
        </table:table-row>
        <table:table-row table:style-name="ro1">
          <table:table-cell table:style-name="ce42" office:value-type="float" office:value="0.9">
            <text:p>0,90000</text:p>
          </table:table-cell>
          <table:table-cell table:style-name="ce48" office:value-type="float" office:value="532">
            <text:p>532,00000</text:p>
          </table:table-cell>
          <table:table-cell table:style-name="ce48" table:formula="of:=[.A115]+273.15" office:value-type="float" office:value="274.05">
            <text:p>274,05000</text:p>
          </table:table-cell>
          <table:table-cell table:style-name="ce48" table:formula="of:=[.D114]" office:value-type="float" office:value="0">
            <text:p>0,00000</text:p>
          </table:table-cell>
          <table:table-cell table:style-name="ce48" table:formula="of:=[.E114]-0.26666" office:value-type="float" office:value="3578.0001">
            <text:p>3578,00010</text:p>
          </table:table-cell>
          <table:table-cell table:style-name="ce54" table:formula="of:=[.F114]+8" office:value-type="float" office:value="120">
            <text:p>120,00000</text:p>
          </table:table-cell>
          <table:table-cell table:style-name="ce48" table:formula="of:=[.AB115]+([.B115]*[.Y115])" office:value-type="float" office:value="284.692">
            <text:p>284,69200</text:p>
          </table:table-cell>
          <table:table-cell table:style-name="ce48" table:formula="of:=[.AA115] * ( ( 1 + ( [.Y115] * ( [.B115] / [.AB115] ) ) ) ^ 4.256 )" office:value-type="float" office:value="1.1636445675805">
            <text:p>1,16364</text:p>
          </table:table-cell>
          <table:table-cell table:style-name="ce48" table:formula="of:=( [.H115] * [.G115] ) / [.C115]" office:value-type="float" office:value="1.20883159727651">
            <text:p>1,20883</text:p>
          </table:table-cell>
          <table:table-cell table:style-name="ce48" table:formula="of:=[.Z115] * ( ( 1+ ( [.Y115] * ( [.B115] / [.AB115] ) ) ) ^ 5.256 )" office:value-type="float" office:value="95094.9620764333">
            <text:p>95094,96208</text:p>
          </table:table-cell>
          <table:table-cell table:style-name="ce48" table:formula="of:=[.K114] + ([.B115]-[.B114])" office:value-type="float" office:value="-1081">
            <text:p>-1081,00000</text:p>
          </table:table-cell>
          <table:table-cell table:style-name="ce48" table:formula="of:= [.E115] * [.AD115] * COS( [.S115] )" office:value-type="float" office:value="34843.300275228">
            <text:p>34843,30028</text:p>
          </table:table-cell>
          <table:table-cell table:style-name="ce58" table:formula="of:=0.17*[.F115]+51.4" office:value-type="float" office:value="71.8">
            <text:p>71,80000</text:p>
          </table:table-cell>
          <table:table-cell table:style-name="ce63" table:formula="of:= ( [.K115] / [.F115] ) * ( ( ( [.C114] + [.C115] ) / 2 ) / ( ( [.G114] + [.G115] ) / 2 ) )" office:value-type="float" office:value="-8.67070585717753">
            <text:p>-8,67071</text:p>
          </table:table-cell>
          <table:table-cell table:style-name="ce58" table:formula="of:=0.11*[.F115]+15.45" office:value-type="float" office:value="28.65">
            <text:p>28,65000</text:p>
          </table:table-cell>
          <table:table-cell table:style-name="ce67" table:formula="of:= - ( [.E115] * [.AD115] * SIN( [.S115] ) )" office:value-type="float" office:value="-4238.76524818869">
            <text:p>-4238,76525</text:p>
          </table:table-cell>
          <table:table-cell table:style-name="ce72" table:formula="of:= - ( ( 2 * [.P115] ) / ( ( ( [.M115] ) ^ 2 ) * [.AG115] * [.I115] ) )" office:value-type="float" office:value="0.0485843769364573">
            <text:p>0,04858</text:p>
          </table:table-cell>
          <table:table-cell table:style-name="ce77" table:formula="of:= ( ( 2 * [.L115] ) / ( ( ( [.M115] ) ^ 2 ) * [.AG115] * [.I115] ) )" office:value-type="float" office:value="0.399371027920271">
            <text:p>0,39937</text:p>
          </table:table-cell>
          <table:table-cell table:style-name="ce54" table:formula="of:=ASIN( - ( [.N115] / [.M115] ) )" office:value-type="float" office:value="0.121057383878361">
            <text:p>0,12106</text:p>
          </table:table-cell>
          <table:table-cell table:style-name="ce54" table:formula="of:=[.S115] * ( 180 / 3.14159265359 )" office:value-type="float" office:value="6.93607717512467">
            <text:p>6,93608</text:p>
          </table:table-cell>
          <table:table-cell table:style-name="ce80" table:formula="of:=-0.03*[.F115]+5" office:value-type="float" office:value="1.4">
            <text:p>1,40000</text:p>
          </table:table-cell>
          <table:table-cell table:style-name="ce83" table:formula="of:=0.02*[.F115]-2.9" office:value-type="float" office:value="-0.5">
            <text:p>-0,50000</text:p>
          </table:table-cell>
          <table:table-cell/>
          <table:table-cell table:formula="of:=[.X114]" office:value-type="float" office:value="0">
            <text:p>0,00000</text:p>
          </table:table-cell>
          <table:table-cell table:formula="of:=[.Y114]" office:value-type="float" office:value="-0.0065">
            <text:p>-0,00650</text:p>
          </table:table-cell>
          <table:table-cell table:formula="of:=[.Z114]" office:value-type="float" office:value="101325">
            <text:p>101325,00000</text:p>
          </table:table-cell>
          <table:table-cell table:formula="of:=[.AA114]" office:value-type="float" office:value="1.225">
            <text:p>1,22500</text:p>
          </table:table-cell>
          <table:table-cell table:formula="of:=[.AB114]" office:value-type="float" office:value="288.15">
            <text:p>288,15000</text:p>
          </table:table-cell>
          <table:table-cell table:formula="of:=[.AC114]" office:value-type="float" office:value="1.235">
            <text:p>1,23500</text:p>
          </table:table-cell>
          <table:table-cell table:formula="of:=[.AD114]" office:value-type="float" office:value="9.81">
            <text:p>9,81000</text:p>
          </table:table-cell>
          <table:table-cell table:formula="of:=[.AE114]" office:value-type="float" office:value="293.15">
            <text:p>293,15000</text:p>
          </table:table-cell>
          <table:table-cell table:formula="of:=[.AF114]" office:value-type="float" office:value="100600">
            <text:p>100600,00000</text:p>
          </table:table-cell>
          <table:table-cell table:formula="of:=[.AG114]" office:value-type="float" office:value="28">
            <text:p>28,00000</text:p>
          </table:table-cell>
          <table:table-cell table:number-columns-repeated="991"/>
        </table:table-row>
        <table:table-row table:style-name="ro1" table:number-rows-repeated="56">
          <table:table-cell table:style-name="ce43" table:number-columns-repeated="12"/>
          <table:table-cell table:number-columns-repeated="10"/>
          <table:table-cell table:style-name="ce43" table:number-columns-repeated="1002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 28 Messschriebauswertung" table:style-name="ta1" table:print="false">
        <table:table-column table:style-name="co1" table:number-columns-repeated="2" table:default-cell-style-name="Default"/>
        <table:table-column table:style-name="co1" table:default-cell-style-name="ce100"/>
        <table:table-column table:style-name="co1" table:number-columns-repeated="2" table:default-cell-style-name="Default"/>
        <table:table-column table:style-name="co1" table:default-cell-style-name="ce103"/>
        <table:table-column table:style-name="co1" table:default-cell-style-name="Default"/>
        <table:table-column table:style-name="co28" table:default-cell-style-name="ce42"/>
        <table:table-column table:style-name="co15" table:default-cell-style-name="ce108"/>
        <table:table-column table:style-name="co1" table:default-cell-style-name="Default"/>
        <table:table-column table:style-name="co29" table:default-cell-style-name="ce100"/>
        <table:table-column table:style-name="co24" table:default-cell-style-name="ce103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98" office:value-type="string">
            <text:p>Dornier 28</text:p>
          </table:table-cell>
          <table:table-cell table:style-name="ce101" table:number-columns-repeated="2"/>
          <table:table-cell table:style-name="ce5"/>
          <table:table-cell/>
          <table:table-cell table:style-name="ce104" office:value-type="string">
            <text:p>Messintervall</text:p>
          </table:table-cell>
          <table:table-cell table:style-name="ce106"/>
          <table:table-cell/>
          <table:table-cell table:style-name="ce109" office:value-type="string">
            <text:p>Lineare Regression</text:p>
          </table:table-cell>
          <table:table-cell table:style-name="ce5" office:value-type="string">
            <text:p>Terme: 1,x</text:p>
          </table:table-cell>
        </table:table-row>
        <table:table-row table:style-name="ro1">
          <table:table-cell table:number-columns-repeated="2"/>
          <table:table-cell table:style-name="ce99" office:value-type="string" table:number-columns-spanned="4" table:number-rows-spanned="1">
            <text:p>Sinkflug 1</text:p>
          </table:table-cell>
          <table:covered-table-cell table:number-columns-repeated="3"/>
          <table:table-cell/>
          <table:table-cell table:style-name="ce41" office:value-type="string">
            <text:p>Sinkflug 1</text:p>
          </table:table-cell>
          <table:table-cell table:style-name="ce107"/>
          <table:table-cell/>
          <table:table-cell office:value-type="string">
            <text:p>Sinkflug 1</text:p>
          </table:table-cell>
          <table:table-cell office:value-type="string">
            <text:p>x = t in s</text:p>
          </table:table-cell>
        </table:table-row>
        <table:table-row table:style-name="ro1">
          <table:table-cell table:number-columns-repeated="2"/>
          <table:table-cell office:value-type="string">
            <text:p>V_TAS</text:p>
          </table:table-cell>
          <table:table-cell office:value-type="string">
            <text:p>q</text:p>
          </table:table-cell>
          <table:table-cell office:value-type="string">
            <text:p>alpha</text:p>
          </table:table-cell>
          <table:table-cell office:value-type="string">
            <text:p>eta</text:p>
          </table:table-cell>
          <table:table-cell/>
          <table:table-cell office:value-type="string">
            <text:p>Gerundet auf 5 Nachkommastellen</text:p>
          </table:table-cell>
          <table:table-cell table:number-columns-repeated="2"/>
          <table:table-cell office:value-type="string">
            <text:p>Gerundet auf 2 Nachkommastell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.5">
            <text:p>50,5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 office:value-type="float" office:value="-1">
            <text:p>-1</text:p>
          </table:table-cell>
          <table:table-cell/>
          <table:table-cell table:style-name="ce105" office:value-type="string">
            <text:p>delta_t_mi = delta_t / n_mess</text:p>
          </table:table-cell>
          <table:table-cell table:style-name="ce106"/>
          <table:table-cell/>
          <table:table-cell table:style-name="ce2" office:value-type="string">
            <text:p>V_TAS</text:p>
          </table:table-cell>
          <table:table-cell table:style-name="ce5" office:value-type="string">
            <text:p>-0,02*x+58,05</text:p>
          </table:table-cell>
        </table:table-row>
        <table:table-row table:style-name="ro1">
          <table:table-cell table:number-columns-repeated="2"/>
          <table:table-cell office:value-type="float" office:value="61.5">
            <text:p>61,5</text:p>
          </table:table-cell>
          <table:table-cell office:value-type="float" office:value="19">
            <text:p>19</text:p>
          </table:table-cell>
          <table:table-cell office:value-type="float" office:value="3.5">
            <text:p>3,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delta_m_ges_mi = delta_m_ges / n_mess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0,01*x+15,55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/>
          <table:table-cell table:style-name="ce41" office:value-type="string">
            <text:p>m_ges kg</text:p>
          </table:table-cell>
          <table:table-cell table:style-name="ce107" office:value-type="float" office:value="0.38095">
            <text:p>0,38095</text:p>
          </table:table-cell>
          <table:table-cell/>
          <table:table-cell office:value-type="string">
            <text:p>alpha</text:p>
          </table:table-cell>
          <table:table-cell office:value-type="string">
            <text:p>0*x+5,7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17.5">
            <text:p>17,5</text:p>
          </table:table-cell>
          <table:table-cell office:value-type="float" office:value="4.5">
            <text:p>4,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delta_t s</text:p>
          </table:table-cell>
          <table:table-cell office:value-type="float" office:value="11.42857">
            <text:p>11,42857</text:p>
          </table:table-cell>
          <table:table-cell/>
          <table:table-cell table:style-name="ce3" office:value-type="string">
            <text:p>eta</text:p>
          </table:table-cell>
          <table:table-cell table:style-name="ce6" office:value-type="string">
            <text:p>0*x-0,8</text:p>
          </table:table-cell>
        </table:table-row>
        <table:table-row table:style-name="ro1">
          <table:table-cell table:number-columns-repeated="2"/>
          <table:table-cell table:style-name="ce3" office:value-type="float" office:value="49">
            <text:p>49</text:p>
          </table:table-cell>
          <table:table-cell table:style-name="ce102" office:value-type="float" office:value="14">
            <text:p>14</text:p>
          </table:table-cell>
          <table:table-cell table:style-name="ce102" office:value-type="float" office:value="6">
            <text:p>6</text:p>
          </table:table-cell>
          <table:table-cell table:style-name="ce6" office:value-type="float" office:value="-1.5">
            <text:p>-1,5</text:p>
          </table:table-cell>
          <table:table-cell/>
          <table:table-cell table:style-name="ce38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38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98" office:value-type="string">
            <text:p>Dornier 28</text:p>
          </table:table-cell>
          <table:table-cell table:style-name="ce101" table:number-columns-repeated="2"/>
          <table:table-cell table:style-name="ce5"/>
          <table:table-cell/>
          <table:table-cell table:style-name="ce104" office:value-type="string">
            <text:p>Messintervall</text:p>
          </table:table-cell>
          <table:table-cell table:style-name="ce106"/>
          <table:table-cell/>
          <table:table-cell table:style-name="ce109" office:value-type="string">
            <text:p>Lineare Regression</text:p>
          </table:table-cell>
          <table:table-cell table:style-name="ce5" office:value-type="string">
            <text:p>Terme: 1,x</text:p>
          </table:table-cell>
        </table:table-row>
        <table:table-row table:style-name="ro1">
          <table:table-cell table:number-columns-repeated="2"/>
          <table:table-cell table:style-name="ce99" office:value-type="string" table:number-columns-spanned="4" table:number-rows-spanned="1">
            <text:p>Sinkflug 2</text:p>
          </table:table-cell>
          <table:covered-table-cell table:number-columns-repeated="3"/>
          <table:table-cell/>
          <table:table-cell table:style-name="ce41" office:value-type="string">
            <text:p>Sinkflug 2</text:p>
          </table:table-cell>
          <table:table-cell table:style-name="ce107"/>
          <table:table-cell/>
          <table:table-cell office:value-type="string">
            <text:p>Sinkflug 2</text:p>
          </table:table-cell>
          <table:table-cell office:value-type="string">
            <text:p>x = t in s</text:p>
          </table:table-cell>
        </table:table-row>
        <table:table-row table:style-name="ro1">
          <table:table-cell table:number-columns-repeated="2"/>
          <table:table-cell office:value-type="string">
            <text:p>V_TAS</text:p>
          </table:table-cell>
          <table:table-cell office:value-type="string">
            <text:p>q</text:p>
          </table:table-cell>
          <table:table-cell office:value-type="string">
            <text:p>alpha</text:p>
          </table:table-cell>
          <table:table-cell office:value-type="string">
            <text:p>eta</text:p>
          </table:table-cell>
          <table:table-cell/>
          <table:table-cell office:value-type="string">
            <text:p>Gerundet auf 5 Nachkommastellen</text:p>
          </table:table-cell>
          <table:table-cell table:number-columns-repeated="2"/>
          <table:table-cell office:value-type="string">
            <text:p>Gerundet auf 2 Nachkommastell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-3.5">
            <text:p>-3,5</text:p>
          </table:table-cell>
          <table:table-cell/>
          <table:table-cell table:style-name="ce105" office:value-type="string">
            <text:p>delta_t_mi = delta_t / n_mess</text:p>
          </table:table-cell>
          <table:table-cell table:style-name="ce106"/>
          <table:table-cell/>
          <table:table-cell table:style-name="ce2" office:value-type="string">
            <text:p>V_TAS</text:p>
          </table:table-cell>
          <table:table-cell table:style-name="ce5" office:value-type="string">
            <text:p>-0,06*x+57,8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7.5">
            <text:p>7,5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delta_m_ges_mi = delta_m_ges / n_mess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-0,02*x+13,6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/>
          <table:table-cell table:style-name="ce41" office:value-type="string">
            <text:p>m_ges kg</text:p>
          </table:table-cell>
          <table:table-cell table:style-name="ce107" office:value-type="float" office:value="0.34375">
            <text:p>0,34375</text:p>
          </table:table-cell>
          <table:table-cell/>
          <table:table-cell office:value-type="string">
            <text:p>alpha</text:p>
          </table:table-cell>
          <table:table-cell office:value-type="string">
            <text:p>0,02*x+5,95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-8">
            <text:p>-8</text:p>
          </table:table-cell>
          <table:table-cell/>
          <table:table-cell office:value-type="string">
            <text:p>delta_t s</text:p>
          </table:table-cell>
          <table:table-cell office:value-type="float" office:value="10">
            <text:p>10,00000</text:p>
          </table:table-cell>
          <table:table-cell/>
          <table:table-cell table:style-name="ce3" office:value-type="string">
            <text:p>eta</text:p>
          </table:table-cell>
          <table:table-cell table:style-name="ce6" office:value-type="string">
            <text:p>-0,01*x-2,7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102" office:value-type="float" office:value="7.5">
            <text:p>7,5</text:p>
          </table:table-cell>
          <table:table-cell table:style-name="ce102" office:value-type="float" office:value="11.5">
            <text:p>11,5</text:p>
          </table:table-cell>
          <table:table-cell table:style-name="ce6" office:value-type="float" office:value="-4">
            <text:p>-4</text:p>
          </table:table-cell>
          <table:table-cell/>
          <table:table-cell table:style-name="ce38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38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98" office:value-type="string">
            <text:p>Dornier 28</text:p>
          </table:table-cell>
          <table:table-cell table:style-name="ce101" table:number-columns-repeated="2"/>
          <table:table-cell table:style-name="ce5"/>
          <table:table-cell/>
          <table:table-cell table:style-name="ce104" office:value-type="string">
            <text:p>Messintervall</text:p>
          </table:table-cell>
          <table:table-cell table:style-name="ce106"/>
          <table:table-cell/>
          <table:table-cell table:style-name="ce109" office:value-type="string">
            <text:p>Lineare Regression</text:p>
          </table:table-cell>
          <table:table-cell table:style-name="ce5" office:value-type="string">
            <text:p>Terme: 1,x</text:p>
          </table:table-cell>
        </table:table-row>
        <table:table-row table:style-name="ro1">
          <table:table-cell table:number-columns-repeated="2"/>
          <table:table-cell table:style-name="ce99" office:value-type="string" table:number-columns-spanned="4" table:number-rows-spanned="1">
            <text:p>Sinkflug 3</text:p>
          </table:table-cell>
          <table:covered-table-cell table:number-columns-repeated="3"/>
          <table:table-cell/>
          <table:table-cell table:style-name="ce41" office:value-type="string">
            <text:p>Sinkflug 3</text:p>
          </table:table-cell>
          <table:table-cell table:style-name="ce107"/>
          <table:table-cell/>
          <table:table-cell office:value-type="string">
            <text:p>Sinkflug 3</text:p>
          </table:table-cell>
          <table:table-cell office:value-type="string">
            <text:p>x = t in s</text:p>
          </table:table-cell>
        </table:table-row>
        <table:table-row table:style-name="ro1">
          <table:table-cell table:number-columns-repeated="2"/>
          <table:table-cell office:value-type="string">
            <text:p>V_TAS</text:p>
          </table:table-cell>
          <table:table-cell office:value-type="string">
            <text:p>q</text:p>
          </table:table-cell>
          <table:table-cell office:value-type="string">
            <text:p>alpha</text:p>
          </table:table-cell>
          <table:table-cell office:value-type="string">
            <text:p>eta</text:p>
          </table:table-cell>
          <table:table-cell/>
          <table:table-cell office:value-type="string">
            <text:p>Gerundet auf 5 Nachkommastellen</text:p>
          </table:table-cell>
          <table:table-cell table:number-columns-repeated="2"/>
          <table:table-cell office:value-type="string">
            <text:p>Gerundet auf 2 Nachkommastell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2.5">
            <text:p>12,5</text:p>
          </table:table-cell>
          <table:table-cell office:value-type="float" office:value="7.5">
            <text:p>7,5</text:p>
          </table:table-cell>
          <table:table-cell office:value-type="float" office:value="-2">
            <text:p>-2</text:p>
          </table:table-cell>
          <table:table-cell/>
          <table:table-cell table:style-name="ce105" office:value-type="string">
            <text:p>delta_t_mi = delta_t / n_mess</text:p>
          </table:table-cell>
          <table:table-cell table:style-name="ce106"/>
          <table:table-cell/>
          <table:table-cell table:style-name="ce2" office:value-type="string">
            <text:p>V_TAS</text:p>
          </table:table-cell>
          <table:table-cell table:style-name="ce5" office:value-type="string">
            <text:p>-0,11*x+71,7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lta_m_ges_mi = delta_m_ges / n_mess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-0,05*x+22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/>
          <table:table-cell table:style-name="ce41" office:value-type="string">
            <text:p>m_ges kg</text:p>
          </table:table-cell>
          <table:table-cell table:style-name="ce107" office:value-type="float" office:value="0.38461">
            <text:p>0,38461</text:p>
          </table:table-cell>
          <table:table-cell/>
          <table:table-cell office:value-type="string">
            <text:p>alpha</text:p>
          </table:table-cell>
          <table:table-cell office:value-type="string">
            <text:p>0,04*x+0,9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6.5">
            <text:p>16,5</text:p>
          </table:table-cell>
          <table:table-cell office:value-type="float" office:value="-13.5">
            <text:p>-13,5</text:p>
          </table:table-cell>
          <table:table-cell/>
          <table:table-cell office:value-type="string">
            <text:p>delta_t s</text:p>
          </table:table-cell>
          <table:table-cell office:value-type="float" office:value="11.15384">
            <text:p>11,15384</text:p>
          </table:table-cell>
          <table:table-cell/>
          <table:table-cell table:style-name="ce3" office:value-type="string">
            <text:p>eta</text:p>
          </table:table-cell>
          <table:table-cell table:style-name="ce6" office:value-type="string">
            <text:p>-0,04*x+2,15</text:p>
          </table:table-cell>
        </table:table-row>
        <table:table-row table:style-name="ro1">
          <table:table-cell table:number-columns-repeated="2"/>
          <table:table-cell table:style-name="ce3" office:value-type="float" office:value="36">
            <text:p>36</text:p>
          </table:table-cell>
          <table:table-cell table:style-name="ce102" office:value-type="float" office:value="6.5">
            <text:p>6,5</text:p>
          </table:table-cell>
          <table:table-cell table:style-name="ce102" office:value-type="float" office:value="13">
            <text:p>13</text:p>
          </table:table-cell>
          <table:table-cell table:style-name="ce6" office:value-type="float" office:value="-6">
            <text:p>-6</text:p>
          </table:table-cell>
          <table:table-cell/>
          <table:table-cell table:style-name="ce38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38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98" office:value-type="string">
            <text:p>Dornier 28</text:p>
          </table:table-cell>
          <table:table-cell table:style-name="ce101" table:number-columns-repeated="2"/>
          <table:table-cell table:style-name="ce5"/>
          <table:table-cell/>
          <table:table-cell table:style-name="ce104" office:value-type="string">
            <text:p>Messintervall</text:p>
          </table:table-cell>
          <table:table-cell table:style-name="ce106"/>
          <table:table-cell/>
          <table:table-cell table:style-name="ce109" office:value-type="string">
            <text:p>Lineare Regression</text:p>
          </table:table-cell>
          <table:table-cell table:style-name="ce5" office:value-type="string">
            <text:p>Terme: 1,x</text:p>
          </table:table-cell>
        </table:table-row>
        <table:table-row table:style-name="ro1">
          <table:table-cell table:number-columns-repeated="2"/>
          <table:table-cell table:style-name="ce99" office:value-type="string" table:number-columns-spanned="4" table:number-rows-spanned="1">
            <text:p>Sinkflug 4</text:p>
          </table:table-cell>
          <table:covered-table-cell table:number-columns-repeated="3"/>
          <table:table-cell/>
          <table:table-cell table:style-name="ce41" office:value-type="string">
            <text:p>Sinkflug 4</text:p>
          </table:table-cell>
          <table:table-cell table:style-name="ce107"/>
          <table:table-cell/>
          <table:table-cell office:value-type="string">
            <text:p>Sinkflug 4</text:p>
          </table:table-cell>
          <table:table-cell office:value-type="string">
            <text:p>x = t in s</text:p>
          </table:table-cell>
        </table:table-row>
        <table:table-row table:style-name="ro1">
          <table:table-cell table:number-columns-repeated="2"/>
          <table:table-cell office:value-type="string">
            <text:p>V_TAS</text:p>
          </table:table-cell>
          <table:table-cell office:value-type="string">
            <text:p>q</text:p>
          </table:table-cell>
          <table:table-cell office:value-type="string">
            <text:p>alpha</text:p>
          </table:table-cell>
          <table:table-cell office:value-type="string">
            <text:p>eta</text:p>
          </table:table-cell>
          <table:table-cell/>
          <table:table-cell office:value-type="string">
            <text:p>Gerundet auf 5 Nachkommastellen</text:p>
          </table:table-cell>
          <table:table-cell table:number-columns-repeated="2"/>
          <table:table-cell office:value-type="string">
            <text:p>Gerundet auf 2 Nachkommastell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13.5">
            <text:p>13,5</text:p>
          </table:table-cell>
          <table:table-cell office:value-type="float" office:value="5.5">
            <text:p>5,5</text:p>
          </table:table-cell>
          <table:table-cell office:value-type="float" office:value="-2.5">
            <text:p>-2,5</text:p>
          </table:table-cell>
          <table:table-cell/>
          <table:table-cell table:style-name="ce105" office:value-type="string">
            <text:p>delta_t_mi = delta_t / n_mess</text:p>
          </table:table-cell>
          <table:table-cell table:style-name="ce106"/>
          <table:table-cell/>
          <table:table-cell table:style-name="ce2" office:value-type="string">
            <text:p>V_TAS</text:p>
          </table:table-cell>
          <table:table-cell table:style-name="ce5" office:value-type="string">
            <text:p>0,17*x+51,4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2.5">
            <text:p>2,5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delta_m_ges_mi = delta_m_ges / n_mess</text:p>
          </table:table-cell>
          <table:table-cell table:number-columns-repeated="2"/>
          <table:table-cell office:value-type="string">
            <text:p>q</text:p>
          </table:table-cell>
          <table:table-cell office:value-type="string">
            <text:p>0,11*x+15,45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/>
          <table:table-cell table:style-name="ce41" office:value-type="string">
            <text:p>m_ges kg</text:p>
          </table:table-cell>
          <table:table-cell table:style-name="ce107" office:value-type="float" office:value="0.26666">
            <text:p>0,26666</text:p>
          </table:table-cell>
          <table:table-cell/>
          <table:table-cell office:value-type="string">
            <text:p>alpha</text:p>
          </table:table-cell>
          <table:table-cell office:value-type="string">
            <text:p>-0,03*x+5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22.5">
            <text:p>22,5</text:p>
          </table:table-cell>
          <table:table-cell office:value-type="float" office:value="2.5">
            <text:p>2,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delta_t s</text:p>
          </table:table-cell>
          <table:table-cell office:value-type="float" office:value="8">
            <text:p>8,00000</text:p>
          </table:table-cell>
          <table:table-cell/>
          <table:table-cell table:style-name="ce3" office:value-type="string">
            <text:p>eta</text:p>
          </table:table-cell>
          <table:table-cell table:style-name="ce6" office:value-type="string">
            <text:p>0,02*x-2,9</text:p>
          </table:table-cell>
        </table:table-row>
        <table:table-row table:style-name="ro1">
          <table:table-cell table:number-columns-repeated="2"/>
          <table:table-cell table:style-name="ce3" office:value-type="float" office:value="69">
            <text:p>69</text:p>
          </table:table-cell>
          <table:table-cell table:style-name="ce102" office:value-type="float" office:value="28">
            <text:p>28</text:p>
          </table:table-cell>
          <table:table-cell table:style-name="ce102" office:value-type="float" office:value="2">
            <text:p>2</text:p>
          </table:table-cell>
          <table:table-cell table:style-name="ce6" office:value-type="float" office:value="-0.5">
            <text:p>-0,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Do 28_2_backup" table:style-name="ta1" table:print="false">
        <table:table-column table:style-name="co1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8" table:default-cell-style-name="ce112"/>
        <table:table-column table:style-name="co36" table:default-cell-style-name="ce112"/>
        <table:table-column table:style-name="co1" table:number-columns-repeated="5" table:default-cell-style-name="ce112"/>
        <table:table-column table:style-name="co37" table:default-cell-style-name="ce112"/>
        <table:table-column table:style-name="co25" table:number-columns-repeated="2" table:default-cell-style-name="ce112"/>
        <table:table-column table:style-name="co25" table:default-cell-style-name="Default"/>
        <table:table-column table:style-name="co33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8"/>
          <table:table-cell table:style-name="ce15" office:value-type="string">
            <text:p>dT/dH</text:p>
          </table:table-cell>
          <table:table-cell table:style-name="ce120" office:value-type="float" office:value="-0.0065">
            <text:p>-0,0065</text:p>
          </table:table-cell>
          <table:table-cell table:style-name="ce18" office:value-type="string">
            <text:p>K/m</text:p>
          </table:table-cell>
          <table:table-cell table:style-name="ce20"/>
          <table:table-cell/>
          <table:table-cell table:style-name="ce126" office:value-type="string">
            <text:p>g</text:p>
          </table:table-cell>
          <table:table-cell table:style-name="ce132" office:value-type="float" office:value="9.81">
            <text:p>9,81</text:p>
          </table:table-cell>
          <table:table-cell table:style-name="ce134" office:value-type="string">
            <text:p>m/s²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us den messschrieben abgelesene werte sowie die werte aus der massenabschätzung</text:p>
          </table:table-cell>
          <table:table-cell table:number-columns-repeated="7"/>
          <table:table-cell table:style-name="ce17"/>
          <table:table-cell table:style-name="ce19"/>
          <table:table-cell table:style-name="ce21"/>
          <table:table-cell table:number-columns-repeated="2"/>
          <table:table-cell table:style-name="ce133"/>
          <table:table-cell table:style-name="ce135"/>
          <table:table-cell table:number-columns-repeated="1008"/>
        </table:table-row>
        <table:table-row table:style-name="ro1">
          <table:table-cell/>
          <table:table-cell office:value-type="string">
            <text:p>sind rot hinterlegt, alle anderen daten resultieren aus den kostanten (hier rechts) der</text:p>
          </table:table-cell>
          <table:table-cell table:number-columns-repeated="6"/>
          <table:table-cell table:style-name="ce15" office:value-type="string">
            <text:p>p_0_INA</text:p>
          </table:table-cell>
          <table:table-cell table:style-name="ce120" office:value-type="float" office:value="101325">
            <text:p>101325</text:p>
          </table:table-cell>
          <table:table-cell table:style-name="ce18" office:value-type="string">
            <text:p>N/m²</text:p>
          </table:table-cell>
          <table:table-cell table:style-name="ce20"/>
          <table:table-cell/>
          <table:table-cell table:style-name="ce126" office:value-type="string">
            <text:p>T_Boden</text:p>
          </table:table-cell>
          <table:table-cell table:style-name="ce132" office:value-type="float" office:value="293.15">
            <text:p>293,15</text:p>
          </table:table-cell>
          <table:table-cell table:style-name="ce134" office:value-type="string">
            <text:p>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ormatmosphäre sowie den Tabellenwerten des Skripts (A-C)</text:p>
          </table:table-cell>
          <table:table-cell table:number-columns-repeated="2"/>
          <table:table-cell table:style-name="ce1"/>
          <table:table-cell table:number-columns-repeated="4"/>
          <table:table-cell table:style-name="ce17"/>
          <table:table-cell table:style-name="ce19"/>
          <table:table-cell table:style-name="ce21"/>
          <table:table-cell table:number-columns-repeated="1012"/>
        </table:table-row>
        <table:table-row table:style-name="ro1">
          <table:table-cell/>
          <table:table-cell office:value-type="string">
            <text:p>Vias ist für Do 28 redundant, ich habs drin gelassen damit ich die tabellenkalkulationen nicht</text:p>
          </table:table-cell>
          <table:table-cell table:number-columns-repeated="6"/>
          <table:table-cell table:style-name="ce15" office:value-type="string">
            <text:p>rho_0_INA</text:p>
          </table:table-cell>
          <table:table-cell table:style-name="ce120" office:value-type="float" office:value="1.225">
            <text:p>1,225</text:p>
          </table:table-cell>
          <table:table-cell table:style-name="ce18" office:value-type="string">
            <text:p>kg/m³</text:p>
          </table:table-cell>
          <table:table-cell table:style-name="ce20"/>
          <table:table-cell/>
          <table:table-cell table:style-name="ce126" office:value-type="string">
            <text:p>p_QNH</text:p>
          </table:table-cell>
          <table:table-cell table:style-name="ce117" office:value-type="float" office:value="100600">
            <text:p>100600</text:p>
          </table:table-cell>
          <table:table-cell table:style-name="ce136" office:value-type="string">
            <text:p>N/m²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eu aufstellen muss zzz</text:p>
          </table:table-cell>
          <table:table-cell table:number-columns-repeated="7"/>
          <table:table-cell table:style-name="ce17"/>
          <table:table-cell table:style-name="ce19"/>
          <table:table-cell table:style-name="ce21"/>
          <table:table-cell table:number-columns-repeated="1012"/>
        </table:table-row>
        <table:table-row table:style-name="ro1">
          <table:table-cell table:number-columns-repeated="8"/>
          <table:table-cell table:style-name="ce15" office:value-type="string">
            <text:p>T_0_INA</text:p>
          </table:table-cell>
          <table:table-cell table:style-name="ce120" office:value-type="float" office:value="288.15">
            <text:p>288,15</text:p>
          </table:table-cell>
          <table:table-cell table:style-name="ce18" office:value-type="string">
            <text:p>K</text:p>
          </table:table-cell>
          <table:table-cell table:style-name="ce20"/>
          <table:table-cell/>
          <table:table-cell table:style-name="ce126" office:value-type="string">
            <text:p>S</text:p>
          </table:table-cell>
          <table:table-cell table:style-name="ce117" office:value-type="float" office:value="28">
            <text:p>28</text:p>
          </table:table-cell>
          <table:table-cell table:style-name="ce136" office:value-type="string">
            <text:p>m²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7"/>
          <table:table-cell table:style-name="ce19"/>
          <table:table-cell table:style-name="ce21"/>
          <table:table-cell table:number-columns-repeated="1012"/>
        </table:table-row>
        <table:table-row table:style-name="ro1">
          <table:table-cell table:number-columns-repeated="2"/>
          <table:table-cell/>
          <table:table-cell/>
          <table:table-cell table:style-name="ce1"/>
          <table:table-cell table:number-columns-repeated="3"/>
          <table:table-cell table:style-name="ce15" office:value-type="string">
            <text:p>n</text:p>
          </table:table-cell>
          <table:table-cell table:style-name="ce120" office:value-type="float" office:value="1.235">
            <text:p>1,235</text:p>
          </table:table-cell>
          <table:table-cell table:style-name="ce18" office:value-type="string">
            <text:p>dimensionslos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12"/>
          <table:table-cell table:style-name="Default" table:number-columns-repeated="10"/>
          <table:table-cell table:number-columns-repeated="1002"/>
        </table:table-row>
        <table:table-row table:style-name="ro1">
          <table:table-cell table:style-name="ce110" office:value-type="string">
            <text:p>T °C</text:p>
          </table:table-cell>
          <table:table-cell table:style-name="ce14" office:value-type="string">
            <text:p>H m</text:p>
          </table:table-cell>
          <table:table-cell table:style-name="ce14" office:value-type="string">
            <text:p>T K</text:p>
          </table:table-cell>
          <table:table-cell table:style-name="ce14" office:value-type="string">
            <text:p>Vias m/s</text:p>
          </table:table-cell>
          <table:table-cell table:style-name="ce14" office:value-type="string">
            <text:p>m_ges</text:p>
          </table:table-cell>
          <table:table-cell table:style-name="ce117" office:value-type="string">
            <text:p>delta_t</text:p>
          </table:table-cell>
          <table:table-cell table:style-name="ce14" office:value-type="string">
            <text:p>T_INA</text:p>
          </table:table-cell>
          <table:table-cell table:style-name="ce14" office:value-type="string">
            <text:p>rho_ina</text:p>
          </table:table-cell>
          <table:table-cell table:style-name="ce14" office:value-type="string">
            <text:p>rho_real</text:p>
          </table:table-cell>
          <table:table-cell table:style-name="ce14" office:value-type="string">
            <text:p>p_ina</text:p>
          </table:table-cell>
          <table:table-cell table:style-name="ce14" office:value-type="string">
            <text:p>delta_H_INA</text:p>
          </table:table-cell>
          <table:table-cell table:style-name="ce14" office:value-type="string">
            <text:p>A</text:p>
          </table:table-cell>
          <table:table-cell table:style-name="ce121" office:value-type="string">
            <text:p>V_TAS m/s</text:p>
          </table:table-cell>
          <table:table-cell table:style-name="ce127" office:value-type="string">
            <text:p>wg_real</text:p>
          </table:table-cell>
          <table:table-cell table:style-name="ce121" office:value-type="string">
            <text:p>q</text:p>
          </table:table-cell>
          <table:table-cell table:style-name="ce127" office:value-type="string">
            <text:p>W</text:p>
          </table:table-cell>
          <table:table-cell table:style-name="ce141" office:value-type="string">
            <text:p>C_w</text:p>
          </table:table-cell>
          <table:table-cell table:style-name="ce146" office:value-type="string">
            <text:p>C_a</text:p>
          </table:table-cell>
          <table:table-cell table:style-name="ce127" office:value-type="string">
            <text:p>gamma_rad</text:p>
          </table:table-cell>
          <table:table-cell table:style-name="ce127" office:value-type="string">
            <text:p>gamma_deg</text:p>
          </table:table-cell>
          <table:table-cell table:style-name="ce141" office:value-type="string">
            <text:p>alpha</text:p>
          </table:table-cell>
          <table:table-cell table:style-name="ce146" office:value-type="string">
            <text:p>eta</text:p>
          </table:table-cell>
          <table:table-cell/>
          <table:table-cell office:value-type="string">
            <text:p>m_start</text:p>
          </table:table-cell>
          <table:table-cell office:value-type="string">
            <text:p>dt/dh</text:p>
          </table:table-cell>
          <table:table-cell office:value-type="string">
            <text:p>p0ina</text:p>
          </table:table-cell>
          <table:table-cell office:value-type="string">
            <text:p>rho0ina</text:p>
          </table:table-cell>
          <table:table-cell office:value-type="string">
            <text:p>t0ina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tboden</text:p>
          </table:table-cell>
          <table:table-cell office:value-type="string">
            <text:p>pQNH</text:p>
          </table:table-cell>
          <table:table-cell office:value-type="string">
            <text:p>s</text:p>
          </table:table-cell>
          <table:table-cell table:number-columns-repeated="991"/>
        </table:table-row>
        <table:table-row table:style-name="ro1">
          <table:table-cell table:style-name="ce111" office:value-type="float" office:value="7">
            <text:p>7</text:p>
          </table:table-cell>
          <table:table-cell table:style-name="ce114" office:value-type="float" office:value="1917">
            <text:p>1917</text:p>
          </table:table-cell>
          <table:table-cell table:style-name="ce114" table:formula="of:=[.A12]+273.15" office:value-type="float" office:value="280.15">
            <text:p>280,15</text:p>
          </table:table-cell>
          <table:table-cell table:style-name="ce116" office:value-type="float" office:value="52">
            <text:p>52</text:p>
          </table:table-cell>
          <table:table-cell table:style-name="ce116" office:value-type="float" office:value="3696">
            <text:p>3696</text:p>
          </table:table-cell>
          <table:table-cell table:style-name="ce114" office:value-type="float" office:value="0">
            <text:p>0</text:p>
          </table:table-cell>
          <table:table-cell table:style-name="ce114" table:formula="of:=[.AB12]+([.B12]*[.Y12])" office:value-type="float" office:value="275.6895">
            <text:p>275,6895</text:p>
          </table:table-cell>
          <table:table-cell table:style-name="ce114" table:formula="of:=[.AA12] * ( ( 1 + ( [.Y12] * ( [.B12] / [.AB12] ) ) ) ^ 4.256 )" office:value-type="float" office:value="1.01491040752397">
            <text:p>1,0149104075</text:p>
          </table:table-cell>
          <table:table-cell table:style-name="ce114" table:formula="of:=( [.H12] * [.G12] ) / [.C12]" office:value-type="float" office:value="0.99875117899368">
            <text:p>0,998751179</text:p>
          </table:table-cell>
          <table:table-cell table:style-name="ce114" table:formula="of:=[.Z12] * ( ( 1+ ( [.Y12] * ( [.B12] / [.AB12] ) ) ) ^ 5.256 )" office:value-type="float" office:value="80317.4352040609">
            <text:p>80317,4352040609</text:p>
          </table:table-cell>
          <table:table-cell table:style-name="ce114"/>
          <table:table-cell table:style-name="ce114" table:formula="of:= [.E12] * [.AD12] * COS( [.S12] )" office:value-type="float" office:value="0">
            <text:p>#DIV/0!</text:p>
          </table:table-cell>
          <table:table-cell table:style-name="ce122" table:formula="of:=-0.02*[.F12]+58.05" office:value-type="float" office:value="58.05">
            <text:p>58,05</text:p>
          </table:table-cell>
          <table:table-cell table:style-name="ce128" table:formula="of:= ( [.K12] / [.F12] ) * ( ( ( [.C11] + [.C12] ) / 2 ) / ( ( [.G11] + [.G12] ) / 2 ) )" office:value-type="float" office:value="0">
            <text:p>#DIV/0!</text:p>
          </table:table-cell>
          <table:table-cell table:style-name="ce122" table:formula="of:=0.01*[.F12]+15.55" office:value-type="float" office:value="15.55">
            <text:p>15,55</text:p>
          </table:table-cell>
          <table:table-cell table:style-name="ce137" table:formula="of:= - ( [.E12] * [.AD12] * SIN( [.S12] ) )" office:value-type="float" office:value="0">
            <text:p>#DIV/0!</text:p>
          </table:table-cell>
          <table:table-cell table:style-name="ce142" table:formula="of:= - ( ( 2 * [.P12] ) / ( ( ( [.M12] ) ^ 2 ) * [.AG12] * [.I12] ) )" office:value-type="float" office:value="0">
            <text:p>#DIV/0!</text:p>
          </table:table-cell>
          <table:table-cell table:style-name="ce147" table:formula="of:= ( ( 2 * [.L12] ) / ( ( ( [.M12] ) ^ 2 ) * [.AG12] * [.I12] ) )" office:value-type="float" office:value="0">
            <text:p>#DIV/0!</text:p>
          </table:table-cell>
          <table:table-cell table:style-name="ce116" table:formula="of:=ASIN( - ( [.N12] / [.M12] ) )" office:value-type="float" office:value="0">
            <text:p>#DIV/0!</text:p>
          </table:table-cell>
          <table:table-cell table:style-name="ce116" table:formula="of:=[.S12] * ( 180 / 3.14159265359 )" office:value-type="float" office:value="0">
            <text:p>#DIV/0!</text:p>
          </table:table-cell>
          <table:table-cell table:style-name="ce111" table:formula="of:=0*[.F12]+5.7" office:value-type="float" office:value="5.7">
            <text:p>5,7</text:p>
          </table:table-cell>
          <table:table-cell table:style-name="ce153" table:formula="of:=0*[.F12]-0.8" office:value-type="float" office:value="-0.8">
            <text:p>-0,8</text:p>
          </table:table-cell>
          <table:table-cell/>
          <table:table-cell table:formula="of:=[.C9]" office:value-type="float" office:value="0">
            <text:p>0</text:p>
          </table:table-cell>
          <table:table-cell table:formula="of:=[.J1]" office:value-type="float" office:value="-0.0065">
            <text:p>-0,0065</text:p>
          </table:table-cell>
          <table:table-cell table:formula="of:=[.J3]" office:value-type="float" office:value="101325">
            <text:p>101325</text:p>
          </table:table-cell>
          <table:table-cell table:formula="of:=[.J5]" office:value-type="float" office:value="1.225">
            <text:p>1,225</text:p>
          </table:table-cell>
          <table:table-cell table:formula="of:=[.J7]" office:value-type="float" office:value="288.15">
            <text:p>288,15</text:p>
          </table:table-cell>
          <table:table-cell table:formula="of:=[.J9]" office:value-type="float" office:value="1.235">
            <text:p>1,235</text:p>
          </table:table-cell>
          <table:table-cell table:formula="of:=[.O1]" office:value-type="float" office:value="9.81">
            <text:p>9,81</text:p>
          </table:table-cell>
          <table:table-cell table:formula="of:=[.O3]" office:value-type="float" office:value="293.15">
            <text:p>293,15</text:p>
          </table:table-cell>
          <table:table-cell table:formula="of:=[.O5]" office:value-type="float" office:value="100600">
            <text:p>100600</text:p>
          </table:table-cell>
          <table:table-cell table:formula="of:=[.O7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11" office:value-type="float" office:value="7.2">
            <text:p>7,2</text:p>
          </table:table-cell>
          <table:table-cell table:style-name="ce114" office:value-type="float" office:value="1822">
            <text:p>1822</text:p>
          </table:table-cell>
          <table:table-cell table:style-name="ce114" table:formula="of:=[.A13]+273.15" office:value-type="float" office:value="280.35">
            <text:p>280,35</text:p>
          </table:table-cell>
          <table:table-cell table:style-name="ce116" table:formula="of:=[.D12]" office:value-type="float" office:value="52">
            <text:p>52</text:p>
          </table:table-cell>
          <table:table-cell table:style-name="ce116" table:formula="of:=[.E12]-0.38095" office:value-type="float" office:value="3695.61905">
            <text:p>3695,61905</text:p>
          </table:table-cell>
          <table:table-cell table:style-name="ce116" table:formula="of:=[.F12]+11.42857" office:value-type="float" office:value="11.42857">
            <text:p>11,42857</text:p>
          </table:table-cell>
          <table:table-cell table:style-name="ce114" table:formula="of:=[.AB13]+([.B13]*[.Y13])" office:value-type="float" office:value="276.307">
            <text:p>276,307</text:p>
          </table:table-cell>
          <table:table-cell table:style-name="ce114" table:formula="of:=[.AA13] * ( ( 1 + ( [.Y13] * ( [.B13] / [.AB13] ) ) ) ^ 4.256 )" office:value-type="float" office:value="1.02462063663412">
            <text:p>1,0246206366</text:p>
          </table:table-cell>
          <table:table-cell table:style-name="ce114" table:formula="of:=( [.H13] * [.G13] ) / [.C13]" office:value-type="float" office:value="1.00984431691265">
            <text:p>1,0098443169</text:p>
          </table:table-cell>
          <table:table-cell table:style-name="ce114" table:formula="of:=[.Z13] * ( ( 1+ ( [.Y13] * ( [.B13] / [.AB13] ) ) ) ^ 5.256 )" office:value-type="float" office:value="81267.4973891087">
            <text:p>81267,4973891087</text:p>
          </table:table-cell>
          <table:table-cell table:style-name="ce114" table:formula="of:=[.B13]-[.B12]" office:value-type="float" office:value="-95">
            <text:p>-95</text:p>
          </table:table-cell>
          <table:table-cell table:style-name="ce114" table:formula="of:= [.E13] * [.Z13] * COS( [.S13] )" office:value-type="float" office:value="370447435.477343">
            <text:p>370447435,477343</text:p>
          </table:table-cell>
          <table:table-cell table:style-name="ce122" table:formula="of:=-0.02*[.F13]+58.05" office:value-type="float" office:value="57.8214286">
            <text:p>57,8214286</text:p>
          </table:table-cell>
          <table:table-cell table:style-name="ce128" table:formula="of:= ( [.K13] / [.F13] ) * ( ( ( [.C12] + [.C13] ) / 2 ) / ( ( [.G12] + [.G13] ) / 2 ) )" office:value-type="float" office:value="-8.44055502597318">
            <text:p>-8,440555026</text:p>
          </table:table-cell>
          <table:table-cell table:style-name="ce122" table:formula="of:=0.01*[.F13]+15.55" office:value-type="float" office:value="15.6642857">
            <text:p>15,6642857</text:p>
          </table:table-cell>
          <table:table-cell table:style-name="ce137" table:formula="of:= - ( [.E13] * [.AD13] * SIN( [.S13] ) )" office:value-type="float" office:value="-5292.22612524228">
            <text:p>-5292,2261252423</text:p>
          </table:table-cell>
          <table:table-cell table:style-name="ce142" table:formula="of:= - ( ( 2 * [.P13] ) / ( ( ( [.M13] ) ^ 2 ) * [.AG13] * [.I13] ) )" office:value-type="float" office:value="0.111963971670584">
            <text:p>0,1119639717</text:p>
          </table:table-cell>
          <table:table-cell table:style-name="ce147" table:formula="of:= ( ( 2 * [.L13] ) / ( ( ( [.M13] ) ^ 2 ) * [.AG13] * [.I13] ) )" office:value-type="float" office:value="7837.30044591146">
            <text:p>7837,3004459115</text:p>
          </table:table-cell>
          <table:table-cell table:style-name="ce116" table:formula="of:=ASIN( - ( [.N13] / [.M13] ) )" office:value-type="float" office:value="0.146499716476628">
            <text:p>0,1464997165</text:p>
          </table:table-cell>
          <table:table-cell table:style-name="ce116" table:formula="of:=[.S13] * ( 180 / 3.14159265359 )" office:value-type="float" office:value="8.39381545397339">
            <text:p>8,393815454</text:p>
          </table:table-cell>
          <table:table-cell table:style-name="ce111" table:formula="of:=0*[.F13]+5.7" office:value-type="float" office:value="5.7">
            <text:p>5,7</text:p>
          </table:table-cell>
          <table:table-cell table:style-name="ce153" table:formula="of:=0*[.F13]-0.8" office:value-type="float" office:value="-0.8">
            <text:p>-0,8</text:p>
          </table:table-cell>
          <table:table-cell table:style-name="ce112"/>
          <table:table-cell table:style-name="ce112" table:formula="of:=[.X12]" office:value-type="float" office:value="0">
            <text:p>0</text:p>
          </table:table-cell>
          <table:table-cell table:style-name="ce112" table:formula="of:=[.Y12]" office:value-type="float" office:value="-0.0065">
            <text:p>-0,0065</text:p>
          </table:table-cell>
          <table:table-cell table:style-name="ce112" table:formula="of:=[.Z12]" office:value-type="float" office:value="101325">
            <text:p>101325</text:p>
          </table:table-cell>
          <table:table-cell table:style-name="ce112" table:formula="of:=[.AA12]" office:value-type="float" office:value="1.225">
            <text:p>1,225</text:p>
          </table:table-cell>
          <table:table-cell table:style-name="ce112" table:formula="of:=[.AB12]" office:value-type="float" office:value="288.15">
            <text:p>288,15</text:p>
          </table:table-cell>
          <table:table-cell table:style-name="ce112" table:formula="of:=[.AC12]" office:value-type="float" office:value="1.235">
            <text:p>1,235</text:p>
          </table:table-cell>
          <table:table-cell table:style-name="ce112" table:formula="of:=[.AD12]" office:value-type="float" office:value="9.81">
            <text:p>9,81</text:p>
          </table:table-cell>
          <table:table-cell table:style-name="ce112" table:formula="of:=[.AE12]" office:value-type="float" office:value="293.15">
            <text:p>293,15</text:p>
          </table:table-cell>
          <table:table-cell table:style-name="ce112" table:formula="of:=[.AF12]" office:value-type="float" office:value="100600">
            <text:p>100600</text:p>
          </table:table-cell>
          <table:table-cell table:style-name="ce112" table:formula="of:=[.AG12]" office:value-type="float" office:value="28">
            <text:p>28</text:p>
          </table:table-cell>
          <table:table-cell table:style-name="ce112" table:number-columns-repeated="991"/>
        </table:table-row>
        <table:table-row table:style-name="ro1">
          <table:table-cell table:style-name="ce100" office:value-type="float" office:value="8">
            <text:p>8</text:p>
          </table:table-cell>
          <table:table-cell office:value-type="float" office:value="1663">
            <text:p>1663</text:p>
          </table:table-cell>
          <table:table-cell table:formula="of:=[.A14]+273.15" office:value-type="float" office:value="281.15">
            <text:p>281,15</text:p>
          </table:table-cell>
          <table:table-cell table:style-name="ce12" table:formula="of:=[.D13]" office:value-type="float" office:value="52">
            <text:p>52</text:p>
          </table:table-cell>
          <table:table-cell table:style-name="ce12" table:formula="of:=[.E13]-0.38095" office:value-type="float" office:value="3695.2381">
            <text:p>3695,2381</text:p>
          </table:table-cell>
          <table:table-cell table:style-name="ce118" table:formula="of:=[.F13]+11.42857" office:value-type="float" office:value="22.85714">
            <text:p>22,85714</text:p>
          </table:table-cell>
          <table:table-cell table:formula="of:=[.AB14]+([.B14]*[.Y14])" office:value-type="float" office:value="277.3405">
            <text:p>277,3405</text:p>
          </table:table-cell>
          <table:table-cell table:formula="of:=[.AA14] * ( ( 1 + ( [.Y14] * ( [.B14] / [.AB14] ) ) ) ^ 4.256 )" office:value-type="float" office:value="1.04103134311534">
            <text:p>1,0410313431</text:p>
          </table:table-cell>
          <table:table-cell table:formula="of:=( [.H14] * [.G14] ) / [.C14]" office:value-type="float" office:value="1.02692567389393">
            <text:p>1,0269256739</text:p>
          </table:table-cell>
          <table:table-cell table:formula="of:=[.Z14] * ( ( 1+ ( [.Y14] * ( [.B14] / [.AB14] ) ) ) ^ 5.256 )" office:value-type="float" office:value="82877.9498334929">
            <text:p>82877,9498334929</text:p>
          </table:table-cell>
          <table:table-cell table:formula="of:=[.K13] + ([.B14]-[.B13])" office:value-type="float" office:value="-254">
            <text:p>-254</text:p>
          </table:table-cell>
          <table:table-cell table:formula="of:= [.E14] * [.AD14] * COS( [.S14] )" office:value-type="float" office:value="35549.4450930006">
            <text:p>35549,4450930006</text:p>
          </table:table-cell>
          <table:table-cell table:style-name="ce123" table:formula="of:=-0.02*[.F14]+58.05" office:value-type="float" office:value="57.5928572">
            <text:p>57,5928572</text:p>
          </table:table-cell>
          <table:table-cell table:style-name="ce129" table:formula="of:= ( [.K14] / [.F14] ) * ( ( ( [.C13] + [.C14] ) / 2 ) / ( ( [.G13] + [.G14] ) / 2 ) )" office:value-type="float" office:value="-11.2701123548082">
            <text:p>-11,2701123548</text:p>
          </table:table-cell>
          <table:table-cell table:style-name="ce123" table:formula="of:=0.01*[.F14]+15.55" office:value-type="float" office:value="15.7785714">
            <text:p>15,7785714</text:p>
          </table:table-cell>
          <table:table-cell table:style-name="ce138" table:formula="of:= - ( [.E14] * [.AD14] * SIN( [.S14] ) )" office:value-type="float" office:value="-7093.67121692957">
            <text:p>-7093,6712169296</text:p>
          </table:table-cell>
          <table:table-cell table:style-name="ce143" table:formula="of:= - ( ( 2 * [.P14] ) / ( ( ( [.M14] ) ^ 2 ) * [.AG14] * [.I14] ) )" office:value-type="float" office:value="0.148753351398603">
            <text:p>0,1487533514</text:p>
          </table:table-cell>
          <table:table-cell table:style-name="ce148" table:formula="of:= ( ( 2 * [.L14] ) / ( ( ( [.M14] ) ^ 2 ) * [.AG14] * [.I14] ) )" office:value-type="float" office:value="0.745467182821221">
            <text:p>0,7454671828</text:p>
          </table:table-cell>
          <table:table-cell table:style-name="ce118" table:formula="of:=ASIN( - ( [.N14] / [.M14] ) )" office:value-type="float" office:value="0.196956863627311">
            <text:p>0,1969568636</text:p>
          </table:table-cell>
          <table:table-cell table:style-name="ce118" table:formula="of:=[.S14] * ( 180 / 3.14159265359 )" office:value-type="float" office:value="11.2847970319779">
            <text:p>11,284797032</text:p>
          </table:table-cell>
          <table:table-cell table:style-name="ce151" table:formula="of:=0*[.F14]+5.7" office:value-type="float" office:value="5.7">
            <text:p>5,7</text:p>
          </table:table-cell>
          <table:table-cell table:style-name="ce154" table:formula="of:=0*[.F14]-0.8" office:value-type="float" office:value="-0.8">
            <text:p>-0,8</text:p>
          </table:table-cell>
          <table:table-cell/>
          <table:table-cell table:formula="of:=[.X13]" office:value-type="float" office:value="0">
            <text:p>0</text:p>
          </table:table-cell>
          <table:table-cell table:formula="of:=[.Y13]" office:value-type="float" office:value="-0.0065">
            <text:p>-0,0065</text:p>
          </table:table-cell>
          <table:table-cell table:formula="of:=[.Z13]" office:value-type="float" office:value="101325">
            <text:p>101325</text:p>
          </table:table-cell>
          <table:table-cell table:formula="of:=[.AA13]" office:value-type="float" office:value="1.225">
            <text:p>1,225</text:p>
          </table:table-cell>
          <table:table-cell table:formula="of:=[.AB13]" office:value-type="float" office:value="288.15">
            <text:p>288,15</text:p>
          </table:table-cell>
          <table:table-cell table:formula="of:=[.AC13]" office:value-type="float" office:value="1.235">
            <text:p>1,235</text:p>
          </table:table-cell>
          <table:table-cell table:formula="of:=[.AD13]" office:value-type="float" office:value="9.81">
            <text:p>9,81</text:p>
          </table:table-cell>
          <table:table-cell table:formula="of:=[.AE13]" office:value-type="float" office:value="293.15">
            <text:p>293,15</text:p>
          </table:table-cell>
          <table:table-cell table:formula="of:=[.AF13]" office:value-type="float" office:value="100600">
            <text:p>100600</text:p>
          </table:table-cell>
          <table:table-cell table:formula="of:=[.AG13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5">
            <text:p>8,5</text:p>
          </table:table-cell>
          <table:table-cell office:value-type="float" office:value="1585">
            <text:p>1585</text:p>
          </table:table-cell>
          <table:table-cell table:formula="of:=[.A15]+273.15" office:value-type="float" office:value="281.65">
            <text:p>281,65</text:p>
          </table:table-cell>
          <table:table-cell table:style-name="ce12" table:formula="of:=[.D14]" office:value-type="float" office:value="52">
            <text:p>52</text:p>
          </table:table-cell>
          <table:table-cell table:style-name="ce12" table:formula="of:=[.E14]-0.38095" office:value-type="float" office:value="3694.85715">
            <text:p>3694,85715</text:p>
          </table:table-cell>
          <table:table-cell table:style-name="ce118" table:formula="of:=[.F14]+11.42857" office:value-type="float" office:value="34.28571">
            <text:p>34,28571</text:p>
          </table:table-cell>
          <table:table-cell table:formula="of:=[.AB15]+([.B15]*[.Y15])" office:value-type="float" office:value="277.8475">
            <text:p>277,8475</text:p>
          </table:table-cell>
          <table:table-cell table:formula="of:=[.AA15] * ( ( 1 + ( [.Y15] * ( [.B15] / [.AB15] ) ) ) ^ 4.256 )" office:value-type="float" office:value="1.04915501644633">
            <text:p>1,0491550164</text:p>
          </table:table-cell>
          <table:table-cell table:formula="of:=( [.H15] * [.G15] ) / [.C15]" office:value-type="float" office:value="1.0349905855923">
            <text:p>1,0349905856</text:p>
          </table:table-cell>
          <table:table-cell table:formula="of:=[.Z15] * ( ( 1+ ( [.Y15] * ( [.B15] / [.AB15] ) ) ) ^ 5.256 )" office:value-type="float" office:value="83677.3763625935">
            <text:p>83677,3763625935</text:p>
          </table:table-cell>
          <table:table-cell table:formula="of:=[.K14] + ([.B15]-[.B14])" office:value-type="float" office:value="-332">
            <text:p>-332</text:p>
          </table:table-cell>
          <table:table-cell table:formula="of:= [.E15] * [.AD15] * COS( [.S15] )" office:value-type="float" office:value="35711.9275493513">
            <text:p>35711,9275493513</text:p>
          </table:table-cell>
          <table:table-cell table:style-name="ce123" table:formula="of:=-0.02*[.F15]+58.05" office:value-type="float" office:value="57.3642858">
            <text:p>57,3642858</text:p>
          </table:table-cell>
          <table:table-cell table:style-name="ce129" table:formula="of:= ( [.K15] / [.F15] ) * ( ( ( [.C14] + [.C15] ) / 2 ) / ( ( [.G14] + [.G15] ) / 2 ) )" office:value-type="float" office:value="-9.81609955766801">
            <text:p>-9,8160995577</text:p>
          </table:table-cell>
          <table:table-cell table:style-name="ce123" table:formula="of:=0.01*[.F15]+15.55" office:value-type="float" office:value="15.8928571">
            <text:p>15,8928571</text:p>
          </table:table-cell>
          <table:table-cell table:style-name="ce138" table:formula="of:= - ( [.E15] * [.AD15] * SIN( [.S15] ) )" office:value-type="float" office:value="-6202.46073187963">
            <text:p>-6202,4607318796</text:p>
          </table:table-cell>
          <table:table-cell table:style-name="ce143" table:formula="of:= - ( ( 2 * [.P15] ) / ( ( ( [.M15] ) ^ 2 ) * [.AG15] * [.I15] ) )" office:value-type="float" office:value="0.130081760686564">
            <text:p>0,1300817607</text:p>
          </table:table-cell>
          <table:table-cell table:style-name="ce148" table:formula="of:= ( ( 2 * [.L15] ) / ( ( ( [.M15] ) ^ 2 ) * [.AG15] * [.I15] ) )" office:value-type="float" office:value="0.748972160235318">
            <text:p>0,7489721602</text:p>
          </table:table-cell>
          <table:table-cell table:style-name="ce118" table:formula="of:=ASIN( - ( [.N15] / [.M15] ) )" office:value-type="float" office:value="0.171964961373923">
            <text:p>0,1719649614</text:p>
          </table:table-cell>
          <table:table-cell table:style-name="ce118" table:formula="of:=[.S15] * ( 180 / 3.14159265359 )" office:value-type="float" office:value="9.85286651085536">
            <text:p>9,8528665109</text:p>
          </table:table-cell>
          <table:table-cell table:style-name="ce151" table:formula="of:=0*[.F15]+5.7" office:value-type="float" office:value="5.7">
            <text:p>5,7</text:p>
          </table:table-cell>
          <table:table-cell table:style-name="ce154" table:formula="of:=0*[.F15]-0.8" office:value-type="float" office:value="-0.8">
            <text:p>-0,8</text:p>
          </table:table-cell>
          <table:table-cell/>
          <table:table-cell table:formula="of:=[.X14]" office:value-type="float" office:value="0">
            <text:p>0</text:p>
          </table:table-cell>
          <table:table-cell table:formula="of:=[.Y14]" office:value-type="float" office:value="-0.0065">
            <text:p>-0,0065</text:p>
          </table:table-cell>
          <table:table-cell table:formula="of:=[.Z14]" office:value-type="float" office:value="101325">
            <text:p>101325</text:p>
          </table:table-cell>
          <table:table-cell table:formula="of:=[.AA14]" office:value-type="float" office:value="1.225">
            <text:p>1,225</text:p>
          </table:table-cell>
          <table:table-cell table:formula="of:=[.AB14]" office:value-type="float" office:value="288.15">
            <text:p>288,15</text:p>
          </table:table-cell>
          <table:table-cell table:formula="of:=[.AC14]" office:value-type="float" office:value="1.235">
            <text:p>1,235</text:p>
          </table:table-cell>
          <table:table-cell table:formula="of:=[.AD14]" office:value-type="float" office:value="9.81">
            <text:p>9,81</text:p>
          </table:table-cell>
          <table:table-cell table:formula="of:=[.AE14]" office:value-type="float" office:value="293.15">
            <text:p>293,15</text:p>
          </table:table-cell>
          <table:table-cell table:formula="of:=[.AF14]" office:value-type="float" office:value="100600">
            <text:p>100600</text:p>
          </table:table-cell>
          <table:table-cell table:formula="of:=[.AG14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6">
            <text:p>8,6</text:p>
          </table:table-cell>
          <table:table-cell office:value-type="float" office:value="1482">
            <text:p>1482</text:p>
          </table:table-cell>
          <table:table-cell table:formula="of:=[.A16]+273.15" office:value-type="float" office:value="281.75">
            <text:p>281,75</text:p>
          </table:table-cell>
          <table:table-cell table:style-name="ce12" table:formula="of:=[.D15]" office:value-type="float" office:value="52">
            <text:p>52</text:p>
          </table:table-cell>
          <table:table-cell table:style-name="ce12" table:formula="of:=[.E15]-0.38095" office:value-type="float" office:value="3694.4762">
            <text:p>3694,4762</text:p>
          </table:table-cell>
          <table:table-cell table:style-name="ce118" table:formula="of:=[.F15]+11.42857" office:value-type="float" office:value="45.71428">
            <text:p>45,71428</text:p>
          </table:table-cell>
          <table:table-cell table:formula="of:=[.AB16]+([.B16]*[.Y16])" office:value-type="float" office:value="278.517">
            <text:p>278,517</text:p>
          </table:table-cell>
          <table:table-cell table:formula="of:=[.AA16] * ( ( 1 + ( [.Y16] * ( [.B16] / [.AB16] ) ) ) ^ 4.256 )" office:value-type="float" office:value="1.05995663340841">
            <text:p>1,0599566334</text:p>
          </table:table-cell>
          <table:table-cell table:formula="of:=( [.H16] * [.G16] ) / [.C16]" office:value-type="float" office:value="1.04779393670633">
            <text:p>1,0477939367</text:p>
          </table:table-cell>
          <table:table-cell table:formula="of:=[.Z16] * ( ( 1+ ( [.Y16] * ( [.B16] / [.AB16] ) ) ) ^ 5.256 )" office:value-type="float" office:value="84742.5845790627">
            <text:p>84742,5845790627</text:p>
          </table:table-cell>
          <table:table-cell table:formula="of:=[.K15] + ([.B16]-[.B15])" office:value-type="float" office:value="-435">
            <text:p>-435</text:p>
          </table:table-cell>
          <table:table-cell table:formula="of:= [.E16] * [.AD16] * COS( [.S16] )" office:value-type="float" office:value="35723.6675802596">
            <text:p>35723,6675802596</text:p>
          </table:table-cell>
          <table:table-cell table:style-name="ce123" table:formula="of:=-0.02*[.F16]+58.05" office:value-type="float" office:value="57.1357144">
            <text:p>57,1357144</text:p>
          </table:table-cell>
          <table:table-cell table:style-name="ce129" table:formula="of:= ( [.K16] / [.F16] ) * ( ( ( [.C15] + [.C16] ) / 2 ) / ( ( [.G15] + [.G16] ) / 2 ) )" office:value-type="float" office:value="-9.6359559158393">
            <text:p>-9,6359559158</text:p>
          </table:table-cell>
          <table:table-cell table:style-name="ce123" table:formula="of:=0.01*[.F16]+15.55" office:value-type="float" office:value="16.0071428">
            <text:p>16,0071428</text:p>
          </table:table-cell>
          <table:table-cell table:style-name="ce138" table:formula="of:= - ( [.E16] * [.AD16] * SIN( [.S16] ) )" office:value-type="float" office:value="-6112.36137955885">
            <text:p>-6112,3613795589</text:p>
          </table:table-cell>
          <table:table-cell table:style-name="ce143" table:formula="of:= - ( ( 2 * [.P16] ) / ( ( ( [.M16] ) ^ 2 ) * [.AG16] * [.I16] ) )" office:value-type="float" office:value="0.127640877850583">
            <text:p>0,1276408779</text:p>
          </table:table-cell>
          <table:table-cell table:style-name="ce148" table:formula="of:= ( ( 2 * [.L16] ) / ( ( ( [.M16] ) ^ 2 ) * [.AG16] * [.I16] ) )" office:value-type="float" office:value="0.745996515395145">
            <text:p>0,7459965154</text:p>
          </table:table-cell>
          <table:table-cell table:style-name="ce118" table:formula="of:=ASIN( - ( [.N16] / [.M16] ) )" office:value-type="float" office:value="0.169460203745079">
            <text:p>0,1694602037</text:p>
          </table:table-cell>
          <table:table-cell table:style-name="ce118" table:formula="of:=[.S16] * ( 180 / 3.14159265359 )" office:value-type="float" office:value="9.70935447001942">
            <text:p>9,70935447</text:p>
          </table:table-cell>
          <table:table-cell table:style-name="ce151" table:formula="of:=0*[.F16]+5.7" office:value-type="float" office:value="5.7">
            <text:p>5,7</text:p>
          </table:table-cell>
          <table:table-cell table:style-name="ce154" table:formula="of:=0*[.F16]-0.8" office:value-type="float" office:value="-0.8">
            <text:p>-0,8</text:p>
          </table:table-cell>
          <table:table-cell/>
          <table:table-cell table:formula="of:=[.X15]" office:value-type="float" office:value="0">
            <text:p>0</text:p>
          </table:table-cell>
          <table:table-cell table:formula="of:=[.Y15]" office:value-type="float" office:value="-0.0065">
            <text:p>-0,0065</text:p>
          </table:table-cell>
          <table:table-cell table:formula="of:=[.Z15]" office:value-type="float" office:value="101325">
            <text:p>101325</text:p>
          </table:table-cell>
          <table:table-cell table:formula="of:=[.AA15]" office:value-type="float" office:value="1.225">
            <text:p>1,225</text:p>
          </table:table-cell>
          <table:table-cell table:formula="of:=[.AB15]" office:value-type="float" office:value="288.15">
            <text:p>288,15</text:p>
          </table:table-cell>
          <table:table-cell table:formula="of:=[.AC15]" office:value-type="float" office:value="1.235">
            <text:p>1,235</text:p>
          </table:table-cell>
          <table:table-cell table:formula="of:=[.AD15]" office:value-type="float" office:value="9.81">
            <text:p>9,81</text:p>
          </table:table-cell>
          <table:table-cell table:formula="of:=[.AE15]" office:value-type="float" office:value="293.15">
            <text:p>293,15</text:p>
          </table:table-cell>
          <table:table-cell table:formula="of:=[.AF15]" office:value-type="float" office:value="100600">
            <text:p>100600</text:p>
          </table:table-cell>
          <table:table-cell table:formula="of:=[.AG15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9.4">
            <text:p>9,4</text:p>
          </table:table-cell>
          <table:table-cell office:value-type="float" office:value="1382">
            <text:p>1382</text:p>
          </table:table-cell>
          <table:table-cell table:formula="of:=[.A17]+273.15" office:value-type="float" office:value="282.55">
            <text:p>282,55</text:p>
          </table:table-cell>
          <table:table-cell table:style-name="ce12" table:formula="of:=[.D16]" office:value-type="float" office:value="52">
            <text:p>52</text:p>
          </table:table-cell>
          <table:table-cell table:style-name="ce12" table:formula="of:=[.E16]-0.38095" office:value-type="float" office:value="3694.09525">
            <text:p>3694,09525</text:p>
          </table:table-cell>
          <table:table-cell table:style-name="ce118" table:formula="of:=[.F16]+11.42857" office:value-type="float" office:value="57.14285">
            <text:p>57,14285</text:p>
          </table:table-cell>
          <table:table-cell table:formula="of:=[.AB17]+([.B17]*[.Y17])" office:value-type="float" office:value="279.167">
            <text:p>279,167</text:p>
          </table:table-cell>
          <table:table-cell table:formula="of:=[.AA17] * ( ( 1 + ( [.Y17] * ( [.B17] / [.AB17] ) ) ) ^ 4.256 )" office:value-type="float" office:value="1.07052483738774">
            <text:p>1,0705248374</text:p>
          </table:table-cell>
          <table:table-cell table:formula="of:=( [.H17] * [.G17] ) / [.C17]" office:value-type="float" office:value="1.05770733420287">
            <text:p>1,0577073342</text:p>
          </table:table-cell>
          <table:table-cell table:formula="of:=[.Z17] * ( ( 1+ ( [.Y17] * ( [.B17] / [.AB17] ) ) ) ^ 5.256 )" office:value-type="float" office:value="85787.2462331394">
            <text:p>85787,2462331394</text:p>
          </table:table-cell>
          <table:table-cell table:formula="of:=[.K16] + ([.B17]-[.B16])" office:value-type="float" office:value="-535">
            <text:p>-535</text:p>
          </table:table-cell>
          <table:table-cell table:formula="of:= [.E17] * [.AD17] * COS( [.S17] )" office:value-type="float" office:value="35733.3874233663">
            <text:p>35733,3874233663</text:p>
          </table:table-cell>
          <table:table-cell table:style-name="ce123" table:formula="of:=-0.02*[.F17]+58.05" office:value-type="float" office:value="56.907143">
            <text:p>56,907143</text:p>
          </table:table-cell>
          <table:table-cell table:style-name="ce129" table:formula="of:= ( [.K17] / [.F17] ) * ( ( ( [.C16] + [.C17] ) / 2 ) / ( ( [.G16] + [.G17] ) / 2 ) )" office:value-type="float" office:value="-9.47357179048964">
            <text:p>-9,4735717905</text:p>
          </table:table-cell>
          <table:table-cell table:style-name="ce123" table:formula="of:=0.01*[.F17]+15.55" office:value-type="float" office:value="16.1214285">
            <text:p>16,1214285</text:p>
          </table:table-cell>
          <table:table-cell table:style-name="ce138" table:formula="of:= - ( [.E17] * [.AD17] * SIN( [.S17] ) )" office:value-type="float" office:value="-6032.87135628966">
            <text:p>-6032,8713562897</text:p>
          </table:table-cell>
          <table:table-cell table:style-name="ce143" table:formula="of:= - ( ( 2 * [.P17] ) / ( ( ( [.M17] ) ^ 2 ) * [.AG17] * [.I17] ) )" office:value-type="float" office:value="0.125804723624345">
            <text:p>0,1258047236</text:p>
          </table:table-cell>
          <table:table-cell table:style-name="ce148" table:formula="of:= ( ( 2 * [.L17] ) / ( ( ( [.M17] ) ^ 2 ) * [.AG17] * [.I17] ) )" office:value-type="float" office:value="0.745155774666316">
            <text:p>0,7451557747</text:p>
          </table:table-cell>
          <table:table-cell table:style-name="ce118" table:formula="of:=ASIN( - ( [.N17] / [.M17] ) )" office:value-type="float" office:value="0.167252897824333">
            <text:p>0,1672528978</text:p>
          </table:table-cell>
          <table:table-cell table:style-name="ce118" table:formula="of:=[.S17] * ( 180 / 3.14159265359 )" office:value-type="float" office:value="9.58288515666646">
            <text:p>9,5828851567</text:p>
          </table:table-cell>
          <table:table-cell table:style-name="ce151" table:formula="of:=0*[.F17]+5.7" office:value-type="float" office:value="5.7">
            <text:p>5,7</text:p>
          </table:table-cell>
          <table:table-cell table:style-name="ce154" table:formula="of:=0*[.F17]-0.8" office:value-type="float" office:value="-0.8">
            <text:p>-0,8</text:p>
          </table:table-cell>
          <table:table-cell/>
          <table:table-cell table:formula="of:=[.X16]" office:value-type="float" office:value="0">
            <text:p>0</text:p>
          </table:table-cell>
          <table:table-cell table:formula="of:=[.Y16]" office:value-type="float" office:value="-0.0065">
            <text:p>-0,0065</text:p>
          </table:table-cell>
          <table:table-cell table:formula="of:=[.Z16]" office:value-type="float" office:value="101325">
            <text:p>101325</text:p>
          </table:table-cell>
          <table:table-cell table:formula="of:=[.AA16]" office:value-type="float" office:value="1.225">
            <text:p>1,225</text:p>
          </table:table-cell>
          <table:table-cell table:formula="of:=[.AB16]" office:value-type="float" office:value="288.15">
            <text:p>288,15</text:p>
          </table:table-cell>
          <table:table-cell table:formula="of:=[.AC16]" office:value-type="float" office:value="1.235">
            <text:p>1,235</text:p>
          </table:table-cell>
          <table:table-cell table:formula="of:=[.AD16]" office:value-type="float" office:value="9.81">
            <text:p>9,81</text:p>
          </table:table-cell>
          <table:table-cell table:formula="of:=[.AE16]" office:value-type="float" office:value="293.15">
            <text:p>293,15</text:p>
          </table:table-cell>
          <table:table-cell table:formula="of:=[.AF16]" office:value-type="float" office:value="100600">
            <text:p>100600</text:p>
          </table:table-cell>
          <table:table-cell table:formula="of:=[.AG16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9.8">
            <text:p>9,8</text:p>
          </table:table-cell>
          <table:table-cell office:value-type="float" office:value="1328">
            <text:p>1328</text:p>
          </table:table-cell>
          <table:table-cell table:formula="of:=[.A18]+273.15" office:value-type="float" office:value="282.95">
            <text:p>282,95</text:p>
          </table:table-cell>
          <table:table-cell table:style-name="ce12" table:formula="of:=[.D17]" office:value-type="float" office:value="52">
            <text:p>52</text:p>
          </table:table-cell>
          <table:table-cell table:style-name="ce12" table:formula="of:=[.E17]-0.38095" office:value-type="float" office:value="3693.7143">
            <text:p>3693,7143</text:p>
          </table:table-cell>
          <table:table-cell table:style-name="ce118" table:formula="of:=[.F17]+11.42857" office:value-type="float" office:value="68.57142">
            <text:p>68,57142</text:p>
          </table:table-cell>
          <table:table-cell table:formula="of:=[.AB18]+([.B18]*[.Y18])" office:value-type="float" office:value="279.518">
            <text:p>279,518</text:p>
          </table:table-cell>
          <table:table-cell table:formula="of:=[.AA18] * ( ( 1 + ( [.Y18] * ( [.B18] / [.AB18] ) ) ) ^ 4.256 )" office:value-type="float" office:value="1.07626508059947">
            <text:p>1,0762650806</text:p>
          </table:table-cell>
          <table:table-cell table:formula="of:=( [.H18] * [.G18] ) / [.C18]" office:value-type="float" office:value="1.06321068315605">
            <text:p>1,0632106832</text:p>
          </table:table-cell>
          <table:table-cell table:formula="of:=[.Z18] * ( ( 1+ ( [.Y18] * ( [.B18] / [.AB18] ) ) ) ^ 5.256 )" office:value-type="float" office:value="86355.6842718937">
            <text:p>86355,6842718937</text:p>
          </table:table-cell>
          <table:table-cell table:formula="of:=[.K17] + ([.B18]-[.B17])" office:value-type="float" office:value="-589">
            <text:p>-589</text:p>
          </table:table-cell>
          <table:table-cell table:formula="of:= [.E18] * [.AD18] * COS( [.S18] )" office:value-type="float" office:value="35806.4751592302">
            <text:p>35806,4751592302</text:p>
          </table:table-cell>
          <table:table-cell table:style-name="ce123" table:formula="of:=-0.02*[.F18]+58.05" office:value-type="float" office:value="56.6785716">
            <text:p>56,6785716</text:p>
          </table:table-cell>
          <table:table-cell table:style-name="ce129" table:formula="of:= ( [.K18] / [.F18] ) * ( ( ( [.C17] + [.C18] ) / 2 ) / ( ( [.G17] + [.G18] ) / 2 ) )" office:value-type="float" office:value="-8.69436262326042">
            <text:p>-8,6943626233</text:p>
          </table:table-cell>
          <table:table-cell table:style-name="ce123" table:formula="of:=0.01*[.F18]+15.55" office:value-type="float" office:value="16.2357142">
            <text:p>16,2357142</text:p>
          </table:table-cell>
          <table:table-cell table:style-name="ce138" table:formula="of:= - ( [.E18] * [.AD18] * SIN( [.S18] ) )" office:value-type="float" office:value="-5558.41746220983">
            <text:p>-5558,4174622098</text:p>
          </table:table-cell>
          <table:table-cell table:style-name="ce143" table:formula="of:= - ( ( 2 * [.P18] ) / ( ( ( [.M18] ) ^ 2 ) * [.AG18] * [.I18] ) )" office:value-type="float" office:value="0.116242783342332">
            <text:p>0,1162427833</text:p>
          </table:table-cell>
          <table:table-cell table:style-name="ce148" table:formula="of:= ( ( 2 * [.L18] ) / ( ( ( [.M18] ) ^ 2 ) * [.AG18] * [.I18] ) )" office:value-type="float" office:value="0.748818231535317">
            <text:p>0,7488182315</text:p>
          </table:table-cell>
          <table:table-cell table:style-name="ce118" table:formula="of:=ASIN( - ( [.N18] / [.M18] ) )" office:value-type="float" office:value="0.154005759199046">
            <text:p>0,1540057592</text:p>
          </table:table-cell>
          <table:table-cell table:style-name="ce118" table:formula="of:=[.S18] * ( 180 / 3.14159265359 )" office:value-type="float" office:value="8.82388002281278">
            <text:p>8,8238800228</text:p>
          </table:table-cell>
          <table:table-cell table:style-name="ce151" table:formula="of:=0*[.F18]+5.7" office:value-type="float" office:value="5.7">
            <text:p>5,7</text:p>
          </table:table-cell>
          <table:table-cell table:style-name="ce154" table:formula="of:=0*[.F18]-0.8" office:value-type="float" office:value="-0.8">
            <text:p>-0,8</text:p>
          </table:table-cell>
          <table:table-cell/>
          <table:table-cell table:formula="of:=[.X17]" office:value-type="float" office:value="0">
            <text:p>0</text:p>
          </table:table-cell>
          <table:table-cell table:formula="of:=[.Y17]" office:value-type="float" office:value="-0.0065">
            <text:p>-0,0065</text:p>
          </table:table-cell>
          <table:table-cell table:formula="of:=[.Z17]" office:value-type="float" office:value="101325">
            <text:p>101325</text:p>
          </table:table-cell>
          <table:table-cell table:formula="of:=[.AA17]" office:value-type="float" office:value="1.225">
            <text:p>1,225</text:p>
          </table:table-cell>
          <table:table-cell table:formula="of:=[.AB17]" office:value-type="float" office:value="288.15">
            <text:p>288,15</text:p>
          </table:table-cell>
          <table:table-cell table:formula="of:=[.AC17]" office:value-type="float" office:value="1.235">
            <text:p>1,235</text:p>
          </table:table-cell>
          <table:table-cell table:formula="of:=[.AD17]" office:value-type="float" office:value="9.81">
            <text:p>9,81</text:p>
          </table:table-cell>
          <table:table-cell table:formula="of:=[.AE17]" office:value-type="float" office:value="293.15">
            <text:p>293,15</text:p>
          </table:table-cell>
          <table:table-cell table:formula="of:=[.AF17]" office:value-type="float" office:value="100600">
            <text:p>100600</text:p>
          </table:table-cell>
          <table:table-cell table:formula="of:=[.AG17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0.4">
            <text:p>10,4</text:p>
          </table:table-cell>
          <table:table-cell office:value-type="float" office:value="1255">
            <text:p>1255</text:p>
          </table:table-cell>
          <table:table-cell table:formula="of:=[.A19]+273.15" office:value-type="float" office:value="283.55">
            <text:p>283,55</text:p>
          </table:table-cell>
          <table:table-cell table:style-name="ce12" table:formula="of:=[.D18]" office:value-type="float" office:value="52">
            <text:p>52</text:p>
          </table:table-cell>
          <table:table-cell table:style-name="ce12" table:formula="of:=[.E18]-0.38095" office:value-type="float" office:value="3693.33335">
            <text:p>3693,33335</text:p>
          </table:table-cell>
          <table:table-cell table:style-name="ce118" table:formula="of:=[.F18]+11.42857" office:value-type="float" office:value="79.99999">
            <text:p>79,99999</text:p>
          </table:table-cell>
          <table:table-cell table:formula="of:=[.AB19]+([.B19]*[.Y19])" office:value-type="float" office:value="279.9925">
            <text:p>279,9925</text:p>
          </table:table-cell>
          <table:table-cell table:formula="of:=[.AA19] * ( ( 1 + ( [.Y19] * ( [.B19] / [.AB19] ) ) ) ^ 4.256 )" office:value-type="float" office:value="1.08406243745784">
            <text:p>1,0840624375</text:p>
          </table:table-cell>
          <table:table-cell table:formula="of:=( [.H19] * [.G19] ) / [.C19]" office:value-type="float" office:value="1.07046147776376">
            <text:p>1,0704614778</text:p>
          </table:table-cell>
          <table:table-cell table:formula="of:=[.Z19] * ( ( 1+ ( [.Y19] * ( [.B19] / [.AB19] ) ) ) ^ 5.256 )" office:value-type="float" office:value="87128.9729156592">
            <text:p>87128,9729156592</text:p>
          </table:table-cell>
          <table:table-cell table:formula="of:=[.K18] + ([.B19]-[.B18])" office:value-type="float" office:value="-662">
            <text:p>-662</text:p>
          </table:table-cell>
          <table:table-cell table:formula="of:= [.E19] * [.AD19] * COS( [.S19] )" office:value-type="float" office:value="35830.3078537111">
            <text:p>35830,3078537111</text:p>
          </table:table-cell>
          <table:table-cell table:style-name="ce123" table:formula="of:=-0.02*[.F19]+58.05" office:value-type="float" office:value="56.4500002">
            <text:p>56,4500002</text:p>
          </table:table-cell>
          <table:table-cell table:style-name="ce129" table:formula="of:= ( [.K19] / [.F19] ) * ( ( ( [.C18] + [.C19] ) / 2 ) / ( ( [.G18] + [.G19] ) / 2 ) )" office:value-type="float" office:value="-8.37837374986441">
            <text:p>-8,3783737499</text:p>
          </table:table-cell>
          <table:table-cell table:style-name="ce123" table:formula="of:=0.01*[.F19]+15.55" office:value-type="float" office:value="16.3499999">
            <text:p>16,3499999</text:p>
          </table:table-cell>
          <table:table-cell table:style-name="ce138" table:formula="of:= - ( [.E19] * [.AD19] * SIN( [.S19] ) )" office:value-type="float" office:value="-5377.53563596004">
            <text:p>-5377,53563596</text:p>
          </table:table-cell>
          <table:table-cell table:style-name="ce143" table:formula="of:= - ( ( 2 * [.P19] ) / ( ( ( [.M19] ) ^ 2 ) * [.AG19] * [.I19] ) )" office:value-type="float" office:value="0.112604649377239">
            <text:p>0,1126046494</text:p>
          </table:table-cell>
          <table:table-cell table:style-name="ce148" table:formula="of:= ( ( 2 * [.L19] ) / ( ( ( [.M19] ) ^ 2 ) * [.AG19] * [.I19] ) )" office:value-type="float" office:value="0.750280337700703">
            <text:p>0,7502803377</text:p>
          </table:table-cell>
          <table:table-cell table:style-name="ce118" table:formula="of:=ASIN( - ( [.N19] / [.M19] ) )" office:value-type="float" office:value="0.148971544436189">
            <text:p>0,1489715444</text:p>
          </table:table-cell>
          <table:table-cell table:style-name="ce118" table:formula="of:=[.S19] * ( 180 / 3.14159265359 )" office:value-type="float" office:value="8.53544076373866">
            <text:p>8,5354407637</text:p>
          </table:table-cell>
          <table:table-cell table:style-name="ce151" table:formula="of:=0*[.F19]+5.7" office:value-type="float" office:value="5.7">
            <text:p>5,7</text:p>
          </table:table-cell>
          <table:table-cell table:style-name="ce154" table:formula="of:=0*[.F19]-0.8" office:value-type="float" office:value="-0.8">
            <text:p>-0,8</text:p>
          </table:table-cell>
          <table:table-cell/>
          <table:table-cell table:formula="of:=[.X18]" office:value-type="float" office:value="0">
            <text:p>0</text:p>
          </table:table-cell>
          <table:table-cell table:formula="of:=[.Y18]" office:value-type="float" office:value="-0.0065">
            <text:p>-0,0065</text:p>
          </table:table-cell>
          <table:table-cell table:formula="of:=[.Z18]" office:value-type="float" office:value="101325">
            <text:p>101325</text:p>
          </table:table-cell>
          <table:table-cell table:formula="of:=[.AA18]" office:value-type="float" office:value="1.225">
            <text:p>1,225</text:p>
          </table:table-cell>
          <table:table-cell table:formula="of:=[.AB18]" office:value-type="float" office:value="288.15">
            <text:p>288,15</text:p>
          </table:table-cell>
          <table:table-cell table:formula="of:=[.AC18]" office:value-type="float" office:value="1.235">
            <text:p>1,235</text:p>
          </table:table-cell>
          <table:table-cell table:formula="of:=[.AD18]" office:value-type="float" office:value="9.81">
            <text:p>9,81</text:p>
          </table:table-cell>
          <table:table-cell table:formula="of:=[.AE18]" office:value-type="float" office:value="293.15">
            <text:p>293,15</text:p>
          </table:table-cell>
          <table:table-cell table:formula="of:=[.AF18]" office:value-type="float" office:value="100600">
            <text:p>100600</text:p>
          </table:table-cell>
          <table:table-cell table:formula="of:=[.AG18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">
            <text:p>11</text:p>
          </table:table-cell>
          <table:table-cell office:value-type="float" office:value="1182">
            <text:p>1182</text:p>
          </table:table-cell>
          <table:table-cell table:formula="of:=[.A20]+273.15" office:value-type="float" office:value="284.15">
            <text:p>284,15</text:p>
          </table:table-cell>
          <table:table-cell table:style-name="ce12" table:formula="of:=[.D19]" office:value-type="float" office:value="52">
            <text:p>52</text:p>
          </table:table-cell>
          <table:table-cell table:style-name="ce12" table:formula="of:=[.E19]-0.38095" office:value-type="float" office:value="3692.9524">
            <text:p>3692,9524</text:p>
          </table:table-cell>
          <table:table-cell table:style-name="ce118" table:formula="of:=[.F19]+11.42857" office:value-type="float" office:value="91.42856">
            <text:p>91,42856</text:p>
          </table:table-cell>
          <table:table-cell table:formula="of:=[.AB20]+([.B20]*[.Y20])" office:value-type="float" office:value="280.467">
            <text:p>280,467</text:p>
          </table:table-cell>
          <table:table-cell table:formula="of:=[.AA20] * ( ( 1 + ( [.Y20] * ( [.B20] / [.AB20] ) ) ) ^ 4.256 )" office:value-type="float" office:value="1.09190293829993">
            <text:p>1,0919029383</text:p>
          </table:table-cell>
          <table:table-cell table:formula="of:=( [.H20] * [.G20] ) / [.C20]" office:value-type="float" office:value="1.07775027765675">
            <text:p>1,0777502777</text:p>
          </table:table-cell>
          <table:table-cell table:formula="of:=[.Z20] * ( ( 1+ ( [.Y20] * ( [.B20] / [.AB20] ) ) ) ^ 5.256 )" office:value-type="float" office:value="87907.8591350637">
            <text:p>87907,8591350637</text:p>
          </table:table-cell>
          <table:table-cell table:formula="of:=[.K19] + ([.B20]-[.B19])" office:value-type="float" office:value="-735">
            <text:p>-735</text:p>
          </table:table-cell>
          <table:table-cell table:formula="of:= [.E20] * [.AD20] * COS( [.S20] )" office:value-type="float" office:value="35845.8616495431">
            <text:p>35845,8616495431</text:p>
          </table:table-cell>
          <table:table-cell table:style-name="ce123" table:formula="of:=-0.02*[.F20]+58.05" office:value-type="float" office:value="56.2214288">
            <text:p>56,2214288</text:p>
          </table:table-cell>
          <table:table-cell table:style-name="ce129" table:formula="of:= ( [.K20] / [.F20] ) * ( ( ( [.C19] + [.C20] ) / 2 ) / ( ( [.G19] + [.G20] ) / 2 ) )" office:value-type="float" office:value="-8.14291907215783">
            <text:p>-8,1429190722</text:p>
          </table:table-cell>
          <table:table-cell table:style-name="ce123" table:formula="of:=0.01*[.F20]+15.55" office:value-type="float" office:value="16.4642856">
            <text:p>16,4642856</text:p>
          </table:table-cell>
          <table:table-cell table:style-name="ce138" table:formula="of:= - ( [.E20] * [.AD20] * SIN( [.S20] ) )" office:value-type="float" office:value="-5247.11952757255">
            <text:p>-5247,1195275726</text:p>
          </table:table-cell>
          <table:table-cell table:style-name="ce143" table:formula="of:= - ( ( 2 * [.P20] ) / ( ( ( [.M20] ) ^ 2 ) * [.AG20] * [.I20] ) )" office:value-type="float" office:value="0.110019843117307">
            <text:p>0,1100198431</text:p>
          </table:table-cell>
          <table:table-cell table:style-name="ce148" table:formula="of:= ( ( 2 * [.L20] ) / ( ( ( [.M20] ) ^ 2 ) * [.AG20] * [.I20] ) )" office:value-type="float" office:value="0.751604009469154">
            <text:p>0,7516040095</text:p>
          </table:table-cell>
          <table:table-cell table:style-name="ce118" table:formula="of:=ASIN( - ( [.N20] / [.M20] ) )" office:value-type="float" office:value="0.145347801822599">
            <text:p>0,1453478018</text:p>
          </table:table-cell>
          <table:table-cell table:style-name="ce118" table:formula="of:=[.S20] * ( 180 / 3.14159265359 )" office:value-type="float" office:value="8.32781560593827">
            <text:p>8,3278156059</text:p>
          </table:table-cell>
          <table:table-cell table:style-name="ce151" table:formula="of:=0*[.F20]+5.7" office:value-type="float" office:value="5.7">
            <text:p>5,7</text:p>
          </table:table-cell>
          <table:table-cell table:style-name="ce154" table:formula="of:=0*[.F20]-0.8" office:value-type="float" office:value="-0.8">
            <text:p>-0,8</text:p>
          </table:table-cell>
          <table:table-cell/>
          <table:table-cell table:formula="of:=[.X19]" office:value-type="float" office:value="0">
            <text:p>0</text:p>
          </table:table-cell>
          <table:table-cell table:formula="of:=[.Y19]" office:value-type="float" office:value="-0.0065">
            <text:p>-0,0065</text:p>
          </table:table-cell>
          <table:table-cell table:formula="of:=[.Z19]" office:value-type="float" office:value="101325">
            <text:p>101325</text:p>
          </table:table-cell>
          <table:table-cell table:formula="of:=[.AA19]" office:value-type="float" office:value="1.225">
            <text:p>1,225</text:p>
          </table:table-cell>
          <table:table-cell table:formula="of:=[.AB19]" office:value-type="float" office:value="288.15">
            <text:p>288,15</text:p>
          </table:table-cell>
          <table:table-cell table:formula="of:=[.AC19]" office:value-type="float" office:value="1.235">
            <text:p>1,235</text:p>
          </table:table-cell>
          <table:table-cell table:formula="of:=[.AD19]" office:value-type="float" office:value="9.81">
            <text:p>9,81</text:p>
          </table:table-cell>
          <table:table-cell table:formula="of:=[.AE19]" office:value-type="float" office:value="293.15">
            <text:p>293,15</text:p>
          </table:table-cell>
          <table:table-cell table:formula="of:=[.AF19]" office:value-type="float" office:value="100600">
            <text:p>100600</text:p>
          </table:table-cell>
          <table:table-cell table:formula="of:=[.AG19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2">
            <text:p>11,2</text:p>
          </table:table-cell>
          <table:table-cell office:value-type="float" office:value="1112">
            <text:p>1112</text:p>
          </table:table-cell>
          <table:table-cell table:formula="of:=[.A21]+273.15" office:value-type="float" office:value="284.35">
            <text:p>284,35</text:p>
          </table:table-cell>
          <table:table-cell table:style-name="ce12" table:formula="of:=[.D20]" office:value-type="float" office:value="52">
            <text:p>52</text:p>
          </table:table-cell>
          <table:table-cell table:style-name="ce12" table:formula="of:=[.E20]-0.38095" office:value-type="float" office:value="3692.57145">
            <text:p>3692,57145</text:p>
          </table:table-cell>
          <table:table-cell table:style-name="ce118" table:formula="of:=[.F20]+11.42857" office:value-type="float" office:value="102.85713">
            <text:p>102,85713</text:p>
          </table:table-cell>
          <table:table-cell table:formula="of:=[.AB21]+([.B21]*[.Y21])" office:value-type="float" office:value="280.922">
            <text:p>280,922</text:p>
          </table:table-cell>
          <table:table-cell table:formula="of:=[.AA21] * ( ( 1 + ( [.Y21] * ( [.B21] / [.AB21] ) ) ) ^ 4.256 )" office:value-type="float" office:value="1.09946190059109">
            <text:p>1,0994619006</text:p>
          </table:table-cell>
          <table:table-cell table:formula="of:=( [.H21] * [.G21] ) / [.C21]" office:value-type="float" office:value="1.0862072658268">
            <text:p>1,0862072658</text:p>
          </table:table-cell>
          <table:table-cell table:formula="of:=[.Z21] * ( ( 1+ ( [.Y21] * ( [.B21] / [.AB21] ) ) ) ^ 5.256 )" office:value-type="float" office:value="88660.0222433331">
            <text:p>88660,0222433331</text:p>
          </table:table-cell>
          <table:table-cell table:formula="of:=[.K20] + ([.B21]-[.B20])" office:value-type="float" office:value="-805">
            <text:p>-805</text:p>
          </table:table-cell>
          <table:table-cell table:formula="of:= [.E21] * [.AD21] * COS( [.S21] )" office:value-type="float" office:value="35859.413496794">
            <text:p>35859,413496794</text:p>
          </table:table-cell>
          <table:table-cell table:style-name="ce123" table:formula="of:=-0.02*[.F21]+58.05" office:value-type="float" office:value="55.9928574">
            <text:p>55,9928574</text:p>
          </table:table-cell>
          <table:table-cell table:style-name="ce129" table:formula="of:= ( [.K21] / [.F21] ) * ( ( ( [.C20] + [.C21] ) / 2 ) / ( ( [.G20] + [.G21] ) / 2 ) )" office:value-type="float" office:value="-7.92552515189319">
            <text:p>-7,9255251519</text:p>
          </table:table-cell>
          <table:table-cell table:style-name="ce123" table:formula="of:=0.01*[.F21]+15.55" office:value-type="float" office:value="16.5785713">
            <text:p>16,5785713</text:p>
          </table:table-cell>
          <table:table-cell table:style-name="ce138" table:formula="of:= - ( [.E21] * [.AD21] * SIN( [.S21] ) )" office:value-type="float" office:value="-5127.35435287806">
            <text:p>-5127,3543528781</text:p>
          </table:table-cell>
          <table:table-cell table:style-name="ce143" table:formula="of:= - ( ( 2 * [.P21] ) / ( ( ( [.M21] ) ^ 2 ) * [.AG21] * [.I21] ) )" office:value-type="float" office:value="0.107544283863546">
            <text:p>0,1075442839</text:p>
          </table:table-cell>
          <table:table-cell table:style-name="ce148" table:formula="of:= ( ( 2 * [.L21] ) / ( ( ( [.M21] ) ^ 2 ) * [.AG21] * [.I21] ) )" office:value-type="float" office:value="0.752137394622396">
            <text:p>0,7521373946</text:p>
          </table:table-cell>
          <table:table-cell table:style-name="ce118" table:formula="of:=ASIN( - ( [.N21] / [.M21] ) )" office:value-type="float" office:value="0.142022246165258">
            <text:p>0,1420222462</text:p>
          </table:table-cell>
          <table:table-cell table:style-name="ce118" table:formula="of:=[.S21] * ( 180 / 3.14159265359 )" office:value-type="float" office:value="8.13727530223681">
            <text:p>8,1372753022</text:p>
          </table:table-cell>
          <table:table-cell table:style-name="ce151" table:formula="of:=0*[.F21]+5.7" office:value-type="float" office:value="5.7">
            <text:p>5,7</text:p>
          </table:table-cell>
          <table:table-cell table:style-name="ce154" table:formula="of:=0*[.F21]-0.8" office:value-type="float" office:value="-0.8">
            <text:p>-0,8</text:p>
          </table:table-cell>
          <table:table-cell/>
          <table:table-cell table:formula="of:=[.X20]" office:value-type="float" office:value="0">
            <text:p>0</text:p>
          </table:table-cell>
          <table:table-cell table:formula="of:=[.Y20]" office:value-type="float" office:value="-0.0065">
            <text:p>-0,0065</text:p>
          </table:table-cell>
          <table:table-cell table:formula="of:=[.Z20]" office:value-type="float" office:value="101325">
            <text:p>101325</text:p>
          </table:table-cell>
          <table:table-cell table:formula="of:=[.AA20]" office:value-type="float" office:value="1.225">
            <text:p>1,225</text:p>
          </table:table-cell>
          <table:table-cell table:formula="of:=[.AB20]" office:value-type="float" office:value="288.15">
            <text:p>288,15</text:p>
          </table:table-cell>
          <table:table-cell table:formula="of:=[.AC20]" office:value-type="float" office:value="1.235">
            <text:p>1,235</text:p>
          </table:table-cell>
          <table:table-cell table:formula="of:=[.AD20]" office:value-type="float" office:value="9.81">
            <text:p>9,81</text:p>
          </table:table-cell>
          <table:table-cell table:formula="of:=[.AE20]" office:value-type="float" office:value="293.15">
            <text:p>293,15</text:p>
          </table:table-cell>
          <table:table-cell table:formula="of:=[.AF20]" office:value-type="float" office:value="100600">
            <text:p>100600</text:p>
          </table:table-cell>
          <table:table-cell table:formula="of:=[.AG20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3">
            <text:p>11,3</text:p>
          </table:table-cell>
          <table:table-cell table:style-name="ce12" office:value-type="float" office:value="1043">
            <text:p>1043</text:p>
          </table:table-cell>
          <table:table-cell table:style-name="ce12" table:formula="of:=[.A22]+273.15" office:value-type="float" office:value="284.45">
            <text:p>284,45</text:p>
          </table:table-cell>
          <table:table-cell table:style-name="ce12" table:formula="of:=[.D21]" office:value-type="float" office:value="52">
            <text:p>52</text:p>
          </table:table-cell>
          <table:table-cell table:style-name="ce12" table:formula="of:=[.E21]-0.38095" office:value-type="float" office:value="3692.1905">
            <text:p>3692,1905</text:p>
          </table:table-cell>
          <table:table-cell table:style-name="ce118" table:formula="of:=[.F21]+11.42857" office:value-type="float" office:value="114.2857">
            <text:p>114,2857</text:p>
          </table:table-cell>
          <table:table-cell table:style-name="ce12" table:formula="of:=[.AB22]+([.B22]*[.Y22])" office:value-type="float" office:value="281.3705">
            <text:p>281,3705</text:p>
          </table:table-cell>
          <table:table-cell table:style-name="ce12" table:formula="of:=[.AA22] * ( ( 1 + ( [.Y22] * ( [.B22] / [.AB22] ) ) ) ^ 4.256 )" office:value-type="float" office:value="1.10695199312809">
            <text:p>1,1069519931</text:p>
          </table:table-cell>
          <table:table-cell table:style-name="ce12" table:formula="of:=( [.H22] * [.G22] ) / [.C22]" office:value-type="float" office:value="1.09496795845473">
            <text:p>1,0949679585</text:p>
          </table:table-cell>
          <table:table-cell table:style-name="ce12" table:formula="of:=[.Z22] * ( ( 1+ ( [.Y22] * ( [.B22] / [.AB22] ) ) ) ^ 5.256 )" office:value-type="float" office:value="89406.531874786">
            <text:p>89406,531874786</text:p>
          </table:table-cell>
          <table:table-cell table:style-name="ce12" table:formula="of:=[.K21] + ([.B22]-[.B21])" office:value-type="float" office:value="-874">
            <text:p>-874</text:p>
          </table:table-cell>
          <table:table-cell table:style-name="ce12" table:formula="of:= [.E22] * [.AD22] * COS( [.S22] )" office:value-type="float" office:value="35870.1621039696">
            <text:p>35870,1621039696</text:p>
          </table:table-cell>
          <table:table-cell table:style-name="ce123" table:formula="of:=-0.02*[.F22]+58.05" office:value-type="float" office:value="55.764286">
            <text:p>55,764286</text:p>
          </table:table-cell>
          <table:table-cell table:style-name="ce129" table:formula="of:= ( [.K22] / [.F22] ) * ( ( ( [.C21] + [.C22] ) / 2 ) / ( ( [.G21] + [.G22] ) / 2 ) )" office:value-type="float" office:value="-7.73600669355774">
            <text:p>-7,7360066936</text:p>
          </table:table-cell>
          <table:table-cell table:style-name="ce123" table:formula="of:=0.01*[.F22]+15.55" office:value-type="float" office:value="16.692857">
            <text:p>16,692857</text:p>
          </table:table-cell>
          <table:table-cell table:style-name="ce138" table:formula="of:= - ( [.E22] * [.AD22] * SIN( [.S22] ) )" office:value-type="float" office:value="-5024.74236357556">
            <text:p>-5024,7423635756</text:p>
          </table:table-cell>
          <table:table-cell table:style-name="ce143" table:formula="of:= - ( ( 2 * [.P22] ) / ( ( ( [.M22] ) ^ 2 ) * [.AG22] * [.I22] ) )" office:value-type="float" office:value="0.105407632871954">
            <text:p>0,1054076329</text:p>
          </table:table-cell>
          <table:table-cell table:style-name="ce148" table:formula="of:= ( ( 2 * [.L22] ) / ( ( ( [.M22] ) ^ 2 ) * [.AG22] * [.I22] ) )" office:value-type="float" office:value="0.75247417768544">
            <text:p>0,7524741777</text:p>
          </table:table-cell>
          <table:table-cell table:style-name="ce118" table:formula="of:=ASIN( - ( [.N22] / [.M22] ) )" office:value-type="float" office:value="0.139175771384932">
            <text:p>0,1391757714</text:p>
          </table:table-cell>
          <table:table-cell table:style-name="ce118" table:formula="of:=[.S22] * ( 180 / 3.14159265359 )" office:value-type="float" office:value="7.97418431083368">
            <text:p>7,9741843108</text:p>
          </table:table-cell>
          <table:table-cell table:style-name="ce151" table:formula="of:=0*[.F22]+5.7" office:value-type="float" office:value="5.7">
            <text:p>5,7</text:p>
          </table:table-cell>
          <table:table-cell table:style-name="ce154" table:formula="of:=0*[.F22]-0.8" office:value-type="float" office:value="-0.8">
            <text:p>-0,8</text:p>
          </table:table-cell>
          <table:table-cell/>
          <table:table-cell table:formula="of:=[.X21]" office:value-type="float" office:value="0">
            <text:p>0</text:p>
          </table:table-cell>
          <table:table-cell table:formula="of:=[.Y21]" office:value-type="float" office:value="-0.0065">
            <text:p>-0,0065</text:p>
          </table:table-cell>
          <table:table-cell table:formula="of:=[.Z21]" office:value-type="float" office:value="101325">
            <text:p>101325</text:p>
          </table:table-cell>
          <table:table-cell table:formula="of:=[.AA21]" office:value-type="float" office:value="1.225">
            <text:p>1,225</text:p>
          </table:table-cell>
          <table:table-cell table:formula="of:=[.AB21]" office:value-type="float" office:value="288.15">
            <text:p>288,15</text:p>
          </table:table-cell>
          <table:table-cell table:formula="of:=[.AC21]" office:value-type="float" office:value="1.235">
            <text:p>1,235</text:p>
          </table:table-cell>
          <table:table-cell table:formula="of:=[.AD21]" office:value-type="float" office:value="9.81">
            <text:p>9,81</text:p>
          </table:table-cell>
          <table:table-cell table:formula="of:=[.AE21]" office:value-type="float" office:value="293.15">
            <text:p>293,15</text:p>
          </table:table-cell>
          <table:table-cell table:formula="of:=[.AF21]" office:value-type="float" office:value="100600">
            <text:p>100600</text:p>
          </table:table-cell>
          <table:table-cell table:formula="of:=[.AG21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1">
            <text:p>11,1</text:p>
          </table:table-cell>
          <table:table-cell office:value-type="float" office:value="985">
            <text:p>985</text:p>
          </table:table-cell>
          <table:table-cell table:formula="of:=[.A23]+273.15" office:value-type="float" office:value="284.25">
            <text:p>284,25</text:p>
          </table:table-cell>
          <table:table-cell table:style-name="ce12" table:formula="of:=[.D22]" office:value-type="float" office:value="52">
            <text:p>52</text:p>
          </table:table-cell>
          <table:table-cell table:style-name="ce12" table:formula="of:=[.E22]-0.38095" office:value-type="float" office:value="3691.80955">
            <text:p>3691,80955</text:p>
          </table:table-cell>
          <table:table-cell table:style-name="ce118" table:formula="of:=[.F22]+11.42857" office:value-type="float" office:value="125.71427">
            <text:p>125,71427</text:p>
          </table:table-cell>
          <table:table-cell table:formula="of:=[.AB23]+([.B23]*[.Y23])" office:value-type="float" office:value="281.7475">
            <text:p>281,7475</text:p>
          </table:table-cell>
          <table:table-cell table:formula="of:=[.AA23] * ( ( 1 + ( [.Y23] * ( [.B23] / [.AB23] ) ) ) ^ 4.256 )" office:value-type="float" office:value="1.11327815711223">
            <text:p>1,1132781571</text:p>
          </table:table-cell>
          <table:table-cell table:formula="of:=( [.H23] * [.G23] ) / [.C23]" office:value-type="float" office:value="1.10347700112921">
            <text:p>1,1034770011</text:p>
          </table:table-cell>
          <table:table-cell table:formula="of:=[.Z23] * ( ( 1+ ( [.Y23] * ( [.B23] / [.AB23] ) ) ) ^ 5.256 )" office:value-type="float" office:value="90037.9625956704">
            <text:p>90037,9625956704</text:p>
          </table:table-cell>
          <table:table-cell table:formula="of:=[.K22] + ([.B23]-[.B22])" office:value-type="float" office:value="-932">
            <text:p>-932</text:p>
          </table:table-cell>
          <table:table-cell table:formula="of:= [.E23] * [.AD23] * COS( [.S23] )" office:value-type="float" office:value="35886.0151500651">
            <text:p>35886,0151500651</text:p>
          </table:table-cell>
          <table:table-cell table:style-name="ce123" table:formula="of:=-0.02*[.F23]+58.05" office:value-type="float" office:value="55.5357146">
            <text:p>55,5357146</text:p>
          </table:table-cell>
          <table:table-cell table:style-name="ce129" table:formula="of:= ( [.K23] / [.F23] ) * ( ( ( [.C22] + [.C23] ) / 2 ) / ( ( [.G22] + [.G23] ) / 2 ) )" office:value-type="float" office:value="-7.48712619205378">
            <text:p>-7,4871261921</text:p>
          </table:table-cell>
          <table:table-cell table:style-name="ce123" table:formula="of:=0.01*[.F23]+15.55" office:value-type="float" office:value="16.8071427">
            <text:p>16,8071427</text:p>
          </table:table-cell>
          <table:table-cell table:style-name="ce138" table:formula="of:= - ( [.E23] * [.AD23] * SIN( [.S23] ) )" office:value-type="float" office:value="-4882.59930345788">
            <text:p>-4882,5993034579</text:p>
          </table:table-cell>
          <table:table-cell table:style-name="ce143" table:formula="of:= - ( ( 2 * [.P23] ) / ( ( ( [.M23] ) ^ 2 ) * [.AG23] * [.I23] ) )" office:value-type="float" office:value="0.10247431743966">
            <text:p>0,1024743174</text:p>
          </table:table-cell>
          <table:table-cell table:style-name="ce148" table:formula="of:= ( ( 2 * [.L23] ) / ( ( ( [.M23] ) ^ 2 ) * [.AG23] * [.I23] ) )" office:value-type="float" office:value="0.753163362295132">
            <text:p>0,7531633623</text:p>
          </table:table-cell>
          <table:table-cell table:style-name="ce118" table:formula="of:=ASIN( - ( [.N23] / [.M23] ) )" office:value-type="float" office:value="0.135228188122321">
            <text:p>0,1352281881</text:p>
          </table:table-cell>
          <table:table-cell table:style-name="ce118" table:formula="of:=[.S23] * ( 180 / 3.14159265359 )" office:value-type="float" office:value="7.7480044506096">
            <text:p>7,7480044506</text:p>
          </table:table-cell>
          <table:table-cell table:style-name="ce151" table:formula="of:=0*[.F23]+5.7" office:value-type="float" office:value="5.7">
            <text:p>5,7</text:p>
          </table:table-cell>
          <table:table-cell table:style-name="ce154" table:formula="of:=0*[.F23]-0.8" office:value-type="float" office:value="-0.8">
            <text:p>-0,8</text:p>
          </table:table-cell>
          <table:table-cell/>
          <table:table-cell table:formula="of:=[.X22]" office:value-type="float" office:value="0">
            <text:p>0</text:p>
          </table:table-cell>
          <table:table-cell table:formula="of:=[.Y22]" office:value-type="float" office:value="-0.0065">
            <text:p>-0,0065</text:p>
          </table:table-cell>
          <table:table-cell table:formula="of:=[.Z22]" office:value-type="float" office:value="101325">
            <text:p>101325</text:p>
          </table:table-cell>
          <table:table-cell table:formula="of:=[.AA22]" office:value-type="float" office:value="1.225">
            <text:p>1,225</text:p>
          </table:table-cell>
          <table:table-cell table:formula="of:=[.AB22]" office:value-type="float" office:value="288.15">
            <text:p>288,15</text:p>
          </table:table-cell>
          <table:table-cell table:formula="of:=[.AC22]" office:value-type="float" office:value="1.235">
            <text:p>1,235</text:p>
          </table:table-cell>
          <table:table-cell table:formula="of:=[.AD22]" office:value-type="float" office:value="9.81">
            <text:p>9,81</text:p>
          </table:table-cell>
          <table:table-cell table:formula="of:=[.AE22]" office:value-type="float" office:value="293.15">
            <text:p>293,15</text:p>
          </table:table-cell>
          <table:table-cell table:formula="of:=[.AF22]" office:value-type="float" office:value="100600">
            <text:p>100600</text:p>
          </table:table-cell>
          <table:table-cell table:formula="of:=[.AG22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0.6">
            <text:p>10,6</text:p>
          </table:table-cell>
          <table:table-cell office:value-type="float" office:value="937">
            <text:p>937</text:p>
          </table:table-cell>
          <table:table-cell table:formula="of:=[.A24]+273.15" office:value-type="float" office:value="283.75">
            <text:p>283,75</text:p>
          </table:table-cell>
          <table:table-cell table:style-name="ce12" table:formula="of:=[.D23]" office:value-type="float" office:value="52">
            <text:p>52</text:p>
          </table:table-cell>
          <table:table-cell table:style-name="ce12" table:formula="of:=[.E23]-0.38095" office:value-type="float" office:value="3691.4286">
            <text:p>3691,4286</text:p>
          </table:table-cell>
          <table:table-cell table:style-name="ce118" table:formula="of:=[.F23]+11.42857" office:value-type="float" office:value="137.14284">
            <text:p>137,14284</text:p>
          </table:table-cell>
          <table:table-cell table:formula="of:=[.AB24]+([.B24]*[.Y24])" office:value-type="float" office:value="282.0595">
            <text:p>282,0595</text:p>
          </table:table-cell>
          <table:table-cell table:formula="of:=[.AA24] * ( ( 1 + ( [.Y24] * ( [.B24] / [.AB24] ) ) ) ^ 4.256 )" office:value-type="float" office:value="1.11853448834638">
            <text:p>1,1185344883</text:p>
          </table:table-cell>
          <table:table-cell table:formula="of:=( [.H24] * [.G24] ) / [.C24]" office:value-type="float" office:value="1.11187058507748">
            <text:p>1,1118705851</text:p>
          </table:table-cell>
          <table:table-cell table:formula="of:=[.Z24] * ( ( 1+ ( [.Y24] * ( [.B24] / [.AB24] ) ) ) ^ 5.256 )" office:value-type="float" office:value="90563.2524035653">
            <text:p>90563,2524035653</text:p>
          </table:table-cell>
          <table:table-cell table:formula="of:=[.K23] + ([.B24]-[.B23])" office:value-type="float" office:value="-980">
            <text:p>-980</text:p>
          </table:table-cell>
          <table:table-cell table:formula="of:= [.E24] * [.AD24] * COS( [.S24] )" office:value-type="float" office:value="35904.8342407203">
            <text:p>35904,8342407203</text:p>
          </table:table-cell>
          <table:table-cell table:style-name="ce123" table:formula="of:=-0.02*[.F24]+58.05" office:value-type="float" office:value="55.3071432">
            <text:p>55,3071432</text:p>
          </table:table-cell>
          <table:table-cell table:style-name="ce129" table:formula="of:= ( [.K24] / [.F24] ) * ( ( ( [.C23] + [.C24] ) / 2 ) / ( ( [.G23] + [.G24] ) / 2 ) )" office:value-type="float" office:value="-7.19897738177703">
            <text:p>-7,1989773818</text:p>
          </table:table-cell>
          <table:table-cell table:style-name="ce123" table:formula="of:=0.01*[.F24]+15.55" office:value-type="float" office:value="16.9214284">
            <text:p>16,9214284</text:p>
          </table:table-cell>
          <table:table-cell table:style-name="ce138" table:formula="of:= - ( [.E24] * [.AD24] * SIN( [.S24] ) )" office:value-type="float" office:value="-4713.6036650119">
            <text:p>-4713,6036650119</text:p>
          </table:table-cell>
          <table:table-cell table:style-name="ce143" table:formula="of:= - ( ( 2 * [.P24] ) / ( ( ( [.M24] ) ^ 2 ) * [.AG24] * [.I24] ) )" office:value-type="float" office:value="0.0989938770747304">
            <text:p>0,0989938771</text:p>
          </table:table-cell>
          <table:table-cell table:style-name="ce148" table:formula="of:= ( ( 2 * [.L24] ) / ( ( ( [.M24] ) ^ 2 ) * [.AG24] * [.I24] ) )" office:value-type="float" office:value="0.75406398157692">
            <text:p>0,7540639816</text:p>
          </table:table-cell>
          <table:table-cell table:style-name="ce118" table:formula="of:=ASIN( - ( [.N24] / [.M24] ) )" office:value-type="float" office:value="0.13053399111209">
            <text:p>0,1305339911</text:p>
          </table:table-cell>
          <table:table-cell table:style-name="ce118" table:formula="of:=[.S24] * ( 180 / 3.14159265359 )" office:value-type="float" office:value="7.47904677372047">
            <text:p>7,4790467737</text:p>
          </table:table-cell>
          <table:table-cell table:style-name="ce151" table:formula="of:=0*[.F24]+5.7" office:value-type="float" office:value="5.7">
            <text:p>5,7</text:p>
          </table:table-cell>
          <table:table-cell table:style-name="ce154" table:formula="of:=0*[.F24]-0.8" office:value-type="float" office:value="-0.8">
            <text:p>-0,8</text:p>
          </table:table-cell>
          <table:table-cell/>
          <table:table-cell table:formula="of:=[.X23]" office:value-type="float" office:value="0">
            <text:p>0</text:p>
          </table:table-cell>
          <table:table-cell table:formula="of:=[.Y23]" office:value-type="float" office:value="-0.0065">
            <text:p>-0,0065</text:p>
          </table:table-cell>
          <table:table-cell table:formula="of:=[.Z23]" office:value-type="float" office:value="101325">
            <text:p>101325</text:p>
          </table:table-cell>
          <table:table-cell table:formula="of:=[.AA23]" office:value-type="float" office:value="1.225">
            <text:p>1,225</text:p>
          </table:table-cell>
          <table:table-cell table:formula="of:=[.AB23]" office:value-type="float" office:value="288.15">
            <text:p>288,15</text:p>
          </table:table-cell>
          <table:table-cell table:formula="of:=[.AC23]" office:value-type="float" office:value="1.235">
            <text:p>1,235</text:p>
          </table:table-cell>
          <table:table-cell table:formula="of:=[.AD23]" office:value-type="float" office:value="9.81">
            <text:p>9,81</text:p>
          </table:table-cell>
          <table:table-cell table:formula="of:=[.AE23]" office:value-type="float" office:value="293.15">
            <text:p>293,15</text:p>
          </table:table-cell>
          <table:table-cell table:formula="of:=[.AF23]" office:value-type="float" office:value="100600">
            <text:p>100600</text:p>
          </table:table-cell>
          <table:table-cell table:formula="of:=[.AG23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">
            <text:p>11</text:p>
          </table:table-cell>
          <table:table-cell office:value-type="float" office:value="903">
            <text:p>903</text:p>
          </table:table-cell>
          <table:table-cell table:formula="of:=[.A25]+273.15" office:value-type="float" office:value="284.15">
            <text:p>284,15</text:p>
          </table:table-cell>
          <table:table-cell table:style-name="ce12" table:formula="of:=[.D24]" office:value-type="float" office:value="52">
            <text:p>52</text:p>
          </table:table-cell>
          <table:table-cell table:style-name="ce12" table:formula="of:=[.E24]-0.38095" office:value-type="float" office:value="3691.04765">
            <text:p>3691,04765</text:p>
          </table:table-cell>
          <table:table-cell table:style-name="ce118" table:formula="of:=[.F24]+11.42857" office:value-type="float" office:value="148.57141">
            <text:p>148,57141</text:p>
          </table:table-cell>
          <table:table-cell table:formula="of:=[.AB25]+([.B25]*[.Y25])" office:value-type="float" office:value="282.2805">
            <text:p>282,2805</text:p>
          </table:table-cell>
          <table:table-cell table:formula="of:=[.AA25] * ( ( 1 + ( [.Y25] * ( [.B25] / [.AB25] ) ) ) ^ 4.256 )" office:value-type="float" office:value="1.12226919494417">
            <text:p>1,1222691949</text:p>
          </table:table-cell>
          <table:table-cell table:formula="of:=( [.H25] * [.G25] ) / [.C25]" office:value-type="float" office:value="1.11488548120161">
            <text:p>1,1148854812</text:p>
          </table:table-cell>
          <table:table-cell table:formula="of:=[.Z25] * ( ( 1+ ( [.Y25] * ( [.B25] / [.AB25] ) ) ) ^ 5.256 )" office:value-type="float" office:value="90936.8319034779">
            <text:p>90936,8319034779</text:p>
          </table:table-cell>
          <table:table-cell table:formula="of:=[.K24] + ([.B25]-[.B24])" office:value-type="float" office:value="-1014">
            <text:p>-1014</text:p>
          </table:table-cell>
          <table:table-cell table:formula="of:= [.E25] * [.AD25] * COS( [.S25] )" office:value-type="float" office:value="35926.5665178593">
            <text:p>35926,5665178593</text:p>
          </table:table-cell>
          <table:table-cell table:style-name="ce123" table:formula="of:=-0.02*[.F25]+58.05" office:value-type="float" office:value="55.0785718">
            <text:p>55,0785718</text:p>
          </table:table-cell>
          <table:table-cell table:style-name="ce129" table:formula="of:= ( [.K25] / [.F25] ) * ( ( ( [.C24] + [.C25] ) / 2 ) / ( ( [.G24] + [.G25] ) / 2 ) )" office:value-type="float" office:value="-6.86805469130267">
            <text:p>-6,8680546913</text:p>
          </table:table-cell>
          <table:table-cell table:style-name="ce123" table:formula="of:=0.01*[.F25]+15.55" office:value-type="float" office:value="17.0357141">
            <text:p>17,0357141</text:p>
          </table:table-cell>
          <table:table-cell table:style-name="ce138" table:formula="of:= - ( [.E25] * [.AD25] * SIN( [.S25] ) )" office:value-type="float" office:value="-4515.12453759095">
            <text:p>-4515,124537591</text:p>
          </table:table-cell>
          <table:table-cell table:style-name="ce143" table:formula="of:= - ( ( 2 * [.P25] ) / ( ( ( [.M25] ) ^ 2 ) * [.AG25] * [.I25] ) )" office:value-type="float" office:value="0.0953555767782364">
            <text:p>0,0953555768</text:p>
          </table:table-cell>
          <table:table-cell table:style-name="ce148" table:formula="of:= ( ( 2 * [.L25] ) / ( ( ( [.M25] ) ^ 2 ) * [.AG25] * [.I25] ) )" office:value-type="float" office:value="0.758738423148786">
            <text:p>0,7587384231</text:p>
          </table:table-cell>
          <table:table-cell table:style-name="ce118" table:formula="of:=ASIN( - ( [.N25] / [.M25] ) )" office:value-type="float" office:value="0.125021014876355">
            <text:p>0,1250210149</text:p>
          </table:table-cell>
          <table:table-cell table:style-name="ce118" table:formula="of:=[.S25] * ( 180 / 3.14159265359 )" office:value-type="float" office:value="7.16317650285694">
            <text:p>7,1631765029</text:p>
          </table:table-cell>
          <table:table-cell table:style-name="ce151" table:formula="of:=0*[.F25]+5.7" office:value-type="float" office:value="5.7">
            <text:p>5,7</text:p>
          </table:table-cell>
          <table:table-cell table:style-name="ce154" table:formula="of:=0*[.F25]-0.8" office:value-type="float" office:value="-0.8">
            <text:p>-0,8</text:p>
          </table:table-cell>
          <table:table-cell/>
          <table:table-cell table:formula="of:=[.X24]" office:value-type="float" office:value="0">
            <text:p>0</text:p>
          </table:table-cell>
          <table:table-cell table:formula="of:=[.Y24]" office:value-type="float" office:value="-0.0065">
            <text:p>-0,0065</text:p>
          </table:table-cell>
          <table:table-cell table:formula="of:=[.Z24]" office:value-type="float" office:value="101325">
            <text:p>101325</text:p>
          </table:table-cell>
          <table:table-cell table:formula="of:=[.AA24]" office:value-type="float" office:value="1.225">
            <text:p>1,225</text:p>
          </table:table-cell>
          <table:table-cell table:formula="of:=[.AB24]" office:value-type="float" office:value="288.15">
            <text:p>288,15</text:p>
          </table:table-cell>
          <table:table-cell table:formula="of:=[.AC24]" office:value-type="float" office:value="1.235">
            <text:p>1,235</text:p>
          </table:table-cell>
          <table:table-cell table:formula="of:=[.AD24]" office:value-type="float" office:value="9.81">
            <text:p>9,81</text:p>
          </table:table-cell>
          <table:table-cell table:formula="of:=[.AE24]" office:value-type="float" office:value="293.15">
            <text:p>293,15</text:p>
          </table:table-cell>
          <table:table-cell table:formula="of:=[.AF24]" office:value-type="float" office:value="100600">
            <text:p>100600</text:p>
          </table:table-cell>
          <table:table-cell table:formula="of:=[.AG24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0.1">
            <text:p>10,1</text:p>
          </table:table-cell>
          <table:table-cell office:value-type="float" office:value="851">
            <text:p>851</text:p>
          </table:table-cell>
          <table:table-cell table:formula="of:=[.A26]+273.15" office:value-type="float" office:value="283.25">
            <text:p>283,25</text:p>
          </table:table-cell>
          <table:table-cell table:style-name="ce12" table:formula="of:=[.D25]" office:value-type="float" office:value="52">
            <text:p>52</text:p>
          </table:table-cell>
          <table:table-cell table:style-name="ce12" table:formula="of:=[.E25]-0.38095" office:value-type="float" office:value="3690.6667">
            <text:p>3690,6667</text:p>
          </table:table-cell>
          <table:table-cell table:style-name="ce118" table:formula="of:=[.F25]+11.42857" office:value-type="float" office:value="159.99998">
            <text:p>159,99998</text:p>
          </table:table-cell>
          <table:table-cell table:formula="of:=[.AB26]+([.B26]*[.Y26])" office:value-type="float" office:value="282.6185">
            <text:p>282,6185</text:p>
          </table:table-cell>
          <table:table-cell table:formula="of:=[.AA26] * ( ( 1 + ( [.Y26] * ( [.B26] / [.AB26] ) ) ) ^ 4.256 )" office:value-type="float" office:value="1.12799954315927">
            <text:p>1,1279995432</text:p>
          </table:table-cell>
          <table:table-cell table:formula="of:=( [.H26] * [.G26] ) / [.C26]" office:value-type="float" office:value="1.12548469157408">
            <text:p>1,1254846916</text:p>
          </table:table-cell>
          <table:table-cell table:formula="of:=[.Z26] * ( ( 1+ ( [.Y26] * ( [.B26] / [.AB26] ) ) ) ^ 5.256 )" office:value-type="float" office:value="91510.6016292903">
            <text:p>91510,6016292903</text:p>
          </table:table-cell>
          <table:table-cell table:formula="of:=[.K25] + ([.B26]-[.B25])" office:value-type="float" office:value="-1066">
            <text:p>-1066</text:p>
          </table:table-cell>
          <table:table-cell table:formula="of:= [.E26] * [.AD26] * COS( [.S26] )" office:value-type="float" office:value="35934.9651448477">
            <text:p>35934,9651448477</text:p>
          </table:table-cell>
          <table:table-cell table:style-name="ce123" table:formula="of:=-0.02*[.F26]+58.05" office:value-type="float" office:value="54.8500004">
            <text:p>54,8500004</text:p>
          </table:table-cell>
          <table:table-cell table:style-name="ce129" table:formula="of:= ( [.K26] / [.F26] ) * ( ( ( [.C25] + [.C26] ) / 2 ) / ( ( [.G25] + [.G26] ) / 2 ) )" office:value-type="float" office:value="-6.6919979899732">
            <text:p>-6,69199799</text:p>
          </table:table-cell>
          <table:table-cell table:style-name="ce123" table:formula="of:=0.01*[.F26]+15.55" office:value-type="float" office:value="17.1499998">
            <text:p>17,1499998</text:p>
          </table:table-cell>
          <table:table-cell table:style-name="ce138" table:formula="of:= - ( [.E26] * [.AD26] * SIN( [.S26] ) )" office:value-type="float" office:value="-4417.26038518641">
            <text:p>-4417,2603851864</text:p>
          </table:table-cell>
          <table:table-cell table:style-name="ce143" table:formula="of:= - ( ( 2 * [.P26] ) / ( ( ( [.M26] ) ^ 2 ) * [.AG26] * [.I26] ) )" office:value-type="float" office:value="0.0931820160334859">
            <text:p>0,093182016</text:p>
          </table:table-cell>
          <table:table-cell table:style-name="ce148" table:formula="of:= ( ( 2 * [.L26] ) / ( ( ( [.M26] ) ^ 2 ) * [.AG26] * [.I26] ) )" office:value-type="float" office:value="0.758047342991">
            <text:p>0,758047343</text:p>
          </table:table-cell>
          <table:table-cell table:style-name="ce118" table:formula="of:=ASIN( - ( [.N26] / [.M26] ) )" office:value-type="float" office:value="0.122310159316625">
            <text:p>0,1223101593</text:p>
          </table:table-cell>
          <table:table-cell table:style-name="ce118" table:formula="of:=[.S26] * ( 180 / 3.14159265359 )" office:value-type="float" office:value="7.00785592041483">
            <text:p>7,0078559204</text:p>
          </table:table-cell>
          <table:table-cell table:style-name="ce151" table:formula="of:=0*[.F26]+5.7" office:value-type="float" office:value="5.7">
            <text:p>5,7</text:p>
          </table:table-cell>
          <table:table-cell table:style-name="ce154" table:formula="of:=0*[.F26]-0.8" office:value-type="float" office:value="-0.8">
            <text:p>-0,8</text:p>
          </table:table-cell>
          <table:table-cell/>
          <table:table-cell table:formula="of:=[.X25]" office:value-type="float" office:value="0">
            <text:p>0</text:p>
          </table:table-cell>
          <table:table-cell table:formula="of:=[.Y25]" office:value-type="float" office:value="-0.0065">
            <text:p>-0,0065</text:p>
          </table:table-cell>
          <table:table-cell table:formula="of:=[.Z25]" office:value-type="float" office:value="101325">
            <text:p>101325</text:p>
          </table:table-cell>
          <table:table-cell table:formula="of:=[.AA25]" office:value-type="float" office:value="1.225">
            <text:p>1,225</text:p>
          </table:table-cell>
          <table:table-cell table:formula="of:=[.AB25]" office:value-type="float" office:value="288.15">
            <text:p>288,15</text:p>
          </table:table-cell>
          <table:table-cell table:formula="of:=[.AC25]" office:value-type="float" office:value="1.235">
            <text:p>1,235</text:p>
          </table:table-cell>
          <table:table-cell table:formula="of:=[.AD25]" office:value-type="float" office:value="9.81">
            <text:p>9,81</text:p>
          </table:table-cell>
          <table:table-cell table:formula="of:=[.AE25]" office:value-type="float" office:value="293.15">
            <text:p>293,15</text:p>
          </table:table-cell>
          <table:table-cell table:formula="of:=[.AF25]" office:value-type="float" office:value="100600">
            <text:p>100600</text:p>
          </table:table-cell>
          <table:table-cell table:formula="of:=[.AG25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1">
            <text:p>8,1</text:p>
          </table:table-cell>
          <table:table-cell office:value-type="float" office:value="792">
            <text:p>792</text:p>
          </table:table-cell>
          <table:table-cell table:formula="of:=[.A27]+273.15" office:value-type="float" office:value="281.25">
            <text:p>281,25</text:p>
          </table:table-cell>
          <table:table-cell table:style-name="ce12" table:formula="of:=[.D26]" office:value-type="float" office:value="52">
            <text:p>52</text:p>
          </table:table-cell>
          <table:table-cell table:style-name="ce12" table:formula="of:=[.E26]-0.38095" office:value-type="float" office:value="3690.28575">
            <text:p>3690,28575</text:p>
          </table:table-cell>
          <table:table-cell table:style-name="ce118" table:formula="of:=[.F26]+11.42857" office:value-type="float" office:value="171.42855">
            <text:p>171,42855</text:p>
          </table:table-cell>
          <table:table-cell table:formula="of:=[.AB27]+([.B27]*[.Y27])" office:value-type="float" office:value="283.002">
            <text:p>283,002</text:p>
          </table:table-cell>
          <table:table-cell table:formula="of:=[.AA27] * ( ( 1 + ( [.Y27] * ( [.B27] / [.AB27] ) ) ) ^ 4.256 )" office:value-type="float" office:value="1.13452836250523">
            <text:p>1,1345283625</text:p>
          </table:table-cell>
          <table:table-cell table:formula="of:=( [.H27] * [.G27] ) / [.C27]" office:value-type="float" office:value="1.1415957178514">
            <text:p>1,1415957179</text:p>
          </table:table-cell>
          <table:table-cell table:formula="of:=[.Z27] * ( ( 1+ ( [.Y27] * ( [.B27] / [.AB27] ) ) ) ^ 5.256 )" office:value-type="float" office:value="92165.155885508">
            <text:p>92165,155885508</text:p>
          </table:table-cell>
          <table:table-cell table:formula="of:=[.K26] + ([.B27]-[.B26])" office:value-type="float" office:value="-1125">
            <text:p>-1125</text:p>
          </table:table-cell>
          <table:table-cell table:formula="of:= [.E27] * [.AD27] * COS( [.S27] )" office:value-type="float" office:value="35940.5118698352">
            <text:p>35940,5118698352</text:p>
          </table:table-cell>
          <table:table-cell table:style-name="ce123" table:formula="of:=-0.02*[.F27]+58.05" office:value-type="float" office:value="54.621429">
            <text:p>54,621429</text:p>
          </table:table-cell>
          <table:table-cell table:style-name="ce129" table:formula="of:= ( [.K27] / [.F27] ) * ( ( ( [.C26] + [.C27] ) / 2 ) / ( ( [.G26] + [.G27] ) / 2 ) )" office:value-type="float" office:value="-6.54950043901602">
            <text:p>-6,549500439</text:p>
          </table:table-cell>
          <table:table-cell table:style-name="ce123" table:formula="of:=0.01*[.F27]+15.55" office:value-type="float" office:value="17.2642855">
            <text:p>17,2642855</text:p>
          </table:table-cell>
          <table:table-cell table:style-name="ce138" table:formula="of:= - ( [.E27] * [.AD27] * SIN( [.S27] ) )" office:value-type="float" office:value="-4340.84342704855">
            <text:p>-4340,8434270486</text:p>
          </table:table-cell>
          <table:table-cell table:style-name="ce143" table:formula="of:= - ( ( 2 * [.P27] ) / ( ( ( [.M27] ) ^ 2 ) * [.AG27] * [.I27] ) )" office:value-type="float" office:value="0.0910348411371667">
            <text:p>0,0910348411</text:p>
          </table:table-cell>
          <table:table-cell table:style-name="ce148" table:formula="of:= ( ( 2 * [.L27] ) / ( ( ( [.M27] ) ^ 2 ) * [.AG27] * [.I27] ) )" office:value-type="float" office:value="0.753733426105974">
            <text:p>0,7537334261</text:p>
          </table:table-cell>
          <table:table-cell table:style-name="ce118" table:formula="of:=ASIN( - ( [.N27] / [.M27] ) )" office:value-type="float" office:value="0.120196367398425">
            <text:p>0,1201963674</text:p>
          </table:table-cell>
          <table:table-cell table:style-name="ce118" table:formula="of:=[.S27] * ( 180 / 3.14159265359 )" office:value-type="float" office:value="6.88674456473313">
            <text:p>6,8867445647</text:p>
          </table:table-cell>
          <table:table-cell table:style-name="ce151" table:formula="of:=0*[.F27]+5.7" office:value-type="float" office:value="5.7">
            <text:p>5,7</text:p>
          </table:table-cell>
          <table:table-cell table:style-name="ce154" table:formula="of:=0*[.F27]-0.8" office:value-type="float" office:value="-0.8">
            <text:p>-0,8</text:p>
          </table:table-cell>
          <table:table-cell/>
          <table:table-cell table:formula="of:=[.X26]" office:value-type="float" office:value="0">
            <text:p>0</text:p>
          </table:table-cell>
          <table:table-cell table:formula="of:=[.Y26]" office:value-type="float" office:value="-0.0065">
            <text:p>-0,0065</text:p>
          </table:table-cell>
          <table:table-cell table:formula="of:=[.Z26]" office:value-type="float" office:value="101325">
            <text:p>101325</text:p>
          </table:table-cell>
          <table:table-cell table:formula="of:=[.AA26]" office:value-type="float" office:value="1.225">
            <text:p>1,225</text:p>
          </table:table-cell>
          <table:table-cell table:formula="of:=[.AB26]" office:value-type="float" office:value="288.15">
            <text:p>288,15</text:p>
          </table:table-cell>
          <table:table-cell table:formula="of:=[.AC26]" office:value-type="float" office:value="1.235">
            <text:p>1,235</text:p>
          </table:table-cell>
          <table:table-cell table:formula="of:=[.AD26]" office:value-type="float" office:value="9.81">
            <text:p>9,81</text:p>
          </table:table-cell>
          <table:table-cell table:formula="of:=[.AE26]" office:value-type="float" office:value="293.15">
            <text:p>293,15</text:p>
          </table:table-cell>
          <table:table-cell table:formula="of:=[.AF26]" office:value-type="float" office:value="100600">
            <text:p>100600</text:p>
          </table:table-cell>
          <table:table-cell table:formula="of:=[.AG26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.4">
            <text:p>7,4</text:p>
          </table:table-cell>
          <table:table-cell office:value-type="float" office:value="736">
            <text:p>736</text:p>
          </table:table-cell>
          <table:table-cell table:formula="of:=[.A28]+273.15" office:value-type="float" office:value="280.55">
            <text:p>280,55</text:p>
          </table:table-cell>
          <table:table-cell table:style-name="ce12" table:formula="of:=[.D27]" office:value-type="float" office:value="52">
            <text:p>52</text:p>
          </table:table-cell>
          <table:table-cell table:style-name="ce12" table:formula="of:=[.E27]-0.38095" office:value-type="float" office:value="3689.9048">
            <text:p>3689,9048</text:p>
          </table:table-cell>
          <table:table-cell table:style-name="ce118" table:formula="of:=[.F27]+11.42857" office:value-type="float" office:value="182.85712">
            <text:p>182,85712</text:p>
          </table:table-cell>
          <table:table-cell table:formula="of:=[.AB28]+([.B28]*[.Y28])" office:value-type="float" office:value="283.366">
            <text:p>283,366</text:p>
          </table:table-cell>
          <table:table-cell table:formula="of:=[.AA28] * ( ( 1 + ( [.Y28] * ( [.B28] / [.AB28] ) ) ) ^ 4.256 )" office:value-type="float" office:value="1.1407519123738">
            <text:p>1,1407519124</text:p>
          </table:table-cell>
          <table:table-cell table:formula="of:=( [.H28] * [.G28] ) / [.C28]" office:value-type="float" office:value="1.15220212583038">
            <text:p>1,1522021258</text:p>
          </table:table-cell>
          <table:table-cell table:formula="of:=[.Z28] * ( ( 1+ ( [.Y28] * ( [.B28] / [.AB28] ) ) ) ^ 5.256 )" office:value-type="float" office:value="92789.9295538494">
            <text:p>92789,9295538494</text:p>
          </table:table-cell>
          <table:table-cell table:formula="of:=[.K27] + ([.B28]-[.B27])" office:value-type="float" office:value="-1181">
            <text:p>-1181</text:p>
          </table:table-cell>
          <table:table-cell table:formula="of:= [.E28] * [.AD28] * COS( [.S28] )" office:value-type="float" office:value="35946.0089783704">
            <text:p>35946,0089783704</text:p>
          </table:table-cell>
          <table:table-cell table:style-name="ce123" table:formula="of:=-0.02*[.F28]+58.05" office:value-type="float" office:value="54.3928576">
            <text:p>54,3928576</text:p>
          </table:table-cell>
          <table:table-cell table:style-name="ce129" table:formula="of:= ( [.K28] / [.F28] ) * ( ( ( [.C27] + [.C28] ) / 2 ) / ( ( [.G27] + [.G28] ) / 2 ) )" office:value-type="float" office:value="-6.40650323165292">
            <text:p>-6,4065032317</text:p>
          </table:table-cell>
          <table:table-cell table:style-name="ce123" table:formula="of:=0.01*[.F28]+15.55" office:value-type="float" office:value="17.3785712">
            <text:p>17,3785712</text:p>
          </table:table-cell>
          <table:table-cell table:style-name="ce138" table:formula="of:= - ( [.E28] * [.AD28] * SIN( [.S28] ) )" office:value-type="float" office:value="-4263.47128932668">
            <text:p>-4263,4712893267</text:p>
          </table:table-cell>
          <table:table-cell table:style-name="ce143" table:formula="of:= - ( ( 2 * [.P28] ) / ( ( ( [.M28] ) ^ 2 ) * [.AG28] * [.I28] ) )" office:value-type="float" office:value="0.0893352554535598">
            <text:p>0,0893352555</text:p>
          </table:table-cell>
          <table:table-cell table:style-name="ce148" table:formula="of:= ( ( 2 * [.L28] ) / ( ( ( [.M28] ) ^ 2 ) * [.AG28] * [.I28] ) )" office:value-type="float" office:value="0.753199840387764">
            <text:p>0,7531998404</text:p>
          </table:table-cell>
          <table:table-cell table:style-name="ce118" table:formula="of:=ASIN( - ( [.N28] / [.M28] ) )" office:value-type="float" office:value="0.11805610604161">
            <text:p>0,118056106</text:p>
          </table:table-cell>
          <table:table-cell table:style-name="ce118" table:formula="of:=[.S28] * ( 180 / 3.14159265359 )" office:value-type="float" office:value="6.76411662193272">
            <text:p>6,7641166219</text:p>
          </table:table-cell>
          <table:table-cell table:style-name="ce151" table:formula="of:=0*[.F28]+5.7" office:value-type="float" office:value="5.7">
            <text:p>5,7</text:p>
          </table:table-cell>
          <table:table-cell table:style-name="ce154" table:formula="of:=0*[.F28]-0.8" office:value-type="float" office:value="-0.8">
            <text:p>-0,8</text:p>
          </table:table-cell>
          <table:table-cell/>
          <table:table-cell table:formula="of:=[.X27]" office:value-type="float" office:value="0">
            <text:p>0</text:p>
          </table:table-cell>
          <table:table-cell table:formula="of:=[.Y27]" office:value-type="float" office:value="-0.0065">
            <text:p>-0,0065</text:p>
          </table:table-cell>
          <table:table-cell table:formula="of:=[.Z27]" office:value-type="float" office:value="101325">
            <text:p>101325</text:p>
          </table:table-cell>
          <table:table-cell table:formula="of:=[.AA27]" office:value-type="float" office:value="1.225">
            <text:p>1,225</text:p>
          </table:table-cell>
          <table:table-cell table:formula="of:=[.AB27]" office:value-type="float" office:value="288.15">
            <text:p>288,15</text:p>
          </table:table-cell>
          <table:table-cell table:formula="of:=[.AC27]" office:value-type="float" office:value="1.235">
            <text:p>1,235</text:p>
          </table:table-cell>
          <table:table-cell table:formula="of:=[.AD27]" office:value-type="float" office:value="9.81">
            <text:p>9,81</text:p>
          </table:table-cell>
          <table:table-cell table:formula="of:=[.AE27]" office:value-type="float" office:value="293.15">
            <text:p>293,15</text:p>
          </table:table-cell>
          <table:table-cell table:formula="of:=[.AF27]" office:value-type="float" office:value="100600">
            <text:p>100600</text:p>
          </table:table-cell>
          <table:table-cell table:formula="of:=[.AG27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.3">
            <text:p>7,3</text:p>
          </table:table-cell>
          <table:table-cell office:value-type="float" office:value="677">
            <text:p>677</text:p>
          </table:table-cell>
          <table:table-cell table:formula="of:=[.A29]+273.15" office:value-type="float" office:value="280.45">
            <text:p>280,45</text:p>
          </table:table-cell>
          <table:table-cell table:style-name="ce12" table:formula="of:=[.D28]" office:value-type="float" office:value="52">
            <text:p>52</text:p>
          </table:table-cell>
          <table:table-cell table:style-name="ce12" table:formula="of:=[.E28]-0.38095" office:value-type="float" office:value="3689.52385">
            <text:p>3689,52385</text:p>
          </table:table-cell>
          <table:table-cell table:style-name="ce118" table:formula="of:=[.F28]+11.42857" office:value-type="float" office:value="194.28569">
            <text:p>194,28569</text:p>
          </table:table-cell>
          <table:table-cell table:formula="of:=[.AB29]+([.B29]*[.Y29])" office:value-type="float" office:value="283.7495">
            <text:p>283,7495</text:p>
          </table:table-cell>
          <table:table-cell table:formula="of:=[.AA29] * ( ( 1 + ( [.Y29] * ( [.B29] / [.AB29] ) ) ) ^ 4.256 )" office:value-type="float" office:value="1.14733708630677">
            <text:p>1,1473370863</text:p>
          </table:table-cell>
          <table:table-cell table:formula="of:=( [.H29] * [.G29] ) / [.C29]" office:value-type="float" office:value="1.16083553065075">
            <text:p>1,1608355307</text:p>
          </table:table-cell>
          <table:table-cell table:formula="of:=[.Z29] * ( ( 1+ ( [.Y29] * ( [.B29] / [.AB29] ) ) ) ^ 5.256 )" office:value-type="float" office:value="93451.87869741">
            <text:p>93451,87869741</text:p>
          </table:table-cell>
          <table:table-cell table:formula="of:=[.K28] + ([.B29]-[.B28])" office:value-type="float" office:value="-1240">
            <text:p>-1240</text:p>
          </table:table-cell>
          <table:table-cell table:formula="of:= [.E29] * [.AD29] * COS( [.S29] )" office:value-type="float" office:value="35947.5055004674">
            <text:p>35947,5055004674</text:p>
          </table:table-cell>
          <table:table-cell table:style-name="ce123" table:formula="of:=-0.02*[.F29]+58.05" office:value-type="float" office:value="54.1642862">
            <text:p>54,1642862</text:p>
          </table:table-cell>
          <table:table-cell table:style-name="ce129" table:formula="of:= ( [.K29] / [.F29] ) * ( ( ( [.C28] + [.C29] ) / 2 ) / ( ( [.G28] + [.G29] ) / 2 ) )" office:value-type="float" office:value="-6.31352951482115">
            <text:p>-6,3135295148</text:p>
          </table:table-cell>
          <table:table-cell table:style-name="ce123" table:formula="of:=0.01*[.F29]+15.55" office:value-type="float" office:value="17.4928569">
            <text:p>17,4928569</text:p>
          </table:table-cell>
          <table:table-cell table:style-name="ce138" table:formula="of:= - ( [.E29] * [.AD29] * SIN( [.S29] ) )" office:value-type="float" office:value="-4218.89309156666">
            <text:p>-4218,8930915667</text:p>
          </table:table-cell>
          <table:table-cell table:style-name="ce143" table:formula="of:= - ( ( 2 * [.P29] ) / ( ( ( [.M29] ) ^ 2 ) * [.AG29] * [.I29] ) )" office:value-type="float" office:value="0.0884858330274593">
            <text:p>0,088485833</text:p>
          </table:table-cell>
          <table:table-cell table:style-name="ce148" table:formula="of:= ( ( 2 * [.L29] ) / ( ( ( [.M29] ) ^ 2 ) * [.AG29] * [.I29] ) )" office:value-type="float" office:value="0.753952494275423">
            <text:p>0,7539524943</text:p>
          </table:table-cell>
          <table:table-cell table:style-name="ce118" table:formula="of:=ASIN( - ( [.N29] / [.M29] ) )" office:value-type="float" office:value="0.116828170382247">
            <text:p>0,1168281704</text:p>
          </table:table-cell>
          <table:table-cell table:style-name="ce118" table:formula="of:=[.S29] * ( 180 / 3.14159265359 )" office:value-type="float" office:value="6.6937610911376">
            <text:p>6,6937610911</text:p>
          </table:table-cell>
          <table:table-cell table:style-name="ce151" table:formula="of:=0*[.F29]+5.7" office:value-type="float" office:value="5.7">
            <text:p>5,7</text:p>
          </table:table-cell>
          <table:table-cell table:style-name="ce154" table:formula="of:=0*[.F29]-0.8" office:value-type="float" office:value="-0.8">
            <text:p>-0,8</text:p>
          </table:table-cell>
          <table:table-cell/>
          <table:table-cell table:formula="of:=[.X28]" office:value-type="float" office:value="0">
            <text:p>0</text:p>
          </table:table-cell>
          <table:table-cell table:formula="of:=[.Y28]" office:value-type="float" office:value="-0.0065">
            <text:p>-0,0065</text:p>
          </table:table-cell>
          <table:table-cell table:formula="of:=[.Z28]" office:value-type="float" office:value="101325">
            <text:p>101325</text:p>
          </table:table-cell>
          <table:table-cell table:formula="of:=[.AA28]" office:value-type="float" office:value="1.225">
            <text:p>1,225</text:p>
          </table:table-cell>
          <table:table-cell table:formula="of:=[.AB28]" office:value-type="float" office:value="288.15">
            <text:p>288,15</text:p>
          </table:table-cell>
          <table:table-cell table:formula="of:=[.AC28]" office:value-type="float" office:value="1.235">
            <text:p>1,235</text:p>
          </table:table-cell>
          <table:table-cell table:formula="of:=[.AD28]" office:value-type="float" office:value="9.81">
            <text:p>9,81</text:p>
          </table:table-cell>
          <table:table-cell table:formula="of:=[.AE28]" office:value-type="float" office:value="293.15">
            <text:p>293,15</text:p>
          </table:table-cell>
          <table:table-cell table:formula="of:=[.AF28]" office:value-type="float" office:value="100600">
            <text:p>100600</text:p>
          </table:table-cell>
          <table:table-cell table:formula="of:=[.AG28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">
            <text:p>7</text:p>
          </table:table-cell>
          <table:table-cell office:value-type="float" office:value="623">
            <text:p>623</text:p>
          </table:table-cell>
          <table:table-cell table:formula="of:=[.A30]+273.15" office:value-type="float" office:value="280.15">
            <text:p>280,15</text:p>
          </table:table-cell>
          <table:table-cell table:style-name="ce12" table:formula="of:=[.D29]" office:value-type="float" office:value="52">
            <text:p>52</text:p>
          </table:table-cell>
          <table:table-cell table:style-name="ce12" table:formula="of:=[.E29]-0.38095" office:value-type="float" office:value="3689.1429">
            <text:p>3689,1429</text:p>
          </table:table-cell>
          <table:table-cell table:style-name="ce118" table:formula="of:=[.F29]+11.42857" office:value-type="float" office:value="205.71426">
            <text:p>205,71426</text:p>
          </table:table-cell>
          <table:table-cell table:formula="of:=[.AB30]+([.B30]*[.Y30])" office:value-type="float" office:value="284.1005">
            <text:p>284,1005</text:p>
          </table:table-cell>
          <table:table-cell table:formula="of:=[.AA30] * ( ( 1 + ( [.Y30] * ( [.B30] / [.AB30] ) ) ) ^ 4.256 )" office:value-type="float" office:value="1.15338964762556">
            <text:p>1,1533896476</text:p>
          </table:table-cell>
          <table:table-cell table:formula="of:=( [.H30] * [.G30] ) / [.C30]" office:value-type="float" office:value="1.1696540267187">
            <text:p>1,1696540267</text:p>
          </table:table-cell>
          <table:table-cell table:formula="of:=[.Z30] * ( ( 1+ ( [.Y30] * ( [.B30] / [.AB30] ) ) ) ^ 5.256 )" office:value-type="float" office:value="94061.0769509218">
            <text:p>94061,0769509218</text:p>
          </table:table-cell>
          <table:table-cell table:formula="of:=[.K29] + ([.B30]-[.B29])" office:value-type="float" office:value="-1294">
            <text:p>-1294</text:p>
          </table:table-cell>
          <table:table-cell table:formula="of:= [.E30] * [.AD30] * COS( [.S30] )" office:value-type="float" office:value="35949.8136238661">
            <text:p>35949,8136238661</text:p>
          </table:table-cell>
          <table:table-cell table:style-name="ce123" table:formula="of:=-0.02*[.F30]+58.05" office:value-type="float" office:value="53.9357148">
            <text:p>53,9357148</text:p>
          </table:table-cell>
          <table:table-cell table:style-name="ce129" table:formula="of:= ( [.K30] / [.F30] ) * ( ( ( [.C29] + [.C30] ) / 2 ) / ( ( [.G29] + [.G30] ) / 2 ) )" office:value-type="float" office:value="-6.20996770804524">
            <text:p>-6,209967708</text:p>
          </table:table-cell>
          <table:table-cell table:style-name="ce123" table:formula="of:=0.01*[.F30]+15.55" office:value-type="float" office:value="17.6071426">
            <text:p>17,6071426</text:p>
          </table:table-cell>
          <table:table-cell table:style-name="ce138" table:formula="of:= - ( [.E30] * [.AD30] * SIN( [.S30] ) )" office:value-type="float" office:value="-4166.84541131852">
            <text:p>-4166,8454113185</text:p>
          </table:table-cell>
          <table:table-cell table:style-name="ce143" table:formula="of:= - ( ( 2 * [.P30] ) / ( ( ( [.M30] ) ^ 2 ) * [.AG30] * [.I30] ) )" office:value-type="float" office:value="0.0874719997159596">
            <text:p>0,0874719997</text:p>
          </table:table-cell>
          <table:table-cell table:style-name="ce148" table:formula="of:= ( ( 2 * [.L30] ) / ( ( ( [.M30] ) ^ 2 ) * [.AG30] * [.I30] ) )" office:value-type="float" office:value="0.754672126437386">
            <text:p>0,7546721264</text:p>
          </table:table-cell>
          <table:table-cell table:style-name="ce118" table:formula="of:=ASIN( - ( [.N30] / [.M30] ) )" office:value-type="float" office:value="0.115392380334675">
            <text:p>0,1153923803</text:p>
          </table:table-cell>
          <table:table-cell table:style-name="ce118" table:formula="of:=[.S30] * ( 180 / 3.14159265359 )" office:value-type="float" office:value="6.61149638114487">
            <text:p>6,6114963811</text:p>
          </table:table-cell>
          <table:table-cell table:style-name="ce151" table:formula="of:=0*[.F30]+5.7" office:value-type="float" office:value="5.7">
            <text:p>5,7</text:p>
          </table:table-cell>
          <table:table-cell table:style-name="ce154" table:formula="of:=0*[.F30]-0.8" office:value-type="float" office:value="-0.8">
            <text:p>-0,8</text:p>
          </table:table-cell>
          <table:table-cell/>
          <table:table-cell table:formula="of:=[.X29]" office:value-type="float" office:value="0">
            <text:p>0</text:p>
          </table:table-cell>
          <table:table-cell table:formula="of:=[.Y29]" office:value-type="float" office:value="-0.0065">
            <text:p>-0,0065</text:p>
          </table:table-cell>
          <table:table-cell table:formula="of:=[.Z29]" office:value-type="float" office:value="101325">
            <text:p>101325</text:p>
          </table:table-cell>
          <table:table-cell table:formula="of:=[.AA29]" office:value-type="float" office:value="1.225">
            <text:p>1,225</text:p>
          </table:table-cell>
          <table:table-cell table:formula="of:=[.AB29]" office:value-type="float" office:value="288.15">
            <text:p>288,15</text:p>
          </table:table-cell>
          <table:table-cell table:formula="of:=[.AC29]" office:value-type="float" office:value="1.235">
            <text:p>1,235</text:p>
          </table:table-cell>
          <table:table-cell table:formula="of:=[.AD29]" office:value-type="float" office:value="9.81">
            <text:p>9,81</text:p>
          </table:table-cell>
          <table:table-cell table:formula="of:=[.AE29]" office:value-type="float" office:value="293.15">
            <text:p>293,15</text:p>
          </table:table-cell>
          <table:table-cell table:formula="of:=[.AF29]" office:value-type="float" office:value="100600">
            <text:p>100600</text:p>
          </table:table-cell>
          <table:table-cell table:formula="of:=[.AG29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5.6">
            <text:p>5,6</text:p>
          </table:table-cell>
          <table:table-cell office:value-type="float" office:value="574">
            <text:p>574</text:p>
          </table:table-cell>
          <table:table-cell table:formula="of:=[.A31]+273.15" office:value-type="float" office:value="278.75">
            <text:p>278,75</text:p>
          </table:table-cell>
          <table:table-cell table:style-name="ce12" table:formula="of:=[.D30]" office:value-type="float" office:value="52">
            <text:p>52</text:p>
          </table:table-cell>
          <table:table-cell table:style-name="ce12" table:formula="of:=[.E30]-0.38095" office:value-type="float" office:value="3688.76195">
            <text:p>3688,76195</text:p>
          </table:table-cell>
          <table:table-cell table:style-name="ce118" table:formula="of:=[.F30]+11.42857" office:value-type="float" office:value="217.14283">
            <text:p>217,14283</text:p>
          </table:table-cell>
          <table:table-cell table:formula="of:=[.AB31]+([.B31]*[.Y31])" office:value-type="float" office:value="284.419">
            <text:p>284,419</text:p>
          </table:table-cell>
          <table:table-cell table:formula="of:=[.AA31] * ( ( 1 + ( [.Y31] * ( [.B31] / [.AB31] ) ) ) ^ 4.256 )" office:value-type="float" office:value="1.15890289770045">
            <text:p>1,1589028977</text:p>
          </table:table-cell>
          <table:table-cell table:formula="of:=( [.H31] * [.G31] ) / [.C31]" office:value-type="float" office:value="1.18247176057781">
            <text:p>1,1824717606</text:p>
          </table:table-cell>
          <table:table-cell table:formula="of:=[.Z31] * ( ( 1+ ( [.Y31] * ( [.B31] / [.AB31] ) ) ) ^ 5.256 )" office:value-type="float" office:value="94616.6470281634">
            <text:p>94616,6470281634</text:p>
          </table:table-cell>
          <table:table-cell table:formula="of:=[.K30] + ([.B31]-[.B30])" office:value-type="float" office:value="-1343">
            <text:p>-1343</text:p>
          </table:table-cell>
          <table:table-cell table:formula="of:= [.E31] * [.AD31] * COS( [.S31] )" office:value-type="float" office:value="35954.1104669664">
            <text:p>35954,1104669664</text:p>
          </table:table-cell>
          <table:table-cell table:style-name="ce123" table:formula="of:=-0.02*[.F31]+58.05" office:value-type="float" office:value="53.7071434">
            <text:p>53,7071434</text:p>
          </table:table-cell>
          <table:table-cell table:style-name="ce129" table:formula="of:= ( [.K31] / [.F31] ) * ( ( ( [.C30] + [.C31] ) / 2 ) / ( ( [.G30] + [.G31] ) / 2 ) )" office:value-type="float" office:value="-6.0802195749077">
            <text:p>-6,0802195749</text:p>
          </table:table-cell>
          <table:table-cell table:style-name="ce123" table:formula="of:=0.01*[.F31]+15.55" office:value-type="float" office:value="17.7214283">
            <text:p>17,7214283</text:p>
          </table:table-cell>
          <table:table-cell table:style-name="ce138" table:formula="of:= - ( [.E31] * [.AD31] * SIN( [.S31] ) )" office:value-type="float" office:value="-4096.72532422735">
            <text:p>-4096,7253242274</text:p>
          </table:table-cell>
          <table:table-cell table:style-name="ce143" table:formula="of:= - ( ( 2 * [.P31] ) / ( ( ( [.M31] ) ^ 2 ) * [.AG31] * [.I31] ) )" office:value-type="float" office:value="0.0857934092079984">
            <text:p>0,0857934092</text:p>
          </table:table-cell>
          <table:table-cell table:style-name="ce148" table:formula="of:= ( ( 2 * [.L31] ) / ( ( ( [.M31] ) ^ 2 ) * [.AG31] * [.I31] ) )" office:value-type="float" office:value="0.752949116153838">
            <text:p>0,7529491162</text:p>
          </table:table-cell>
          <table:table-cell table:style-name="ce118" table:formula="of:=ASIN( - ( [.N31] / [.M31] ) )" office:value-type="float" office:value="0.113453866253587">
            <text:p>0,1134538663</text:p>
          </table:table-cell>
          <table:table-cell table:style-name="ce118" table:formula="of:=[.S31] * ( 180 / 3.14159265359 )" office:value-type="float" office:value="6.50042770577181">
            <text:p>6,5004277058</text:p>
          </table:table-cell>
          <table:table-cell table:style-name="ce151" table:formula="of:=0*[.F31]+5.7" office:value-type="float" office:value="5.7">
            <text:p>5,7</text:p>
          </table:table-cell>
          <table:table-cell table:style-name="ce154" table:formula="of:=0*[.F31]-0.8" office:value-type="float" office:value="-0.8">
            <text:p>-0,8</text:p>
          </table:table-cell>
          <table:table-cell/>
          <table:table-cell table:formula="of:=[.X30]" office:value-type="float" office:value="0">
            <text:p>0</text:p>
          </table:table-cell>
          <table:table-cell table:formula="of:=[.Y30]" office:value-type="float" office:value="-0.0065">
            <text:p>-0,0065</text:p>
          </table:table-cell>
          <table:table-cell table:formula="of:=[.Z30]" office:value-type="float" office:value="101325">
            <text:p>101325</text:p>
          </table:table-cell>
          <table:table-cell table:formula="of:=[.AA30]" office:value-type="float" office:value="1.225">
            <text:p>1,225</text:p>
          </table:table-cell>
          <table:table-cell table:formula="of:=[.AB30]" office:value-type="float" office:value="288.15">
            <text:p>288,15</text:p>
          </table:table-cell>
          <table:table-cell table:formula="of:=[.AC30]" office:value-type="float" office:value="1.235">
            <text:p>1,235</text:p>
          </table:table-cell>
          <table:table-cell table:formula="of:=[.AD30]" office:value-type="float" office:value="9.81">
            <text:p>9,81</text:p>
          </table:table-cell>
          <table:table-cell table:formula="of:=[.AE30]" office:value-type="float" office:value="293.15">
            <text:p>293,15</text:p>
          </table:table-cell>
          <table:table-cell table:formula="of:=[.AF30]" office:value-type="float" office:value="100600">
            <text:p>100600</text:p>
          </table:table-cell>
          <table:table-cell table:formula="of:=[.AG30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3.8">
            <text:p>3,8</text:p>
          </table:table-cell>
          <table:table-cell office:value-type="float" office:value="524">
            <text:p>524</text:p>
          </table:table-cell>
          <table:table-cell table:formula="of:=[.A32]+273.15" office:value-type="float" office:value="276.95">
            <text:p>276,95</text:p>
          </table:table-cell>
          <table:table-cell table:style-name="ce12" table:formula="of:=[.D31]" office:value-type="float" office:value="52">
            <text:p>52</text:p>
          </table:table-cell>
          <table:table-cell table:style-name="ce12" table:formula="of:=[.E31]-0.38095" office:value-type="float" office:value="3688.381">
            <text:p>3688,381</text:p>
          </table:table-cell>
          <table:table-cell table:style-name="ce118" table:formula="of:=[.F31]+11.42857" office:value-type="float" office:value="228.5714">
            <text:p>228,5714</text:p>
          </table:table-cell>
          <table:table-cell table:formula="of:=[.AB32]+([.B32]*[.Y32])" office:value-type="float" office:value="284.744">
            <text:p>284,744</text:p>
          </table:table-cell>
          <table:table-cell table:formula="of:=[.AA32] * ( ( 1 + ( [.Y32] * ( [.B32] / [.AB32] ) ) ) ^ 4.256 )" office:value-type="float" office:value="1.16454942298818">
            <text:p>1,164549423</text:p>
          </table:table-cell>
          <table:table-cell table:formula="of:=( [.H32] * [.G32] ) / [.C32]" office:value-type="float" office:value="1.19732248022873">
            <text:p>1,1973224802</text:p>
          </table:table-cell>
          <table:table-cell table:formula="of:=[.Z32] * ( ( 1+ ( [.Y32] * ( [.B32] / [.AB32] ) ) ) ^ 5.256 )" office:value-type="float" office:value="95186.2912970533">
            <text:p>95186,2912970533</text:p>
          </table:table-cell>
          <table:table-cell table:formula="of:=[.K31] + ([.B32]-[.B31])" office:value-type="float" office:value="-1393">
            <text:p>-1393</text:p>
          </table:table-cell>
          <table:table-cell table:formula="of:= [.E32] * [.AD32] * COS( [.S32] )" office:value-type="float" office:value="35958.3546410225">
            <text:p>35958,3546410225</text:p>
          </table:table-cell>
          <table:table-cell table:style-name="ce123" table:formula="of:=-0.02*[.F32]+58.05" office:value-type="float" office:value="53.478572">
            <text:p>53,478572</text:p>
          </table:table-cell>
          <table:table-cell table:style-name="ce129" table:formula="of:= ( [.K32] / [.F32] ) * ( ( ( [.C31] + [.C32] ) / 2 ) / ( ( [.G31] + [.G32] ) / 2 ) )" office:value-type="float" office:value="-5.9502192005288">
            <text:p>-5,9502192005</text:p>
          </table:table-cell>
          <table:table-cell table:style-name="ce123" table:formula="of:=0.01*[.F32]+15.55" office:value-type="float" office:value="17.835714">
            <text:p>17,835714</text:p>
          </table:table-cell>
          <table:table-cell table:style-name="ce138" table:formula="of:= - ( [.E32] * [.AD32] * SIN( [.S32] ) )" office:value-type="float" office:value="-4025.85331029583">
            <text:p>-4025,8533102958</text:p>
          </table:table-cell>
          <table:table-cell table:style-name="ce143" table:formula="of:= - ( ( 2 * [.P32] ) / ( ( ( [.M32] ) ^ 2 ) * [.AG32] * [.I32] ) )" office:value-type="float" office:value="0.0839767707039997">
            <text:p>0,0839767707</text:p>
          </table:table-cell>
          <table:table-cell table:style-name="ce148" table:formula="of:= ( ( 2 * [.L32] ) / ( ( ( [.M32] ) ^ 2 ) * [.AG32] * [.I32] ) )" office:value-type="float" office:value="0.750068686024818">
            <text:p>0,750068686</text:p>
          </table:table-cell>
          <table:table-cell table:style-name="ce118" table:formula="of:=ASIN( - ( [.N32] / [.M32] ) )" office:value-type="float" office:value="0.111494468885021">
            <text:p>0,1114944689</text:p>
          </table:table-cell>
          <table:table-cell table:style-name="ce118" table:formula="of:=[.S32] * ( 180 / 3.14159265359 )" office:value-type="float" office:value="6.38816250616397">
            <text:p>6,3881625062</text:p>
          </table:table-cell>
          <table:table-cell table:style-name="ce151" table:formula="of:=0*[.F32]+5.7" office:value-type="float" office:value="5.7">
            <text:p>5,7</text:p>
          </table:table-cell>
          <table:table-cell table:style-name="ce154" table:formula="of:=0*[.F32]-0.8" office:value-type="float" office:value="-0.8">
            <text:p>-0,8</text:p>
          </table:table-cell>
          <table:table-cell/>
          <table:table-cell table:formula="of:=[.X31]" office:value-type="float" office:value="0">
            <text:p>0</text:p>
          </table:table-cell>
          <table:table-cell table:formula="of:=[.Y31]" office:value-type="float" office:value="-0.0065">
            <text:p>-0,0065</text:p>
          </table:table-cell>
          <table:table-cell table:formula="of:=[.Z31]" office:value-type="float" office:value="101325">
            <text:p>101325</text:p>
          </table:table-cell>
          <table:table-cell table:formula="of:=[.AA31]" office:value-type="float" office:value="1.225">
            <text:p>1,225</text:p>
          </table:table-cell>
          <table:table-cell table:formula="of:=[.AB31]" office:value-type="float" office:value="288.15">
            <text:p>288,15</text:p>
          </table:table-cell>
          <table:table-cell table:formula="of:=[.AC31]" office:value-type="float" office:value="1.235">
            <text:p>1,235</text:p>
          </table:table-cell>
          <table:table-cell table:formula="of:=[.AD31]" office:value-type="float" office:value="9.81">
            <text:p>9,81</text:p>
          </table:table-cell>
          <table:table-cell table:formula="of:=[.AE31]" office:value-type="float" office:value="293.15">
            <text:p>293,15</text:p>
          </table:table-cell>
          <table:table-cell table:formula="of:=[.AF31]" office:value-type="float" office:value="100600">
            <text:p>100600</text:p>
          </table:table-cell>
          <table:table-cell table:formula="of:=[.AG31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3" office:value-type="float" office:value="2.1">
            <text:p>2,1</text:p>
          </table:table-cell>
          <table:table-cell table:style-name="ce102" office:value-type="float" office:value="476">
            <text:p>476</text:p>
          </table:table-cell>
          <table:table-cell table:style-name="ce102" table:formula="of:=[.A33]+273.15" office:value-type="float" office:value="275.25">
            <text:p>275,25</text:p>
          </table:table-cell>
          <table:table-cell table:style-name="ce102" table:formula="of:=[.D32]" office:value-type="float" office:value="52">
            <text:p>52</text:p>
          </table:table-cell>
          <table:table-cell table:style-name="ce102" table:formula="of:=[.E32]-0.38095" office:value-type="float" office:value="3688.00005">
            <text:p>3688,00005</text:p>
          </table:table-cell>
          <table:table-cell table:style-name="ce119" table:formula="of:=[.F32]+11.42857" office:value-type="float" office:value="239.99997">
            <text:p>239,99997</text:p>
          </table:table-cell>
          <table:table-cell table:style-name="ce102" table:formula="of:=[.AB33]+([.B33]*[.Y33])" office:value-type="float" office:value="285.056">
            <text:p>285,056</text:p>
          </table:table-cell>
          <table:table-cell table:style-name="ce102" table:formula="of:=[.AA33] * ( ( 1 + ( [.Y33] * ( [.B33] / [.AB33] ) ) ) ^ 4.256 )" office:value-type="float" office:value="1.16998986533966">
            <text:p>1,1699898653</text:p>
          </table:table-cell>
          <table:table-cell table:style-name="ce102" table:formula="of:=( [.H33] * [.G33] ) / [.C33]" office:value-type="float" office:value="1.21167168412085">
            <text:p>1,2116716841</text:p>
          </table:table-cell>
          <table:table-cell table:style-name="ce102" table:formula="of:=[.Z33] * ( ( 1+ ( [.Y33] * ( [.B33] / [.AB33] ) ) ) ^ 5.256 )" office:value-type="float" office:value="95735.7593418201">
            <text:p>95735,7593418201</text:p>
          </table:table-cell>
          <table:table-cell table:style-name="ce102" table:formula="of:=[.K32] + ([.B33]-[.B32])" office:value-type="float" office:value="-1441">
            <text:p>-1441</text:p>
          </table:table-cell>
          <table:table-cell table:style-name="ce102" table:formula="of:= [.E33] * [.AD33] * COS( [.S33] )" office:value-type="float" office:value="35962.6366031567">
            <text:p>35962,6366031567</text:p>
          </table:table-cell>
          <table:table-cell table:style-name="ce124" table:formula="of:=-0.02*[.F33]+58.05" office:value-type="float" office:value="53.2500006">
            <text:p>53,2500006</text:p>
          </table:table-cell>
          <table:table-cell table:style-name="ce130" table:formula="of:= ( [.K33] / [.F33] ) * ( ( ( [.C32] + [.C33] ) / 2 ) / ( ( [.G32] + [.G33] ) / 2 ) )" office:value-type="float" office:value="-5.81871050854859">
            <text:p>-5,8187105085</text:p>
          </table:table-cell>
          <table:table-cell table:style-name="ce124" table:formula="of:=0.01*[.F33]+15.55" office:value-type="float" office:value="17.9499997">
            <text:p>17,9499997</text:p>
          </table:table-cell>
          <table:table-cell table:style-name="ce139" table:formula="of:= - ( [.E33] * [.AD33] * SIN( [.S33] ) )" office:value-type="float" office:value="-3953.36633257802">
            <text:p>-3953,366332578</text:p>
          </table:table-cell>
          <table:table-cell table:style-name="ce144" table:formula="of:= - ( ( 2 * [.P33] ) / ( ( ( [.M33] ) ^ 2 ) * [.AG33] * [.I33] ) )" office:value-type="float" office:value="0.0821892147008808">
            <text:p>0,0821892147</text:p>
          </table:table-cell>
          <table:table-cell table:style-name="ce149" table:formula="of:= ( ( 2 * [.L33] ) / ( ( ( [.M33] ) ^ 2 ) * [.AG33] * [.I33] ) )" office:value-type="float" office:value="0.747651649843222">
            <text:p>0,7476516498</text:p>
          </table:table-cell>
          <table:table-cell table:style-name="ce119" table:formula="of:=ASIN( - ( [.N33] / [.M33] ) )" office:value-type="float" office:value="0.109490189778635">
            <text:p>0,1094901898</text:p>
          </table:table-cell>
          <table:table-cell table:style-name="ce119" table:formula="of:=[.S33] * ( 180 / 3.14159265359 )" office:value-type="float" office:value="6.2733257724018">
            <text:p>6,2733257724</text:p>
          </table:table-cell>
          <table:table-cell table:style-name="ce152" table:formula="of:=0*[.F33]+5.7" office:value-type="float" office:value="5.7">
            <text:p>5,7</text:p>
          </table:table-cell>
          <table:table-cell table:style-name="ce155" table:formula="of:=0*[.F33]-0.8" office:value-type="float" office:value="-0.8">
            <text:p>-0,8</text:p>
          </table:table-cell>
          <table:table-cell/>
          <table:table-cell table:formula="of:=[.X32]" office:value-type="float" office:value="0">
            <text:p>0</text:p>
          </table:table-cell>
          <table:table-cell table:formula="of:=[.Y32]" office:value-type="float" office:value="-0.0065">
            <text:p>-0,0065</text:p>
          </table:table-cell>
          <table:table-cell table:formula="of:=[.Z32]" office:value-type="float" office:value="101325">
            <text:p>101325</text:p>
          </table:table-cell>
          <table:table-cell table:formula="of:=[.AA32]" office:value-type="float" office:value="1.225">
            <text:p>1,225</text:p>
          </table:table-cell>
          <table:table-cell table:formula="of:=[.AB32]" office:value-type="float" office:value="288.15">
            <text:p>288,15</text:p>
          </table:table-cell>
          <table:table-cell table:formula="of:=[.AC32]" office:value-type="float" office:value="1.235">
            <text:p>1,235</text:p>
          </table:table-cell>
          <table:table-cell table:formula="of:=[.AD32]" office:value-type="float" office:value="9.81">
            <text:p>9,81</text:p>
          </table:table-cell>
          <table:table-cell table:formula="of:=[.AE32]" office:value-type="float" office:value="293.15">
            <text:p>293,15</text:p>
          </table:table-cell>
          <table:table-cell table:formula="of:=[.AF32]" office:value-type="float" office:value="100600">
            <text:p>100600</text:p>
          </table:table-cell>
          <table:table-cell table:formula="of:=[.AG32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12" table:number-columns-repeated="12"/>
          <table:table-cell table:style-name="ce118"/>
          <table:table-cell/>
          <table:table-cell table:style-name="ce118"/>
          <table:table-cell/>
          <table:table-cell table:style-name="ce118" table:number-columns-repeated="2"/>
          <table:table-cell table:number-columns-repeated="2"/>
          <table:table-cell table:style-name="ce118" table:number-columns-repeated="2"/>
          <table:table-cell table:style-name="ce112"/>
          <table:table-cell table:style-name="ce112" table:formula="of:=[.X33]" office:value-type="float" office:value="0">
            <text:p>0</text:p>
          </table:table-cell>
          <table:table-cell table:style-name="ce112" table:formula="of:=[.Y33]" office:value-type="float" office:value="-0.0065">
            <text:p>-0,0065</text:p>
          </table:table-cell>
          <table:table-cell table:style-name="ce112" table:formula="of:=[.Z33]" office:value-type="float" office:value="101325">
            <text:p>101325</text:p>
          </table:table-cell>
          <table:table-cell table:style-name="ce112" table:formula="of:=[.AA33]" office:value-type="float" office:value="1.225">
            <text:p>1,225</text:p>
          </table:table-cell>
          <table:table-cell table:style-name="ce112" table:formula="of:=[.AB33]" office:value-type="float" office:value="288.15">
            <text:p>288,15</text:p>
          </table:table-cell>
          <table:table-cell table:style-name="ce112" table:formula="of:=[.AC33]" office:value-type="float" office:value="1.235">
            <text:p>1,235</text:p>
          </table:table-cell>
          <table:table-cell table:style-name="ce112" table:formula="of:=[.AD33]" office:value-type="float" office:value="9.81">
            <text:p>9,81</text:p>
          </table:table-cell>
          <table:table-cell table:style-name="ce112" table:formula="of:=[.AE33]" office:value-type="float" office:value="293.15">
            <text:p>293,15</text:p>
          </table:table-cell>
          <table:table-cell table:style-name="ce112" table:formula="of:=[.AF33]" office:value-type="float" office:value="100600">
            <text:p>100600</text:p>
          </table:table-cell>
          <table:table-cell table:style-name="ce112" table:formula="of:=[.AG33]" office:value-type="float" office:value="28">
            <text:p>28</text:p>
          </table:table-cell>
          <table:table-cell table:style-name="ce112" table:number-columns-repeated="991"/>
        </table:table-row>
        <table:table-row table:style-name="ro1">
          <table:table-cell table:style-name="ce110" office:value-type="string">
            <text:p>T °C</text:p>
          </table:table-cell>
          <table:table-cell table:style-name="ce14" office:value-type="string">
            <text:p>H m</text:p>
          </table:table-cell>
          <table:table-cell table:style-name="ce14" office:value-type="string">
            <text:p>T K</text:p>
          </table:table-cell>
          <table:table-cell table:style-name="ce14" office:value-type="string">
            <text:p>Vias m/s</text:p>
          </table:table-cell>
          <table:table-cell table:style-name="ce14" office:value-type="string">
            <text:p>m_ges</text:p>
          </table:table-cell>
          <table:table-cell table:style-name="ce117" office:value-type="string">
            <text:p>delta_t</text:p>
          </table:table-cell>
          <table:table-cell table:style-name="ce14" office:value-type="string">
            <text:p>T_INA</text:p>
          </table:table-cell>
          <table:table-cell table:style-name="ce14" office:value-type="string">
            <text:p>rho_ina</text:p>
          </table:table-cell>
          <table:table-cell table:style-name="ce14" office:value-type="string">
            <text:p>rho_real</text:p>
          </table:table-cell>
          <table:table-cell table:style-name="ce14" office:value-type="string">
            <text:p>p_ina</text:p>
          </table:table-cell>
          <table:table-cell table:style-name="ce14" office:value-type="string">
            <text:p>delta_H_INA</text:p>
          </table:table-cell>
          <table:table-cell table:style-name="ce14" office:value-type="string">
            <text:p>A</text:p>
          </table:table-cell>
          <table:table-cell table:style-name="ce121" office:value-type="string">
            <text:p>V_TAS m/s</text:p>
          </table:table-cell>
          <table:table-cell table:style-name="ce127" office:value-type="string">
            <text:p>wg_real</text:p>
          </table:table-cell>
          <table:table-cell table:style-name="ce121" office:value-type="string">
            <text:p>q</text:p>
          </table:table-cell>
          <table:table-cell table:style-name="ce127" office:value-type="string">
            <text:p>W</text:p>
          </table:table-cell>
          <table:table-cell table:style-name="ce141" office:value-type="string">
            <text:p>C_w</text:p>
          </table:table-cell>
          <table:table-cell table:style-name="ce146" office:value-type="string">
            <text:p>C_a</text:p>
          </table:table-cell>
          <table:table-cell table:style-name="ce127" office:value-type="string">
            <text:p>gamma_rad</text:p>
          </table:table-cell>
          <table:table-cell table:style-name="ce127" office:value-type="string">
            <text:p>gamma_deg</text:p>
          </table:table-cell>
          <table:table-cell table:style-name="ce141" office:value-type="string">
            <text:p>alpha</text:p>
          </table:table-cell>
          <table:table-cell table:style-name="ce146" office:value-type="string">
            <text:p>eta</text:p>
          </table:table-cell>
          <table:table-cell table:style-name="ce112"/>
          <table:table-cell table:style-name="ce112" table:formula="of:=[.X34]" office:value-type="float" office:value="0">
            <text:p>0</text:p>
          </table:table-cell>
          <table:table-cell table:style-name="ce112" table:formula="of:=[.Y34]" office:value-type="float" office:value="-0.0065">
            <text:p>-0,0065</text:p>
          </table:table-cell>
          <table:table-cell table:style-name="ce112" table:formula="of:=[.Z34]" office:value-type="float" office:value="101325">
            <text:p>101325</text:p>
          </table:table-cell>
          <table:table-cell table:style-name="ce112" table:formula="of:=[.AA34]" office:value-type="float" office:value="1.225">
            <text:p>1,225</text:p>
          </table:table-cell>
          <table:table-cell table:style-name="ce112" table:formula="of:=[.AB34]" office:value-type="float" office:value="288.15">
            <text:p>288,15</text:p>
          </table:table-cell>
          <table:table-cell table:style-name="ce112" table:formula="of:=[.AC34]" office:value-type="float" office:value="1.235">
            <text:p>1,235</text:p>
          </table:table-cell>
          <table:table-cell table:style-name="ce112" table:formula="of:=[.AD34]" office:value-type="float" office:value="9.81">
            <text:p>9,81</text:p>
          </table:table-cell>
          <table:table-cell table:style-name="ce112" table:formula="of:=[.AE34]" office:value-type="float" office:value="293.15">
            <text:p>293,15</text:p>
          </table:table-cell>
          <table:table-cell table:style-name="ce112" table:formula="of:=[.AF34]" office:value-type="float" office:value="100600">
            <text:p>100600</text:p>
          </table:table-cell>
          <table:table-cell table:style-name="ce112" table:formula="of:=[.AG34]" office:value-type="float" office:value="28">
            <text:p>28</text:p>
          </table:table-cell>
          <table:table-cell table:style-name="ce112" table:number-columns-repeated="991"/>
        </table:table-row>
        <table:table-row table:style-name="ro1">
          <table:table-cell table:style-name="ce113" office:value-type="float" office:value="6.2">
            <text:p>6,2</text:p>
          </table:table-cell>
          <table:table-cell table:style-name="ce115" office:value-type="float" office:value="2039">
            <text:p>2039</text:p>
          </table:table-cell>
          <table:table-cell table:style-name="ce115" table:formula="of:=[.A36]+273.15" office:value-type="float" office:value="279.35">
            <text:p>279,35</text:p>
          </table:table-cell>
          <table:table-cell table:style-name="ce115"/>
          <table:table-cell table:style-name="ce115" office:value-type="float" office:value="3657">
            <text:p>3657</text:p>
          </table:table-cell>
          <table:table-cell table:style-name="ce115" office:value-type="float" office:value="0">
            <text:p>0</text:p>
          </table:table-cell>
          <table:table-cell table:style-name="ce115" table:formula="of:=[.AB36]+([.B36]*[.Y36])" office:value-type="float" office:value="274.8965">
            <text:p>274,8965</text:p>
          </table:table-cell>
          <table:table-cell table:style-name="ce115" table:formula="of:=[.AA36] * ( ( 1 + ( [.Y36] * ( [.B36] / [.AB36] ) ) ) ^ 4.256 )" office:value-type="float" office:value="1.00254386760892">
            <text:p>1,0025438676</text:p>
          </table:table-cell>
          <table:table-cell table:style-name="ce115" table:formula="of:=( [.H36] * [.G36] ) / [.C36]" office:value-type="float" office:value="0.986560946132652">
            <text:p>0,9865609461</text:p>
          </table:table-cell>
          <table:table-cell table:style-name="ce115" table:formula="of:=[.Z36] * ( ( 1+ ( [.Y36] * ( [.B36] / [.AB36] ) ) ) ^ 5.256 )" office:value-type="float" office:value="79110.5666071483">
            <text:p>79110,5666071483</text:p>
          </table:table-cell>
          <table:table-cell table:style-name="ce115"/>
          <table:table-cell table:style-name="ce115" table:formula="of:= [.E36] * [.AD36] * COS( [.S36] )" office:value-type="float" office:value="0">
            <text:p>#DIV/0!</text:p>
          </table:table-cell>
          <table:table-cell table:style-name="ce125" table:formula="of:=-0.06*[.F36]+57.8" office:value-type="float" office:value="57.8">
            <text:p>57,8</text:p>
          </table:table-cell>
          <table:table-cell table:style-name="ce131" table:formula="of:= ( [.K36] / [.F36] ) * ( ( ( [.C35] + [.C36] ) / 2 ) / ( ( [.G35] + [.G36] ) / 2 ) )" office:value-type="float" office:value="0">
            <text:p>#DIV/0!</text:p>
          </table:table-cell>
          <table:table-cell table:style-name="ce125" table:formula="of:=-0.02*[.F36]+13.6" office:value-type="float" office:value="13.6">
            <text:p>13,6</text:p>
          </table:table-cell>
          <table:table-cell table:style-name="ce140" table:formula="of:= - ( [.E36] * [.AD36] * SIN( [.S36] ) )" office:value-type="float" office:value="0">
            <text:p>#DIV/0!</text:p>
          </table:table-cell>
          <table:table-cell table:style-name="ce145" table:formula="of:= - ( ( 2 * [.P36] ) / ( ( ( [.M36] ) ^ 2 ) * [.AG36] * [.I36] ) )" office:value-type="float" office:value="0">
            <text:p>#DIV/0!</text:p>
          </table:table-cell>
          <table:table-cell table:style-name="ce150" table:formula="of:= ( ( 2 * [.L36] ) / ( ( ( [.M36] ) ^ 2 ) * [.AG36] * [.I36] ) )" office:value-type="float" office:value="0">
            <text:p>#DIV/0!</text:p>
          </table:table-cell>
          <table:table-cell table:style-name="ce115" table:formula="of:=ASIN( - ( [.N36] / [.M36] ) )" office:value-type="float" office:value="0">
            <text:p>#DIV/0!</text:p>
          </table:table-cell>
          <table:table-cell table:style-name="ce115" table:formula="of:=[.S36] * ( 180 / 3.14159265359 )" office:value-type="float" office:value="0">
            <text:p>#DIV/0!</text:p>
          </table:table-cell>
          <table:table-cell table:style-name="ce113" table:formula="of:=0.02*[.F36]+5.95" office:value-type="float" office:value="5.95">
            <text:p>5,95</text:p>
          </table:table-cell>
          <table:table-cell table:style-name="ce156" table:formula="of:=-0.01*[.F36]-2.7" office:value-type="float" office:value="-2.7">
            <text:p>-2,7</text:p>
          </table:table-cell>
          <table:table-cell/>
          <table:table-cell table:formula="of:=[.X35]" office:value-type="float" office:value="0">
            <text:p>0</text:p>
          </table:table-cell>
          <table:table-cell table:formula="of:=[.Y35]" office:value-type="float" office:value="-0.0065">
            <text:p>-0,0065</text:p>
          </table:table-cell>
          <table:table-cell table:formula="of:=[.Z35]" office:value-type="float" office:value="101325">
            <text:p>101325</text:p>
          </table:table-cell>
          <table:table-cell table:formula="of:=[.AA35]" office:value-type="float" office:value="1.225">
            <text:p>1,225</text:p>
          </table:table-cell>
          <table:table-cell table:formula="of:=[.AB35]" office:value-type="float" office:value="288.15">
            <text:p>288,15</text:p>
          </table:table-cell>
          <table:table-cell table:formula="of:=[.AC35]" office:value-type="float" office:value="1.235">
            <text:p>1,235</text:p>
          </table:table-cell>
          <table:table-cell table:formula="of:=[.AD35]" office:value-type="float" office:value="9.81">
            <text:p>9,81</text:p>
          </table:table-cell>
          <table:table-cell table:formula="of:=[.AE35]" office:value-type="float" office:value="293.15">
            <text:p>293,15</text:p>
          </table:table-cell>
          <table:table-cell table:formula="of:=[.AF35]" office:value-type="float" office:value="100600">
            <text:p>100600</text:p>
          </table:table-cell>
          <table:table-cell table:formula="of:=[.AG35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6.2">
            <text:p>6,2</text:p>
          </table:table-cell>
          <table:table-cell office:value-type="float" office:value="2018">
            <text:p>2018</text:p>
          </table:table-cell>
          <table:table-cell table:formula="of:=[.A37]+273.15" office:value-type="float" office:value="279.35">
            <text:p>279,35</text:p>
          </table:table-cell>
          <table:table-cell table:style-name="ce12" table:formula="of:=[.D36]" office:value-type="float" office:value="0">
            <text:p>0</text:p>
          </table:table-cell>
          <table:table-cell table:style-name="ce12" table:formula="of:=[.E36]-0.34375" office:value-type="float" office:value="3656.65625">
            <text:p>3656,65625</text:p>
          </table:table-cell>
          <table:table-cell table:style-name="ce118" table:formula="of:=[.F36]+10" office:value-type="float" office:value="10">
            <text:p>10</text:p>
          </table:table-cell>
          <table:table-cell table:style-name="ce12" table:formula="of:=[.AB37]+([.B37]*[.Y37])" office:value-type="float" office:value="275.033">
            <text:p>275,033</text:p>
          </table:table-cell>
          <table:table-cell table:style-name="ce12" table:formula="of:=[.AA37] * ( ( 1 + ( [.Y37] * ( [.B37] / [.AB37] ) ) ) ^ 4.256 )" office:value-type="float" office:value="1.00466427598481">
            <text:p>1,004664276</text:p>
          </table:table-cell>
          <table:table-cell table:style-name="ce12" table:formula="of:=( [.H37] * [.G37] ) / [.C37]" office:value-type="float" office:value="0.989138463636768">
            <text:p>0,9891384636</text:p>
          </table:table-cell>
          <table:table-cell table:style-name="ce12" table:formula="of:=[.Z37] * ( ( 1+ ( [.Y37] * ( [.B37] / [.AB37] ) ) ) ^ 5.256 )" office:value-type="float" office:value="79317.2531489071">
            <text:p>79317,2531489071</text:p>
          </table:table-cell>
          <table:table-cell table:style-name="ce12" table:formula="of:=[.K36] + ([.B37]-[.B36])" office:value-type="float" office:value="-21">
            <text:p>-21</text:p>
          </table:table-cell>
          <table:table-cell table:style-name="ce12" table:formula="of:= [.E37] * [.AD37] * COS( [.S37] )" office:value-type="float" office:value="35846.836689862">
            <text:p>35846,836689862</text:p>
          </table:table-cell>
          <table:table-cell table:style-name="ce123" table:formula="of:=-0.06*[.F37]+57.8" office:value-type="float" office:value="57.2">
            <text:p>57,2</text:p>
          </table:table-cell>
          <table:table-cell table:style-name="ce129" table:formula="of:= ( [.K37] / [.F37] ) * ( ( ( [.C36] + [.C37] ) / 2 ) / ( ( [.G36] + [.G37] ) / 2 ) )" office:value-type="float" office:value="-2.13349165665781">
            <text:p>-2,1334916567</text:p>
          </table:table-cell>
          <table:table-cell table:style-name="ce123" table:formula="of:=-0.02*[.F37]+13.6" office:value-type="float" office:value="13.4">
            <text:p>13,4</text:p>
          </table:table-cell>
          <table:table-cell table:style-name="ce138" table:formula="of:= - ( [.E37] * [.AD37] * SIN( [.S37] ) )" office:value-type="float" office:value="-1337.97519829169">
            <text:p>-1337,9751982917</text:p>
          </table:table-cell>
          <table:table-cell table:style-name="ce143" table:formula="of:= - ( ( 2 * [.P37] ) / ( ( ( [.M37] ) ^ 2 ) * [.AG37] * [.I37] ) )" office:value-type="float" office:value="0.0295305053935579">
            <text:p>0,0295305054</text:p>
          </table:table-cell>
          <table:table-cell table:style-name="ce148" table:formula="of:= ( ( 2 * [.L37] ) / ( ( ( [.M37] ) ^ 2 ) * [.AG37] * [.I37] ) )" office:value-type="float" office:value="0.791177000562892">
            <text:p>0,7911770006</text:p>
          </table:table-cell>
          <table:table-cell table:style-name="ce118" table:formula="of:=ASIN( - ( [.N37] / [.M37] ) )" office:value-type="float" office:value="0.0373074589600597">
            <text:p>0,037307459</text:p>
          </table:table-cell>
          <table:table-cell table:style-name="ce118" table:formula="of:=[.S37] * ( 180 / 3.14159265359 )" office:value-type="float" office:value="2.13755994276881">
            <text:p>2,1375599428</text:p>
          </table:table-cell>
          <table:table-cell table:style-name="ce151" table:formula="of:=0.02*[.F37]+5.95" office:value-type="float" office:value="6.15">
            <text:p>6,15</text:p>
          </table:table-cell>
          <table:table-cell table:style-name="ce154" table:formula="of:=-0.01*[.F37]-2.7" office:value-type="float" office:value="-2.8">
            <text:p>-2,8</text:p>
          </table:table-cell>
          <table:table-cell/>
          <table:table-cell table:formula="of:=[.X36]" office:value-type="float" office:value="0">
            <text:p>0</text:p>
          </table:table-cell>
          <table:table-cell table:formula="of:=[.Y36]" office:value-type="float" office:value="-0.0065">
            <text:p>-0,0065</text:p>
          </table:table-cell>
          <table:table-cell table:formula="of:=[.Z36]" office:value-type="float" office:value="101325">
            <text:p>101325</text:p>
          </table:table-cell>
          <table:table-cell table:formula="of:=[.AA36]" office:value-type="float" office:value="1.225">
            <text:p>1,225</text:p>
          </table:table-cell>
          <table:table-cell table:formula="of:=[.AB36]" office:value-type="float" office:value="288.15">
            <text:p>288,15</text:p>
          </table:table-cell>
          <table:table-cell table:formula="of:=[.AC36]" office:value-type="float" office:value="1.235">
            <text:p>1,235</text:p>
          </table:table-cell>
          <table:table-cell table:formula="of:=[.AD36]" office:value-type="float" office:value="9.81">
            <text:p>9,81</text:p>
          </table:table-cell>
          <table:table-cell table:formula="of:=[.AE36]" office:value-type="float" office:value="293.15">
            <text:p>293,15</text:p>
          </table:table-cell>
          <table:table-cell table:formula="of:=[.AF36]" office:value-type="float" office:value="100600">
            <text:p>100600</text:p>
          </table:table-cell>
          <table:table-cell table:formula="of:=[.AG36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6.6">
            <text:p>6,6</text:p>
          </table:table-cell>
          <table:table-cell office:value-type="float" office:value="1937">
            <text:p>1937</text:p>
          </table:table-cell>
          <table:table-cell table:formula="of:=[.A38]+273.15" office:value-type="float" office:value="279.75">
            <text:p>279,75</text:p>
          </table:table-cell>
          <table:table-cell table:style-name="ce12" table:formula="of:=[.D37]" office:value-type="float" office:value="0">
            <text:p>0</text:p>
          </table:table-cell>
          <table:table-cell table:style-name="ce12" table:formula="of:=[.E37]-0.34375" office:value-type="float" office:value="3656.3125">
            <text:p>3656,3125</text:p>
          </table:table-cell>
          <table:table-cell table:style-name="ce118" table:formula="of:=[.F37]+10" office:value-type="float" office:value="20">
            <text:p>20</text:p>
          </table:table-cell>
          <table:table-cell table:style-name="ce12" table:formula="of:=[.AB38]+([.B38]*[.Y38])" office:value-type="float" office:value="275.5595">
            <text:p>275,5595</text:p>
          </table:table-cell>
          <table:table-cell table:style-name="ce12" table:formula="of:=[.AA38] * ( ( 1 + ( [.Y38] * ( [.B38] / [.AB38] ) ) ) ^ 4.256 )" office:value-type="float" office:value="1.01287515151776">
            <text:p>1,0128751515</text:p>
          </table:table-cell>
          <table:table-cell table:style-name="ce12" table:formula="of:=( [.H38] * [.G38] ) / [.C38]" office:value-type="float" office:value="0.99770284294784">
            <text:p>0,9977028429</text:p>
          </table:table-cell>
          <table:table-cell table:style-name="ce12" table:formula="of:=[.Z38] * ( ( 1+ ( [.Y38] * ( [.B38] / [.AB38] ) ) ) ^ 5.256 )" office:value-type="float" office:value="80118.5728723567">
            <text:p>80118,5728723567</text:p>
          </table:table-cell>
          <table:table-cell table:style-name="ce12" table:formula="of:=[.K37] + ([.B38]-[.B37])" office:value-type="float" office:value="-102">
            <text:p>-102</text:p>
          </table:table-cell>
          <table:table-cell table:style-name="ce12" table:formula="of:= [.E38] * [.AD38] * COS( [.S38] )" office:value-type="float" office:value="35717.9659743398">
            <text:p>35717,9659743398</text:p>
          </table:table-cell>
          <table:table-cell table:style-name="ce123" table:formula="of:=-0.06*[.F38]+57.8" office:value-type="float" office:value="56.6">
            <text:p>56,6</text:p>
          </table:table-cell>
          <table:table-cell table:style-name="ce129" table:formula="of:= ( [.K38] / [.F38] ) * ( ( ( [.C37] + [.C38] ) / 2 ) / ( ( [.G37] + [.G38] ) / 2 ) )" office:value-type="float" office:value="-5.17880283512761">
            <text:p>-5,1788028351</text:p>
          </table:table-cell>
          <table:table-cell table:style-name="ce123" table:formula="of:=-0.02*[.F38]+13.6" office:value-type="float" office:value="13.2">
            <text:p>13,2</text:p>
          </table:table-cell>
          <table:table-cell table:style-name="ce138" table:formula="of:= - ( [.E38] * [.AD38] * SIN( [.S38] ) )" office:value-type="float" office:value="-3281.89936958152">
            <text:p>-3281,8993695815</text:p>
          </table:table-cell>
          <table:table-cell table:style-name="ce143" table:formula="of:= - ( ( 2 * [.P38] ) / ( ( ( [.M38] ) ^ 2 ) * [.AG38] * [.I38] ) )" office:value-type="float" office:value="0.0733437569920509">
            <text:p>0,073343757</text:p>
          </table:table-cell>
          <table:table-cell table:style-name="ce148" table:formula="of:= ( ( 2 * [.L38] ) / ( ( ( [.M38] ) ^ 2 ) * [.AG38] * [.I38] ) )" office:value-type="float" office:value="0.798223687463752">
            <text:p>0,7982236875</text:p>
          </table:table-cell>
          <table:table-cell table:style-name="ce118" table:formula="of:=ASIN( - ( [.N38] / [.M38] ) )" office:value-type="float" office:value="0.0916264363219466">
            <text:p>0,0916264363</text:p>
          </table:table-cell>
          <table:table-cell table:style-name="ce118" table:formula="of:=[.S38] * ( 180 / 3.14159265359 )" office:value-type="float" office:value="5.24980809307139">
            <text:p>5,2498080931</text:p>
          </table:table-cell>
          <table:table-cell table:style-name="ce151" table:formula="of:=0.02*[.F38]+5.95" office:value-type="float" office:value="6.35">
            <text:p>6,35</text:p>
          </table:table-cell>
          <table:table-cell table:style-name="ce154" table:formula="of:=-0.01*[.F38]-2.7" office:value-type="float" office:value="-2.9">
            <text:p>-2,9</text:p>
          </table:table-cell>
          <table:table-cell/>
          <table:table-cell table:formula="of:=[.X37]" office:value-type="float" office:value="0">
            <text:p>0</text:p>
          </table:table-cell>
          <table:table-cell table:formula="of:=[.Y37]" office:value-type="float" office:value="-0.0065">
            <text:p>-0,0065</text:p>
          </table:table-cell>
          <table:table-cell table:formula="of:=[.Z37]" office:value-type="float" office:value="101325">
            <text:p>101325</text:p>
          </table:table-cell>
          <table:table-cell table:formula="of:=[.AA37]" office:value-type="float" office:value="1.225">
            <text:p>1,225</text:p>
          </table:table-cell>
          <table:table-cell table:formula="of:=[.AB37]" office:value-type="float" office:value="288.15">
            <text:p>288,15</text:p>
          </table:table-cell>
          <table:table-cell table:formula="of:=[.AC37]" office:value-type="float" office:value="1.235">
            <text:p>1,235</text:p>
          </table:table-cell>
          <table:table-cell table:formula="of:=[.AD37]" office:value-type="float" office:value="9.81">
            <text:p>9,81</text:p>
          </table:table-cell>
          <table:table-cell table:formula="of:=[.AE37]" office:value-type="float" office:value="293.15">
            <text:p>293,15</text:p>
          </table:table-cell>
          <table:table-cell table:formula="of:=[.AF37]" office:value-type="float" office:value="100600">
            <text:p>100600</text:p>
          </table:table-cell>
          <table:table-cell table:formula="of:=[.AG37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.1">
            <text:p>7,1</text:p>
          </table:table-cell>
          <table:table-cell office:value-type="float" office:value="1869">
            <text:p>1869</text:p>
          </table:table-cell>
          <table:table-cell table:formula="of:=[.A39]+273.15" office:value-type="float" office:value="280.25">
            <text:p>280,25</text:p>
          </table:table-cell>
          <table:table-cell table:style-name="ce12" table:formula="of:=[.D38]" office:value-type="float" office:value="0">
            <text:p>0</text:p>
          </table:table-cell>
          <table:table-cell table:style-name="ce12" table:formula="of:=[.E38]-0.34375" office:value-type="float" office:value="3655.96875">
            <text:p>3655,96875</text:p>
          </table:table-cell>
          <table:table-cell table:style-name="ce118" table:formula="of:=[.F38]+10" office:value-type="float" office:value="30">
            <text:p>30</text:p>
          </table:table-cell>
          <table:table-cell table:style-name="ce12" table:formula="of:=[.AB39]+([.B39]*[.Y39])" office:value-type="float" office:value="276.0015">
            <text:p>276,0015</text:p>
          </table:table-cell>
          <table:table-cell table:style-name="ce12" table:formula="of:=[.AA39] * ( ( 1 + ( [.Y39] * ( [.B39] / [.AB39] ) ) ) ^ 4.256 )" office:value-type="float" office:value="1.01980778737879">
            <text:p>1,0198077874</text:p>
          </table:table-cell>
          <table:table-cell table:style-name="ce12" table:formula="of:=( [.H39] * [.G39] ) / [.C39]" office:value-type="float" office:value="1.00434782882508">
            <text:p>1,0043478288</text:p>
          </table:table-cell>
          <table:table-cell table:style-name="ce12" table:formula="of:=[.Z39] * ( ( 1+ ( [.Y39] * ( [.B39] / [.AB39] ) ) ) ^ 5.256 )" office:value-type="float" office:value="80796.3359149965">
            <text:p>80796,3359149965</text:p>
          </table:table-cell>
          <table:table-cell table:style-name="ce12" table:formula="of:=[.K38] + ([.B39]-[.B38])" office:value-type="float" office:value="-170">
            <text:p>-170</text:p>
          </table:table-cell>
          <table:table-cell table:style-name="ce12" table:formula="of:= [.E39] * [.AD39] * COS( [.S39] )" office:value-type="float" office:value="35675.2691283921">
            <text:p>35675,2691283921</text:p>
          </table:table-cell>
          <table:table-cell table:style-name="ce123" table:formula="of:=-0.06*[.F39]+57.8" office:value-type="float" office:value="56">
            <text:p>56</text:p>
          </table:table-cell>
          <table:table-cell table:style-name="ce129" table:formula="of:= ( [.K39] / [.F39] ) * ( ( ( [.C38] + [.C39] ) / 2 ) / ( ( [.G38] + [.G39] ) / 2 ) )" office:value-type="float" office:value="-5.75336786562744">
            <text:p>-5,7533678656</text:p>
          </table:table-cell>
          <table:table-cell table:style-name="ce123" table:formula="of:=-0.02*[.F39]+13.6" office:value-type="float" office:value="13">
            <text:p>13</text:p>
          </table:table-cell>
          <table:table-cell table:style-name="ce138" table:formula="of:= - ( [.E39] * [.AD39] * SIN( [.S39] ) )" office:value-type="float" office:value="-3684.72939189863">
            <text:p>-3684,7293918986</text:p>
          </table:table-cell>
          <table:table-cell table:style-name="ce143" table:formula="of:= - ( ( 2 * [.P39] ) / ( ( ( [.M39] ) ^ 2 ) * [.AG39] * [.I39] ) )" office:value-type="float" office:value="0.0835636427753241">
            <text:p>0,0835636428</text:p>
          </table:table-cell>
          <table:table-cell table:style-name="ce148" table:formula="of:= ( ( 2 * [.L39] ) / ( ( ( [.M39] ) ^ 2 ) * [.AG39] * [.I39] ) )" office:value-type="float" office:value="0.80905682026826">
            <text:p>0,8090568203</text:p>
          </table:table-cell>
          <table:table-cell table:style-name="ce118" table:formula="of:=ASIN( - ( [.N39] / [.M39] ) )" office:value-type="float" office:value="0.102920314479166">
            <text:p>0,1029203145</text:p>
          </table:table-cell>
          <table:table-cell table:style-name="ce118" table:formula="of:=[.S39] * ( 180 / 3.14159265359 )" office:value-type="float" office:value="5.89689964581501">
            <text:p>5,8968996458</text:p>
          </table:table-cell>
          <table:table-cell table:style-name="ce151" table:formula="of:=0.02*[.F39]+5.95" office:value-type="float" office:value="6.55">
            <text:p>6,55</text:p>
          </table:table-cell>
          <table:table-cell table:style-name="ce154" table:formula="of:=-0.01*[.F39]-2.7" office:value-type="float" office:value="-3">
            <text:p>-3</text:p>
          </table:table-cell>
          <table:table-cell/>
          <table:table-cell table:formula="of:=[.X38]" office:value-type="float" office:value="0">
            <text:p>0</text:p>
          </table:table-cell>
          <table:table-cell table:formula="of:=[.Y38]" office:value-type="float" office:value="-0.0065">
            <text:p>-0,0065</text:p>
          </table:table-cell>
          <table:table-cell table:formula="of:=[.Z38]" office:value-type="float" office:value="101325">
            <text:p>101325</text:p>
          </table:table-cell>
          <table:table-cell table:formula="of:=[.AA38]" office:value-type="float" office:value="1.225">
            <text:p>1,225</text:p>
          </table:table-cell>
          <table:table-cell table:formula="of:=[.AB38]" office:value-type="float" office:value="288.15">
            <text:p>288,15</text:p>
          </table:table-cell>
          <table:table-cell table:formula="of:=[.AC38]" office:value-type="float" office:value="1.235">
            <text:p>1,235</text:p>
          </table:table-cell>
          <table:table-cell table:formula="of:=[.AD38]" office:value-type="float" office:value="9.81">
            <text:p>9,81</text:p>
          </table:table-cell>
          <table:table-cell table:formula="of:=[.AE38]" office:value-type="float" office:value="293.15">
            <text:p>293,15</text:p>
          </table:table-cell>
          <table:table-cell table:formula="of:=[.AF38]" office:value-type="float" office:value="100600">
            <text:p>100600</text:p>
          </table:table-cell>
          <table:table-cell table:formula="of:=[.AG38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.4">
            <text:p>7,4</text:p>
          </table:table-cell>
          <table:table-cell office:value-type="float" office:value="1801">
            <text:p>1801</text:p>
          </table:table-cell>
          <table:table-cell table:formula="of:=[.A40]+273.15" office:value-type="float" office:value="280.55">
            <text:p>280,55</text:p>
          </table:table-cell>
          <table:table-cell table:style-name="ce12" table:formula="of:=[.D39]" office:value-type="float" office:value="0">
            <text:p>0</text:p>
          </table:table-cell>
          <table:table-cell table:style-name="ce12" table:formula="of:=[.E39]-0.34375" office:value-type="float" office:value="3655.625">
            <text:p>3655,625</text:p>
          </table:table-cell>
          <table:table-cell table:style-name="ce118" table:formula="of:=[.F39]+10" office:value-type="float" office:value="40">
            <text:p>40</text:p>
          </table:table-cell>
          <table:table-cell table:style-name="ce12" table:formula="of:=[.AB40]+([.B40]*[.Y40])" office:value-type="float" office:value="276.4435">
            <text:p>276,4435</text:p>
          </table:table-cell>
          <table:table-cell table:style-name="ce12" table:formula="of:=[.AA40] * ( ( 1 + ( [.Y40] * ( [.B40] / [.AB40] ) ) ) ^ 4.256 )" office:value-type="float" office:value="1.02677666641653">
            <text:p>1,0267766664</text:p>
          </table:table-cell>
          <table:table-cell table:style-name="ce12" table:formula="of:=( [.H40] * [.G40] ) / [.C40]" office:value-type="float" office:value="1.0117474082428">
            <text:p>1,0117474082</text:p>
          </table:table-cell>
          <table:table-cell table:style-name="ce12" table:formula="of:=[.Z40] * ( ( 1+ ( [.Y40] * ( [.B40] / [.AB40] ) ) ) ^ 5.256 )" office:value-type="float" office:value="81478.7341843173">
            <text:p>81478,7341843173</text:p>
          </table:table-cell>
          <table:table-cell table:style-name="ce12" table:formula="of:=[.K39] + ([.B40]-[.B39])" office:value-type="float" office:value="-238">
            <text:p>-238</text:p>
          </table:table-cell>
          <table:table-cell table:style-name="ce12" table:formula="of:= [.E40] * [.AD40] * COS( [.S40] )" office:value-type="float" office:value="35647.9099915039">
            <text:p>35647,9099915039</text:p>
          </table:table-cell>
          <table:table-cell table:style-name="ce123" table:formula="of:=-0.06*[.F40]+57.8" office:value-type="float" office:value="55.4">
            <text:p>55,4</text:p>
          </table:table-cell>
          <table:table-cell table:style-name="ce129" table:formula="of:= ( [.K40] / [.F40] ) * ( ( ( [.C39] + [.C40] ) / 2 ) / ( ( [.G39] + [.G40] ) / 2 ) )" office:value-type="float" office:value="-6.03998588094743">
            <text:p>-6,0399858809</text:p>
          </table:table-cell>
          <table:table-cell table:style-name="ce123" table:formula="of:=-0.02*[.F40]+13.6" office:value-type="float" office:value="12.8">
            <text:p>12,8</text:p>
          </table:table-cell>
          <table:table-cell table:style-name="ce138" table:formula="of:= - ( [.E40] * [.AD40] * SIN( [.S40] ) )" office:value-type="float" office:value="-3909.82036853857">
            <text:p>-3909,8203685386</text:p>
          </table:table-cell>
          <table:table-cell table:style-name="ce143" table:formula="of:= - ( ( 2 * [.P40] ) / ( ( ( [.M40] ) ^ 2 ) * [.AG40] * [.I40] ) )" office:value-type="float" office:value="0.0899367395343286">
            <text:p>0,0899367395</text:p>
          </table:table-cell>
          <table:table-cell table:style-name="ce148" table:formula="of:= ( ( 2 * [.L40] ) / ( ( ( [.M40] ) ^ 2 ) * [.AG40] * [.I40] ) )" office:value-type="float" office:value="0.820001047016757">
            <text:p>0,820001047</text:p>
          </table:table-cell>
          <table:table-cell table:style-name="ce118" table:formula="of:=ASIN( - ( [.N40] / [.M40] ) )" office:value-type="float" office:value="0.109242166242806">
            <text:p>0,1092421662</text:p>
          </table:table-cell>
          <table:table-cell table:style-name="ce118" table:formula="of:=[.S40] * ( 180 / 3.14159265359 )" office:value-type="float" office:value="6.25911507057887">
            <text:p>6,2591150706</text:p>
          </table:table-cell>
          <table:table-cell table:style-name="ce151" table:formula="of:=0.02*[.F40]+5.95" office:value-type="float" office:value="6.75">
            <text:p>6,75</text:p>
          </table:table-cell>
          <table:table-cell table:style-name="ce154" table:formula="of:=-0.01*[.F40]-2.7" office:value-type="float" office:value="-3.1">
            <text:p>-3,1</text:p>
          </table:table-cell>
          <table:table-cell/>
          <table:table-cell table:formula="of:=[.X39]" office:value-type="float" office:value="0">
            <text:p>0</text:p>
          </table:table-cell>
          <table:table-cell table:formula="of:=[.Y39]" office:value-type="float" office:value="-0.0065">
            <text:p>-0,0065</text:p>
          </table:table-cell>
          <table:table-cell table:formula="of:=[.Z39]" office:value-type="float" office:value="101325">
            <text:p>101325</text:p>
          </table:table-cell>
          <table:table-cell table:formula="of:=[.AA39]" office:value-type="float" office:value="1.225">
            <text:p>1,225</text:p>
          </table:table-cell>
          <table:table-cell table:formula="of:=[.AB39]" office:value-type="float" office:value="288.15">
            <text:p>288,15</text:p>
          </table:table-cell>
          <table:table-cell table:formula="of:=[.AC39]" office:value-type="float" office:value="1.235">
            <text:p>1,235</text:p>
          </table:table-cell>
          <table:table-cell table:formula="of:=[.AD39]" office:value-type="float" office:value="9.81">
            <text:p>9,81</text:p>
          </table:table-cell>
          <table:table-cell table:formula="of:=[.AE39]" office:value-type="float" office:value="293.15">
            <text:p>293,15</text:p>
          </table:table-cell>
          <table:table-cell table:formula="of:=[.AF39]" office:value-type="float" office:value="100600">
            <text:p>100600</text:p>
          </table:table-cell>
          <table:table-cell table:formula="of:=[.AG39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.7">
            <text:p>7,7</text:p>
          </table:table-cell>
          <table:table-cell office:value-type="float" office:value="1735">
            <text:p>1735</text:p>
          </table:table-cell>
          <table:table-cell table:formula="of:=[.A41]+273.15" office:value-type="float" office:value="280.85">
            <text:p>280,85</text:p>
          </table:table-cell>
          <table:table-cell table:style-name="ce12" table:formula="of:=[.D40]" office:value-type="float" office:value="0">
            <text:p>0</text:p>
          </table:table-cell>
          <table:table-cell table:style-name="ce12" table:formula="of:=[.E40]-0.34375" office:value-type="float" office:value="3655.28125">
            <text:p>3655,28125</text:p>
          </table:table-cell>
          <table:table-cell table:style-name="ce118" table:formula="of:=[.F40]+10" office:value-type="float" office:value="50">
            <text:p>50</text:p>
          </table:table-cell>
          <table:table-cell table:style-name="ce12" table:formula="of:=[.AB41]+([.B41]*[.Y41])" office:value-type="float" office:value="276.8725">
            <text:p>276,8725</text:p>
          </table:table-cell>
          <table:table-cell table:style-name="ce12" table:formula="of:=[.AA41] * ( ( 1 + ( [.Y41] * ( [.B41] / [.AB41] ) ) ) ^ 4.256 )" office:value-type="float" office:value="1.03357536242902">
            <text:p>1,0335753624</text:p>
          </table:table-cell>
          <table:table-cell table:style-name="ce12" table:formula="of:=( [.H41] * [.G41] ) / [.C41]" office:value-type="float" office:value="1.01893749166505">
            <text:p>1,0189374917</text:p>
          </table:table-cell>
          <table:table-cell table:style-name="ce12" table:formula="of:=[.Z41] * ( ( 1+ ( [.Y41] * ( [.B41] / [.AB41] ) ) ) ^ 5.256 )" office:value-type="float" office:value="82145.5175802584">
            <text:p>82145,5175802584</text:p>
          </table:table-cell>
          <table:table-cell table:style-name="ce12" table:formula="of:=[.K40] + ([.B41]-[.B40])" office:value-type="float" office:value="-304">
            <text:p>-304</text:p>
          </table:table-cell>
          <table:table-cell table:style-name="ce12" table:formula="of:= [.E41] * [.AD41] * COS( [.S41] )" office:value-type="float" office:value="35630.3868573307">
            <text:p>35630,3868573307</text:p>
          </table:table-cell>
          <table:table-cell table:style-name="ce123" table:formula="of:=-0.06*[.F41]+57.8" office:value-type="float" office:value="54.8">
            <text:p>54,8</text:p>
          </table:table-cell>
          <table:table-cell table:style-name="ce129" table:formula="of:= ( [.K41] / [.F41] ) * ( ( ( [.C40] + [.C41] ) / 2 ) / ( ( [.G40] + [.G41] ) / 2 ) )" office:value-type="float" office:value="-6.16882938501688">
            <text:p>-6,168829385</text:p>
          </table:table-cell>
          <table:table-cell table:style-name="ce123" table:formula="of:=-0.02*[.F41]+13.6" office:value-type="float" office:value="12.6">
            <text:p>12,6</text:p>
          </table:table-cell>
          <table:table-cell table:style-name="ce138" table:formula="of:= - ( [.E41] * [.AD41] * SIN( [.S41] ) )" office:value-type="float" office:value="-4036.56552265998">
            <text:p>-4036,56552266</text:p>
          </table:table-cell>
          <table:table-cell table:style-name="ce143" table:formula="of:= - ( ( 2 * [.P41] ) / ( ( ( [.M41] ) ^ 2 ) * [.AG41] * [.I41] ) )" office:value-type="float" office:value="0.0942269885467411">
            <text:p>0,0942269885</text:p>
          </table:table-cell>
          <table:table-cell table:style-name="ce148" table:formula="of:= ( ( 2 * [.L41] ) / ( ( ( [.M41] ) ^ 2 ) * [.AG41] * [.I41] ) )" office:value-type="float" office:value="0.831732827195446">
            <text:p>0,8317328272</text:p>
          </table:table-cell>
          <table:table-cell table:style-name="ce118" table:formula="of:=ASIN( - ( [.N41] / [.M41] ) )" office:value-type="float" office:value="0.112808992497855">
            <text:p>0,1128089925</text:p>
          </table:table-cell>
          <table:table-cell table:style-name="ce118" table:formula="of:=[.S41] * ( 180 / 3.14159265359 )" office:value-type="float" office:value="6.46347916124962">
            <text:p>6,4634791612</text:p>
          </table:table-cell>
          <table:table-cell table:style-name="ce151" table:formula="of:=0.02*[.F41]+5.95" office:value-type="float" office:value="6.95">
            <text:p>6,95</text:p>
          </table:table-cell>
          <table:table-cell table:style-name="ce154" table:formula="of:=-0.01*[.F41]-2.7" office:value-type="float" office:value="-3.2">
            <text:p>-3,2</text:p>
          </table:table-cell>
          <table:table-cell/>
          <table:table-cell table:formula="of:=[.X40]" office:value-type="float" office:value="0">
            <text:p>0</text:p>
          </table:table-cell>
          <table:table-cell table:formula="of:=[.Y40]" office:value-type="float" office:value="-0.0065">
            <text:p>-0,0065</text:p>
          </table:table-cell>
          <table:table-cell table:formula="of:=[.Z40]" office:value-type="float" office:value="101325">
            <text:p>101325</text:p>
          </table:table-cell>
          <table:table-cell table:formula="of:=[.AA40]" office:value-type="float" office:value="1.225">
            <text:p>1,225</text:p>
          </table:table-cell>
          <table:table-cell table:formula="of:=[.AB40]" office:value-type="float" office:value="288.15">
            <text:p>288,15</text:p>
          </table:table-cell>
          <table:table-cell table:formula="of:=[.AC40]" office:value-type="float" office:value="1.235">
            <text:p>1,235</text:p>
          </table:table-cell>
          <table:table-cell table:formula="of:=[.AD40]" office:value-type="float" office:value="9.81">
            <text:p>9,81</text:p>
          </table:table-cell>
          <table:table-cell table:formula="of:=[.AE40]" office:value-type="float" office:value="293.15">
            <text:p>293,15</text:p>
          </table:table-cell>
          <table:table-cell table:formula="of:=[.AF40]" office:value-type="float" office:value="100600">
            <text:p>100600</text:p>
          </table:table-cell>
          <table:table-cell table:formula="of:=[.AG40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">
            <text:p>8</text:p>
          </table:table-cell>
          <table:table-cell office:value-type="float" office:value="1676">
            <text:p>1676</text:p>
          </table:table-cell>
          <table:table-cell table:formula="of:=[.A42]+273.15" office:value-type="float" office:value="281.15">
            <text:p>281,15</text:p>
          </table:table-cell>
          <table:table-cell table:style-name="ce12" table:formula="of:=[.D41]" office:value-type="float" office:value="0">
            <text:p>0</text:p>
          </table:table-cell>
          <table:table-cell table:style-name="ce12" table:formula="of:=[.E41]-0.34375" office:value-type="float" office:value="3654.9375">
            <text:p>3654,9375</text:p>
          </table:table-cell>
          <table:table-cell table:style-name="ce118" table:formula="of:=[.F41]+10" office:value-type="float" office:value="60">
            <text:p>60</text:p>
          </table:table-cell>
          <table:table-cell table:style-name="ce12" table:formula="of:=[.AB42]+([.B42]*[.Y42])" office:value-type="float" office:value="277.256">
            <text:p>277,256</text:p>
          </table:table-cell>
          <table:table-cell table:style-name="ce12" table:formula="of:=[.AA42] * ( ( 1 + ( [.Y42] * ( [.B42] / [.AB42] ) ) ) ^ 4.256 )" office:value-type="float" office:value="1.03968209003802">
            <text:p>1,03968209</text:p>
          </table:table-cell>
          <table:table-cell table:style-name="ce12" table:formula="of:=( [.H42] * [.G42] ) / [.C42]" office:value-type="float" office:value="1.02528222498872">
            <text:p>1,025282225</text:p>
          </table:table-cell>
          <table:table-cell table:style-name="ce12" table:formula="of:=[.Z42] * ( ( 1+ ( [.Y42] * ( [.B42] / [.AB42] ) ) ) ^ 5.256 )" office:value-type="float" office:value="82745.315428314">
            <text:p>82745,315428314</text:p>
          </table:table-cell>
          <table:table-cell table:style-name="ce12" table:formula="of:=[.K41] + ([.B42]-[.B41])" office:value-type="float" office:value="-363">
            <text:p>-363</text:p>
          </table:table-cell>
          <table:table-cell table:style-name="ce12" table:formula="of:= [.E42] * [.AD42] * COS( [.S42] )" office:value-type="float" office:value="35624.4315032416">
            <text:p>35624,4315032416</text:p>
          </table:table-cell>
          <table:table-cell table:style-name="ce123" table:formula="of:=-0.06*[.F42]+57.8" office:value-type="float" office:value="54.2">
            <text:p>54,2</text:p>
          </table:table-cell>
          <table:table-cell table:style-name="ce129" table:formula="of:= ( [.K42] / [.F42] ) * ( ( ( [.C41] + [.C42] ) / 2 ) / ( ( [.G41] + [.G42] ) / 2 ) )" office:value-type="float" office:value="-6.13594139265531">
            <text:p>-6,1359413927</text:p>
          </table:table-cell>
          <table:table-cell table:style-name="ce123" table:formula="of:=-0.02*[.F42]+13.6" office:value-type="float" office:value="12.4">
            <text:p>12,4</text:p>
          </table:table-cell>
          <table:table-cell table:style-name="ce138" table:formula="of:= - ( [.E42] * [.AD42] * SIN( [.S42] ) )" office:value-type="float" office:value="-4059.11054063387">
            <text:p>-4059,1105406339</text:p>
          </table:table-cell>
          <table:table-cell table:style-name="ce143" table:formula="of:= - ( ( 2 * [.P42] ) / ( ( ( [.M42] ) ^ 2 ) * [.AG42] * [.I42] ) )" office:value-type="float" office:value="0.0962633212573918">
            <text:p>0,0962633213</text:p>
          </table:table-cell>
          <table:table-cell table:style-name="ce148" table:formula="of:= ( ( 2 * [.L42] ) / ( ( ( [.M42] ) ^ 2 ) * [.AG42] * [.I42] ) )" office:value-type="float" office:value="0.844846687489562">
            <text:p>0,8448466875</text:p>
          </table:table-cell>
          <table:table-cell table:style-name="ce118" table:formula="of:=ASIN( - ( [.N42] / [.M42] ) )" office:value-type="float" office:value="0.113452477458726">
            <text:p>0,1134524775</text:p>
          </table:table-cell>
          <table:table-cell table:style-name="ce118" table:formula="of:=[.S42] * ( 180 / 3.14159265359 )" office:value-type="float" office:value="6.50034813368769">
            <text:p>6,5003481337</text:p>
          </table:table-cell>
          <table:table-cell table:style-name="ce151" table:formula="of:=0.02*[.F42]+5.95" office:value-type="float" office:value="7.15">
            <text:p>7,15</text:p>
          </table:table-cell>
          <table:table-cell table:style-name="ce154" table:formula="of:=-0.01*[.F42]-2.7" office:value-type="float" office:value="-3.3">
            <text:p>-3,3</text:p>
          </table:table-cell>
          <table:table-cell/>
          <table:table-cell table:formula="of:=[.X41]" office:value-type="float" office:value="0">
            <text:p>0</text:p>
          </table:table-cell>
          <table:table-cell table:formula="of:=[.Y41]" office:value-type="float" office:value="-0.0065">
            <text:p>-0,0065</text:p>
          </table:table-cell>
          <table:table-cell table:formula="of:=[.Z41]" office:value-type="float" office:value="101325">
            <text:p>101325</text:p>
          </table:table-cell>
          <table:table-cell table:formula="of:=[.AA41]" office:value-type="float" office:value="1.225">
            <text:p>1,225</text:p>
          </table:table-cell>
          <table:table-cell table:formula="of:=[.AB41]" office:value-type="float" office:value="288.15">
            <text:p>288,15</text:p>
          </table:table-cell>
          <table:table-cell table:formula="of:=[.AC41]" office:value-type="float" office:value="1.235">
            <text:p>1,235</text:p>
          </table:table-cell>
          <table:table-cell table:formula="of:=[.AD41]" office:value-type="float" office:value="9.81">
            <text:p>9,81</text:p>
          </table:table-cell>
          <table:table-cell table:formula="of:=[.AE41]" office:value-type="float" office:value="293.15">
            <text:p>293,15</text:p>
          </table:table-cell>
          <table:table-cell table:formula="of:=[.AF41]" office:value-type="float" office:value="100600">
            <text:p>100600</text:p>
          </table:table-cell>
          <table:table-cell table:formula="of:=[.AG41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3">
            <text:p>8,3</text:p>
          </table:table-cell>
          <table:table-cell office:value-type="float" office:value="1616">
            <text:p>1616</text:p>
          </table:table-cell>
          <table:table-cell table:formula="of:=[.A43]+273.15" office:value-type="float" office:value="281.45">
            <text:p>281,45</text:p>
          </table:table-cell>
          <table:table-cell table:style-name="ce12" table:formula="of:=[.D42]" office:value-type="float" office:value="0">
            <text:p>0</text:p>
          </table:table-cell>
          <table:table-cell table:style-name="ce12" table:formula="of:=[.E42]-0.34375" office:value-type="float" office:value="3654.59375">
            <text:p>3654,59375</text:p>
          </table:table-cell>
          <table:table-cell table:style-name="ce118" table:formula="of:=[.F42]+10" office:value-type="float" office:value="70">
            <text:p>70</text:p>
          </table:table-cell>
          <table:table-cell table:style-name="ce12" table:formula="of:=[.AB43]+([.B43]*[.Y43])" office:value-type="float" office:value="277.646">
            <text:p>277,646</text:p>
          </table:table-cell>
          <table:table-cell table:style-name="ce12" table:formula="of:=[.AA43] * ( ( 1 + ( [.Y43] * ( [.B43] / [.AB43] ) ) ) ^ 4.256 )" office:value-type="float" office:value="1.0459205916121">
            <text:p>1,0459205916</text:p>
          </table:table-cell>
          <table:table-cell table:style-name="ce12" table:formula="of:=( [.H43] * [.G43] ) / [.C43]" office:value-type="float" office:value="1.03178421950163">
            <text:p>1,0317842195</text:p>
          </table:table-cell>
          <table:table-cell table:style-name="ce12" table:formula="of:=[.Z43] * ( ( 1+ ( [.Y43] * ( [.B43] / [.AB43] ) ) ) ^ 5.256 )" office:value-type="float" office:value="83358.9113344175">
            <text:p>83358,9113344175</text:p>
          </table:table-cell>
          <table:table-cell table:style-name="ce12" table:formula="of:=[.K42] + ([.B43]-[.B42])" office:value-type="float" office:value="-423">
            <text:p>-423</text:p>
          </table:table-cell>
          <table:table-cell table:style-name="ce12" table:formula="of:= [.E43] * [.AD43] * COS( [.S43] )" office:value-type="float" office:value="35616.58754072">
            <text:p>35616,58754072</text:p>
          </table:table-cell>
          <table:table-cell table:style-name="ce123" table:formula="of:=-0.06*[.F43]+57.8" office:value-type="float" office:value="53.6">
            <text:p>53,6</text:p>
          </table:table-cell>
          <table:table-cell table:style-name="ce129" table:formula="of:= ( [.K43] / [.F43] ) * ( ( ( [.C42] + [.C43] ) / 2 ) / ( ( [.G42] + [.G43] ) / 2 ) )" office:value-type="float" office:value="-6.12668800720024">
            <text:p>-6,1266880072</text:p>
          </table:table-cell>
          <table:table-cell table:style-name="ce123" table:formula="of:=-0.02*[.F43]+13.6" office:value-type="float" office:value="12.2">
            <text:p>12,2</text:p>
          </table:table-cell>
          <table:table-cell table:style-name="ce138" table:formula="of:= - ( [.E43] * [.AD43] * SIN( [.S43] ) )" office:value-type="float" office:value="-4097.9729740722">
            <text:p>-4097,9729740722</text:p>
          </table:table-cell>
          <table:table-cell table:style-name="ce143" table:formula="of:= - ( ( 2 * [.P43] ) / ( ( ( [.M43] ) ^ 2 ) * [.AG43] * [.I43] ) )" office:value-type="float" office:value="0.0987467005940126">
            <text:p>0,0987467006</text:p>
          </table:table-cell>
          <table:table-cell table:style-name="ce148" table:formula="of:= ( ( 2 * [.L43] ) / ( ( ( [.M43] ) ^ 2 ) * [.AG43] * [.I43] ) )" office:value-type="float" office:value="0.858234187564447">
            <text:p>0,8582341876</text:p>
          </table:table-cell>
          <table:table-cell table:style-name="ce118" table:formula="of:=ASIN( - ( [.N43] / [.M43] ) )" office:value-type="float" office:value="0.114554259510145">
            <text:p>0,1145542595</text:p>
          </table:table-cell>
          <table:table-cell table:style-name="ce118" table:formula="of:=[.S43] * ( 180 / 3.14159265359 )" office:value-type="float" office:value="6.56347559517723">
            <text:p>6,5634755952</text:p>
          </table:table-cell>
          <table:table-cell table:style-name="ce151" table:formula="of:=0.02*[.F43]+5.95" office:value-type="float" office:value="7.35">
            <text:p>7,35</text:p>
          </table:table-cell>
          <table:table-cell table:style-name="ce154" table:formula="of:=-0.01*[.F43]-2.7" office:value-type="float" office:value="-3.4">
            <text:p>-3,4</text:p>
          </table:table-cell>
          <table:table-cell/>
          <table:table-cell table:formula="of:=[.X42]" office:value-type="float" office:value="0">
            <text:p>0</text:p>
          </table:table-cell>
          <table:table-cell table:formula="of:=[.Y42]" office:value-type="float" office:value="-0.0065">
            <text:p>-0,0065</text:p>
          </table:table-cell>
          <table:table-cell table:formula="of:=[.Z42]" office:value-type="float" office:value="101325">
            <text:p>101325</text:p>
          </table:table-cell>
          <table:table-cell table:formula="of:=[.AA42]" office:value-type="float" office:value="1.225">
            <text:p>1,225</text:p>
          </table:table-cell>
          <table:table-cell table:formula="of:=[.AB42]" office:value-type="float" office:value="288.15">
            <text:p>288,15</text:p>
          </table:table-cell>
          <table:table-cell table:formula="of:=[.AC42]" office:value-type="float" office:value="1.235">
            <text:p>1,235</text:p>
          </table:table-cell>
          <table:table-cell table:formula="of:=[.AD42]" office:value-type="float" office:value="9.81">
            <text:p>9,81</text:p>
          </table:table-cell>
          <table:table-cell table:formula="of:=[.AE42]" office:value-type="float" office:value="293.15">
            <text:p>293,15</text:p>
          </table:table-cell>
          <table:table-cell table:formula="of:=[.AF42]" office:value-type="float" office:value="100600">
            <text:p>100600</text:p>
          </table:table-cell>
          <table:table-cell table:formula="of:=[.AG42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3">
            <text:p>8,3</text:p>
          </table:table-cell>
          <table:table-cell office:value-type="float" office:value="1547">
            <text:p>1547</text:p>
          </table:table-cell>
          <table:table-cell table:formula="of:=[.A44]+273.15" office:value-type="float" office:value="281.45">
            <text:p>281,45</text:p>
          </table:table-cell>
          <table:table-cell table:style-name="ce12" table:formula="of:=[.D43]" office:value-type="float" office:value="0">
            <text:p>0</text:p>
          </table:table-cell>
          <table:table-cell table:style-name="ce12" table:formula="of:=[.E43]-0.34375" office:value-type="float" office:value="3654.25">
            <text:p>3654,25</text:p>
          </table:table-cell>
          <table:table-cell table:style-name="ce118" table:formula="of:=[.F43]+10" office:value-type="float" office:value="80">
            <text:p>80</text:p>
          </table:table-cell>
          <table:table-cell table:style-name="ce12" table:formula="of:=[.AB44]+([.B44]*[.Y44])" office:value-type="float" office:value="278.0945">
            <text:p>278,0945</text:p>
          </table:table-cell>
          <table:table-cell table:style-name="ce12" table:formula="of:=[.AA44] * ( ( 1 + ( [.Y44] * ( [.B44] / [.AB44] ) ) ) ^ 4.256 )" office:value-type="float" office:value="1.05313022794952">
            <text:p>1,0531302279</text:p>
          </table:table-cell>
          <table:table-cell table:style-name="ce12" table:formula="of:=( [.H44] * [.G44] ) / [.C44]" office:value-type="float" office:value="1.04057461068221">
            <text:p>1,0405746107</text:p>
          </table:table-cell>
          <table:table-cell table:style-name="ce12" table:formula="of:=[.Z44] * ( ( 1+ ( [.Y44] * ( [.B44] / [.AB44] ) ) ) ^ 5.256 )" office:value-type="float" office:value="84069.0961048052">
            <text:p>84069,0961048052</text:p>
          </table:table-cell>
          <table:table-cell table:style-name="ce12" table:formula="of:=[.K43] + ([.B44]-[.B43])" office:value-type="float" office:value="-492">
            <text:p>-492</text:p>
          </table:table-cell>
          <table:table-cell table:style-name="ce12" table:formula="of:= [.E44] * [.AD44] * COS( [.S44] )" office:value-type="float" office:value="35599.7294461315">
            <text:p>35599,7294461315</text:p>
          </table:table-cell>
          <table:table-cell table:style-name="ce123" table:formula="of:=-0.06*[.F44]+57.8" office:value-type="float" office:value="53">
            <text:p>53</text:p>
          </table:table-cell>
          <table:table-cell table:style-name="ce129" table:formula="of:= ( [.K44] / [.F44] ) * ( ( ( [.C43] + [.C44] ) / 2 ) / ( ( [.G43] + [.G44] ) / 2 ) )" office:value-type="float" office:value="-6.2292292895695">
            <text:p>-6,2292292896</text:p>
          </table:table-cell>
          <table:table-cell table:style-name="ce123" table:formula="of:=-0.02*[.F44]+13.6" office:value-type="float" office:value="12">
            <text:p>12</text:p>
          </table:table-cell>
          <table:table-cell table:style-name="ce138" table:formula="of:= - ( [.E44] * [.AD44] * SIN( [.S44] ) )" office:value-type="float" office:value="-4213.332277342">
            <text:p>-4213,332277342</text:p>
          </table:table-cell>
          <table:table-cell table:style-name="ce143" table:formula="of:= - ( ( 2 * [.P44] ) / ( ( ( [.M44] ) ^ 2 ) * [.AG44] * [.I44] ) )" office:value-type="float" office:value="0.102960990122647">
            <text:p>0,1029609901</text:p>
          </table:table-cell>
          <table:table-cell table:style-name="ce148" table:formula="of:= ( ( 2 * [.L44] ) / ( ( ( [.M44] ) ^ 2 ) * [.AG44] * [.I44] ) )" office:value-type="float" office:value="0.869948807879064">
            <text:p>0,8699488079</text:p>
          </table:table-cell>
          <table:table-cell table:style-name="ce118" table:formula="of:=ASIN( - ( [.N44] / [.M44] ) )" office:value-type="float" office:value="0.117804921868507">
            <text:p>0,1178049219</text:p>
          </table:table-cell>
          <table:table-cell table:style-name="ce118" table:formula="of:=[.S44] * ( 180 / 3.14159265359 )" office:value-type="float" office:value="6.74972482893339">
            <text:p>6,7497248289</text:p>
          </table:table-cell>
          <table:table-cell table:style-name="ce151" table:formula="of:=0.02*[.F44]+5.95" office:value-type="float" office:value="7.55">
            <text:p>7,55</text:p>
          </table:table-cell>
          <table:table-cell table:style-name="ce154" table:formula="of:=-0.01*[.F44]-2.7" office:value-type="float" office:value="-3.5">
            <text:p>-3,5</text:p>
          </table:table-cell>
          <table:table-cell/>
          <table:table-cell table:formula="of:=[.X43]" office:value-type="float" office:value="0">
            <text:p>0</text:p>
          </table:table-cell>
          <table:table-cell table:formula="of:=[.Y43]" office:value-type="float" office:value="-0.0065">
            <text:p>-0,0065</text:p>
          </table:table-cell>
          <table:table-cell table:formula="of:=[.Z43]" office:value-type="float" office:value="101325">
            <text:p>101325</text:p>
          </table:table-cell>
          <table:table-cell table:formula="of:=[.AA43]" office:value-type="float" office:value="1.225">
            <text:p>1,225</text:p>
          </table:table-cell>
          <table:table-cell table:formula="of:=[.AB43]" office:value-type="float" office:value="288.15">
            <text:p>288,15</text:p>
          </table:table-cell>
          <table:table-cell table:formula="of:=[.AC43]" office:value-type="float" office:value="1.235">
            <text:p>1,235</text:p>
          </table:table-cell>
          <table:table-cell table:formula="of:=[.AD43]" office:value-type="float" office:value="9.81">
            <text:p>9,81</text:p>
          </table:table-cell>
          <table:table-cell table:formula="of:=[.AE43]" office:value-type="float" office:value="293.15">
            <text:p>293,15</text:p>
          </table:table-cell>
          <table:table-cell table:formula="of:=[.AF43]" office:value-type="float" office:value="100600">
            <text:p>100600</text:p>
          </table:table-cell>
          <table:table-cell table:formula="of:=[.AG43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7">
            <text:p>8,7</text:p>
          </table:table-cell>
          <table:table-cell office:value-type="float" office:value="1478">
            <text:p>1478</text:p>
          </table:table-cell>
          <table:table-cell table:formula="of:=[.A45]+273.15" office:value-type="float" office:value="281.85">
            <text:p>281,85</text:p>
          </table:table-cell>
          <table:table-cell table:style-name="ce12" table:formula="of:=[.D44]" office:value-type="float" office:value="0">
            <text:p>0</text:p>
          </table:table-cell>
          <table:table-cell table:style-name="ce12" table:formula="of:=[.E44]-0.34375" office:value-type="float" office:value="3653.90625">
            <text:p>3653,90625</text:p>
          </table:table-cell>
          <table:table-cell table:style-name="ce118" table:formula="of:=[.F44]+10" office:value-type="float" office:value="90">
            <text:p>90</text:p>
          </table:table-cell>
          <table:table-cell table:style-name="ce12" table:formula="of:=[.AB45]+([.B45]*[.Y45])" office:value-type="float" office:value="278.543">
            <text:p>278,543</text:p>
          </table:table-cell>
          <table:table-cell table:style-name="ce12" table:formula="of:=[.AA45] * ( ( 1 + ( [.Y45] * ( [.B45] / [.AB45] ) ) ) ^ 4.256 )" office:value-type="float" office:value="1.0603778227357">
            <text:p>1,0603778227</text:p>
          </table:table-cell>
          <table:table-cell table:style-name="ce12" table:formula="of:=( [.H45] * [.G45] ) / [.C45]" office:value-type="float" office:value="1.04793620677052">
            <text:p>1,0479362068</text:p>
          </table:table-cell>
          <table:table-cell table:style-name="ce12" table:formula="of:=[.Z45] * ( ( 1+ ( [.Y45] * ( [.B45] / [.AB45] ) ) ) ^ 5.256 )" office:value-type="float" office:value="84784.1722860211">
            <text:p>84784,1722860211</text:p>
          </table:table-cell>
          <table:table-cell table:style-name="ce12" table:formula="of:=[.K44] + ([.B45]-[.B44])" office:value-type="float" office:value="-561">
            <text:p>-561</text:p>
          </table:table-cell>
          <table:table-cell table:style-name="ce12" table:formula="of:= [.E45] * [.AD45] * COS( [.S45] )" office:value-type="float" office:value="35584.1502629608">
            <text:p>35584,1502629608</text:p>
          </table:table-cell>
          <table:table-cell table:style-name="ce123" table:formula="of:=-0.06*[.F45]+57.8" office:value-type="float" office:value="52.4">
            <text:p>52,4</text:p>
          </table:table-cell>
          <table:table-cell table:style-name="ce129" table:formula="of:= ( [.K45] / [.F45] ) * ( ( ( [.C44] + [.C45] ) / 2 ) / ( ( [.G44] + [.G45] ) / 2 ) )" office:value-type="float" office:value="-6.30794128434873">
            <text:p>-6,3079412843</text:p>
          </table:table-cell>
          <table:table-cell table:style-name="ce123" table:formula="of:=-0.02*[.F45]+13.6" office:value-type="float" office:value="11.8">
            <text:p>11,8</text:p>
          </table:table-cell>
          <table:table-cell table:style-name="ce138" table:formula="of:= - ( [.E45] * [.AD45] * SIN( [.S45] ) )" office:value-type="float" office:value="-4315.01950151299">
            <text:p>-4315,019501513</text:p>
          </table:table-cell>
          <table:table-cell table:style-name="ce143" table:formula="of:= - ( ( 2 * [.P45] ) / ( ( ( [.M45] ) ^ 2 ) * [.AG45] * [.I45] ) )" office:value-type="float" office:value="0.10711673028296">
            <text:p>0,1071167303</text:p>
          </table:table-cell>
          <table:table-cell table:style-name="ce148" table:formula="of:= ( ( 2 * [.L45] ) / ( ( ( [.M45] ) ^ 2 ) * [.AG45] * [.I45] ) )" office:value-type="float" office:value="0.883346604744055">
            <text:p>0,8833466047</text:p>
          </table:table-cell>
          <table:table-cell table:style-name="ce118" table:formula="of:=ASIN( - ( [.N45] / [.M45] ) )" office:value-type="float" office:value="0.120673220122539">
            <text:p>0,1206732201</text:p>
          </table:table-cell>
          <table:table-cell table:style-name="ce118" table:formula="of:=[.S45] * ( 180 / 3.14159265359 )" office:value-type="float" office:value="6.91406621327416">
            <text:p>6,9140662133</text:p>
          </table:table-cell>
          <table:table-cell table:style-name="ce151" table:formula="of:=0.02*[.F45]+5.95" office:value-type="float" office:value="7.75">
            <text:p>7,75</text:p>
          </table:table-cell>
          <table:table-cell table:style-name="ce154" table:formula="of:=-0.01*[.F45]-2.7" office:value-type="float" office:value="-3.6">
            <text:p>-3,6</text:p>
          </table:table-cell>
          <table:table-cell/>
          <table:table-cell table:formula="of:=[.X44]" office:value-type="float" office:value="0">
            <text:p>0</text:p>
          </table:table-cell>
          <table:table-cell table:formula="of:=[.Y44]" office:value-type="float" office:value="-0.0065">
            <text:p>-0,0065</text:p>
          </table:table-cell>
          <table:table-cell table:formula="of:=[.Z44]" office:value-type="float" office:value="101325">
            <text:p>101325</text:p>
          </table:table-cell>
          <table:table-cell table:formula="of:=[.AA44]" office:value-type="float" office:value="1.225">
            <text:p>1,225</text:p>
          </table:table-cell>
          <table:table-cell table:formula="of:=[.AB44]" office:value-type="float" office:value="288.15">
            <text:p>288,15</text:p>
          </table:table-cell>
          <table:table-cell table:formula="of:=[.AC44]" office:value-type="float" office:value="1.235">
            <text:p>1,235</text:p>
          </table:table-cell>
          <table:table-cell table:formula="of:=[.AD44]" office:value-type="float" office:value="9.81">
            <text:p>9,81</text:p>
          </table:table-cell>
          <table:table-cell table:formula="of:=[.AE44]" office:value-type="float" office:value="293.15">
            <text:p>293,15</text:p>
          </table:table-cell>
          <table:table-cell table:formula="of:=[.AF44]" office:value-type="float" office:value="100600">
            <text:p>100600</text:p>
          </table:table-cell>
          <table:table-cell table:formula="of:=[.AG44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9.2">
            <text:p>9,2</text:p>
          </table:table-cell>
          <table:table-cell office:value-type="float" office:value="1428">
            <text:p>1428</text:p>
          </table:table-cell>
          <table:table-cell table:formula="of:=[.A46]+273.15" office:value-type="float" office:value="282.35">
            <text:p>282,35</text:p>
          </table:table-cell>
          <table:table-cell table:style-name="ce12" table:formula="of:=[.D45]" office:value-type="float" office:value="0">
            <text:p>0</text:p>
          </table:table-cell>
          <table:table-cell table:style-name="ce12" table:formula="of:=[.E45]-0.34375" office:value-type="float" office:value="3653.5625">
            <text:p>3653,5625</text:p>
          </table:table-cell>
          <table:table-cell table:style-name="ce118" table:formula="of:=[.F45]+10" office:value-type="float" office:value="100">
            <text:p>100</text:p>
          </table:table-cell>
          <table:table-cell table:style-name="ce12" table:formula="of:=[.AB46]+([.B46]*[.Y46])" office:value-type="float" office:value="278.868">
            <text:p>278,868</text:p>
          </table:table-cell>
          <table:table-cell table:style-name="ce12" table:formula="of:=[.AA46] * ( ( 1 + ( [.Y46] * ( [.B46] / [.AB46] ) ) ) ^ 4.256 )" office:value-type="float" office:value="1.0656535005094">
            <text:p>1,0656535005</text:p>
          </table:table-cell>
          <table:table-cell table:style-name="ce12" table:formula="of:=( [.H46] * [.G46] ) / [.C46]" office:value-type="float" office:value="1.05251163584224">
            <text:p>1,0525116358</text:p>
          </table:table-cell>
          <table:table-cell table:style-name="ce12" table:formula="of:=[.Z46] * ( ( 1+ ( [.Y46] * ( [.B46] / [.AB46] ) ) ) ^ 5.256 )" office:value-type="float" office:value="85305.4145212329">
            <text:p>85305,4145212329</text:p>
          </table:table-cell>
          <table:table-cell table:style-name="ce12" table:formula="of:=[.K45] + ([.B46]-[.B45])" office:value-type="float" office:value="-611">
            <text:p>-611</text:p>
          </table:table-cell>
          <table:table-cell table:style-name="ce12" table:formula="of:= [.E46] * [.AD46] * COS( [.S46] )" office:value-type="float" office:value="35585.0885759363">
            <text:p>35585,0885759363</text:p>
          </table:table-cell>
          <table:table-cell table:style-name="ce123" table:formula="of:=-0.06*[.F46]+57.8" office:value-type="float" office:value="51.8">
            <text:p>51,8</text:p>
          </table:table-cell>
          <table:table-cell table:style-name="ce129" table:formula="of:= ( [.K46] / [.F46] ) * ( ( ( [.C45] + [.C46] ) / 2 ) / ( ( [.G45] + [.G46] ) / 2 ) )" office:value-type="float" office:value="-6.18441688448918">
            <text:p>-6,1844168845</text:p>
          </table:table-cell>
          <table:table-cell table:style-name="ce123" table:formula="of:=-0.02*[.F46]+13.6" office:value-type="float" office:value="11.6">
            <text:p>11,6</text:p>
          </table:table-cell>
          <table:table-cell table:style-name="ce138" table:formula="of:= - ( [.E46] * [.AD46] * SIN( [.S46] ) )" office:value-type="float" office:value="-4279.12079051724">
            <text:p>-4279,1207905173</text:p>
          </table:table-cell>
          <table:table-cell table:style-name="ce143" table:formula="of:= - ( ( 2 * [.P46] ) / ( ( ( [.M46] ) ^ 2 ) * [.AG46] * [.I46] ) )" office:value-type="float" office:value="0.108228112623894">
            <text:p>0,1082281126</text:p>
          </table:table-cell>
          <table:table-cell table:style-name="ce148" table:formula="of:= ( ( 2 * [.L46] ) / ( ( ( [.M46] ) ^ 2 ) * [.AG46] * [.I46] ) )" office:value-type="float" office:value="0.900022963283106">
            <text:p>0,9000229633</text:p>
          </table:table-cell>
          <table:table-cell table:style-name="ce118" table:formula="of:=ASIN( - ( [.N46] / [.M46] ) )" office:value-type="float" office:value="0.119675754576857">
            <text:p>0,1196757546</text:p>
          </table:table-cell>
          <table:table-cell table:style-name="ce118" table:formula="of:=[.S46] * ( 180 / 3.14159265359 )" office:value-type="float" office:value="6.85691564729693">
            <text:p>6,8569156473</text:p>
          </table:table-cell>
          <table:table-cell table:style-name="ce151" table:formula="of:=0.02*[.F46]+5.95" office:value-type="float" office:value="7.95">
            <text:p>7,95</text:p>
          </table:table-cell>
          <table:table-cell table:style-name="ce154" table:formula="of:=-0.01*[.F46]-2.7" office:value-type="float" office:value="-3.7">
            <text:p>-3,7</text:p>
          </table:table-cell>
          <table:table-cell/>
          <table:table-cell table:formula="of:=[.X45]" office:value-type="float" office:value="0">
            <text:p>0</text:p>
          </table:table-cell>
          <table:table-cell table:formula="of:=[.Y45]" office:value-type="float" office:value="-0.0065">
            <text:p>-0,0065</text:p>
          </table:table-cell>
          <table:table-cell table:formula="of:=[.Z45]" office:value-type="float" office:value="101325">
            <text:p>101325</text:p>
          </table:table-cell>
          <table:table-cell table:formula="of:=[.AA45]" office:value-type="float" office:value="1.225">
            <text:p>1,225</text:p>
          </table:table-cell>
          <table:table-cell table:formula="of:=[.AB45]" office:value-type="float" office:value="288.15">
            <text:p>288,15</text:p>
          </table:table-cell>
          <table:table-cell table:formula="of:=[.AC45]" office:value-type="float" office:value="1.235">
            <text:p>1,235</text:p>
          </table:table-cell>
          <table:table-cell table:formula="of:=[.AD45]" office:value-type="float" office:value="9.81">
            <text:p>9,81</text:p>
          </table:table-cell>
          <table:table-cell table:formula="of:=[.AE45]" office:value-type="float" office:value="293.15">
            <text:p>293,15</text:p>
          </table:table-cell>
          <table:table-cell table:formula="of:=[.AF45]" office:value-type="float" office:value="100600">
            <text:p>100600</text:p>
          </table:table-cell>
          <table:table-cell table:formula="of:=[.AG45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9.5">
            <text:p>9,5</text:p>
          </table:table-cell>
          <table:table-cell office:value-type="float" office:value="1388">
            <text:p>1388</text:p>
          </table:table-cell>
          <table:table-cell table:formula="of:=[.A47]+273.15" office:value-type="float" office:value="282.65">
            <text:p>282,65</text:p>
          </table:table-cell>
          <table:table-cell table:style-name="ce12" table:formula="of:=[.D46]" office:value-type="float" office:value="0">
            <text:p>0</text:p>
          </table:table-cell>
          <table:table-cell table:style-name="ce12" table:formula="of:=[.E46]-0.34375" office:value-type="float" office:value="3653.21875">
            <text:p>3653,21875</text:p>
          </table:table-cell>
          <table:table-cell table:style-name="ce118" table:formula="of:=[.F46]+10" office:value-type="float" office:value="110">
            <text:p>110</text:p>
          </table:table-cell>
          <table:table-cell table:style-name="ce12" table:formula="of:=[.AB47]+([.B47]*[.Y47])" office:value-type="float" office:value="279.128">
            <text:p>279,128</text:p>
          </table:table-cell>
          <table:table-cell table:style-name="ce12" table:formula="of:=[.AA47] * ( ( 1 + ( [.Y47] * ( [.B47] / [.AB47] ) ) ) ^ 4.256 )" office:value-type="float" office:value="1.06988848142105">
            <text:p>1,0698884814</text:p>
          </table:table-cell>
          <table:table-cell table:style-name="ce12" table:formula="of:=( [.H47] * [.G47] ) / [.C47]" office:value-type="float" office:value="1.05655698582026">
            <text:p>1,0565569858</text:p>
          </table:table-cell>
          <table:table-cell table:style-name="ce12" table:formula="of:=[.Z47] * ( ( 1+ ( [.Y47] * ( [.B47] / [.AB47] ) ) ) ^ 5.256 )" office:value-type="float" office:value="85724.273940841">
            <text:p>85724,273940841</text:p>
          </table:table-cell>
          <table:table-cell table:style-name="ce12" table:formula="of:=[.K46] + ([.B47]-[.B46])" office:value-type="float" office:value="-651">
            <text:p>-651</text:p>
          </table:table-cell>
          <table:table-cell table:style-name="ce12" table:formula="of:= [.E47] * [.AD47] * COS( [.S47] )" office:value-type="float" office:value="35591.7664799364">
            <text:p>35591,7664799364</text:p>
          </table:table-cell>
          <table:table-cell table:style-name="ce123" table:formula="of:=-0.06*[.F47]+57.8" office:value-type="float" office:value="51.2">
            <text:p>51,2</text:p>
          </table:table-cell>
          <table:table-cell table:style-name="ce129" table:formula="of:= ( [.K47] / [.F47] ) * ( ( ( [.C46] + [.C47] ) / 2 ) / ( ( [.G46] + [.G47] ) / 2 ) )" office:value-type="float" office:value="-5.99246719917836">
            <text:p>-5,9924671992</text:p>
          </table:table-cell>
          <table:table-cell table:style-name="ce123" table:formula="of:=-0.02*[.F47]+13.6" office:value-type="float" office:value="11.4">
            <text:p>11,4</text:p>
          </table:table-cell>
          <table:table-cell table:style-name="ce138" table:formula="of:= - ( [.E47] * [.AD47] * SIN( [.S47] ) )" office:value-type="float" office:value="-4194.50184642836">
            <text:p>-4194,5018464284</text:p>
          </table:table-cell>
          <table:table-cell table:style-name="ce143" table:formula="of:= - ( ( 2 * [.P47] ) / ( ( ( [.M47] ) ^ 2 ) * [.AG47] * [.I47] ) )" office:value-type="float" office:value="0.108173157441514">
            <text:p>0,1081731574</text:p>
          </table:table-cell>
          <table:table-cell table:style-name="ce148" table:formula="of:= ( ( 2 * [.L47] ) / ( ( ( [.M47] ) ^ 2 ) * [.AG47] * [.I47] ) )" office:value-type="float" office:value="0.917885818153621">
            <text:p>0,9178858182</text:p>
          </table:table-cell>
          <table:table-cell table:style-name="ce118" table:formula="of:=ASIN( - ( [.N47] / [.M47] ) )" office:value-type="float" office:value="0.117309247658358">
            <text:p>0,1173092477</text:p>
          </table:table-cell>
          <table:table-cell table:style-name="ce118" table:formula="of:=[.S47] * ( 180 / 3.14159265359 )" office:value-type="float" office:value="6.7213247886784">
            <text:p>6,7213247887</text:p>
          </table:table-cell>
          <table:table-cell table:style-name="ce151" table:formula="of:=0.02*[.F47]+5.95" office:value-type="float" office:value="8.15">
            <text:p>8,15</text:p>
          </table:table-cell>
          <table:table-cell table:style-name="ce154" table:formula="of:=-0.01*[.F47]-2.7" office:value-type="float" office:value="-3.8">
            <text:p>-3,8</text:p>
          </table:table-cell>
          <table:table-cell/>
          <table:table-cell table:formula="of:=[.X46]" office:value-type="float" office:value="0">
            <text:p>0</text:p>
          </table:table-cell>
          <table:table-cell table:formula="of:=[.Y46]" office:value-type="float" office:value="-0.0065">
            <text:p>-0,0065</text:p>
          </table:table-cell>
          <table:table-cell table:formula="of:=[.Z46]" office:value-type="float" office:value="101325">
            <text:p>101325</text:p>
          </table:table-cell>
          <table:table-cell table:formula="of:=[.AA46]" office:value-type="float" office:value="1.225">
            <text:p>1,225</text:p>
          </table:table-cell>
          <table:table-cell table:formula="of:=[.AB46]" office:value-type="float" office:value="288.15">
            <text:p>288,15</text:p>
          </table:table-cell>
          <table:table-cell table:formula="of:=[.AC46]" office:value-type="float" office:value="1.235">
            <text:p>1,235</text:p>
          </table:table-cell>
          <table:table-cell table:formula="of:=[.AD46]" office:value-type="float" office:value="9.81">
            <text:p>9,81</text:p>
          </table:table-cell>
          <table:table-cell table:formula="of:=[.AE46]" office:value-type="float" office:value="293.15">
            <text:p>293,15</text:p>
          </table:table-cell>
          <table:table-cell table:formula="of:=[.AF46]" office:value-type="float" office:value="100600">
            <text:p>100600</text:p>
          </table:table-cell>
          <table:table-cell table:formula="of:=[.AG46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9.8">
            <text:p>9,8</text:p>
          </table:table-cell>
          <table:table-cell office:value-type="float" office:value="1342">
            <text:p>1342</text:p>
          </table:table-cell>
          <table:table-cell table:formula="of:=[.A48]+273.15" office:value-type="float" office:value="282.95">
            <text:p>282,95</text:p>
          </table:table-cell>
          <table:table-cell table:style-name="ce12" table:formula="of:=[.D47]" office:value-type="float" office:value="0">
            <text:p>0</text:p>
          </table:table-cell>
          <table:table-cell table:style-name="ce12" table:formula="of:=[.E47]-0.34375" office:value-type="float" office:value="3652.875">
            <text:p>3652,875</text:p>
          </table:table-cell>
          <table:table-cell table:style-name="ce118" table:formula="of:=[.F47]+10" office:value-type="float" office:value="120">
            <text:p>120</text:p>
          </table:table-cell>
          <table:table-cell table:style-name="ce12" table:formula="of:=[.AB48]+([.B48]*[.Y48])" office:value-type="float" office:value="279.427">
            <text:p>279,427</text:p>
          </table:table-cell>
          <table:table-cell table:style-name="ce12" table:formula="of:=[.AA48] * ( ( 1 + ( [.Y48] * ( [.B48] / [.AB48] ) ) ) ^ 4.256 )" office:value-type="float" office:value="1.07477461383882">
            <text:p>1,0747746138</text:p>
          </table:table-cell>
          <table:table-cell table:style-name="ce12" table:formula="of:=( [.H48] * [.G48] ) / [.C48]" office:value-type="float" office:value="1.06139263481584">
            <text:p>1,0613926348</text:p>
          </table:table-cell>
          <table:table-cell table:style-name="ce12" table:formula="of:=[.Z48] * ( ( 1+ ( [.Y48] * ( [.B48] / [.AB48] ) ) ) ^ 5.256 )" office:value-type="float" office:value="86208.0194572473">
            <text:p>86208,0194572473</text:p>
          </table:table-cell>
          <table:table-cell table:style-name="ce12" table:formula="of:=[.K47] + ([.B48]-[.B47])" office:value-type="float" office:value="-697">
            <text:p>-697</text:p>
          </table:table-cell>
          <table:table-cell table:style-name="ce12" table:formula="of:= [.E48] * [.AD48] * COS( [.S48] )" office:value-type="float" office:value="35591.7983335984">
            <text:p>35591,7983335984</text:p>
          </table:table-cell>
          <table:table-cell table:style-name="ce123" table:formula="of:=-0.06*[.F48]+57.8" office:value-type="float" office:value="50.6">
            <text:p>50,6</text:p>
          </table:table-cell>
          <table:table-cell table:style-name="ce129" table:formula="of:= ( [.K48] / [.F48] ) * ( ( ( [.C47] + [.C48] ) / 2 ) / ( ( [.G47] + [.G48] ) / 2 ) )" office:value-type="float" office:value="-5.88159327789266">
            <text:p>-5,8815932779</text:p>
          </table:table-cell>
          <table:table-cell table:style-name="ce123" table:formula="of:=-0.02*[.F48]+13.6" office:value-type="float" office:value="11.2">
            <text:p>11,2</text:p>
          </table:table-cell>
          <table:table-cell table:style-name="ce138" table:formula="of:= - ( [.E48] * [.AD48] * SIN( [.S48] ) )" office:value-type="float" office:value="-4165.31922314772">
            <text:p>-4165,3192231477</text:p>
          </table:table-cell>
          <table:table-cell table:style-name="ce143" table:formula="of:= - ( ( 2 * [.P48] ) / ( ( ( [.M48] ) ^ 2 ) * [.AG48] * [.I48] ) )" office:value-type="float" office:value="0.109482108191166">
            <text:p>0,1094821082</text:p>
          </table:table-cell>
          <table:table-cell table:style-name="ce148" table:formula="of:= ( ( 2 * [.L48] ) / ( ( ( [.M48] ) ^ 2 ) * [.AG48] * [.I48] ) )" office:value-type="float" office:value="0.93550215652679">
            <text:p>0,9355021565</text:p>
          </table:table-cell>
          <table:table-cell table:style-name="ce118" table:formula="of:=ASIN( - ( [.N48] / [.M48] ) )" office:value-type="float" office:value="0.116500372908628">
            <text:p>0,1165003729</text:p>
          </table:table-cell>
          <table:table-cell table:style-name="ce118" table:formula="of:=[.S48] * ( 180 / 3.14159265359 )" office:value-type="float" office:value="6.67497967936417">
            <text:p>6,6749796794</text:p>
          </table:table-cell>
          <table:table-cell table:style-name="ce151" table:formula="of:=0.02*[.F48]+5.95" office:value-type="float" office:value="8.35">
            <text:p>8,35</text:p>
          </table:table-cell>
          <table:table-cell table:style-name="ce154" table:formula="of:=-0.01*[.F48]-2.7" office:value-type="float" office:value="-3.9">
            <text:p>-3,9</text:p>
          </table:table-cell>
          <table:table-cell/>
          <table:table-cell table:formula="of:=[.X47]" office:value-type="float" office:value="0">
            <text:p>0</text:p>
          </table:table-cell>
          <table:table-cell table:formula="of:=[.Y47]" office:value-type="float" office:value="-0.0065">
            <text:p>-0,0065</text:p>
          </table:table-cell>
          <table:table-cell table:formula="of:=[.Z47]" office:value-type="float" office:value="101325">
            <text:p>101325</text:p>
          </table:table-cell>
          <table:table-cell table:formula="of:=[.AA47]" office:value-type="float" office:value="1.225">
            <text:p>1,225</text:p>
          </table:table-cell>
          <table:table-cell table:formula="of:=[.AB47]" office:value-type="float" office:value="288.15">
            <text:p>288,15</text:p>
          </table:table-cell>
          <table:table-cell table:formula="of:=[.AC47]" office:value-type="float" office:value="1.235">
            <text:p>1,235</text:p>
          </table:table-cell>
          <table:table-cell table:formula="of:=[.AD47]" office:value-type="float" office:value="9.81">
            <text:p>9,81</text:p>
          </table:table-cell>
          <table:table-cell table:formula="of:=[.AE47]" office:value-type="float" office:value="293.15">
            <text:p>293,15</text:p>
          </table:table-cell>
          <table:table-cell table:formula="of:=[.AF47]" office:value-type="float" office:value="100600">
            <text:p>100600</text:p>
          </table:table-cell>
          <table:table-cell table:formula="of:=[.AG47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0.2">
            <text:p>10,2</text:p>
          </table:table-cell>
          <table:table-cell office:value-type="float" office:value="1292">
            <text:p>1292</text:p>
          </table:table-cell>
          <table:table-cell table:formula="of:=[.A49]+273.15" office:value-type="float" office:value="283.35">
            <text:p>283,35</text:p>
          </table:table-cell>
          <table:table-cell table:style-name="ce12" table:formula="of:=[.D48]" office:value-type="float" office:value="0">
            <text:p>0</text:p>
          </table:table-cell>
          <table:table-cell table:style-name="ce12" table:formula="of:=[.E48]-0.34375" office:value-type="float" office:value="3652.53125">
            <text:p>3652,53125</text:p>
          </table:table-cell>
          <table:table-cell table:style-name="ce118" table:formula="of:=[.F48]+10" office:value-type="float" office:value="130">
            <text:p>130</text:p>
          </table:table-cell>
          <table:table-cell table:style-name="ce12" table:formula="of:=[.AB49]+([.B49]*[.Y49])" office:value-type="float" office:value="279.752">
            <text:p>279,752</text:p>
          </table:table-cell>
          <table:table-cell table:style-name="ce12" table:formula="of:=[.AA49] * ( ( 1 + ( [.Y49] * ( [.B49] / [.AB49] ) ) ) ^ 4.256 )" office:value-type="float" office:value="1.08010497084051">
            <text:p>1,0801049708</text:p>
          </table:table-cell>
          <table:table-cell table:style-name="ce12" table:formula="of:=( [.H49] * [.G49] ) / [.C49]" office:value-type="float" office:value="1.06638971520231">
            <text:p>1,0663897152</text:p>
          </table:table-cell>
          <table:table-cell table:style-name="ce12" table:formula="of:=[.Z49] * ( ( 1+ ( [.Y49] * ( [.B49] / [.AB49] ) ) ) ^ 5.256 )" office:value-type="float" office:value="86736.3344685012">
            <text:p>86736,3344685012</text:p>
          </table:table-cell>
          <table:table-cell table:style-name="ce12" table:formula="of:=[.K48] + ([.B49]-[.B48])" office:value-type="float" office:value="-747">
            <text:p>-747</text:p>
          </table:table-cell>
          <table:table-cell table:style-name="ce12" table:formula="of:= [.E49] * [.AD49] * COS( [.S49] )" office:value-type="float" office:value="35587.8213903219">
            <text:p>35587,8213903219</text:p>
          </table:table-cell>
          <table:table-cell table:style-name="ce123" table:formula="of:=-0.06*[.F49]+57.8" office:value-type="float" office:value="50">
            <text:p>50</text:p>
          </table:table-cell>
          <table:table-cell table:style-name="ce129" table:formula="of:= ( [.K49] / [.F49] ) * ( ( ( [.C48] + [.C49] ) / 2 ) / ( ( [.G48] + [.G49] ) / 2 ) )" office:value-type="float" office:value="-5.81932962982681">
            <text:p>-5,8193296298</text:p>
          </table:table-cell>
          <table:table-cell table:style-name="ce123" table:formula="of:=-0.02*[.F49]+13.6" office:value-type="float" office:value="11">
            <text:p>11</text:p>
          </table:table-cell>
          <table:table-cell table:style-name="ce138" table:formula="of:= - ( [.E49] * [.AD49] * SIN( [.S49] ) )" office:value-type="float" office:value="-4170.28658875609">
            <text:p>-4170,2865887561</text:p>
          </table:table-cell>
          <table:table-cell table:style-name="ce143" table:formula="of:= - ( ( 2 * [.P49] ) / ( ( ( [.M49] ) ^ 2 ) * [.AG49] * [.I49] ) )" office:value-type="float" office:value="0.111733115665343">
            <text:p>0,1117331157</text:p>
          </table:table-cell>
          <table:table-cell table:style-name="ce148" table:formula="of:= ( ( 2 * [.L49] ) / ( ( ( [.M49] ) ^ 2 ) * [.AG49] * [.I49] ) )" office:value-type="float" office:value="0.953492782583185">
            <text:p>0,9534927826</text:p>
          </table:table-cell>
          <table:table-cell table:style-name="ce118" table:formula="of:=ASIN( - ( [.N49] / [.M49] ) )" office:value-type="float" office:value="0.116650966318448">
            <text:p>0,1166509663</text:p>
          </table:table-cell>
          <table:table-cell table:style-name="ce118" table:formula="of:=[.S49] * ( 180 / 3.14159265359 )" office:value-type="float" office:value="6.68360804616935">
            <text:p>6,6836080462</text:p>
          </table:table-cell>
          <table:table-cell table:style-name="ce151" table:formula="of:=0.02*[.F49]+5.95" office:value-type="float" office:value="8.55">
            <text:p>8,55</text:p>
          </table:table-cell>
          <table:table-cell table:style-name="ce154" table:formula="of:=-0.01*[.F49]-2.7" office:value-type="float" office:value="-4">
            <text:p>-4</text:p>
          </table:table-cell>
          <table:table-cell/>
          <table:table-cell table:formula="of:=[.X48]" office:value-type="float" office:value="0">
            <text:p>0</text:p>
          </table:table-cell>
          <table:table-cell table:formula="of:=[.Y48]" office:value-type="float" office:value="-0.0065">
            <text:p>-0,0065</text:p>
          </table:table-cell>
          <table:table-cell table:formula="of:=[.Z48]" office:value-type="float" office:value="101325">
            <text:p>101325</text:p>
          </table:table-cell>
          <table:table-cell table:formula="of:=[.AA48]" office:value-type="float" office:value="1.225">
            <text:p>1,225</text:p>
          </table:table-cell>
          <table:table-cell table:formula="of:=[.AB48]" office:value-type="float" office:value="288.15">
            <text:p>288,15</text:p>
          </table:table-cell>
          <table:table-cell table:formula="of:=[.AC48]" office:value-type="float" office:value="1.235">
            <text:p>1,235</text:p>
          </table:table-cell>
          <table:table-cell table:formula="of:=[.AD48]" office:value-type="float" office:value="9.81">
            <text:p>9,81</text:p>
          </table:table-cell>
          <table:table-cell table:formula="of:=[.AE48]" office:value-type="float" office:value="293.15">
            <text:p>293,15</text:p>
          </table:table-cell>
          <table:table-cell table:formula="of:=[.AF48]" office:value-type="float" office:value="100600">
            <text:p>100600</text:p>
          </table:table-cell>
          <table:table-cell table:formula="of:=[.AG48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0.7">
            <text:p>10,7</text:p>
          </table:table-cell>
          <table:table-cell office:value-type="float" office:value="1245">
            <text:p>1245</text:p>
          </table:table-cell>
          <table:table-cell table:formula="of:=[.A50]+273.15" office:value-type="float" office:value="283.85">
            <text:p>283,85</text:p>
          </table:table-cell>
          <table:table-cell table:style-name="ce12" table:formula="of:=[.D49]" office:value-type="float" office:value="0">
            <text:p>0</text:p>
          </table:table-cell>
          <table:table-cell table:style-name="ce12" table:formula="of:=[.E49]-0.34375" office:value-type="float" office:value="3652.1875">
            <text:p>3652,1875</text:p>
          </table:table-cell>
          <table:table-cell table:style-name="ce118" table:formula="of:=[.F49]+10" office:value-type="float" office:value="140">
            <text:p>140</text:p>
          </table:table-cell>
          <table:table-cell table:style-name="ce12" table:formula="of:=[.AB50]+([.B50]*[.Y50])" office:value-type="float" office:value="280.0575">
            <text:p>280,0575</text:p>
          </table:table-cell>
          <table:table-cell table:style-name="ce12" table:formula="of:=[.AA50] * ( ( 1 + ( [.Y50] * ( [.B50] / [.AB50] ) ) ) ^ 4.256 )" office:value-type="float" office:value="1.08513392470991">
            <text:p>1,0851339247</text:p>
          </table:table-cell>
          <table:table-cell table:style-name="ce12" table:formula="of:=( [.H50] * [.G50] ) / [.C50]" office:value-type="float" office:value="1.07063552622668">
            <text:p>1,0706355262</text:p>
          </table:table-cell>
          <table:table-cell table:style-name="ce12" table:formula="of:=[.Z50] * ( ( 1+ ( [.Y50] * ( [.B50] / [.AB50] ) ) ) ^ 5.256 )" office:value-type="float" office:value="87235.3380903588">
            <text:p>87235,3380903588</text:p>
          </table:table-cell>
          <table:table-cell table:style-name="ce12" table:formula="of:=[.K49] + ([.B50]-[.B49])" office:value-type="float" office:value="-794">
            <text:p>-794</text:p>
          </table:table-cell>
          <table:table-cell table:style-name="ce12" table:formula="of:= [.E50] * [.AD50] * COS( [.S50] )" office:value-type="float" office:value="35584.7436638062">
            <text:p>35584,7436638062</text:p>
          </table:table-cell>
          <table:table-cell table:style-name="ce123" table:formula="of:=-0.06*[.F50]+57.8" office:value-type="float" office:value="49.4">
            <text:p>49,4</text:p>
          </table:table-cell>
          <table:table-cell table:style-name="ce129" table:formula="of:= ( [.K50] / [.F50] ) * ( ( ( [.C49] + [.C50] ) / 2 ) / ( ( [.G49] + [.G50] ) / 2 ) )" office:value-type="float" office:value="-5.74630170748136">
            <text:p>-5,7463017075</text:p>
          </table:table-cell>
          <table:table-cell table:style-name="ce123" table:formula="of:=-0.02*[.F50]+13.6" office:value-type="float" office:value="10.8">
            <text:p>10,8</text:p>
          </table:table-cell>
          <table:table-cell table:style-name="ce138" table:formula="of:= - ( [.E50] * [.AD50] * SIN( [.S50] ) )" office:value-type="float" office:value="-4167.57619700679">
            <text:p>-4167,5761970068</text:p>
          </table:table-cell>
          <table:table-cell table:style-name="ce143" table:formula="of:= - ( ( 2 * [.P50] ) / ( ( ( [.M50] ) ^ 2 ) * [.AG50] * [.I50] ) )" office:value-type="float" office:value="0.11393573679926">
            <text:p>0,1139357368</text:p>
          </table:table-cell>
          <table:table-cell table:style-name="ce148" table:formula="of:= ( ( 2 * [.L50] ) / ( ( ( [.M50] ) ^ 2 ) * [.AG50] * [.I50] ) )" office:value-type="float" office:value="0.972837399124328">
            <text:p>0,9728373991</text:p>
          </table:table-cell>
          <table:table-cell table:style-name="ce118" table:formula="of:=ASIN( - ( [.N50] / [.M50] ) )" office:value-type="float" office:value="0.116585828201912">
            <text:p>0,1165858282</text:p>
          </table:table-cell>
          <table:table-cell table:style-name="ce118" table:formula="of:=[.S50] * ( 180 / 3.14159265359 )" office:value-type="float" office:value="6.67987590700639">
            <text:p>6,679875907</text:p>
          </table:table-cell>
          <table:table-cell table:style-name="ce151" table:formula="of:=0.02*[.F50]+5.95" office:value-type="float" office:value="8.75">
            <text:p>8,75</text:p>
          </table:table-cell>
          <table:table-cell table:style-name="ce154" table:formula="of:=-0.01*[.F50]-2.7" office:value-type="float" office:value="-4.1">
            <text:p>-4,1</text:p>
          </table:table-cell>
          <table:table-cell/>
          <table:table-cell table:formula="of:=[.X49]" office:value-type="float" office:value="0">
            <text:p>0</text:p>
          </table:table-cell>
          <table:table-cell table:formula="of:=[.Y49]" office:value-type="float" office:value="-0.0065">
            <text:p>-0,0065</text:p>
          </table:table-cell>
          <table:table-cell table:formula="of:=[.Z49]" office:value-type="float" office:value="101325">
            <text:p>101325</text:p>
          </table:table-cell>
          <table:table-cell table:formula="of:=[.AA49]" office:value-type="float" office:value="1.225">
            <text:p>1,225</text:p>
          </table:table-cell>
          <table:table-cell table:formula="of:=[.AB49]" office:value-type="float" office:value="288.15">
            <text:p>288,15</text:p>
          </table:table-cell>
          <table:table-cell table:formula="of:=[.AC49]" office:value-type="float" office:value="1.235">
            <text:p>1,235</text:p>
          </table:table-cell>
          <table:table-cell table:formula="of:=[.AD49]" office:value-type="float" office:value="9.81">
            <text:p>9,81</text:p>
          </table:table-cell>
          <table:table-cell table:formula="of:=[.AE49]" office:value-type="float" office:value="293.15">
            <text:p>293,15</text:p>
          </table:table-cell>
          <table:table-cell table:formula="of:=[.AF49]" office:value-type="float" office:value="100600">
            <text:p>100600</text:p>
          </table:table-cell>
          <table:table-cell table:formula="of:=[.AG49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1">
            <text:p>11,1</text:p>
          </table:table-cell>
          <table:table-cell office:value-type="float" office:value="1198">
            <text:p>1198</text:p>
          </table:table-cell>
          <table:table-cell table:formula="of:=[.A51]+273.15" office:value-type="float" office:value="284.25">
            <text:p>284,25</text:p>
          </table:table-cell>
          <table:table-cell table:style-name="ce12" table:formula="of:=[.D50]" office:value-type="float" office:value="0">
            <text:p>0</text:p>
          </table:table-cell>
          <table:table-cell table:style-name="ce12" table:formula="of:=[.E50]-0.34375" office:value-type="float" office:value="3651.84375">
            <text:p>3651,84375</text:p>
          </table:table-cell>
          <table:table-cell table:style-name="ce118" table:formula="of:=[.F50]+10" office:value-type="float" office:value="150">
            <text:p>150</text:p>
          </table:table-cell>
          <table:table-cell table:style-name="ce12" table:formula="of:=[.AB51]+([.B51]*[.Y51])" office:value-type="float" office:value="280.363">
            <text:p>280,363</text:p>
          </table:table-cell>
          <table:table-cell table:style-name="ce12" table:formula="of:=[.AA51] * ( ( 1 + ( [.Y51] * ( [.B51] / [.AB51] ) ) ) ^ 4.256 )" office:value-type="float" office:value="1.09018077216973">
            <text:p>1,0901807722</text:p>
          </table:table-cell>
          <table:table-cell table:style-name="ce12" table:formula="of:=( [.H51] * [.G51] ) / [.C51]" office:value-type="float" office:value="1.07527300555083">
            <text:p>1,0752730056</text:p>
          </table:table-cell>
          <table:table-cell table:style-name="ce12" table:formula="of:=[.Z51] * ( ( 1+ ( [.Y51] * ( [.B51] / [.AB51] ) ) ) ^ 5.256 )" office:value-type="float" office:value="87736.6637952997">
            <text:p>87736,6637952997</text:p>
          </table:table-cell>
          <table:table-cell table:style-name="ce12" table:formula="of:=[.K50] + ([.B51]-[.B50])" office:value-type="float" office:value="-841">
            <text:p>-841</text:p>
          </table:table-cell>
          <table:table-cell table:style-name="ce12" table:formula="of:= [.E51] * [.AD51] * COS( [.S51] )" office:value-type="float" office:value="35580.7932884192">
            <text:p>35580,7932884192</text:p>
          </table:table-cell>
          <table:table-cell table:style-name="ce123" table:formula="of:=-0.06*[.F51]+57.8" office:value-type="float" office:value="48.8">
            <text:p>48,8</text:p>
          </table:table-cell>
          <table:table-cell table:style-name="ce129" table:formula="of:= ( [.K51] / [.F51] ) * ( ( ( [.C50] + [.C51] ) / 2 ) / ( ( [.G50] + [.G51] ) / 2 ) )" office:value-type="float" office:value="-5.68349539913928">
            <text:p>-5,6834953991</text:p>
          </table:table-cell>
          <table:table-cell table:style-name="ce123" table:formula="of:=-0.02*[.F51]+13.6" office:value-type="float" office:value="10.6">
            <text:p>10,6</text:p>
          </table:table-cell>
          <table:table-cell table:style-name="ce138" table:formula="of:= - ( [.E51] * [.AD51] * SIN( [.S51] ) )" office:value-type="float" office:value="-4172.31304213566">
            <text:p>-4172,3130421357</text:p>
          </table:table-cell>
          <table:table-cell table:style-name="ce143" table:formula="of:= - ( ( 2 * [.P51] ) / ( ( ( [.M51] ) ^ 2 ) * [.AG51] * [.I51] ) )" office:value-type="float" office:value="0.116383245162508">
            <text:p>0,1163832452</text:p>
          </table:table-cell>
          <table:table-cell table:style-name="ce148" table:formula="of:= ( ( 2 * [.L51] ) / ( ( ( [.M51] ) ^ 2 ) * [.AG51] * [.I51] ) )" office:value-type="float" office:value="0.992497002632134">
            <text:p>0,9924970026</text:p>
          </table:table-cell>
          <table:table-cell table:style-name="ce118" table:formula="of:=ASIN( - ( [.N51] / [.M51] ) )" office:value-type="float" office:value="0.116729980722671">
            <text:p>0,1167299807</text:p>
          </table:table-cell>
          <table:table-cell table:style-name="ce118" table:formula="of:=[.S51] * ( 180 / 3.14159265359 )" office:value-type="float" office:value="6.68813523805209">
            <text:p>6,6881352381</text:p>
          </table:table-cell>
          <table:table-cell table:style-name="ce151" table:formula="of:=0.02*[.F51]+5.95" office:value-type="float" office:value="8.95">
            <text:p>8,95</text:p>
          </table:table-cell>
          <table:table-cell table:style-name="ce154" table:formula="of:=-0.01*[.F51]-2.7" office:value-type="float" office:value="-4.2">
            <text:p>-4,2</text:p>
          </table:table-cell>
          <table:table-cell/>
          <table:table-cell table:formula="of:=[.X50]" office:value-type="float" office:value="0">
            <text:p>0</text:p>
          </table:table-cell>
          <table:table-cell table:formula="of:=[.Y50]" office:value-type="float" office:value="-0.0065">
            <text:p>-0,0065</text:p>
          </table:table-cell>
          <table:table-cell table:formula="of:=[.Z50]" office:value-type="float" office:value="101325">
            <text:p>101325</text:p>
          </table:table-cell>
          <table:table-cell table:formula="of:=[.AA50]" office:value-type="float" office:value="1.225">
            <text:p>1,225</text:p>
          </table:table-cell>
          <table:table-cell table:formula="of:=[.AB50]" office:value-type="float" office:value="288.15">
            <text:p>288,15</text:p>
          </table:table-cell>
          <table:table-cell table:formula="of:=[.AC50]" office:value-type="float" office:value="1.235">
            <text:p>1,235</text:p>
          </table:table-cell>
          <table:table-cell table:formula="of:=[.AD50]" office:value-type="float" office:value="9.81">
            <text:p>9,81</text:p>
          </table:table-cell>
          <table:table-cell table:formula="of:=[.AE50]" office:value-type="float" office:value="293.15">
            <text:p>293,15</text:p>
          </table:table-cell>
          <table:table-cell table:formula="of:=[.AF50]" office:value-type="float" office:value="100600">
            <text:p>100600</text:p>
          </table:table-cell>
          <table:table-cell table:formula="of:=[.AG50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5">
            <text:p>11,5</text:p>
          </table:table-cell>
          <table:table-cell table:style-name="ce12" office:value-type="float" office:value="1147">
            <text:p>1147</text:p>
          </table:table-cell>
          <table:table-cell table:style-name="ce12" table:formula="of:=[.A52]+273.15" office:value-type="float" office:value="284.65">
            <text:p>284,65</text:p>
          </table:table-cell>
          <table:table-cell table:style-name="ce12" table:formula="of:=[.D51]" office:value-type="float" office:value="0">
            <text:p>0</text:p>
          </table:table-cell>
          <table:table-cell table:style-name="ce12" table:formula="of:=[.E51]-0.34375" office:value-type="float" office:value="3651.5">
            <text:p>3651,5</text:p>
          </table:table-cell>
          <table:table-cell table:style-name="ce118" table:formula="of:=[.F51]+10" office:value-type="float" office:value="160">
            <text:p>160</text:p>
          </table:table-cell>
          <table:table-cell table:style-name="ce12" table:formula="of:=[.AB52]+([.B52]*[.Y52])" office:value-type="float" office:value="280.6945">
            <text:p>280,6945</text:p>
          </table:table-cell>
          <table:table-cell table:style-name="ce12" table:formula="of:=[.AA52] * ( ( 1 + ( [.Y52] * ( [.B52] / [.AB52] ) ) ) ^ 4.256 )" office:value-type="float" office:value="1.09567743250945">
            <text:p>1,0956774325</text:p>
          </table:table-cell>
          <table:table-cell table:style-name="ce12" table:formula="of:=( [.H52] * [.G52] ) / [.C52]" office:value-type="float" office:value="1.08045188505015">
            <text:p>1,0804518851</text:p>
          </table:table-cell>
          <table:table-cell table:style-name="ce12" table:formula="of:=[.Z52] * ( ( 1+ ( [.Y52] * ( [.B52] / [.AB52] ) ) ) ^ 5.256 )" office:value-type="float" office:value="88283.2920537638">
            <text:p>88283,2920537638</text:p>
          </table:table-cell>
          <table:table-cell table:style-name="ce12" table:formula="of:=[.K51] + ([.B52]-[.B51])" office:value-type="float" office:value="-892">
            <text:p>-892</text:p>
          </table:table-cell>
          <table:table-cell table:style-name="ce12" table:formula="of:= [.E52] * [.AD52] * COS( [.S52] )" office:value-type="float" office:value="35574.0060030421">
            <text:p>35574,0060030421</text:p>
          </table:table-cell>
          <table:table-cell table:style-name="ce123" table:formula="of:=-0.06*[.F52]+57.8" office:value-type="float" office:value="48.2">
            <text:p>48,2</text:p>
          </table:table-cell>
          <table:table-cell table:style-name="ce129" table:formula="of:= ( [.K52] / [.F52] ) * ( ( ( [.C51] + [.C52] ) / 2 ) / ( ( [.G51] + [.G52] ) / 2 ) )" office:value-type="float" office:value="-5.65292773022373">
            <text:p>-5,6529277302</text:p>
          </table:table-cell>
          <table:table-cell table:style-name="ce123" table:formula="of:=-0.02*[.F52]+13.6" office:value-type="float" office:value="10.4">
            <text:p>10,4</text:p>
          </table:table-cell>
          <table:table-cell table:style-name="ce138" table:formula="of:= - ( [.E52] * [.AD52] * SIN( [.S52] ) )" office:value-type="float" office:value="-4201.13567642752">
            <text:p>-4201,1356764275</text:p>
          </table:table-cell>
          <table:table-cell table:style-name="ce143" table:formula="of:= - ( ( 2 * [.P52] ) / ( ( ( [.M52] ) ^ 2 ) * [.AG52] * [.I52] ) )" office:value-type="float" office:value="0.119547132568984">
            <text:p>0,1195471326</text:p>
          </table:table-cell>
          <table:table-cell table:style-name="ce148" table:formula="of:= ( ( 2 * [.L52] ) / ( ( ( [.M52] ) ^ 2 ) * [.AG52] * [.I52] ) )" office:value-type="float" office:value="1.01229066119376">
            <text:p>1,0122906612</text:p>
          </table:table-cell>
          <table:table-cell table:style-name="ce118" table:formula="of:=ASIN( - ( [.N52] / [.M52] ) )" office:value-type="float" office:value="0.117551197287633">
            <text:p>0,1175511973</text:p>
          </table:table-cell>
          <table:table-cell table:style-name="ce118" table:formula="of:=[.S52] * ( 180 / 3.14159265359 )" office:value-type="float" office:value="6.73518748129061">
            <text:p>6,7351874813</text:p>
          </table:table-cell>
          <table:table-cell table:style-name="ce151" table:formula="of:=0.02*[.F52]+5.95" office:value-type="float" office:value="9.15">
            <text:p>9,15</text:p>
          </table:table-cell>
          <table:table-cell table:style-name="ce154" table:formula="of:=-0.01*[.F52]-2.7" office:value-type="float" office:value="-4.3">
            <text:p>-4,3</text:p>
          </table:table-cell>
          <table:table-cell/>
          <table:table-cell table:formula="of:=[.X51]" office:value-type="float" office:value="0">
            <text:p>0</text:p>
          </table:table-cell>
          <table:table-cell table:formula="of:=[.Y51]" office:value-type="float" office:value="-0.0065">
            <text:p>-0,0065</text:p>
          </table:table-cell>
          <table:table-cell table:formula="of:=[.Z51]" office:value-type="float" office:value="101325">
            <text:p>101325</text:p>
          </table:table-cell>
          <table:table-cell table:formula="of:=[.AA51]" office:value-type="float" office:value="1.225">
            <text:p>1,225</text:p>
          </table:table-cell>
          <table:table-cell table:formula="of:=[.AB51]" office:value-type="float" office:value="288.15">
            <text:p>288,15</text:p>
          </table:table-cell>
          <table:table-cell table:formula="of:=[.AC51]" office:value-type="float" office:value="1.235">
            <text:p>1,235</text:p>
          </table:table-cell>
          <table:table-cell table:formula="of:=[.AD51]" office:value-type="float" office:value="9.81">
            <text:p>9,81</text:p>
          </table:table-cell>
          <table:table-cell table:formula="of:=[.AE51]" office:value-type="float" office:value="293.15">
            <text:p>293,15</text:p>
          </table:table-cell>
          <table:table-cell table:formula="of:=[.AF51]" office:value-type="float" office:value="100600">
            <text:p>100600</text:p>
          </table:table-cell>
          <table:table-cell table:formula="of:=[.AG51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7">
            <text:p>11,7</text:p>
          </table:table-cell>
          <table:table-cell office:value-type="float" office:value="1102">
            <text:p>1102</text:p>
          </table:table-cell>
          <table:table-cell table:formula="of:=[.A53]+273.15" office:value-type="float" office:value="284.85">
            <text:p>284,85</text:p>
          </table:table-cell>
          <table:table-cell table:style-name="ce12" table:formula="of:=[.D52]" office:value-type="float" office:value="0">
            <text:p>0</text:p>
          </table:table-cell>
          <table:table-cell table:style-name="ce12" table:formula="of:=[.E52]-0.34375" office:value-type="float" office:value="3651.15625">
            <text:p>3651,15625</text:p>
          </table:table-cell>
          <table:table-cell table:style-name="ce118" table:formula="of:=[.F52]+10" office:value-type="float" office:value="170">
            <text:p>170</text:p>
          </table:table-cell>
          <table:table-cell table:style-name="ce12" table:formula="of:=[.AB53]+([.B53]*[.Y53])" office:value-type="float" office:value="280.987">
            <text:p>280,987</text:p>
          </table:table-cell>
          <table:table-cell table:style-name="ce12" table:formula="of:=[.AA53] * ( ( 1 + ( [.Y53] * ( [.B53] / [.AB53] ) ) ) ^ 4.256 )" office:value-type="float" office:value="1.10054501167447">
            <text:p>1,1005450117</text:p>
          </table:table-cell>
          <table:table-cell table:style-name="ce12" table:formula="of:=( [.H53] * [.G53] ) / [.C53]" office:value-type="float" office:value="1.08561994451597">
            <text:p>1,0856199445</text:p>
          </table:table-cell>
          <table:table-cell table:style-name="ce12" table:formula="of:=[.Z53] * ( ( 1+ ( [.Y53] * ( [.B53] / [.AB53] ) ) ) ^ 5.256 )" office:value-type="float" office:value="88767.8981939574">
            <text:p>88767,8981939574</text:p>
          </table:table-cell>
          <table:table-cell table:style-name="ce12" table:formula="of:=[.K52] + ([.B53]-[.B52])" office:value-type="float" office:value="-937">
            <text:p>-937</text:p>
          </table:table-cell>
          <table:table-cell table:style-name="ce12" table:formula="of:= [.E53] * [.AD53] * COS( [.S53] )" office:value-type="float" office:value="35570.1300095458">
            <text:p>35570,1300095458</text:p>
          </table:table-cell>
          <table:table-cell table:style-name="ce123" table:formula="of:=-0.06*[.F53]+57.8" office:value-type="float" office:value="47.6">
            <text:p>47,6</text:p>
          </table:table-cell>
          <table:table-cell table:style-name="ce129" table:formula="of:= ( [.K53] / [.F53] ) * ( ( ( [.C52] + [.C53] ) / 2 ) / ( ( [.G52] + [.G53] ) / 2 ) )" office:value-type="float" office:value="-5.588487425703">
            <text:p>-5,5884874257</text:p>
          </table:table-cell>
          <table:table-cell table:style-name="ce123" table:formula="of:=-0.02*[.F53]+13.6" office:value-type="float" office:value="10.2">
            <text:p>10,2</text:p>
          </table:table-cell>
          <table:table-cell table:style-name="ce138" table:formula="of:= - ( [.E53] * [.AD53] * SIN( [.S53] ) )" office:value-type="float" office:value="-4205.20092801393">
            <text:p>-4205,2009280139</text:p>
          </table:table-cell>
          <table:table-cell table:style-name="ce143" table:formula="of:= - ( ( 2 * [.P53] ) / ( ( ( [.M53] ) ^ 2 ) * [.AG53] * [.I53] ) )" office:value-type="float" office:value="0.12211443293951">
            <text:p>0,1221144329</text:p>
          </table:table-cell>
          <table:table-cell table:style-name="ce148" table:formula="of:= ( ( 2 * [.L53] ) / ( ( ( [.M53] ) ^ 2 ) * [.AG53] * [.I53] ) )" office:value-type="float" office:value="1.03291764889622">
            <text:p>1,0329176489</text:p>
          </table:table-cell>
          <table:table-cell table:style-name="ce118" table:formula="of:=ASIN( - ( [.N53] / [.M53] ) )" office:value-type="float" office:value="0.117676603376952">
            <text:p>0,1176766034</text:p>
          </table:table-cell>
          <table:table-cell table:style-name="ce118" table:formula="of:=[.S53] * ( 180 / 3.14159265359 )" office:value-type="float" office:value="6.74237272093386">
            <text:p>6,7423727209</text:p>
          </table:table-cell>
          <table:table-cell table:style-name="ce151" table:formula="of:=0.02*[.F53]+5.95" office:value-type="float" office:value="9.35">
            <text:p>9,35</text:p>
          </table:table-cell>
          <table:table-cell table:style-name="ce154" table:formula="of:=-0.01*[.F53]-2.7" office:value-type="float" office:value="-4.4">
            <text:p>-4,4</text:p>
          </table:table-cell>
          <table:table-cell/>
          <table:table-cell table:formula="of:=[.X52]" office:value-type="float" office:value="0">
            <text:p>0</text:p>
          </table:table-cell>
          <table:table-cell table:formula="of:=[.Y52]" office:value-type="float" office:value="-0.0065">
            <text:p>-0,0065</text:p>
          </table:table-cell>
          <table:table-cell table:formula="of:=[.Z52]" office:value-type="float" office:value="101325">
            <text:p>101325</text:p>
          </table:table-cell>
          <table:table-cell table:formula="of:=[.AA52]" office:value-type="float" office:value="1.225">
            <text:p>1,225</text:p>
          </table:table-cell>
          <table:table-cell table:formula="of:=[.AB52]" office:value-type="float" office:value="288.15">
            <text:p>288,15</text:p>
          </table:table-cell>
          <table:table-cell table:formula="of:=[.AC52]" office:value-type="float" office:value="1.235">
            <text:p>1,235</text:p>
          </table:table-cell>
          <table:table-cell table:formula="of:=[.AD52]" office:value-type="float" office:value="9.81">
            <text:p>9,81</text:p>
          </table:table-cell>
          <table:table-cell table:formula="of:=[.AE52]" office:value-type="float" office:value="293.15">
            <text:p>293,15</text:p>
          </table:table-cell>
          <table:table-cell table:formula="of:=[.AF52]" office:value-type="float" office:value="100600">
            <text:p>100600</text:p>
          </table:table-cell>
          <table:table-cell table:formula="of:=[.AG52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7">
            <text:p>11,7</text:p>
          </table:table-cell>
          <table:table-cell office:value-type="float" office:value="1059">
            <text:p>1059</text:p>
          </table:table-cell>
          <table:table-cell table:formula="of:=[.A54]+273.15" office:value-type="float" office:value="284.85">
            <text:p>284,85</text:p>
          </table:table-cell>
          <table:table-cell table:style-name="ce12" table:formula="of:=[.D53]" office:value-type="float" office:value="0">
            <text:p>0</text:p>
          </table:table-cell>
          <table:table-cell table:style-name="ce12" table:formula="of:=[.E53]-0.34375" office:value-type="float" office:value="3650.8125">
            <text:p>3650,8125</text:p>
          </table:table-cell>
          <table:table-cell table:style-name="ce118" table:formula="of:=[.F53]+10" office:value-type="float" office:value="180">
            <text:p>180</text:p>
          </table:table-cell>
          <table:table-cell table:style-name="ce12" table:formula="of:=[.AB54]+([.B54]*[.Y54])" office:value-type="float" office:value="281.2665">
            <text:p>281,2665</text:p>
          </table:table-cell>
          <table:table-cell table:style-name="ce12" table:formula="of:=[.AA54] * ( ( 1 + ( [.Y54] * ( [.B54] / [.AB54] ) ) ) ^ 4.256 )" office:value-type="float" office:value="1.10521169423358">
            <text:p>1,1052116942</text:p>
          </table:table-cell>
          <table:table-cell table:style-name="ce12" table:formula="of:=( [.H54] * [.G54] ) / [.C54]" office:value-type="float" office:value="1.09130779356205">
            <text:p>1,0913077936</text:p>
          </table:table-cell>
          <table:table-cell table:style-name="ce12" table:formula="of:=[.Z54] * ( ( 1+ ( [.Y54] * ( [.B54] / [.AB54] ) ) ) ^ 5.256 )" office:value-type="float" office:value="89232.9766107785">
            <text:p>89232,9766107785</text:p>
          </table:table-cell>
          <table:table-cell table:style-name="ce12" table:formula="of:=[.K53] + ([.B54]-[.B53])" office:value-type="float" office:value="-980">
            <text:p>-980</text:p>
          </table:table-cell>
          <table:table-cell table:style-name="ce12" table:formula="of:= [.E54] * [.AD54] * COS( [.S54] )" office:value-type="float" office:value="35566.9156700575">
            <text:p>35566,9156700575</text:p>
          </table:table-cell>
          <table:table-cell table:style-name="ce123" table:formula="of:=-0.06*[.F54]+57.8" office:value-type="float" office:value="47">
            <text:p>47</text:p>
          </table:table-cell>
          <table:table-cell table:style-name="ce129" table:formula="of:= ( [.K54] / [.F54] ) * ( ( ( [.C53] + [.C54] ) / 2 ) / ( ( [.G53] + [.G54] ) / 2 ) )" office:value-type="float" office:value="-5.51655080848763">
            <text:p>-5,5165508085</text:p>
          </table:table-cell>
          <table:table-cell table:style-name="ce123" table:formula="of:=-0.02*[.F54]+13.6" office:value-type="float" office:value="10">
            <text:p>10</text:p>
          </table:table-cell>
          <table:table-cell table:style-name="ce138" table:formula="of:= - ( [.E54] * [.AD54] * SIN( [.S54] ) )" office:value-type="float" office:value="-4203.66695493405">
            <text:p>-4203,6669549341</text:p>
          </table:table-cell>
          <table:table-cell table:style-name="ce143" table:formula="of:= - ( ( 2 * [.P54] ) / ( ( ( [.M54] ) ^ 2 ) * [.AG54] * [.I54] ) )" office:value-type="float" office:value="0.124553889066046">
            <text:p>0,1245538891</text:p>
          </table:table-cell>
          <table:table-cell table:style-name="ce148" table:formula="of:= ( ( 2 * [.L54] ) / ( ( ( [.M54] ) ^ 2 ) * [.AG54] * [.I54] ) )" office:value-type="float" office:value="1.05384125723615">
            <text:p>1,0538412572</text:p>
          </table:table-cell>
          <table:table-cell table:style-name="ce118" table:formula="of:=ASIN( - ( [.N54] / [.M54] ) )" office:value-type="float" office:value="0.117644605581546">
            <text:p>0,1176446056</text:p>
          </table:table-cell>
          <table:table-cell table:style-name="ce118" table:formula="of:=[.S54] * ( 180 / 3.14159265359 )" office:value-type="float" office:value="6.74053938230334">
            <text:p>6,7405393823</text:p>
          </table:table-cell>
          <table:table-cell table:style-name="ce151" table:formula="of:=0.02*[.F54]+5.95" office:value-type="float" office:value="9.55">
            <text:p>9,55</text:p>
          </table:table-cell>
          <table:table-cell table:style-name="ce154" table:formula="of:=-0.01*[.F54]-2.7" office:value-type="float" office:value="-4.5">
            <text:p>-4,5</text:p>
          </table:table-cell>
          <table:table-cell/>
          <table:table-cell table:formula="of:=[.X53]" office:value-type="float" office:value="0">
            <text:p>0</text:p>
          </table:table-cell>
          <table:table-cell table:formula="of:=[.Y53]" office:value-type="float" office:value="-0.0065">
            <text:p>-0,0065</text:p>
          </table:table-cell>
          <table:table-cell table:formula="of:=[.Z53]" office:value-type="float" office:value="101325">
            <text:p>101325</text:p>
          </table:table-cell>
          <table:table-cell table:formula="of:=[.AA53]" office:value-type="float" office:value="1.225">
            <text:p>1,225</text:p>
          </table:table-cell>
          <table:table-cell table:formula="of:=[.AB53]" office:value-type="float" office:value="288.15">
            <text:p>288,15</text:p>
          </table:table-cell>
          <table:table-cell table:formula="of:=[.AC53]" office:value-type="float" office:value="1.235">
            <text:p>1,235</text:p>
          </table:table-cell>
          <table:table-cell table:formula="of:=[.AD53]" office:value-type="float" office:value="9.81">
            <text:p>9,81</text:p>
          </table:table-cell>
          <table:table-cell table:formula="of:=[.AE53]" office:value-type="float" office:value="293.15">
            <text:p>293,15</text:p>
          </table:table-cell>
          <table:table-cell table:formula="of:=[.AF53]" office:value-type="float" office:value="100600">
            <text:p>100600</text:p>
          </table:table-cell>
          <table:table-cell table:formula="of:=[.AG53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9">
            <text:p>11,9</text:p>
          </table:table-cell>
          <table:table-cell office:value-type="float" office:value="1032">
            <text:p>1032</text:p>
          </table:table-cell>
          <table:table-cell table:formula="of:=[.A55]+273.15" office:value-type="float" office:value="285.05">
            <text:p>285,05</text:p>
          </table:table-cell>
          <table:table-cell table:style-name="ce12" table:formula="of:=[.D54]" office:value-type="float" office:value="0">
            <text:p>0</text:p>
          </table:table-cell>
          <table:table-cell table:style-name="ce12" table:formula="of:=[.E54]-0.34375" office:value-type="float" office:value="3650.46875">
            <text:p>3650,46875</text:p>
          </table:table-cell>
          <table:table-cell table:style-name="ce118" table:formula="of:=[.F54]+10" office:value-type="float" office:value="190">
            <text:p>190</text:p>
          </table:table-cell>
          <table:table-cell table:style-name="ce12" table:formula="of:=[.AB55]+([.B55]*[.Y55])" office:value-type="float" office:value="281.442">
            <text:p>281,442</text:p>
          </table:table-cell>
          <table:table-cell table:style-name="ce12" table:formula="of:=[.AA55] * ( ( 1 + ( [.Y55] * ( [.B55] / [.AB55] ) ) ) ^ 4.256 )" office:value-type="float" office:value="1.10814966416891">
            <text:p>1,1081496642</text:p>
          </table:table-cell>
          <table:table-cell table:style-name="ce12" table:formula="of:=( [.H55] * [.G55] ) / [.C55]" office:value-type="float" office:value="1.09412333900378">
            <text:p>1,094123339</text:p>
          </table:table-cell>
          <table:table-cell table:style-name="ce12" table:formula="of:=[.Z55] * ( ( 1+ ( [.Y55] * ( [.B55] / [.AB55] ) ) ) ^ 5.256 )" office:value-type="float" office:value="89526.0095963773">
            <text:p>89526,0095963773</text:p>
          </table:table-cell>
          <table:table-cell table:style-name="ce12" table:formula="of:=[.K54] + ([.B55]-[.B54])" office:value-type="float" office:value="-1007">
            <text:p>-1007</text:p>
          </table:table-cell>
          <table:table-cell table:style-name="ce12" table:formula="of:= [.E55] * [.AD55] * COS( [.S55] )" office:value-type="float" office:value="35570.6653957435">
            <text:p>35570,6653957435</text:p>
          </table:table-cell>
          <table:table-cell table:style-name="ce123" table:formula="of:=-0.06*[.F55]+57.8" office:value-type="float" office:value="46.4">
            <text:p>46,4</text:p>
          </table:table-cell>
          <table:table-cell table:style-name="ce129" table:formula="of:= ( [.K55] / [.F55] ) * ( ( ( [.C54] + [.C55] ) / 2 ) / ( ( [.G54] + [.G55] ) / 2 ) )" office:value-type="float" office:value="-5.36773480407707">
            <text:p>-5,3677348041</text:p>
          </table:table-cell>
          <table:table-cell table:style-name="ce123" table:formula="of:=-0.02*[.F55]+13.6" office:value-type="float" office:value="9.8">
            <text:p>9,8</text:p>
          </table:table-cell>
          <table:table-cell table:style-name="ce138" table:formula="of:= - ( [.E55] * [.AD55] * SIN( [.S55] ) )" office:value-type="float" office:value="-4142.76895377583">
            <text:p>-4142,7689537758</text:p>
          </table:table-cell>
          <table:table-cell table:style-name="ce143" table:formula="of:= - ( ( 2 * [.P55] ) / ( ( ( [.M55] ) ^ 2 ) * [.AG55] * [.I55] ) )" office:value-type="float" office:value="0.125620475796529">
            <text:p>0,1256204758</text:p>
          </table:table-cell>
          <table:table-cell table:style-name="ce148" table:formula="of:= ( ( 2 * [.L55] ) / ( ( ( [.M55] ) ^ 2 ) * [.AG55] * [.I55] ) )" office:value-type="float" office:value="1.07860321472666">
            <text:p>1,0786032147</text:p>
          </table:table-cell>
          <table:table-cell table:style-name="ce118" table:formula="of:=ASIN( - ( [.N55] / [.M55] ) )" office:value-type="float" office:value="0.115943534816492">
            <text:p>0,1159435348</text:p>
          </table:table-cell>
          <table:table-cell table:style-name="ce118" table:formula="of:=[.S55] * ( 180 / 3.14159265359 )" office:value-type="float" office:value="6.64307520681266">
            <text:p>6,6430752068</text:p>
          </table:table-cell>
          <table:table-cell table:style-name="ce151" table:formula="of:=0.02*[.F55]+5.95" office:value-type="float" office:value="9.75">
            <text:p>9,75</text:p>
          </table:table-cell>
          <table:table-cell table:style-name="ce154" table:formula="of:=-0.01*[.F55]-2.7" office:value-type="float" office:value="-4.6">
            <text:p>-4,6</text:p>
          </table:table-cell>
          <table:table-cell/>
          <table:table-cell table:formula="of:=[.X54]" office:value-type="float" office:value="0">
            <text:p>0</text:p>
          </table:table-cell>
          <table:table-cell table:formula="of:=[.Y54]" office:value-type="float" office:value="-0.0065">
            <text:p>-0,0065</text:p>
          </table:table-cell>
          <table:table-cell table:formula="of:=[.Z54]" office:value-type="float" office:value="101325">
            <text:p>101325</text:p>
          </table:table-cell>
          <table:table-cell table:formula="of:=[.AA54]" office:value-type="float" office:value="1.225">
            <text:p>1,225</text:p>
          </table:table-cell>
          <table:table-cell table:formula="of:=[.AB54]" office:value-type="float" office:value="288.15">
            <text:p>288,15</text:p>
          </table:table-cell>
          <table:table-cell table:formula="of:=[.AC54]" office:value-type="float" office:value="1.235">
            <text:p>1,235</text:p>
          </table:table-cell>
          <table:table-cell table:formula="of:=[.AD54]" office:value-type="float" office:value="9.81">
            <text:p>9,81</text:p>
          </table:table-cell>
          <table:table-cell table:formula="of:=[.AE54]" office:value-type="float" office:value="293.15">
            <text:p>293,15</text:p>
          </table:table-cell>
          <table:table-cell table:formula="of:=[.AF54]" office:value-type="float" office:value="100600">
            <text:p>100600</text:p>
          </table:table-cell>
          <table:table-cell table:formula="of:=[.AG54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2">
            <text:p>12</text:p>
          </table:table-cell>
          <table:table-cell office:value-type="float" office:value="1007">
            <text:p>1007</text:p>
          </table:table-cell>
          <table:table-cell table:formula="of:=[.A56]+273.15" office:value-type="float" office:value="285.15">
            <text:p>285,15</text:p>
          </table:table-cell>
          <table:table-cell table:style-name="ce12" table:formula="of:=[.D55]" office:value-type="float" office:value="0">
            <text:p>0</text:p>
          </table:table-cell>
          <table:table-cell table:style-name="ce12" table:formula="of:=[.E55]-0.34375" office:value-type="float" office:value="3650.125">
            <text:p>3650,125</text:p>
          </table:table-cell>
          <table:table-cell table:style-name="ce118" table:formula="of:=[.F55]+10" office:value-type="float" office:value="200">
            <text:p>200</text:p>
          </table:table-cell>
          <table:table-cell table:style-name="ce12" table:formula="of:=[.AB56]+([.B56]*[.Y56])" office:value-type="float" office:value="281.6045">
            <text:p>281,6045</text:p>
          </table:table-cell>
          <table:table-cell table:style-name="ce12" table:formula="of:=[.AA56] * ( ( 1 + ( [.Y56] * ( [.B56] / [.AB56] ) ) ) ^ 4.256 )" office:value-type="float" office:value="1.11087533062308">
            <text:p>1,1108753306</text:p>
          </table:table-cell>
          <table:table-cell table:style-name="ce12" table:formula="of:=( [.H56] * [.G56] ) / [.C56]" office:value-type="float" office:value="1.09706292141837">
            <text:p>1,0970629214</text:p>
          </table:table-cell>
          <table:table-cell table:style-name="ce12" table:formula="of:=[.Z56] * ( ( 1+ ( [.Y56] * ( [.B56] / [.AB56] ) ) ) ^ 5.256 )" office:value-type="float" office:value="89798.0307342788">
            <text:p>89798,0307342788</text:p>
          </table:table-cell>
          <table:table-cell table:style-name="ce12" table:formula="of:=[.K55] + ([.B56]-[.B55])" office:value-type="float" office:value="-1032">
            <text:p>-1032</text:p>
          </table:table-cell>
          <table:table-cell table:style-name="ce12" table:formula="of:= [.E56] * [.AD56] * COS( [.S56] )" office:value-type="float" office:value="35573.8956064526">
            <text:p>35573,8956064526</text:p>
          </table:table-cell>
          <table:table-cell table:style-name="ce123" table:formula="of:=-0.06*[.F56]+57.8" office:value-type="float" office:value="45.8">
            <text:p>45,8</text:p>
          </table:table-cell>
          <table:table-cell table:style-name="ce129" table:formula="of:= ( [.K56] / [.F56] ) * ( ( ( [.C55] + [.C56] ) / 2 ) / ( ( [.G55] + [.G56] ) / 2 ) )" office:value-type="float" office:value="-5.22555774700669">
            <text:p>-5,225557747</text:p>
          </table:table-cell>
          <table:table-cell table:style-name="ce123" table:formula="of:=-0.02*[.F56]+13.6" office:value-type="float" office:value="9.6">
            <text:p>9,6</text:p>
          </table:table-cell>
          <table:table-cell table:style-name="ce138" table:formula="of:= - ( [.E56] * [.AD56] * SIN( [.S56] ) )" office:value-type="float" office:value="-4085.48780149306">
            <text:p>-4085,4878014931</text:p>
          </table:table-cell>
          <table:table-cell table:style-name="ce143" table:formula="of:= - ( ( 2 * [.P56] ) / ( ( ( [.M56] ) ^ 2 ) * [.AG56] * [.I56] ) )" office:value-type="float" office:value="0.126809966969445">
            <text:p>0,126809967</text:p>
          </table:table-cell>
          <table:table-cell table:style-name="ce148" table:formula="of:= ( ( 2 * [.L56] ) / ( ( ( [.M56] ) ^ 2 ) * [.AG56] * [.I56] ) )" office:value-type="float" office:value="1.10418259606115">
            <text:p>1,1041825961</text:p>
          </table:table-cell>
          <table:table-cell table:style-name="ce118" table:formula="of:=ASIN( - ( [.N56] / [.M56] ) )" office:value-type="float" office:value="0.114344151532007">
            <text:p>0,1143441515</text:p>
          </table:table-cell>
          <table:table-cell table:style-name="ce118" table:formula="of:=[.S56] * ( 180 / 3.14159265359 )" office:value-type="float" office:value="6.55143729478791">
            <text:p>6,5514372948</text:p>
          </table:table-cell>
          <table:table-cell table:style-name="ce151" table:formula="of:=0.02*[.F56]+5.95" office:value-type="float" office:value="9.95">
            <text:p>9,95</text:p>
          </table:table-cell>
          <table:table-cell table:style-name="ce154" table:formula="of:=-0.01*[.F56]-2.7" office:value-type="float" office:value="-4.7">
            <text:p>-4,7</text:p>
          </table:table-cell>
          <table:table-cell/>
          <table:table-cell table:formula="of:=[.X55]" office:value-type="float" office:value="0">
            <text:p>0</text:p>
          </table:table-cell>
          <table:table-cell table:formula="of:=[.Y55]" office:value-type="float" office:value="-0.0065">
            <text:p>-0,0065</text:p>
          </table:table-cell>
          <table:table-cell table:formula="of:=[.Z55]" office:value-type="float" office:value="101325">
            <text:p>101325</text:p>
          </table:table-cell>
          <table:table-cell table:formula="of:=[.AA55]" office:value-type="float" office:value="1.225">
            <text:p>1,225</text:p>
          </table:table-cell>
          <table:table-cell table:formula="of:=[.AB55]" office:value-type="float" office:value="288.15">
            <text:p>288,15</text:p>
          </table:table-cell>
          <table:table-cell table:formula="of:=[.AC55]" office:value-type="float" office:value="1.235">
            <text:p>1,235</text:p>
          </table:table-cell>
          <table:table-cell table:formula="of:=[.AD55]" office:value-type="float" office:value="9.81">
            <text:p>9,81</text:p>
          </table:table-cell>
          <table:table-cell table:formula="of:=[.AE55]" office:value-type="float" office:value="293.15">
            <text:p>293,15</text:p>
          </table:table-cell>
          <table:table-cell table:formula="of:=[.AF55]" office:value-type="float" office:value="100600">
            <text:p>100600</text:p>
          </table:table-cell>
          <table:table-cell table:formula="of:=[.AG55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9">
            <text:p>11,9</text:p>
          </table:table-cell>
          <table:table-cell office:value-type="float" office:value="982">
            <text:p>982</text:p>
          </table:table-cell>
          <table:table-cell table:formula="of:=[.A57]+273.15" office:value-type="float" office:value="285.05">
            <text:p>285,05</text:p>
          </table:table-cell>
          <table:table-cell table:style-name="ce12" table:formula="of:=[.D56]" office:value-type="float" office:value="0">
            <text:p>0</text:p>
          </table:table-cell>
          <table:table-cell table:style-name="ce12" table:formula="of:=[.E56]-0.34375" office:value-type="float" office:value="3649.78125">
            <text:p>3649,78125</text:p>
          </table:table-cell>
          <table:table-cell table:style-name="ce118" table:formula="of:=[.F56]+10" office:value-type="float" office:value="210">
            <text:p>210</text:p>
          </table:table-cell>
          <table:table-cell table:style-name="ce12" table:formula="of:=[.AB57]+([.B57]*[.Y57])" office:value-type="float" office:value="281.767">
            <text:p>281,767</text:p>
          </table:table-cell>
          <table:table-cell table:style-name="ce12" table:formula="of:=[.AA57] * ( ( 1 + ( [.Y57] * ( [.B57] / [.AB57] ) ) ) ^ 4.256 )" office:value-type="float" office:value="1.11360612308102">
            <text:p>1,1136061231</text:p>
          </table:table-cell>
          <table:table-cell table:style-name="ce12" table:formula="of:=( [.H57] * [.G57] ) / [.C57]" office:value-type="float" office:value="1.10078041214584">
            <text:p>1,1007804121</text:p>
          </table:table-cell>
          <table:table-cell table:style-name="ce12" table:formula="of:=[.Z57] * ( ( 1+ ( [.Y57] * ( [.B57] / [.AB57] ) ) ) ^ 5.256 )" office:value-type="float" office:value="90070.7207571339">
            <text:p>90070,7207571339</text:p>
          </table:table-cell>
          <table:table-cell table:style-name="ce12" table:formula="of:=[.K56] + ([.B57]-[.B56])" office:value-type="float" office:value="-1057">
            <text:p>-1057</text:p>
          </table:table-cell>
          <table:table-cell table:style-name="ce12" table:formula="of:= [.E57] * [.AD57] * COS( [.S57] )" office:value-type="float" office:value="35576.2196252344">
            <text:p>35576,2196252344</text:p>
          </table:table-cell>
          <table:table-cell table:style-name="ce123" table:formula="of:=-0.06*[.F57]+57.8" office:value-type="float" office:value="45.2">
            <text:p>45,2</text:p>
          </table:table-cell>
          <table:table-cell table:style-name="ce129" table:formula="of:= ( [.K57] / [.F57] ) * ( ( ( [.C56] + [.C57] ) / 2 ) / ( ( [.G56] + [.G57] ) / 2 ) )" office:value-type="float" office:value="-5.09434124137743">
            <text:p>-5,0943412414</text:p>
          </table:table-cell>
          <table:table-cell table:style-name="ce123" table:formula="of:=-0.02*[.F57]+13.6" office:value-type="float" office:value="9.4">
            <text:p>9,4</text:p>
          </table:table-cell>
          <table:table-cell table:style-name="ce138" table:formula="of:= - ( [.E57] * [.AD57] * SIN( [.S57] ) )" office:value-type="float" office:value="-4035.38932569631">
            <text:p>-4035,3893256963</text:p>
          </table:table-cell>
          <table:table-cell table:style-name="ce143" table:formula="of:= - ( ( 2 * [.P57] ) / ( ( ( [.M57] ) ^ 2 ) * [.AG57] * [.I57] ) )" office:value-type="float" office:value="0.128168069430837">
            <text:p>0,1281680694</text:p>
          </table:table-cell>
          <table:table-cell table:style-name="ce148" table:formula="of:= ( ( 2 * [.L57] ) / ( ( ( [.M57] ) ^ 2 ) * [.AG57] * [.I57] ) )" office:value-type="float" office:value="1.12993692033097">
            <text:p>1,1299369203</text:p>
          </table:table-cell>
          <table:table-cell table:style-name="ce118" table:formula="of:=ASIN( - ( [.N57] / [.M57] ) )" office:value-type="float" office:value="0.112946653910556">
            <text:p>0,1129466539</text:p>
          </table:table-cell>
          <table:table-cell table:style-name="ce118" table:formula="of:=[.S57] * ( 180 / 3.14159265359 )" office:value-type="float" office:value="6.47136657919919">
            <text:p>6,4713665792</text:p>
          </table:table-cell>
          <table:table-cell table:style-name="ce151" table:formula="of:=0.02*[.F57]+5.95" office:value-type="float" office:value="10.15">
            <text:p>10,15</text:p>
          </table:table-cell>
          <table:table-cell table:style-name="ce154" table:formula="of:=-0.01*[.F57]-2.7" office:value-type="float" office:value="-4.8">
            <text:p>-4,8</text:p>
          </table:table-cell>
          <table:table-cell/>
          <table:table-cell table:formula="of:=[.X56]" office:value-type="float" office:value="0">
            <text:p>0</text:p>
          </table:table-cell>
          <table:table-cell table:formula="of:=[.Y56]" office:value-type="float" office:value="-0.0065">
            <text:p>-0,0065</text:p>
          </table:table-cell>
          <table:table-cell table:formula="of:=[.Z56]" office:value-type="float" office:value="101325">
            <text:p>101325</text:p>
          </table:table-cell>
          <table:table-cell table:formula="of:=[.AA56]" office:value-type="float" office:value="1.225">
            <text:p>1,225</text:p>
          </table:table-cell>
          <table:table-cell table:formula="of:=[.AB56]" office:value-type="float" office:value="288.15">
            <text:p>288,15</text:p>
          </table:table-cell>
          <table:table-cell table:formula="of:=[.AC56]" office:value-type="float" office:value="1.235">
            <text:p>1,235</text:p>
          </table:table-cell>
          <table:table-cell table:formula="of:=[.AD56]" office:value-type="float" office:value="9.81">
            <text:p>9,81</text:p>
          </table:table-cell>
          <table:table-cell table:formula="of:=[.AE56]" office:value-type="float" office:value="293.15">
            <text:p>293,15</text:p>
          </table:table-cell>
          <table:table-cell table:formula="of:=[.AF56]" office:value-type="float" office:value="100600">
            <text:p>100600</text:p>
          </table:table-cell>
          <table:table-cell table:formula="of:=[.AG56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3">
            <text:p>11,3</text:p>
          </table:table-cell>
          <table:table-cell office:value-type="float" office:value="958">
            <text:p>958</text:p>
          </table:table-cell>
          <table:table-cell table:formula="of:=[.A58]+273.15" office:value-type="float" office:value="284.45">
            <text:p>284,45</text:p>
          </table:table-cell>
          <table:table-cell table:style-name="ce12" table:formula="of:=[.D57]" office:value-type="float" office:value="0">
            <text:p>0</text:p>
          </table:table-cell>
          <table:table-cell table:style-name="ce12" table:formula="of:=[.E57]-0.34375" office:value-type="float" office:value="3649.4375">
            <text:p>3649,4375</text:p>
          </table:table-cell>
          <table:table-cell table:style-name="ce118" table:formula="of:=[.F57]+10" office:value-type="float" office:value="220">
            <text:p>220</text:p>
          </table:table-cell>
          <table:table-cell table:style-name="ce12" table:formula="of:=[.AB58]+([.B58]*[.Y58])" office:value-type="float" office:value="281.923">
            <text:p>281,923</text:p>
          </table:table-cell>
          <table:table-cell table:style-name="ce12" table:formula="of:=[.AA58] * ( ( 1 + ( [.Y58] * ( [.B58] / [.AB58] ) ) ) ^ 4.256 )" office:value-type="float" office:value="1.11623251258161">
            <text:p>1,1162325126</text:p>
          </table:table-cell>
          <table:table-cell table:style-name="ce12" table:formula="of:=( [.H58] * [.G58] ) / [.C58]" office:value-type="float" office:value="1.10631611406062">
            <text:p>1,1063161141</text:p>
          </table:table-cell>
          <table:table-cell table:style-name="ce12" table:formula="of:=[.Z58] * ( ( 1+ ( [.Y58] * ( [.B58] / [.AB58] ) ) ) ^ 5.256 )" office:value-type="float" office:value="90333.133633371">
            <text:p>90333,133633371</text:p>
          </table:table-cell>
          <table:table-cell table:style-name="ce12" table:formula="of:=[.K57] + ([.B58]-[.B57])" office:value-type="float" office:value="-1081">
            <text:p>-1081</text:p>
          </table:table-cell>
          <table:table-cell table:style-name="ce12" table:formula="of:= [.E58] * [.AD58] * COS( [.S58] )" office:value-type="float" office:value="35578.5180093059">
            <text:p>35578,5180093059</text:p>
          </table:table-cell>
          <table:table-cell table:style-name="ce123" table:formula="of:=-0.06*[.F58]+57.8" office:value-type="float" office:value="44.6">
            <text:p>44,6</text:p>
          </table:table-cell>
          <table:table-cell table:style-name="ce129" table:formula="of:= ( [.K58] / [.F58] ) * ( ( ( [.C57] + [.C58] ) / 2 ) / ( ( [.G57] + [.G58] ) / 2 ) )" office:value-type="float" office:value="-4.96428162481312">
            <text:p>-4,9642816248</text:p>
          </table:table-cell>
          <table:table-cell table:style-name="ce123" table:formula="of:=-0.02*[.F58]+13.6" office:value-type="float" office:value="9.2">
            <text:p>9,2</text:p>
          </table:table-cell>
          <table:table-cell table:style-name="ce138" table:formula="of:= - ( [.E58] * [.AD58] * SIN( [.S58] ) )" office:value-type="float" office:value="-3984.89140072489">
            <text:p>-3984,8914007249</text:p>
          </table:table-cell>
          <table:table-cell table:style-name="ce143" table:formula="of:= - ( ( 2 * [.P58] ) / ( ( ( [.M58] ) ^ 2 ) * [.AG58] * [.I58] ) )" office:value-type="float" office:value="0.129341978200422">
            <text:p>0,1293419782</text:p>
          </table:table-cell>
          <table:table-cell table:style-name="ce148" table:formula="of:= ( ( 2 * [.L58] ) / ( ( ( [.M58] ) ^ 2 ) * [.AG58] * [.I58] ) )" office:value-type="float" office:value="1.15481086885476">
            <text:p>1,1548108689</text:p>
          </table:table-cell>
          <table:table-cell table:style-name="ce118" table:formula="of:=ASIN( - ( [.N58] / [.M58] ) )" office:value-type="float" office:value="0.111537887311985">
            <text:p>0,1115378873</text:p>
          </table:table-cell>
          <table:table-cell table:style-name="ce118" table:formula="of:=[.S58] * ( 180 / 3.14159265359 )" office:value-type="float" office:value="6.39065019878207">
            <text:p>6,3906501988</text:p>
          </table:table-cell>
          <table:table-cell table:style-name="ce151" table:formula="of:=0.02*[.F58]+5.95" office:value-type="float" office:value="10.35">
            <text:p>10,35</text:p>
          </table:table-cell>
          <table:table-cell table:style-name="ce154" table:formula="of:=-0.01*[.F58]-2.7" office:value-type="float" office:value="-4.9">
            <text:p>-4,9</text:p>
          </table:table-cell>
          <table:table-cell/>
          <table:table-cell table:formula="of:=[.X57]" office:value-type="float" office:value="0">
            <text:p>0</text:p>
          </table:table-cell>
          <table:table-cell table:formula="of:=[.Y57]" office:value-type="float" office:value="-0.0065">
            <text:p>-0,0065</text:p>
          </table:table-cell>
          <table:table-cell table:formula="of:=[.Z57]" office:value-type="float" office:value="101325">
            <text:p>101325</text:p>
          </table:table-cell>
          <table:table-cell table:formula="of:=[.AA57]" office:value-type="float" office:value="1.225">
            <text:p>1,225</text:p>
          </table:table-cell>
          <table:table-cell table:formula="of:=[.AB57]" office:value-type="float" office:value="288.15">
            <text:p>288,15</text:p>
          </table:table-cell>
          <table:table-cell table:formula="of:=[.AC57]" office:value-type="float" office:value="1.235">
            <text:p>1,235</text:p>
          </table:table-cell>
          <table:table-cell table:formula="of:=[.AD57]" office:value-type="float" office:value="9.81">
            <text:p>9,81</text:p>
          </table:table-cell>
          <table:table-cell table:formula="of:=[.AE57]" office:value-type="float" office:value="293.15">
            <text:p>293,15</text:p>
          </table:table-cell>
          <table:table-cell table:formula="of:=[.AF57]" office:value-type="float" office:value="100600">
            <text:p>100600</text:p>
          </table:table-cell>
          <table:table-cell table:formula="of:=[.AG57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0.7">
            <text:p>10,7</text:p>
          </table:table-cell>
          <table:table-cell office:value-type="float" office:value="931">
            <text:p>931</text:p>
          </table:table-cell>
          <table:table-cell table:formula="of:=[.A59]+273.15" office:value-type="float" office:value="283.85">
            <text:p>283,85</text:p>
          </table:table-cell>
          <table:table-cell table:style-name="ce12" table:formula="of:=[.D58]" office:value-type="float" office:value="0">
            <text:p>0</text:p>
          </table:table-cell>
          <table:table-cell table:style-name="ce12" table:formula="of:=[.E58]-0.34375" office:value-type="float" office:value="3649.09375">
            <text:p>3649,09375</text:p>
          </table:table-cell>
          <table:table-cell table:style-name="ce118" table:formula="of:=[.F58]+10" office:value-type="float" office:value="230">
            <text:p>230</text:p>
          </table:table-cell>
          <table:table-cell table:style-name="ce12" table:formula="of:=[.AB59]+([.B59]*[.Y59])" office:value-type="float" office:value="282.0985">
            <text:p>282,0985</text:p>
          </table:table-cell>
          <table:table-cell table:style-name="ce12" table:formula="of:=[.AA59] * ( ( 1 + ( [.Y59] * ( [.B59] / [.AB59] ) ) ) ^ 4.256 )" office:value-type="float" office:value="1.11919286228851">
            <text:p>1,1191928623</text:p>
          </table:table-cell>
          <table:table-cell table:style-name="ce12" table:formula="of:=( [.H59] * [.G59] ) / [.C59]" office:value-type="float" office:value="1.11228686863588">
            <text:p>1,1122868686</text:p>
          </table:table-cell>
          <table:table-cell table:style-name="ce12" table:formula="of:=[.Z59] * ( ( 1+ ( [.Y59] * ( [.B59] / [.AB59] ) ) ) ^ 5.256 )" office:value-type="float" office:value="90629.087735291">
            <text:p>90629,087735291</text:p>
          </table:table-cell>
          <table:table-cell table:style-name="ce12" table:formula="of:=[.K58] + ([.B59]-[.B58])" office:value-type="float" office:value="-1108">
            <text:p>-1108</text:p>
          </table:table-cell>
          <table:table-cell table:style-name="ce12" table:formula="of:= [.E59] * [.AD59] * COS( [.S59] )" office:value-type="float" office:value="35579.1185077137">
            <text:p>35579,1185077137</text:p>
          </table:table-cell>
          <table:table-cell table:style-name="ce123" table:formula="of:=-0.06*[.F59]+57.8" office:value-type="float" office:value="44">
            <text:p>44</text:p>
          </table:table-cell>
          <table:table-cell table:style-name="ce129" table:formula="of:= ( [.K59] / [.F59] ) * ( ( ( [.C58] + [.C59] ) / 2 ) / ( ( [.G58] + [.G59] ) / 2 ) )" office:value-type="float" office:value="-4.85393460756526">
            <text:p>-4,8539346076</text:p>
          </table:table-cell>
          <table:table-cell table:style-name="ce123" table:formula="of:=-0.02*[.F59]+13.6" office:value-type="float" office:value="9">
            <text:p>9</text:p>
          </table:table-cell>
          <table:table-cell table:style-name="ce138" table:formula="of:= - ( [.E59] * [.AD59] * SIN( [.S59] ) )" office:value-type="float" office:value="-3949.07401205158">
            <text:p>-3949,0740120516</text:p>
          </table:table-cell>
          <table:table-cell table:style-name="ce143" table:formula="of:= - ( ( 2 * [.P59] ) / ( ( ( [.M59] ) ^ 2 ) * [.AG59] * [.I59] ) )" office:value-type="float" office:value="0.130992090912396">
            <text:p>0,1309920909</text:p>
          </table:table-cell>
          <table:table-cell table:style-name="ce148" table:formula="of:= ( ( 2 * [.L59] ) / ( ( ( [.M59] ) ^ 2 ) * [.AG59] * [.I59] ) )" office:value-type="float" office:value="1.18017112667993">
            <text:p>1,1801711267</text:p>
          </table:table-cell>
          <table:table-cell table:style-name="ce118" table:formula="of:=ASIN( - ( [.N59] / [.M59] ) )" office:value-type="float" office:value="0.110541684811284">
            <text:p>0,1105416848</text:p>
          </table:table-cell>
          <table:table-cell table:style-name="ce118" table:formula="of:=[.S59] * ( 180 / 3.14159265359 )" office:value-type="float" office:value="6.33357199995156">
            <text:p>6,333572</text:p>
          </table:table-cell>
          <table:table-cell table:style-name="ce151" table:formula="of:=0.02*[.F59]+5.95" office:value-type="float" office:value="10.55">
            <text:p>10,55</text:p>
          </table:table-cell>
          <table:table-cell table:style-name="ce154" table:formula="of:=-0.01*[.F59]-2.7" office:value-type="float" office:value="-5">
            <text:p>-5</text:p>
          </table:table-cell>
          <table:table-cell/>
          <table:table-cell table:formula="of:=[.X58]" office:value-type="float" office:value="0">
            <text:p>0</text:p>
          </table:table-cell>
          <table:table-cell table:formula="of:=[.Y58]" office:value-type="float" office:value="-0.0065">
            <text:p>-0,0065</text:p>
          </table:table-cell>
          <table:table-cell table:formula="of:=[.Z58]" office:value-type="float" office:value="101325">
            <text:p>101325</text:p>
          </table:table-cell>
          <table:table-cell table:formula="of:=[.AA58]" office:value-type="float" office:value="1.225">
            <text:p>1,225</text:p>
          </table:table-cell>
          <table:table-cell table:formula="of:=[.AB58]" office:value-type="float" office:value="288.15">
            <text:p>288,15</text:p>
          </table:table-cell>
          <table:table-cell table:formula="of:=[.AC58]" office:value-type="float" office:value="1.235">
            <text:p>1,235</text:p>
          </table:table-cell>
          <table:table-cell table:formula="of:=[.AD58]" office:value-type="float" office:value="9.81">
            <text:p>9,81</text:p>
          </table:table-cell>
          <table:table-cell table:formula="of:=[.AE58]" office:value-type="float" office:value="293.15">
            <text:p>293,15</text:p>
          </table:table-cell>
          <table:table-cell table:formula="of:=[.AF58]" office:value-type="float" office:value="100600">
            <text:p>100600</text:p>
          </table:table-cell>
          <table:table-cell table:formula="of:=[.AG58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9.5">
            <text:p>9,5</text:p>
          </table:table-cell>
          <table:table-cell office:value-type="float" office:value="900">
            <text:p>900</text:p>
          </table:table-cell>
          <table:table-cell table:formula="of:=[.A60]+273.15" office:value-type="float" office:value="282.65">
            <text:p>282,65</text:p>
          </table:table-cell>
          <table:table-cell table:style-name="ce12" table:formula="of:=[.D59]" office:value-type="float" office:value="0">
            <text:p>0</text:p>
          </table:table-cell>
          <table:table-cell table:style-name="ce12" table:formula="of:=[.E59]-0.34375" office:value-type="float" office:value="3648.75">
            <text:p>3648,75</text:p>
          </table:table-cell>
          <table:table-cell table:style-name="ce118" table:formula="of:=[.F59]+10" office:value-type="float" office:value="240">
            <text:p>240</text:p>
          </table:table-cell>
          <table:table-cell table:style-name="ce12" table:formula="of:=[.AB60]+([.B60]*[.Y60])" office:value-type="float" office:value="282.3">
            <text:p>282,3</text:p>
          </table:table-cell>
          <table:table-cell table:style-name="ce12" table:formula="of:=[.AA60] * ( ( 1 + ( [.Y60] * ( [.B60] / [.AB60] ) ) ) ^ 4.256 )" office:value-type="float" office:value="1.12259918529159">
            <text:p>1,1225991853</text:p>
          </table:table-cell>
          <table:table-cell table:style-name="ce12" table:formula="of:=( [.H60] * [.G60] ) / [.C60]" office:value-type="float" office:value="1.1212090925449">
            <text:p>1,1212090925</text:p>
          </table:table-cell>
          <table:table-cell table:style-name="ce12" table:formula="of:=[.Z60] * ( ( 1+ ( [.Y60] * ( [.B60] / [.AB60] ) ) ) ^ 5.256 )" office:value-type="float" office:value="90969.8546166559">
            <text:p>90969,8546166559</text:p>
          </table:table-cell>
          <table:table-cell table:style-name="ce12" table:formula="of:=[.K59] + ([.B60]-[.B59])" office:value-type="float" office:value="-1139">
            <text:p>-1139</text:p>
          </table:table-cell>
          <table:table-cell table:style-name="ce12" table:formula="of:= [.E60] * [.AD60] * COS( [.S60] )" office:value-type="float" office:value="35577.980252358">
            <text:p>35577,980252358</text:p>
          </table:table-cell>
          <table:table-cell table:style-name="ce123" table:formula="of:=-0.06*[.F60]+57.8" office:value-type="float" office:value="43.4">
            <text:p>43,4</text:p>
          </table:table-cell>
          <table:table-cell table:style-name="ce129" table:formula="of:= ( [.K60] / [.F60] ) * ( ( ( [.C59] + [.C60] ) / 2 ) / ( ( [.G59] + [.G60] ) / 2 ) )" office:value-type="float" office:value="-4.76350412577874">
            <text:p>-4,7635041258</text:p>
          </table:table-cell>
          <table:table-cell table:style-name="ce123" table:formula="of:=-0.02*[.F60]+13.6" office:value-type="float" office:value="8.8">
            <text:p>8,8</text:p>
          </table:table-cell>
          <table:table-cell table:style-name="ce138" table:formula="of:= - ( [.E60] * [.AD60] * SIN( [.S60] ) )" office:value-type="float" office:value="-3928.70963157498">
            <text:p>-3928,709631575</text:p>
          </table:table-cell>
          <table:table-cell table:style-name="ce143" table:formula="of:= - ( ( 2 * [.P60] ) / ( ( ( [.M60] ) ^ 2 ) * [.AG60] * [.I60] ) )" office:value-type="float" office:value="0.132878839277767">
            <text:p>0,1328788393</text:p>
          </table:table-cell>
          <table:table-cell table:style-name="ce148" table:formula="of:= ( ( 2 * [.L60] ) / ( ( ( [.M60] ) ^ 2 ) * [.AG60] * [.I60] ) )" office:value-type="float" office:value="1.20333676018846">
            <text:p>1,2033367602</text:p>
          </table:table-cell>
          <table:table-cell table:style-name="ce118" table:formula="of:=ASIN( - ( [.N60] / [.M60] ) )" office:value-type="float" office:value="0.109979736293662">
            <text:p>0,1099797363</text:p>
          </table:table-cell>
          <table:table-cell table:style-name="ce118" table:formula="of:=[.S60] * ( 180 / 3.14159265359 )" office:value-type="float" office:value="6.30137472158815">
            <text:p>6,3013747216</text:p>
          </table:table-cell>
          <table:table-cell table:style-name="ce151" table:formula="of:=0.02*[.F60]+5.95" office:value-type="float" office:value="10.75">
            <text:p>10,75</text:p>
          </table:table-cell>
          <table:table-cell table:style-name="ce154" table:formula="of:=-0.01*[.F60]-2.7" office:value-type="float" office:value="-5.1">
            <text:p>-5,1</text:p>
          </table:table-cell>
          <table:table-cell/>
          <table:table-cell table:formula="of:=[.X59]" office:value-type="float" office:value="0">
            <text:p>0</text:p>
          </table:table-cell>
          <table:table-cell table:formula="of:=[.Y59]" office:value-type="float" office:value="-0.0065">
            <text:p>-0,0065</text:p>
          </table:table-cell>
          <table:table-cell table:formula="of:=[.Z59]" office:value-type="float" office:value="101325">
            <text:p>101325</text:p>
          </table:table-cell>
          <table:table-cell table:formula="of:=[.AA59]" office:value-type="float" office:value="1.225">
            <text:p>1,225</text:p>
          </table:table-cell>
          <table:table-cell table:formula="of:=[.AB59]" office:value-type="float" office:value="288.15">
            <text:p>288,15</text:p>
          </table:table-cell>
          <table:table-cell table:formula="of:=[.AC59]" office:value-type="float" office:value="1.235">
            <text:p>1,235</text:p>
          </table:table-cell>
          <table:table-cell table:formula="of:=[.AD59]" office:value-type="float" office:value="9.81">
            <text:p>9,81</text:p>
          </table:table-cell>
          <table:table-cell table:formula="of:=[.AE59]" office:value-type="float" office:value="293.15">
            <text:p>293,15</text:p>
          </table:table-cell>
          <table:table-cell table:formula="of:=[.AF59]" office:value-type="float" office:value="100600">
            <text:p>100600</text:p>
          </table:table-cell>
          <table:table-cell table:formula="of:=[.AG59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8">
            <text:p>8,8</text:p>
          </table:table-cell>
          <table:table-cell office:value-type="float" office:value="861">
            <text:p>861</text:p>
          </table:table-cell>
          <table:table-cell table:formula="of:=[.A61]+273.15" office:value-type="float" office:value="281.95">
            <text:p>281,95</text:p>
          </table:table-cell>
          <table:table-cell table:style-name="ce12" table:formula="of:=[.D60]" office:value-type="float" office:value="0">
            <text:p>0</text:p>
          </table:table-cell>
          <table:table-cell table:style-name="ce12" table:formula="of:=[.E60]-0.34375" office:value-type="float" office:value="3648.40625">
            <text:p>3648,40625</text:p>
          </table:table-cell>
          <table:table-cell table:style-name="ce118" table:formula="of:=[.F60]+10" office:value-type="float" office:value="250">
            <text:p>250</text:p>
          </table:table-cell>
          <table:table-cell table:style-name="ce12" table:formula="of:=[.AB61]+([.B61]*[.Y61])" office:value-type="float" office:value="282.5535">
            <text:p>282,5535</text:p>
          </table:table-cell>
          <table:table-cell table:style-name="ce12" table:formula="of:=[.AA61] * ( ( 1 + ( [.Y61] * ( [.B61] / [.AB61] ) ) ) ^ 4.256 )" office:value-type="float" office:value="1.12689581861911">
            <text:p>1,1268958186</text:p>
          </table:table-cell>
          <table:table-cell table:style-name="ce12" table:formula="of:=( [.H61] * [.G61] ) / [.C61]" office:value-type="float" office:value="1.12930788326368">
            <text:p>1,1293078833</text:p>
          </table:table-cell>
          <table:table-cell table:style-name="ce12" table:formula="of:=[.Z61] * ( ( 1+ ( [.Y61] * ( [.B61] / [.AB61] ) ) ) ^ 5.256 )" office:value-type="float" office:value="91400.0342581029">
            <text:p>91400,0342581029</text:p>
          </table:table-cell>
          <table:table-cell table:style-name="ce12" table:formula="of:=[.K60] + ([.B61]-[.B60])" office:value-type="float" office:value="-1178">
            <text:p>-1178</text:p>
          </table:table-cell>
          <table:table-cell table:style-name="ce12" table:formula="of:= [.E61] * [.AD61] * COS( [.S61] )" office:value-type="float" office:value="35573.4970509614">
            <text:p>35573,4970509614</text:p>
          </table:table-cell>
          <table:table-cell table:style-name="ce123" table:formula="of:=-0.06*[.F61]+57.8" office:value-type="float" office:value="42.8">
            <text:p>42,8</text:p>
          </table:table-cell>
          <table:table-cell table:style-name="ce129" table:formula="of:= ( [.K61] / [.F61] ) * ( ( ( [.C60] + [.C61] ) / 2 ) / ( ( [.G60] + [.G61] ) / 2 ) )" office:value-type="float" office:value="-4.70988530654409">
            <text:p>-4,7098853065</text:p>
          </table:table-cell>
          <table:table-cell table:style-name="ce123" table:formula="of:=-0.02*[.F61]+13.6" office:value-type="float" office:value="8.6">
            <text:p>8,6</text:p>
          </table:table-cell>
          <table:table-cell table:style-name="ce138" table:formula="of:= - ( [.E61] * [.AD61] * SIN( [.S61] ) )" office:value-type="float" office:value="-3938.571744015">
            <text:p>-3938,571744015</text:p>
          </table:table-cell>
          <table:table-cell table:style-name="ce143" table:formula="of:= - ( ( 2 * [.P61] ) / ( ( ( [.M61] ) ^ 2 ) * [.AG61] * [.I61] ) )" office:value-type="float" office:value="0.135991206676843">
            <text:p>0,1359912067</text:p>
          </table:table-cell>
          <table:table-cell table:style-name="ce148" table:formula="of:= ( ( 2 * [.L61] ) / ( ( ( [.M61] ) ^ 2 ) * [.AG61] * [.I61] ) )" office:value-type="float" office:value="1.22828352613524">
            <text:p>1,2282835261</text:p>
          </table:table-cell>
          <table:table-cell table:style-name="ce118" table:formula="of:=ASIN( - ( [.N61] / [.M61] ) )" office:value-type="float" office:value="0.110267368255652">
            <text:p>0,1102673683</text:p>
          </table:table-cell>
          <table:table-cell table:style-name="ce118" table:formula="of:=[.S61] * ( 180 / 3.14159265359 )" office:value-type="float" office:value="6.31785481906326">
            <text:p>6,3178548191</text:p>
          </table:table-cell>
          <table:table-cell table:style-name="ce151" table:formula="of:=0.02*[.F61]+5.95" office:value-type="float" office:value="10.95">
            <text:p>10,95</text:p>
          </table:table-cell>
          <table:table-cell table:style-name="ce154" table:formula="of:=-0.01*[.F61]-2.7" office:value-type="float" office:value="-5.2">
            <text:p>-5,2</text:p>
          </table:table-cell>
          <table:table-cell/>
          <table:table-cell table:formula="of:=[.X60]" office:value-type="float" office:value="0">
            <text:p>0</text:p>
          </table:table-cell>
          <table:table-cell table:formula="of:=[.Y60]" office:value-type="float" office:value="-0.0065">
            <text:p>-0,0065</text:p>
          </table:table-cell>
          <table:table-cell table:formula="of:=[.Z60]" office:value-type="float" office:value="101325">
            <text:p>101325</text:p>
          </table:table-cell>
          <table:table-cell table:formula="of:=[.AA60]" office:value-type="float" office:value="1.225">
            <text:p>1,225</text:p>
          </table:table-cell>
          <table:table-cell table:formula="of:=[.AB60]" office:value-type="float" office:value="288.15">
            <text:p>288,15</text:p>
          </table:table-cell>
          <table:table-cell table:formula="of:=[.AC60]" office:value-type="float" office:value="1.235">
            <text:p>1,235</text:p>
          </table:table-cell>
          <table:table-cell table:formula="of:=[.AD60]" office:value-type="float" office:value="9.81">
            <text:p>9,81</text:p>
          </table:table-cell>
          <table:table-cell table:formula="of:=[.AE60]" office:value-type="float" office:value="293.15">
            <text:p>293,15</text:p>
          </table:table-cell>
          <table:table-cell table:formula="of:=[.AF60]" office:value-type="float" office:value="100600">
            <text:p>100600</text:p>
          </table:table-cell>
          <table:table-cell table:formula="of:=[.AG60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7">
            <text:p>8,7</text:p>
          </table:table-cell>
          <table:table-cell office:value-type="float" office:value="827">
            <text:p>827</text:p>
          </table:table-cell>
          <table:table-cell table:formula="of:=[.A62]+273.15" office:value-type="float" office:value="281.85">
            <text:p>281,85</text:p>
          </table:table-cell>
          <table:table-cell table:style-name="ce12" table:formula="of:=[.D61]" office:value-type="float" office:value="0">
            <text:p>0</text:p>
          </table:table-cell>
          <table:table-cell table:style-name="ce12" table:formula="of:=[.E61]-0.34375" office:value-type="float" office:value="3648.0625">
            <text:p>3648,0625</text:p>
          </table:table-cell>
          <table:table-cell table:style-name="ce118" table:formula="of:=[.F61]+10" office:value-type="float" office:value="260">
            <text:p>260</text:p>
          </table:table-cell>
          <table:table-cell table:style-name="ce12" table:formula="of:=[.AB62]+([.B62]*[.Y62])" office:value-type="float" office:value="282.7745">
            <text:p>282,7745</text:p>
          </table:table-cell>
          <table:table-cell table:style-name="ce12" table:formula="of:=[.AA62] * ( ( 1 + ( [.Y62] * ( [.B62] / [.AB62] ) ) ) ^ 4.256 )" office:value-type="float" office:value="1.13065185637213">
            <text:p>1,1306518564</text:p>
          </table:table-cell>
          <table:table-cell table:style-name="ce12" table:formula="of:=( [.H62] * [.G62] ) / [.C62]" office:value-type="float" office:value="1.13436052283023">
            <text:p>1,1343605228</text:p>
          </table:table-cell>
          <table:table-cell table:style-name="ce12" table:formula="of:=[.Z62] * ( ( 1+ ( [.Y62] * ( [.B62] / [.AB62] ) ) ) ^ 5.256 )" office:value-type="float" office:value="91776.4052627685">
            <text:p>91776,4052627685</text:p>
          </table:table-cell>
          <table:table-cell table:style-name="ce12" table:formula="of:=[.K61] + ([.B62]-[.B61])" office:value-type="float" office:value="-1212">
            <text:p>-1212</text:p>
          </table:table-cell>
          <table:table-cell table:style-name="ce12" table:formula="of:= [.E62] * [.AD62] * COS( [.S62] )" office:value-type="float" office:value="35569.6680944418">
            <text:p>35569,6680944418</text:p>
          </table:table-cell>
          <table:table-cell table:style-name="ce123" table:formula="of:=-0.06*[.F62]+57.8" office:value-type="float" office:value="42.2">
            <text:p>42,2</text:p>
          </table:table-cell>
          <table:table-cell table:style-name="ce129" table:formula="of:= ( [.K62] / [.F62] ) * ( ( ( [.C61] + [.C62] ) / 2 ) / ( ( [.G61] + [.G62] ) / 2 ) )" office:value-type="float" office:value="-4.64893899579604">
            <text:p>-4,6489389958</text:p>
          </table:table-cell>
          <table:table-cell table:style-name="ce123" table:formula="of:=-0.02*[.F62]+13.6" office:value-type="float" office:value="8.4">
            <text:p>8,4</text:p>
          </table:table-cell>
          <table:table-cell table:style-name="ce138" table:formula="of:= - ( [.E62] * [.AD62] * SIN( [.S62] ) )" office:value-type="float" office:value="-3942.50882347382">
            <text:p>-3942,5088234738</text:p>
          </table:table-cell>
          <table:table-cell table:style-name="ce143" table:formula="of:= - ( ( 2 * [.P62] ) / ( ( ( [.M62] ) ^ 2 ) * [.AG62] * [.I62] ) )" office:value-type="float" office:value="0.139401880474797">
            <text:p>0,1394018805</text:p>
          </table:table-cell>
          <table:table-cell table:style-name="ce148" table:formula="of:= ( ( 2 * [.L62] ) / ( ( ( [.M62] ) ^ 2 ) * [.AG62] * [.I62] ) )" office:value-type="float" office:value="1.25769626454775">
            <text:p>1,2576962645</text:p>
          </table:table-cell>
          <table:table-cell table:style-name="ce118" table:formula="of:=ASIN( - ( [.N62] / [.M62] ) )" office:value-type="float" office:value="0.110388486611536">
            <text:p>0,1103884866</text:p>
          </table:table-cell>
          <table:table-cell table:style-name="ce118" table:formula="of:=[.S62] * ( 180 / 3.14159265359 )" office:value-type="float" office:value="6.324794389677">
            <text:p>6,3247943897</text:p>
          </table:table-cell>
          <table:table-cell table:style-name="ce151" table:formula="of:=0.02*[.F62]+5.95" office:value-type="float" office:value="11.15">
            <text:p>11,15</text:p>
          </table:table-cell>
          <table:table-cell table:style-name="ce154" table:formula="of:=-0.01*[.F62]-2.7" office:value-type="float" office:value="-5.3">
            <text:p>-5,3</text:p>
          </table:table-cell>
          <table:table-cell/>
          <table:table-cell table:formula="of:=[.X61]" office:value-type="float" office:value="0">
            <text:p>0</text:p>
          </table:table-cell>
          <table:table-cell table:formula="of:=[.Y61]" office:value-type="float" office:value="-0.0065">
            <text:p>-0,0065</text:p>
          </table:table-cell>
          <table:table-cell table:formula="of:=[.Z61]" office:value-type="float" office:value="101325">
            <text:p>101325</text:p>
          </table:table-cell>
          <table:table-cell table:formula="of:=[.AA61]" office:value-type="float" office:value="1.225">
            <text:p>1,225</text:p>
          </table:table-cell>
          <table:table-cell table:formula="of:=[.AB61]" office:value-type="float" office:value="288.15">
            <text:p>288,15</text:p>
          </table:table-cell>
          <table:table-cell table:formula="of:=[.AC61]" office:value-type="float" office:value="1.235">
            <text:p>1,235</text:p>
          </table:table-cell>
          <table:table-cell table:formula="of:=[.AD61]" office:value-type="float" office:value="9.81">
            <text:p>9,81</text:p>
          </table:table-cell>
          <table:table-cell table:formula="of:=[.AE61]" office:value-type="float" office:value="293.15">
            <text:p>293,15</text:p>
          </table:table-cell>
          <table:table-cell table:formula="of:=[.AF61]" office:value-type="float" office:value="100600">
            <text:p>100600</text:p>
          </table:table-cell>
          <table:table-cell table:formula="of:=[.AG61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7">
            <text:p>8,7</text:p>
          </table:table-cell>
          <table:table-cell office:value-type="float" office:value="791">
            <text:p>791</text:p>
          </table:table-cell>
          <table:table-cell table:formula="of:=[.A63]+273.15" office:value-type="float" office:value="281.85">
            <text:p>281,85</text:p>
          </table:table-cell>
          <table:table-cell table:style-name="ce12" table:formula="of:=[.D62]" office:value-type="float" office:value="0">
            <text:p>0</text:p>
          </table:table-cell>
          <table:table-cell table:style-name="ce12" table:formula="of:=[.E62]-0.34375" office:value-type="float" office:value="3647.71875">
            <text:p>3647,71875</text:p>
          </table:table-cell>
          <table:table-cell table:style-name="ce118" table:formula="of:=[.F62]+10" office:value-type="float" office:value="270">
            <text:p>270</text:p>
          </table:table-cell>
          <table:table-cell table:style-name="ce12" table:formula="of:=[.AB63]+([.B63]*[.Y63])" office:value-type="float" office:value="283.0085">
            <text:p>283,0085</text:p>
          </table:table-cell>
          <table:table-cell table:style-name="ce12" table:formula="of:=[.AA63] * ( ( 1 + ( [.Y63] * ( [.B63] / [.AB63] ) ) ) ^ 4.256 )" office:value-type="float" office:value="1.13463926902254">
            <text:p>1,134639269</text:p>
          </table:table-cell>
          <table:table-cell table:style-name="ce12" table:formula="of:=( [.H63] * [.G63] ) / [.C63]" office:value-type="float" office:value="1.1393030248968">
            <text:p>1,1393030249</text:p>
          </table:table-cell>
          <table:table-cell table:style-name="ce12" table:formula="of:=[.Z63] * ( ( 1+ ( [.Y63] * ( [.B63] / [.AB63] ) ) ) ^ 5.256 )" office:value-type="float" office:value="92176.2826064739">
            <text:p>92176,2826064739</text:p>
          </table:table-cell>
          <table:table-cell table:style-name="ce12" table:formula="of:=[.K62] + ([.B63]-[.B62])" office:value-type="float" office:value="-1248">
            <text:p>-1248</text:p>
          </table:table-cell>
          <table:table-cell table:style-name="ce12" table:formula="of:= [.E63] * [.AD63] * COS( [.S63] )" office:value-type="float" office:value="35564.1788514122">
            <text:p>35564,1788514122</text:p>
          </table:table-cell>
          <table:table-cell table:style-name="ce123" table:formula="of:=-0.06*[.F63]+57.8" office:value-type="float" office:value="41.6">
            <text:p>41,6</text:p>
          </table:table-cell>
          <table:table-cell table:style-name="ce129" table:formula="of:= ( [.K63] / [.F63] ) * ( ( ( [.C62] + [.C63] ) / 2 ) / ( ( [.G62] + [.G63] ) / 2 ) )" office:value-type="float" office:value="-4.60520494017435">
            <text:p>-4,6052049402</text:p>
          </table:table-cell>
          <table:table-cell table:style-name="ce123" table:formula="of:=-0.02*[.F63]+13.6" office:value-type="float" office:value="8.2">
            <text:p>8,2</text:p>
          </table:table-cell>
          <table:table-cell table:style-name="ce138" table:formula="of:= - ( [.E63] * [.AD63] * SIN( [.S63] ) )" office:value-type="float" office:value="-3961.37525291278">
            <text:p>-3961,3752529128</text:p>
          </table:table-cell>
          <table:table-cell table:style-name="ce143" table:formula="of:= - ( ( 2 * [.P63] ) / ( ( ( [.M63] ) ^ 2 ) * [.AG63] * [.I63] ) )" office:value-type="float" office:value="0.143513262296412">
            <text:p>0,1435132623</text:p>
          </table:table-cell>
          <table:table-cell table:style-name="ce148" table:formula="of:= ( ( 2 * [.L63] ) / ( ( ( [.M63] ) ^ 2 ) * [.AG63] * [.I63] ) )" office:value-type="float" office:value="1.28842409567393">
            <text:p>1,2884240957</text:p>
          </table:table-cell>
          <table:table-cell table:style-name="ce118" table:formula="of:=ASIN( - ( [.N63] / [.M63] ) )" office:value-type="float" office:value="0.110929405777386">
            <text:p>0,1109294058</text:p>
          </table:table-cell>
          <table:table-cell table:style-name="ce118" table:formula="of:=[.S63] * ( 180 / 3.14159265359 )" office:value-type="float" office:value="6.35578677493794">
            <text:p>6,3557867749</text:p>
          </table:table-cell>
          <table:table-cell table:style-name="ce151" table:formula="of:=0.02*[.F63]+5.95" office:value-type="float" office:value="11.35">
            <text:p>11,35</text:p>
          </table:table-cell>
          <table:table-cell table:style-name="ce154" table:formula="of:=-0.01*[.F63]-2.7" office:value-type="float" office:value="-5.4">
            <text:p>-5,4</text:p>
          </table:table-cell>
          <table:table-cell/>
          <table:table-cell table:formula="of:=[.X62]" office:value-type="float" office:value="0">
            <text:p>0</text:p>
          </table:table-cell>
          <table:table-cell table:formula="of:=[.Y62]" office:value-type="float" office:value="-0.0065">
            <text:p>-0,0065</text:p>
          </table:table-cell>
          <table:table-cell table:formula="of:=[.Z62]" office:value-type="float" office:value="101325">
            <text:p>101325</text:p>
          </table:table-cell>
          <table:table-cell table:formula="of:=[.AA62]" office:value-type="float" office:value="1.225">
            <text:p>1,225</text:p>
          </table:table-cell>
          <table:table-cell table:formula="of:=[.AB62]" office:value-type="float" office:value="288.15">
            <text:p>288,15</text:p>
          </table:table-cell>
          <table:table-cell table:formula="of:=[.AC62]" office:value-type="float" office:value="1.235">
            <text:p>1,235</text:p>
          </table:table-cell>
          <table:table-cell table:formula="of:=[.AD62]" office:value-type="float" office:value="9.81">
            <text:p>9,81</text:p>
          </table:table-cell>
          <table:table-cell table:formula="of:=[.AE62]" office:value-type="float" office:value="293.15">
            <text:p>293,15</text:p>
          </table:table-cell>
          <table:table-cell table:formula="of:=[.AF62]" office:value-type="float" office:value="100600">
            <text:p>100600</text:p>
          </table:table-cell>
          <table:table-cell table:formula="of:=[.AG62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.9">
            <text:p>7,9</text:p>
          </table:table-cell>
          <table:table-cell office:value-type="float" office:value="756">
            <text:p>756</text:p>
          </table:table-cell>
          <table:table-cell table:formula="of:=[.A64]+273.15" office:value-type="float" office:value="281.05">
            <text:p>281,05</text:p>
          </table:table-cell>
          <table:table-cell table:style-name="ce12" table:formula="of:=[.D63]" office:value-type="float" office:value="0">
            <text:p>0</text:p>
          </table:table-cell>
          <table:table-cell table:style-name="ce12" table:formula="of:=[.E63]-0.34375" office:value-type="float" office:value="3647.375">
            <text:p>3647,375</text:p>
          </table:table-cell>
          <table:table-cell table:style-name="ce118" table:formula="of:=[.F63]+10" office:value-type="float" office:value="280">
            <text:p>280</text:p>
          </table:table-cell>
          <table:table-cell table:style-name="ce12" table:formula="of:=[.AB64]+([.B64]*[.Y64])" office:value-type="float" office:value="283.236">
            <text:p>283,236</text:p>
          </table:table-cell>
          <table:table-cell table:style-name="ce12" table:formula="of:=[.AA64] * ( ( 1 + ( [.Y64] * ( [.B64] / [.AB64] ) ) ) ^ 4.256 )" office:value-type="float" office:value="1.13852622550818">
            <text:p>1,1385262255</text:p>
          </table:table-cell>
          <table:table-cell table:style-name="ce12" table:formula="of:=( [.H64] * [.G64] ) / [.C64]" office:value-type="float" office:value="1.14738165453846">
            <text:p>1,1473816545</text:p>
          </table:table-cell>
          <table:table-cell table:style-name="ce12" table:formula="of:=[.Z64] * ( ( 1+ ( [.Y64] * ( [.B64] / [.AB64] ) ) ) ^ 5.256 )" office:value-type="float" office:value="92566.4036640899">
            <text:p>92566,4036640899</text:p>
          </table:table-cell>
          <table:table-cell table:style-name="ce12" table:formula="of:=[.K63] + ([.B64]-[.B63])" office:value-type="float" office:value="-1283">
            <text:p>-1283</text:p>
          </table:table-cell>
          <table:table-cell table:style-name="ce12" table:formula="of:= [.E64] * [.AD64] * COS( [.S64] )" office:value-type="float" office:value="35559.2405287561">
            <text:p>35559,2405287561</text:p>
          </table:table-cell>
          <table:table-cell table:style-name="ce123" table:formula="of:=-0.06*[.F64]+57.8" office:value-type="float" office:value="41">
            <text:p>41</text:p>
          </table:table-cell>
          <table:table-cell table:style-name="ce129" table:formula="of:= ( [.K64] / [.F64] ) * ( ( ( [.C63] + [.C64] ) / 2 ) / ( ( [.G63] + [.G64] ) / 2 ) )" office:value-type="float" office:value="-4.55507861760373">
            <text:p>-4,5550786176</text:p>
          </table:table-cell>
          <table:table-cell table:style-name="ce123" table:formula="of:=-0.02*[.F64]+13.6" office:value-type="float" office:value="8">
            <text:p>8</text:p>
          </table:table-cell>
          <table:table-cell table:style-name="ce138" table:formula="of:= - ( [.E64] * [.AD64] * SIN( [.S64] ) )" office:value-type="float" office:value="-3975.22252568235">
            <text:p>-3975,2225256824</text:p>
          </table:table-cell>
          <table:table-cell table:style-name="ce143" table:formula="of:= - ( ( 2 * [.P64] ) / ( ( ( [.M64] ) ^ 2 ) * [.AG64] * [.I64] ) )" office:value-type="float" office:value="0.147216942540117">
            <text:p>0,1472169425</text:p>
          </table:table-cell>
          <table:table-cell table:style-name="ce148" table:formula="of:= ( ( 2 * [.L64] ) / ( ( ( [.M64] ) ^ 2 ) * [.AG64] * [.I64] ) )" office:value-type="float" office:value="1.31688795680527">
            <text:p>1,3168879568</text:p>
          </table:table-cell>
          <table:table-cell table:style-name="ce118" table:formula="of:=ASIN( - ( [.N64] / [.M64] ) )" office:value-type="float" office:value="0.111329309237486">
            <text:p>0,1113293092</text:p>
          </table:table-cell>
          <table:table-cell table:style-name="ce118" table:formula="of:=[.S64] * ( 180 / 3.14159265359 )" office:value-type="float" office:value="6.37869955541434">
            <text:p>6,3786995554</text:p>
          </table:table-cell>
          <table:table-cell table:style-name="ce151" table:formula="of:=0.02*[.F64]+5.95" office:value-type="float" office:value="11.55">
            <text:p>11,55</text:p>
          </table:table-cell>
          <table:table-cell table:style-name="ce154" table:formula="of:=-0.01*[.F64]-2.7" office:value-type="float" office:value="-5.5">
            <text:p>-5,5</text:p>
          </table:table-cell>
          <table:table-cell/>
          <table:table-cell table:formula="of:=[.X63]" office:value-type="float" office:value="0">
            <text:p>0</text:p>
          </table:table-cell>
          <table:table-cell table:formula="of:=[.Y63]" office:value-type="float" office:value="-0.0065">
            <text:p>-0,0065</text:p>
          </table:table-cell>
          <table:table-cell table:formula="of:=[.Z63]" office:value-type="float" office:value="101325">
            <text:p>101325</text:p>
          </table:table-cell>
          <table:table-cell table:formula="of:=[.AA63]" office:value-type="float" office:value="1.225">
            <text:p>1,225</text:p>
          </table:table-cell>
          <table:table-cell table:formula="of:=[.AB63]" office:value-type="float" office:value="288.15">
            <text:p>288,15</text:p>
          </table:table-cell>
          <table:table-cell table:formula="of:=[.AC63]" office:value-type="float" office:value="1.235">
            <text:p>1,235</text:p>
          </table:table-cell>
          <table:table-cell table:formula="of:=[.AD63]" office:value-type="float" office:value="9.81">
            <text:p>9,81</text:p>
          </table:table-cell>
          <table:table-cell table:formula="of:=[.AE63]" office:value-type="float" office:value="293.15">
            <text:p>293,15</text:p>
          </table:table-cell>
          <table:table-cell table:formula="of:=[.AF63]" office:value-type="float" office:value="100600">
            <text:p>100600</text:p>
          </table:table-cell>
          <table:table-cell table:formula="of:=[.AG63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9.4">
            <text:p>9,4</text:p>
          </table:table-cell>
          <table:table-cell office:value-type="float" office:value="714">
            <text:p>714</text:p>
          </table:table-cell>
          <table:table-cell table:formula="of:=[.A65]+273.15" office:value-type="float" office:value="282.55">
            <text:p>282,55</text:p>
          </table:table-cell>
          <table:table-cell table:style-name="ce12" table:formula="of:=[.D64]" office:value-type="float" office:value="0">
            <text:p>0</text:p>
          </table:table-cell>
          <table:table-cell table:style-name="ce12" table:formula="of:=[.E64]-0.34375" office:value-type="float" office:value="3647.03125">
            <text:p>3647,03125</text:p>
          </table:table-cell>
          <table:table-cell table:style-name="ce118" table:formula="of:=[.F64]+10" office:value-type="float" office:value="290">
            <text:p>290</text:p>
          </table:table-cell>
          <table:table-cell table:style-name="ce12" table:formula="of:=[.AB65]+([.B65]*[.Y65])" office:value-type="float" office:value="283.509">
            <text:p>283,509</text:p>
          </table:table-cell>
          <table:table-cell table:style-name="ce12" table:formula="of:=[.AA65] * ( ( 1 + ( [.Y65] * ( [.B65] / [.AB65] ) ) ) ^ 4.256 )" office:value-type="float" office:value="1.14320401088219">
            <text:p>1,1432040109</text:p>
          </table:table-cell>
          <table:table-cell table:style-name="ce12" table:formula="of:=( [.H65] * [.G65] ) / [.C65]" office:value-type="float" office:value="1.14708414765953">
            <text:p>1,1470841477</text:p>
          </table:table-cell>
          <table:table-cell table:style-name="ce12" table:formula="of:=[.Z65] * ( ( 1+ ( [.Y65] * ( [.B65] / [.AB65] ) ) ) ^ 5.256 )" office:value-type="float" office:value="93036.3126389404">
            <text:p>93036,3126389404</text:p>
          </table:table-cell>
          <table:table-cell table:style-name="ce12" table:formula="of:=[.K64] + ([.B65]-[.B64])" office:value-type="float" office:value="-1325">
            <text:p>-1325</text:p>
          </table:table-cell>
          <table:table-cell table:style-name="ce12" table:formula="of:= [.E65] * [.AD65] * COS( [.S65] )" office:value-type="float" office:value="35550.3911454547">
            <text:p>35550,3911454547</text:p>
          </table:table-cell>
          <table:table-cell table:style-name="ce123" table:formula="of:=-0.06*[.F65]+57.8" office:value-type="float" office:value="40.4">
            <text:p>40,4</text:p>
          </table:table-cell>
          <table:table-cell table:style-name="ce129" table:formula="of:= ( [.K65] / [.F65] ) * ( ( ( [.C64] + [.C65] ) / 2 ) / ( ( [.G64] + [.G65] ) / 2 ) )" office:value-type="float" office:value="-4.54361126347342">
            <text:p>-4,5436112635</text:p>
          </table:table-cell>
          <table:table-cell table:style-name="ce123" table:formula="of:=-0.02*[.F65]+13.6" office:value-type="float" office:value="7.8">
            <text:p>7,8</text:p>
          </table:table-cell>
          <table:table-cell table:style-name="ce138" table:formula="of:= - ( [.E65] * [.AD65] * SIN( [.S65] ) )" office:value-type="float" office:value="-4023.72502789368">
            <text:p>-4023,7250278937</text:p>
          </table:table-cell>
          <table:table-cell table:style-name="ce143" table:formula="of:= - ( ( 2 * [.P65] ) / ( ( ( [.M65] ) ^ 2 ) * [.AG65] * [.I65] ) )" office:value-type="float" office:value="0.153511971947993">
            <text:p>0,1535119719</text:p>
          </table:table-cell>
          <table:table-cell table:style-name="ce148" table:formula="of:= ( ( 2 * [.L65] ) / ( ( ( [.M65] ) ^ 2 ) * [.AG65] * [.I65] ) )" office:value-type="float" office:value="1.35630805048277">
            <text:p>1,3563080505</text:p>
          </table:table-cell>
          <table:table-cell table:style-name="ce118" table:formula="of:=ASIN( - ( [.N65] / [.M65] ) )" office:value-type="float" office:value="0.112704072269286">
            <text:p>0,1127040723</text:p>
          </table:table-cell>
          <table:table-cell table:style-name="ce118" table:formula="of:=[.S65] * ( 180 / 3.14159265359 )" office:value-type="float" office:value="6.45746767496706">
            <text:p>6,457467675</text:p>
          </table:table-cell>
          <table:table-cell table:style-name="ce151" table:formula="of:=0.02*[.F65]+5.95" office:value-type="float" office:value="11.75">
            <text:p>11,75</text:p>
          </table:table-cell>
          <table:table-cell table:style-name="ce154" table:formula="of:=-0.01*[.F65]-2.7" office:value-type="float" office:value="-5.6">
            <text:p>-5,6</text:p>
          </table:table-cell>
          <table:table-cell/>
          <table:table-cell table:formula="of:=[.X64]" office:value-type="float" office:value="0">
            <text:p>0</text:p>
          </table:table-cell>
          <table:table-cell table:formula="of:=[.Y64]" office:value-type="float" office:value="-0.0065">
            <text:p>-0,0065</text:p>
          </table:table-cell>
          <table:table-cell table:formula="of:=[.Z64]" office:value-type="float" office:value="101325">
            <text:p>101325</text:p>
          </table:table-cell>
          <table:table-cell table:formula="of:=[.AA64]" office:value-type="float" office:value="1.225">
            <text:p>1,225</text:p>
          </table:table-cell>
          <table:table-cell table:formula="of:=[.AB64]" office:value-type="float" office:value="288.15">
            <text:p>288,15</text:p>
          </table:table-cell>
          <table:table-cell table:formula="of:=[.AC64]" office:value-type="float" office:value="1.235">
            <text:p>1,235</text:p>
          </table:table-cell>
          <table:table-cell table:formula="of:=[.AD64]" office:value-type="float" office:value="9.81">
            <text:p>9,81</text:p>
          </table:table-cell>
          <table:table-cell table:formula="of:=[.AE64]" office:value-type="float" office:value="293.15">
            <text:p>293,15</text:p>
          </table:table-cell>
          <table:table-cell table:formula="of:=[.AF64]" office:value-type="float" office:value="100600">
            <text:p>100600</text:p>
          </table:table-cell>
          <table:table-cell table:formula="of:=[.AG64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6.8">
            <text:p>6,8</text:p>
          </table:table-cell>
          <table:table-cell office:value-type="float" office:value="676">
            <text:p>676</text:p>
          </table:table-cell>
          <table:table-cell table:formula="of:=[.A66]+273.15" office:value-type="float" office:value="279.95">
            <text:p>279,95</text:p>
          </table:table-cell>
          <table:table-cell table:style-name="ce12" table:formula="of:=[.D65]" office:value-type="float" office:value="0">
            <text:p>0</text:p>
          </table:table-cell>
          <table:table-cell table:style-name="ce12" table:formula="of:=[.E65]-0.34375" office:value-type="float" office:value="3646.6875">
            <text:p>3646,6875</text:p>
          </table:table-cell>
          <table:table-cell table:style-name="ce118" table:formula="of:=[.F65]+10" office:value-type="float" office:value="300">
            <text:p>300</text:p>
          </table:table-cell>
          <table:table-cell table:style-name="ce12" table:formula="of:=[.AB66]+([.B66]*[.Y66])" office:value-type="float" office:value="283.756">
            <text:p>283,756</text:p>
          </table:table-cell>
          <table:table-cell table:style-name="ce12" table:formula="of:=[.AA66] * ( ( 1 + ( [.Y66] * ( [.B66] / [.AB66] ) ) ) ^ 4.256 )" office:value-type="float" office:value="1.14744894947082">
            <text:p>1,1474489495</text:p>
          </table:table-cell>
          <table:table-cell table:style-name="ce12" table:formula="of:=( [.H66] * [.G66] ) / [.C66]" office:value-type="float" office:value="1.1630488448153">
            <text:p>1,1630488448</text:p>
          </table:table-cell>
          <table:table-cell table:style-name="ce12" table:formula="of:=[.Z66] * ( ( 1+ ( [.Y66] * ( [.B66] / [.AB66] ) ) ) ^ 5.256 )" office:value-type="float" office:value="93463.1310366122">
            <text:p>93463,1310366122</text:p>
          </table:table-cell>
          <table:table-cell table:style-name="ce12" table:formula="of:=[.K65] + ([.B66]-[.B65])" office:value-type="float" office:value="-1363">
            <text:p>-1363</text:p>
          </table:table-cell>
          <table:table-cell table:style-name="ce12" table:formula="of:= [.E66] * [.AD66] * COS( [.S66] )" office:value-type="float" office:value="35544.0765147059">
            <text:p>35544,0765147059</text:p>
          </table:table-cell>
          <table:table-cell table:style-name="ce123" table:formula="of:=-0.06*[.F66]+57.8" office:value-type="float" office:value="39.8">
            <text:p>39,8</text:p>
          </table:table-cell>
          <table:table-cell table:style-name="ce129" table:formula="of:= ( [.K66] / [.F66] ) * ( ( ( [.C65] + [.C66] ) / 2 ) / ( ( [.G65] + [.G66] ) / 2 ) )" office:value-type="float" office:value="-4.50516954157228">
            <text:p>-4,5051695416</text:p>
          </table:table-cell>
          <table:table-cell table:style-name="ce123" table:formula="of:=-0.02*[.F66]+13.6" office:value-type="float" office:value="7.6">
            <text:p>7,6</text:p>
          </table:table-cell>
          <table:table-cell table:style-name="ce138" table:formula="of:= - ( [.E66] * [.AD66] * SIN( [.S66] ) )" office:value-type="float" office:value="-4049.44610277195">
            <text:p>-4049,446102772</text:p>
          </table:table-cell>
          <table:table-cell table:style-name="ce143" table:formula="of:= - ( ( 2 * [.P66] ) / ( ( ( [.M66] ) ^ 2 ) * [.AG66] * [.I66] ) )" office:value-type="float" office:value="0.15700138691298">
            <text:p>0,1570013869</text:p>
          </table:table-cell>
          <table:table-cell table:style-name="ce148" table:formula="of:= ( ( 2 * [.L66] ) / ( ( ( [.M66] ) ^ 2 ) * [.AG66] * [.I66] ) )" office:value-type="float" office:value="1.37808212968434">
            <text:p>1,3780821297</text:p>
          </table:table-cell>
          <table:table-cell table:style-name="ce118" table:formula="of:=ASIN( - ( [.N66] / [.M66] ) )" office:value-type="float" office:value="0.113438350475388">
            <text:p>0,1134383505</text:p>
          </table:table-cell>
          <table:table-cell table:style-name="ce118" table:formula="of:=[.S66] * ( 180 / 3.14159265359 )" office:value-type="float" office:value="6.49953871716515">
            <text:p>6,4995387172</text:p>
          </table:table-cell>
          <table:table-cell table:style-name="ce151" table:formula="of:=0.02*[.F66]+5.95" office:value-type="float" office:value="11.95">
            <text:p>11,95</text:p>
          </table:table-cell>
          <table:table-cell table:style-name="ce154" table:formula="of:=-0.01*[.F66]-2.7" office:value-type="float" office:value="-5.7">
            <text:p>-5,7</text:p>
          </table:table-cell>
          <table:table-cell/>
          <table:table-cell table:formula="of:=[.X65]" office:value-type="float" office:value="0">
            <text:p>0</text:p>
          </table:table-cell>
          <table:table-cell table:formula="of:=[.Y65]" office:value-type="float" office:value="-0.0065">
            <text:p>-0,0065</text:p>
          </table:table-cell>
          <table:table-cell table:formula="of:=[.Z65]" office:value-type="float" office:value="101325">
            <text:p>101325</text:p>
          </table:table-cell>
          <table:table-cell table:formula="of:=[.AA65]" office:value-type="float" office:value="1.225">
            <text:p>1,225</text:p>
          </table:table-cell>
          <table:table-cell table:formula="of:=[.AB65]" office:value-type="float" office:value="288.15">
            <text:p>288,15</text:p>
          </table:table-cell>
          <table:table-cell table:formula="of:=[.AC65]" office:value-type="float" office:value="1.235">
            <text:p>1,235</text:p>
          </table:table-cell>
          <table:table-cell table:formula="of:=[.AD65]" office:value-type="float" office:value="9.81">
            <text:p>9,81</text:p>
          </table:table-cell>
          <table:table-cell table:formula="of:=[.AE65]" office:value-type="float" office:value="293.15">
            <text:p>293,15</text:p>
          </table:table-cell>
          <table:table-cell table:formula="of:=[.AF65]" office:value-type="float" office:value="100600">
            <text:p>100600</text:p>
          </table:table-cell>
          <table:table-cell table:formula="of:=[.AG65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5.4">
            <text:p>5,4</text:p>
          </table:table-cell>
          <table:table-cell office:value-type="float" office:value="641">
            <text:p>641</text:p>
          </table:table-cell>
          <table:table-cell table:formula="of:=[.A67]+273.15" office:value-type="float" office:value="278.55">
            <text:p>278,55</text:p>
          </table:table-cell>
          <table:table-cell table:style-name="ce12" table:formula="of:=[.D66]" office:value-type="float" office:value="0">
            <text:p>0</text:p>
          </table:table-cell>
          <table:table-cell table:style-name="ce12" table:formula="of:=[.E66]-0.34375" office:value-type="float" office:value="3646.34375">
            <text:p>3646,34375</text:p>
          </table:table-cell>
          <table:table-cell table:style-name="ce118" table:formula="of:=[.F66]+10" office:value-type="float" office:value="310">
            <text:p>310</text:p>
          </table:table-cell>
          <table:table-cell table:style-name="ce12" table:formula="of:=[.AB67]+([.B67]*[.Y67])" office:value-type="float" office:value="283.9835">
            <text:p>283,9835</text:p>
          </table:table-cell>
          <table:table-cell table:style-name="ce12" table:formula="of:=[.AA67] * ( ( 1 + ( [.Y67] * ( [.B67] / [.AB67] ) ) ) ^ 4.256 )" office:value-type="float" office:value="1.15136941979053">
            <text:p>1,1513694198</text:p>
          </table:table-cell>
          <table:table-cell table:style-name="ce12" table:formula="of:=( [.H67] * [.G67] ) / [.C67]" office:value-type="float" office:value="1.17382846033058">
            <text:p>1,1738284603</text:p>
          </table:table-cell>
          <table:table-cell table:style-name="ce12" table:formula="of:=[.Z67] * ( ( 1+ ( [.Y67] * ( [.B67] / [.AB67] ) ) ) ^ 5.256 )" office:value-type="float" office:value="93857.6546465992">
            <text:p>93857,6546465992</text:p>
          </table:table-cell>
          <table:table-cell table:style-name="ce12" table:formula="of:=[.K66] + ([.B67]-[.B66])" office:value-type="float" office:value="-1398">
            <text:p>-1398</text:p>
          </table:table-cell>
          <table:table-cell table:style-name="ce12" table:formula="of:= [.E67] * [.AD67] * COS( [.S67] )" office:value-type="float" office:value="35540.8264509385">
            <text:p>35540,8264509385</text:p>
          </table:table-cell>
          <table:table-cell table:style-name="ce123" table:formula="of:=-0.06*[.F67]+57.8" office:value-type="float" office:value="39.2">
            <text:p>39,2</text:p>
          </table:table-cell>
          <table:table-cell table:style-name="ce129" table:formula="of:= ( [.K67] / [.F67] ) * ( ( ( [.C66] + [.C67] ) / 2 ) / ( ( [.G66] + [.G67] ) / 2 ) )" office:value-type="float" office:value="-4.43628607611357">
            <text:p>-4,4362860761</text:p>
          </table:table-cell>
          <table:table-cell table:style-name="ce123" table:formula="of:=-0.02*[.F67]+13.6" office:value-type="float" office:value="7.4">
            <text:p>7,4</text:p>
          </table:table-cell>
          <table:table-cell table:style-name="ce138" table:formula="of:= - ( [.E67] * [.AD67] * SIN( [.S67] ) )" office:value-type="float" office:value="-4048.18258946903">
            <text:p>-4048,182589469</text:p>
          </table:table-cell>
          <table:table-cell table:style-name="ce143" table:formula="of:= - ( ( 2 * [.P67] ) / ( ( ( [.M67] ) ^ 2 ) * [.AG67] * [.I67] ) )" office:value-type="float" office:value="0.160308033961935">
            <text:p>0,160308034</text:p>
          </table:table-cell>
          <table:table-cell table:style-name="ce148" table:formula="of:= ( ( 2 * [.L67] ) / ( ( ( [.M67] ) ^ 2 ) * [.AG67] * [.I67] ) )" office:value-type="float" office:value="1.40741675747377">
            <text:p>1,4074167575</text:p>
          </table:table-cell>
          <table:table-cell table:style-name="ce118" table:formula="of:=ASIN( - ( [.N67] / [.M67] ) )" office:value-type="float" office:value="0.113413539598735">
            <text:p>0,1134135396</text:p>
          </table:table-cell>
          <table:table-cell table:style-name="ce118" table:formula="of:=[.S67] * ( 180 / 3.14159265359 )" office:value-type="float" office:value="6.49811715864691">
            <text:p>6,4981171586</text:p>
          </table:table-cell>
          <table:table-cell table:style-name="ce151" table:formula="of:=0.02*[.F67]+5.95" office:value-type="float" office:value="12.15">
            <text:p>12,15</text:p>
          </table:table-cell>
          <table:table-cell table:style-name="ce154" table:formula="of:=-0.01*[.F67]-2.7" office:value-type="float" office:value="-5.8">
            <text:p>-5,8</text:p>
          </table:table-cell>
          <table:table-cell/>
          <table:table-cell table:formula="of:=[.X66]" office:value-type="float" office:value="0">
            <text:p>0</text:p>
          </table:table-cell>
          <table:table-cell table:formula="of:=[.Y66]" office:value-type="float" office:value="-0.0065">
            <text:p>-0,0065</text:p>
          </table:table-cell>
          <table:table-cell table:formula="of:=[.Z66]" office:value-type="float" office:value="101325">
            <text:p>101325</text:p>
          </table:table-cell>
          <table:table-cell table:formula="of:=[.AA66]" office:value-type="float" office:value="1.225">
            <text:p>1,225</text:p>
          </table:table-cell>
          <table:table-cell table:formula="of:=[.AB66]" office:value-type="float" office:value="288.15">
            <text:p>288,15</text:p>
          </table:table-cell>
          <table:table-cell table:formula="of:=[.AC66]" office:value-type="float" office:value="1.235">
            <text:p>1,235</text:p>
          </table:table-cell>
          <table:table-cell table:formula="of:=[.AD66]" office:value-type="float" office:value="9.81">
            <text:p>9,81</text:p>
          </table:table-cell>
          <table:table-cell table:formula="of:=[.AE66]" office:value-type="float" office:value="293.15">
            <text:p>293,15</text:p>
          </table:table-cell>
          <table:table-cell table:formula="of:=[.AF66]" office:value-type="float" office:value="100600">
            <text:p>100600</text:p>
          </table:table-cell>
          <table:table-cell table:formula="of:=[.AG66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3" office:value-type="float" office:value="3.8">
            <text:p>3,8</text:p>
          </table:table-cell>
          <table:table-cell table:style-name="ce102" office:value-type="float" office:value="613">
            <text:p>613</text:p>
          </table:table-cell>
          <table:table-cell table:style-name="ce102" table:formula="of:=[.A68]+273.15" office:value-type="float" office:value="276.95">
            <text:p>276,95</text:p>
          </table:table-cell>
          <table:table-cell table:style-name="ce102" table:formula="of:=[.D67]" office:value-type="float" office:value="0">
            <text:p>0</text:p>
          </table:table-cell>
          <table:table-cell table:style-name="ce102" table:formula="of:=[.E67]-0.34375" office:value-type="float" office:value="3646">
            <text:p>3646</text:p>
          </table:table-cell>
          <table:table-cell table:style-name="ce119" table:formula="of:=[.F67]+10" office:value-type="float" office:value="320">
            <text:p>320</text:p>
          </table:table-cell>
          <table:table-cell table:style-name="ce102" table:formula="of:=[.AB68]+([.B68]*[.Y68])" office:value-type="float" office:value="284.1655">
            <text:p>284,1655</text:p>
          </table:table-cell>
          <table:table-cell table:style-name="ce102" table:formula="of:=[.AA68] * ( ( 1 + ( [.Y68] * ( [.B68] / [.AB68] ) ) ) ^ 4.256 )" office:value-type="float" office:value="1.15451316757422">
            <text:p>1,1545131676</text:p>
          </table:table-cell>
          <table:table-cell table:style-name="ce102" table:formula="of:=( [.H68] * [.G68] ) / [.C68]" office:value-type="float" office:value="1.18459220624774">
            <text:p>1,1845922062</text:p>
          </table:table-cell>
          <table:table-cell table:style-name="ce102" table:formula="of:=[.Z68] * ( ( 1+ ( [.Y68] * ( [.B68] / [.AB68] ) ) ) ^ 5.256 )" office:value-type="float" office:value="94174.2435092142">
            <text:p>94174,2435092142</text:p>
          </table:table-cell>
          <table:table-cell table:style-name="ce102" table:formula="of:=[.K67] + ([.B68]-[.B67])" office:value-type="float" office:value="-1426">
            <text:p>-1426</text:p>
          </table:table-cell>
          <table:table-cell table:style-name="ce102" table:formula="of:= [.E68] * [.AD68] * COS( [.S68] )" office:value-type="float" office:value="35538.6718029103">
            <text:p>35538,6718029103</text:p>
          </table:table-cell>
          <table:table-cell table:style-name="ce124" table:formula="of:=-0.06*[.F68]+57.8" office:value-type="float" office:value="38.6">
            <text:p>38,6</text:p>
          </table:table-cell>
          <table:table-cell table:style-name="ce130" table:formula="of:= ( [.K68] / [.F68] ) * ( ( ( [.C67] + [.C68] ) / 2 ) / ( ( [.G67] + [.G68] ) / 2 ) )" office:value-type="float" office:value="-4.35703816252427">
            <text:p>-4,3570381625</text:p>
          </table:table-cell>
          <table:table-cell table:style-name="ce124" table:formula="of:=-0.02*[.F68]+13.6" office:value-type="float" office:value="7.2">
            <text:p>7,2</text:p>
          </table:table-cell>
          <table:table-cell table:style-name="ce139" table:formula="of:= - ( [.E68] * [.AD68] * SIN( [.S68] ) )" office:value-type="float" office:value="-4037.28799971316">
            <text:p>-4037,2879997132</text:p>
          </table:table-cell>
          <table:table-cell table:style-name="ce144" table:formula="of:= - ( ( 2 * [.P68] ) / ( ( ( [.M68] ) ^ 2 ) * [.AG68] * [.I68] ) )" office:value-type="float" office:value="0.163387269467403">
            <text:p>0,1633872695</text:p>
          </table:table-cell>
          <table:table-cell table:style-name="ce149" table:formula="of:= ( ( 2 * [.L68] ) / ( ( ( [.M68] ) ^ 2 ) * [.AG68] * [.I68] ) )" office:value-type="float" office:value="1.438234415476">
            <text:p>1,4382344155</text:p>
          </table:table-cell>
          <table:table-cell table:style-name="ce119" table:formula="of:=ASIN( - ( [.N68] / [.M68] ) )" office:value-type="float" office:value="0.113117717226353">
            <text:p>0,1131177172</text:p>
          </table:table-cell>
          <table:table-cell table:style-name="ce119" table:formula="of:=[.S68] * ( 180 / 3.14159265359 )" office:value-type="float" office:value="6.48116778522388">
            <text:p>6,4811677852</text:p>
          </table:table-cell>
          <table:table-cell table:style-name="ce152" table:formula="of:=0.02*[.F68]+5.95" office:value-type="float" office:value="12.35">
            <text:p>12,35</text:p>
          </table:table-cell>
          <table:table-cell table:style-name="ce155" table:formula="of:=-0.01*[.F68]-2.7" office:value-type="float" office:value="-5.9">
            <text:p>-5,9</text:p>
          </table:table-cell>
          <table:table-cell/>
          <table:table-cell table:formula="of:=[.X67]" office:value-type="float" office:value="0">
            <text:p>0</text:p>
          </table:table-cell>
          <table:table-cell table:formula="of:=[.Y67]" office:value-type="float" office:value="-0.0065">
            <text:p>-0,0065</text:p>
          </table:table-cell>
          <table:table-cell table:formula="of:=[.Z67]" office:value-type="float" office:value="101325">
            <text:p>101325</text:p>
          </table:table-cell>
          <table:table-cell table:formula="of:=[.AA67]" office:value-type="float" office:value="1.225">
            <text:p>1,225</text:p>
          </table:table-cell>
          <table:table-cell table:formula="of:=[.AB67]" office:value-type="float" office:value="288.15">
            <text:p>288,15</text:p>
          </table:table-cell>
          <table:table-cell table:formula="of:=[.AC67]" office:value-type="float" office:value="1.235">
            <text:p>1,235</text:p>
          </table:table-cell>
          <table:table-cell table:formula="of:=[.AD67]" office:value-type="float" office:value="9.81">
            <text:p>9,81</text:p>
          </table:table-cell>
          <table:table-cell table:formula="of:=[.AE67]" office:value-type="float" office:value="293.15">
            <text:p>293,15</text:p>
          </table:table-cell>
          <table:table-cell table:formula="of:=[.AF67]" office:value-type="float" office:value="100600">
            <text:p>100600</text:p>
          </table:table-cell>
          <table:table-cell table:formula="of:=[.AG67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12" table:number-columns-repeated="12"/>
          <table:table-cell table:style-name="ce118"/>
          <table:table-cell/>
          <table:table-cell table:style-name="ce118"/>
          <table:table-cell/>
          <table:table-cell table:style-name="ce118" table:number-columns-repeated="2"/>
          <table:table-cell table:number-columns-repeated="2"/>
          <table:table-cell table:style-name="ce118" table:number-columns-repeated="2"/>
          <table:table-cell table:style-name="ce112"/>
          <table:table-cell table:style-name="ce112" table:formula="of:=[.X68]" office:value-type="float" office:value="0">
            <text:p>0</text:p>
          </table:table-cell>
          <table:table-cell table:style-name="ce112" table:formula="of:=[.Y68]" office:value-type="float" office:value="-0.0065">
            <text:p>-0,0065</text:p>
          </table:table-cell>
          <table:table-cell table:style-name="ce112" table:formula="of:=[.Z68]" office:value-type="float" office:value="101325">
            <text:p>101325</text:p>
          </table:table-cell>
          <table:table-cell table:style-name="ce112" table:formula="of:=[.AA68]" office:value-type="float" office:value="1.225">
            <text:p>1,225</text:p>
          </table:table-cell>
          <table:table-cell table:style-name="ce112" table:formula="of:=[.AB68]" office:value-type="float" office:value="288.15">
            <text:p>288,15</text:p>
          </table:table-cell>
          <table:table-cell table:style-name="ce112" table:formula="of:=[.AC68]" office:value-type="float" office:value="1.235">
            <text:p>1,235</text:p>
          </table:table-cell>
          <table:table-cell table:style-name="ce112" table:formula="of:=[.AD68]" office:value-type="float" office:value="9.81">
            <text:p>9,81</text:p>
          </table:table-cell>
          <table:table-cell table:style-name="ce112" table:formula="of:=[.AE68]" office:value-type="float" office:value="293.15">
            <text:p>293,15</text:p>
          </table:table-cell>
          <table:table-cell table:style-name="ce112" table:formula="of:=[.AF68]" office:value-type="float" office:value="100600">
            <text:p>100600</text:p>
          </table:table-cell>
          <table:table-cell table:style-name="ce112" table:formula="of:=[.AG68]" office:value-type="float" office:value="28">
            <text:p>28</text:p>
          </table:table-cell>
          <table:table-cell table:style-name="ce112" table:number-columns-repeated="991"/>
        </table:table-row>
        <table:table-row table:style-name="ro1">
          <table:table-cell table:style-name="ce110" office:value-type="string">
            <text:p>T °C</text:p>
          </table:table-cell>
          <table:table-cell table:style-name="ce14" office:value-type="string">
            <text:p>H m</text:p>
          </table:table-cell>
          <table:table-cell table:style-name="ce14" office:value-type="string">
            <text:p>T K</text:p>
          </table:table-cell>
          <table:table-cell table:style-name="ce14" office:value-type="string">
            <text:p>Vias m/s</text:p>
          </table:table-cell>
          <table:table-cell table:style-name="ce14" office:value-type="string">
            <text:p>m_ges</text:p>
          </table:table-cell>
          <table:table-cell table:style-name="ce117" office:value-type="string">
            <text:p>delta_t</text:p>
          </table:table-cell>
          <table:table-cell table:style-name="ce14" office:value-type="string">
            <text:p>T_INA</text:p>
          </table:table-cell>
          <table:table-cell table:style-name="ce14" office:value-type="string">
            <text:p>rho_ina</text:p>
          </table:table-cell>
          <table:table-cell table:style-name="ce14" office:value-type="string">
            <text:p>rho_real</text:p>
          </table:table-cell>
          <table:table-cell table:style-name="ce14" office:value-type="string">
            <text:p>p_ina</text:p>
          </table:table-cell>
          <table:table-cell table:style-name="ce14" office:value-type="string">
            <text:p>delta_H_INA</text:p>
          </table:table-cell>
          <table:table-cell table:style-name="ce14" office:value-type="string">
            <text:p>A</text:p>
          </table:table-cell>
          <table:table-cell table:style-name="ce121" office:value-type="string">
            <text:p>V_TAS m/s</text:p>
          </table:table-cell>
          <table:table-cell table:style-name="ce127" office:value-type="string">
            <text:p>wg_real</text:p>
          </table:table-cell>
          <table:table-cell table:style-name="ce121" office:value-type="string">
            <text:p>q</text:p>
          </table:table-cell>
          <table:table-cell table:style-name="ce127" office:value-type="string">
            <text:p>W</text:p>
          </table:table-cell>
          <table:table-cell table:style-name="ce141" office:value-type="string">
            <text:p>C_w</text:p>
          </table:table-cell>
          <table:table-cell table:style-name="ce146" office:value-type="string">
            <text:p>C_a</text:p>
          </table:table-cell>
          <table:table-cell table:style-name="ce127" office:value-type="string">
            <text:p>gamma_rad</text:p>
          </table:table-cell>
          <table:table-cell table:style-name="ce127" office:value-type="string">
            <text:p>gamma_deg</text:p>
          </table:table-cell>
          <table:table-cell table:style-name="ce141" office:value-type="string">
            <text:p>alpha</text:p>
          </table:table-cell>
          <table:table-cell table:style-name="ce146" office:value-type="string">
            <text:p>eta</text:p>
          </table:table-cell>
          <table:table-cell table:style-name="ce112"/>
          <table:table-cell table:style-name="ce112" table:formula="of:=[.X69]" office:value-type="float" office:value="0">
            <text:p>0</text:p>
          </table:table-cell>
          <table:table-cell table:style-name="ce112" table:formula="of:=[.Y69]" office:value-type="float" office:value="-0.0065">
            <text:p>-0,0065</text:p>
          </table:table-cell>
          <table:table-cell table:style-name="ce112" table:formula="of:=[.Z69]" office:value-type="float" office:value="101325">
            <text:p>101325</text:p>
          </table:table-cell>
          <table:table-cell table:style-name="ce112" table:formula="of:=[.AA69]" office:value-type="float" office:value="1.225">
            <text:p>1,225</text:p>
          </table:table-cell>
          <table:table-cell table:style-name="ce112" table:formula="of:=[.AB69]" office:value-type="float" office:value="288.15">
            <text:p>288,15</text:p>
          </table:table-cell>
          <table:table-cell table:style-name="ce112" table:formula="of:=[.AC69]" office:value-type="float" office:value="1.235">
            <text:p>1,235</text:p>
          </table:table-cell>
          <table:table-cell table:style-name="ce112" table:formula="of:=[.AD69]" office:value-type="float" office:value="9.81">
            <text:p>9,81</text:p>
          </table:table-cell>
          <table:table-cell table:style-name="ce112" table:formula="of:=[.AE69]" office:value-type="float" office:value="293.15">
            <text:p>293,15</text:p>
          </table:table-cell>
          <table:table-cell table:style-name="ce112" table:formula="of:=[.AF69]" office:value-type="float" office:value="100600">
            <text:p>100600</text:p>
          </table:table-cell>
          <table:table-cell table:style-name="ce112" table:formula="of:=[.AG69]" office:value-type="float" office:value="28">
            <text:p>28</text:p>
          </table:table-cell>
          <table:table-cell table:style-name="ce112" table:number-columns-repeated="991"/>
        </table:table-row>
        <table:table-row table:style-name="ro1">
          <table:table-cell table:style-name="ce113" office:value-type="float" office:value="6.2">
            <text:p>6,2</text:p>
          </table:table-cell>
          <table:table-cell table:style-name="ce115" office:value-type="float" office:value="2069">
            <text:p>2069</text:p>
          </table:table-cell>
          <table:table-cell table:style-name="ce115" table:formula="of:=[.A71]+273.15" office:value-type="float" office:value="279.35">
            <text:p>279,35</text:p>
          </table:table-cell>
          <table:table-cell table:style-name="ce115"/>
          <table:table-cell table:style-name="ce115" office:value-type="float" office:value="3616">
            <text:p>3616</text:p>
          </table:table-cell>
          <table:table-cell table:style-name="ce115" office:value-type="float" office:value="0">
            <text:p>0</text:p>
          </table:table-cell>
          <table:table-cell table:style-name="ce115" table:formula="of:=[.AB71]+([.B71]*[.Y71])" office:value-type="float" office:value="274.7015">
            <text:p>274,7015</text:p>
          </table:table-cell>
          <table:table-cell table:style-name="ce115" table:formula="of:=[.AA71] * ( ( 1 + ( [.Y71] * ( [.B71] / [.AB71] ) ) ) ^ 4.256 )" office:value-type="float" office:value="0.999520653924528">
            <text:p>0,9995206539</text:p>
          </table:table-cell>
          <table:table-cell table:style-name="ce115" table:formula="of:=( [.H71] * [.G71] ) / [.C71]" office:value-type="float" office:value="0.982888215192586">
            <text:p>0,9828882152</text:p>
          </table:table-cell>
          <table:table-cell table:style-name="ce115" table:formula="of:=[.Z71] * ( ( 1+ ( [.Y71] * ( [.B71] / [.AB71] ) ) ) ^ 5.256 )" office:value-type="float" office:value="78816.0568489796">
            <text:p>78816,0568489796</text:p>
          </table:table-cell>
          <table:table-cell table:style-name="ce115"/>
          <table:table-cell table:style-name="ce115" table:formula="of:= [.E71] * [.AD71] * COS( [.S71] )" office:value-type="float" office:value="0">
            <text:p>#DIV/0!</text:p>
          </table:table-cell>
          <table:table-cell table:style-name="ce125" table:formula="of:=-0.11*[.F71]+71.7" office:value-type="float" office:value="71.7">
            <text:p>71,7</text:p>
          </table:table-cell>
          <table:table-cell table:style-name="ce131" table:formula="of:= ( [.K71] / [.F71] ) * ( ( ( [.C70] + [.C71] ) / 2 ) / ( ( [.G70] + [.G71] ) / 2 ) )" office:value-type="float" office:value="0">
            <text:p>#DIV/0!</text:p>
          </table:table-cell>
          <table:table-cell table:style-name="ce125" table:formula="of:=-0.05*[.F71]+22" office:value-type="float" office:value="22">
            <text:p>22</text:p>
          </table:table-cell>
          <table:table-cell table:style-name="ce140" table:formula="of:= - ( [.E71] * [.AD71] * SIN( [.S71] ) )" office:value-type="float" office:value="0">
            <text:p>#DIV/0!</text:p>
          </table:table-cell>
          <table:table-cell table:style-name="ce145" table:formula="of:= - ( ( 2 * [.P71] ) / ( ( ( [.M71] ) ^ 2 ) * [.AG71] * [.I71] ) )" office:value-type="float" office:value="0">
            <text:p>#DIV/0!</text:p>
          </table:table-cell>
          <table:table-cell table:style-name="ce150" table:formula="of:= ( ( 2 * [.L71] ) / ( ( ( [.M71] ) ^ 2 ) * [.AG71] * [.I71] ) )" office:value-type="float" office:value="0">
            <text:p>#DIV/0!</text:p>
          </table:table-cell>
          <table:table-cell table:style-name="ce115" table:formula="of:=ASIN( - ( [.N71] / [.M71] ) )" office:value-type="float" office:value="0">
            <text:p>#DIV/0!</text:p>
          </table:table-cell>
          <table:table-cell table:style-name="ce115" table:formula="of:=[.S71] * ( 180 / 3.14159265359 )" office:value-type="float" office:value="0">
            <text:p>#DIV/0!</text:p>
          </table:table-cell>
          <table:table-cell table:style-name="ce113" table:formula="of:=0.04*[.F71]+0.9" office:value-type="float" office:value="0.9">
            <text:p>0,9</text:p>
          </table:table-cell>
          <table:table-cell table:style-name="ce156" table:formula="of:=-0.04*[.F71]+2.15" office:value-type="float" office:value="2.15">
            <text:p>2,15</text:p>
          </table:table-cell>
          <table:table-cell/>
          <table:table-cell table:formula="of:=[.X70]" office:value-type="float" office:value="0">
            <text:p>0</text:p>
          </table:table-cell>
          <table:table-cell table:formula="of:=[.Y70]" office:value-type="float" office:value="-0.0065">
            <text:p>-0,0065</text:p>
          </table:table-cell>
          <table:table-cell table:formula="of:=[.Z70]" office:value-type="float" office:value="101325">
            <text:p>101325</text:p>
          </table:table-cell>
          <table:table-cell table:formula="of:=[.AA70]" office:value-type="float" office:value="1.225">
            <text:p>1,225</text:p>
          </table:table-cell>
          <table:table-cell table:formula="of:=[.AB70]" office:value-type="float" office:value="288.15">
            <text:p>288,15</text:p>
          </table:table-cell>
          <table:table-cell table:formula="of:=[.AC70]" office:value-type="float" office:value="1.235">
            <text:p>1,235</text:p>
          </table:table-cell>
          <table:table-cell table:formula="of:=[.AD70]" office:value-type="float" office:value="9.81">
            <text:p>9,81</text:p>
          </table:table-cell>
          <table:table-cell table:formula="of:=[.AE70]" office:value-type="float" office:value="293.15">
            <text:p>293,15</text:p>
          </table:table-cell>
          <table:table-cell table:formula="of:=[.AF70]" office:value-type="float" office:value="100600">
            <text:p>100600</text:p>
          </table:table-cell>
          <table:table-cell table:formula="of:=[.AG70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6.4">
            <text:p>6,4</text:p>
          </table:table-cell>
          <table:table-cell office:value-type="float" office:value="2043">
            <text:p>2043</text:p>
          </table:table-cell>
          <table:table-cell table:formula="of:=[.A72]+273.15" office:value-type="float" office:value="279.55">
            <text:p>279,55</text:p>
          </table:table-cell>
          <table:table-cell table:style-name="ce12" table:formula="of:=[.D71]" office:value-type="float" office:value="0">
            <text:p>0</text:p>
          </table:table-cell>
          <table:table-cell table:style-name="ce12" table:formula="of:=[.E71]-0.38461" office:value-type="float" office:value="3615.61539">
            <text:p>3615,61539</text:p>
          </table:table-cell>
          <table:table-cell table:style-name="ce118" table:formula="of:=[.F71]+11.15384" office:value-type="float" office:value="11.15384">
            <text:p>11,15384</text:p>
          </table:table-cell>
          <table:table-cell table:style-name="ce12" table:formula="of:=[.AB72]+([.B72]*[.Y72])" office:value-type="float" office:value="274.8705">
            <text:p>274,8705</text:p>
          </table:table-cell>
          <table:table-cell table:style-name="ce12" table:formula="of:=[.AA72] * ( ( 1 + ( [.Y72] * ( [.B72] / [.AB72] ) ) ) ^ 4.256 )" office:value-type="float" office:value="1.00214036878845">
            <text:p>1,0021403688</text:p>
          </table:table-cell>
          <table:table-cell table:style-name="ce12" table:formula="of:=( [.H72] * [.G72] ) / [.C72]" office:value-type="float" office:value="0.985365137682228">
            <text:p>0,9853651377</text:p>
          </table:table-cell>
          <table:table-cell table:style-name="ce12" table:formula="of:=[.Z72] * ( ( 1+ ( [.Y72] * ( [.B72] / [.AB72] ) ) ) ^ 5.256 )" office:value-type="float" office:value="79071.2472345354">
            <text:p>79071,2472345354</text:p>
          </table:table-cell>
          <table:table-cell table:style-name="ce12" table:formula="of:=[.K71] + ([.B72]-[.B71])" office:value-type="float" office:value="-26">
            <text:p>-26</text:p>
          </table:table-cell>
          <table:table-cell table:style-name="ce12" table:formula="of:= [.E72] * [.AD72] * COS( [.S72] )" office:value-type="float" office:value="35449.1138703175">
            <text:p>35449,1138703175</text:p>
          </table:table-cell>
          <table:table-cell table:style-name="ce123" table:formula="of:=-0.11*[.F72]+71.7" office:value-type="float" office:value="70.4730776">
            <text:p>70,4730776</text:p>
          </table:table-cell>
          <table:table-cell table:style-name="ce129" table:formula="of:= ( [.K72] / [.F72] ) * ( ( ( [.C71] + [.C72] ) / 2 ) / ( ( [.G71] + [.G72] ) / 2 ) )" office:value-type="float" office:value="-2.37060092437163">
            <text:p>-2,3706009244</text:p>
          </table:table-cell>
          <table:table-cell table:style-name="ce123" table:formula="of:=-0.05*[.F72]+22" office:value-type="float" office:value="21.442308">
            <text:p>21,442308</text:p>
          </table:table-cell>
          <table:table-cell table:style-name="ce138" table:formula="of:= - ( [.E72] * [.AD72] * SIN( [.S72] ) )" office:value-type="float" office:value="-1193.12637244295">
            <text:p>-1193,126372443</text:p>
          </table:table-cell>
          <table:table-cell table:style-name="ce143" table:formula="of:= - ( ( 2 * [.P72] ) / ( ( ( [.M72] ) ^ 2 ) * [.AG72] * [.I72] ) )" office:value-type="float" office:value="0.0174146496298841">
            <text:p>0,0174146496</text:p>
          </table:table-cell>
          <table:table-cell table:style-name="ce148" table:formula="of:= ( ( 2 * [.L72] ) / ( ( ( [.M72] ) ^ 2 ) * [.AG72] * [.I72] ) )" office:value-type="float" office:value="0.517408643375671">
            <text:p>0,5174086434</text:p>
          </table:table-cell>
          <table:table-cell table:style-name="ce118" table:formula="of:=ASIN( - ( [.N72] / [.M72] ) )" office:value-type="float" office:value="0.0336447378924612">
            <text:p>0,0336447379</text:p>
          </table:table-cell>
          <table:table-cell table:style-name="ce118" table:formula="of:=[.S72] * ( 180 / 3.14159265359 )" office:value-type="float" office:value="1.92770148406178">
            <text:p>1,9277014841</text:p>
          </table:table-cell>
          <table:table-cell table:style-name="ce151" table:formula="of:=0.04*[.F72]+0.9" office:value-type="float" office:value="1.3461536">
            <text:p>1,3461536</text:p>
          </table:table-cell>
          <table:table-cell table:style-name="ce154" table:formula="of:=-0.04*[.F72]+2.15" office:value-type="float" office:value="1.7038464">
            <text:p>1,7038464</text:p>
          </table:table-cell>
          <table:table-cell/>
          <table:table-cell table:formula="of:=[.X71]" office:value-type="float" office:value="0">
            <text:p>0</text:p>
          </table:table-cell>
          <table:table-cell table:formula="of:=[.Y71]" office:value-type="float" office:value="-0.0065">
            <text:p>-0,0065</text:p>
          </table:table-cell>
          <table:table-cell table:formula="of:=[.Z71]" office:value-type="float" office:value="101325">
            <text:p>101325</text:p>
          </table:table-cell>
          <table:table-cell table:formula="of:=[.AA71]" office:value-type="float" office:value="1.225">
            <text:p>1,225</text:p>
          </table:table-cell>
          <table:table-cell table:formula="of:=[.AB71]" office:value-type="float" office:value="288.15">
            <text:p>288,15</text:p>
          </table:table-cell>
          <table:table-cell table:formula="of:=[.AC71]" office:value-type="float" office:value="1.235">
            <text:p>1,235</text:p>
          </table:table-cell>
          <table:table-cell table:formula="of:=[.AD71]" office:value-type="float" office:value="9.81">
            <text:p>9,81</text:p>
          </table:table-cell>
          <table:table-cell table:formula="of:=[.AE71]" office:value-type="float" office:value="293.15">
            <text:p>293,15</text:p>
          </table:table-cell>
          <table:table-cell table:formula="of:=[.AF71]" office:value-type="float" office:value="100600">
            <text:p>100600</text:p>
          </table:table-cell>
          <table:table-cell table:formula="of:=[.AG71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6.7">
            <text:p>6,7</text:p>
          </table:table-cell>
          <table:table-cell office:value-type="float" office:value="1907">
            <text:p>1907</text:p>
          </table:table-cell>
          <table:table-cell table:formula="of:=[.A73]+273.15" office:value-type="float" office:value="279.85">
            <text:p>279,85</text:p>
          </table:table-cell>
          <table:table-cell table:style-name="ce12" table:formula="of:=[.D72]" office:value-type="float" office:value="0">
            <text:p>0</text:p>
          </table:table-cell>
          <table:table-cell table:style-name="ce12" table:formula="of:=[.E72]-0.38461" office:value-type="float" office:value="3615.23078">
            <text:p>3615,23078</text:p>
          </table:table-cell>
          <table:table-cell table:style-name="ce118" table:formula="of:=[.F72]+11.15384" office:value-type="float" office:value="22.30768">
            <text:p>22,30768</text:p>
          </table:table-cell>
          <table:table-cell table:style-name="ce12" table:formula="of:=[.AB73]+([.B73]*[.Y73])" office:value-type="float" office:value="275.7545">
            <text:p>275,7545</text:p>
          </table:table-cell>
          <table:table-cell table:style-name="ce12" table:formula="of:=[.AA73] * ( ( 1 + ( [.Y73] * ( [.B73] / [.AB73] ) ) ) ^ 4.256 )" office:value-type="float" office:value="1.01592920803086">
            <text:p>1,015929208</text:p>
          </table:table-cell>
          <table:table-cell table:style-name="ce12" table:formula="of:=( [.H73] * [.G73] ) / [.C73]" office:value-type="float" office:value="1.00106146434141">
            <text:p>1,0010614643</text:p>
          </table:table-cell>
          <table:table-cell table:style-name="ce12" table:formula="of:=[.Z73] * ( ( 1+ ( [.Y73] * ( [.B73] / [.AB73] ) ) ) ^ 5.256 )" office:value-type="float" office:value="80417.0161428085">
            <text:p>80417,0161428085</text:p>
          </table:table-cell>
          <table:table-cell table:style-name="ce12" table:formula="of:=[.K72] + ([.B73]-[.B72])" office:value-type="float" office:value="-162">
            <text:p>-162</text:p>
          </table:table-cell>
          <table:table-cell table:style-name="ce12" table:formula="of:= [.E73] * [.AD73] * COS( [.S73] )" office:value-type="float" office:value="35263.5420945016">
            <text:p>35263,5420945016</text:p>
          </table:table-cell>
          <table:table-cell table:style-name="ce123" table:formula="of:=-0.11*[.F73]+71.7" office:value-type="float" office:value="69.2461552">
            <text:p>69,2461552</text:p>
          </table:table-cell>
          <table:table-cell table:style-name="ce129" table:formula="of:= ( [.K73] / [.F73] ) * ( ( ( [.C72] + [.C73] ) / 2 ) / ( ( [.G72] + [.G73] ) / 2 ) )" office:value-type="float" office:value="-7.37780453237045">
            <text:p>-7,3778045324</text:p>
          </table:table-cell>
          <table:table-cell table:style-name="ce123" table:formula="of:=-0.05*[.F73]+22" office:value-type="float" office:value="20.884616">
            <text:p>20,884616</text:p>
          </table:table-cell>
          <table:table-cell table:style-name="ce138" table:formula="of:= - ( [.E73] * [.AD73] * SIN( [.S73] ) )" office:value-type="float" office:value="-3778.64866345654">
            <text:p>-3778,6486634566</text:p>
          </table:table-cell>
          <table:table-cell table:style-name="ce143" table:formula="of:= - ( ( 2 * [.P73] ) / ( ( ( [.M73] ) ^ 2 ) * [.AG73] * [.I73] ) )" office:value-type="float" office:value="0.0562284878851827">
            <text:p>0,0562284879</text:p>
          </table:table-cell>
          <table:table-cell table:style-name="ce148" table:formula="of:= ( ( 2 * [.L73] ) / ( ( ( [.M73] ) ^ 2 ) * [.AG73] * [.I73] ) )" office:value-type="float" office:value="0.524741998012465">
            <text:p>0,524741998</text:p>
          </table:table-cell>
          <table:table-cell table:style-name="ce118" table:formula="of:=ASIN( - ( [.N73] / [.M73] ) )" office:value-type="float" office:value="0.106747223784182">
            <text:p>0,1067472238</text:p>
          </table:table-cell>
          <table:table-cell table:style-name="ce118" table:formula="of:=[.S73] * ( 180 / 3.14159265359 )" office:value-type="float" office:value="6.11616539757176">
            <text:p>6,1161653976</text:p>
          </table:table-cell>
          <table:table-cell table:style-name="ce151" table:formula="of:=0.04*[.F73]+0.9" office:value-type="float" office:value="1.7923072">
            <text:p>1,7923072</text:p>
          </table:table-cell>
          <table:table-cell table:style-name="ce154" table:formula="of:=-0.04*[.F73]+2.15" office:value-type="float" office:value="1.2576928">
            <text:p>1,2576928</text:p>
          </table:table-cell>
          <table:table-cell/>
          <table:table-cell table:formula="of:=[.X72]" office:value-type="float" office:value="0">
            <text:p>0</text:p>
          </table:table-cell>
          <table:table-cell table:formula="of:=[.Y72]" office:value-type="float" office:value="-0.0065">
            <text:p>-0,0065</text:p>
          </table:table-cell>
          <table:table-cell table:formula="of:=[.Z72]" office:value-type="float" office:value="101325">
            <text:p>101325</text:p>
          </table:table-cell>
          <table:table-cell table:formula="of:=[.AA72]" office:value-type="float" office:value="1.225">
            <text:p>1,225</text:p>
          </table:table-cell>
          <table:table-cell table:formula="of:=[.AB72]" office:value-type="float" office:value="288.15">
            <text:p>288,15</text:p>
          </table:table-cell>
          <table:table-cell table:formula="of:=[.AC72]" office:value-type="float" office:value="1.235">
            <text:p>1,235</text:p>
          </table:table-cell>
          <table:table-cell table:formula="of:=[.AD72]" office:value-type="float" office:value="9.81">
            <text:p>9,81</text:p>
          </table:table-cell>
          <table:table-cell table:formula="of:=[.AE72]" office:value-type="float" office:value="293.15">
            <text:p>293,15</text:p>
          </table:table-cell>
          <table:table-cell table:formula="of:=[.AF72]" office:value-type="float" office:value="100600">
            <text:p>100600</text:p>
          </table:table-cell>
          <table:table-cell table:formula="of:=[.AG72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.6">
            <text:p>7,6</text:p>
          </table:table-cell>
          <table:table-cell office:value-type="float" office:value="1724">
            <text:p>1724</text:p>
          </table:table-cell>
          <table:table-cell table:formula="of:=[.A74]+273.15" office:value-type="float" office:value="280.75">
            <text:p>280,75</text:p>
          </table:table-cell>
          <table:table-cell table:style-name="ce12" table:formula="of:=[.D73]" office:value-type="float" office:value="0">
            <text:p>0</text:p>
          </table:table-cell>
          <table:table-cell table:style-name="ce12" table:formula="of:=[.E73]-0.38461" office:value-type="float" office:value="3614.84617">
            <text:p>3614,84617</text:p>
          </table:table-cell>
          <table:table-cell table:style-name="ce118" table:formula="of:=[.F73]+11.15384" office:value-type="float" office:value="33.46152">
            <text:p>33,46152</text:p>
          </table:table-cell>
          <table:table-cell table:style-name="ce12" table:formula="of:=[.AB74]+([.B74]*[.Y74])" office:value-type="float" office:value="276.944">
            <text:p>276,944</text:p>
          </table:table-cell>
          <table:table-cell table:style-name="ce12" table:formula="of:=[.AA74] * ( ( 1 + ( [.Y74] * ( [.B74] / [.AB74] ) ) ) ^ 4.256 )" office:value-type="float" office:value="1.03471181828108">
            <text:p>1,0347118183</text:p>
          </table:table-cell>
          <table:table-cell table:style-name="ce12" table:formula="of:=( [.H74] * [.G74] ) / [.C74]" office:value-type="float" office:value="1.02068470098677">
            <text:p>1,020684701</text:p>
          </table:table-cell>
          <table:table-cell table:style-name="ce12" table:formula="of:=[.Z74] * ( ( 1+ ( [.Y74] * ( [.B74] / [.AB74] ) ) ) ^ 5.256 )" office:value-type="float" office:value="82257.0764509452">
            <text:p>82257,0764509452</text:p>
          </table:table-cell>
          <table:table-cell table:style-name="ce12" table:formula="of:=[.K73] + ([.B74]-[.B73])" office:value-type="float" office:value="-345">
            <text:p>-345</text:p>
          </table:table-cell>
          <table:table-cell table:style-name="ce12" table:formula="of:= [.E74] * [.AD74] * COS( [.S74] )" office:value-type="float" office:value="35040.0110491279">
            <text:p>35040,0110491279</text:p>
          </table:table-cell>
          <table:table-cell table:style-name="ce123" table:formula="of:=-0.11*[.F74]+71.7" office:value-type="float" office:value="68.0192328">
            <text:p>68,0192328</text:p>
          </table:table-cell>
          <table:table-cell table:style-name="ce129" table:formula="of:= ( [.K74] / [.F74] ) * ( ( ( [.C73] + [.C74] ) / 2 ) / ( ( [.G73] + [.G74] ) / 2 ) )" office:value-type="float" office:value="-10.4577495674417">
            <text:p>-10,4577495674</text:p>
          </table:table-cell>
          <table:table-cell table:style-name="ce123" table:formula="of:=-0.05*[.F74]+22" office:value-type="float" office:value="20.326924">
            <text:p>20,326924</text:p>
          </table:table-cell>
          <table:table-cell table:style-name="ce138" table:formula="of:= - ( [.E74] * [.AD74] * SIN( [.S74] ) )" office:value-type="float" office:value="-5452.1191258192">
            <text:p>-5452,1191258192</text:p>
          </table:table-cell>
          <table:table-cell table:style-name="ce143" table:formula="of:= - ( ( 2 * [.P74] ) / ( ( ( [.M74] ) ^ 2 ) * [.AG74] * [.I74] ) )" office:value-type="float" office:value="0.0824673875980314">
            <text:p>0,0824673876</text:p>
          </table:table-cell>
          <table:table-cell table:style-name="ce148" table:formula="of:= ( ( 2 * [.L74] ) / ( ( ( [.M74] ) ^ 2 ) * [.AG74] * [.I74] ) )" office:value-type="float" office:value="0.530006426114828">
            <text:p>0,5300064261</text:p>
          </table:table-cell>
          <table:table-cell table:style-name="ce118" table:formula="of:=ASIN( - ( [.N74] / [.M74] ) )" office:value-type="float" office:value="0.154359199900972">
            <text:p>0,1543591999</text:p>
          </table:table-cell>
          <table:table-cell table:style-name="ce118" table:formula="of:=[.S74] * ( 180 / 3.14159265359 )" office:value-type="float" office:value="8.84413068334133">
            <text:p>8,8441306833</text:p>
          </table:table-cell>
          <table:table-cell table:style-name="ce151" table:formula="of:=0.04*[.F74]+0.9" office:value-type="float" office:value="2.2384608">
            <text:p>2,2384608</text:p>
          </table:table-cell>
          <table:table-cell table:style-name="ce154" table:formula="of:=-0.04*[.F74]+2.15" office:value-type="float" office:value="0.8115392">
            <text:p>0,8115392</text:p>
          </table:table-cell>
          <table:table-cell/>
          <table:table-cell table:formula="of:=[.X73]" office:value-type="float" office:value="0">
            <text:p>0</text:p>
          </table:table-cell>
          <table:table-cell table:formula="of:=[.Y73]" office:value-type="float" office:value="-0.0065">
            <text:p>-0,0065</text:p>
          </table:table-cell>
          <table:table-cell table:formula="of:=[.Z73]" office:value-type="float" office:value="101325">
            <text:p>101325</text:p>
          </table:table-cell>
          <table:table-cell table:formula="of:=[.AA73]" office:value-type="float" office:value="1.225">
            <text:p>1,225</text:p>
          </table:table-cell>
          <table:table-cell table:formula="of:=[.AB73]" office:value-type="float" office:value="288.15">
            <text:p>288,15</text:p>
          </table:table-cell>
          <table:table-cell table:formula="of:=[.AC73]" office:value-type="float" office:value="1.235">
            <text:p>1,235</text:p>
          </table:table-cell>
          <table:table-cell table:formula="of:=[.AD73]" office:value-type="float" office:value="9.81">
            <text:p>9,81</text:p>
          </table:table-cell>
          <table:table-cell table:formula="of:=[.AE73]" office:value-type="float" office:value="293.15">
            <text:p>293,15</text:p>
          </table:table-cell>
          <table:table-cell table:formula="of:=[.AF73]" office:value-type="float" office:value="100600">
            <text:p>100600</text:p>
          </table:table-cell>
          <table:table-cell table:formula="of:=[.AG73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2">
            <text:p>8,2</text:p>
          </table:table-cell>
          <table:table-cell office:value-type="float" office:value="1599">
            <text:p>1599</text:p>
          </table:table-cell>
          <table:table-cell table:formula="of:=[.A75]+273.15" office:value-type="float" office:value="281.35">
            <text:p>281,35</text:p>
          </table:table-cell>
          <table:table-cell table:style-name="ce12" table:formula="of:=[.D74]" office:value-type="float" office:value="0">
            <text:p>0</text:p>
          </table:table-cell>
          <table:table-cell table:style-name="ce12" table:formula="of:=[.E74]-0.38461" office:value-type="float" office:value="3614.46156">
            <text:p>3614,46156</text:p>
          </table:table-cell>
          <table:table-cell table:style-name="ce118" table:formula="of:=[.F74]+11.15384" office:value-type="float" office:value="44.61536">
            <text:p>44,61536</text:p>
          </table:table-cell>
          <table:table-cell table:style-name="ce12" table:formula="of:=[.AB75]+([.B75]*[.Y75])" office:value-type="float" office:value="277.7565">
            <text:p>277,7565</text:p>
          </table:table-cell>
          <table:table-cell table:style-name="ce12" table:formula="of:=[.AA75] * ( ( 1 + ( [.Y75] * ( [.B75] / [.AB75] ) ) ) ^ 4.256 )" office:value-type="float" office:value="1.04769336234478">
            <text:p>1,0476933623</text:p>
          </table:table-cell>
          <table:table-cell table:style-name="ce12" table:formula="of:=( [.H75] * [.G75] ) / [.C75]" office:value-type="float" office:value="1.03431185853249">
            <text:p>1,0343118585</text:p>
          </table:table-cell>
          <table:table-cell table:style-name="ce12" table:formula="of:=[.Z75] * ( ( 1+ ( [.Y75] * ( [.B75] / [.AB75] ) ) ) ^ 5.256 )" office:value-type="float" office:value="83533.4316796855">
            <text:p>83533,4316796855</text:p>
          </table:table-cell>
          <table:table-cell table:style-name="ce12" table:formula="of:=[.K74] + ([.B75]-[.B74])" office:value-type="float" office:value="-470">
            <text:p>-470</text:p>
          </table:table-cell>
          <table:table-cell table:style-name="ce12" table:formula="of:= [.E75] * [.AD75] * COS( [.S75] )" office:value-type="float" office:value="35002.0756072023">
            <text:p>35002,0756072023</text:p>
          </table:table-cell>
          <table:table-cell table:style-name="ce123" table:formula="of:=-0.11*[.F75]+71.7" office:value-type="float" office:value="66.7923104">
            <text:p>66,7923104</text:p>
          </table:table-cell>
          <table:table-cell table:style-name="ce129" table:formula="of:= ( [.K75] / [.F75] ) * ( ( ( [.C74] + [.C75] ) / 2 ) / ( ( [.G74] + [.G75] ) / 2 ) )" office:value-type="float" office:value="-10.6750147613349">
            <text:p>-10,6750147613</text:p>
          </table:table-cell>
          <table:table-cell table:style-name="ce123" table:formula="of:=-0.05*[.F75]+22" office:value-type="float" office:value="19.769232">
            <text:p>19,769232</text:p>
          </table:table-cell>
          <table:table-cell table:style-name="ce138" table:formula="of:= - ( [.E75] * [.AD75] * SIN( [.S75] ) )" office:value-type="float" office:value="-5667.0185685985">
            <text:p>-5667,0185685985</text:p>
          </table:table-cell>
          <table:table-cell table:style-name="ce143" table:formula="of:= - ( ( 2 * [.P75] ) / ( ( ( [.M75] ) ^ 2 ) * [.AG75] * [.I75] ) )" office:value-type="float" office:value="0.0877247548776572">
            <text:p>0,0877247549</text:p>
          </table:table-cell>
          <table:table-cell table:style-name="ce148" table:formula="of:= ( ( 2 * [.L75] ) / ( ( ( [.M75] ) ^ 2 ) * [.AG75] * [.I75] ) )" office:value-type="float" office:value="0.541827852808751">
            <text:p>0,5418278528</text:p>
          </table:table-cell>
          <table:table-cell table:style-name="ce118" table:formula="of:=ASIN( - ( [.N75] / [.M75] ) )" office:value-type="float" office:value="0.160512366779787">
            <text:p>0,1605123668</text:p>
          </table:table-cell>
          <table:table-cell table:style-name="ce118" table:formula="of:=[.S75] * ( 180 / 3.14159265359 )" office:value-type="float" office:value="9.1966811761371">
            <text:p>9,1966811761</text:p>
          </table:table-cell>
          <table:table-cell table:style-name="ce151" table:formula="of:=0.04*[.F75]+0.9" office:value-type="float" office:value="2.6846144">
            <text:p>2,6846144</text:p>
          </table:table-cell>
          <table:table-cell table:style-name="ce154" table:formula="of:=-0.04*[.F75]+2.15" office:value-type="float" office:value="0.3653856">
            <text:p>0,3653856</text:p>
          </table:table-cell>
          <table:table-cell/>
          <table:table-cell table:formula="of:=[.X74]" office:value-type="float" office:value="0">
            <text:p>0</text:p>
          </table:table-cell>
          <table:table-cell table:formula="of:=[.Y74]" office:value-type="float" office:value="-0.0065">
            <text:p>-0,0065</text:p>
          </table:table-cell>
          <table:table-cell table:formula="of:=[.Z74]" office:value-type="float" office:value="101325">
            <text:p>101325</text:p>
          </table:table-cell>
          <table:table-cell table:formula="of:=[.AA74]" office:value-type="float" office:value="1.225">
            <text:p>1,225</text:p>
          </table:table-cell>
          <table:table-cell table:formula="of:=[.AB74]" office:value-type="float" office:value="288.15">
            <text:p>288,15</text:p>
          </table:table-cell>
          <table:table-cell table:formula="of:=[.AC74]" office:value-type="float" office:value="1.235">
            <text:p>1,235</text:p>
          </table:table-cell>
          <table:table-cell table:formula="of:=[.AD74]" office:value-type="float" office:value="9.81">
            <text:p>9,81</text:p>
          </table:table-cell>
          <table:table-cell table:formula="of:=[.AE74]" office:value-type="float" office:value="293.15">
            <text:p>293,15</text:p>
          </table:table-cell>
          <table:table-cell table:formula="of:=[.AF74]" office:value-type="float" office:value="100600">
            <text:p>100600</text:p>
          </table:table-cell>
          <table:table-cell table:formula="of:=[.AG74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7">
            <text:p>8,7</text:p>
          </table:table-cell>
          <table:table-cell office:value-type="float" office:value="1479">
            <text:p>1479</text:p>
          </table:table-cell>
          <table:table-cell table:formula="of:=[.A76]+273.15" office:value-type="float" office:value="281.85">
            <text:p>281,85</text:p>
          </table:table-cell>
          <table:table-cell table:style-name="ce12" table:formula="of:=[.D75]" office:value-type="float" office:value="0">
            <text:p>0</text:p>
          </table:table-cell>
          <table:table-cell table:style-name="ce12" table:formula="of:=[.E75]-0.38461" office:value-type="float" office:value="3614.07695">
            <text:p>3614,07695</text:p>
          </table:table-cell>
          <table:table-cell table:style-name="ce118" table:formula="of:=[.F75]+11.15384" office:value-type="float" office:value="55.7692">
            <text:p>55,7692</text:p>
          </table:table-cell>
          <table:table-cell table:style-name="ce12" table:formula="of:=[.AB76]+([.B76]*[.Y76])" office:value-type="float" office:value="278.5365">
            <text:p>278,5365</text:p>
          </table:table-cell>
          <table:table-cell table:style-name="ce12" table:formula="of:=[.AA76] * ( ( 1 + ( [.Y76] * ( [.B76] / [.AB76] ) ) ) ^ 4.256 )" office:value-type="float" office:value="1.0602725134022">
            <text:p>1,0602725134</text:p>
          </table:table-cell>
          <table:table-cell table:style-name="ce12" table:formula="of:=( [.H76] * [.G76] ) / [.C76]" office:value-type="float" office:value="1.0478076811398">
            <text:p>1,0478076811</text:p>
          </table:table-cell>
          <table:table-cell table:style-name="ce12" table:formula="of:=[.Z76] * ( ( 1+ ( [.Y76] * ( [.B76] / [.AB76] ) ) ) ^ 5.256 )" office:value-type="float" office:value="84773.7738102857">
            <text:p>84773,7738102857</text:p>
          </table:table-cell>
          <table:table-cell table:style-name="ce12" table:formula="of:=[.K75] + ([.B76]-[.B75])" office:value-type="float" office:value="-590">
            <text:p>-590</text:p>
          </table:table-cell>
          <table:table-cell table:style-name="ce12" table:formula="of:= [.E76] * [.AD76] * COS( [.S76] )" office:value-type="float" office:value="34977.8314185954">
            <text:p>34977,8314185954</text:p>
          </table:table-cell>
          <table:table-cell table:style-name="ce123" table:formula="of:=-0.11*[.F76]+71.7" office:value-type="float" office:value="65.565388">
            <text:p>65,565388</text:p>
          </table:table-cell>
          <table:table-cell table:style-name="ce129" table:formula="of:= ( [.K76] / [.F76] ) * ( ( ( [.C75] + [.C76] ) / 2 ) / ( ( [.G75] + [.G76] ) / 2 ) )" office:value-type="float" office:value="-10.7106702286902">
            <text:p>-10,7106702287</text:p>
          </table:table-cell>
          <table:table-cell table:style-name="ce123" table:formula="of:=-0.05*[.F76]+22" office:value-type="float" office:value="19.21154">
            <text:p>19,21154</text:p>
          </table:table-cell>
          <table:table-cell table:style-name="ce138" table:formula="of:= - ( [.E76] * [.AD76] * SIN( [.S76] ) )" office:value-type="float" office:value="-5791.73143169714">
            <text:p>-5791,7314316971</text:p>
          </table:table-cell>
          <table:table-cell table:style-name="ce143" table:formula="of:= - ( ( 2 * [.P76] ) / ( ( ( [.M76] ) ^ 2 ) * [.AG76] * [.I76] ) )" office:value-type="float" office:value="0.0918437336233988">
            <text:p>0,0918437336</text:p>
          </table:table-cell>
          <table:table-cell table:style-name="ce148" table:formula="of:= ( ( 2 * [.L76] ) / ( ( ( [.M76] ) ^ 2 ) * [.AG76] * [.I76] ) )" office:value-type="float" office:value="0.554669129502829">
            <text:p>0,5546691295</text:p>
          </table:table-cell>
          <table:table-cell table:style-name="ce118" table:formula="of:=ASIN( - ( [.N76] / [.M76] ) )" office:value-type="float" office:value="0.164094035412919">
            <text:p>0,1640940354</text:p>
          </table:table-cell>
          <table:table-cell table:style-name="ce118" table:formula="of:=[.S76] * ( 180 / 3.14159265359 )" office:value-type="float" office:value="9.40189567242993">
            <text:p>9,4018956724</text:p>
          </table:table-cell>
          <table:table-cell table:style-name="ce151" table:formula="of:=0.04*[.F76]+0.9" office:value-type="float" office:value="3.130768">
            <text:p>3,130768</text:p>
          </table:table-cell>
          <table:table-cell table:style-name="ce154" table:formula="of:=-0.04*[.F76]+2.15" office:value-type="float" office:value="-0.0807680000000004">
            <text:p>-0,080768</text:p>
          </table:table-cell>
          <table:table-cell/>
          <table:table-cell table:formula="of:=[.X75]" office:value-type="float" office:value="0">
            <text:p>0</text:p>
          </table:table-cell>
          <table:table-cell table:formula="of:=[.Y75]" office:value-type="float" office:value="-0.0065">
            <text:p>-0,0065</text:p>
          </table:table-cell>
          <table:table-cell table:formula="of:=[.Z75]" office:value-type="float" office:value="101325">
            <text:p>101325</text:p>
          </table:table-cell>
          <table:table-cell table:formula="of:=[.AA75]" office:value-type="float" office:value="1.225">
            <text:p>1,225</text:p>
          </table:table-cell>
          <table:table-cell table:formula="of:=[.AB75]" office:value-type="float" office:value="288.15">
            <text:p>288,15</text:p>
          </table:table-cell>
          <table:table-cell table:formula="of:=[.AC75]" office:value-type="float" office:value="1.235">
            <text:p>1,235</text:p>
          </table:table-cell>
          <table:table-cell table:formula="of:=[.AD75]" office:value-type="float" office:value="9.81">
            <text:p>9,81</text:p>
          </table:table-cell>
          <table:table-cell table:formula="of:=[.AE75]" office:value-type="float" office:value="293.15">
            <text:p>293,15</text:p>
          </table:table-cell>
          <table:table-cell table:formula="of:=[.AF75]" office:value-type="float" office:value="100600">
            <text:p>100600</text:p>
          </table:table-cell>
          <table:table-cell table:formula="of:=[.AG75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9.6">
            <text:p>9,6</text:p>
          </table:table-cell>
          <table:table-cell office:value-type="float" office:value="1375">
            <text:p>1375</text:p>
          </table:table-cell>
          <table:table-cell table:formula="of:=[.A77]+273.15" office:value-type="float" office:value="282.75">
            <text:p>282,75</text:p>
          </table:table-cell>
          <table:table-cell table:style-name="ce12" table:formula="of:=[.D76]" office:value-type="float" office:value="0">
            <text:p>0</text:p>
          </table:table-cell>
          <table:table-cell table:style-name="ce12" table:formula="of:=[.E76]-0.38461" office:value-type="float" office:value="3613.69234">
            <text:p>3613,69234</text:p>
          </table:table-cell>
          <table:table-cell table:style-name="ce118" table:formula="of:=[.F76]+11.15384" office:value-type="float" office:value="66.92304">
            <text:p>66,92304</text:p>
          </table:table-cell>
          <table:table-cell table:style-name="ce12" table:formula="of:=[.AB77]+([.B77]*[.Y77])" office:value-type="float" office:value="279.2125">
            <text:p>279,2125</text:p>
          </table:table-cell>
          <table:table-cell table:style-name="ce12" table:formula="of:=[.AA77] * ( ( 1 + ( [.Y77] * ( [.B77] / [.AB77] ) ) ) ^ 4.256 )" office:value-type="float" office:value="1.07126761861414">
            <text:p>1,0712676186</text:p>
          </table:table-cell>
          <table:table-cell table:style-name="ce12" table:formula="of:=( [.H77] * [.G77] ) / [.C77]" office:value-type="float" office:value="1.05786493355367">
            <text:p>1,0578649336</text:p>
          </table:table-cell>
          <table:table-cell table:style-name="ce12" table:formula="of:=[.Z77] * ( ( 1+ ( [.Y77] * ( [.B77] / [.AB77] ) ) ) ^ 5.256 )" office:value-type="float" office:value="85860.761244477">
            <text:p>85860,761244477</text:p>
          </table:table-cell>
          <table:table-cell table:style-name="ce12" table:formula="of:=[.K76] + ([.B77]-[.B76])" office:value-type="float" office:value="-694">
            <text:p>-694</text:p>
          </table:table-cell>
          <table:table-cell table:style-name="ce12" table:formula="of:= [.E77] * [.AD77] * COS( [.S77] )" office:value-type="float" office:value="34975.2708711778">
            <text:p>34975,2708711778</text:p>
          </table:table-cell>
          <table:table-cell table:style-name="ce123" table:formula="of:=-0.11*[.F77]+71.7" office:value-type="float" office:value="64.3384656">
            <text:p>64,3384656</text:p>
          </table:table-cell>
          <table:table-cell table:style-name="ce129" table:formula="of:= ( [.K77] / [.F77] ) * ( ( ( [.C76] + [.C77] ) / 2 ) / ( ( [.G76] + [.G77] ) / 2 ) )" office:value-type="float" office:value="-10.4974999988885">
            <text:p>-10,4974999989</text:p>
          </table:table-cell>
          <table:table-cell table:style-name="ce123" table:formula="of:=-0.05*[.F77]+22" office:value-type="float" office:value="18.653848">
            <text:p>18,653848</text:p>
          </table:table-cell>
          <table:table-cell table:style-name="ce138" table:formula="of:= - ( [.E77] * [.AD77] * SIN( [.S77] ) )" office:value-type="float" office:value="-5784.09432315804">
            <text:p>-5784,094323158</text:p>
          </table:table-cell>
          <table:table-cell table:style-name="ce143" table:formula="of:= - ( ( 2 * [.P77] ) / ( ( ( [.M77] ) ^ 2 ) * [.AG77] * [.I77] ) )" office:value-type="float" office:value="0.094348654500999">
            <text:p>0,0943486545</text:p>
          </table:table-cell>
          <table:table-cell table:style-name="ce148" table:formula="of:= ( ( 2 * [.L77] ) / ( ( ( [.M77] ) ^ 2 ) * [.AG77] * [.I77] ) )" office:value-type="float" office:value="0.570507596027916">
            <text:p>0,570507596</text:p>
          </table:table-cell>
          <table:table-cell table:style-name="ce118" table:formula="of:=ASIN( - ( [.N77] / [.M77] ) )" office:value-type="float" office:value="0.163893297319966">
            <text:p>0,1638932973</text:p>
          </table:table-cell>
          <table:table-cell table:style-name="ce118" table:formula="of:=[.S77] * ( 180 / 3.14159265359 )" office:value-type="float" office:value="9.39039422691622">
            <text:p>9,3903942269</text:p>
          </table:table-cell>
          <table:table-cell table:style-name="ce151" table:formula="of:=0.04*[.F77]+0.9" office:value-type="float" office:value="3.5769216">
            <text:p>3,5769216</text:p>
          </table:table-cell>
          <table:table-cell table:style-name="ce154" table:formula="of:=-0.04*[.F77]+2.15" office:value-type="float" office:value="-0.5269216">
            <text:p>-0,5269216</text:p>
          </table:table-cell>
          <table:table-cell/>
          <table:table-cell table:formula="of:=[.X76]" office:value-type="float" office:value="0">
            <text:p>0</text:p>
          </table:table-cell>
          <table:table-cell table:formula="of:=[.Y76]" office:value-type="float" office:value="-0.0065">
            <text:p>-0,0065</text:p>
          </table:table-cell>
          <table:table-cell table:formula="of:=[.Z76]" office:value-type="float" office:value="101325">
            <text:p>101325</text:p>
          </table:table-cell>
          <table:table-cell table:formula="of:=[.AA76]" office:value-type="float" office:value="1.225">
            <text:p>1,225</text:p>
          </table:table-cell>
          <table:table-cell table:formula="of:=[.AB76]" office:value-type="float" office:value="288.15">
            <text:p>288,15</text:p>
          </table:table-cell>
          <table:table-cell table:formula="of:=[.AC76]" office:value-type="float" office:value="1.235">
            <text:p>1,235</text:p>
          </table:table-cell>
          <table:table-cell table:formula="of:=[.AD76]" office:value-type="float" office:value="9.81">
            <text:p>9,81</text:p>
          </table:table-cell>
          <table:table-cell table:formula="of:=[.AE76]" office:value-type="float" office:value="293.15">
            <text:p>293,15</text:p>
          </table:table-cell>
          <table:table-cell table:formula="of:=[.AF76]" office:value-type="float" office:value="100600">
            <text:p>100600</text:p>
          </table:table-cell>
          <table:table-cell table:formula="of:=[.AG76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0.6">
            <text:p>10,6</text:p>
          </table:table-cell>
          <table:table-cell office:value-type="float" office:value="1283">
            <text:p>1283</text:p>
          </table:table-cell>
          <table:table-cell table:formula="of:=[.A78]+273.15" office:value-type="float" office:value="283.75">
            <text:p>283,75</text:p>
          </table:table-cell>
          <table:table-cell table:style-name="ce12" table:formula="of:=[.D77]" office:value-type="float" office:value="0">
            <text:p>0</text:p>
          </table:table-cell>
          <table:table-cell table:style-name="ce12" table:formula="of:=[.E77]-0.38461" office:value-type="float" office:value="3613.30773">
            <text:p>3613,30773</text:p>
          </table:table-cell>
          <table:table-cell table:style-name="ce118" table:formula="of:=[.F77]+11.15384" office:value-type="float" office:value="78.07688">
            <text:p>78,07688</text:p>
          </table:table-cell>
          <table:table-cell table:style-name="ce12" table:formula="of:=[.AB78]+([.B78]*[.Y78])" office:value-type="float" office:value="279.8105">
            <text:p>279,8105</text:p>
          </table:table-cell>
          <table:table-cell table:style-name="ce12" table:formula="of:=[.AA78] * ( ( 1 + ( [.Y78] * ( [.B78] / [.AB78] ) ) ) ^ 4.256 )" office:value-type="float" office:value="1.08106657890792">
            <text:p>1,0810665789</text:p>
          </table:table-cell>
          <table:table-cell table:style-name="ce12" table:formula="of:=( [.H78] * [.G78] ) / [.C78]" office:value-type="float" office:value="1.0660573743701">
            <text:p>1,0660573744</text:p>
          </table:table-cell>
          <table:table-cell table:style-name="ce12" table:formula="of:=[.Z78] * ( ( 1+ ( [.Y78] * ( [.B78] / [.AB78] ) ) ) ^ 5.256 )" office:value-type="float" office:value="86831.7089843985">
            <text:p>86831,7089843985</text:p>
          </table:table-cell>
          <table:table-cell table:style-name="ce12" table:formula="of:=[.K77] + ([.B78]-[.B77])" office:value-type="float" office:value="-786">
            <text:p>-786</text:p>
          </table:table-cell>
          <table:table-cell table:style-name="ce12" table:formula="of:= [.E78] * [.AD78] * COS( [.S78] )" office:value-type="float" office:value="34980.391886102">
            <text:p>34980,391886102</text:p>
          </table:table-cell>
          <table:table-cell table:style-name="ce123" table:formula="of:=-0.11*[.F78]+71.7" office:value-type="float" office:value="63.1115432">
            <text:p>63,1115432</text:p>
          </table:table-cell>
          <table:table-cell table:style-name="ce129" table:formula="of:= ( [.K78] / [.F78] ) * ( ( ( [.C77] + [.C78] ) / 2 ) / ( ( [.G77] + [.G78] ) / 2 ) )" office:value-type="float" office:value="-10.2016479748025">
            <text:p>-10,2016479748</text:p>
          </table:table-cell>
          <table:table-cell table:style-name="ce123" table:formula="of:=-0.05*[.F78]+22" office:value-type="float" office:value="18.096156">
            <text:p>18,096156</text:p>
          </table:table-cell>
          <table:table-cell table:style-name="ce138" table:formula="of:= - ( [.E78] * [.AD78] * SIN( [.S78] ) )" office:value-type="float" office:value="-5729.74759867018">
            <text:p>-5729,7475986702</text:p>
          </table:table-cell>
          <table:table-cell table:style-name="ce143" table:formula="of:= - ( ( 2 * [.P78] ) / ( ( ( [.M78] ) ^ 2 ) * [.AG78] * [.I78] ) )" office:value-type="float" office:value="0.0963849613565049">
            <text:p>0,0963849614</text:p>
          </table:table-cell>
          <table:table-cell table:style-name="ce148" table:formula="of:= ( ( 2 * [.L78] ) / ( ( ( [.M78] ) ^ 2 ) * [.AG78] * [.I78] ) )" office:value-type="float" office:value="0.588434946237397">
            <text:p>0,5884349462</text:p>
          </table:table-cell>
          <table:table-cell table:style-name="ce118" table:formula="of:=ASIN( - ( [.N78] / [.M78] ) )" office:value-type="float" office:value="0.162357068161065">
            <text:p>0,1623570682</text:p>
          </table:table-cell>
          <table:table-cell table:style-name="ce118" table:formula="of:=[.S78] * ( 180 / 3.14159265359 )" office:value-type="float" office:value="9.30237477974627">
            <text:p>9,3023747797</text:p>
          </table:table-cell>
          <table:table-cell table:style-name="ce151" table:formula="of:=0.04*[.F78]+0.9" office:value-type="float" office:value="4.0230752">
            <text:p>4,0230752</text:p>
          </table:table-cell>
          <table:table-cell table:style-name="ce154" table:formula="of:=-0.04*[.F78]+2.15" office:value-type="float" office:value="-0.9730752">
            <text:p>-0,9730752</text:p>
          </table:table-cell>
          <table:table-cell/>
          <table:table-cell table:formula="of:=[.X77]" office:value-type="float" office:value="0">
            <text:p>0</text:p>
          </table:table-cell>
          <table:table-cell table:formula="of:=[.Y77]" office:value-type="float" office:value="-0.0065">
            <text:p>-0,0065</text:p>
          </table:table-cell>
          <table:table-cell table:formula="of:=[.Z77]" office:value-type="float" office:value="101325">
            <text:p>101325</text:p>
          </table:table-cell>
          <table:table-cell table:formula="of:=[.AA77]" office:value-type="float" office:value="1.225">
            <text:p>1,225</text:p>
          </table:table-cell>
          <table:table-cell table:formula="of:=[.AB77]" office:value-type="float" office:value="288.15">
            <text:p>288,15</text:p>
          </table:table-cell>
          <table:table-cell table:formula="of:=[.AC77]" office:value-type="float" office:value="1.235">
            <text:p>1,235</text:p>
          </table:table-cell>
          <table:table-cell table:formula="of:=[.AD77]" office:value-type="float" office:value="9.81">
            <text:p>9,81</text:p>
          </table:table-cell>
          <table:table-cell table:formula="of:=[.AE77]" office:value-type="float" office:value="293.15">
            <text:p>293,15</text:p>
          </table:table-cell>
          <table:table-cell table:formula="of:=[.AF77]" office:value-type="float" office:value="100600">
            <text:p>100600</text:p>
          </table:table-cell>
          <table:table-cell table:formula="of:=[.AG77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1">
            <text:p>11,1</text:p>
          </table:table-cell>
          <table:table-cell office:value-type="float" office:value="1216">
            <text:p>1216</text:p>
          </table:table-cell>
          <table:table-cell table:formula="of:=[.A79]+273.15" office:value-type="float" office:value="284.25">
            <text:p>284,25</text:p>
          </table:table-cell>
          <table:table-cell table:style-name="ce12" table:formula="of:=[.D78]" office:value-type="float" office:value="0">
            <text:p>0</text:p>
          </table:table-cell>
          <table:table-cell table:style-name="ce12" table:formula="of:=[.E78]-0.38461" office:value-type="float" office:value="3612.92312">
            <text:p>3612,92312</text:p>
          </table:table-cell>
          <table:table-cell table:style-name="ce118" table:formula="of:=[.F78]+11.15384" office:value-type="float" office:value="89.23072">
            <text:p>89,23072</text:p>
          </table:table-cell>
          <table:table-cell table:style-name="ce12" table:formula="of:=[.AB79]+([.B79]*[.Y79])" office:value-type="float" office:value="280.246">
            <text:p>280,246</text:p>
          </table:table-cell>
          <table:table-cell table:style-name="ce12" table:formula="of:=[.AA79] * ( ( 1 + ( [.Y79] * ( [.B79] / [.AB79] ) ) ) ^ 4.256 )" office:value-type="float" office:value="1.08824581998578">
            <text:p>1,08824582</text:p>
          </table:table-cell>
          <table:table-cell table:style-name="ce12" table:formula="of:=( [.H79] * [.G79] ) / [.C79]" office:value-type="float" office:value="1.07291658071323">
            <text:p>1,0729165807</text:p>
          </table:table-cell>
          <table:table-cell table:style-name="ce12" table:formula="of:=[.Z79] * ( ( 1+ ( [.Y79] * ( [.B79] / [.AB79] ) ) ) ^ 5.256 )" office:value-type="float" office:value="87544.3918302567">
            <text:p>87544,3918302567</text:p>
          </table:table-cell>
          <table:table-cell table:style-name="ce12" table:formula="of:=[.K78] + ([.B79]-[.B78])" office:value-type="float" office:value="-853">
            <text:p>-853</text:p>
          </table:table-cell>
          <table:table-cell table:style-name="ce12" table:formula="of:= [.E79] * [.AD79] * COS( [.S79] )" office:value-type="float" office:value="35005.1285980887">
            <text:p>35005,1285980887</text:p>
          </table:table-cell>
          <table:table-cell table:style-name="ce123" table:formula="of:=-0.11*[.F79]+71.7" office:value-type="float" office:value="61.8846208">
            <text:p>61,8846208</text:p>
          </table:table-cell>
          <table:table-cell table:style-name="ce129" table:formula="of:= ( [.K79] / [.F79] ) * ( ( ( [.C78] + [.C79] ) / 2 ) / ( ( [.G78] + [.G79] ) / 2 ) )" office:value-type="float" office:value="-9.69507398386113">
            <text:p>-9,6950739839</text:p>
          </table:table-cell>
          <table:table-cell table:style-name="ce123" table:formula="of:=-0.05*[.F79]+22" office:value-type="float" office:value="17.538464">
            <text:p>17,538464</text:p>
          </table:table-cell>
          <table:table-cell table:style-name="ce138" table:formula="of:= - ( [.E79] * [.AD79] * SIN( [.S79] ) )" office:value-type="float" office:value="-5552.59657734232">
            <text:p>-5552,5965773423</text:p>
          </table:table-cell>
          <table:table-cell table:style-name="ce143" table:formula="of:= - ( ( 2 * [.P79] ) / ( ( ( [.M79] ) ^ 2 ) * [.AG79] * [.I79] ) )" office:value-type="float" office:value="0.0965242998791796">
            <text:p>0,0965242999</text:p>
          </table:table-cell>
          <table:table-cell table:style-name="ce148" table:formula="of:= ( ( 2 * [.L79] ) / ( ( ( [.M79] ) ^ 2 ) * [.AG79] * [.I79] ) )" office:value-type="float" office:value="0.608516300985872">
            <text:p>0,608516301</text:p>
          </table:table-cell>
          <table:table-cell table:style-name="ce118" table:formula="of:=ASIN( - ( [.N79] / [.M79] ) )" office:value-type="float" office:value="0.157311734523927">
            <text:p>0,1573117345</text:p>
          </table:table-cell>
          <table:table-cell table:style-name="ce118" table:formula="of:=[.S79] * ( 180 / 3.14159265359 )" office:value-type="float" office:value="9.01329845610289">
            <text:p>9,0132984561</text:p>
          </table:table-cell>
          <table:table-cell table:style-name="ce151" table:formula="of:=0.04*[.F79]+0.9" office:value-type="float" office:value="4.4692288">
            <text:p>4,4692288</text:p>
          </table:table-cell>
          <table:table-cell table:style-name="ce154" table:formula="of:=-0.04*[.F79]+2.15" office:value-type="float" office:value="-1.4192288">
            <text:p>-1,4192288</text:p>
          </table:table-cell>
          <table:table-cell/>
          <table:table-cell table:formula="of:=[.X78]" office:value-type="float" office:value="0">
            <text:p>0</text:p>
          </table:table-cell>
          <table:table-cell table:formula="of:=[.Y78]" office:value-type="float" office:value="-0.0065">
            <text:p>-0,0065</text:p>
          </table:table-cell>
          <table:table-cell table:formula="of:=[.Z78]" office:value-type="float" office:value="101325">
            <text:p>101325</text:p>
          </table:table-cell>
          <table:table-cell table:formula="of:=[.AA78]" office:value-type="float" office:value="1.225">
            <text:p>1,225</text:p>
          </table:table-cell>
          <table:table-cell table:formula="of:=[.AB78]" office:value-type="float" office:value="288.15">
            <text:p>288,15</text:p>
          </table:table-cell>
          <table:table-cell table:formula="of:=[.AC78]" office:value-type="float" office:value="1.235">
            <text:p>1,235</text:p>
          </table:table-cell>
          <table:table-cell table:formula="of:=[.AD78]" office:value-type="float" office:value="9.81">
            <text:p>9,81</text:p>
          </table:table-cell>
          <table:table-cell table:formula="of:=[.AE78]" office:value-type="float" office:value="293.15">
            <text:p>293,15</text:p>
          </table:table-cell>
          <table:table-cell table:formula="of:=[.AF78]" office:value-type="float" office:value="100600">
            <text:p>100600</text:p>
          </table:table-cell>
          <table:table-cell table:formula="of:=[.AG78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5">
            <text:p>11,5</text:p>
          </table:table-cell>
          <table:table-cell office:value-type="float" office:value="1127">
            <text:p>1127</text:p>
          </table:table-cell>
          <table:table-cell table:formula="of:=[.A80]+273.15" office:value-type="float" office:value="284.65">
            <text:p>284,65</text:p>
          </table:table-cell>
          <table:table-cell table:style-name="ce12" table:formula="of:=[.D79]" office:value-type="float" office:value="0">
            <text:p>0</text:p>
          </table:table-cell>
          <table:table-cell table:style-name="ce12" table:formula="of:=[.E79]-0.38461" office:value-type="float" office:value="3612.53851">
            <text:p>3612,53851</text:p>
          </table:table-cell>
          <table:table-cell table:style-name="ce118" table:formula="of:=[.F79]+11.15384" office:value-type="float" office:value="100.38456">
            <text:p>100,38456</text:p>
          </table:table-cell>
          <table:table-cell table:style-name="ce12" table:formula="of:=[.AB80]+([.B80]*[.Y80])" office:value-type="float" office:value="280.8245">
            <text:p>280,8245</text:p>
          </table:table-cell>
          <table:table-cell table:style-name="ce12" table:formula="of:=[.AA80] * ( ( 1 + ( [.Y80] * ( [.B80] / [.AB80] ) ) ) ^ 4.256 )" office:value-type="float" office:value="1.09783876323861">
            <text:p>1,0978387632</text:p>
          </table:table-cell>
          <table:table-cell table:style-name="ce12" table:formula="of:=( [.H80] * [.G80] ) / [.C80]" office:value-type="float" office:value="1.08308456619393">
            <text:p>1,0830845662</text:p>
          </table:table-cell>
          <table:table-cell table:style-name="ce12" table:formula="of:=[.Z80] * ( ( 1+ ( [.Y80] * ( [.B80] / [.AB80] ) ) ) ^ 5.256 )" office:value-type="float" office:value="88498.4073786728">
            <text:p>88498,4073786728</text:p>
          </table:table-cell>
          <table:table-cell table:style-name="ce12" table:formula="of:=[.K79] + ([.B80]-[.B79])" office:value-type="float" office:value="-942">
            <text:p>-942</text:p>
          </table:table-cell>
          <table:table-cell table:style-name="ce12" table:formula="of:= [.E80] * [.AD80] * COS( [.S80] )" office:value-type="float" office:value="35000.2891678687">
            <text:p>35000,2891678687</text:p>
          </table:table-cell>
          <table:table-cell table:style-name="ce123" table:formula="of:=-0.11*[.F80]+71.7" office:value-type="float" office:value="60.6576984">
            <text:p>60,6576984</text:p>
          </table:table-cell>
          <table:table-cell table:style-name="ce129" table:formula="of:= ( [.K80] / [.F80] ) * ( ( ( [.C79] + [.C80] ) / 2 ) / ( ( [.G79] + [.G80] ) / 2 ) )" office:value-type="float" office:value="-9.5148617379459">
            <text:p>-9,5148617379</text:p>
          </table:table-cell>
          <table:table-cell table:style-name="ce123" table:formula="of:=-0.05*[.F80]+22" office:value-type="float" office:value="16.980772">
            <text:p>16,980772</text:p>
          </table:table-cell>
          <table:table-cell table:style-name="ce138" table:formula="of:= - ( [.E80] * [.AD80] * SIN( [.S80] ) )" office:value-type="float" office:value="-5559.01757742718">
            <text:p>-5559,0175774272</text:p>
          </table:table-cell>
          <table:table-cell table:style-name="ce143" table:formula="of:= - ( ( 2 * [.P80] ) / ( ( ( [.M80] ) ^ 2 ) * [.AG80] * [.I80] ) )" office:value-type="float" office:value="0.0996404750826709">
            <text:p>0,0996404751</text:p>
          </table:table-cell>
          <table:table-cell table:style-name="ce148" table:formula="of:= ( ( 2 * [.L80] ) / ( ( ( [.M80] ) ^ 2 ) * [.AG80] * [.I80] ) )" office:value-type="float" office:value="0.627349237908212">
            <text:p>0,6273492379</text:p>
          </table:table-cell>
          <table:table-cell table:style-name="ce118" table:formula="of:=ASIN( - ( [.N80] / [.M80] ) )" office:value-type="float" office:value="0.157512075283216">
            <text:p>0,1575120753</text:p>
          </table:table-cell>
          <table:table-cell table:style-name="ce118" table:formula="of:=[.S80] * ( 180 / 3.14159265359 )" office:value-type="float" office:value="9.02477713607457">
            <text:p>9,0247771361</text:p>
          </table:table-cell>
          <table:table-cell table:style-name="ce151" table:formula="of:=0.04*[.F80]+0.9" office:value-type="float" office:value="4.9153824">
            <text:p>4,9153824</text:p>
          </table:table-cell>
          <table:table-cell table:style-name="ce154" table:formula="of:=-0.04*[.F80]+2.15" office:value-type="float" office:value="-1.8653824">
            <text:p>-1,8653824</text:p>
          </table:table-cell>
          <table:table-cell/>
          <table:table-cell table:formula="of:=[.X79]" office:value-type="float" office:value="0">
            <text:p>0</text:p>
          </table:table-cell>
          <table:table-cell table:formula="of:=[.Y79]" office:value-type="float" office:value="-0.0065">
            <text:p>-0,0065</text:p>
          </table:table-cell>
          <table:table-cell table:formula="of:=[.Z79]" office:value-type="float" office:value="101325">
            <text:p>101325</text:p>
          </table:table-cell>
          <table:table-cell table:formula="of:=[.AA79]" office:value-type="float" office:value="1.225">
            <text:p>1,225</text:p>
          </table:table-cell>
          <table:table-cell table:formula="of:=[.AB79]" office:value-type="float" office:value="288.15">
            <text:p>288,15</text:p>
          </table:table-cell>
          <table:table-cell table:formula="of:=[.AC79]" office:value-type="float" office:value="1.235">
            <text:p>1,235</text:p>
          </table:table-cell>
          <table:table-cell table:formula="of:=[.AD79]" office:value-type="float" office:value="9.81">
            <text:p>9,81</text:p>
          </table:table-cell>
          <table:table-cell table:formula="of:=[.AE79]" office:value-type="float" office:value="293.15">
            <text:p>293,15</text:p>
          </table:table-cell>
          <table:table-cell table:formula="of:=[.AF79]" office:value-type="float" office:value="100600">
            <text:p>100600</text:p>
          </table:table-cell>
          <table:table-cell table:formula="of:=[.AG79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3">
            <text:p>11,3</text:p>
          </table:table-cell>
          <table:table-cell office:value-type="float" office:value="1047">
            <text:p>1047</text:p>
          </table:table-cell>
          <table:table-cell table:formula="of:=[.A81]+273.15" office:value-type="float" office:value="284.45">
            <text:p>284,45</text:p>
          </table:table-cell>
          <table:table-cell table:style-name="ce12" table:formula="of:=[.D80]" office:value-type="float" office:value="0">
            <text:p>0</text:p>
          </table:table-cell>
          <table:table-cell table:style-name="ce12" table:formula="of:=[.E80]-0.38461" office:value-type="float" office:value="3612.1539">
            <text:p>3612,1539</text:p>
          </table:table-cell>
          <table:table-cell table:style-name="ce118" table:formula="of:=[.F80]+11.15384" office:value-type="float" office:value="111.5384">
            <text:p>111,5384</text:p>
          </table:table-cell>
          <table:table-cell table:style-name="ce12" table:formula="of:=[.AB81]+([.B81]*[.Y81])" office:value-type="float" office:value="281.3445">
            <text:p>281,3445</text:p>
          </table:table-cell>
          <table:table-cell table:style-name="ce12" table:formula="of:=[.AA81] * ( ( 1 + ( [.Y81] * ( [.B81] / [.AB81] ) ) ) ^ 4.256 )" office:value-type="float" office:value="1.10651672200299">
            <text:p>1,106516722</text:p>
          </table:table-cell>
          <table:table-cell table:style-name="ce12" table:formula="of:=( [.H81] * [.G81] ) / [.C81]" office:value-type="float" office:value="1.0944362590739">
            <text:p>1,0944362591</text:p>
          </table:table-cell>
          <table:table-cell table:style-name="ce12" table:formula="of:=[.Z81] * ( ( 1+ ( [.Y81] * ( [.B81] / [.AB81] ) ) ) ^ 5.256 )" office:value-type="float" office:value="89363.1174558776">
            <text:p>89363,1174558776</text:p>
          </table:table-cell>
          <table:table-cell table:style-name="ce12" table:formula="of:=[.K80] + ([.B81]-[.B80])" office:value-type="float" office:value="-1022">
            <text:p>-1022</text:p>
          </table:table-cell>
          <table:table-cell table:style-name="ce12" table:formula="of:= [.E81] * [.AD81] * COS( [.S81] )" office:value-type="float" office:value="35000.971452769">
            <text:p>35000,971452769</text:p>
          </table:table-cell>
          <table:table-cell table:style-name="ce123" table:formula="of:=-0.11*[.F81]+71.7" office:value-type="float" office:value="59.430776">
            <text:p>59,430776</text:p>
          </table:table-cell>
          <table:table-cell table:style-name="ce129" table:formula="of:= ( [.K81] / [.F81] ) * ( ( ( [.C80] + [.C81] ) / 2 ) / ( ( [.G80] + [.G81] ) / 2 ) )" office:value-type="float" office:value="-9.2757316892534">
            <text:p>-9,2757316893</text:p>
          </table:table-cell>
          <table:table-cell table:style-name="ce123" table:formula="of:=-0.05*[.F81]+22" office:value-type="float" office:value="16.42308">
            <text:p>16,42308</text:p>
          </table:table-cell>
          <table:table-cell table:style-name="ce138" table:formula="of:= - ( [.E81] * [.AD81] * SIN( [.S81] ) )" office:value-type="float" office:value="-5530.59720424198">
            <text:p>-5530,597204242</text:p>
          </table:table-cell>
          <table:table-cell table:style-name="ce143" table:formula="of:= - ( ( 2 * [.P81] ) / ( ( ( [.M81] ) ^ 2 ) * [.AG81] * [.I81] ) )" office:value-type="float" office:value="0.102195252069174">
            <text:p>0,1021952521</text:p>
          </table:table-cell>
          <table:table-cell table:style-name="ce148" table:formula="of:= ( ( 2 * [.L81] ) / ( ( ( [.M81] ) ^ 2 ) * [.AG81] * [.I81] ) )" office:value-type="float" office:value="0.646753500243731">
            <text:p>0,6467535002</text:p>
          </table:table-cell>
          <table:table-cell table:style-name="ce118" table:formula="of:=ASIN( - ( [.N81] / [.M81] ) )" office:value-type="float" office:value="0.156716946440015">
            <text:p>0,1567169464</text:p>
          </table:table-cell>
          <table:table-cell table:style-name="ce118" table:formula="of:=[.S81] * ( 180 / 3.14159265359 )" office:value-type="float" office:value="8.97921960919006">
            <text:p>8,9792196092</text:p>
          </table:table-cell>
          <table:table-cell table:style-name="ce151" table:formula="of:=0.04*[.F81]+0.9" office:value-type="float" office:value="5.361536">
            <text:p>5,361536</text:p>
          </table:table-cell>
          <table:table-cell table:style-name="ce154" table:formula="of:=-0.04*[.F81]+2.15" office:value-type="float" office:value="-2.311536">
            <text:p>-2,311536</text:p>
          </table:table-cell>
          <table:table-cell/>
          <table:table-cell table:formula="of:=[.X80]" office:value-type="float" office:value="0">
            <text:p>0</text:p>
          </table:table-cell>
          <table:table-cell table:formula="of:=[.Y80]" office:value-type="float" office:value="-0.0065">
            <text:p>-0,0065</text:p>
          </table:table-cell>
          <table:table-cell table:formula="of:=[.Z80]" office:value-type="float" office:value="101325">
            <text:p>101325</text:p>
          </table:table-cell>
          <table:table-cell table:formula="of:=[.AA80]" office:value-type="float" office:value="1.225">
            <text:p>1,225</text:p>
          </table:table-cell>
          <table:table-cell table:formula="of:=[.AB80]" office:value-type="float" office:value="288.15">
            <text:p>288,15</text:p>
          </table:table-cell>
          <table:table-cell table:formula="of:=[.AC80]" office:value-type="float" office:value="1.235">
            <text:p>1,235</text:p>
          </table:table-cell>
          <table:table-cell table:formula="of:=[.AD80]" office:value-type="float" office:value="9.81">
            <text:p>9,81</text:p>
          </table:table-cell>
          <table:table-cell table:formula="of:=[.AE80]" office:value-type="float" office:value="293.15">
            <text:p>293,15</text:p>
          </table:table-cell>
          <table:table-cell table:formula="of:=[.AF80]" office:value-type="float" office:value="100600">
            <text:p>100600</text:p>
          </table:table-cell>
          <table:table-cell table:formula="of:=[.AG80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6">
            <text:p>11,6</text:p>
          </table:table-cell>
          <table:table-cell office:value-type="float" office:value="984">
            <text:p>984</text:p>
          </table:table-cell>
          <table:table-cell table:formula="of:=[.A82]+273.15" office:value-type="float" office:value="284.75">
            <text:p>284,75</text:p>
          </table:table-cell>
          <table:table-cell table:style-name="ce12" table:formula="of:=[.D81]" office:value-type="float" office:value="0">
            <text:p>0</text:p>
          </table:table-cell>
          <table:table-cell table:style-name="ce12" table:formula="of:=[.E81]-0.38461" office:value-type="float" office:value="3611.76929">
            <text:p>3611,76929</text:p>
          </table:table-cell>
          <table:table-cell table:style-name="ce118" table:formula="of:=[.F81]+11.15384" office:value-type="float" office:value="122.69224">
            <text:p>122,69224</text:p>
          </table:table-cell>
          <table:table-cell table:style-name="ce12" table:formula="of:=[.AB82]+([.B82]*[.Y82])" office:value-type="float" office:value="281.754">
            <text:p>281,754</text:p>
          </table:table-cell>
          <table:table-cell table:style-name="ce12" table:formula="of:=[.AA82] * ( ( 1 + ( [.Y82] * ( [.B82] / [.AB82] ) ) ) ^ 4.256 )" office:value-type="float" office:value="1.11338747089026">
            <text:p>1,1133874709</text:p>
          </table:table-cell>
          <table:table-cell table:style-name="ce12" table:formula="of:=( [.H82] * [.G82] ) / [.C82]" office:value-type="float" office:value="1.10167295337388">
            <text:p>1,1016729534</text:p>
          </table:table-cell>
          <table:table-cell table:style-name="ce12" table:formula="of:=[.Z82] * ( ( 1+ ( [.Y82] * ( [.B82] / [.AB82] ) ) ) ^ 5.256 )" office:value-type="float" office:value="90048.8809107313">
            <text:p>90048,8809107313</text:p>
          </table:table-cell>
          <table:table-cell table:style-name="ce12" table:formula="of:=[.K81] + ([.B82]-[.B81])" office:value-type="float" office:value="-1085">
            <text:p>-1085</text:p>
          </table:table-cell>
          <table:table-cell table:style-name="ce12" table:formula="of:= [.E82] * [.AD82] * COS( [.S82] )" office:value-type="float" office:value="35011.0924592048">
            <text:p>35011,0924592048</text:p>
          </table:table-cell>
          <table:table-cell table:style-name="ce123" table:formula="of:=-0.11*[.F82]+71.7" office:value-type="float" office:value="58.2038536">
            <text:p>58,2038536</text:p>
          </table:table-cell>
          <table:table-cell table:style-name="ce129" table:formula="of:= ( [.K82] / [.F82] ) * ( ( ( [.C81] + [.C82] ) / 2 ) / ( ( [.G81] + [.G82] ) / 2 ) )" office:value-type="float" office:value="-8.93908699137135">
            <text:p>-8,9390869914</text:p>
          </table:table-cell>
          <table:table-cell table:style-name="ce123" table:formula="of:=-0.05*[.F82]+22" office:value-type="float" office:value="15.865388">
            <text:p>15,865388</text:p>
          </table:table-cell>
          <table:table-cell table:style-name="ce138" table:formula="of:= - ( [.E82] * [.AD82] * SIN( [.S82] ) )" office:value-type="float" office:value="-5441.64783591376">
            <text:p>-5441,6478359138</text:p>
          </table:table-cell>
          <table:table-cell table:style-name="ce143" table:formula="of:= - ( ( 2 * [.P82] ) / ( ( ( [.M82] ) ^ 2 ) * [.AG82] * [.I82] ) )" office:value-type="float" office:value="0.104146871827382">
            <text:p>0,1041468718</text:p>
          </table:table-cell>
          <table:table-cell table:style-name="ce148" table:formula="of:= ( ( 2 * [.L82] ) / ( ( ( [.M82] ) ^ 2 ) * [.AG82] * [.I82] ) )" office:value-type="float" office:value="0.670071983493789">
            <text:p>0,6700719835</text:p>
          </table:table-cell>
          <table:table-cell table:style-name="ce118" table:formula="of:=ASIN( - ( [.N82] / [.M82] ) )" office:value-type="float" office:value="0.154192663029087">
            <text:p>0,154192663</text:p>
          </table:table-cell>
          <table:table-cell table:style-name="ce118" table:formula="of:=[.S82] * ( 180 / 3.14159265359 )" office:value-type="float" office:value="8.83458882344899">
            <text:p>8,8345888234</text:p>
          </table:table-cell>
          <table:table-cell table:style-name="ce151" table:formula="of:=0.04*[.F82]+0.9" office:value-type="float" office:value="5.8076896">
            <text:p>5,8076896</text:p>
          </table:table-cell>
          <table:table-cell table:style-name="ce154" table:formula="of:=-0.04*[.F82]+2.15" office:value-type="float" office:value="-2.7576896">
            <text:p>-2,7576896</text:p>
          </table:table-cell>
          <table:table-cell/>
          <table:table-cell table:formula="of:=[.X81]" office:value-type="float" office:value="0">
            <text:p>0</text:p>
          </table:table-cell>
          <table:table-cell table:formula="of:=[.Y81]" office:value-type="float" office:value="-0.0065">
            <text:p>-0,0065</text:p>
          </table:table-cell>
          <table:table-cell table:formula="of:=[.Z81]" office:value-type="float" office:value="101325">
            <text:p>101325</text:p>
          </table:table-cell>
          <table:table-cell table:formula="of:=[.AA81]" office:value-type="float" office:value="1.225">
            <text:p>1,225</text:p>
          </table:table-cell>
          <table:table-cell table:formula="of:=[.AB81]" office:value-type="float" office:value="288.15">
            <text:p>288,15</text:p>
          </table:table-cell>
          <table:table-cell table:formula="of:=[.AC81]" office:value-type="float" office:value="1.235">
            <text:p>1,235</text:p>
          </table:table-cell>
          <table:table-cell table:formula="of:=[.AD81]" office:value-type="float" office:value="9.81">
            <text:p>9,81</text:p>
          </table:table-cell>
          <table:table-cell table:formula="of:=[.AE81]" office:value-type="float" office:value="293.15">
            <text:p>293,15</text:p>
          </table:table-cell>
          <table:table-cell table:formula="of:=[.AF81]" office:value-type="float" office:value="100600">
            <text:p>100600</text:p>
          </table:table-cell>
          <table:table-cell table:formula="of:=[.AG81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0.8">
            <text:p>10,8</text:p>
          </table:table-cell>
          <table:table-cell office:value-type="float" office:value="920">
            <text:p>920</text:p>
          </table:table-cell>
          <table:table-cell table:formula="of:=[.A83]+273.15" office:value-type="float" office:value="283.95">
            <text:p>283,95</text:p>
          </table:table-cell>
          <table:table-cell table:style-name="ce12" table:formula="of:=[.D82]" office:value-type="float" office:value="0">
            <text:p>0</text:p>
          </table:table-cell>
          <table:table-cell table:style-name="ce12" table:formula="of:=[.E82]-0.38461" office:value-type="float" office:value="3611.38468">
            <text:p>3611,38468</text:p>
          </table:table-cell>
          <table:table-cell table:style-name="ce118" table:formula="of:=[.F82]+11.15384" office:value-type="float" office:value="133.84608">
            <text:p>133,84608</text:p>
          </table:table-cell>
          <table:table-cell table:style-name="ce12" table:formula="of:=[.AB83]+([.B83]*[.Y83])" office:value-type="float" office:value="282.17">
            <text:p>282,17</text:p>
          </table:table-cell>
          <table:table-cell table:style-name="ce12" table:formula="of:=[.AA83] * ( ( 1 + ( [.Y83] * ( [.B83] / [.AB83] ) ) ) ^ 4.256 )" office:value-type="float" office:value="1.12040065113741">
            <text:p>1,1204006511</text:p>
          </table:table-cell>
          <table:table-cell table:style-name="ce12" table:formula="of:=( [.H83] * [.G83] ) / [.C83]" office:value-type="float" office:value="1.11337718517853">
            <text:p>1,1133771852</text:p>
          </table:table-cell>
          <table:table-cell table:style-name="ce12" table:formula="of:=[.Z83] * ( ( 1+ ( [.Y83] * ( [.B83] / [.AB83] ) ) ) ^ 5.256 )" office:value-type="float" office:value="90749.8864938925">
            <text:p>90749,8864938925</text:p>
          </table:table-cell>
          <table:table-cell table:style-name="ce12" table:formula="of:=[.K82] + ([.B83]-[.B82])" office:value-type="float" office:value="-1149">
            <text:p>-1149</text:p>
          </table:table-cell>
          <table:table-cell table:style-name="ce12" table:formula="of:= [.E83] * [.AD83] * COS( [.S83] )" office:value-type="float" office:value="35016.3472045874">
            <text:p>35016,3472045874</text:p>
          </table:table-cell>
          <table:table-cell table:style-name="ce123" table:formula="of:=-0.11*[.F83]+71.7" office:value-type="float" office:value="56.9769312">
            <text:p>56,9769312</text:p>
          </table:table-cell>
          <table:table-cell table:style-name="ce129" table:formula="of:= ( [.K83] / [.F83] ) * ( ( ( [.C82] + [.C83] ) / 2 ) / ( ( [.G82] + [.G83] ) / 2 ) )" office:value-type="float" office:value="-8.65719146257961">
            <text:p>-8,6571914626</text:p>
          </table:table-cell>
          <table:table-cell table:style-name="ce123" table:formula="of:=-0.05*[.F83]+22" office:value-type="float" office:value="15.307696">
            <text:p>15,307696</text:p>
          </table:table-cell>
          <table:table-cell table:style-name="ce138" table:formula="of:= - ( [.E83] * [.AD83] * SIN( [.S83] ) )" office:value-type="float" office:value="-5382.9547239657">
            <text:p>-5382,9547239657</text:p>
          </table:table-cell>
          <table:table-cell table:style-name="ce143" table:formula="of:= - ( ( 2 * [.P83] ) / ( ( ( [.M83] ) ^ 2 ) * [.AG83] * [.I83] ) )" office:value-type="float" office:value="0.10637810878975">
            <text:p>0,1063781088</text:p>
          </table:table-cell>
          <table:table-cell table:style-name="ce148" table:formula="of:= ( ( 2 * [.L83] ) / ( ( ( [.M83] ) ^ 2 ) * [.AG83] * [.I83] ) )" office:value-type="float" office:value="0.691994078227177">
            <text:p>0,6919940782</text:p>
          </table:table-cell>
          <table:table-cell table:style-name="ce118" table:formula="of:=ASIN( - ( [.N83] / [.M83] ) )" office:value-type="float" office:value="0.152532835882558">
            <text:p>0,1525328359</text:p>
          </table:table-cell>
          <table:table-cell table:style-name="ce118" table:formula="of:=[.S83] * ( 180 / 3.14159265359 )" office:value-type="float" office:value="8.73948773323162">
            <text:p>8,7394877332</text:p>
          </table:table-cell>
          <table:table-cell table:style-name="ce151" table:formula="of:=0.04*[.F83]+0.9" office:value-type="float" office:value="6.2538432">
            <text:p>6,2538432</text:p>
          </table:table-cell>
          <table:table-cell table:style-name="ce154" table:formula="of:=-0.04*[.F83]+2.15" office:value-type="float" office:value="-3.2038432">
            <text:p>-3,2038432</text:p>
          </table:table-cell>
          <table:table-cell/>
          <table:table-cell table:formula="of:=[.X82]" office:value-type="float" office:value="0">
            <text:p>0</text:p>
          </table:table-cell>
          <table:table-cell table:formula="of:=[.Y82]" office:value-type="float" office:value="-0.0065">
            <text:p>-0,0065</text:p>
          </table:table-cell>
          <table:table-cell table:formula="of:=[.Z82]" office:value-type="float" office:value="101325">
            <text:p>101325</text:p>
          </table:table-cell>
          <table:table-cell table:formula="of:=[.AA82]" office:value-type="float" office:value="1.225">
            <text:p>1,225</text:p>
          </table:table-cell>
          <table:table-cell table:formula="of:=[.AB82]" office:value-type="float" office:value="288.15">
            <text:p>288,15</text:p>
          </table:table-cell>
          <table:table-cell table:formula="of:=[.AC82]" office:value-type="float" office:value="1.235">
            <text:p>1,235</text:p>
          </table:table-cell>
          <table:table-cell table:formula="of:=[.AD82]" office:value-type="float" office:value="9.81">
            <text:p>9,81</text:p>
          </table:table-cell>
          <table:table-cell table:formula="of:=[.AE82]" office:value-type="float" office:value="293.15">
            <text:p>293,15</text:p>
          </table:table-cell>
          <table:table-cell table:formula="of:=[.AF82]" office:value-type="float" office:value="100600">
            <text:p>100600</text:p>
          </table:table-cell>
          <table:table-cell table:formula="of:=[.AG82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7">
            <text:p>8,7</text:p>
          </table:table-cell>
          <table:table-cell table:style-name="ce12" office:value-type="float" office:value="862">
            <text:p>862</text:p>
          </table:table-cell>
          <table:table-cell table:style-name="ce12" table:formula="of:=[.A84]+273.15" office:value-type="float" office:value="281.85">
            <text:p>281,85</text:p>
          </table:table-cell>
          <table:table-cell table:style-name="ce12" table:formula="of:=[.D83]" office:value-type="float" office:value="0">
            <text:p>0</text:p>
          </table:table-cell>
          <table:table-cell table:style-name="ce12" table:formula="of:=[.E83]-0.38461" office:value-type="float" office:value="3611.00007">
            <text:p>3611,00007</text:p>
          </table:table-cell>
          <table:table-cell table:style-name="ce118" table:formula="of:=[.F83]+11.15384" office:value-type="float" office:value="144.99992">
            <text:p>144,99992</text:p>
          </table:table-cell>
          <table:table-cell table:style-name="ce12" table:formula="of:=[.AB84]+([.B84]*[.Y84])" office:value-type="float" office:value="282.547">
            <text:p>282,547</text:p>
          </table:table-cell>
          <table:table-cell table:style-name="ce12" table:formula="of:=[.AA84] * ( ( 1 + ( [.Y84] * ( [.B84] / [.AB84] ) ) ) ^ 4.256 )" office:value-type="float" office:value="1.12678549162467">
            <text:p>1,1267854916</text:p>
          </table:table-cell>
          <table:table-cell table:style-name="ce12" table:formula="of:=( [.H84] * [.G84] ) / [.C84]" office:value-type="float" office:value="1.12957197197827">
            <text:p>1,129571972</text:p>
          </table:table-cell>
          <table:table-cell table:style-name="ce12" table:formula="of:=[.Z84] * ( ( 1+ ( [.Y84] * ( [.B84] / [.AB84] ) ) ) ^ 5.256 )" office:value-type="float" office:value="91388.9834733408">
            <text:p>91388,9834733408</text:p>
          </table:table-cell>
          <table:table-cell table:style-name="ce12" table:formula="of:=[.K83] + ([.B84]-[.B83])" office:value-type="float" office:value="-1207">
            <text:p>-1207</text:p>
          </table:table-cell>
          <table:table-cell table:style-name="ce12" table:formula="of:= [.E84] * [.AD84] * COS( [.S84] )" office:value-type="float" office:value="35025.2803974028">
            <text:p>35025,2803974028</text:p>
          </table:table-cell>
          <table:table-cell table:style-name="ce123" table:formula="of:=-0.11*[.F84]+71.7" office:value-type="float" office:value="55.7500088">
            <text:p>55,7500088</text:p>
          </table:table-cell>
          <table:table-cell table:style-name="ce129" table:formula="of:= ( [.K84] / [.F84] ) * ( ( ( [.C83] + [.C84] ) / 2 ) / ( ( [.G83] + [.G84] ) / 2 ) )" office:value-type="float" office:value="-8.3401063539606">
            <text:p>-8,340106354</text:p>
          </table:table-cell>
          <table:table-cell table:style-name="ce123" table:formula="of:=-0.05*[.F84]+22" office:value-type="float" office:value="14.750004">
            <text:p>14,750004</text:p>
          </table:table-cell>
          <table:table-cell table:style-name="ce138" table:formula="of:= - ( [.E84] * [.AD84] * SIN( [.S84] ) )" office:value-type="float" office:value="-5299.35669894063">
            <text:p>-5299,3566989406</text:p>
          </table:table-cell>
          <table:table-cell table:style-name="ce143" table:formula="of:= - ( ( 2 * [.P84] ) / ( ( ( [.M84] ) ^ 2 ) * [.AG84] * [.I84] ) )" office:value-type="float" office:value="0.107818014240851">
            <text:p>0,1078180142</text:p>
          </table:table-cell>
          <table:table-cell table:style-name="ce148" table:formula="of:= ( ( 2 * [.L84] ) / ( ( ( [.M84] ) ^ 2 ) * [.AG84] * [.I84] ) )" office:value-type="float" office:value="0.712606528530507">
            <text:p>0,7126065285</text:p>
          </table:table-cell>
          <table:table-cell table:style-name="ce118" table:formula="of:=ASIN( - ( [.N84] / [.M84] ) )" office:value-type="float" office:value="0.150161985041768">
            <text:p>0,150161985</text:p>
          </table:table-cell>
          <table:table-cell table:style-name="ce118" table:formula="of:=[.S84] * ( 180 / 3.14159265359 )" office:value-type="float" office:value="8.60364798619934">
            <text:p>8,6036479862</text:p>
          </table:table-cell>
          <table:table-cell table:style-name="ce151" table:formula="of:=0.04*[.F84]+0.9" office:value-type="float" office:value="6.6999968">
            <text:p>6,6999968</text:p>
          </table:table-cell>
          <table:table-cell table:style-name="ce154" table:formula="of:=-0.04*[.F84]+2.15" office:value-type="float" office:value="-3.6499968">
            <text:p>-3,6499968</text:p>
          </table:table-cell>
          <table:table-cell/>
          <table:table-cell table:formula="of:=[.X83]" office:value-type="float" office:value="0">
            <text:p>0</text:p>
          </table:table-cell>
          <table:table-cell table:formula="of:=[.Y83]" office:value-type="float" office:value="-0.0065">
            <text:p>-0,0065</text:p>
          </table:table-cell>
          <table:table-cell table:formula="of:=[.Z83]" office:value-type="float" office:value="101325">
            <text:p>101325</text:p>
          </table:table-cell>
          <table:table-cell table:formula="of:=[.AA83]" office:value-type="float" office:value="1.225">
            <text:p>1,225</text:p>
          </table:table-cell>
          <table:table-cell table:formula="of:=[.AB83]" office:value-type="float" office:value="288.15">
            <text:p>288,15</text:p>
          </table:table-cell>
          <table:table-cell table:formula="of:=[.AC83]" office:value-type="float" office:value="1.235">
            <text:p>1,235</text:p>
          </table:table-cell>
          <table:table-cell table:formula="of:=[.AD83]" office:value-type="float" office:value="9.81">
            <text:p>9,81</text:p>
          </table:table-cell>
          <table:table-cell table:formula="of:=[.AE83]" office:value-type="float" office:value="293.15">
            <text:p>293,15</text:p>
          </table:table-cell>
          <table:table-cell table:formula="of:=[.AF83]" office:value-type="float" office:value="100600">
            <text:p>100600</text:p>
          </table:table-cell>
          <table:table-cell table:formula="of:=[.AG83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.6">
            <text:p>7,6</text:p>
          </table:table-cell>
          <table:table-cell office:value-type="float" office:value="798">
            <text:p>798</text:p>
          </table:table-cell>
          <table:table-cell table:formula="of:=[.A85]+273.15" office:value-type="float" office:value="280.75">
            <text:p>280,75</text:p>
          </table:table-cell>
          <table:table-cell table:style-name="ce12" table:formula="of:=[.D84]" office:value-type="float" office:value="0">
            <text:p>0</text:p>
          </table:table-cell>
          <table:table-cell table:style-name="ce12" table:formula="of:=[.E84]-0.38461" office:value-type="float" office:value="3610.61546">
            <text:p>3610,61546</text:p>
          </table:table-cell>
          <table:table-cell table:style-name="ce118" table:formula="of:=[.F84]+11.15384" office:value-type="float" office:value="156.15376">
            <text:p>156,15376</text:p>
          </table:table-cell>
          <table:table-cell table:style-name="ce12" table:formula="of:=[.AB85]+([.B85]*[.Y85])" office:value-type="float" office:value="282.963">
            <text:p>282,963</text:p>
          </table:table-cell>
          <table:table-cell table:style-name="ce12" table:formula="of:=[.AA85] * ( ( 1 + ( [.Y85] * ( [.B85] / [.AB85] ) ) ) ^ 4.256 )" office:value-type="float" office:value="1.13386309755438">
            <text:p>1,1338630976</text:p>
          </table:table-cell>
          <table:table-cell table:style-name="ce12" table:formula="of:=( [.H85] * [.G85] ) / [.C85]" office:value-type="float" office:value="1.14280072546138">
            <text:p>1,1428007255</text:p>
          </table:table-cell>
          <table:table-cell table:style-name="ce12" table:formula="of:=[.Z85] * ( ( 1+ ( [.Y85] * ( [.B85] / [.AB85] ) ) ) ^ 5.256 )" office:value-type="float" office:value="92098.418396584">
            <text:p>92098,418396584</text:p>
          </table:table-cell>
          <table:table-cell table:style-name="ce12" table:formula="of:=[.K84] + ([.B85]-[.B84])" office:value-type="float" office:value="-1271">
            <text:p>-1271</text:p>
          </table:table-cell>
          <table:table-cell table:style-name="ce12" table:formula="of:= [.E85] * [.AD85] * COS( [.S85] )" office:value-type="float" office:value="35027.3305687552">
            <text:p>35027,3305687552</text:p>
          </table:table-cell>
          <table:table-cell table:style-name="ce123" table:formula="of:=-0.11*[.F85]+71.7" office:value-type="float" office:value="54.5230864">
            <text:p>54,5230864</text:p>
          </table:table-cell>
          <table:table-cell table:style-name="ce129" table:formula="of:= ( [.K85] / [.F85] ) * ( ( ( [.C84] + [.C85] ) / 2 ) / ( ( [.G84] + [.G85] ) / 2 ) )" office:value-type="float" office:value="-8.09752958399557">
            <text:p>-8,097529584</text:p>
          </table:table-cell>
          <table:table-cell table:style-name="ce123" table:formula="of:=-0.05*[.F85]+22" office:value-type="float" office:value="14.192312">
            <text:p>14,192312</text:p>
          </table:table-cell>
          <table:table-cell table:style-name="ce138" table:formula="of:= - ( [.E85] * [.AD85] * SIN( [.S85] ) )" office:value-type="float" office:value="-5260.44344753196">
            <text:p>-5260,443447532</text:p>
          </table:table-cell>
          <table:table-cell table:style-name="ce143" table:formula="of:= - ( ( 2 * [.P85] ) / ( ( ( [.M85] ) ^ 2 ) * [.AG85] * [.I85] ) )" office:value-type="float" office:value="0.110601991990095">
            <text:p>0,110601992</text:p>
          </table:table-cell>
          <table:table-cell table:style-name="ce148" table:formula="of:= ( ( 2 * [.L85] ) / ( ( ( [.M85] ) ^ 2 ) * [.AG85] * [.I85] ) )" office:value-type="float" office:value="0.736457405851875">
            <text:p>0,7364574059</text:p>
          </table:table-cell>
          <table:table-cell table:style-name="ce118" table:formula="of:=ASIN( - ( [.N85] / [.M85] ) )" office:value-type="float" office:value="0.14906706933777">
            <text:p>0,1490670693</text:p>
          </table:table-cell>
          <table:table-cell table:style-name="ce118" table:formula="of:=[.S85] * ( 180 / 3.14159265359 )" office:value-type="float" office:value="8.54091393743764">
            <text:p>8,5409139374</text:p>
          </table:table-cell>
          <table:table-cell table:style-name="ce151" table:formula="of:=0.04*[.F85]+0.9" office:value-type="float" office:value="7.1461504">
            <text:p>7,1461504</text:p>
          </table:table-cell>
          <table:table-cell table:style-name="ce154" table:formula="of:=-0.04*[.F85]+2.15" office:value-type="float" office:value="-4.0961504">
            <text:p>-4,0961504</text:p>
          </table:table-cell>
          <table:table-cell/>
          <table:table-cell table:formula="of:=[.X84]" office:value-type="float" office:value="0">
            <text:p>0</text:p>
          </table:table-cell>
          <table:table-cell table:formula="of:=[.Y84]" office:value-type="float" office:value="-0.0065">
            <text:p>-0,0065</text:p>
          </table:table-cell>
          <table:table-cell table:formula="of:=[.Z84]" office:value-type="float" office:value="101325">
            <text:p>101325</text:p>
          </table:table-cell>
          <table:table-cell table:formula="of:=[.AA84]" office:value-type="float" office:value="1.225">
            <text:p>1,225</text:p>
          </table:table-cell>
          <table:table-cell table:formula="of:=[.AB84]" office:value-type="float" office:value="288.15">
            <text:p>288,15</text:p>
          </table:table-cell>
          <table:table-cell table:formula="of:=[.AC84]" office:value-type="float" office:value="1.235">
            <text:p>1,235</text:p>
          </table:table-cell>
          <table:table-cell table:formula="of:=[.AD84]" office:value-type="float" office:value="9.81">
            <text:p>9,81</text:p>
          </table:table-cell>
          <table:table-cell table:formula="of:=[.AE84]" office:value-type="float" office:value="293.15">
            <text:p>293,15</text:p>
          </table:table-cell>
          <table:table-cell table:formula="of:=[.AF84]" office:value-type="float" office:value="100600">
            <text:p>100600</text:p>
          </table:table-cell>
          <table:table-cell table:formula="of:=[.AG84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.3">
            <text:p>7,3</text:p>
          </table:table-cell>
          <table:table-cell office:value-type="float" office:value="794">
            <text:p>794</text:p>
          </table:table-cell>
          <table:table-cell table:formula="of:=[.A86]+273.15" office:value-type="float" office:value="280.45">
            <text:p>280,45</text:p>
          </table:table-cell>
          <table:table-cell table:style-name="ce12" table:formula="of:=[.D85]" office:value-type="float" office:value="0">
            <text:p>0</text:p>
          </table:table-cell>
          <table:table-cell table:style-name="ce12" table:formula="of:=[.E85]-0.38461" office:value-type="float" office:value="3610.23085">
            <text:p>3610,23085</text:p>
          </table:table-cell>
          <table:table-cell table:style-name="ce118" table:formula="of:=[.F85]+11.15384" office:value-type="float" office:value="167.3076">
            <text:p>167,3076</text:p>
          </table:table-cell>
          <table:table-cell table:style-name="ce12" table:formula="of:=[.AB86]+([.B86]*[.Y86])" office:value-type="float" office:value="282.989">
            <text:p>282,989</text:p>
          </table:table-cell>
          <table:table-cell table:style-name="ce12" table:formula="of:=[.AA86] * ( ( 1 + ( [.Y86] * ( [.B86] / [.AB86] ) ) ) ^ 4.256 )" office:value-type="float" office:value="1.13430657435134">
            <text:p>1,1343065744</text:p>
          </table:table-cell>
          <table:table-cell table:style-name="ce12" table:formula="of:=( [.H86] * [.G86] ) / [.C86]" office:value-type="float" office:value="1.14457580021078">
            <text:p>1,1445758002</text:p>
          </table:table-cell>
          <table:table-cell table:style-name="ce12" table:formula="of:=[.Z86] * ( ( 1+ ( [.Y86] * ( [.B86] / [.AB86] ) ) ) ^ 5.256 )" office:value-type="float" office:value="92142.9057063117">
            <text:p>92142,9057063117</text:p>
          </table:table-cell>
          <table:table-cell table:style-name="ce12" table:formula="of:=[.K85] + ([.B86]-[.B85])" office:value-type="float" office:value="-1275">
            <text:p>-1275</text:p>
          </table:table-cell>
          <table:table-cell table:style-name="ce12" table:formula="of:= [.E86] * [.AD86] * COS( [.S86] )" office:value-type="float" office:value="35058.5594797099">
            <text:p>35058,5594797099</text:p>
          </table:table-cell>
          <table:table-cell table:style-name="ce123" table:formula="of:=-0.11*[.F86]+71.7" office:value-type="float" office:value="53.296164">
            <text:p>53,296164</text:p>
          </table:table-cell>
          <table:table-cell table:style-name="ce129" table:formula="of:= ( [.K86] / [.F86] ) * ( ( ( [.C85] + [.C86] ) / 2 ) / ( ( [.G85] + [.G86] ) / 2 ) )" office:value-type="float" office:value="-7.55670691871361">
            <text:p>-7,5567069187</text:p>
          </table:table-cell>
          <table:table-cell table:style-name="ce123" table:formula="of:=-0.05*[.F86]+22" office:value-type="float" office:value="13.63462">
            <text:p>13,63462</text:p>
          </table:table-cell>
          <table:table-cell table:style-name="ce138" table:formula="of:= - ( [.E86] * [.AD86] * SIN( [.S86] ) )" office:value-type="float" office:value="-5021.58256079062">
            <text:p>-5021,5825607906</text:p>
          </table:table-cell>
          <table:table-cell table:style-name="ce143" table:formula="of:= - ( ( 2 * [.P86] ) / ( ( ( [.M86] ) ^ 2 ) * [.AG86] * [.I86] ) )" office:value-type="float" office:value="0.11032555195426">
            <text:p>0,110325552</text:p>
          </table:table-cell>
          <table:table-cell table:style-name="ce148" table:formula="of:= ( ( 2 * [.L86] ) / ( ( ( [.M86] ) ^ 2 ) * [.AG86] * [.I86] ) )" office:value-type="float" office:value="0.770246207942718">
            <text:p>0,7702462079</text:p>
          </table:table-cell>
          <table:table-cell table:style-name="ce118" table:formula="of:=ASIN( - ( [.N86] / [.M86] ) )" office:value-type="float" office:value="0.142266490725478">
            <text:p>0,1422664907</text:p>
          </table:table-cell>
          <table:table-cell table:style-name="ce118" table:formula="of:=[.S86] * ( 180 / 3.14159265359 )" office:value-type="float" office:value="8.15126948470641">
            <text:p>8,1512694847</text:p>
          </table:table-cell>
          <table:table-cell table:style-name="ce151" table:formula="of:=0.04*[.F86]+0.9" office:value-type="float" office:value="7.592304">
            <text:p>7,592304</text:p>
          </table:table-cell>
          <table:table-cell table:style-name="ce154" table:formula="of:=-0.04*[.F86]+2.15" office:value-type="float" office:value="-4.542304">
            <text:p>-4,542304</text:p>
          </table:table-cell>
          <table:table-cell/>
          <table:table-cell table:formula="of:=[.X85]" office:value-type="float" office:value="0">
            <text:p>0</text:p>
          </table:table-cell>
          <table:table-cell table:formula="of:=[.Y85]" office:value-type="float" office:value="-0.0065">
            <text:p>-0,0065</text:p>
          </table:table-cell>
          <table:table-cell table:formula="of:=[.Z85]" office:value-type="float" office:value="101325">
            <text:p>101325</text:p>
          </table:table-cell>
          <table:table-cell table:formula="of:=[.AA85]" office:value-type="float" office:value="1.225">
            <text:p>1,225</text:p>
          </table:table-cell>
          <table:table-cell table:formula="of:=[.AB85]" office:value-type="float" office:value="288.15">
            <text:p>288,15</text:p>
          </table:table-cell>
          <table:table-cell table:formula="of:=[.AC85]" office:value-type="float" office:value="1.235">
            <text:p>1,235</text:p>
          </table:table-cell>
          <table:table-cell table:formula="of:=[.AD85]" office:value-type="float" office:value="9.81">
            <text:p>9,81</text:p>
          </table:table-cell>
          <table:table-cell table:formula="of:=[.AE85]" office:value-type="float" office:value="293.15">
            <text:p>293,15</text:p>
          </table:table-cell>
          <table:table-cell table:formula="of:=[.AF85]" office:value-type="float" office:value="100600">
            <text:p>100600</text:p>
          </table:table-cell>
          <table:table-cell table:formula="of:=[.AG85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">
            <text:p>7</text:p>
          </table:table-cell>
          <table:table-cell office:value-type="float" office:value="786">
            <text:p>786</text:p>
          </table:table-cell>
          <table:table-cell table:formula="of:=[.A87]+273.15" office:value-type="float" office:value="280.15">
            <text:p>280,15</text:p>
          </table:table-cell>
          <table:table-cell table:style-name="ce12" table:formula="of:=[.D86]" office:value-type="float" office:value="0">
            <text:p>0</text:p>
          </table:table-cell>
          <table:table-cell table:style-name="ce12" table:formula="of:=[.E86]-0.38461" office:value-type="float" office:value="3609.84624">
            <text:p>3609,84624</text:p>
          </table:table-cell>
          <table:table-cell table:style-name="ce118" table:formula="of:=[.F86]+11.15384" office:value-type="float" office:value="178.46144">
            <text:p>178,46144</text:p>
          </table:table-cell>
          <table:table-cell table:style-name="ce12" table:formula="of:=[.AB87]+([.B87]*[.Y87])" office:value-type="float" office:value="283.041">
            <text:p>283,041</text:p>
          </table:table-cell>
          <table:table-cell table:style-name="ce12" table:formula="of:=[.AA87] * ( ( 1 + ( [.Y87] * ( [.B87] / [.AB87] ) ) ) ^ 4.256 )" office:value-type="float" office:value="1.1351939260298">
            <text:p>1,135193926</text:p>
          </table:table-cell>
          <table:table-cell table:style-name="ce12" table:formula="of:=( [.H87] * [.G87] ) / [.C87]" office:value-type="float" office:value="1.14690852763663">
            <text:p>1,1469085276</text:p>
          </table:table-cell>
          <table:table-cell table:style-name="ce12" table:formula="of:=[.Z87] * ( ( 1+ ( [.Y87] * ( [.B87] / [.AB87] ) ) ) ^ 5.256 )" office:value-type="float" office:value="92231.9325282346">
            <text:p>92231,9325282346</text:p>
          </table:table-cell>
          <table:table-cell table:style-name="ce12" table:formula="of:=[.K86] + ([.B87]-[.B86])" office:value-type="float" office:value="-1283">
            <text:p>-1283</text:p>
          </table:table-cell>
          <table:table-cell table:style-name="ce12" table:formula="of:= [.E87] * [.AD87] * COS( [.S87] )" office:value-type="float" office:value="35079.9307733538">
            <text:p>35079,9307733538</text:p>
          </table:table-cell>
          <table:table-cell table:style-name="ce123" table:formula="of:=-0.11*[.F87]+71.7" office:value-type="float" office:value="52.0692416">
            <text:p>52,0692416</text:p>
          </table:table-cell>
          <table:table-cell table:style-name="ce129" table:formula="of:= ( [.K87] / [.F87] ) * ( ( ( [.C86] + [.C87] ) / 2 ) / ( ( [.G86] + [.G87] ) / 2 ) )" office:value-type="float" office:value="-7.12026089664435">
            <text:p>-7,1202608966</text:p>
          </table:table-cell>
          <table:table-cell table:style-name="ce123" table:formula="of:=-0.05*[.F87]+22" office:value-type="float" office:value="13.076928">
            <text:p>13,076928</text:p>
          </table:table-cell>
          <table:table-cell table:style-name="ce138" table:formula="of:= - ( [.E87] * [.AD87] * SIN( [.S87] ) )" office:value-type="float" office:value="-4842.53051461475">
            <text:p>-4842,5305146148</text:p>
          </table:table-cell>
          <table:table-cell table:style-name="ce143" table:formula="of:= - ( ( 2 * [.P87] ) / ( ( ( [.M87] ) ^ 2 ) * [.AG87] * [.I87] ) )" office:value-type="float" office:value="0.111237967309999">
            <text:p>0,1112379673</text:p>
          </table:table-cell>
          <table:table-cell table:style-name="ce148" table:formula="of:= ( ( 2 * [.L87] ) / ( ( ( [.M87] ) ^ 2 ) * [.AG87] * [.I87] ) )" office:value-type="float" office:value="0.80582253035401">
            <text:p>0,8058225304</text:p>
          </table:table-cell>
          <table:table-cell table:style-name="ce118" table:formula="of:=ASIN( - ( [.N87] / [.M87] ) )" office:value-type="float" office:value="0.13717581367845">
            <text:p>0,1371758137</text:p>
          </table:table-cell>
          <table:table-cell table:style-name="ce118" table:formula="of:=[.S87] * ( 180 / 3.14159265359 )" office:value-type="float" office:value="7.8595951750476">
            <text:p>7,859595175</text:p>
          </table:table-cell>
          <table:table-cell table:style-name="ce151" table:formula="of:=0.04*[.F87]+0.9" office:value-type="float" office:value="8.0384576">
            <text:p>8,0384576</text:p>
          </table:table-cell>
          <table:table-cell table:style-name="ce154" table:formula="of:=-0.04*[.F87]+2.15" office:value-type="float" office:value="-4.9884576">
            <text:p>-4,9884576</text:p>
          </table:table-cell>
          <table:table-cell/>
          <table:table-cell table:formula="of:=[.X86]" office:value-type="float" office:value="0">
            <text:p>0</text:p>
          </table:table-cell>
          <table:table-cell table:formula="of:=[.Y86]" office:value-type="float" office:value="-0.0065">
            <text:p>-0,0065</text:p>
          </table:table-cell>
          <table:table-cell table:formula="of:=[.Z86]" office:value-type="float" office:value="101325">
            <text:p>101325</text:p>
          </table:table-cell>
          <table:table-cell table:formula="of:=[.AA86]" office:value-type="float" office:value="1.225">
            <text:p>1,225</text:p>
          </table:table-cell>
          <table:table-cell table:formula="of:=[.AB86]" office:value-type="float" office:value="288.15">
            <text:p>288,15</text:p>
          </table:table-cell>
          <table:table-cell table:formula="of:=[.AC86]" office:value-type="float" office:value="1.235">
            <text:p>1,235</text:p>
          </table:table-cell>
          <table:table-cell table:formula="of:=[.AD86]" office:value-type="float" office:value="9.81">
            <text:p>9,81</text:p>
          </table:table-cell>
          <table:table-cell table:formula="of:=[.AE86]" office:value-type="float" office:value="293.15">
            <text:p>293,15</text:p>
          </table:table-cell>
          <table:table-cell table:formula="of:=[.AF86]" office:value-type="float" office:value="100600">
            <text:p>100600</text:p>
          </table:table-cell>
          <table:table-cell table:formula="of:=[.AG86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6.3">
            <text:p>6,3</text:p>
          </table:table-cell>
          <table:table-cell office:value-type="float" office:value="731">
            <text:p>731</text:p>
          </table:table-cell>
          <table:table-cell table:formula="of:=[.A88]+273.15" office:value-type="float" office:value="279.45">
            <text:p>279,45</text:p>
          </table:table-cell>
          <table:table-cell table:style-name="ce12" table:formula="of:=[.D87]" office:value-type="float" office:value="0">
            <text:p>0</text:p>
          </table:table-cell>
          <table:table-cell table:style-name="ce12" table:formula="of:=[.E87]-0.38461" office:value-type="float" office:value="3609.46163">
            <text:p>3609,46163</text:p>
          </table:table-cell>
          <table:table-cell table:style-name="ce118" table:formula="of:=[.F87]+11.15384" office:value-type="float" office:value="189.61528">
            <text:p>189,61528</text:p>
          </table:table-cell>
          <table:table-cell table:style-name="ce12" table:formula="of:=[.AB88]+([.B88]*[.Y88])" office:value-type="float" office:value="283.3985">
            <text:p>283,3985</text:p>
          </table:table-cell>
          <table:table-cell table:style-name="ce12" table:formula="of:=[.AA88] * ( ( 1 + ( [.Y88] * ( [.B88] / [.AB88] ) ) ) ^ 4.256 )" office:value-type="float" office:value="1.14130885381819">
            <text:p>1,1413088538</text:p>
          </table:table-cell>
          <table:table-cell table:style-name="ce12" table:formula="of:=( [.H88] * [.G88] ) / [.C88]" office:value-type="float" office:value="1.15743502311252">
            <text:p>1,1574350231</text:p>
          </table:table-cell>
          <table:table-cell table:style-name="ce12" table:formula="of:=[.Z88] * ( ( 1+ ( [.Y88] * ( [.B88] / [.AB88] ) ) ) ^ 5.256 )" office:value-type="float" office:value="92845.8792612436">
            <text:p>92845,8792612436</text:p>
          </table:table-cell>
          <table:table-cell table:style-name="ce12" table:formula="of:=[.K87] + ([.B88]-[.B87])" office:value-type="float" office:value="-1338">
            <text:p>-1338</text:p>
          </table:table-cell>
          <table:table-cell table:style-name="ce12" table:formula="of:= [.E88] * [.AD88] * COS( [.S88] )" office:value-type="float" office:value="35074.3923079199">
            <text:p>35074,3923079199</text:p>
          </table:table-cell>
          <table:table-cell table:style-name="ce123" table:formula="of:=-0.11*[.F88]+71.7" office:value-type="float" office:value="50.8423192">
            <text:p>50,8423192</text:p>
          </table:table-cell>
          <table:table-cell table:style-name="ce129" table:formula="of:= ( [.K88] / [.F88] ) * ( ( ( [.C87] + [.C88] ) / 2 ) / ( ( [.G87] + [.G88] ) / 2 ) )" office:value-type="float" office:value="-6.97119059696632">
            <text:p>-6,971190597</text:p>
          </table:table-cell>
          <table:table-cell table:style-name="ce123" table:formula="of:=-0.05*[.F88]+22" office:value-type="float" office:value="12.519236">
            <text:p>12,519236</text:p>
          </table:table-cell>
          <table:table-cell table:style-name="ce138" table:formula="of:= - ( [.E88] * [.AD88] * SIN( [.S88] ) )" office:value-type="float" office:value="-4855.04255294446">
            <text:p>-4855,0425529445</text:p>
          </table:table-cell>
          <table:table-cell table:style-name="ce143" table:formula="of:= - ( ( 2 * [.P88] ) / ( ( ( [.M88] ) ^ 2 ) * [.AG88] * [.I88] ) )" office:value-type="float" office:value="0.115909138936587">
            <text:p>0,1159091389</text:p>
          </table:table-cell>
          <table:table-cell table:style-name="ce148" table:formula="of:= ( ( 2 * [.L88] ) / ( ( ( [.M88] ) ^ 2 ) * [.AG88] * [.I88] ) )" office:value-type="float" office:value="0.837364980183227">
            <text:p>0,8373649802</text:p>
          </table:table-cell>
          <table:table-cell table:style-name="ce118" table:formula="of:=ASIN( - ( [.N88] / [.M88] ) )" office:value-type="float" office:value="0.137547242771121">
            <text:p>0,1375472428</text:p>
          </table:table-cell>
          <table:table-cell table:style-name="ce118" table:formula="of:=[.S88] * ( 180 / 3.14159265359 )" office:value-type="float" office:value="7.88087649444605">
            <text:p>7,8808764944</text:p>
          </table:table-cell>
          <table:table-cell table:style-name="ce151" table:formula="of:=0.04*[.F88]+0.9" office:value-type="float" office:value="8.4846112">
            <text:p>8,4846112</text:p>
          </table:table-cell>
          <table:table-cell table:style-name="ce154" table:formula="of:=-0.04*[.F88]+2.15" office:value-type="float" office:value="-5.4346112">
            <text:p>-5,4346112</text:p>
          </table:table-cell>
          <table:table-cell/>
          <table:table-cell table:formula="of:=[.X87]" office:value-type="float" office:value="0">
            <text:p>0</text:p>
          </table:table-cell>
          <table:table-cell table:formula="of:=[.Y87]" office:value-type="float" office:value="-0.0065">
            <text:p>-0,0065</text:p>
          </table:table-cell>
          <table:table-cell table:formula="of:=[.Z87]" office:value-type="float" office:value="101325">
            <text:p>101325</text:p>
          </table:table-cell>
          <table:table-cell table:formula="of:=[.AA87]" office:value-type="float" office:value="1.225">
            <text:p>1,225</text:p>
          </table:table-cell>
          <table:table-cell table:formula="of:=[.AB87]" office:value-type="float" office:value="288.15">
            <text:p>288,15</text:p>
          </table:table-cell>
          <table:table-cell table:formula="of:=[.AC87]" office:value-type="float" office:value="1.235">
            <text:p>1,235</text:p>
          </table:table-cell>
          <table:table-cell table:formula="of:=[.AD87]" office:value-type="float" office:value="9.81">
            <text:p>9,81</text:p>
          </table:table-cell>
          <table:table-cell table:formula="of:=[.AE87]" office:value-type="float" office:value="293.15">
            <text:p>293,15</text:p>
          </table:table-cell>
          <table:table-cell table:formula="of:=[.AF87]" office:value-type="float" office:value="100600">
            <text:p>100600</text:p>
          </table:table-cell>
          <table:table-cell table:formula="of:=[.AG87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6.1">
            <text:p>6,1</text:p>
          </table:table-cell>
          <table:table-cell office:value-type="float" office:value="718">
            <text:p>718</text:p>
          </table:table-cell>
          <table:table-cell table:formula="of:=[.A89]+273.15" office:value-type="float" office:value="279.25">
            <text:p>279,25</text:p>
          </table:table-cell>
          <table:table-cell table:style-name="ce12" table:formula="of:=[.D88]" office:value-type="float" office:value="0">
            <text:p>0</text:p>
          </table:table-cell>
          <table:table-cell table:style-name="ce12" table:formula="of:=[.E88]-0.38461" office:value-type="float" office:value="3609.07702">
            <text:p>3609,07702</text:p>
          </table:table-cell>
          <table:table-cell table:style-name="ce118" table:formula="of:=[.F88]+11.15384" office:value-type="float" office:value="200.76912">
            <text:p>200,76912</text:p>
          </table:table-cell>
          <table:table-cell table:style-name="ce12" table:formula="of:=[.AB89]+([.B89]*[.Y89])" office:value-type="float" office:value="283.483">
            <text:p>283,483</text:p>
          </table:table-cell>
          <table:table-cell table:style-name="ce12" table:formula="of:=[.AA89] * ( ( 1 + ( [.Y89] * ( [.B89] / [.AB89] ) ) ) ^ 4.256 )" office:value-type="float" office:value="1.14275787514232">
            <text:p>1,1427578751</text:p>
          </table:table-cell>
          <table:table-cell table:style-name="ce12" table:formula="of:=( [.H89] * [.G89] ) / [.C89]" office:value-type="float" office:value="1.1600803248665">
            <text:p>1,1600803249</text:p>
          </table:table-cell>
          <table:table-cell table:style-name="ce12" table:formula="of:=[.Z89] * ( ( 1+ ( [.Y89] * ( [.B89] / [.AB89] ) ) ) ^ 5.256 )" office:value-type="float" office:value="92991.4763571964">
            <text:p>92991,4763571964</text:p>
          </table:table-cell>
          <table:table-cell table:style-name="ce12" table:formula="of:=[.K88] + ([.B89]-[.B88])" office:value-type="float" office:value="-1351">
            <text:p>-1351</text:p>
          </table:table-cell>
          <table:table-cell table:style-name="ce12" table:formula="of:= [.E89] * [.AD89] * COS( [.S89] )" office:value-type="float" office:value="35087.3253119101">
            <text:p>35087,3253119101</text:p>
          </table:table-cell>
          <table:table-cell table:style-name="ce123" table:formula="of:=-0.11*[.F89]+71.7" office:value-type="float" office:value="49.6153968">
            <text:p>49,6153968</text:p>
          </table:table-cell>
          <table:table-cell table:style-name="ce129" table:formula="of:= ( [.K89] / [.F89] ) * ( ( ( [.C88] + [.C89] ) / 2 ) / ( ( [.G88] + [.G89] ) / 2 ) )" office:value-type="float" office:value="-6.63200463102824">
            <text:p>-6,632004631</text:p>
          </table:table-cell>
          <table:table-cell table:style-name="ce123" table:formula="of:=-0.05*[.F89]+22" office:value-type="float" office:value="11.961544">
            <text:p>11,961544</text:p>
          </table:table-cell>
          <table:table-cell table:style-name="ce138" table:formula="of:= - ( [.E89] * [.AD89] * SIN( [.S89] ) )" office:value-type="float" office:value="-4732.53145799298">
            <text:p>-4732,531457993</text:p>
          </table:table-cell>
          <table:table-cell table:style-name="ce143" table:formula="of:= - ( ( 2 * [.P89] ) / ( ( ( [.M89] ) ^ 2 ) * [.AG89] * [.I89] ) )" office:value-type="float" office:value="0.118370770539235">
            <text:p>0,1183707705</text:p>
          </table:table-cell>
          <table:table-cell table:style-name="ce148" table:formula="of:= ( ( 2 * [.L89] ) / ( ( ( [.M89] ) ^ 2 ) * [.AG89] * [.I89] ) )" office:value-type="float" office:value="0.877609323931038">
            <text:p>0,8776093239</text:p>
          </table:table-cell>
          <table:table-cell table:style-name="ce118" table:formula="of:=ASIN( - ( [.N89] / [.M89] ) )" office:value-type="float" office:value="0.134069558909481">
            <text:p>0,1340695589</text:p>
          </table:table-cell>
          <table:table-cell table:style-name="ce118" table:formula="of:=[.S89] * ( 180 / 3.14159265359 )" office:value-type="float" office:value="7.68161988669335">
            <text:p>7,6816198867</text:p>
          </table:table-cell>
          <table:table-cell table:style-name="ce151" table:formula="of:=0.04*[.F89]+0.9" office:value-type="float" office:value="8.9307648">
            <text:p>8,9307648</text:p>
          </table:table-cell>
          <table:table-cell table:style-name="ce154" table:formula="of:=-0.04*[.F89]+2.15" office:value-type="float" office:value="-5.8807648">
            <text:p>-5,8807648</text:p>
          </table:table-cell>
          <table:table-cell/>
          <table:table-cell table:formula="of:=[.X88]" office:value-type="float" office:value="0">
            <text:p>0</text:p>
          </table:table-cell>
          <table:table-cell table:formula="of:=[.Y88]" office:value-type="float" office:value="-0.0065">
            <text:p>-0,0065</text:p>
          </table:table-cell>
          <table:table-cell table:formula="of:=[.Z88]" office:value-type="float" office:value="101325">
            <text:p>101325</text:p>
          </table:table-cell>
          <table:table-cell table:formula="of:=[.AA88]" office:value-type="float" office:value="1.225">
            <text:p>1,225</text:p>
          </table:table-cell>
          <table:table-cell table:formula="of:=[.AB88]" office:value-type="float" office:value="288.15">
            <text:p>288,15</text:p>
          </table:table-cell>
          <table:table-cell table:formula="of:=[.AC88]" office:value-type="float" office:value="1.235">
            <text:p>1,235</text:p>
          </table:table-cell>
          <table:table-cell table:formula="of:=[.AD88]" office:value-type="float" office:value="9.81">
            <text:p>9,81</text:p>
          </table:table-cell>
          <table:table-cell table:formula="of:=[.AE88]" office:value-type="float" office:value="293.15">
            <text:p>293,15</text:p>
          </table:table-cell>
          <table:table-cell table:formula="of:=[.AF88]" office:value-type="float" office:value="100600">
            <text:p>100600</text:p>
          </table:table-cell>
          <table:table-cell table:formula="of:=[.AG88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5.8">
            <text:p>5,8</text:p>
          </table:table-cell>
          <table:table-cell office:value-type="float" office:value="687">
            <text:p>687</text:p>
          </table:table-cell>
          <table:table-cell table:formula="of:=[.A90]+273.15" office:value-type="float" office:value="278.95">
            <text:p>278,95</text:p>
          </table:table-cell>
          <table:table-cell table:style-name="ce12" table:formula="of:=[.D89]" office:value-type="float" office:value="0">
            <text:p>0</text:p>
          </table:table-cell>
          <table:table-cell table:style-name="ce12" table:formula="of:=[.E89]-0.38461" office:value-type="float" office:value="3608.69241">
            <text:p>3608,69241</text:p>
          </table:table-cell>
          <table:table-cell table:style-name="ce118" table:formula="of:=[.F89]+11.15384" office:value-type="float" office:value="211.92296">
            <text:p>211,92296</text:p>
          </table:table-cell>
          <table:table-cell table:style-name="ce12" table:formula="of:=[.AB90]+([.B90]*[.Y90])" office:value-type="float" office:value="283.6845">
            <text:p>283,6845</text:p>
          </table:table-cell>
          <table:table-cell table:style-name="ce12" table:formula="of:=[.AA90] * ( ( 1 + ( [.Y90] * ( [.B90] / [.AB90] ) ) ) ^ 4.256 )" office:value-type="float" office:value="1.14621891347207">
            <text:p>1,1462189135</text:p>
          </table:table-cell>
          <table:table-cell table:style-name="ce12" table:formula="of:=( [.H90] * [.G90] ) / [.C90]" office:value-type="float" office:value="1.16567320078461">
            <text:p>1,1656732008</text:p>
          </table:table-cell>
          <table:table-cell table:style-name="ce12" table:formula="of:=[.Z90] * ( ( 1+ ( [.Y90] * ( [.B90] / [.AB90] ) ) ) ^ 5.256 )" office:value-type="float" office:value="93339.4156261791">
            <text:p>93339,4156261791</text:p>
          </table:table-cell>
          <table:table-cell table:style-name="ce12" table:formula="of:=[.K89] + ([.B90]-[.B89])" office:value-type="float" office:value="-1382">
            <text:p>-1382</text:p>
          </table:table-cell>
          <table:table-cell table:style-name="ce12" table:formula="of:= [.E90] * [.AD90] * COS( [.S90] )" office:value-type="float" office:value="35088.4882716627">
            <text:p>35088,4882716627</text:p>
          </table:table-cell>
          <table:table-cell table:style-name="ce123" table:formula="of:=-0.11*[.F90]+71.7" office:value-type="float" office:value="48.3884744">
            <text:p>48,3884744</text:p>
          </table:table-cell>
          <table:table-cell table:style-name="ce129" table:formula="of:= ( [.K90] / [.F90] ) * ( ( ( [.C89] + [.C90] ) / 2 ) / ( ( [.G89] + [.G90] ) / 2 ) )" office:value-type="float" office:value="-6.41813025962128">
            <text:p>-6,4181302596</text:p>
          </table:table-cell>
          <table:table-cell table:style-name="ce123" table:formula="of:=-0.05*[.F90]+22" office:value-type="float" office:value="11.403852">
            <text:p>11,403852</text:p>
          </table:table-cell>
          <table:table-cell table:style-name="ce138" table:formula="of:= - ( [.E90] * [.AD90] * SIN( [.S90] ) )" office:value-type="float" office:value="-4695.53920326845">
            <text:p>-4695,5392032685</text:p>
          </table:table-cell>
          <table:table-cell table:style-name="ce143" table:formula="of:= - ( ( 2 * [.P90] ) / ( ( ( [.M90] ) ^ 2 ) * [.AG90] * [.I90] ) )" office:value-type="float" office:value="0.122884402887842">
            <text:p>0,1228844029</text:p>
          </table:table-cell>
          <table:table-cell table:style-name="ce148" table:formula="of:= ( ( 2 * [.L90] ) / ( ( ( [.M90] ) ^ 2 ) * [.AG90] * [.I90] ) )" office:value-type="float" office:value="0.918281744192221">
            <text:p>0,9182817442</text:p>
          </table:table-cell>
          <table:table-cell table:style-name="ce118" table:formula="of:=ASIN( - ( [.N90] / [.M90] ) )" office:value-type="float" office:value="0.133029603397094">
            <text:p>0,1330296034</text:p>
          </table:table-cell>
          <table:table-cell table:style-name="ce118" table:formula="of:=[.S90] * ( 180 / 3.14159265359 )" office:value-type="float" office:value="7.62203482495221">
            <text:p>7,622034825</text:p>
          </table:table-cell>
          <table:table-cell table:style-name="ce151" table:formula="of:=0.04*[.F90]+0.9" office:value-type="float" office:value="9.3769184">
            <text:p>9,3769184</text:p>
          </table:table-cell>
          <table:table-cell table:style-name="ce154" table:formula="of:=-0.04*[.F90]+2.15" office:value-type="float" office:value="-6.3269184">
            <text:p>-6,3269184</text:p>
          </table:table-cell>
          <table:table-cell/>
          <table:table-cell table:formula="of:=[.X89]" office:value-type="float" office:value="0">
            <text:p>0</text:p>
          </table:table-cell>
          <table:table-cell table:formula="of:=[.Y89]" office:value-type="float" office:value="-0.0065">
            <text:p>-0,0065</text:p>
          </table:table-cell>
          <table:table-cell table:formula="of:=[.Z89]" office:value-type="float" office:value="101325">
            <text:p>101325</text:p>
          </table:table-cell>
          <table:table-cell table:formula="of:=[.AA89]" office:value-type="float" office:value="1.225">
            <text:p>1,225</text:p>
          </table:table-cell>
          <table:table-cell table:formula="of:=[.AB89]" office:value-type="float" office:value="288.15">
            <text:p>288,15</text:p>
          </table:table-cell>
          <table:table-cell table:formula="of:=[.AC89]" office:value-type="float" office:value="1.235">
            <text:p>1,235</text:p>
          </table:table-cell>
          <table:table-cell table:formula="of:=[.AD89]" office:value-type="float" office:value="9.81">
            <text:p>9,81</text:p>
          </table:table-cell>
          <table:table-cell table:formula="of:=[.AE89]" office:value-type="float" office:value="293.15">
            <text:p>293,15</text:p>
          </table:table-cell>
          <table:table-cell table:formula="of:=[.AF89]" office:value-type="float" office:value="100600">
            <text:p>100600</text:p>
          </table:table-cell>
          <table:table-cell table:formula="of:=[.AG89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5.2">
            <text:p>5,2</text:p>
          </table:table-cell>
          <table:table-cell office:value-type="float" office:value="650">
            <text:p>650</text:p>
          </table:table-cell>
          <table:table-cell table:formula="of:=[.A91]+273.15" office:value-type="float" office:value="278.35">
            <text:p>278,35</text:p>
          </table:table-cell>
          <table:table-cell table:style-name="ce12" table:formula="of:=[.D90]" office:value-type="float" office:value="0">
            <text:p>0</text:p>
          </table:table-cell>
          <table:table-cell table:style-name="ce12" table:formula="of:=[.E90]-0.38461" office:value-type="float" office:value="3608.3078">
            <text:p>3608,3078</text:p>
          </table:table-cell>
          <table:table-cell table:style-name="ce118" table:formula="of:=[.F90]+11.15384" office:value-type="float" office:value="223.0768">
            <text:p>223,0768</text:p>
          </table:table-cell>
          <table:table-cell table:style-name="ce12" table:formula="of:=[.AB91]+([.B91]*[.Y91])" office:value-type="float" office:value="283.925">
            <text:p>283,925</text:p>
          </table:table-cell>
          <table:table-cell table:style-name="ce12" table:formula="of:=[.AA91] * ( ( 1 + ( [.Y91] * ( [.B91] / [.AB91] ) ) ) ^ 4.256 )" office:value-type="float" office:value="1.15036032161818">
            <text:p>1,1503603216</text:p>
          </table:table-cell>
          <table:table-cell table:style-name="ce12" table:formula="of:=( [.H91] * [.G91] ) / [.C91]" office:value-type="float" office:value="1.17340059031953">
            <text:p>1,1734005903</text:p>
          </table:table-cell>
          <table:table-cell table:style-name="ce12" table:formula="of:=[.Z91] * ( ( 1+ ( [.Y91] * ( [.B91] / [.AB91] ) ) ) ^ 5.256 )" office:value-type="float" office:value="93756.0771664763">
            <text:p>93756,0771664763</text:p>
          </table:table-cell>
          <table:table-cell table:style-name="ce12" table:formula="of:=[.K90] + ([.B91]-[.B90])" office:value-type="float" office:value="-1419">
            <text:p>-1419</text:p>
          </table:table-cell>
          <table:table-cell table:style-name="ce12" table:formula="of:= [.E91] * [.AD91] * COS( [.S91] )" office:value-type="float" office:value="35085.7413210002">
            <text:p>35085,7413210002</text:p>
          </table:table-cell>
          <table:table-cell table:style-name="ce123" table:formula="of:=-0.11*[.F91]+71.7" office:value-type="float" office:value="47.161552">
            <text:p>47,161552</text:p>
          </table:table-cell>
          <table:table-cell table:style-name="ce129" table:formula="of:= ( [.K91] / [.F91] ) * ( ( ( [.C90] + [.C91] ) / 2 ) / ( ( [.G90] + [.G91] ) / 2 ) )" office:value-type="float" office:value="-6.24550236228784">
            <text:p>-6,2455023623</text:p>
          </table:table-cell>
          <table:table-cell table:style-name="ce123" table:formula="of:=-0.05*[.F91]+22" office:value-type="float" office:value="10.84616">
            <text:p>10,84616</text:p>
          </table:table-cell>
          <table:table-cell table:style-name="ce138" table:formula="of:= - ( [.E91] * [.AD91] * SIN( [.S91] ) )" office:value-type="float" office:value="-4687.61432742399">
            <text:p>-4687,614327424</text:p>
          </table:table-cell>
          <table:table-cell table:style-name="ce143" table:formula="of:= - ( ( 2 * [.P91] ) / ( ( ( [.M91] ) ^ 2 ) * [.AG91] * [.I91] ) )" office:value-type="float" office:value="0.128292526516511">
            <text:p>0,1282925265</text:p>
          </table:table-cell>
          <table:table-cell table:style-name="ce148" table:formula="of:= ( ( 2 * [.L91] ) / ( ( ( [.M91] ) ^ 2 ) * [.AG91] * [.I91] ) )" office:value-type="float" office:value="0.960240771610035">
            <text:p>0,9602407716</text:p>
          </table:table-cell>
          <table:table-cell table:style-name="ce118" table:formula="of:=ASIN( - ( [.N91] / [.M91] ) )" office:value-type="float" office:value="0.132817992190391">
            <text:p>0,1328179922</text:p>
          </table:table-cell>
          <table:table-cell table:style-name="ce118" table:formula="of:=[.S91] * ( 180 / 3.14159265359 )" office:value-type="float" office:value="7.60991039591042">
            <text:p>7,6099103959</text:p>
          </table:table-cell>
          <table:table-cell table:style-name="ce151" table:formula="of:=0.04*[.F91]+0.9" office:value-type="float" office:value="9.823072">
            <text:p>9,823072</text:p>
          </table:table-cell>
          <table:table-cell table:style-name="ce154" table:formula="of:=-0.04*[.F91]+2.15" office:value-type="float" office:value="-6.773072">
            <text:p>-6,773072</text:p>
          </table:table-cell>
          <table:table-cell/>
          <table:table-cell table:formula="of:=[.X90]" office:value-type="float" office:value="0">
            <text:p>0</text:p>
          </table:table-cell>
          <table:table-cell table:formula="of:=[.Y90]" office:value-type="float" office:value="-0.0065">
            <text:p>-0,0065</text:p>
          </table:table-cell>
          <table:table-cell table:formula="of:=[.Z90]" office:value-type="float" office:value="101325">
            <text:p>101325</text:p>
          </table:table-cell>
          <table:table-cell table:formula="of:=[.AA90]" office:value-type="float" office:value="1.225">
            <text:p>1,225</text:p>
          </table:table-cell>
          <table:table-cell table:formula="of:=[.AB90]" office:value-type="float" office:value="288.15">
            <text:p>288,15</text:p>
          </table:table-cell>
          <table:table-cell table:formula="of:=[.AC90]" office:value-type="float" office:value="1.235">
            <text:p>1,235</text:p>
          </table:table-cell>
          <table:table-cell table:formula="of:=[.AD90]" office:value-type="float" office:value="9.81">
            <text:p>9,81</text:p>
          </table:table-cell>
          <table:table-cell table:formula="of:=[.AE90]" office:value-type="float" office:value="293.15">
            <text:p>293,15</text:p>
          </table:table-cell>
          <table:table-cell table:formula="of:=[.AF90]" office:value-type="float" office:value="100600">
            <text:p>100600</text:p>
          </table:table-cell>
          <table:table-cell table:formula="of:=[.AG90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4">
            <text:p>4</text:p>
          </table:table-cell>
          <table:table-cell office:value-type="float" office:value="600">
            <text:p>600</text:p>
          </table:table-cell>
          <table:table-cell table:formula="of:=[.A92]+273.15" office:value-type="float" office:value="277.15">
            <text:p>277,15</text:p>
          </table:table-cell>
          <table:table-cell table:style-name="ce12" table:formula="of:=[.D91]" office:value-type="float" office:value="0">
            <text:p>0</text:p>
          </table:table-cell>
          <table:table-cell table:style-name="ce12" table:formula="of:=[.E91]-0.38461" office:value-type="float" office:value="3607.92319">
            <text:p>3607,92319</text:p>
          </table:table-cell>
          <table:table-cell table:style-name="ce118" table:formula="of:=[.F91]+11.15384" office:value-type="float" office:value="234.23064">
            <text:p>234,23064</text:p>
          </table:table-cell>
          <table:table-cell table:style-name="ce12" table:formula="of:=[.AB92]+([.B92]*[.Y92])" office:value-type="float" office:value="284.25">
            <text:p>284,25</text:p>
          </table:table-cell>
          <table:table-cell table:style-name="ce12" table:formula="of:=[.AA92] * ( ( 1 + ( [.Y92] * ( [.B92] / [.AB92] ) ) ) ^ 4.256 )" office:value-type="float" office:value="1.15597499501231">
            <text:p>1,155974995</text:p>
          </table:table-cell>
          <table:table-cell table:style-name="ce12" table:formula="of:=( [.H92] * [.G92] ) / [.C92]" office:value-type="float" office:value="1.18558864272866">
            <text:p>1,1855886427</text:p>
          </table:table-cell>
          <table:table-cell table:style-name="ce12" table:formula="of:=[.Z92] * ( ( 1+ ( [.Y92] * ( [.B92] / [.AB92] ) ) ) ^ 5.256 )" office:value-type="float" office:value="94321.5248310017">
            <text:p>94321,5248310017</text:p>
          </table:table-cell>
          <table:table-cell table:style-name="ce12" table:formula="of:=[.K91] + ([.B92]-[.B91])" office:value-type="float" office:value="-1469">
            <text:p>-1469</text:p>
          </table:table-cell>
          <table:table-cell table:style-name="ce12" table:formula="of:= [.E92] * [.AD92] * COS( [.S92] )" office:value-type="float" office:value="35076.9713778684">
            <text:p>35076,9713778684</text:p>
          </table:table-cell>
          <table:table-cell table:style-name="ce123" table:formula="of:=-0.11*[.F92]+71.7" office:value-type="float" office:value="45.9346296">
            <text:p>45,9346296</text:p>
          </table:table-cell>
          <table:table-cell table:style-name="ce129" table:formula="of:= ( [.K92] / [.F92] ) * ( ( ( [.C91] + [.C92] ) / 2 ) / ( ( [.G91] + [.G92] ) / 2 ) )" office:value-type="float" office:value="-6.13168778751515">
            <text:p>-6,1316877875</text:p>
          </table:table-cell>
          <table:table-cell table:style-name="ce123" table:formula="of:=-0.05*[.F92]+22" office:value-type="float" office:value="10.288468">
            <text:p>10,288468</text:p>
          </table:table-cell>
          <table:table-cell table:style-name="ce138" table:formula="of:= - ( [.E92] * [.AD92] * SIN( [.S92] ) )" office:value-type="float" office:value="-4724.61152701442">
            <text:p>-4724,6115270144</text:p>
          </table:table-cell>
          <table:table-cell table:style-name="ce143" table:formula="of:= - ( ( 2 * [.P92] ) / ( ( ( [.M92] ) ^ 2 ) * [.AG92] * [.I92] ) )" office:value-type="float" office:value="0.134903619386093">
            <text:p>0,1349036194</text:p>
          </table:table-cell>
          <table:table-cell table:style-name="ce148" table:formula="of:= ( ( 2 * [.L92] ) / ( ( ( [.M92] ) ^ 2 ) * [.AG92] * [.I92] ) )" office:value-type="float" office:value="1.00156602694637">
            <text:p>1,0015660269</text:p>
          </table:table-cell>
          <table:table-cell table:style-name="ce118" table:formula="of:=ASIN( - ( [.N92] / [.M92] ) )" office:value-type="float" office:value="0.133886903204659">
            <text:p>0,1338869032</text:p>
          </table:table-cell>
          <table:table-cell table:style-name="ce118" table:formula="of:=[.S92] * ( 180 / 3.14159265359 )" office:value-type="float" office:value="7.67115448570305">
            <text:p>7,6711544857</text:p>
          </table:table-cell>
          <table:table-cell table:style-name="ce151" table:formula="of:=0.04*[.F92]+0.9" office:value-type="float" office:value="10.2692256">
            <text:p>10,2692256</text:p>
          </table:table-cell>
          <table:table-cell table:style-name="ce154" table:formula="of:=-0.04*[.F92]+2.15" office:value-type="float" office:value="-7.2192256">
            <text:p>-7,2192256</text:p>
          </table:table-cell>
          <table:table-cell/>
          <table:table-cell table:formula="of:=[.X91]" office:value-type="float" office:value="0">
            <text:p>0</text:p>
          </table:table-cell>
          <table:table-cell table:formula="of:=[.Y91]" office:value-type="float" office:value="-0.0065">
            <text:p>-0,0065</text:p>
          </table:table-cell>
          <table:table-cell table:formula="of:=[.Z91]" office:value-type="float" office:value="101325">
            <text:p>101325</text:p>
          </table:table-cell>
          <table:table-cell table:formula="of:=[.AA91]" office:value-type="float" office:value="1.225">
            <text:p>1,225</text:p>
          </table:table-cell>
          <table:table-cell table:formula="of:=[.AB91]" office:value-type="float" office:value="288.15">
            <text:p>288,15</text:p>
          </table:table-cell>
          <table:table-cell table:formula="of:=[.AC91]" office:value-type="float" office:value="1.235">
            <text:p>1,235</text:p>
          </table:table-cell>
          <table:table-cell table:formula="of:=[.AD91]" office:value-type="float" office:value="9.81">
            <text:p>9,81</text:p>
          </table:table-cell>
          <table:table-cell table:formula="of:=[.AE91]" office:value-type="float" office:value="293.15">
            <text:p>293,15</text:p>
          </table:table-cell>
          <table:table-cell table:formula="of:=[.AF91]" office:value-type="float" office:value="100600">
            <text:p>100600</text:p>
          </table:table-cell>
          <table:table-cell table:formula="of:=[.AG91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2.4">
            <text:p>2,4</text:p>
          </table:table-cell>
          <table:table-cell office:value-type="float" office:value="556">
            <text:p>556</text:p>
          </table:table-cell>
          <table:table-cell table:formula="of:=[.A93]+273.15" office:value-type="float" office:value="275.55">
            <text:p>275,55</text:p>
          </table:table-cell>
          <table:table-cell table:style-name="ce12" table:formula="of:=[.D92]" office:value-type="float" office:value="0">
            <text:p>0</text:p>
          </table:table-cell>
          <table:table-cell table:style-name="ce12" table:formula="of:=[.E92]-0.38461" office:value-type="float" office:value="3607.53858">
            <text:p>3607,53858</text:p>
          </table:table-cell>
          <table:table-cell table:style-name="ce118" table:formula="of:=[.F92]+11.15384" office:value-type="float" office:value="245.38448">
            <text:p>245,38448</text:p>
          </table:table-cell>
          <table:table-cell table:style-name="ce12" table:formula="of:=[.AB93]+([.B93]*[.Y93])" office:value-type="float" office:value="284.536">
            <text:p>284,536</text:p>
          </table:table-cell>
          <table:table-cell table:style-name="ce12" table:formula="of:=[.AA93] * ( ( 1 + ( [.Y93] * ( [.B93] / [.AB93] ) ) ) ^ 4.256 )" office:value-type="float" office:value="1.16093322832408">
            <text:p>1,1609332283</text:p>
          </table:table-cell>
          <table:table-cell table:style-name="ce12" table:formula="of:=( [.H93] * [.G93] ) / [.C93]" office:value-type="float" office:value="1.19879258593511">
            <text:p>1,1987925859</text:p>
          </table:table-cell>
          <table:table-cell table:style-name="ce12" table:formula="of:=[.Z93] * ( ( 1+ ( [.Y93] * ( [.B93] / [.AB93] ) ) ) ^ 5.256 )" office:value-type="float" office:value="94821.4000617282">
            <text:p>94821,4000617282</text:p>
          </table:table-cell>
          <table:table-cell table:style-name="ce12" table:formula="of:=[.K92] + ([.B93]-[.B92])" office:value-type="float" office:value="-1513">
            <text:p>-1513</text:p>
          </table:table-cell>
          <table:table-cell table:style-name="ce12" table:formula="of:= [.E93] * [.AD93] * COS( [.S93] )" office:value-type="float" office:value="35070.7164662749">
            <text:p>35070,7164662749</text:p>
          </table:table-cell>
          <table:table-cell table:style-name="ce123" table:formula="of:=-0.11*[.F93]+71.7" office:value-type="float" office:value="44.7077072">
            <text:p>44,7077072</text:p>
          </table:table-cell>
          <table:table-cell table:style-name="ce129" table:formula="of:= ( [.K93] / [.F93] ) * ( ( ( [.C92] + [.C93] ) / 2 ) / ( ( [.G92] + [.G93] ) / 2 ) )" office:value-type="float" office:value="-5.99145639958637">
            <text:p>-5,9914563996</text:p>
          </table:table-cell>
          <table:table-cell table:style-name="ce123" table:formula="of:=-0.05*[.F93]+22" office:value-type="float" office:value="9.730776">
            <text:p>9,730776</text:p>
          </table:table-cell>
          <table:table-cell table:style-name="ce138" table:formula="of:= - ( [.E93] * [.AD93] * SIN( [.S93] ) )" office:value-type="float" office:value="-4742.74742493833">
            <text:p>-4742,7474249383</text:p>
          </table:table-cell>
          <table:table-cell table:style-name="ce143" table:formula="of:= - ( ( 2 * [.P93] ) / ( ( ( [.M93] ) ^ 2 ) * [.AG93] * [.I93] ) )" office:value-type="float" office:value="0.141381673152203">
            <text:p>0,1413816732</text:p>
          </table:table-cell>
          <table:table-cell table:style-name="ce148" table:formula="of:= ( ( 2 * [.L93] ) / ( ( ( [.M93] ) ^ 2 ) * [.AG93] * [.I93] ) )" office:value-type="float" office:value="1.04546081171779">
            <text:p>1,0454608117</text:p>
          </table:table-cell>
          <table:table-cell table:style-name="ce118" table:formula="of:=ASIN( - ( [.N93] / [.M93] ) )" office:value-type="float" office:value="0.134418368812316">
            <text:p>0,1344183688</text:p>
          </table:table-cell>
          <table:table-cell table:style-name="ce118" table:formula="of:=[.S93] * ( 180 / 3.14159265359 )" office:value-type="float" office:value="7.70160522197814">
            <text:p>7,701605222</text:p>
          </table:table-cell>
          <table:table-cell table:style-name="ce151" table:formula="of:=0.04*[.F93]+0.9" office:value-type="float" office:value="10.7153792">
            <text:p>10,7153792</text:p>
          </table:table-cell>
          <table:table-cell table:style-name="ce154" table:formula="of:=-0.04*[.F93]+2.15" office:value-type="float" office:value="-7.6653792">
            <text:p>-7,6653792</text:p>
          </table:table-cell>
          <table:table-cell/>
          <table:table-cell table:formula="of:=[.X92]" office:value-type="float" office:value="0">
            <text:p>0</text:p>
          </table:table-cell>
          <table:table-cell table:formula="of:=[.Y92]" office:value-type="float" office:value="-0.0065">
            <text:p>-0,0065</text:p>
          </table:table-cell>
          <table:table-cell table:formula="of:=[.Z92]" office:value-type="float" office:value="101325">
            <text:p>101325</text:p>
          </table:table-cell>
          <table:table-cell table:formula="of:=[.AA92]" office:value-type="float" office:value="1.225">
            <text:p>1,225</text:p>
          </table:table-cell>
          <table:table-cell table:formula="of:=[.AB92]" office:value-type="float" office:value="288.15">
            <text:p>288,15</text:p>
          </table:table-cell>
          <table:table-cell table:formula="of:=[.AC92]" office:value-type="float" office:value="1.235">
            <text:p>1,235</text:p>
          </table:table-cell>
          <table:table-cell table:formula="of:=[.AD92]" office:value-type="float" office:value="9.81">
            <text:p>9,81</text:p>
          </table:table-cell>
          <table:table-cell table:formula="of:=[.AE92]" office:value-type="float" office:value="293.15">
            <text:p>293,15</text:p>
          </table:table-cell>
          <table:table-cell table:formula="of:=[.AF92]" office:value-type="float" office:value="100600">
            <text:p>100600</text:p>
          </table:table-cell>
          <table:table-cell table:formula="of:=[.AG92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.9">
            <text:p>1,9</text:p>
          </table:table-cell>
          <table:table-cell office:value-type="float" office:value="498">
            <text:p>498</text:p>
          </table:table-cell>
          <table:table-cell table:formula="of:=[.A94]+273.15" office:value-type="float" office:value="275.05">
            <text:p>275,05</text:p>
          </table:table-cell>
          <table:table-cell table:style-name="ce12" table:formula="of:=[.D93]" office:value-type="float" office:value="0">
            <text:p>0</text:p>
          </table:table-cell>
          <table:table-cell table:style-name="ce12" table:formula="of:=[.E93]-0.38461" office:value-type="float" office:value="3607.15397">
            <text:p>3607,15397</text:p>
          </table:table-cell>
          <table:table-cell table:style-name="ce118" table:formula="of:=[.F93]+11.15384" office:value-type="float" office:value="256.53832">
            <text:p>256,53832</text:p>
          </table:table-cell>
          <table:table-cell table:style-name="ce12" table:formula="of:=[.AB94]+([.B94]*[.Y94])" office:value-type="float" office:value="284.913">
            <text:p>284,913</text:p>
          </table:table-cell>
          <table:table-cell table:style-name="ce12" table:formula="of:=[.AA94] * ( ( 1 + ( [.Y94] * ( [.B94] / [.AB94] ) ) ) ^ 4.256 )" office:value-type="float" office:value="1.16749392113657">
            <text:p>1,1674939211</text:p>
          </table:table-cell>
          <table:table-cell table:style-name="ce12" table:formula="of:=( [.H94] * [.G94] ) / [.C94]" office:value-type="float" office:value="1.20935900946295">
            <text:p>1,2093590095</text:p>
          </table:table-cell>
          <table:table-cell table:style-name="ce12" table:formula="of:=[.Z94] * ( ( 1+ ( [.Y94] * ( [.B94] / [.AB94] ) ) ) ^ 5.256 )" office:value-type="float" office:value="95483.6019062798">
            <text:p>95483,6019062798</text:p>
          </table:table-cell>
          <table:table-cell table:style-name="ce12" table:formula="of:=[.K93] + ([.B94]-[.B93])" office:value-type="float" office:value="-1571">
            <text:p>-1571</text:p>
          </table:table-cell>
          <table:table-cell table:style-name="ce12" table:formula="of:= [.E94] * [.AD94] * COS( [.S94] )" office:value-type="float" office:value="35056.5349386376">
            <text:p>35056,5349386376</text:p>
          </table:table-cell>
          <table:table-cell table:style-name="ce123" table:formula="of:=-0.11*[.F94]+71.7" office:value-type="float" office:value="43.4807848">
            <text:p>43,4807848</text:p>
          </table:table-cell>
          <table:table-cell table:style-name="ce129" table:formula="of:= ( [.K94] / [.F94] ) * ( ( ( [.C93] + [.C94] ) / 2 ) / ( ( [.G93] + [.G94] ) / 2 ) )" office:value-type="float" office:value="-5.92113974679497">
            <text:p>-5,9211397468</text:p>
          </table:table-cell>
          <table:table-cell table:style-name="ce123" table:formula="of:=-0.05*[.F94]+22" office:value-type="float" office:value="9.173084">
            <text:p>9,173084</text:p>
          </table:table-cell>
          <table:table-cell table:style-name="ce138" table:formula="of:= - ( [.E94] * [.AD94] * SIN( [.S94] ) )" office:value-type="float" office:value="-4818.83021403728">
            <text:p>-4818,8302140373</text:p>
          </table:table-cell>
          <table:table-cell table:style-name="ce143" table:formula="of:= - ( ( 2 * [.P94] ) / ( ( ( [.M94] ) ^ 2 ) * [.AG94] * [.I94] ) )" office:value-type="float" office:value="0.150544050277734">
            <text:p>0,1505440503</text:p>
          </table:table-cell>
          <table:table-cell table:style-name="ce148" table:formula="of:= ( ( 2 * [.L94] ) / ( ( ( [.M94] ) ^ 2 ) * [.AG94] * [.I94] ) )" office:value-type="float" office:value="1.09519375532092">
            <text:p>1,0951937553</text:p>
          </table:table-cell>
          <table:table-cell table:style-name="ce118" table:formula="of:=ASIN( - ( [.N94] / [.M94] ) )" office:value-type="float" office:value="0.136602754444662">
            <text:p>0,1366027544</text:p>
          </table:table-cell>
          <table:table-cell table:style-name="ce118" table:formula="of:=[.S94] * ( 180 / 3.14159265359 )" office:value-type="float" office:value="7.82676129954058">
            <text:p>7,8267612995</text:p>
          </table:table-cell>
          <table:table-cell table:style-name="ce151" table:formula="of:=0.04*[.F94]+0.9" office:value-type="float" office:value="11.1615328">
            <text:p>11,1615328</text:p>
          </table:table-cell>
          <table:table-cell table:style-name="ce154" table:formula="of:=-0.04*[.F94]+2.15" office:value-type="float" office:value="-8.1115328">
            <text:p>-8,1115328</text:p>
          </table:table-cell>
          <table:table-cell/>
          <table:table-cell table:formula="of:=[.X93]" office:value-type="float" office:value="0">
            <text:p>0</text:p>
          </table:table-cell>
          <table:table-cell table:formula="of:=[.Y93]" office:value-type="float" office:value="-0.0065">
            <text:p>-0,0065</text:p>
          </table:table-cell>
          <table:table-cell table:formula="of:=[.Z93]" office:value-type="float" office:value="101325">
            <text:p>101325</text:p>
          </table:table-cell>
          <table:table-cell table:formula="of:=[.AA93]" office:value-type="float" office:value="1.225">
            <text:p>1,225</text:p>
          </table:table-cell>
          <table:table-cell table:formula="of:=[.AB93]" office:value-type="float" office:value="288.15">
            <text:p>288,15</text:p>
          </table:table-cell>
          <table:table-cell table:formula="of:=[.AC93]" office:value-type="float" office:value="1.235">
            <text:p>1,235</text:p>
          </table:table-cell>
          <table:table-cell table:formula="of:=[.AD93]" office:value-type="float" office:value="9.81">
            <text:p>9,81</text:p>
          </table:table-cell>
          <table:table-cell table:formula="of:=[.AE93]" office:value-type="float" office:value="293.15">
            <text:p>293,15</text:p>
          </table:table-cell>
          <table:table-cell table:formula="of:=[.AF93]" office:value-type="float" office:value="100600">
            <text:p>100600</text:p>
          </table:table-cell>
          <table:table-cell table:formula="of:=[.AG93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.7">
            <text:p>1,7</text:p>
          </table:table-cell>
          <table:table-cell office:value-type="float" office:value="435">
            <text:p>435</text:p>
          </table:table-cell>
          <table:table-cell table:formula="of:=[.A95]+273.15" office:value-type="float" office:value="274.85">
            <text:p>274,85</text:p>
          </table:table-cell>
          <table:table-cell table:style-name="ce12" table:formula="of:=[.D94]" office:value-type="float" office:value="0">
            <text:p>0</text:p>
          </table:table-cell>
          <table:table-cell table:style-name="ce12" table:formula="of:=[.E94]-0.38461" office:value-type="float" office:value="3606.76936">
            <text:p>3606,76936</text:p>
          </table:table-cell>
          <table:table-cell table:style-name="ce118" table:formula="of:=[.F94]+11.15384" office:value-type="float" office:value="267.69216">
            <text:p>267,69216</text:p>
          </table:table-cell>
          <table:table-cell table:style-name="ce12" table:formula="of:=[.AB95]+([.B95]*[.Y95])" office:value-type="float" office:value="285.3225">
            <text:p>285,3225</text:p>
          </table:table-cell>
          <table:table-cell table:style-name="ce12" table:formula="of:=[.AA95] * ( ( 1 + ( [.Y95] * ( [.B95] / [.AB95] ) ) ) ^ 4.256 )" office:value-type="float" office:value="1.17465228878452">
            <text:p>1,1746522888</text:p>
          </table:table-cell>
          <table:table-cell table:style-name="ce12" table:formula="of:=( [.H95] * [.G95] ) / [.C95]" office:value-type="float" office:value="1.21940959674994">
            <text:p>1,2194095967</text:p>
          </table:table-cell>
          <table:table-cell table:style-name="ce12" table:formula="of:=[.Z95] * ( ( 1+ ( [.Y95] * ( [.B95] / [.AB95] ) ) ) ^ 5.256 )" office:value-type="float" office:value="96207.1278942172">
            <text:p>96207,1278942172</text:p>
          </table:table-cell>
          <table:table-cell table:style-name="ce12" table:formula="of:=[.K94] + ([.B95]-[.B94])" office:value-type="float" office:value="-1634">
            <text:p>-1634</text:p>
          </table:table-cell>
          <table:table-cell table:style-name="ce12" table:formula="of:= [.E95] * [.AD95] * COS( [.S95] )" office:value-type="float" office:value="35037.3916988273">
            <text:p>35037,3916988273</text:p>
          </table:table-cell>
          <table:table-cell table:style-name="ce123" table:formula="of:=-0.11*[.F95]+71.7" office:value-type="float" office:value="42.2538624">
            <text:p>42,2538624</text:p>
          </table:table-cell>
          <table:table-cell table:style-name="ce129" table:formula="of:= ( [.K95] / [.F95] ) * ( ( ( [.C94] + [.C95] ) / 2 ) / ( ( [.G94] + [.G95] ) / 2 ) )" office:value-type="float" office:value="-5.88634712026664">
            <text:p>-5,8863471203</text:p>
          </table:table-cell>
          <table:table-cell table:style-name="ce123" table:formula="of:=-0.05*[.F95]+22" office:value-type="float" office:value="8.615392">
            <text:p>8,615392</text:p>
          </table:table-cell>
          <table:table-cell table:style-name="ce138" table:formula="of:= - ( [.E95] * [.AD95] * SIN( [.S95] ) )" office:value-type="float" office:value="-4929.09098019489">
            <text:p>-4929,0909801949</text:p>
          </table:table-cell>
          <table:table-cell table:style-name="ce143" table:formula="of:= - ( ( 2 * [.P95] ) / ( ( ( [.M95] ) ^ 2 ) * [.AG95] * [.I95] ) )" office:value-type="float" office:value="0.161717255635167">
            <text:p>0,1617172556</text:p>
          </table:table-cell>
          <table:table-cell table:style-name="ce148" table:formula="of:= ( ( 2 * [.L95] ) / ( ( ( [.M95] ) ^ 2 ) * [.AG95] * [.I95] ) )" office:value-type="float" office:value="1.14953261218252">
            <text:p>1,1495326122</text:p>
          </table:table-cell>
          <table:table-cell table:style-name="ce118" table:formula="of:=ASIN( - ( [.N95] / [.M95] ) )" office:value-type="float" office:value="0.139763666975334">
            <text:p>0,139763667</text:p>
          </table:table-cell>
          <table:table-cell table:style-name="ce118" table:formula="of:=[.S95] * ( 180 / 3.14159265359 )" office:value-type="float" office:value="8.00786824695807">
            <text:p>8,007868247</text:p>
          </table:table-cell>
          <table:table-cell table:style-name="ce151" table:formula="of:=0.04*[.F95]+0.9" office:value-type="float" office:value="11.6076864">
            <text:p>11,6076864</text:p>
          </table:table-cell>
          <table:table-cell table:style-name="ce154" table:formula="of:=-0.04*[.F95]+2.15" office:value-type="float" office:value="-8.5576864">
            <text:p>-8,5576864</text:p>
          </table:table-cell>
          <table:table-cell/>
          <table:table-cell table:formula="of:=[.X94]" office:value-type="float" office:value="0">
            <text:p>0</text:p>
          </table:table-cell>
          <table:table-cell table:formula="of:=[.Y94]" office:value-type="float" office:value="-0.0065">
            <text:p>-0,0065</text:p>
          </table:table-cell>
          <table:table-cell table:formula="of:=[.Z94]" office:value-type="float" office:value="101325">
            <text:p>101325</text:p>
          </table:table-cell>
          <table:table-cell table:formula="of:=[.AA94]" office:value-type="float" office:value="1.225">
            <text:p>1,225</text:p>
          </table:table-cell>
          <table:table-cell table:formula="of:=[.AB94]" office:value-type="float" office:value="288.15">
            <text:p>288,15</text:p>
          </table:table-cell>
          <table:table-cell table:formula="of:=[.AC94]" office:value-type="float" office:value="1.235">
            <text:p>1,235</text:p>
          </table:table-cell>
          <table:table-cell table:formula="of:=[.AD94]" office:value-type="float" office:value="9.81">
            <text:p>9,81</text:p>
          </table:table-cell>
          <table:table-cell table:formula="of:=[.AE94]" office:value-type="float" office:value="293.15">
            <text:p>293,15</text:p>
          </table:table-cell>
          <table:table-cell table:formula="of:=[.AF94]" office:value-type="float" office:value="100600">
            <text:p>100600</text:p>
          </table:table-cell>
          <table:table-cell table:formula="of:=[.AG94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.7">
            <text:p>1,7</text:p>
          </table:table-cell>
          <table:table-cell office:value-type="float" office:value="381">
            <text:p>381</text:p>
          </table:table-cell>
          <table:table-cell table:formula="of:=[.A96]+273.15" office:value-type="float" office:value="274.85">
            <text:p>274,85</text:p>
          </table:table-cell>
          <table:table-cell table:style-name="ce12" table:formula="of:=[.D95]" office:value-type="float" office:value="0">
            <text:p>0</text:p>
          </table:table-cell>
          <table:table-cell table:style-name="ce12" table:formula="of:=[.E95]-0.38461" office:value-type="float" office:value="3606.38475">
            <text:p>3606,38475</text:p>
          </table:table-cell>
          <table:table-cell table:style-name="ce118" table:formula="of:=[.F95]+11.15384" office:value-type="float" office:value="278.846">
            <text:p>278,846</text:p>
          </table:table-cell>
          <table:table-cell table:style-name="ce12" table:formula="of:=[.AB96]+([.B96]*[.Y96])" office:value-type="float" office:value="285.6735">
            <text:p>285,6735</text:p>
          </table:table-cell>
          <table:table-cell table:style-name="ce12" table:formula="of:=[.AA96] * ( ( 1 + ( [.Y96] * ( [.B96] / [.AB96] ) ) ) ^ 4.256 )" office:value-type="float" office:value="1.18081471537251">
            <text:p>1,1808147154</text:p>
          </table:table-cell>
          <table:table-cell table:style-name="ce12" table:formula="of:=( [.H96] * [.G96] ) / [.C96]" office:value-type="float" office:value="1.22731479931587">
            <text:p>1,2273147993</text:p>
          </table:table-cell>
          <table:table-cell table:style-name="ce12" table:formula="of:=[.Z96] * ( ( 1+ ( [.Y96] * ( [.B96] / [.AB96] ) ) ) ^ 5.256 )" office:value-type="float" office:value="96830.8205700154">
            <text:p>96830,8205700154</text:p>
          </table:table-cell>
          <table:table-cell table:style-name="ce12" table:formula="of:=[.K95] + ([.B96]-[.B95])" office:value-type="float" office:value="-1688">
            <text:p>-1688</text:p>
          </table:table-cell>
          <table:table-cell table:style-name="ce12" table:formula="of:= [.E96] * [.AD96] * COS( [.S96] )" office:value-type="float" office:value="35019.8928368164">
            <text:p>35019,8928368164</text:p>
          </table:table-cell>
          <table:table-cell table:style-name="ce123" table:formula="of:=-0.11*[.F96]+71.7" office:value-type="float" office:value="41.02694">
            <text:p>41,02694</text:p>
          </table:table-cell>
          <table:table-cell table:style-name="ce129" table:formula="of:= ( [.K96] / [.F96] ) * ( ( ( [.C95] + [.C96] ) / 2 ) / ( ( [.G95] + [.G96] ) / 2 ) )" office:value-type="float" office:value="-5.82774706567932">
            <text:p>-5,8277470657</text:p>
          </table:table-cell>
          <table:table-cell table:style-name="ce123" table:formula="of:=-0.05*[.F96]+22" office:value-type="float" office:value="8.0577">
            <text:p>8,0577</text:p>
          </table:table-cell>
          <table:table-cell table:style-name="ce138" table:formula="of:= - ( [.E96] * [.AD96] * SIN( [.S96] ) )" office:value-type="float" office:value="-5025.42311948617">
            <text:p>-5025,4231194862</text:p>
          </table:table-cell>
          <table:table-cell table:style-name="ce143" table:formula="of:= - ( ( 2 * [.P96] ) / ( ( ( [.M96] ) ^ 2 ) * [.AG96] * [.I96] ) )" office:value-type="float" office:value="0.173760226532814">
            <text:p>0,1737602265</text:p>
          </table:table-cell>
          <table:table-cell table:style-name="ce148" table:formula="of:= ( ( 2 * [.L96] ) / ( ( ( [.M96] ) ^ 2 ) * [.AG96] * [.I96] ) )" office:value-type="float" office:value="1.21085615435746">
            <text:p>1,2108561544</text:p>
          </table:table-cell>
          <table:table-cell table:style-name="ce118" table:formula="of:=ASIN( - ( [.N96] / [.M96] ) )" office:value-type="float" office:value="0.142528914317486">
            <text:p>0,1425289143</text:p>
          </table:table-cell>
          <table:table-cell table:style-name="ce118" table:formula="of:=[.S96] * ( 180 / 3.14159265359 )" office:value-type="float" office:value="8.16630524897313">
            <text:p>8,166305249</text:p>
          </table:table-cell>
          <table:table-cell table:style-name="ce151" table:formula="of:=0.04*[.F96]+0.9" office:value-type="float" office:value="12.05384">
            <text:p>12,05384</text:p>
          </table:table-cell>
          <table:table-cell table:style-name="ce154" table:formula="of:=-0.04*[.F96]+2.15" office:value-type="float" office:value="-9.00384">
            <text:p>-9,00384</text:p>
          </table:table-cell>
          <table:table-cell/>
          <table:table-cell table:formula="of:=[.X95]" office:value-type="float" office:value="0">
            <text:p>0</text:p>
          </table:table-cell>
          <table:table-cell table:formula="of:=[.Y95]" office:value-type="float" office:value="-0.0065">
            <text:p>-0,0065</text:p>
          </table:table-cell>
          <table:table-cell table:formula="of:=[.Z95]" office:value-type="float" office:value="101325">
            <text:p>101325</text:p>
          </table:table-cell>
          <table:table-cell table:formula="of:=[.AA95]" office:value-type="float" office:value="1.225">
            <text:p>1,225</text:p>
          </table:table-cell>
          <table:table-cell table:formula="of:=[.AB95]" office:value-type="float" office:value="288.15">
            <text:p>288,15</text:p>
          </table:table-cell>
          <table:table-cell table:formula="of:=[.AC95]" office:value-type="float" office:value="1.235">
            <text:p>1,235</text:p>
          </table:table-cell>
          <table:table-cell table:formula="of:=[.AD95]" office:value-type="float" office:value="9.81">
            <text:p>9,81</text:p>
          </table:table-cell>
          <table:table-cell table:formula="of:=[.AE95]" office:value-type="float" office:value="293.15">
            <text:p>293,15</text:p>
          </table:table-cell>
          <table:table-cell table:formula="of:=[.AF95]" office:value-type="float" office:value="100600">
            <text:p>100600</text:p>
          </table:table-cell>
          <table:table-cell table:formula="of:=[.AG95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3" office:value-type="float" office:value="2.1">
            <text:p>2,1</text:p>
          </table:table-cell>
          <table:table-cell table:style-name="ce102" office:value-type="float" office:value="340">
            <text:p>340</text:p>
          </table:table-cell>
          <table:table-cell table:style-name="ce102" table:formula="of:=[.A97]+273.15" office:value-type="float" office:value="275.25">
            <text:p>275,25</text:p>
          </table:table-cell>
          <table:table-cell table:style-name="ce102" table:formula="of:=[.D96]" office:value-type="float" office:value="0">
            <text:p>0</text:p>
          </table:table-cell>
          <table:table-cell table:style-name="ce102" table:formula="of:=[.E96]-0.38461" office:value-type="float" office:value="3606.00014">
            <text:p>3606,00014</text:p>
          </table:table-cell>
          <table:table-cell table:style-name="ce119" table:formula="of:=[.F96]+11.15384" office:value-type="float" office:value="289.99984">
            <text:p>289,99984</text:p>
          </table:table-cell>
          <table:table-cell table:style-name="ce102" table:formula="of:=[.AB97]+([.B97]*[.Y97])" office:value-type="float" office:value="285.94">
            <text:p>285,94</text:p>
          </table:table-cell>
          <table:table-cell table:style-name="ce102" table:formula="of:=[.AA97] * ( ( 1 + ( [.Y97] * ( [.B97] / [.AB97] ) ) ) ^ 4.256 )" office:value-type="float" office:value="1.18551008918216">
            <text:p>1,1855100892</text:p>
          </table:table-cell>
          <table:table-cell table:style-name="ce102" table:formula="of:=( [.H97] * [.G97] ) / [.C97]" office:value-type="float" office:value="1.23155224305448">
            <text:p>1,2315522431</text:p>
          </table:table-cell>
          <table:table-cell table:style-name="ce102" table:formula="of:=[.Z97] * ( ( 1+ ( [.Y97] * ( [.B97] / [.AB97] ) ) ) ^ 5.256 )" office:value-type="float" office:value="97306.5482201889">
            <text:p>97306,5482201889</text:p>
          </table:table-cell>
          <table:table-cell table:style-name="ce102" table:formula="of:=[.K96] + ([.B97]-[.B96])" office:value-type="float" office:value="-1729">
            <text:p>-1729</text:p>
          </table:table-cell>
          <table:table-cell table:style-name="ce102" table:formula="of:= [.E97] * [.AD97] * COS( [.S97] )" office:value-type="float" office:value="35005.3351226813">
            <text:p>35005,3351226813</text:p>
          </table:table-cell>
          <table:table-cell table:style-name="ce124" table:formula="of:=-0.11*[.F97]+71.7" office:value-type="float" office:value="39.8000176">
            <text:p>39,8000176</text:p>
          </table:table-cell>
          <table:table-cell table:style-name="ce130" table:formula="of:= ( [.K97] / [.F97] ) * ( ( ( [.C96] + [.C97] ) / 2 ) / ( ( [.G96] + [.G97] ) / 2 ) )" office:value-type="float" office:value="-5.73768105099079">
            <text:p>-5,737681051</text:p>
          </table:table-cell>
          <table:table-cell table:style-name="ce124" table:formula="of:=-0.05*[.F97]+22" office:value-type="float" office:value="7.500008">
            <text:p>7,500008</text:p>
          </table:table-cell>
          <table:table-cell table:style-name="ce139" table:formula="of:= - ( [.E97] * [.AD97] * SIN( [.S97] ) )" office:value-type="float" office:value="-5099.73824191432">
            <text:p>-5099,7382419143</text:p>
          </table:table-cell>
          <table:table-cell table:style-name="ce144" table:formula="of:= - ( ( 2 * [.P97] ) / ( ( ( [.M97] ) ^ 2 ) * [.AG97] * [.I97] ) )" office:value-type="float" office:value="0.186724146001957">
            <text:p>0,186724146</text:p>
          </table:table-cell>
          <table:table-cell table:style-name="ce149" table:formula="of:= ( ( 2 * [.L97] ) / ( ( ( [.M97] ) ^ 2 ) * [.AG97] * [.I97] ) )" office:value-type="float" office:value="1.28170133372206">
            <text:p>1,2817013337</text:p>
          </table:table-cell>
          <table:table-cell table:style-name="ce119" table:formula="of:=ASIN( - ( [.N97] / [.M97] ) )" office:value-type="float" office:value="0.144666859015403">
            <text:p>0,144666859</text:p>
          </table:table-cell>
          <table:table-cell table:style-name="ce119" table:formula="of:=[.S97] * ( 180 / 3.14159265359 )" office:value-type="float" office:value="8.28880045699617">
            <text:p>8,288800457</text:p>
          </table:table-cell>
          <table:table-cell table:style-name="ce152" table:formula="of:=0.04*[.F97]+0.9" office:value-type="float" office:value="12.4999936">
            <text:p>12,4999936</text:p>
          </table:table-cell>
          <table:table-cell table:style-name="ce155" table:formula="of:=-0.04*[.F97]+2.15" office:value-type="float" office:value="-9.4499936">
            <text:p>-9,4499936</text:p>
          </table:table-cell>
          <table:table-cell/>
          <table:table-cell table:formula="of:=[.X96]" office:value-type="float" office:value="0">
            <text:p>0</text:p>
          </table:table-cell>
          <table:table-cell table:formula="of:=[.Y96]" office:value-type="float" office:value="-0.0065">
            <text:p>-0,0065</text:p>
          </table:table-cell>
          <table:table-cell table:formula="of:=[.Z96]" office:value-type="float" office:value="101325">
            <text:p>101325</text:p>
          </table:table-cell>
          <table:table-cell table:formula="of:=[.AA96]" office:value-type="float" office:value="1.225">
            <text:p>1,225</text:p>
          </table:table-cell>
          <table:table-cell table:formula="of:=[.AB96]" office:value-type="float" office:value="288.15">
            <text:p>288,15</text:p>
          </table:table-cell>
          <table:table-cell table:formula="of:=[.AC96]" office:value-type="float" office:value="1.235">
            <text:p>1,235</text:p>
          </table:table-cell>
          <table:table-cell table:formula="of:=[.AD96]" office:value-type="float" office:value="9.81">
            <text:p>9,81</text:p>
          </table:table-cell>
          <table:table-cell table:formula="of:=[.AE96]" office:value-type="float" office:value="293.15">
            <text:p>293,15</text:p>
          </table:table-cell>
          <table:table-cell table:formula="of:=[.AF96]" office:value-type="float" office:value="100600">
            <text:p>100600</text:p>
          </table:table-cell>
          <table:table-cell table:formula="of:=[.AG96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12" table:number-columns-repeated="12"/>
          <table:table-cell table:style-name="ce118"/>
          <table:table-cell/>
          <table:table-cell table:style-name="ce118"/>
          <table:table-cell/>
          <table:table-cell table:style-name="ce118" table:number-columns-repeated="2"/>
          <table:table-cell table:number-columns-repeated="2"/>
          <table:table-cell table:style-name="ce118" table:number-columns-repeated="2"/>
          <table:table-cell table:style-name="ce112"/>
          <table:table-cell table:style-name="ce112" table:formula="of:=[.X97]" office:value-type="float" office:value="0">
            <text:p>0</text:p>
          </table:table-cell>
          <table:table-cell table:style-name="ce112" table:formula="of:=[.Y97]" office:value-type="float" office:value="-0.0065">
            <text:p>-0,0065</text:p>
          </table:table-cell>
          <table:table-cell table:style-name="ce112" table:formula="of:=[.Z97]" office:value-type="float" office:value="101325">
            <text:p>101325</text:p>
          </table:table-cell>
          <table:table-cell table:style-name="ce112" table:formula="of:=[.AA97]" office:value-type="float" office:value="1.225">
            <text:p>1,225</text:p>
          </table:table-cell>
          <table:table-cell table:style-name="ce112" table:formula="of:=[.AB97]" office:value-type="float" office:value="288.15">
            <text:p>288,15</text:p>
          </table:table-cell>
          <table:table-cell table:style-name="ce112" table:formula="of:=[.AC97]" office:value-type="float" office:value="1.235">
            <text:p>1,235</text:p>
          </table:table-cell>
          <table:table-cell table:style-name="ce112" table:formula="of:=[.AD97]" office:value-type="float" office:value="9.81">
            <text:p>9,81</text:p>
          </table:table-cell>
          <table:table-cell table:style-name="ce112" table:formula="of:=[.AE97]" office:value-type="float" office:value="293.15">
            <text:p>293,15</text:p>
          </table:table-cell>
          <table:table-cell table:style-name="ce112" table:formula="of:=[.AF97]" office:value-type="float" office:value="100600">
            <text:p>100600</text:p>
          </table:table-cell>
          <table:table-cell table:style-name="ce112" table:formula="of:=[.AG97]" office:value-type="float" office:value="28">
            <text:p>28</text:p>
          </table:table-cell>
          <table:table-cell table:style-name="ce112" table:number-columns-repeated="991"/>
        </table:table-row>
        <table:table-row table:style-name="ro1">
          <table:table-cell table:style-name="ce110" office:value-type="string">
            <text:p>T °C</text:p>
          </table:table-cell>
          <table:table-cell table:style-name="ce14" office:value-type="string">
            <text:p>H m</text:p>
          </table:table-cell>
          <table:table-cell table:style-name="ce14" office:value-type="string">
            <text:p>T K</text:p>
          </table:table-cell>
          <table:table-cell table:style-name="ce14" office:value-type="string">
            <text:p>Vias m/s</text:p>
          </table:table-cell>
          <table:table-cell table:style-name="ce14" office:value-type="string">
            <text:p>m_ges</text:p>
          </table:table-cell>
          <table:table-cell table:style-name="ce117" office:value-type="string">
            <text:p>delta_t</text:p>
          </table:table-cell>
          <table:table-cell table:style-name="ce14" office:value-type="string">
            <text:p>T_INA</text:p>
          </table:table-cell>
          <table:table-cell table:style-name="ce14" office:value-type="string">
            <text:p>rho_ina</text:p>
          </table:table-cell>
          <table:table-cell table:style-name="ce14" office:value-type="string">
            <text:p>rho_real</text:p>
          </table:table-cell>
          <table:table-cell table:style-name="ce14" office:value-type="string">
            <text:p>p_ina</text:p>
          </table:table-cell>
          <table:table-cell table:style-name="ce14" office:value-type="string">
            <text:p>delta_H_INA</text:p>
          </table:table-cell>
          <table:table-cell table:style-name="ce14" office:value-type="string">
            <text:p>A</text:p>
          </table:table-cell>
          <table:table-cell table:style-name="ce121" office:value-type="string">
            <text:p>V_TAS m/s</text:p>
          </table:table-cell>
          <table:table-cell table:style-name="ce127" office:value-type="string">
            <text:p>wg_real</text:p>
          </table:table-cell>
          <table:table-cell table:style-name="ce121" office:value-type="string">
            <text:p>q</text:p>
          </table:table-cell>
          <table:table-cell table:style-name="ce127" office:value-type="string">
            <text:p>W</text:p>
          </table:table-cell>
          <table:table-cell table:style-name="ce141" office:value-type="string">
            <text:p>C_w</text:p>
          </table:table-cell>
          <table:table-cell table:style-name="ce146" office:value-type="string">
            <text:p>C_a</text:p>
          </table:table-cell>
          <table:table-cell table:style-name="ce127" office:value-type="string">
            <text:p>gamma_rad</text:p>
          </table:table-cell>
          <table:table-cell table:style-name="ce127" office:value-type="string">
            <text:p>gamma_deg</text:p>
          </table:table-cell>
          <table:table-cell table:style-name="ce141" office:value-type="string">
            <text:p>alpha</text:p>
          </table:table-cell>
          <table:table-cell table:style-name="ce146" office:value-type="string">
            <text:p>eta</text:p>
          </table:table-cell>
          <table:table-cell table:style-name="ce112"/>
          <table:table-cell table:style-name="ce112" table:formula="of:=[.X98]" office:value-type="float" office:value="0">
            <text:p>0</text:p>
          </table:table-cell>
          <table:table-cell table:style-name="ce112" table:formula="of:=[.Y98]" office:value-type="float" office:value="-0.0065">
            <text:p>-0,0065</text:p>
          </table:table-cell>
          <table:table-cell table:style-name="ce112" table:formula="of:=[.Z98]" office:value-type="float" office:value="101325">
            <text:p>101325</text:p>
          </table:table-cell>
          <table:table-cell table:style-name="ce112" table:formula="of:=[.AA98]" office:value-type="float" office:value="1.225">
            <text:p>1,225</text:p>
          </table:table-cell>
          <table:table-cell table:style-name="ce112" table:formula="of:=[.AB98]" office:value-type="float" office:value="288.15">
            <text:p>288,15</text:p>
          </table:table-cell>
          <table:table-cell table:style-name="ce112" table:formula="of:=[.AC98]" office:value-type="float" office:value="1.235">
            <text:p>1,235</text:p>
          </table:table-cell>
          <table:table-cell table:style-name="ce112" table:formula="of:=[.AD98]" office:value-type="float" office:value="9.81">
            <text:p>9,81</text:p>
          </table:table-cell>
          <table:table-cell table:style-name="ce112" table:formula="of:=[.AE98]" office:value-type="float" office:value="293.15">
            <text:p>293,15</text:p>
          </table:table-cell>
          <table:table-cell table:style-name="ce112" table:formula="of:=[.AF98]" office:value-type="float" office:value="100600">
            <text:p>100600</text:p>
          </table:table-cell>
          <table:table-cell table:style-name="ce112" table:formula="of:=[.AG98]" office:value-type="float" office:value="28">
            <text:p>28</text:p>
          </table:table-cell>
          <table:table-cell table:style-name="ce112" table:number-columns-repeated="991"/>
        </table:table-row>
        <table:table-row table:style-name="ro1">
          <table:table-cell table:style-name="ce113" office:value-type="float" office:value="8">
            <text:p>8</text:p>
          </table:table-cell>
          <table:table-cell table:style-name="ce115" office:value-type="float" office:value="1613">
            <text:p>1613</text:p>
          </table:table-cell>
          <table:table-cell table:style-name="ce115" table:formula="of:=[.A100]+273.15" office:value-type="float" office:value="281.15">
            <text:p>281,15</text:p>
          </table:table-cell>
          <table:table-cell table:style-name="ce115"/>
          <table:table-cell table:style-name="ce115" office:value-type="float" office:value="3582">
            <text:p>3582</text:p>
          </table:table-cell>
          <table:table-cell table:style-name="ce115" office:value-type="float" office:value="0">
            <text:p>0</text:p>
          </table:table-cell>
          <table:table-cell table:style-name="ce115" table:formula="of:=[.AB100]+([.B100]*[.Y100])" office:value-type="float" office:value="277.6655">
            <text:p>277,6655</text:p>
          </table:table-cell>
          <table:table-cell table:style-name="ce115" table:formula="of:=[.AA100] * ( ( 1 + ( [.Y100] * ( [.B100] / [.AB100] ) ) ) ^ 4.256 )" office:value-type="float" office:value="1.04623326662744">
            <text:p>1,0462332666</text:p>
          </table:table-cell>
          <table:table-cell table:style-name="ce115" table:formula="of:=( [.H100] * [.G100] ) / [.C100]" office:value-type="float" office:value="1.03326652354523">
            <text:p>1,0332665235</text:p>
          </table:table-cell>
          <table:table-cell table:style-name="ce115" table:formula="of:=[.Z100] * ( ( 1+ ( [.Y100] * ( [.B100] / [.AB100] ) ) ) ^ 5.256 )" office:value-type="float" office:value="83389.6875693988">
            <text:p>83389,6875693988</text:p>
          </table:table-cell>
          <table:table-cell table:style-name="ce115"/>
          <table:table-cell table:style-name="ce115" table:formula="of:= [.E100] * [.AD100] * COS( [.S100] )" office:value-type="float" office:value="0">
            <text:p>#DIV/0!</text:p>
          </table:table-cell>
          <table:table-cell table:style-name="ce125" table:formula="of:=0.17*[.F100]+51.4" office:value-type="float" office:value="51.4">
            <text:p>51,4</text:p>
          </table:table-cell>
          <table:table-cell table:style-name="ce131" table:formula="of:= ( [.K100] / [.F100] ) * ( ( ( [.C99] + [.C100] ) / 2 ) / ( ( [.G99] + [.G100] ) / 2 ) )" office:value-type="float" office:value="0">
            <text:p>#DIV/0!</text:p>
          </table:table-cell>
          <table:table-cell table:style-name="ce125" table:formula="of:=0.11*[.F100]+15.45" office:value-type="float" office:value="15.45">
            <text:p>15,45</text:p>
          </table:table-cell>
          <table:table-cell table:style-name="ce140" table:formula="of:= - ( [.E100] * [.AD100] * SIN( [.S100] ) )" office:value-type="float" office:value="0">
            <text:p>#DIV/0!</text:p>
          </table:table-cell>
          <table:table-cell table:style-name="ce145" table:formula="of:= - ( ( 2 * [.P100] ) / ( ( ( [.M100] ) ^ 2 ) * [.AG100] * [.I100] ) )" office:value-type="float" office:value="0">
            <text:p>#DIV/0!</text:p>
          </table:table-cell>
          <table:table-cell table:style-name="ce150" table:formula="of:= ( ( 2 * [.L100] ) / ( ( ( [.M100] ) ^ 2 ) * [.AG100] * [.I100] ) )" office:value-type="float" office:value="0">
            <text:p>#DIV/0!</text:p>
          </table:table-cell>
          <table:table-cell table:style-name="ce115" table:formula="of:=ASIN( - ( [.N100] / [.M100] ) )" office:value-type="float" office:value="0">
            <text:p>#DIV/0!</text:p>
          </table:table-cell>
          <table:table-cell table:style-name="ce115" table:formula="of:=[.S100] * ( 180 / 3.14159265359 )" office:value-type="float" office:value="0">
            <text:p>#DIV/0!</text:p>
          </table:table-cell>
          <table:table-cell table:style-name="ce113" table:formula="of:=-0.03*[.F100]+5" office:value-type="float" office:value="5">
            <text:p>5</text:p>
          </table:table-cell>
          <table:table-cell table:style-name="ce156" table:formula="of:=0.02*[.F100]-2.9" office:value-type="float" office:value="-2.9">
            <text:p>-2,9</text:p>
          </table:table-cell>
          <table:table-cell/>
          <table:table-cell table:formula="of:=[.X99]" office:value-type="float" office:value="0">
            <text:p>0</text:p>
          </table:table-cell>
          <table:table-cell table:formula="of:=[.Y99]" office:value-type="float" office:value="-0.0065">
            <text:p>-0,0065</text:p>
          </table:table-cell>
          <table:table-cell table:formula="of:=[.Z99]" office:value-type="float" office:value="101325">
            <text:p>101325</text:p>
          </table:table-cell>
          <table:table-cell table:formula="of:=[.AA99]" office:value-type="float" office:value="1.225">
            <text:p>1,225</text:p>
          </table:table-cell>
          <table:table-cell table:formula="of:=[.AB99]" office:value-type="float" office:value="288.15">
            <text:p>288,15</text:p>
          </table:table-cell>
          <table:table-cell table:formula="of:=[.AC99]" office:value-type="float" office:value="1.235">
            <text:p>1,235</text:p>
          </table:table-cell>
          <table:table-cell table:formula="of:=[.AD99]" office:value-type="float" office:value="9.81">
            <text:p>9,81</text:p>
          </table:table-cell>
          <table:table-cell table:formula="of:=[.AE99]" office:value-type="float" office:value="293.15">
            <text:p>293,15</text:p>
          </table:table-cell>
          <table:table-cell table:formula="of:=[.AF99]" office:value-type="float" office:value="100600">
            <text:p>100600</text:p>
          </table:table-cell>
          <table:table-cell table:formula="of:=[.AG99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8.4">
            <text:p>8,4</text:p>
          </table:table-cell>
          <table:table-cell office:value-type="float" office:value="1576">
            <text:p>1576</text:p>
          </table:table-cell>
          <table:table-cell table:formula="of:=[.A101]+273.15" office:value-type="float" office:value="281.55">
            <text:p>281,55</text:p>
          </table:table-cell>
          <table:table-cell table:style-name="ce12" table:formula="of:=[.D100]" office:value-type="float" office:value="0">
            <text:p>0</text:p>
          </table:table-cell>
          <table:table-cell table:style-name="ce12" table:formula="of:=[.E100]-0.26666" office:value-type="float" office:value="3581.73334">
            <text:p>3581,73334</text:p>
          </table:table-cell>
          <table:table-cell table:style-name="ce118" table:formula="of:=[.F100]+8" office:value-type="float" office:value="8">
            <text:p>8</text:p>
          </table:table-cell>
          <table:table-cell table:style-name="ce12" table:formula="of:=[.AB101]+([.B101]*[.Y101])" office:value-type="float" office:value="277.906">
            <text:p>277,906</text:p>
          </table:table-cell>
          <table:table-cell table:style-name="ce12" table:formula="of:=[.AA101] * ( ( 1 + ( [.Y101] * ( [.B101] / [.AB101] ) ) ) ^ 4.256 )" office:value-type="float" office:value="1.0500954746841">
            <text:p>1,0500954747</text:p>
          </table:table-cell>
          <table:table-cell table:style-name="ce12" table:formula="of:=( [.H101] * [.G101] ) / [.C101]" office:value-type="float" office:value="1.0365044680787">
            <text:p>1,0365044681</text:p>
          </table:table-cell>
          <table:table-cell table:style-name="ce12" table:formula="of:=[.Z101] * ( ( 1+ ( [.Y101] * ( [.B101] / [.AB101] ) ) ) ^ 5.256 )" office:value-type="float" office:value="83770.018244365">
            <text:p>83770,018244365</text:p>
          </table:table-cell>
          <table:table-cell table:style-name="ce12" table:formula="of:=[.K100] + ([.B101]-[.B100])" office:value-type="float" office:value="-37">
            <text:p>-37</text:p>
          </table:table-cell>
          <table:table-cell table:style-name="ce12" table:formula="of:= [.E101] * [.AD101] * COS( [.S101] )" office:value-type="float" office:value="34998.0395275171">
            <text:p>34998,0395275171</text:p>
          </table:table-cell>
          <table:table-cell table:style-name="ce123" table:formula="of:=0.17*[.F101]+51.4" office:value-type="float" office:value="52.76">
            <text:p>52,76</text:p>
          </table:table-cell>
          <table:table-cell table:style-name="ce129" table:formula="of:= ( [.K101] / [.F101] ) * ( ( ( [.C100] + [.C101] ) / 2 ) / ( ( [.G100] + [.G101] ) / 2 ) )" office:value-type="float" office:value="-4.6843430593542">
            <text:p>-4,6843430594</text:p>
          </table:table-cell>
          <table:table-cell table:style-name="ce123" table:formula="of:=0.11*[.F101]+15.45" office:value-type="float" office:value="16.33">
            <text:p>16,33</text:p>
          </table:table-cell>
          <table:table-cell table:style-name="ce138" table:formula="of:= - ( [.E101] * [.AD101] * SIN( [.S101] ) )" office:value-type="float" office:value="-3119.65208968243">
            <text:p>-3119,6520896824</text:p>
          </table:table-cell>
          <table:table-cell table:style-name="ce143" table:formula="of:= - ( ( 2 * [.P101] ) / ( ( ( [.M101] ) ^ 2 ) * [.AG101] * [.I101] ) )" office:value-type="float" office:value="0.0772320166819583">
            <text:p>0,0772320167</text:p>
          </table:table-cell>
          <table:table-cell table:style-name="ce148" table:formula="of:= ( ( 2 * [.L101] ) / ( ( ( [.M101] ) ^ 2 ) * [.AG101] * [.I101] ) )" office:value-type="float" office:value="0.866432888963651">
            <text:p>0,866432889</text:p>
          </table:table-cell>
          <table:table-cell table:style-name="ce118" table:formula="of:=ASIN( - ( [.N101] / [.M101] ) )" office:value-type="float" office:value="0.0889029451738862">
            <text:p>0,0889029452</text:p>
          </table:table-cell>
          <table:table-cell table:style-name="ce118" table:formula="of:=[.S101] * ( 180 / 3.14159265359 )" office:value-type="float" office:value="5.09376354474629">
            <text:p>5,0937635447</text:p>
          </table:table-cell>
          <table:table-cell table:style-name="ce151" table:formula="of:=-0.03*[.F101]+5" office:value-type="float" office:value="4.76">
            <text:p>4,76</text:p>
          </table:table-cell>
          <table:table-cell table:style-name="ce154" table:formula="of:=0.02*[.F101]-2.9" office:value-type="float" office:value="-2.74">
            <text:p>-2,74</text:p>
          </table:table-cell>
          <table:table-cell/>
          <table:table-cell table:formula="of:=[.X100]" office:value-type="float" office:value="0">
            <text:p>0</text:p>
          </table:table-cell>
          <table:table-cell table:formula="of:=[.Y100]" office:value-type="float" office:value="-0.0065">
            <text:p>-0,0065</text:p>
          </table:table-cell>
          <table:table-cell table:formula="of:=[.Z100]" office:value-type="float" office:value="101325">
            <text:p>101325</text:p>
          </table:table-cell>
          <table:table-cell table:formula="of:=[.AA100]" office:value-type="float" office:value="1.225">
            <text:p>1,225</text:p>
          </table:table-cell>
          <table:table-cell table:formula="of:=[.AB100]" office:value-type="float" office:value="288.15">
            <text:p>288,15</text:p>
          </table:table-cell>
          <table:table-cell table:formula="of:=[.AC100]" office:value-type="float" office:value="1.235">
            <text:p>1,235</text:p>
          </table:table-cell>
          <table:table-cell table:formula="of:=[.AD100]" office:value-type="float" office:value="9.81">
            <text:p>9,81</text:p>
          </table:table-cell>
          <table:table-cell table:formula="of:=[.AE100]" office:value-type="float" office:value="293.15">
            <text:p>293,15</text:p>
          </table:table-cell>
          <table:table-cell table:formula="of:=[.AF100]" office:value-type="float" office:value="100600">
            <text:p>100600</text:p>
          </table:table-cell>
          <table:table-cell table:formula="of:=[.AG100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9.1">
            <text:p>9,1</text:p>
          </table:table-cell>
          <table:table-cell office:value-type="float" office:value="1426">
            <text:p>1426</text:p>
          </table:table-cell>
          <table:table-cell table:formula="of:=[.A102]+273.15" office:value-type="float" office:value="282.25">
            <text:p>282,25</text:p>
          </table:table-cell>
          <table:table-cell table:style-name="ce12" table:formula="of:=[.D101]" office:value-type="float" office:value="0">
            <text:p>0</text:p>
          </table:table-cell>
          <table:table-cell table:style-name="ce12" table:formula="of:=[.E101]-0.26666" office:value-type="float" office:value="3581.46668">
            <text:p>3581,46668</text:p>
          </table:table-cell>
          <table:table-cell table:style-name="ce118" table:formula="of:=[.F101]+8" office:value-type="float" office:value="16">
            <text:p>16</text:p>
          </table:table-cell>
          <table:table-cell table:style-name="ce12" table:formula="of:=[.AB102]+([.B102]*[.Y102])" office:value-type="float" office:value="278.881">
            <text:p>278,881</text:p>
          </table:table-cell>
          <table:table-cell table:style-name="ce12" table:formula="of:=[.AA102] * ( ( 1 + ( [.Y102] * ( [.B102] / [.AB102] ) ) ) ^ 4.256 )" office:value-type="float" office:value="1.06586494446028">
            <text:p>1,0658649445</text:p>
          </table:table-cell>
          <table:table-cell table:style-name="ce12" table:formula="of:=( [.H102] * [.G102] ) / [.C102]" office:value-type="float" office:value="1.05314253879904">
            <text:p>1,0531425388</text:p>
          </table:table-cell>
          <table:table-cell table:style-name="ce12" table:formula="of:=[.Z102] * ( ( 1+ ( [.Y102] * ( [.B102] / [.AB102] ) ) ) ^ 5.256 )" office:value-type="float" office:value="85326.3180548425">
            <text:p>85326,3180548425</text:p>
          </table:table-cell>
          <table:table-cell table:style-name="ce12" table:formula="of:=[.K101] + ([.B102]-[.B101])" office:value-type="float" office:value="-187">
            <text:p>-187</text:p>
          </table:table-cell>
          <table:table-cell table:style-name="ce12" table:formula="of:= [.E102] * [.AD102] * COS( [.S102] )" office:value-type="float" office:value="34283.8589265715">
            <text:p>34283,8589265715</text:p>
          </table:table-cell>
          <table:table-cell table:style-name="ce123" table:formula="of:=0.17*[.F102]+51.4" office:value-type="float" office:value="54.12">
            <text:p>54,12</text:p>
          </table:table-cell>
          <table:table-cell table:style-name="ce129" table:formula="of:= ( [.K102] / [.F102] ) * ( ( ( [.C101] + [.C102] ) / 2 ) / ( ( [.G101] + [.G102] ) / 2 ) )" office:value-type="float" office:value="-11.8347096825177">
            <text:p>-11,8347096825</text:p>
          </table:table-cell>
          <table:table-cell table:style-name="ce123" table:formula="of:=0.11*[.F102]+15.45" office:value-type="float" office:value="17.21">
            <text:p>17,21</text:p>
          </table:table-cell>
          <table:table-cell table:style-name="ce138" table:formula="of:= - ( [.E102] * [.AD102] * SIN( [.S102] ) )" office:value-type="float" office:value="-7682.98071801512">
            <text:p>-7682,9807180151</text:p>
          </table:table-cell>
          <table:table-cell table:style-name="ce143" table:formula="of:= - ( ( 2 * [.P102] ) / ( ( ( [.M102] ) ^ 2 ) * [.AG102] * [.I102] ) )" office:value-type="float" office:value="0.177909433359746">
            <text:p>0,1779094334</text:p>
          </table:table-cell>
          <table:table-cell table:style-name="ce148" table:formula="of:= ( ( 2 * [.L102] ) / ( ( ( [.M102] ) ^ 2 ) * [.AG102] * [.I102] ) )" office:value-type="float" office:value="0.793887442761614">
            <text:p>0,7938874428</text:p>
          </table:table-cell>
          <table:table-cell table:style-name="ce118" table:formula="of:=ASIN( - ( [.N102] / [.M102] ) )" office:value-type="float" office:value="0.220456753836521">
            <text:p>0,2204567538</text:p>
          </table:table-cell>
          <table:table-cell table:style-name="ce118" table:formula="of:=[.S102] * ( 180 / 3.14159265359 )" office:value-type="float" office:value="12.6312415599863">
            <text:p>12,63124156</text:p>
          </table:table-cell>
          <table:table-cell table:style-name="ce151" table:formula="of:=-0.03*[.F102]+5" office:value-type="float" office:value="4.52">
            <text:p>4,52</text:p>
          </table:table-cell>
          <table:table-cell table:style-name="ce154" table:formula="of:=0.02*[.F102]-2.9" office:value-type="float" office:value="-2.58">
            <text:p>-2,58</text:p>
          </table:table-cell>
          <table:table-cell/>
          <table:table-cell table:formula="of:=[.X101]" office:value-type="float" office:value="0">
            <text:p>0</text:p>
          </table:table-cell>
          <table:table-cell table:formula="of:=[.Y101]" office:value-type="float" office:value="-0.0065">
            <text:p>-0,0065</text:p>
          </table:table-cell>
          <table:table-cell table:formula="of:=[.Z101]" office:value-type="float" office:value="101325">
            <text:p>101325</text:p>
          </table:table-cell>
          <table:table-cell table:formula="of:=[.AA101]" office:value-type="float" office:value="1.225">
            <text:p>1,225</text:p>
          </table:table-cell>
          <table:table-cell table:formula="of:=[.AB101]" office:value-type="float" office:value="288.15">
            <text:p>288,15</text:p>
          </table:table-cell>
          <table:table-cell table:formula="of:=[.AC101]" office:value-type="float" office:value="1.235">
            <text:p>1,235</text:p>
          </table:table-cell>
          <table:table-cell table:formula="of:=[.AD101]" office:value-type="float" office:value="9.81">
            <text:p>9,81</text:p>
          </table:table-cell>
          <table:table-cell table:formula="of:=[.AE101]" office:value-type="float" office:value="293.15">
            <text:p>293,15</text:p>
          </table:table-cell>
          <table:table-cell table:formula="of:=[.AF101]" office:value-type="float" office:value="100600">
            <text:p>100600</text:p>
          </table:table-cell>
          <table:table-cell table:formula="of:=[.AG101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0.6">
            <text:p>10,6</text:p>
          </table:table-cell>
          <table:table-cell office:value-type="float" office:value="1098">
            <text:p>1098</text:p>
          </table:table-cell>
          <table:table-cell table:formula="of:=[.A103]+273.15" office:value-type="float" office:value="283.75">
            <text:p>283,75</text:p>
          </table:table-cell>
          <table:table-cell table:style-name="ce12" table:formula="of:=[.D102]" office:value-type="float" office:value="0">
            <text:p>0</text:p>
          </table:table-cell>
          <table:table-cell table:style-name="ce12" table:formula="of:=[.E102]-0.26666" office:value-type="float" office:value="3581.20002">
            <text:p>3581,20002</text:p>
          </table:table-cell>
          <table:table-cell table:style-name="ce118" table:formula="of:=[.F102]+8" office:value-type="float" office:value="24">
            <text:p>24</text:p>
          </table:table-cell>
          <table:table-cell table:style-name="ce12" table:formula="of:=[.AB103]+([.B103]*[.Y103])" office:value-type="float" office:value="281.013">
            <text:p>281,013</text:p>
          </table:table-cell>
          <table:table-cell table:style-name="ce12" table:formula="of:=[.AA103] * ( ( 1 + ( [.Y103] * ( [.B103] / [.AB103] ) ) ) ^ 4.256 )" office:value-type="float" office:value="1.10097848459445">
            <text:p>1,1009784846</text:p>
          </table:table-cell>
          <table:table-cell table:style-name="ce12" table:formula="of:=( [.H103] * [.G103] ) / [.C103]" office:value-type="float" office:value="1.09035864983732">
            <text:p>1,0903586498</text:p>
          </table:table-cell>
          <table:table-cell table:style-name="ce12" table:formula="of:=[.Z103] * ( ( 1+ ( [.Y103] * ( [.B103] / [.AB103] ) ) ) ^ 5.256 )" office:value-type="float" office:value="88811.078322345">
            <text:p>88811,078322345</text:p>
          </table:table-cell>
          <table:table-cell table:style-name="ce12" table:formula="of:=[.K102] + ([.B103]-[.B102])" office:value-type="float" office:value="-515">
            <text:p>-515</text:p>
          </table:table-cell>
          <table:table-cell table:style-name="ce12" table:formula="of:= [.E103] * [.AD103] * COS( [.S103] )" office:value-type="float" office:value="32334.8602951655">
            <text:p>32334,8602951655</text:p>
          </table:table-cell>
          <table:table-cell table:style-name="ce123" table:formula="of:=0.17*[.F103]+51.4" office:value-type="float" office:value="55.48">
            <text:p>55,48</text:p>
          </table:table-cell>
          <table:table-cell table:style-name="ce129" table:formula="of:= ( [.K103] / [.F103] ) * ( ( ( [.C102] + [.C103] ) / 2 ) / ( ( [.G102] + [.G103] ) / 2 ) )" office:value-type="float" office:value="-21.6923500996022">
            <text:p>-21,6923500996</text:p>
          </table:table-cell>
          <table:table-cell table:style-name="ce123" table:formula="of:=0.11*[.F103]+15.45" office:value-type="float" office:value="18.09">
            <text:p>18,09</text:p>
          </table:table-cell>
          <table:table-cell table:style-name="ce138" table:formula="of:= - ( [.E103] * [.AD103] * SIN( [.S103] ) )" office:value-type="float" office:value="-13736.235826053">
            <text:p>-13736,235826053</text:p>
          </table:table-cell>
          <table:table-cell table:style-name="ce143" table:formula="of:= - ( ( 2 * [.P103] ) / ( ( ( [.M103] ) ^ 2 ) * [.AG103] * [.I103] ) )" office:value-type="float" office:value="0.292346180787866">
            <text:p>0,2923461808</text:p>
          </table:table-cell>
          <table:table-cell table:style-name="ce148" table:formula="of:= ( ( 2 * [.L103] ) / ( ( ( [.M103] ) ^ 2 ) * [.AG103] * [.I103] ) )" office:value-type="float" office:value="0.68817782639344">
            <text:p>0,6881778264</text:p>
          </table:table-cell>
          <table:table-cell table:style-name="ce118" table:formula="of:=ASIN( - ( [.N103] / [.M103] ) )" office:value-type="float" office:value="0.40171137681769">
            <text:p>0,4017113768</text:p>
          </table:table-cell>
          <table:table-cell table:style-name="ce118" table:formula="of:=[.S103] * ( 180 / 3.14159265359 )" office:value-type="float" office:value="23.0163664740416">
            <text:p>23,016366474</text:p>
          </table:table-cell>
          <table:table-cell table:style-name="ce151" table:formula="of:=-0.03*[.F103]+5" office:value-type="float" office:value="4.28">
            <text:p>4,28</text:p>
          </table:table-cell>
          <table:table-cell table:style-name="ce154" table:formula="of:=0.02*[.F103]-2.9" office:value-type="float" office:value="-2.42">
            <text:p>-2,42</text:p>
          </table:table-cell>
          <table:table-cell/>
          <table:table-cell table:formula="of:=[.X102]" office:value-type="float" office:value="0">
            <text:p>0</text:p>
          </table:table-cell>
          <table:table-cell table:formula="of:=[.Y102]" office:value-type="float" office:value="-0.0065">
            <text:p>-0,0065</text:p>
          </table:table-cell>
          <table:table-cell table:formula="of:=[.Z102]" office:value-type="float" office:value="101325">
            <text:p>101325</text:p>
          </table:table-cell>
          <table:table-cell table:formula="of:=[.AA102]" office:value-type="float" office:value="1.225">
            <text:p>1,225</text:p>
          </table:table-cell>
          <table:table-cell table:formula="of:=[.AB102]" office:value-type="float" office:value="288.15">
            <text:p>288,15</text:p>
          </table:table-cell>
          <table:table-cell table:formula="of:=[.AC102]" office:value-type="float" office:value="1.235">
            <text:p>1,235</text:p>
          </table:table-cell>
          <table:table-cell table:formula="of:=[.AD102]" office:value-type="float" office:value="9.81">
            <text:p>9,81</text:p>
          </table:table-cell>
          <table:table-cell table:formula="of:=[.AE102]" office:value-type="float" office:value="293.15">
            <text:p>293,15</text:p>
          </table:table-cell>
          <table:table-cell table:formula="of:=[.AF102]" office:value-type="float" office:value="100600">
            <text:p>100600</text:p>
          </table:table-cell>
          <table:table-cell table:formula="of:=[.AG102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.2">
            <text:p>11,2</text:p>
          </table:table-cell>
          <table:table-cell office:value-type="float" office:value="975">
            <text:p>975</text:p>
          </table:table-cell>
          <table:table-cell table:formula="of:=[.A104]+273.15" office:value-type="float" office:value="284.35">
            <text:p>284,35</text:p>
          </table:table-cell>
          <table:table-cell table:style-name="ce12" table:formula="of:=[.D103]" office:value-type="float" office:value="0">
            <text:p>0</text:p>
          </table:table-cell>
          <table:table-cell table:style-name="ce12" table:formula="of:=[.E103]-0.26666" office:value-type="float" office:value="3580.93336">
            <text:p>3580,93336</text:p>
          </table:table-cell>
          <table:table-cell table:style-name="ce118" table:formula="of:=[.F103]+8" office:value-type="float" office:value="32">
            <text:p>32</text:p>
          </table:table-cell>
          <table:table-cell table:style-name="ce12" table:formula="of:=[.AB104]+([.B104]*[.Y104])" office:value-type="float" office:value="281.8125">
            <text:p>281,8125</text:p>
          </table:table-cell>
          <table:table-cell table:style-name="ce12" table:formula="of:=[.AA104] * ( ( 1 + ( [.Y104] * ( [.B104] / [.AB104] ) ) ) ^ 4.256 )" office:value-type="float" office:value="1.11437166445817">
            <text:p>1,1143716645</text:p>
          </table:table-cell>
          <table:table-cell table:style-name="ce12" table:formula="of:=( [.H104] * [.G104] ) / [.C104]" office:value-type="float" office:value="1.1044271661337">
            <text:p>1,1044271661</text:p>
          </table:table-cell>
          <table:table-cell table:style-name="ce12" table:formula="of:=[.Z104] * ( ( 1+ ( [.Y104] * ( [.B104] / [.AB104] ) ) ) ^ 5.256 )" office:value-type="float" office:value="90147.1939989479">
            <text:p>90147,1939989479</text:p>
          </table:table-cell>
          <table:table-cell table:style-name="ce12" table:formula="of:=[.K103] + ([.B104]-[.B103])" office:value-type="float" office:value="-638">
            <text:p>-638</text:p>
          </table:table-cell>
          <table:table-cell table:style-name="ce12" table:formula="of:= [.E104] * [.AD104] * COS( [.S104] )" office:value-type="float" office:value="32853.4975171992">
            <text:p>32853,4975171992</text:p>
          </table:table-cell>
          <table:table-cell table:style-name="ce123" table:formula="of:=0.17*[.F104]+51.4" office:value-type="float" office:value="56.84">
            <text:p>56,84</text:p>
          </table:table-cell>
          <table:table-cell table:style-name="ce129" table:formula="of:= ( [.K104] / [.F104] ) * ( ( ( [.C103] + [.C104] ) / 2 ) / ( ( [.G103] + [.G104] ) / 2 ) )" office:value-type="float" office:value="-20.1243436020578">
            <text:p>-20,1243436021</text:p>
          </table:table-cell>
          <table:table-cell table:style-name="ce123" table:formula="of:=0.11*[.F104]+15.45" office:value-type="float" office:value="18.97">
            <text:p>18,97</text:p>
          </table:table-cell>
          <table:table-cell table:style-name="ce138" table:formula="of:= - ( [.E104] * [.AD104] * SIN( [.S104] ) )" office:value-type="float" office:value="-12437.4944790658">
            <text:p>-12437,4944790658</text:p>
          </table:table-cell>
          <table:table-cell table:style-name="ce143" table:formula="of:= - ( ( 2 * [.P104] ) / ( ( ( [.M104] ) ^ 2 ) * [.AG104] * [.I104] ) )" office:value-type="float" office:value="0.248977238743414">
            <text:p>0,2489772387</text:p>
          </table:table-cell>
          <table:table-cell table:style-name="ce148" table:formula="of:= ( ( 2 * [.L104] ) / ( ( ( [.M104] ) ^ 2 ) * [.AG104] * [.I104] ) )" office:value-type="float" office:value="0.657670490520713">
            <text:p>0,6576704905</text:p>
          </table:table-cell>
          <table:table-cell table:style-name="ce118" table:formula="of:=ASIN( - ( [.N104] / [.M104] ) )" office:value-type="float" office:value="0.361900738778032">
            <text:p>0,3619007388</text:p>
          </table:table-cell>
          <table:table-cell table:style-name="ce118" table:formula="of:=[.S104] * ( 180 / 3.14159265359 )" office:value-type="float" office:value="20.7353849346463">
            <text:p>20,7353849346</text:p>
          </table:table-cell>
          <table:table-cell table:style-name="ce151" table:formula="of:=-0.03*[.F104]+5" office:value-type="float" office:value="4.04">
            <text:p>4,04</text:p>
          </table:table-cell>
          <table:table-cell table:style-name="ce154" table:formula="of:=0.02*[.F104]-2.9" office:value-type="float" office:value="-2.26">
            <text:p>-2,26</text:p>
          </table:table-cell>
          <table:table-cell/>
          <table:table-cell table:formula="of:=[.X103]" office:value-type="float" office:value="0">
            <text:p>0</text:p>
          </table:table-cell>
          <table:table-cell table:formula="of:=[.Y103]" office:value-type="float" office:value="-0.0065">
            <text:p>-0,0065</text:p>
          </table:table-cell>
          <table:table-cell table:formula="of:=[.Z103]" office:value-type="float" office:value="101325">
            <text:p>101325</text:p>
          </table:table-cell>
          <table:table-cell table:formula="of:=[.AA103]" office:value-type="float" office:value="1.225">
            <text:p>1,225</text:p>
          </table:table-cell>
          <table:table-cell table:formula="of:=[.AB103]" office:value-type="float" office:value="288.15">
            <text:p>288,15</text:p>
          </table:table-cell>
          <table:table-cell table:formula="of:=[.AC103]" office:value-type="float" office:value="1.235">
            <text:p>1,235</text:p>
          </table:table-cell>
          <table:table-cell table:formula="of:=[.AD103]" office:value-type="float" office:value="9.81">
            <text:p>9,81</text:p>
          </table:table-cell>
          <table:table-cell table:formula="of:=[.AE103]" office:value-type="float" office:value="293.15">
            <text:p>293,15</text:p>
          </table:table-cell>
          <table:table-cell table:formula="of:=[.AF103]" office:value-type="float" office:value="100600">
            <text:p>100600</text:p>
          </table:table-cell>
          <table:table-cell table:formula="of:=[.AG103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1">
            <text:p>11</text:p>
          </table:table-cell>
          <table:table-cell office:value-type="float" office:value="866">
            <text:p>866</text:p>
          </table:table-cell>
          <table:table-cell table:formula="of:=[.A105]+273.15" office:value-type="float" office:value="284.15">
            <text:p>284,15</text:p>
          </table:table-cell>
          <table:table-cell table:style-name="ce12" table:formula="of:=[.D104]" office:value-type="float" office:value="0">
            <text:p>0</text:p>
          </table:table-cell>
          <table:table-cell table:style-name="ce12" table:formula="of:=[.E104]-0.26666" office:value-type="float" office:value="3580.6667">
            <text:p>3580,6667</text:p>
          </table:table-cell>
          <table:table-cell table:style-name="ce118" table:formula="of:=[.F104]+8" office:value-type="float" office:value="40">
            <text:p>40</text:p>
          </table:table-cell>
          <table:table-cell table:style-name="ce12" table:formula="of:=[.AB105]+([.B105]*[.Y105])" office:value-type="float" office:value="282.521">
            <text:p>282,521</text:p>
          </table:table-cell>
          <table:table-cell table:style-name="ce12" table:formula="of:=[.AA105] * ( ( 1 + ( [.Y105] * ( [.B105] / [.AB105] ) ) ) ^ 4.256 )" office:value-type="float" office:value="1.12634426627926">
            <text:p>1,1263442663</text:p>
          </table:table-cell>
          <table:table-cell table:style-name="ce12" table:formula="of:=( [.H105] * [.G105] ) / [.C105]" office:value-type="float" office:value="1.11988706124752">
            <text:p>1,1198870612</text:p>
          </table:table-cell>
          <table:table-cell table:style-name="ce12" table:formula="of:=[.Z105] * ( ( 1+ ( [.Y105] * ( [.B105] / [.AB105] ) ) ) ^ 5.256 )" office:value-type="float" office:value="91344.7911527067">
            <text:p>91344,7911527067</text:p>
          </table:table-cell>
          <table:table-cell table:style-name="ce12" table:formula="of:=[.K104] + ([.B105]-[.B104])" office:value-type="float" office:value="-747">
            <text:p>-747</text:p>
          </table:table-cell>
          <table:table-cell table:style-name="ce12" table:formula="of:= [.E105] * [.AD105] * COS( [.S105] )" office:value-type="float" office:value="33240.5897156545">
            <text:p>33240,5897156545</text:p>
          </table:table-cell>
          <table:table-cell table:style-name="ce123" table:formula="of:=0.17*[.F105]+51.4" office:value-type="float" office:value="58.2">
            <text:p>58,2</text:p>
          </table:table-cell>
          <table:table-cell table:style-name="ce129" table:formula="of:= ( [.K105] / [.F105] ) * ( ( ( [.C104] + [.C105] ) / 2 ) / ( ( [.G104] + [.G105] ) / 2 ) )" office:value-type="float" office:value="-18.8128783777678">
            <text:p>-18,8128783778</text:p>
          </table:table-cell>
          <table:table-cell table:style-name="ce123" table:formula="of:=0.11*[.F105]+15.45" office:value-type="float" office:value="19.85">
            <text:p>19,85</text:p>
          </table:table-cell>
          <table:table-cell table:style-name="ce138" table:formula="of:= - ( [.E105] * [.AD105] * SIN( [.S105] ) )" office:value-type="float" office:value="-11354.4255743631">
            <text:p>-11354,4255743631</text:p>
          </table:table-cell>
          <table:table-cell table:style-name="ce143" table:formula="of:= - ( ( 2 * [.P105] ) / ( ( ( [.M105] ) ^ 2 ) * [.AG105] * [.I105] ) )" office:value-type="float" office:value="0.213804546421465">
            <text:p>0,2138045464</text:p>
          </table:table-cell>
          <table:table-cell table:style-name="ce148" table:formula="of:= ( ( 2 * [.L105] ) / ( ( ( [.M105] ) ^ 2 ) * [.AG105] * [.I105] ) )" office:value-type="float" office:value="0.625922391264273">
            <text:p>0,6259223913</text:p>
          </table:table-cell>
          <table:table-cell table:style-name="ce118" table:formula="of:=ASIN( - ( [.N105] / [.M105] ) )" office:value-type="float" office:value="0.329156929513996">
            <text:p>0,3291569295</text:p>
          </table:table-cell>
          <table:table-cell table:style-name="ce118" table:formula="of:=[.S105] * ( 180 / 3.14159265359 )" office:value-type="float" office:value="18.8593028586358">
            <text:p>18,8593028586</text:p>
          </table:table-cell>
          <table:table-cell table:style-name="ce151" table:formula="of:=-0.03*[.F105]+5" office:value-type="float" office:value="3.8">
            <text:p>3,8</text:p>
          </table:table-cell>
          <table:table-cell table:style-name="ce154" table:formula="of:=0.02*[.F105]-2.9" office:value-type="float" office:value="-2.1">
            <text:p>-2,1</text:p>
          </table:table-cell>
          <table:table-cell/>
          <table:table-cell table:formula="of:=[.X104]" office:value-type="float" office:value="0">
            <text:p>0</text:p>
          </table:table-cell>
          <table:table-cell table:formula="of:=[.Y104]" office:value-type="float" office:value="-0.0065">
            <text:p>-0,0065</text:p>
          </table:table-cell>
          <table:table-cell table:formula="of:=[.Z104]" office:value-type="float" office:value="101325">
            <text:p>101325</text:p>
          </table:table-cell>
          <table:table-cell table:formula="of:=[.AA104]" office:value-type="float" office:value="1.225">
            <text:p>1,225</text:p>
          </table:table-cell>
          <table:table-cell table:formula="of:=[.AB104]" office:value-type="float" office:value="288.15">
            <text:p>288,15</text:p>
          </table:table-cell>
          <table:table-cell table:formula="of:=[.AC104]" office:value-type="float" office:value="1.235">
            <text:p>1,235</text:p>
          </table:table-cell>
          <table:table-cell table:formula="of:=[.AD104]" office:value-type="float" office:value="9.81">
            <text:p>9,81</text:p>
          </table:table-cell>
          <table:table-cell table:formula="of:=[.AE104]" office:value-type="float" office:value="293.15">
            <text:p>293,15</text:p>
          </table:table-cell>
          <table:table-cell table:formula="of:=[.AF104]" office:value-type="float" office:value="100600">
            <text:p>100600</text:p>
          </table:table-cell>
          <table:table-cell table:formula="of:=[.AG104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9.7">
            <text:p>9,7</text:p>
          </table:table-cell>
          <table:table-cell office:value-type="float" office:value="759">
            <text:p>759</text:p>
          </table:table-cell>
          <table:table-cell table:formula="of:=[.A106]+273.15" office:value-type="float" office:value="282.85">
            <text:p>282,85</text:p>
          </table:table-cell>
          <table:table-cell table:style-name="ce12" table:formula="of:=[.D105]" office:value-type="float" office:value="0">
            <text:p>0</text:p>
          </table:table-cell>
          <table:table-cell table:style-name="ce12" table:formula="of:=[.E105]-0.26666" office:value-type="float" office:value="3580.40004">
            <text:p>3580,40004</text:p>
          </table:table-cell>
          <table:table-cell table:style-name="ce118" table:formula="of:=[.F105]+8" office:value-type="float" office:value="48">
            <text:p>48</text:p>
          </table:table-cell>
          <table:table-cell table:style-name="ce12" table:formula="of:=[.AB106]+([.B106]*[.Y106])" office:value-type="float" office:value="283.2165">
            <text:p>283,2165</text:p>
          </table:table-cell>
          <table:table-cell table:style-name="ce12" table:formula="of:=[.AA106] * ( ( 1 + ( [.Y106] * ( [.B106] / [.AB106] ) ) ) ^ 4.256 )" office:value-type="float" office:value="1.13819265922962">
            <text:p>1,1381926592</text:p>
          </table:table-cell>
          <table:table-cell table:style-name="ce12" table:formula="of:=( [.H106] * [.G106] ) / [.C106]" office:value-type="float" office:value="1.13966746074848">
            <text:p>1,1396674607</text:p>
          </table:table-cell>
          <table:table-cell table:style-name="ce12" table:formula="of:=[.Z106] * ( ( 1+ ( [.Y106] * ( [.B106] / [.AB106] ) ) ) ^ 5.256 )" office:value-type="float" office:value="92532.9124200675">
            <text:p>92532,9124200675</text:p>
          </table:table-cell>
          <table:table-cell table:style-name="ce12" table:formula="of:=[.K105] + ([.B106]-[.B105])" office:value-type="float" office:value="-854">
            <text:p>-854</text:p>
          </table:table-cell>
          <table:table-cell table:style-name="ce12" table:formula="of:= [.E106] * [.AD106] * COS( [.S106] )" office:value-type="float" office:value="33512.6831843175">
            <text:p>33512,6831843175</text:p>
          </table:table-cell>
          <table:table-cell table:style-name="ce123" table:formula="of:=0.17*[.F106]+51.4" office:value-type="float" office:value="59.56">
            <text:p>59,56</text:p>
          </table:table-cell>
          <table:table-cell table:style-name="ce129" table:formula="of:= ( [.K106] / [.F106] ) * ( ( ( [.C105] + [.C106] ) / 2 ) / ( ( [.G105] + [.G106] ) / 2 ) )" office:value-type="float" office:value="-17.8313705561325">
            <text:p>-17,8313705561</text:p>
          </table:table-cell>
          <table:table-cell table:style-name="ce123" table:formula="of:=0.11*[.F106]+15.45" office:value-type="float" office:value="20.73">
            <text:p>20,73</text:p>
          </table:table-cell>
          <table:table-cell table:style-name="ce138" table:formula="of:= - ( [.E106] * [.AD106] * SIN( [.S106] ) )" office:value-type="float" office:value="-10515.5162013491">
            <text:p>-10515,5162013491</text:p>
          </table:table-cell>
          <table:table-cell table:style-name="ce143" table:formula="of:= - ( ( 2 * [.P106] ) / ( ( ( [.M106] ) ^ 2 ) * [.AG106] * [.I106] ) )" office:value-type="float" office:value="0.18578687693266">
            <text:p>0,1857868769</text:p>
          </table:table-cell>
          <table:table-cell table:style-name="ce148" table:formula="of:= ( ( 2 * [.L106] ) / ( ( ( [.M106] ) ^ 2 ) * [.AG106] * [.I106] ) )" office:value-type="float" office:value="0.592098060354775">
            <text:p>0,5920980604</text:p>
          </table:table-cell>
          <table:table-cell table:style-name="ce118" table:formula="of:=ASIN( - ( [.N106] / [.M106] ) )" office:value-type="float" office:value="0.304048023366082">
            <text:p>0,3040480234</text:p>
          </table:table-cell>
          <table:table-cell table:style-name="ce118" table:formula="of:=[.S106] * ( 180 / 3.14159265359 )" office:value-type="float" office:value="17.4206685081704">
            <text:p>17,4206685082</text:p>
          </table:table-cell>
          <table:table-cell table:style-name="ce151" table:formula="of:=-0.03*[.F106]+5" office:value-type="float" office:value="3.56">
            <text:p>3,56</text:p>
          </table:table-cell>
          <table:table-cell table:style-name="ce154" table:formula="of:=0.02*[.F106]-2.9" office:value-type="float" office:value="-1.94">
            <text:p>-1,94</text:p>
          </table:table-cell>
          <table:table-cell/>
          <table:table-cell table:formula="of:=[.X105]" office:value-type="float" office:value="0">
            <text:p>0</text:p>
          </table:table-cell>
          <table:table-cell table:formula="of:=[.Y105]" office:value-type="float" office:value="-0.0065">
            <text:p>-0,0065</text:p>
          </table:table-cell>
          <table:table-cell table:formula="of:=[.Z105]" office:value-type="float" office:value="101325">
            <text:p>101325</text:p>
          </table:table-cell>
          <table:table-cell table:formula="of:=[.AA105]" office:value-type="float" office:value="1.225">
            <text:p>1,225</text:p>
          </table:table-cell>
          <table:table-cell table:formula="of:=[.AB105]" office:value-type="float" office:value="288.15">
            <text:p>288,15</text:p>
          </table:table-cell>
          <table:table-cell table:formula="of:=[.AC105]" office:value-type="float" office:value="1.235">
            <text:p>1,235</text:p>
          </table:table-cell>
          <table:table-cell table:formula="of:=[.AD105]" office:value-type="float" office:value="9.81">
            <text:p>9,81</text:p>
          </table:table-cell>
          <table:table-cell table:formula="of:=[.AE105]" office:value-type="float" office:value="293.15">
            <text:p>293,15</text:p>
          </table:table-cell>
          <table:table-cell table:formula="of:=[.AF105]" office:value-type="float" office:value="100600">
            <text:p>100600</text:p>
          </table:table-cell>
          <table:table-cell table:formula="of:=[.AG105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7.4">
            <text:p>7,4</text:p>
          </table:table-cell>
          <table:table-cell table:style-name="ce12" office:value-type="float" office:value="718">
            <text:p>718</text:p>
          </table:table-cell>
          <table:table-cell table:style-name="ce12" table:formula="of:=[.A107]+273.15" office:value-type="float" office:value="280.55">
            <text:p>280,55</text:p>
          </table:table-cell>
          <table:table-cell table:style-name="ce12" table:formula="of:=[.D106]" office:value-type="float" office:value="0">
            <text:p>0</text:p>
          </table:table-cell>
          <table:table-cell table:style-name="ce12" table:formula="of:=[.E106]-0.26666" office:value-type="float" office:value="3580.13338">
            <text:p>3580,13338</text:p>
          </table:table-cell>
          <table:table-cell table:style-name="ce118" table:formula="of:=[.F106]+8" office:value-type="float" office:value="56">
            <text:p>56</text:p>
          </table:table-cell>
          <table:table-cell table:style-name="ce12" table:formula="of:=[.AB107]+([.B107]*[.Y107])" office:value-type="float" office:value="283.483">
            <text:p>283,483</text:p>
          </table:table-cell>
          <table:table-cell table:style-name="ce12" table:formula="of:=[.AA107] * ( ( 1 + ( [.Y107] * ( [.B107] / [.AB107] ) ) ) ^ 4.256 )" office:value-type="float" office:value="1.14275787514232">
            <text:p>1,1427578751</text:p>
          </table:table-cell>
          <table:table-cell table:style-name="ce12" table:formula="of:=( [.H107] * [.G107] ) / [.C107]" office:value-type="float" office:value="1.15470479671705">
            <text:p>1,1547047967</text:p>
          </table:table-cell>
          <table:table-cell table:style-name="ce12" table:formula="of:=[.Z107] * ( ( 1+ ( [.Y107] * ( [.B107] / [.AB107] ) ) ) ^ 5.256 )" office:value-type="float" office:value="92991.4763571964">
            <text:p>92991,4763571964</text:p>
          </table:table-cell>
          <table:table-cell table:style-name="ce12" table:formula="of:=[.K106] + ([.B107]-[.B106])" office:value-type="float" office:value="-895">
            <text:p>-895</text:p>
          </table:table-cell>
          <table:table-cell table:style-name="ce12" table:formula="of:= [.E107] * [.AD107] * COS( [.S107] )" office:value-type="float" office:value="33905.4873674618">
            <text:p>33905,4873674618</text:p>
          </table:table-cell>
          <table:table-cell table:style-name="ce123" table:formula="of:=0.17*[.F107]+51.4" office:value-type="float" office:value="60.92">
            <text:p>60,92</text:p>
          </table:table-cell>
          <table:table-cell table:style-name="ce129" table:formula="of:= ( [.K107] / [.F107] ) * ( ( ( [.C106] + [.C107] ) / 2 ) / ( ( [.G106] + [.G107] ) / 2 ) )" office:value-type="float" office:value="-15.8890898716415">
            <text:p>-15,8890898716</text:p>
          </table:table-cell>
          <table:table-cell table:style-name="ce123" table:formula="of:=0.11*[.F107]+15.45" office:value-type="float" office:value="21.61">
            <text:p>21,61</text:p>
          </table:table-cell>
          <table:table-cell table:style-name="ce138" table:formula="of:= - ( [.E107] * [.AD107] * SIN( [.S107] ) )" office:value-type="float" office:value="-9160.2503065931">
            <text:p>-9160,2503065931</text:p>
          </table:table-cell>
          <table:table-cell table:style-name="ce143" table:formula="of:= - ( ( 2 * [.P107] ) / ( ( ( [.M107] ) ^ 2 ) * [.AG107] * [.I107] ) )" office:value-type="float" office:value="0.152682248188364">
            <text:p>0,1526822482</text:p>
          </table:table-cell>
          <table:table-cell table:style-name="ce148" table:formula="of:= ( ( 2 * [.L107] ) / ( ( ( [.M107] ) ^ 2 ) * [.AG107] * [.I107] ) )" office:value-type="float" office:value="0.565133687827313">
            <text:p>0,5651336878</text:p>
          </table:table-cell>
          <table:table-cell table:style-name="ce118" table:formula="of:=ASIN( - ( [.N107] / [.M107] ) )" office:value-type="float" office:value="0.263870408260021">
            <text:p>0,2638704083</text:p>
          </table:table-cell>
          <table:table-cell table:style-name="ce118" table:formula="of:=[.S107] * ( 180 / 3.14159265359 )" office:value-type="float" office:value="15.1186607316922">
            <text:p>15,1186607317</text:p>
          </table:table-cell>
          <table:table-cell table:style-name="ce151" table:formula="of:=-0.03*[.F107]+5" office:value-type="float" office:value="3.32">
            <text:p>3,32</text:p>
          </table:table-cell>
          <table:table-cell table:style-name="ce154" table:formula="of:=0.02*[.F107]-2.9" office:value-type="float" office:value="-1.78">
            <text:p>-1,78</text:p>
          </table:table-cell>
          <table:table-cell/>
          <table:table-cell table:formula="of:=[.X106]" office:value-type="float" office:value="0">
            <text:p>0</text:p>
          </table:table-cell>
          <table:table-cell table:formula="of:=[.Y106]" office:value-type="float" office:value="-0.0065">
            <text:p>-0,0065</text:p>
          </table:table-cell>
          <table:table-cell table:formula="of:=[.Z106]" office:value-type="float" office:value="101325">
            <text:p>101325</text:p>
          </table:table-cell>
          <table:table-cell table:formula="of:=[.AA106]" office:value-type="float" office:value="1.225">
            <text:p>1,225</text:p>
          </table:table-cell>
          <table:table-cell table:formula="of:=[.AB106]" office:value-type="float" office:value="288.15">
            <text:p>288,15</text:p>
          </table:table-cell>
          <table:table-cell table:formula="of:=[.AC106]" office:value-type="float" office:value="1.235">
            <text:p>1,235</text:p>
          </table:table-cell>
          <table:table-cell table:formula="of:=[.AD106]" office:value-type="float" office:value="9.81">
            <text:p>9,81</text:p>
          </table:table-cell>
          <table:table-cell table:formula="of:=[.AE106]" office:value-type="float" office:value="293.15">
            <text:p>293,15</text:p>
          </table:table-cell>
          <table:table-cell table:formula="of:=[.AF106]" office:value-type="float" office:value="100600">
            <text:p>100600</text:p>
          </table:table-cell>
          <table:table-cell table:formula="of:=[.AG106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6.1">
            <text:p>6,1</text:p>
          </table:table-cell>
          <table:table-cell office:value-type="float" office:value="689">
            <text:p>689</text:p>
          </table:table-cell>
          <table:table-cell table:formula="of:=[.A108]+273.15" office:value-type="float" office:value="279.25">
            <text:p>279,25</text:p>
          </table:table-cell>
          <table:table-cell table:style-name="ce12" table:formula="of:=[.D107]" office:value-type="float" office:value="0">
            <text:p>0</text:p>
          </table:table-cell>
          <table:table-cell table:style-name="ce12" table:formula="of:=[.E107]-0.26666" office:value-type="float" office:value="3579.86672">
            <text:p>3579,86672</text:p>
          </table:table-cell>
          <table:table-cell table:style-name="ce118" table:formula="of:=[.F107]+8" office:value-type="float" office:value="64">
            <text:p>64</text:p>
          </table:table-cell>
          <table:table-cell table:style-name="ce12" table:formula="of:=[.AB108]+([.B108]*[.Y108])" office:value-type="float" office:value="283.6715">
            <text:p>283,6715</text:p>
          </table:table-cell>
          <table:table-cell table:style-name="ce12" table:formula="of:=[.AA108] * ( ( 1 + ( [.Y108] * ( [.B108] / [.AB108] ) ) ) ^ 4.256 )" office:value-type="float" office:value="1.1459953789858">
            <text:p>1,145995379</text:p>
          </table:table-cell>
          <table:table-cell table:style-name="ce12" table:formula="of:=( [.H108] * [.G108] ) / [.C108]" office:value-type="float" office:value="1.16414047681278">
            <text:p>1,1641404768</text:p>
          </table:table-cell>
          <table:table-cell table:style-name="ce12" table:formula="of:=[.Z108] * ( ( 1+ ( [.Y108] * ( [.B108] / [.AB108] ) ) ) ^ 5.256 )" office:value-type="float" office:value="93316.9361685792">
            <text:p>93316,9361685792</text:p>
          </table:table-cell>
          <table:table-cell table:style-name="ce12" table:formula="of:=[.K107] + ([.B108]-[.B107])" office:value-type="float" office:value="-924">
            <text:p>-924</text:p>
          </table:table-cell>
          <table:table-cell table:style-name="ce12" table:formula="of:= [.E108] * [.AD108] * COS( [.S108] )" office:value-type="float" office:value="34186.8379886325">
            <text:p>34186,8379886325</text:p>
          </table:table-cell>
          <table:table-cell table:style-name="ce123" table:formula="of:=0.17*[.F108]+51.4" office:value-type="float" office:value="62.28">
            <text:p>62,28</text:p>
          </table:table-cell>
          <table:table-cell table:style-name="ce129" table:formula="of:= ( [.K108] / [.F108] ) * ( ( ( [.C107] + [.C108] ) / 2 ) / ( ( [.G107] + [.G108] ) / 2 ) )" office:value-type="float" office:value="-14.2502836528671">
            <text:p>-14,2502836529</text:p>
          </table:table-cell>
          <table:table-cell table:style-name="ce123" table:formula="of:=0.11*[.F108]+15.45" office:value-type="float" office:value="22.49">
            <text:p>22,49</text:p>
          </table:table-cell>
          <table:table-cell table:style-name="ce138" table:formula="of:= - ( [.E108] * [.AD108] * SIN( [.S108] ) )" office:value-type="float" office:value="-8035.46049962575">
            <text:p>-8035,4604996258</text:p>
          </table:table-cell>
          <table:table-cell table:style-name="ce143" table:formula="of:= - ( ( 2 * [.P108] ) / ( ( ( [.M108] ) ^ 2 ) * [.AG108] * [.I108] ) )" office:value-type="float" office:value="0.127110122508425">
            <text:p>0,1271101225</text:p>
          </table:table-cell>
          <table:table-cell table:style-name="ce148" table:formula="of:= ( ( 2 * [.L108] ) / ( ( ( [.M108] ) ^ 2 ) * [.AG108] * [.I108] ) )" office:value-type="float" office:value="0.540789562105762">
            <text:p>0,5407895621</text:p>
          </table:table-cell>
          <table:table-cell table:style-name="ce118" table:formula="of:=ASIN( - ( [.N108] / [.M108] ) )" office:value-type="float" office:value="0.230855025265403">
            <text:p>0,2308550253</text:p>
          </table:table-cell>
          <table:table-cell table:style-name="ce118" table:formula="of:=[.S108] * ( 180 / 3.14159265359 )" office:value-type="float" office:value="13.2270186270927">
            <text:p>13,2270186271</text:p>
          </table:table-cell>
          <table:table-cell table:style-name="ce151" table:formula="of:=-0.03*[.F108]+5" office:value-type="float" office:value="3.08">
            <text:p>3,08</text:p>
          </table:table-cell>
          <table:table-cell table:style-name="ce154" table:formula="of:=0.02*[.F108]-2.9" office:value-type="float" office:value="-1.62">
            <text:p>-1,62</text:p>
          </table:table-cell>
          <table:table-cell/>
          <table:table-cell table:formula="of:=[.X107]" office:value-type="float" office:value="0">
            <text:p>0</text:p>
          </table:table-cell>
          <table:table-cell table:formula="of:=[.Y107]" office:value-type="float" office:value="-0.0065">
            <text:p>-0,0065</text:p>
          </table:table-cell>
          <table:table-cell table:formula="of:=[.Z107]" office:value-type="float" office:value="101325">
            <text:p>101325</text:p>
          </table:table-cell>
          <table:table-cell table:formula="of:=[.AA107]" office:value-type="float" office:value="1.225">
            <text:p>1,225</text:p>
          </table:table-cell>
          <table:table-cell table:formula="of:=[.AB107]" office:value-type="float" office:value="288.15">
            <text:p>288,15</text:p>
          </table:table-cell>
          <table:table-cell table:formula="of:=[.AC107]" office:value-type="float" office:value="1.235">
            <text:p>1,235</text:p>
          </table:table-cell>
          <table:table-cell table:formula="of:=[.AD107]" office:value-type="float" office:value="9.81">
            <text:p>9,81</text:p>
          </table:table-cell>
          <table:table-cell table:formula="of:=[.AE107]" office:value-type="float" office:value="293.15">
            <text:p>293,15</text:p>
          </table:table-cell>
          <table:table-cell table:formula="of:=[.AF107]" office:value-type="float" office:value="100600">
            <text:p>100600</text:p>
          </table:table-cell>
          <table:table-cell table:formula="of:=[.AG107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4.5">
            <text:p>4,5</text:p>
          </table:table-cell>
          <table:table-cell office:value-type="float" office:value="646">
            <text:p>646</text:p>
          </table:table-cell>
          <table:table-cell table:formula="of:=[.A109]+273.15" office:value-type="float" office:value="277.65">
            <text:p>277,65</text:p>
          </table:table-cell>
          <table:table-cell table:style-name="ce12" table:formula="of:=[.D108]" office:value-type="float" office:value="0">
            <text:p>0</text:p>
          </table:table-cell>
          <table:table-cell table:style-name="ce12" table:formula="of:=[.E108]-0.26666" office:value-type="float" office:value="3579.60006">
            <text:p>3579,60006</text:p>
          </table:table-cell>
          <table:table-cell table:style-name="ce118" table:formula="of:=[.F108]+8" office:value-type="float" office:value="72">
            <text:p>72</text:p>
          </table:table-cell>
          <table:table-cell table:style-name="ce12" table:formula="of:=[.AB109]+([.B109]*[.Y109])" office:value-type="float" office:value="283.951">
            <text:p>283,951</text:p>
          </table:table-cell>
          <table:table-cell table:style-name="ce12" table:formula="of:=[.AA109] * ( ( 1 + ( [.Y109] * ( [.B109] / [.AB109] ) ) ) ^ 4.256 )" office:value-type="float" office:value="1.15080872612745">
            <text:p>1,1508087261</text:p>
          </table:table-cell>
          <table:table-cell table:style-name="ce12" table:formula="of:=( [.H109] * [.G109] ) / [.C109]" office:value-type="float" office:value="1.1769252245367">
            <text:p>1,1769252245</text:p>
          </table:table-cell>
          <table:table-cell table:style-name="ce12" table:formula="of:=[.Z109] * ( ( 1+ ( [.Y109] * ( [.B109] / [.AB109] ) ) ) ^ 5.256 )" office:value-type="float" office:value="93801.2117176687">
            <text:p>93801,2117176687</text:p>
          </table:table-cell>
          <table:table-cell table:style-name="ce12" table:formula="of:=[.K108] + ([.B109]-[.B108])" office:value-type="float" office:value="-967">
            <text:p>-967</text:p>
          </table:table-cell>
          <table:table-cell table:style-name="ce12" table:formula="of:= [.E109] * [.AD109] * COS( [.S109] )" office:value-type="float" office:value="34354.9063364377">
            <text:p>34354,9063364377</text:p>
          </table:table-cell>
          <table:table-cell table:style-name="ce123" table:formula="of:=0.17*[.F109]+51.4" office:value-type="float" office:value="63.64">
            <text:p>63,64</text:p>
          </table:table-cell>
          <table:table-cell table:style-name="ce129" table:formula="of:= ( [.K109] / [.F109] ) * ( ( ( [.C108] + [.C109] ) / 2 ) / ( ( [.G108] + [.G109] ) / 2 ) )" office:value-type="float" office:value="-13.1768497353239">
            <text:p>-13,1768497353</text:p>
          </table:table-cell>
          <table:table-cell table:style-name="ce123" table:formula="of:=0.11*[.F109]+15.45" office:value-type="float" office:value="23.37">
            <text:p>23,37</text:p>
          </table:table-cell>
          <table:table-cell table:style-name="ce138" table:formula="of:= - ( [.E109] * [.AD109] * SIN( [.S109] ) )" office:value-type="float" office:value="-7270.84583802893">
            <text:p>-7270,8458380289</text:p>
          </table:table-cell>
          <table:table-cell table:style-name="ce143" table:formula="of:= - ( ( 2 * [.P109] ) / ( ( ( [.M109] ) ^ 2 ) * [.AG109] * [.I109] ) )" office:value-type="float" office:value="0.108955131170198">
            <text:p>0,1089551312</text:p>
          </table:table-cell>
          <table:table-cell table:style-name="ce148" table:formula="of:= ( ( 2 * [.L109] ) / ( ( ( [.M109] ) ^ 2 ) * [.AG109] * [.I109] ) )" office:value-type="float" office:value="0.514815388692268">
            <text:p>0,5148153887</text:p>
          </table:table-cell>
          <table:table-cell table:style-name="ce118" table:formula="of:=ASIN( - ( [.N109] / [.M109] ) )" office:value-type="float" office:value="0.208561666384204">
            <text:p>0,2085616664</text:p>
          </table:table-cell>
          <table:table-cell table:style-name="ce118" table:formula="of:=[.S109] * ( 180 / 3.14159265359 )" office:value-type="float" office:value="11.9497032520296">
            <text:p>11,949703252</text:p>
          </table:table-cell>
          <table:table-cell table:style-name="ce151" table:formula="of:=-0.03*[.F109]+5" office:value-type="float" office:value="2.84">
            <text:p>2,84</text:p>
          </table:table-cell>
          <table:table-cell table:style-name="ce154" table:formula="of:=0.02*[.F109]-2.9" office:value-type="float" office:value="-1.46">
            <text:p>-1,46</text:p>
          </table:table-cell>
          <table:table-cell/>
          <table:table-cell table:formula="of:=[.X108]" office:value-type="float" office:value="0">
            <text:p>0</text:p>
          </table:table-cell>
          <table:table-cell table:formula="of:=[.Y108]" office:value-type="float" office:value="-0.0065">
            <text:p>-0,0065</text:p>
          </table:table-cell>
          <table:table-cell table:formula="of:=[.Z108]" office:value-type="float" office:value="101325">
            <text:p>101325</text:p>
          </table:table-cell>
          <table:table-cell table:formula="of:=[.AA108]" office:value-type="float" office:value="1.225">
            <text:p>1,225</text:p>
          </table:table-cell>
          <table:table-cell table:formula="of:=[.AB108]" office:value-type="float" office:value="288.15">
            <text:p>288,15</text:p>
          </table:table-cell>
          <table:table-cell table:formula="of:=[.AC108]" office:value-type="float" office:value="1.235">
            <text:p>1,235</text:p>
          </table:table-cell>
          <table:table-cell table:formula="of:=[.AD108]" office:value-type="float" office:value="9.81">
            <text:p>9,81</text:p>
          </table:table-cell>
          <table:table-cell table:formula="of:=[.AE108]" office:value-type="float" office:value="293.15">
            <text:p>293,15</text:p>
          </table:table-cell>
          <table:table-cell table:formula="of:=[.AF108]" office:value-type="float" office:value="100600">
            <text:p>100600</text:p>
          </table:table-cell>
          <table:table-cell table:formula="of:=[.AG108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.3">
            <text:p>1,3</text:p>
          </table:table-cell>
          <table:table-cell office:value-type="float" office:value="588">
            <text:p>588</text:p>
          </table:table-cell>
          <table:table-cell table:formula="of:=[.A110]+273.15" office:value-type="float" office:value="274.45">
            <text:p>274,45</text:p>
          </table:table-cell>
          <table:table-cell table:style-name="ce12" table:formula="of:=[.D109]" office:value-type="float" office:value="0">
            <text:p>0</text:p>
          </table:table-cell>
          <table:table-cell table:style-name="ce12" table:formula="of:=[.E109]-0.26666" office:value-type="float" office:value="3579.3334">
            <text:p>3579,3334</text:p>
          </table:table-cell>
          <table:table-cell table:style-name="ce118" table:formula="of:=[.F109]+8" office:value-type="float" office:value="80">
            <text:p>80</text:p>
          </table:table-cell>
          <table:table-cell table:style-name="ce12" table:formula="of:=[.AB110]+([.B110]*[.Y110])" office:value-type="float" office:value="284.328">
            <text:p>284,328</text:p>
          </table:table-cell>
          <table:table-cell table:style-name="ce12" table:formula="of:=[.AA110] * ( ( 1 + ( [.Y110] * ( [.B110] / [.AB110] ) ) ) ^ 4.256 )" office:value-type="float" office:value="1.15732563063249">
            <text:p>1,1573256306</text:p>
          </table:table-cell>
          <table:table-cell table:style-name="ce12" table:formula="of:=( [.H110] * [.G110] ) / [.C110]" office:value-type="float" office:value="1.19898007617589">
            <text:p>1,1989800762</text:p>
          </table:table-cell>
          <table:table-cell table:style-name="ce12" table:formula="of:=[.Z110] * ( ( 1+ ( [.Y110] * ( [.B110] / [.AB110] ) ) ) ^ 5.256 )" office:value-type="float" office:value="94457.6423112211">
            <text:p>94457,6423112211</text:p>
          </table:table-cell>
          <table:table-cell table:style-name="ce12" table:formula="of:=[.K109] + ([.B110]-[.B109])" office:value-type="float" office:value="-1025">
            <text:p>-1025</text:p>
          </table:table-cell>
          <table:table-cell table:style-name="ce12" table:formula="of:= [.E110] * [.AD110] * COS( [.S110] )" office:value-type="float" office:value="34463.3821471073">
            <text:p>34463,3821471073</text:p>
          </table:table-cell>
          <table:table-cell table:style-name="ce123" table:formula="of:=0.17*[.F110]+51.4" office:value-type="float" office:value="65">
            <text:p>65</text:p>
          </table:table-cell>
          <table:table-cell table:style-name="ce129" table:formula="of:= ( [.K110] / [.F110] ) * ( ( ( [.C109] + [.C110] ) / 2 ) / ( ( [.G109] + [.G110] ) / 2 ) )" office:value-type="float" office:value="-12.4477259409551">
            <text:p>-12,447725941</text:p>
          </table:table-cell>
          <table:table-cell table:style-name="ce123" table:formula="of:=0.11*[.F110]+15.45" office:value-type="float" office:value="24.25">
            <text:p>24,25</text:p>
          </table:table-cell>
          <table:table-cell table:style-name="ce138" table:formula="of:= - ( [.E110] * [.AD110] * SIN( [.S110] ) )" office:value-type="float" office:value="-6724.31146945096">
            <text:p>-6724,311469451</text:p>
          </table:table-cell>
          <table:table-cell table:style-name="ce143" table:formula="of:= - ( ( 2 * [.P110] ) / ( ( ( [.M110] ) ^ 2 ) * [.AG110] * [.I110] ) )" office:value-type="float" office:value="0.0948158857292597">
            <text:p>0,0948158857</text:p>
          </table:table-cell>
          <table:table-cell table:style-name="ce148" table:formula="of:= ( ( 2 * [.L110] ) / ( ( ( [.M110] ) ^ 2 ) * [.AG110] * [.I110] ) )" office:value-type="float" office:value="0.485949545667126">
            <text:p>0,4859495457</text:p>
          </table:table-cell>
          <table:table-cell table:style-name="ce118" table:formula="of:=ASIN( - ( [.N110] / [.M110] ) )" office:value-type="float" office:value="0.192693745451763">
            <text:p>0,1926937455</text:p>
          </table:table-cell>
          <table:table-cell table:style-name="ce118" table:formula="of:=[.S110] * ( 180 / 3.14159265359 )" office:value-type="float" office:value="11.0405383529535">
            <text:p>11,040538353</text:p>
          </table:table-cell>
          <table:table-cell table:style-name="ce151" table:formula="of:=-0.03*[.F110]+5" office:value-type="float" office:value="2.6">
            <text:p>2,6</text:p>
          </table:table-cell>
          <table:table-cell table:style-name="ce154" table:formula="of:=0.02*[.F110]-2.9" office:value-type="float" office:value="-1.3">
            <text:p>-1,3</text:p>
          </table:table-cell>
          <table:table-cell/>
          <table:table-cell table:formula="of:=[.X109]" office:value-type="float" office:value="0">
            <text:p>0</text:p>
          </table:table-cell>
          <table:table-cell table:formula="of:=[.Y109]" office:value-type="float" office:value="-0.0065">
            <text:p>-0,0065</text:p>
          </table:table-cell>
          <table:table-cell table:formula="of:=[.Z109]" office:value-type="float" office:value="101325">
            <text:p>101325</text:p>
          </table:table-cell>
          <table:table-cell table:formula="of:=[.AA109]" office:value-type="float" office:value="1.225">
            <text:p>1,225</text:p>
          </table:table-cell>
          <table:table-cell table:formula="of:=[.AB109]" office:value-type="float" office:value="288.15">
            <text:p>288,15</text:p>
          </table:table-cell>
          <table:table-cell table:formula="of:=[.AC109]" office:value-type="float" office:value="1.235">
            <text:p>1,235</text:p>
          </table:table-cell>
          <table:table-cell table:formula="of:=[.AD109]" office:value-type="float" office:value="9.81">
            <text:p>9,81</text:p>
          </table:table-cell>
          <table:table-cell table:formula="of:=[.AE109]" office:value-type="float" office:value="293.15">
            <text:p>293,15</text:p>
          </table:table-cell>
          <table:table-cell table:formula="of:=[.AF109]" office:value-type="float" office:value="100600">
            <text:p>100600</text:p>
          </table:table-cell>
          <table:table-cell table:formula="of:=[.AG109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0.6">
            <text:p>0,6</text:p>
          </table:table-cell>
          <table:table-cell office:value-type="float" office:value="550">
            <text:p>550</text:p>
          </table:table-cell>
          <table:table-cell table:formula="of:=[.A111]+273.15" office:value-type="float" office:value="273.75">
            <text:p>273,75</text:p>
          </table:table-cell>
          <table:table-cell table:style-name="ce12" table:formula="of:=[.D110]" office:value-type="float" office:value="0">
            <text:p>0</text:p>
          </table:table-cell>
          <table:table-cell table:style-name="ce12" table:formula="of:=[.E110]-0.26666" office:value-type="float" office:value="3579.06674">
            <text:p>3579,06674</text:p>
          </table:table-cell>
          <table:table-cell table:style-name="ce118" table:formula="of:=[.F110]+8" office:value-type="float" office:value="88">
            <text:p>88</text:p>
          </table:table-cell>
          <table:table-cell table:style-name="ce12" table:formula="of:=[.AB111]+([.B111]*[.Y111])" office:value-type="float" office:value="284.575">
            <text:p>284,575</text:p>
          </table:table-cell>
          <table:table-cell table:style-name="ce12" table:formula="of:=[.AA111] * ( ( 1 + ( [.Y111] * ( [.B111] / [.AB111] ) ) ) ^ 4.256 )" office:value-type="float" office:value="1.16161060954858">
            <text:p>1,1616106095</text:p>
          </table:table-cell>
          <table:table-cell table:style-name="ce12" table:formula="of:=( [.H111] * [.G111] ) / [.C111]" office:value-type="float" office:value="1.20754461812708">
            <text:p>1,2075446181</text:p>
          </table:table-cell>
          <table:table-cell table:style-name="ce12" table:formula="of:=[.Z111] * ( ( 1+ ( [.Y111] * ( [.B111] / [.AB111] ) ) ) ^ 5.256 )" office:value-type="float" office:value="94889.7307473361">
            <text:p>94889,7307473361</text:p>
          </table:table-cell>
          <table:table-cell table:style-name="ce12" table:formula="of:=[.K110] + ([.B111]-[.B110])" office:value-type="float" office:value="-1063">
            <text:p>-1063</text:p>
          </table:table-cell>
          <table:table-cell table:style-name="ce12" table:formula="of:= [.E111] * [.AD111] * COS( [.S111] )" office:value-type="float" office:value="34566.2942648306">
            <text:p>34566,2942648306</text:p>
          </table:table-cell>
          <table:table-cell table:style-name="ce123" table:formula="of:=0.17*[.F111]+51.4" office:value-type="float" office:value="66.36">
            <text:p>66,36</text:p>
          </table:table-cell>
          <table:table-cell table:style-name="ce129" table:formula="of:= ( [.K111] / [.F111] ) * ( ( ( [.C110] + [.C111] ) / 2 ) / ( ( [.G110] + [.G111] ) / 2 ) )" office:value-type="float" office:value="-11.6399576345736">
            <text:p>-11,6399576346</text:p>
          </table:table-cell>
          <table:table-cell table:style-name="ce123" table:formula="of:=0.11*[.F111]+15.45" office:value-type="float" office:value="25.13">
            <text:p>25,13</text:p>
          </table:table-cell>
          <table:table-cell table:style-name="ce138" table:formula="of:= - ( [.E111] * [.AD111] * SIN( [.S111] ) )" office:value-type="float" office:value="-6158.6259351474">
            <text:p>-6158,6259351474</text:p>
          </table:table-cell>
          <table:table-cell table:style-name="ce143" table:formula="of:= - ( ( 2 * [.P111] ) / ( ( ( [.M111] ) ^ 2 ) * [.AG111] * [.I111] ) )" office:value-type="float" office:value="0.0827255854793475">
            <text:p>0,0827255855</text:p>
          </table:table-cell>
          <table:table-cell table:style-name="ce148" table:formula="of:= ( ( 2 * [.L111] ) / ( ( ( [.M111] ) ^ 2 ) * [.AG111] * [.I111] ) )" office:value-type="float" office:value="0.464310864309879">
            <text:p>0,4643108643</text:p>
          </table:table-cell>
          <table:table-cell table:style-name="ce118" table:formula="of:=ASIN( - ( [.N111] / [.M111] ) )" office:value-type="float" office:value="0.176318383565595">
            <text:p>0,1763183836</text:p>
          </table:table-cell>
          <table:table-cell table:style-name="ce118" table:formula="of:=[.S111] * ( 180 / 3.14159265359 )" office:value-type="float" office:value="10.1022992288768">
            <text:p>10,1022992289</text:p>
          </table:table-cell>
          <table:table-cell table:style-name="ce151" table:formula="of:=-0.03*[.F111]+5" office:value-type="float" office:value="2.36">
            <text:p>2,36</text:p>
          </table:table-cell>
          <table:table-cell table:style-name="ce154" table:formula="of:=0.02*[.F111]-2.9" office:value-type="float" office:value="-1.14">
            <text:p>-1,14</text:p>
          </table:table-cell>
          <table:table-cell/>
          <table:table-cell table:formula="of:=[.X110]" office:value-type="float" office:value="0">
            <text:p>0</text:p>
          </table:table-cell>
          <table:table-cell table:formula="of:=[.Y110]" office:value-type="float" office:value="-0.0065">
            <text:p>-0,0065</text:p>
          </table:table-cell>
          <table:table-cell table:formula="of:=[.Z110]" office:value-type="float" office:value="101325">
            <text:p>101325</text:p>
          </table:table-cell>
          <table:table-cell table:formula="of:=[.AA110]" office:value-type="float" office:value="1.225">
            <text:p>1,225</text:p>
          </table:table-cell>
          <table:table-cell table:formula="of:=[.AB110]" office:value-type="float" office:value="288.15">
            <text:p>288,15</text:p>
          </table:table-cell>
          <table:table-cell table:formula="of:=[.AC110]" office:value-type="float" office:value="1.235">
            <text:p>1,235</text:p>
          </table:table-cell>
          <table:table-cell table:formula="of:=[.AD110]" office:value-type="float" office:value="9.81">
            <text:p>9,81</text:p>
          </table:table-cell>
          <table:table-cell table:formula="of:=[.AE110]" office:value-type="float" office:value="293.15">
            <text:p>293,15</text:p>
          </table:table-cell>
          <table:table-cell table:formula="of:=[.AF110]" office:value-type="float" office:value="100600">
            <text:p>100600</text:p>
          </table:table-cell>
          <table:table-cell table:formula="of:=[.AG110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0.7">
            <text:p>0,7</text:p>
          </table:table-cell>
          <table:table-cell office:value-type="float" office:value="545">
            <text:p>545</text:p>
          </table:table-cell>
          <table:table-cell table:formula="of:=[.A112]+273.15" office:value-type="float" office:value="273.85">
            <text:p>273,85</text:p>
          </table:table-cell>
          <table:table-cell table:style-name="ce12" table:formula="of:=[.D111]" office:value-type="float" office:value="0">
            <text:p>0</text:p>
          </table:table-cell>
          <table:table-cell table:style-name="ce12" table:formula="of:=[.E111]-0.26666" office:value-type="float" office:value="3578.80008">
            <text:p>3578,80008</text:p>
          </table:table-cell>
          <table:table-cell table:style-name="ce118" table:formula="of:=[.F111]+8" office:value-type="float" office:value="96">
            <text:p>96</text:p>
          </table:table-cell>
          <table:table-cell table:style-name="ce12" table:formula="of:=[.AB112]+([.B112]*[.Y112])" office:value-type="float" office:value="284.6075">
            <text:p>284,6075</text:p>
          </table:table-cell>
          <table:table-cell table:style-name="ce12" table:formula="of:=[.AA112] * ( ( 1 + ( [.Y112] * ( [.B112] / [.AB112] ) ) ) ^ 4.256 )" office:value-type="float" office:value="1.16217532484546">
            <text:p>1,1621753248</text:p>
          </table:table-cell>
          <table:table-cell table:style-name="ce12" table:formula="of:=( [.H112] * [.G112] ) / [.C112]" office:value-type="float" office:value="1.20782842346524">
            <text:p>1,2078284235</text:p>
          </table:table-cell>
          <table:table-cell table:style-name="ce12" table:formula="of:=[.Z112] * ( ( 1+ ( [.Y112] * ( [.B112] / [.AB112] ) ) ) ^ 5.256 )" office:value-type="float" office:value="94946.7034384313">
            <text:p>94946,7034384313</text:p>
          </table:table-cell>
          <table:table-cell table:style-name="ce12" table:formula="of:=[.K111] + ([.B112]-[.B111])" office:value-type="float" office:value="-1068">
            <text:p>-1068</text:p>
          </table:table-cell>
          <table:table-cell table:style-name="ce12" table:formula="of:= [.E112] * [.AD112] * COS( [.S112] )" office:value-type="float" office:value="34666.7588793695">
            <text:p>34666,7588793695</text:p>
          </table:table-cell>
          <table:table-cell table:style-name="ce123" table:formula="of:=0.17*[.F112]+51.4" office:value-type="float" office:value="67.72">
            <text:p>67,72</text:p>
          </table:table-cell>
          <table:table-cell table:style-name="ce129" table:formula="of:= ( [.K112] / [.F112] ) * ( ( ( [.C111] + [.C112] ) / 2 ) / ( ( [.G111] + [.G112] ) / 2 ) )" office:value-type="float" office:value="-10.7031575988369">
            <text:p>-10,7031575988</text:p>
          </table:table-cell>
          <table:table-cell table:style-name="ce123" table:formula="of:=0.11*[.F112]+15.45" office:value-type="float" office:value="26.01">
            <text:p>26,01</text:p>
          </table:table-cell>
          <table:table-cell table:style-name="ce138" table:formula="of:= - ( [.E112] * [.AD112] * SIN( [.S112] ) )" office:value-type="float" office:value="-5548.82996261397">
            <text:p>-5548,829962614</text:p>
          </table:table-cell>
          <table:table-cell table:style-name="ce143" table:formula="of:= - ( ( 2 * [.P112] ) / ( ( ( [.M112] ) ^ 2 ) * [.AG112] * [.I112] ) )" office:value-type="float" office:value="0.0715540527019932">
            <text:p>0,0715540527</text:p>
          </table:table-cell>
          <table:table-cell table:style-name="ce148" table:formula="of:= ( ( 2 * [.L112] ) / ( ( ( [.M112] ) ^ 2 ) * [.AG112] * [.I112] ) )" office:value-type="float" office:value="0.447039665762825">
            <text:p>0,4470396658</text:p>
          </table:table-cell>
          <table:table-cell table:style-name="ce118" table:formula="of:=ASIN( - ( [.N112] / [.M112] ) )" office:value-type="float" office:value="0.158715691599867">
            <text:p>0,1587156916</text:p>
          </table:table-cell>
          <table:table-cell table:style-name="ce118" table:formula="of:=[.S112] * ( 180 / 3.14159265359 )" office:value-type="float" office:value="9.09373927117174">
            <text:p>9,0937392712</text:p>
          </table:table-cell>
          <table:table-cell table:style-name="ce151" table:formula="of:=-0.03*[.F112]+5" office:value-type="float" office:value="2.12">
            <text:p>2,12</text:p>
          </table:table-cell>
          <table:table-cell table:style-name="ce154" table:formula="of:=0.02*[.F112]-2.9" office:value-type="float" office:value="-0.98">
            <text:p>-0,98</text:p>
          </table:table-cell>
          <table:table-cell/>
          <table:table-cell table:formula="of:=[.X111]" office:value-type="float" office:value="0">
            <text:p>0</text:p>
          </table:table-cell>
          <table:table-cell table:formula="of:=[.Y111]" office:value-type="float" office:value="-0.0065">
            <text:p>-0,0065</text:p>
          </table:table-cell>
          <table:table-cell table:formula="of:=[.Z111]" office:value-type="float" office:value="101325">
            <text:p>101325</text:p>
          </table:table-cell>
          <table:table-cell table:formula="of:=[.AA111]" office:value-type="float" office:value="1.225">
            <text:p>1,225</text:p>
          </table:table-cell>
          <table:table-cell table:formula="of:=[.AB111]" office:value-type="float" office:value="288.15">
            <text:p>288,15</text:p>
          </table:table-cell>
          <table:table-cell table:formula="of:=[.AC111]" office:value-type="float" office:value="1.235">
            <text:p>1,235</text:p>
          </table:table-cell>
          <table:table-cell table:formula="of:=[.AD111]" office:value-type="float" office:value="9.81">
            <text:p>9,81</text:p>
          </table:table-cell>
          <table:table-cell table:formula="of:=[.AE111]" office:value-type="float" office:value="293.15">
            <text:p>293,15</text:p>
          </table:table-cell>
          <table:table-cell table:formula="of:=[.AF111]" office:value-type="float" office:value="100600">
            <text:p>100600</text:p>
          </table:table-cell>
          <table:table-cell table:formula="of:=[.AG111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1.1">
            <text:p>1,1</text:p>
          </table:table-cell>
          <table:table-cell office:value-type="float" office:value="546">
            <text:p>546</text:p>
          </table:table-cell>
          <table:table-cell table:formula="of:=[.A113]+273.15" office:value-type="float" office:value="274.25">
            <text:p>274,25</text:p>
          </table:table-cell>
          <table:table-cell table:style-name="ce12" table:formula="of:=[.D112]" office:value-type="float" office:value="0">
            <text:p>0</text:p>
          </table:table-cell>
          <table:table-cell table:style-name="ce12" table:formula="of:=[.E112]-0.26666" office:value-type="float" office:value="3578.53342">
            <text:p>3578,53342</text:p>
          </table:table-cell>
          <table:table-cell table:style-name="ce118" table:formula="of:=[.F112]+8" office:value-type="float" office:value="104">
            <text:p>104</text:p>
          </table:table-cell>
          <table:table-cell table:style-name="ce12" table:formula="of:=[.AB113]+([.B113]*[.Y113])" office:value-type="float" office:value="284.601">
            <text:p>284,601</text:p>
          </table:table-cell>
          <table:table-cell table:style-name="ce12" table:formula="of:=[.AA113] * ( ( 1 + ( [.Y113] * ( [.B113] / [.AB113] ) ) ) ^ 4.256 )" office:value-type="float" office:value="1.16206236498734">
            <text:p>1,162062365</text:p>
          </table:table-cell>
          <table:table-cell table:style-name="ce12" table:formula="of:=( [.H113] * [.G113] ) / [.C113]" office:value-type="float" office:value="1.20592200961809">
            <text:p>1,2059220096</text:p>
          </table:table-cell>
          <table:table-cell table:style-name="ce12" table:formula="of:=[.Z113] * ( ( 1+ ( [.Y113] * ( [.B113] / [.AB113] ) ) ) ^ 5.256 )" office:value-type="float" office:value="94935.3066848931">
            <text:p>94935,3066848931</text:p>
          </table:table-cell>
          <table:table-cell table:style-name="ce12" table:formula="of:=[.K112] + ([.B113]-[.B112])" office:value-type="float" office:value="-1067">
            <text:p>-1067</text:p>
          </table:table-cell>
          <table:table-cell table:style-name="ce12" table:formula="of:= [.E113] * [.AD113] * COS( [.S113] )" office:value-type="float" office:value="34744.5715748718">
            <text:p>34744,5715748718</text:p>
          </table:table-cell>
          <table:table-cell table:style-name="ce123" table:formula="of:=0.17*[.F113]+51.4" office:value-type="float" office:value="69.08">
            <text:p>69,08</text:p>
          </table:table-cell>
          <table:table-cell table:style-name="ce129" table:formula="of:= ( [.K113] / [.F113] ) * ( ( ( [.C112] + [.C113] ) / 2 ) / ( ( [.G112] + [.G113] ) / 2 ) )" office:value-type="float" office:value="-9.87914831262656">
            <text:p>-9,8791483126</text:p>
          </table:table-cell>
          <table:table-cell table:style-name="ce123" table:formula="of:=0.11*[.F113]+15.45" office:value-type="float" office:value="26.89">
            <text:p>26,89</text:p>
          </table:table-cell>
          <table:table-cell table:style-name="ce138" table:formula="of:= - ( [.E113] * [.AD113] * SIN( [.S113] ) )" office:value-type="float" office:value="-5020.43399135947">
            <text:p>-5020,4339913595</text:p>
          </table:table-cell>
          <table:table-cell table:style-name="ce143" table:formula="of:= - ( ( 2 * [.P113] ) / ( ( ( [.M113] ) ^ 2 ) * [.AG113] * [.I113] ) )" office:value-type="float" office:value="0.0623145332231668">
            <text:p>0,0623145332</text:p>
          </table:table-cell>
          <table:table-cell table:style-name="ce148" table:formula="of:= ( ( 2 * [.L113] ) / ( ( ( [.M113] ) ^ 2 ) * [.AG113] * [.I113] ) )" office:value-type="float" office:value="0.431255896094507">
            <text:p>0,4312558961</text:p>
          </table:table-cell>
          <table:table-cell table:style-name="ce118" table:formula="of:=ASIN( - ( [.N113] / [.M113] ) )" office:value-type="float" office:value="0.143502267969514">
            <text:p>0,143502268</text:p>
          </table:table-cell>
          <table:table-cell table:style-name="ce118" table:formula="of:=[.S113] * ( 180 / 3.14159265359 )" office:value-type="float" office:value="8.22207430520801">
            <text:p>8,2220743052</text:p>
          </table:table-cell>
          <table:table-cell table:style-name="ce151" table:formula="of:=-0.03*[.F113]+5" office:value-type="float" office:value="1.88">
            <text:p>1,88</text:p>
          </table:table-cell>
          <table:table-cell table:style-name="ce154" table:formula="of:=0.02*[.F113]-2.9" office:value-type="float" office:value="-0.82">
            <text:p>-0,82</text:p>
          </table:table-cell>
          <table:table-cell/>
          <table:table-cell table:formula="of:=[.X112]" office:value-type="float" office:value="0">
            <text:p>0</text:p>
          </table:table-cell>
          <table:table-cell table:formula="of:=[.Y112]" office:value-type="float" office:value="-0.0065">
            <text:p>-0,0065</text:p>
          </table:table-cell>
          <table:table-cell table:formula="of:=[.Z112]" office:value-type="float" office:value="101325">
            <text:p>101325</text:p>
          </table:table-cell>
          <table:table-cell table:formula="of:=[.AA112]" office:value-type="float" office:value="1.225">
            <text:p>1,225</text:p>
          </table:table-cell>
          <table:table-cell table:formula="of:=[.AB112]" office:value-type="float" office:value="288.15">
            <text:p>288,15</text:p>
          </table:table-cell>
          <table:table-cell table:formula="of:=[.AC112]" office:value-type="float" office:value="1.235">
            <text:p>1,235</text:p>
          </table:table-cell>
          <table:table-cell table:formula="of:=[.AD112]" office:value-type="float" office:value="9.81">
            <text:p>9,81</text:p>
          </table:table-cell>
          <table:table-cell table:formula="of:=[.AE112]" office:value-type="float" office:value="293.15">
            <text:p>293,15</text:p>
          </table:table-cell>
          <table:table-cell table:formula="of:=[.AF112]" office:value-type="float" office:value="100600">
            <text:p>100600</text:p>
          </table:table-cell>
          <table:table-cell table:formula="of:=[.AG112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100" office:value-type="float" office:value="0.8">
            <text:p>0,8</text:p>
          </table:table-cell>
          <table:table-cell office:value-type="float" office:value="539">
            <text:p>539</text:p>
          </table:table-cell>
          <table:table-cell table:formula="of:=[.A114]+273.15" office:value-type="float" office:value="273.95">
            <text:p>273,95</text:p>
          </table:table-cell>
          <table:table-cell table:style-name="ce12" table:formula="of:=[.D113]" office:value-type="float" office:value="0">
            <text:p>0</text:p>
          </table:table-cell>
          <table:table-cell table:style-name="ce12" table:formula="of:=[.E113]-0.26666" office:value-type="float" office:value="3578.26676">
            <text:p>3578,26676</text:p>
          </table:table-cell>
          <table:table-cell table:style-name="ce118" table:formula="of:=[.F113]+8" office:value-type="float" office:value="112">
            <text:p>112</text:p>
          </table:table-cell>
          <table:table-cell table:style-name="ce12" table:formula="of:=[.AB114]+([.B114]*[.Y114])" office:value-type="float" office:value="284.6465">
            <text:p>284,6465</text:p>
          </table:table-cell>
          <table:table-cell table:style-name="ce12" table:formula="of:=[.AA114] * ( ( 1 + ( [.Y114] * ( [.B114] / [.AB114] ) ) ) ^ 4.256 )" office:value-type="float" office:value="1.1628532604144">
            <text:p>1,1628532604</text:p>
          </table:table-cell>
          <table:table-cell table:style-name="ce12" table:formula="of:=( [.H114] * [.G114] ) / [.C114]" office:value-type="float" office:value="1.20825738488976">
            <text:p>1,2082573849</text:p>
          </table:table-cell>
          <table:table-cell table:style-name="ce12" table:formula="of:=[.Z114] * ( ( 1+ ( [.Y114] * ( [.B114] / [.AB114] ) ) ) ^ 5.256 )" office:value-type="float" office:value="95015.1072268549">
            <text:p>95015,1072268549</text:p>
          </table:table-cell>
          <table:table-cell table:style-name="ce12" table:formula="of:=[.K113] + ([.B114]-[.B113])" office:value-type="float" office:value="-1074">
            <text:p>-1074</text:p>
          </table:table-cell>
          <table:table-cell table:style-name="ce12" table:formula="of:= [.E114] * [.AD114] * COS( [.S114] )" office:value-type="float" office:value="34799.8269437573">
            <text:p>34799,8269437573</text:p>
          </table:table-cell>
          <table:table-cell table:style-name="ce123" table:formula="of:=0.17*[.F114]+51.4" office:value-type="float" office:value="70.44">
            <text:p>70,44</text:p>
          </table:table-cell>
          <table:table-cell table:style-name="ce129" table:formula="of:= ( [.K114] / [.F114] ) * ( ( ( [.C113] + [.C114] ) / 2 ) / ( ( [.G113] + [.G114] ) / 2 ) )" office:value-type="float" office:value="-9.23472905646741">
            <text:p>-9,2347290565</text:p>
          </table:table-cell>
          <table:table-cell table:style-name="ce123" table:formula="of:=0.11*[.F114]+15.45" office:value-type="float" office:value="27.77">
            <text:p>27,77</text:p>
          </table:table-cell>
          <table:table-cell table:style-name="ce138" table:formula="of:= - ( [.E114] * [.AD114] * SIN( [.S114] ) )" office:value-type="float" office:value="-4601.99912890071">
            <text:p>-4601,9991289007</text:p>
          </table:table-cell>
          <table:table-cell table:style-name="ce143" table:formula="of:= - ( ( 2 * [.P114] ) / ( ( ( [.M114] ) ^ 2 ) * [.AG114] * [.I114] ) )" office:value-type="float" office:value="0.0548302648418375">
            <text:p>0,0548302648</text:p>
          </table:table-cell>
          <table:table-cell table:style-name="ce148" table:formula="of:= ( ( 2 * [.L114] ) / ( ( ( [.M114] ) ^ 2 ) * [.AG114] * [.I114] ) )" office:value-type="float" office:value="0.414620619068242">
            <text:p>0,4146206191</text:p>
          </table:table-cell>
          <table:table-cell table:style-name="ce118" table:formula="of:=ASIN( - ( [.N114] / [.M114] ) )" office:value-type="float" office:value="0.131479120339496">
            <text:p>0,1314791203</text:p>
          </table:table-cell>
          <table:table-cell table:style-name="ce118" table:formula="of:=[.S114] * ( 180 / 3.14159265359 )" office:value-type="float" office:value="7.53319868954527">
            <text:p>7,5331986895</text:p>
          </table:table-cell>
          <table:table-cell table:style-name="ce151" table:formula="of:=-0.03*[.F114]+5" office:value-type="float" office:value="1.64">
            <text:p>1,64</text:p>
          </table:table-cell>
          <table:table-cell table:style-name="ce154" table:formula="of:=0.02*[.F114]-2.9" office:value-type="float" office:value="-0.66">
            <text:p>-0,66</text:p>
          </table:table-cell>
          <table:table-cell/>
          <table:table-cell table:formula="of:=[.X113]" office:value-type="float" office:value="0">
            <text:p>0</text:p>
          </table:table-cell>
          <table:table-cell table:formula="of:=[.Y113]" office:value-type="float" office:value="-0.0065">
            <text:p>-0,0065</text:p>
          </table:table-cell>
          <table:table-cell table:formula="of:=[.Z113]" office:value-type="float" office:value="101325">
            <text:p>101325</text:p>
          </table:table-cell>
          <table:table-cell table:formula="of:=[.AA113]" office:value-type="float" office:value="1.225">
            <text:p>1,225</text:p>
          </table:table-cell>
          <table:table-cell table:formula="of:=[.AB113]" office:value-type="float" office:value="288.15">
            <text:p>288,15</text:p>
          </table:table-cell>
          <table:table-cell table:formula="of:=[.AC113]" office:value-type="float" office:value="1.235">
            <text:p>1,235</text:p>
          </table:table-cell>
          <table:table-cell table:formula="of:=[.AD113]" office:value-type="float" office:value="9.81">
            <text:p>9,81</text:p>
          </table:table-cell>
          <table:table-cell table:formula="of:=[.AE113]" office:value-type="float" office:value="293.15">
            <text:p>293,15</text:p>
          </table:table-cell>
          <table:table-cell table:formula="of:=[.AF113]" office:value-type="float" office:value="100600">
            <text:p>100600</text:p>
          </table:table-cell>
          <table:table-cell table:formula="of:=[.AG113]"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3" office:value-type="float" office:value="0.9">
            <text:p>0,9</text:p>
          </table:table-cell>
          <table:table-cell table:style-name="ce102" office:value-type="float" office:value="532">
            <text:p>532</text:p>
          </table:table-cell>
          <table:table-cell table:style-name="ce102" table:formula="of:=[.A115]+273.15" office:value-type="float" office:value="274.05">
            <text:p>274,05</text:p>
          </table:table-cell>
          <table:table-cell table:style-name="ce102" table:formula="of:=[.D114]" office:value-type="float" office:value="0">
            <text:p>0</text:p>
          </table:table-cell>
          <table:table-cell table:style-name="ce102" table:formula="of:=[.E114]-0.26666" office:value-type="float" office:value="3578.0001">
            <text:p>3578,0001</text:p>
          </table:table-cell>
          <table:table-cell table:style-name="ce119" table:formula="of:=[.F114]+8" office:value-type="float" office:value="120">
            <text:p>120</text:p>
          </table:table-cell>
          <table:table-cell table:style-name="ce102" table:formula="of:=[.AB115]+([.B115]*[.Y115])" office:value-type="float" office:value="284.692">
            <text:p>284,692</text:p>
          </table:table-cell>
          <table:table-cell table:style-name="ce102" table:formula="of:=[.AA115] * ( ( 1 + ( [.Y115] * ( [.B115] / [.AB115] ) ) ) ^ 4.256 )" office:value-type="float" office:value="1.1636445675805">
            <text:p>1,1636445676</text:p>
          </table:table-cell>
          <table:table-cell table:style-name="ce102" table:formula="of:=( [.H115] * [.G115] ) / [.C115]" office:value-type="float" office:value="1.20883159727651">
            <text:p>1,2088315973</text:p>
          </table:table-cell>
          <table:table-cell table:style-name="ce102" table:formula="of:=[.Z115] * ( ( 1+ ( [.Y115] * ( [.B115] / [.AB115] ) ) ) ^ 5.256 )" office:value-type="float" office:value="95094.9620764333">
            <text:p>95094,9620764333</text:p>
          </table:table-cell>
          <table:table-cell table:style-name="ce102" table:formula="of:=[.K114] + ([.B115]-[.B114])" office:value-type="float" office:value="-1081">
            <text:p>-1081</text:p>
          </table:table-cell>
          <table:table-cell table:style-name="ce102" table:formula="of:= [.E115] * [.AD115] * COS( [.S115] )" office:value-type="float" office:value="34843.300275228">
            <text:p>34843,300275228</text:p>
          </table:table-cell>
          <table:table-cell table:style-name="ce124" table:formula="of:=0.17*[.F115]+51.4" office:value-type="float" office:value="71.8">
            <text:p>71,8</text:p>
          </table:table-cell>
          <table:table-cell table:style-name="ce130" table:formula="of:= ( [.K115] / [.F115] ) * ( ( ( [.C114] + [.C115] ) / 2 ) / ( ( [.G114] + [.G115] ) / 2 ) )" office:value-type="float" office:value="-8.67070585717753">
            <text:p>-8,6707058572</text:p>
          </table:table-cell>
          <table:table-cell table:style-name="ce124" table:formula="of:=0.11*[.F115]+15.45" office:value-type="float" office:value="28.65">
            <text:p>28,65</text:p>
          </table:table-cell>
          <table:table-cell table:style-name="ce139" table:formula="of:= - ( [.E115] * [.AD115] * SIN( [.S115] ) )" office:value-type="float" office:value="-4238.76524818869">
            <text:p>-4238,7652481887</text:p>
          </table:table-cell>
          <table:table-cell table:style-name="ce144" table:formula="of:= - ( ( 2 * [.P115] ) / ( ( ( [.M115] ) ^ 2 ) * [.AG115] * [.I115] ) )" office:value-type="float" office:value="0.0485843769364573">
            <text:p>0,0485843769</text:p>
          </table:table-cell>
          <table:table-cell table:style-name="ce149" table:formula="of:= ( ( 2 * [.L115] ) / ( ( ( [.M115] ) ^ 2 ) * [.AG115] * [.I115] ) )" office:value-type="float" office:value="0.399371027920271">
            <text:p>0,3993710279</text:p>
          </table:table-cell>
          <table:table-cell table:style-name="ce119" table:formula="of:=ASIN( - ( [.N115] / [.M115] ) )" office:value-type="float" office:value="0.121057383878361">
            <text:p>0,1210573839</text:p>
          </table:table-cell>
          <table:table-cell table:style-name="ce119" table:formula="of:=[.S115] * ( 180 / 3.14159265359 )" office:value-type="float" office:value="6.93607717512467">
            <text:p>6,9360771751</text:p>
          </table:table-cell>
          <table:table-cell table:style-name="ce152" table:formula="of:=-0.03*[.F115]+5" office:value-type="float" office:value="1.4">
            <text:p>1,4</text:p>
          </table:table-cell>
          <table:table-cell table:style-name="ce155" table:formula="of:=0.02*[.F115]-2.9" office:value-type="float" office:value="-0.5">
            <text:p>-0,5</text:p>
          </table:table-cell>
          <table:table-cell/>
          <table:table-cell table:formula="of:=[.X114]" office:value-type="float" office:value="0">
            <text:p>0</text:p>
          </table:table-cell>
          <table:table-cell table:formula="of:=[.Y114]" office:value-type="float" office:value="-0.0065">
            <text:p>-0,0065</text:p>
          </table:table-cell>
          <table:table-cell table:formula="of:=[.Z114]" office:value-type="float" office:value="101325">
            <text:p>101325</text:p>
          </table:table-cell>
          <table:table-cell table:formula="of:=[.AA114]" office:value-type="float" office:value="1.225">
            <text:p>1,225</text:p>
          </table:table-cell>
          <table:table-cell table:formula="of:=[.AB114]" office:value-type="float" office:value="288.15">
            <text:p>288,15</text:p>
          </table:table-cell>
          <table:table-cell table:formula="of:=[.AC114]" office:value-type="float" office:value="1.235">
            <text:p>1,235</text:p>
          </table:table-cell>
          <table:table-cell table:formula="of:=[.AD114]" office:value-type="float" office:value="9.81">
            <text:p>9,81</text:p>
          </table:table-cell>
          <table:table-cell table:formula="of:=[.AE114]" office:value-type="float" office:value="293.15">
            <text:p>293,15</text:p>
          </table:table-cell>
          <table:table-cell table:formula="of:=[.AF114]" office:value-type="float" office:value="100600">
            <text:p>100600</text:p>
          </table:table-cell>
          <table:table-cell table:formula="of:=[.AG114]" office:value-type="float" office:value="28">
            <text:p>28</text:p>
          </table:table-cell>
          <table:table-cell table:number-columns-repeated="991"/>
        </table:table-row>
        <table:table-row table:style-name="ro1" table:number-rows-repeated="56">
          <table:table-cell table:style-name="ce112" table:number-columns-repeated="12"/>
          <table:table-cell table:number-columns-repeated="10"/>
          <table:table-cell table:style-name="ce112" table:number-columns-repeated="1002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 28 Messschriebauswertung_backup" table:style-name="ta1" table:print="false">
        <table:table-column table:style-name="co1" table:number-columns-repeated="2" table:default-cell-style-name="Default"/>
        <table:table-column table:style-name="co1" table:default-cell-style-name="ce100"/>
        <table:table-column table:style-name="co1" table:number-columns-repeated="2" table:default-cell-style-name="Default"/>
        <table:table-column table:style-name="co1" table:default-cell-style-name="ce103"/>
        <table:table-column table:style-name="co1" table:default-cell-style-name="Default"/>
        <table:table-column table:style-name="co38" table:default-cell-style-name="ce100"/>
        <table:table-column table:style-name="co5" table:default-cell-style-name="ce103"/>
        <table:table-column table:style-name="co1" table:default-cell-style-name="Default"/>
        <table:table-column table:style-name="co39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57" office:value-type="string">
            <text:p>Dornier 28</text:p>
          </table:table-cell>
          <table:table-cell table:style-name="ce101" table:number-columns-repeated="2"/>
          <table:table-cell table:style-name="ce5"/>
          <table:table-cell/>
          <table:table-cell table:style-name="ce2" office:value-type="string">
            <text:p>Lineare Regression</text:p>
          </table:table-cell>
          <table:table-cell table:style-name="ce5" office:value-type="string">
            <text:p>Terme: 1,x</text:p>
          </table:table-cell>
          <table:table-cell/>
          <table:table-cell table:style-name="ce2" office:value-type="string">
            <text:p>Messintervall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99" office:value-type="string" table:number-columns-spanned="4" table:number-rows-spanned="1">
            <text:p>Sinkflug 1</text:p>
          </table:table-cell>
          <table:covered-table-cell table:number-columns-repeated="3"/>
          <table:table-cell/>
          <table:table-cell office:value-type="string">
            <text:p>Sinkflug 1</text:p>
          </table:table-cell>
          <table:table-cell office:value-type="string">
            <text:p>x = t in s</text:p>
          </table:table-cell>
          <table:table-cell/>
          <table:table-cell table:style-name="ce100" office:value-type="string">
            <text:p>Sinkflug 1</text:p>
          </table:table-cell>
          <table:table-cell table:style-name="ce103"/>
        </table:table-row>
        <table:table-row table:style-name="ro1">
          <table:table-cell table:number-columns-repeated="2"/>
          <table:table-cell office:value-type="string">
            <text:p>V_TAS</text:p>
          </table:table-cell>
          <table:table-cell office:value-type="string">
            <text:p>q</text:p>
          </table:table-cell>
          <table:table-cell office:value-type="string">
            <text:p>alpha</text:p>
          </table:table-cell>
          <table:table-cell office:value-type="string">
            <text:p>eta</text:p>
          </table:table-cell>
          <table:table-cell/>
          <table:table-cell office:value-type="string">
            <text:p>Gerundet auf 2 Nachkommastellen</text:p>
          </table:table-cell>
          <table:table-cell table:number-columns-repeated="2"/>
          <table:table-cell table:style-name="ce3" office:value-type="string">
            <text:p>Gerundet auf 5 Nachkommastellen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float" office:value="50.5">
            <text:p>50,5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 office:value-type="float" office:value="-1">
            <text:p>-1</text:p>
          </table:table-cell>
          <table:table-cell/>
          <table:table-cell table:style-name="ce2" office:value-type="string">
            <text:p>V_TAS</text:p>
          </table:table-cell>
          <table:table-cell table:style-name="ce5" office:value-type="string">
            <text:p>-0,02*x+58,05</text:p>
          </table:table-cell>
          <table:table-cell/>
          <table:table-cell table:style-name="ce2" office:value-type="string">
            <text:p>delta_t_mi = delta_t / n_mess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float" office:value="61.5">
            <text:p>61,5</text:p>
          </table:table-cell>
          <table:table-cell office:value-type="float" office:value="19">
            <text:p>19</text:p>
          </table:table-cell>
          <table:table-cell office:value-type="float" office:value="3.5">
            <text:p>3,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q</text:p>
          </table:table-cell>
          <table:table-cell office:value-type="string">
            <text:p>0,01*x+15,55</text:p>
          </table:table-cell>
          <table:table-cell/>
          <table:table-cell table:style-name="ce3" office:value-type="string">
            <text:p>delta_m_ges_mi = delta_m_ges / n_mess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alpha</text:p>
          </table:table-cell>
          <table:table-cell office:value-type="string">
            <text:p>0*x+5,7</text:p>
          </table:table-cell>
          <table:table-cell/>
          <table:table-cell table:style-name="ce100" office:value-type="string">
            <text:p>m_ges kg</text:p>
          </table:table-cell>
          <table:table-cell table:style-name="ce103" office:value-type="float" office:value="0.38095">
            <text:p>0,38095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17.5">
            <text:p>17,5</text:p>
          </table:table-cell>
          <table:table-cell office:value-type="float" office:value="4.5">
            <text:p>4,5</text:p>
          </table:table-cell>
          <table:table-cell office:value-type="float" office:value="-1">
            <text:p>-1</text:p>
          </table:table-cell>
          <table:table-cell/>
          <table:table-cell table:style-name="ce3" office:value-type="string">
            <text:p>eta</text:p>
          </table:table-cell>
          <table:table-cell table:style-name="ce6" office:value-type="string">
            <text:p>0*x-0,8</text:p>
          </table:table-cell>
          <table:table-cell/>
          <table:table-cell table:style-name="ce3" office:value-type="string">
            <text:p>delta_t s</text:p>
          </table:table-cell>
          <table:table-cell table:style-name="ce6" office:value-type="float" office:value="11.42857">
            <text:p>11,42857</text:p>
          </table:table-cell>
        </table:table-row>
        <table:table-row table:style-name="ro1">
          <table:table-cell table:number-columns-repeated="2"/>
          <table:table-cell table:style-name="ce3" office:value-type="float" office:value="49">
            <text:p>49</text:p>
          </table:table-cell>
          <table:table-cell table:style-name="ce102" office:value-type="float" office:value="14">
            <text:p>14</text:p>
          </table:table-cell>
          <table:table-cell table:style-name="ce102" office:value-type="float" office:value="6">
            <text:p>6</text:p>
          </table:table-cell>
          <table:table-cell table:style-name="ce6" office:value-type="float" office:value="-1.5">
            <text:p>-1,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0" office:value-type="string">
            <text:p>Mittelwert</text:p>
          </table:table-cell>
          <table:table-cell table:style-name="ce15" table:formula="of:=AVERAGE([.C5:.C9])" office:value-type="float" office:value="55.8">
            <text:p>55,8</text:p>
          </table:table-cell>
          <table:table-cell table:style-name="ce158" table:formula="of:=AVERAGE([.D5:.D9])" office:value-type="float" office:value="16.3">
            <text:p>16,3</text:p>
          </table:table-cell>
          <table:table-cell table:style-name="ce158" table:formula="of:=AVERAGE([.E5:.E9])" office:value-type="float" office:value="5.1">
            <text:p>5,1</text:p>
          </table:table-cell>
          <table:table-cell table:style-name="ce159" table:formula="of:=AVERAGE([.F5:.F9])" office:value-type="float" office:value="-1.1">
            <text:p>-1,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57" office:value-type="string">
            <text:p>Dornier 28</text:p>
          </table:table-cell>
          <table:table-cell table:style-name="ce101" table:number-columns-repeated="2"/>
          <table:table-cell table:style-name="ce5"/>
          <table:table-cell/>
          <table:table-cell table:style-name="ce2" office:value-type="string">
            <text:p>Lineare Regression</text:p>
          </table:table-cell>
          <table:table-cell table:style-name="ce5" office:value-type="string">
            <text:p>Terme: 1,x</text:p>
          </table:table-cell>
          <table:table-cell/>
          <table:table-cell table:style-name="ce2" office:value-type="string">
            <text:p>Messintervall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99" office:value-type="string" table:number-columns-spanned="4" table:number-rows-spanned="1">
            <text:p>Sinkflug 2</text:p>
          </table:table-cell>
          <table:covered-table-cell table:number-columns-repeated="3"/>
          <table:table-cell/>
          <table:table-cell office:value-type="string">
            <text:p>Sinkflug 2</text:p>
          </table:table-cell>
          <table:table-cell office:value-type="string">
            <text:p>x = t in s</text:p>
          </table:table-cell>
          <table:table-cell/>
          <table:table-cell table:style-name="ce100" office:value-type="string">
            <text:p>Sinkflug 2</text:p>
          </table:table-cell>
          <table:table-cell table:style-name="ce103"/>
        </table:table-row>
        <table:table-row table:style-name="ro1">
          <table:table-cell table:number-columns-repeated="2"/>
          <table:table-cell office:value-type="string">
            <text:p>V_TAS</text:p>
          </table:table-cell>
          <table:table-cell office:value-type="string">
            <text:p>q</text:p>
          </table:table-cell>
          <table:table-cell office:value-type="string">
            <text:p>alpha</text:p>
          </table:table-cell>
          <table:table-cell office:value-type="string">
            <text:p>eta</text:p>
          </table:table-cell>
          <table:table-cell/>
          <table:table-cell office:value-type="string">
            <text:p>Gerundet auf 2 Nachkommastellen</text:p>
          </table:table-cell>
          <table:table-cell table:number-columns-repeated="2"/>
          <table:table-cell table:style-name="ce3" office:value-type="string">
            <text:p>Gerundet auf 5 Nachkommastellen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-3.5">
            <text:p>-3,5</text:p>
          </table:table-cell>
          <table:table-cell/>
          <table:table-cell table:style-name="ce2" office:value-type="string">
            <text:p>V_TAS</text:p>
          </table:table-cell>
          <table:table-cell table:style-name="ce5" office:value-type="string">
            <text:p>-0,06*x+57,8</text:p>
          </table:table-cell>
          <table:table-cell/>
          <table:table-cell table:style-name="ce2" office:value-type="string">
            <text:p>delta_t_mi = delta_t / n_mess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7.5">
            <text:p>7,5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q</text:p>
          </table:table-cell>
          <table:table-cell office:value-type="string">
            <text:p>-0,02*x+13,6</text:p>
          </table:table-cell>
          <table:table-cell/>
          <table:table-cell table:style-name="ce3" office:value-type="string">
            <text:p>delta_m_ges_mi = delta_m_ges / n_mess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/>
          <table:table-cell office:value-type="string">
            <text:p>alpha</text:p>
          </table:table-cell>
          <table:table-cell office:value-type="string">
            <text:p>0,02*x+5,95</text:p>
          </table:table-cell>
          <table:table-cell/>
          <table:table-cell table:style-name="ce100" office:value-type="string">
            <text:p>m_ges kg</text:p>
          </table:table-cell>
          <table:table-cell table:style-name="ce103" office:value-type="float" office:value="0.34375">
            <text:p>0,34375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-8">
            <text:p>-8</text:p>
          </table:table-cell>
          <table:table-cell/>
          <table:table-cell table:style-name="ce3" office:value-type="string">
            <text:p>eta</text:p>
          </table:table-cell>
          <table:table-cell table:style-name="ce6" office:value-type="string">
            <text:p>-0,01*x-2,7</text:p>
          </table:table-cell>
          <table:table-cell/>
          <table:table-cell table:style-name="ce3" office:value-type="string">
            <text:p>delta_t s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102" office:value-type="float" office:value="7.5">
            <text:p>7,5</text:p>
          </table:table-cell>
          <table:table-cell table:style-name="ce102" office:value-type="float" office:value="11.5">
            <text:p>11,5</text:p>
          </table:table-cell>
          <table:table-cell table:style-name="ce6" office:value-type="float" office:value="-4">
            <text:p>-4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0" office:value-type="string">
            <text:p>Mittelwert</text:p>
          </table:table-cell>
          <table:table-cell table:style-name="ce15" table:formula="of:=AVERAGE([.C15:.C19])" office:value-type="float" office:value="45.8">
            <text:p>45,8</text:p>
          </table:table-cell>
          <table:table-cell table:style-name="ce158" table:formula="of:=AVERAGE([.D15:.D19])" office:value-type="float" office:value="9.7">
            <text:p>9,7</text:p>
          </table:table-cell>
          <table:table-cell table:style-name="ce158" table:formula="of:=AVERAGE([.E15:.E19])" office:value-type="float" office:value="10">
            <text:p>10</text:p>
          </table:table-cell>
          <table:table-cell table:style-name="ce159" table:formula="of:=AVERAGE([.F15:.F19])" office:value-type="float" office:value="-4.5">
            <text:p>-4,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57" office:value-type="string">
            <text:p>Dornier 28</text:p>
          </table:table-cell>
          <table:table-cell table:style-name="ce101" table:number-columns-repeated="2"/>
          <table:table-cell table:style-name="ce5"/>
          <table:table-cell/>
          <table:table-cell table:style-name="ce2" office:value-type="string">
            <text:p>Lineare Regression</text:p>
          </table:table-cell>
          <table:table-cell table:style-name="ce5" office:value-type="string">
            <text:p>Terme: 1,x</text:p>
          </table:table-cell>
          <table:table-cell/>
          <table:table-cell table:style-name="ce2" office:value-type="string">
            <text:p>Messintervall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99" office:value-type="string" table:number-columns-spanned="4" table:number-rows-spanned="1">
            <text:p>Sinkflug 3</text:p>
          </table:table-cell>
          <table:covered-table-cell table:number-columns-repeated="3"/>
          <table:table-cell/>
          <table:table-cell office:value-type="string">
            <text:p>Sinkflug 3</text:p>
          </table:table-cell>
          <table:table-cell office:value-type="string">
            <text:p>x = t in s</text:p>
          </table:table-cell>
          <table:table-cell/>
          <table:table-cell table:style-name="ce100" office:value-type="string">
            <text:p>Sinkflug 3</text:p>
          </table:table-cell>
          <table:table-cell table:style-name="ce103"/>
        </table:table-row>
        <table:table-row table:style-name="ro1">
          <table:table-cell table:number-columns-repeated="2"/>
          <table:table-cell office:value-type="string">
            <text:p>V_TAS</text:p>
          </table:table-cell>
          <table:table-cell office:value-type="string">
            <text:p>q</text:p>
          </table:table-cell>
          <table:table-cell office:value-type="string">
            <text:p>alpha</text:p>
          </table:table-cell>
          <table:table-cell office:value-type="string">
            <text:p>eta</text:p>
          </table:table-cell>
          <table:table-cell/>
          <table:table-cell office:value-type="string">
            <text:p>Gerundet auf 2 Nachkommastellen</text:p>
          </table:table-cell>
          <table:table-cell table:number-columns-repeated="2"/>
          <table:table-cell table:style-name="ce3" office:value-type="string">
            <text:p>Gerundet auf 5 Nachkommastellen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2.5">
            <text:p>12,5</text:p>
          </table:table-cell>
          <table:table-cell office:value-type="float" office:value="7.5">
            <text:p>7,5</text:p>
          </table:table-cell>
          <table:table-cell office:value-type="float" office:value="-2">
            <text:p>-2</text:p>
          </table:table-cell>
          <table:table-cell/>
          <table:table-cell table:style-name="ce2" office:value-type="string">
            <text:p>V_TAS</text:p>
          </table:table-cell>
          <table:table-cell table:style-name="ce5" office:value-type="string">
            <text:p>-0,11*x+71,7</text:p>
          </table:table-cell>
          <table:table-cell/>
          <table:table-cell table:style-name="ce2" office:value-type="string">
            <text:p>delta_t_mi = delta_t / n_mess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</text:p>
          </table:table-cell>
          <table:table-cell office:value-type="string">
            <text:p>-0,05*x+22</text:p>
          </table:table-cell>
          <table:table-cell/>
          <table:table-cell table:style-name="ce3" office:value-type="string">
            <text:p>delta_m_ges_mi = delta_m_ges / n_mess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pha</text:p>
          </table:table-cell>
          <table:table-cell office:value-type="string">
            <text:p>0,04*x+0,9</text:p>
          </table:table-cell>
          <table:table-cell/>
          <table:table-cell table:style-name="ce100" office:value-type="string">
            <text:p>m_ges kg</text:p>
          </table:table-cell>
          <table:table-cell table:style-name="ce103" office:value-type="float" office:value="0.38461">
            <text:p>0,38461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6.5">
            <text:p>16,5</text:p>
          </table:table-cell>
          <table:table-cell office:value-type="float" office:value="-13.5">
            <text:p>-13,5</text:p>
          </table:table-cell>
          <table:table-cell/>
          <table:table-cell table:style-name="ce3" office:value-type="string">
            <text:p>eta</text:p>
          </table:table-cell>
          <table:table-cell table:style-name="ce6" office:value-type="string">
            <text:p>-0,04*x+2,15</text:p>
          </table:table-cell>
          <table:table-cell/>
          <table:table-cell table:style-name="ce3" office:value-type="string">
            <text:p>delta_t s</text:p>
          </table:table-cell>
          <table:table-cell table:style-name="ce6" office:value-type="float" office:value="11.15384">
            <text:p>11,15384</text:p>
          </table:table-cell>
        </table:table-row>
        <table:table-row table:style-name="ro1">
          <table:table-cell table:number-columns-repeated="2"/>
          <table:table-cell table:style-name="ce3" office:value-type="float" office:value="36">
            <text:p>36</text:p>
          </table:table-cell>
          <table:table-cell table:style-name="ce102" office:value-type="float" office:value="6.5">
            <text:p>6,5</text:p>
          </table:table-cell>
          <table:table-cell table:style-name="ce102" office:value-type="float" office:value="13">
            <text:p>13</text:p>
          </table:table-cell>
          <table:table-cell table:style-name="ce6" office:value-type="float" office:value="-6">
            <text:p>-6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0" office:value-type="string">
            <text:p>Mittelwert</text:p>
          </table:table-cell>
          <table:table-cell table:style-name="ce15" table:formula="of:=AVERAGE([.C25:.C29])" office:value-type="float" office:value="52.2">
            <text:p>52,2</text:p>
          </table:table-cell>
          <table:table-cell table:style-name="ce158" table:formula="of:=AVERAGE([.D25:.D29])" office:value-type="float" office:value="13.6">
            <text:p>13,6</text:p>
          </table:table-cell>
          <table:table-cell table:style-name="ce158" table:formula="of:=AVERAGE([.E25:.E29])" office:value-type="float" office:value="8.4">
            <text:p>8,4</text:p>
          </table:table-cell>
          <table:table-cell table:style-name="ce159" table:formula="of:=AVERAGE([.F25:.F29])" office:value-type="float" office:value="-4.3">
            <text:p>-4,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57" office:value-type="string">
            <text:p>Dornier 28</text:p>
          </table:table-cell>
          <table:table-cell table:style-name="ce101" table:number-columns-repeated="2"/>
          <table:table-cell table:style-name="ce5"/>
          <table:table-cell/>
          <table:table-cell table:style-name="ce2" office:value-type="string">
            <text:p>Lineare Regression</text:p>
          </table:table-cell>
          <table:table-cell table:style-name="ce5" office:value-type="string">
            <text:p>Terme: 1,x</text:p>
          </table:table-cell>
          <table:table-cell/>
          <table:table-cell table:style-name="ce2" office:value-type="string">
            <text:p>Messintervall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99" office:value-type="string" table:number-columns-spanned="4" table:number-rows-spanned="1">
            <text:p>Sinkflug 4</text:p>
          </table:table-cell>
          <table:covered-table-cell table:number-columns-repeated="3"/>
          <table:table-cell/>
          <table:table-cell office:value-type="string">
            <text:p>Sinkflug 4</text:p>
          </table:table-cell>
          <table:table-cell office:value-type="string">
            <text:p>x = t in s</text:p>
          </table:table-cell>
          <table:table-cell/>
          <table:table-cell table:style-name="ce100" office:value-type="string">
            <text:p>Sinkflug 4</text:p>
          </table:table-cell>
          <table:table-cell table:style-name="ce103"/>
        </table:table-row>
        <table:table-row table:style-name="ro1">
          <table:table-cell table:number-columns-repeated="2"/>
          <table:table-cell office:value-type="string">
            <text:p>V_TAS</text:p>
          </table:table-cell>
          <table:table-cell office:value-type="string">
            <text:p>q</text:p>
          </table:table-cell>
          <table:table-cell office:value-type="string">
            <text:p>alpha</text:p>
          </table:table-cell>
          <table:table-cell office:value-type="string">
            <text:p>eta</text:p>
          </table:table-cell>
          <table:table-cell/>
          <table:table-cell office:value-type="string">
            <text:p>Gerundet auf 2 Nachkommastellen</text:p>
          </table:table-cell>
          <table:table-cell table:number-columns-repeated="2"/>
          <table:table-cell table:style-name="ce3" office:value-type="string">
            <text:p>Gerundet auf 5 Nachkommastellen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13.5">
            <text:p>13,5</text:p>
          </table:table-cell>
          <table:table-cell office:value-type="float" office:value="5.5">
            <text:p>5,5</text:p>
          </table:table-cell>
          <table:table-cell office:value-type="float" office:value="-2.5">
            <text:p>-2,5</text:p>
          </table:table-cell>
          <table:table-cell/>
          <table:table-cell table:style-name="ce2" office:value-type="string">
            <text:p>V_TAS</text:p>
          </table:table-cell>
          <table:table-cell table:style-name="ce5" office:value-type="string">
            <text:p>0,17*x+51,4</text:p>
          </table:table-cell>
          <table:table-cell/>
          <table:table-cell table:style-name="ce2" office:value-type="string">
            <text:p>delta_t_mi = delta_t / n_mess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2.5">
            <text:p>2,5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q</text:p>
          </table:table-cell>
          <table:table-cell office:value-type="string">
            <text:p>0,11*x+15,45</text:p>
          </table:table-cell>
          <table:table-cell/>
          <table:table-cell table:style-name="ce3" office:value-type="string">
            <text:p>delta_m_ges_mi = delta_m_ges / n_mess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alpha</text:p>
          </table:table-cell>
          <table:table-cell office:value-type="string">
            <text:p>-0,03*x+5</text:p>
          </table:table-cell>
          <table:table-cell/>
          <table:table-cell table:style-name="ce100" office:value-type="string">
            <text:p>m_ges kg</text:p>
          </table:table-cell>
          <table:table-cell table:style-name="ce103" office:value-type="float" office:value="0.26666">
            <text:p>0,26666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22.5">
            <text:p>22,5</text:p>
          </table:table-cell>
          <table:table-cell office:value-type="float" office:value="2.5">
            <text:p>2,5</text:p>
          </table:table-cell>
          <table:table-cell office:value-type="float" office:value="-1">
            <text:p>-1</text:p>
          </table:table-cell>
          <table:table-cell/>
          <table:table-cell table:style-name="ce3" office:value-type="string">
            <text:p>eta</text:p>
          </table:table-cell>
          <table:table-cell table:style-name="ce6" office:value-type="string">
            <text:p>0,02*x-2,9</text:p>
          </table:table-cell>
          <table:table-cell/>
          <table:table-cell table:style-name="ce3" office:value-type="string">
            <text:p>delta_t s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style-name="ce3" office:value-type="float" office:value="69">
            <text:p>69</text:p>
          </table:table-cell>
          <table:table-cell table:style-name="ce102" office:value-type="float" office:value="28">
            <text:p>28</text:p>
          </table:table-cell>
          <table:table-cell table:style-name="ce102" office:value-type="float" office:value="2">
            <text:p>2</text:p>
          </table:table-cell>
          <table:table-cell table:style-name="ce6" office:value-type="float" office:value="-0.5">
            <text:p>-0,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0" office:value-type="string">
            <text:p>Mittelwert</text:p>
          </table:table-cell>
          <table:table-cell table:style-name="ce15" table:formula="of:=AVERAGE([.C35:.C39])" office:value-type="float" office:value="64">
            <text:p>64</text:p>
          </table:table-cell>
          <table:table-cell table:style-name="ce158" table:formula="of:=AVERAGE([.D35:.D39])" office:value-type="float" office:value="23.4">
            <text:p>23,4</text:p>
          </table:table-cell>
          <table:table-cell table:style-name="ce158" table:formula="of:=AVERAGE([.E35:.E39])" office:value-type="float" office:value="2.9">
            <text:p>2,9</text:p>
          </table:table-cell>
          <table:table-cell table:style-name="ce159" table:formula="of:=AVERAGE([.F35:.F39])" office:value-type="float" office:value="-1.4">
            <text:p>-1,4</text:p>
          </table:table-cell>
          <table:table-cell/>
          <table:table-cell table:style-name="Default" table:number-columns-repeated="2"/>
          <table:table-cell table:number-columns-repeated="3"/>
        </table:table-row>
      </table:table>
      <table:table table:name="D0 128_backup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rho_kraft</text:p>
          </table:table-cell>
          <table:table-cell table:style-name="ce4" office:value-type="string">
            <text:p>kg/L</text:p>
          </table:table-cell>
          <table:table-cell table:style-name="ce7" office:value-type="float" office:value="0.784">
            <text:p>0,784</text:p>
          </table:table-cell>
          <table:table-cell table:number-columns-repeated="5"/>
          <table:table-cell table:style-name="ce15" office:value-type="string">
            <text:p>dT/dH</text:p>
          </table:table-cell>
          <table:table-cell table:style-name="ce16" office:value-type="float" office:value="-0.0065">
            <text:p>-0,0065</text:p>
          </table:table-cell>
          <table:table-cell table:style-name="ce18" office:value-type="string">
            <text:p>K/m</text:p>
          </table:table-cell>
          <table:table-cell table:style-name="ce20"/>
          <table:table-cell/>
          <table:table-cell table:style-name="ce15" office:value-type="string">
            <text:p>g</text:p>
          </table:table-cell>
          <table:table-cell table:style-name="ce16" office:value-type="float" office:value="9.81">
            <text:p>9,81</text:p>
          </table:table-cell>
          <table:table-cell table:style-name="ce18" office:value-type="string">
            <text:p>m/s²</text:p>
          </table:table-cell>
          <table:table-cell table:number-columns-repeated="17"/>
        </table:table-row>
        <table:table-row table:style-name="ro1">
          <table:table-cell office:value-type="string">
            <text:p>kraftvolmax</text:p>
          </table:table-cell>
          <table:table-cell table:style-name="ce4" office:value-type="string">
            <text:p>L</text:p>
          </table:table-cell>
          <table:table-cell table:style-name="ce8" office:value-type="float" office:value="767.478">
            <text:p>767,478</text:p>
          </table:table-cell>
          <table:table-cell table:number-columns-repeated="6"/>
          <table:table-cell table:style-name="ce17"/>
          <table:table-cell table:style-name="ce19"/>
          <table:table-cell table:style-name="ce21"/>
          <table:table-cell table:number-columns-repeated="2"/>
          <table:table-cell table:style-name="ce17"/>
          <table:table-cell table:style-name="ce19"/>
          <table:table-cell table:number-columns-repeated="17"/>
        </table:table-row>
        <table:table-row table:style-name="ro1">
          <table:table-cell office:value-type="string">
            <text:p>Tankfülle</text:p>
          </table:table-cell>
          <table:table-cell table:style-name="ce4" office:value-type="string">
            <text:p>%</text:p>
          </table:table-cell>
          <table:table-cell table:style-name="ce9" office:value-type="float" office:value="1">
            <text:p>1</text:p>
          </table:table-cell>
          <table:table-cell table:number-columns-repeated="5"/>
          <table:table-cell table:style-name="ce15" office:value-type="string">
            <text:p>p_0_INA</text:p>
          </table:table-cell>
          <table:table-cell table:style-name="ce16" office:value-type="float" office:value="101325">
            <text:p>101325</text:p>
          </table:table-cell>
          <table:table-cell table:style-name="ce18" office:value-type="string">
            <text:p>N/m²</text:p>
          </table:table-cell>
          <table:table-cell table:style-name="ce20"/>
          <table:table-cell/>
          <table:table-cell table:style-name="ce15" office:value-type="string">
            <text:p>T_Boden</text:p>
          </table:table-cell>
          <table:table-cell table:style-name="ce16" office:value-type="float" office:value="293.15">
            <text:p>293,15</text:p>
          </table:table-cell>
          <table:table-cell table:style-name="ce18" office:value-type="string">
            <text:p>K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kraft_masse</text:p>
          </table:table-cell>
          <table:table-cell table:style-name="ce4" office:value-type="string">
            <text:p>kg</text:p>
          </table:table-cell>
          <table:table-cell table:style-name="ce10" table:formula="of:=([.C1]*[.C2])*[.C3]" office:value-type="float" office:value="601.702752">
            <text:p>601,702752</text:p>
          </table:table-cell>
          <table:table-cell/>
          <table:table-cell table:style-name="ce1"/>
          <table:table-cell table:number-columns-repeated="4"/>
          <table:table-cell table:style-name="ce17"/>
          <table:table-cell table:style-name="ce19"/>
          <table:table-cell table:style-name="ce21"/>
          <table:table-cell table:number-columns-repeated="12"/>
          <table:table-cell office:value-type="string">
            <text:p>Lilienthalpolare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6"/>
          <table:table-cell table:style-name="ce15" office:value-type="string">
            <text:p>rho_0_INA</text:p>
          </table:table-cell>
          <table:table-cell table:style-name="ce16" office:value-type="float" office:value="1.225">
            <text:p>1,225</text:p>
          </table:table-cell>
          <table:table-cell table:style-name="ce18" office:value-type="string">
            <text:p>kg/m³</text:p>
          </table:table-cell>
          <table:table-cell table:style-name="ce20"/>
          <table:table-cell/>
          <table:table-cell table:style-name="ce13" office:value-type="string">
            <text:p>p_QNH</text:p>
          </table:table-cell>
          <table:table-cell table:style-name="ce11" office:value-type="float" office:value="100600">
            <text:p>100600</text:p>
          </table:table-cell>
          <table:table-cell table:style-name="ce25" office:value-type="string">
            <text:p>N/m²</text:p>
          </table:table-cell>
          <table:table-cell table:number-columns-repeated="17"/>
        </table:table-row>
        <table:table-row table:style-name="ro1">
          <table:table-cell office:value-type="string">
            <text:p>m_rüst</text:p>
          </table:table-cell>
          <table:table-cell table:style-name="ce4" office:value-type="string">
            <text:p>kg</text:p>
          </table:table-cell>
          <table:table-cell table:style-name="ce11" office:value-type="float" office:value="3188">
            <text:p>3188</text:p>
          </table:table-cell>
          <table:table-cell table:number-columns-repeated="6"/>
          <table:table-cell table:style-name="ce17"/>
          <table:table-cell table:style-name="ce19"/>
          <table:table-cell table:style-name="ce21"/>
          <table:table-cell table:number-columns-repeated="21"/>
        </table:table-row>
        <table:table-row table:style-name="ro1">
          <table:table-cell office:value-type="string">
            <text:p>m_kraftstoff</text:p>
          </table:table-cell>
          <table:table-cell table:style-name="ce4" office:value-type="string">
            <text:p>kg</text:p>
          </table:table-cell>
          <table:table-cell table:style-name="ce12" table:formula="of:=[.C4]" office:value-type="float" office:value="601.702752">
            <text:p>601,702752</text:p>
          </table:table-cell>
          <table:table-cell table:number-columns-repeated="5"/>
          <table:table-cell table:style-name="ce15" office:value-type="string">
            <text:p>T_0_INA</text:p>
          </table:table-cell>
          <table:table-cell table:style-name="ce16" office:value-type="float" office:value="288.15">
            <text:p>288,15</text:p>
          </table:table-cell>
          <table:table-cell table:style-name="ce18" office:value-type="string">
            <text:p>K</text:p>
          </table:table-cell>
          <table:table-cell table:style-name="ce20"/>
          <table:table-cell/>
          <table:table-cell table:style-name="ce13" office:value-type="string">
            <text:p>S</text:p>
          </table:table-cell>
          <table:table-cell table:style-name="ce11" office:value-type="float" office:value="29">
            <text:p>29</text:p>
          </table:table-cell>
          <table:table-cell table:style-name="ce25" office:value-type="string">
            <text:p>m²</text:p>
          </table:table-cell>
          <table:table-cell table:number-columns-repeated="17"/>
        </table:table-row>
        <table:table-row table:style-name="ro1">
          <table:table-cell office:value-type="string">
            <text:p>m_besatzung</text:p>
          </table:table-cell>
          <table:table-cell table:style-name="ce4" office:value-type="string">
            <text:p>kg</text:p>
          </table:table-cell>
          <table:table-cell table:style-name="ce11" office:value-type="float" office:value="425">
            <text:p>425</text:p>
          </table:table-cell>
          <table:table-cell table:number-columns-repeated="6"/>
          <table:table-cell table:style-name="ce17"/>
          <table:table-cell table:style-name="ce19"/>
          <table:table-cell table:style-name="ce21"/>
          <table:table-cell table:number-columns-repeated="21"/>
        </table:table-row>
        <table:table-row table:style-name="ro1">
          <table:table-cell table:style-name="ce1" office:value-type="string">
            <text:p>m_start kg</text:p>
          </table:table-cell>
          <table:table-cell table:style-name="ce4" office:value-type="string">
            <text:p>kg</text:p>
          </table:table-cell>
          <table:table-cell table:style-name="ce13" table:formula="of:=SUM([.C6:.C8])" office:value-type="float" office:value="4214.702752">
            <text:p>4214,702752</text:p>
          </table:table-cell>
          <table:table-cell/>
          <table:table-cell table:style-name="ce1"/>
          <table:table-cell table:number-columns-repeated="3"/>
          <table:table-cell table:style-name="ce15" office:value-type="string">
            <text:p>n</text:p>
          </table:table-cell>
          <table:table-cell table:style-name="ce16" office:value-type="float" office:value="1.235">
            <text:p>1,235</text:p>
          </table:table-cell>
          <table:table-cell table:style-name="ce18" office:value-type="string">
            <text:p>dimensionslos</text:p>
          </table:table-cell>
          <table:table-cell table:style-name="ce20"/>
          <table:table-cell table:number-columns-repeated="21"/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T °C REAL</text:p>
          </table:table-cell>
          <table:table-cell office:value-type="string">
            <text:p>H m INA</text:p>
          </table:table-cell>
          <table:table-cell office:value-type="string">
            <text:p>T K REAL</text:p>
          </table:table-cell>
          <table:table-cell office:value-type="string">
            <text:p>Vias m/s</text:p>
          </table:table-cell>
          <table:table-cell office:value-type="string">
            <text:p>fuel_lbs_verbr</text:p>
          </table:table-cell>
          <table:table-cell office:value-type="string">
            <text:p>fuel_kg_verbr</text:p>
          </table:table-cell>
          <table:table-cell office:value-type="string">
            <text:p>m_ges</text:p>
          </table:table-cell>
          <table:table-cell office:value-type="string">
            <text:p>delta_t</text:p>
          </table:table-cell>
          <table:table-cell office:value-type="string">
            <text:p>T_INA</text:p>
          </table:table-cell>
          <table:table-cell office:value-type="string">
            <text:p>rho_ina</text:p>
          </table:table-cell>
          <table:table-cell office:value-type="string">
            <text:p>rho_real</text:p>
          </table:table-cell>
          <table:table-cell office:value-type="string">
            <text:p>p_ina</text:p>
          </table:table-cell>
          <table:table-cell office:value-type="string">
            <text:p>delta_H_INA</text:p>
          </table:table-cell>
          <table:table-cell office:value-type="string">
            <text:p>A</text:p>
          </table:table-cell>
          <table:table-cell table:style-name="ce22" office:value-type="string">
            <text:p>V_TAS m/s</text:p>
          </table:table-cell>
          <table:table-cell table:style-name="ce26" office:value-type="string">
            <text:p>wg_real</text:p>
          </table:table-cell>
          <table:table-cell table:style-name="ce26" office:value-type="string">
            <text:p>q</text:p>
          </table:table-cell>
          <table:table-cell table:style-name="ce26" office:value-type="string">
            <text:p>W</text:p>
          </table:table-cell>
          <table:table-cell table:style-name="ce26" office:value-type="string">
            <text:p>C_w</text:p>
          </table:table-cell>
          <table:table-cell table:style-name="ce26" office:value-type="string">
            <text:p>C_a</text:p>
          </table:table-cell>
          <table:table-cell table:style-name="ce26" office:value-type="string">
            <text:p>gamma_rad</text:p>
          </table:table-cell>
          <table:table-cell table:style-name="ce35" office:value-type="string">
            <text:p>gamma_deg</text:p>
          </table:table-cell>
          <table:table-cell/>
          <table:table-cell office:value-type="string">
            <text:p>m_start</text:p>
          </table:table-cell>
          <table:table-cell office:value-type="string">
            <text:p>dt/dh</text:p>
          </table:table-cell>
          <table:table-cell office:value-type="string">
            <text:p>p0ina</text:p>
          </table:table-cell>
          <table:table-cell office:value-type="string">
            <text:p>rho0ina</text:p>
          </table:table-cell>
          <table:table-cell office:value-type="string">
            <text:p>t0ina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tboden</text:p>
          </table:table-cell>
          <table:table-cell office:value-type="string">
            <text:p>pQNH</text:p>
          </table:table-cell>
          <table:table-cell office:value-type="string">
            <text:p>s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float" office:value="2500">
            <text:p>2500</text:p>
          </table:table-cell>
          <table:table-cell table:formula="of:=[.A12]+273.15" office:value-type="float" office:value="285.15">
            <text:p>285,15</text:p>
          </table:table-cell>
          <table:table-cell table:style-name="ce7" office:value-type="float" office:value="41.1556">
            <text:p>41,1556</text:p>
          </table:table-cell>
          <table:table-cell table:style-name="ce7" office:value-type="float" office:value="83">
            <text:p>83</text:p>
          </table:table-cell>
          <table:table-cell table:style-name="ce12" table:formula="of:=[.E12]*0.453592" office:value-type="float" office:value="37.648136">
            <text:p>37,648136</text:p>
          </table:table-cell>
          <table:table-cell table:formula="of:=[.X12]-[.F12]" office:value-type="float" office:value="4177.054616">
            <text:p>4177,054616</text:p>
          </table:table-cell>
          <table:table-cell office:value-type="float" office:value="0">
            <text:p>0</text:p>
          </table:table-cell>
          <table:table-cell table:formula="of:=[.AB12]+([.B12]*[.Y12])" office:value-type="float" office:value="271.9">
            <text:p>271,9</text:p>
          </table:table-cell>
          <table:table-cell table:formula="of:=[.AA12] * ( ( 1 + ( [.Y12] * ( [.B12] / [.AB12] ) ) ) ^ 4.256 )" office:value-type="float" office:value="0.956852096582381">
            <text:p>0,9568520966</text:p>
          </table:table-cell>
          <table:table-cell table:formula="of:=( [.J12] * [.I12] ) / [.C12]" office:value-type="float" office:value="0.912390268492897">
            <text:p>0,9123902685</text:p>
          </table:table-cell>
          <table:table-cell table:formula="of:=[.Z12] * ( ( 1+ ( [.Y12] * ( [.B12] / [.AB12] ) ) ) ^ 5.256 )" office:value-type="float" office:value="74681.9966040375">
            <text:p>74681,9966040375</text:p>
          </table:table-cell>
          <table:table-cell table:number-columns-repeated="2"/>
          <table:table-cell table:style-name="ce23" table:formula="of:=SQRT( ( [.Q12] * 2 ) / [.K12] )" office:value-type="float" office:value="47.6877310719615">
            <text:p>47,687731072</text:p>
          </table:table-cell>
          <table:table-cell table:style-name="ce27"/>
          <table:table-cell table:style-name="ce27" table:formula="of:= ( ( [.D12] ) ^2 ) * ( [.AA12] / 2 )" office:value-type="float" office:value="1037.442339458">
            <text:p>1037,442339458</text:p>
          </table:table-cell>
          <table:table-cell table:style-name="ce29" table:number-columns-repeated="3"/>
          <table:table-cell table:style-name="ce33"/>
          <table:table-cell table:style-name="ce36"/>
          <table:table-cell/>
          <table:table-cell table:formula="of:=[.C9]" office:value-type="float" office:value="4214.702752">
            <text:p>4214,702752</text:p>
          </table:table-cell>
          <table:table-cell table:formula="of:=[.J1]" office:value-type="float" office:value="-0.0065">
            <text:p>-0,0065</text:p>
          </table:table-cell>
          <table:table-cell table:formula="of:=[.J3]" office:value-type="float" office:value="101325">
            <text:p>101325</text:p>
          </table:table-cell>
          <table:table-cell table:formula="of:=[.J5]" office:value-type="float" office:value="1.225">
            <text:p>1,225</text:p>
          </table:table-cell>
          <table:table-cell table:formula="of:=[.J7]" office:value-type="float" office:value="288.15">
            <text:p>288,15</text:p>
          </table:table-cell>
          <table:table-cell table:formula="of:=[.J9]" office:value-type="float" office:value="1.235">
            <text:p>1,235</text:p>
          </table:table-cell>
          <table:table-cell table:formula="of:=[.O1]" office:value-type="float" office:value="9.81">
            <text:p>9,81</text:p>
          </table:table-cell>
          <table:table-cell table:formula="of:=[.O3]" office:value-type="float" office:value="293.15">
            <text:p>293,15</text:p>
          </table:table-cell>
          <table:table-cell table:formula="of:=[.O5]" office:value-type="float" office:value="100600">
            <text:p>100600</text:p>
          </table:table-cell>
          <table:table-cell table:formula="of:=[.O7]" office:value-type="float" office:value="29">
            <text:p>29</text:p>
          </table:table-cell>
        </table:table-row>
        <table:table-row table:style-name="ro1">
          <table:table-cell table:style-name="ce3" office:value-type="float" office:value="14.5">
            <text:p>14,5</text:p>
          </table:table-cell>
          <table:table-cell table:style-name="ce6" office:value-type="float" office:value="1450">
            <text:p>1450</text:p>
          </table:table-cell>
          <table:table-cell table:formula="of:=[.A13]+273.15" office:value-type="float" office:value="287.65">
            <text:p>287,65</text:p>
          </table:table-cell>
          <table:table-cell table:style-name="ce9" office:value-type="float" office:value="41.1556">
            <text:p>41,1556</text:p>
          </table:table-cell>
          <table:table-cell table:style-name="ce9" office:value-type="float" office:value="90">
            <text:p>90</text:p>
          </table:table-cell>
          <table:table-cell table:style-name="ce12" table:formula="of:=[.E13]*0.453592" office:value-type="float" office:value="40.82328">
            <text:p>40,82328</text:p>
          </table:table-cell>
          <table:table-cell table:formula="of:=[.X13]-[.F13]" office:value-type="float" office:value="4173.879472">
            <text:p>4173,879472</text:p>
          </table:table-cell>
          <table:table-cell table:style-name="ce11" office:value-type="float" office:value="98">
            <text:p>98</text:p>
          </table:table-cell>
          <table:table-cell table:formula="of:=[.AB13]+([.B13]*[.Y13])" office:value-type="float" office:value="278.725">
            <text:p>278,725</text:p>
          </table:table-cell>
          <table:table-cell table:formula="of:=[.AA13] * ( ( 1 + ( [.Y13] * ( [.B13] / [.AB13] ) ) ) ^ 4.256 )" office:value-type="float" office:value="1.06332973435298">
            <text:p>1,0633297344</text:p>
          </table:table-cell>
          <table:table-cell table:formula="of:=( [.J13] * [.I13] ) / [.C13]" office:value-type="float" office:value="1.03033749420315">
            <text:p>1,0303374942</text:p>
          </table:table-cell>
          <table:table-cell table:formula="of:=[.Z13] * ( ( 1+ ( [.Y13] * ( [.B13] / [.AB13] ) ) ) ^ 5.256 )" office:value-type="float" office:value="85075.7492080824">
            <text:p>85075,7492080824</text:p>
          </table:table-cell>
          <table:table-cell table:formula="of:=[.B13]-[.B12]" office:value-type="float" office:value="-1050">
            <text:p>-1050</text:p>
          </table:table-cell>
          <table:table-cell table:formula="of:= [.G13] * [.AD13] * COS( [.U13] )" office:value-type="float" office:value="39662.7083908317">
            <text:p>39662,7083908317</text:p>
          </table:table-cell>
          <table:table-cell table:style-name="ce23" table:formula="of:=SQRT( ( [.Q13] * 2 ) / [.K13] )" office:value-type="float" office:value="44.8752860393499">
            <text:p>44,8752860394</text:p>
          </table:table-cell>
          <table:table-cell table:style-name="ce27" table:formula="of:= ( [.M13] / [.H13] ) * ( ( ( [.C12] + [.C13] ) / 2 ) / ( ( [.I12] + [.I13] ) / 2 ) )" office:value-type="float" office:value="-11.1457759040052">
            <text:p>-11,145775904</text:p>
          </table:table-cell>
          <table:table-cell table:style-name="ce27" table:formula="of:= ( ( [.D13] ) ^2 ) * ( [.AA13] / 2 )" office:value-type="float" office:value="1037.442339458">
            <text:p>1037,442339458</text:p>
          </table:table-cell>
          <table:table-cell table:style-name="ce30" table:formula="of:= - ( [.G13] * [.AD13] * SIN( [.U13] ) )" office:value-type="float" office:value="-10169.7900767834">
            <text:p>-10169,7900767834</text:p>
          </table:table-cell>
          <table:table-cell table:style-name="ce29" table:formula="of:= - ( ( 2 * [.R13] ) / ( ( ( [.O13] ) ^ 2 ) * [.AG13] * [.K13] ) )" office:value-type="float" office:value="0.338025934650034">
            <text:p>0,3380259347</text:p>
          </table:table-cell>
          <table:table-cell table:style-name="ce29" table:formula="of:= ( ( 2 * [.N13] ) / ( ( ( [.O13] ) ^ 2 ) * [.AG13] * [.K13] ) )" office:value-type="float" office:value="1.31831866472539">
            <text:p>1,3183186647</text:p>
          </table:table-cell>
          <table:table-cell table:style-name="ce33" table:formula="of:=ASIN( - ( [.P13] / [.O13] ) )" office:value-type="float" office:value="0.250999489327542">
            <text:p>0,2509994893</text:p>
          </table:table-cell>
          <table:table-cell table:style-name="ce36" table:formula="of:=[.U13] * ( 180 / 3.14159265359 )" office:value-type="float" office:value="14.3812113984061">
            <text:p>14,3812113984</text:p>
          </table:table-cell>
          <table:table-cell/>
          <table:table-cell table:formula="of:=[.X12]" office:value-type="float" office:value="4214.702752">
            <text:p>4214,702752</text:p>
          </table:table-cell>
          <table:table-cell table:formula="of:=[.Y12]" office:value-type="float" office:value="-0.0065">
            <text:p>-0,0065</text:p>
          </table:table-cell>
          <table:table-cell table:formula="of:=[.Z12]" office:value-type="float" office:value="101325">
            <text:p>101325</text:p>
          </table:table-cell>
          <table:table-cell table:formula="of:=[.AA12]" office:value-type="float" office:value="1.225">
            <text:p>1,225</text:p>
          </table:table-cell>
          <table:table-cell table:formula="of:=[.AB12]" office:value-type="float" office:value="288.15">
            <text:p>288,15</text:p>
          </table:table-cell>
          <table:table-cell table:formula="of:=[.AC12]" office:value-type="float" office:value="1.235">
            <text:p>1,235</text:p>
          </table:table-cell>
          <table:table-cell table:formula="of:=[.AD12]" office:value-type="float" office:value="9.81">
            <text:p>9,81</text:p>
          </table:table-cell>
          <table:table-cell table:formula="of:=[.AE12]" office:value-type="float" office:value="293.15">
            <text:p>293,15</text:p>
          </table:table-cell>
          <table:table-cell table:formula="of:=[.AF12]" office:value-type="float" office:value="100600">
            <text:p>100600</text:p>
          </table:table-cell>
          <table:table-cell table:formula="of:=[.AG12]" office:value-type="float" office:value="29">
            <text:p>29</text:p>
          </table:table-cell>
        </table:table-row>
        <table:table-row table:style-name="ro1">
          <table:table-cell table:number-columns-repeated="5"/>
          <table:table-cell table:style-name="ce12"/>
          <table:table-cell table:number-columns-repeated="8"/>
          <table:table-cell table:style-name="ce23"/>
          <table:table-cell table:style-name="ce27" table:number-columns-repeated="2"/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13]" office:value-type="float" office:value="4214.702752">
            <text:p>4214,702752</text:p>
          </table:table-cell>
          <table:table-cell table:formula="of:=[.Y13]" office:value-type="float" office:value="-0.0065">
            <text:p>-0,0065</text:p>
          </table:table-cell>
          <table:table-cell table:formula="of:=[.Z13]" office:value-type="float" office:value="101325">
            <text:p>101325</text:p>
          </table:table-cell>
          <table:table-cell table:formula="of:=[.AA13]" office:value-type="float" office:value="1.225">
            <text:p>1,225</text:p>
          </table:table-cell>
          <table:table-cell table:formula="of:=[.AB13]" office:value-type="float" office:value="288.15">
            <text:p>288,15</text:p>
          </table:table-cell>
          <table:table-cell table:formula="of:=[.AC13]" office:value-type="float" office:value="1.235">
            <text:p>1,235</text:p>
          </table:table-cell>
          <table:table-cell table:formula="of:=[.AD13]" office:value-type="float" office:value="9.81">
            <text:p>9,81</text:p>
          </table:table-cell>
          <table:table-cell table:formula="of:=[.AE13]" office:value-type="float" office:value="293.15">
            <text:p>293,15</text:p>
          </table:table-cell>
          <table:table-cell table:formula="of:=[.AF13]" office:value-type="float" office:value="100600">
            <text:p>100600</text:p>
          </table:table-cell>
          <table:table-cell table:formula="of:=[.AG13]" office:value-type="float" office:value="29">
            <text:p>29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float" office:value="2500">
            <text:p>2500</text:p>
          </table:table-cell>
          <table:table-cell table:formula="of:=[.A15]+273.15" office:value-type="float" office:value="285.15">
            <text:p>285,15</text:p>
          </table:table-cell>
          <table:table-cell table:style-name="ce7" office:value-type="float" office:value="51.444">
            <text:p>51,444</text:p>
          </table:table-cell>
          <table:table-cell table:style-name="ce7" office:value-type="float" office:value="107">
            <text:p>107</text:p>
          </table:table-cell>
          <table:table-cell table:style-name="ce12" table:formula="of:=[.E15]*0.453592" office:value-type="float" office:value="48.534344">
            <text:p>48,534344</text:p>
          </table:table-cell>
          <table:table-cell table:formula="of:=[.X15]-[.F15]" office:value-type="float" office:value="4166.168408">
            <text:p>4166,168408</text:p>
          </table:table-cell>
          <table:table-cell office:value-type="float" office:value="0">
            <text:p>0</text:p>
          </table:table-cell>
          <table:table-cell table:formula="of:=[.AB15]+([.B15]*[.Y15])" office:value-type="float" office:value="271.9">
            <text:p>271,9</text:p>
          </table:table-cell>
          <table:table-cell table:formula="of:=[.AA15] * ( ( 1 + ( [.Y15] * ( [.B15] / [.AB15] ) ) ) ^ 4.256 )" office:value-type="float" office:value="0.956852096582381">
            <text:p>0,9568520966</text:p>
          </table:table-cell>
          <table:table-cell table:formula="of:=( [.J15] * [.I15] ) / [.C15]" office:value-type="float" office:value="0.912390268492897">
            <text:p>0,9123902685</text:p>
          </table:table-cell>
          <table:table-cell table:formula="of:=[.Z15] * ( ( 1+ ( [.Y15] * ( [.B15] / [.AB15] ) ) ) ^ 5.256 )" office:value-type="float" office:value="74681.9966040375">
            <text:p>74681,9966040375</text:p>
          </table:table-cell>
          <table:table-cell table:number-columns-repeated="2"/>
          <table:table-cell table:style-name="ce23" table:formula="of:=SQRT( ( [.Q15] * 2 ) / [.K15] )" office:value-type="float" office:value="59.6090844809937">
            <text:p>59,609084481</text:p>
          </table:table-cell>
          <table:table-cell table:style-name="ce27"/>
          <table:table-cell table:style-name="ce27" table:formula="of:= ( ( [.D15] ) ^2 ) * ( [.AA15] / 2 )" office:value-type="float" office:value="1620.9721458">
            <text:p>1620,9721458</text:p>
          </table:table-cell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14]" office:value-type="float" office:value="4214.702752">
            <text:p>4214,702752</text:p>
          </table:table-cell>
          <table:table-cell table:formula="of:=[.Y14]" office:value-type="float" office:value="-0.0065">
            <text:p>-0,0065</text:p>
          </table:table-cell>
          <table:table-cell table:formula="of:=[.Z14]" office:value-type="float" office:value="101325">
            <text:p>101325</text:p>
          </table:table-cell>
          <table:table-cell table:formula="of:=[.AA14]" office:value-type="float" office:value="1.225">
            <text:p>1,225</text:p>
          </table:table-cell>
          <table:table-cell table:formula="of:=[.AB14]" office:value-type="float" office:value="288.15">
            <text:p>288,15</text:p>
          </table:table-cell>
          <table:table-cell table:formula="of:=[.AC14]" office:value-type="float" office:value="1.235">
            <text:p>1,235</text:p>
          </table:table-cell>
          <table:table-cell table:formula="of:=[.AD14]" office:value-type="float" office:value="9.81">
            <text:p>9,81</text:p>
          </table:table-cell>
          <table:table-cell table:formula="of:=[.AE14]" office:value-type="float" office:value="293.15">
            <text:p>293,15</text:p>
          </table:table-cell>
          <table:table-cell table:formula="of:=[.AF14]" office:value-type="float" office:value="100600">
            <text:p>100600</text:p>
          </table:table-cell>
          <table:table-cell table:formula="of:=[.AG14]" office:value-type="float" office:value="29">
            <text:p>29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float" office:value="1500">
            <text:p>1500</text:p>
          </table:table-cell>
          <table:table-cell table:formula="of:=[.A16]+273.15" office:value-type="float" office:value="288.15">
            <text:p>288,15</text:p>
          </table:table-cell>
          <table:table-cell table:style-name="ce9" office:value-type="float" office:value="51.444">
            <text:p>51,444</text:p>
          </table:table-cell>
          <table:table-cell table:style-name="ce9" office:value-type="float" office:value="113">
            <text:p>113</text:p>
          </table:table-cell>
          <table:table-cell table:style-name="ce12" table:formula="of:=[.E16]*0.453592" office:value-type="float" office:value="51.255896">
            <text:p>51,255896</text:p>
          </table:table-cell>
          <table:table-cell table:formula="of:=[.X16]-[.F16]" office:value-type="float" office:value="4163.446856">
            <text:p>4163,446856</text:p>
          </table:table-cell>
          <table:table-cell table:style-name="ce11" office:value-type="float" office:value="68">
            <text:p>68</text:p>
          </table:table-cell>
          <table:table-cell table:formula="of:=[.AB16]+([.B16]*[.Y16])" office:value-type="float" office:value="278.4">
            <text:p>278,4</text:p>
          </table:table-cell>
          <table:table-cell table:formula="of:=[.AA16] * ( ( 1 + ( [.Y16] * ( [.B16] / [.AB16] ) ) ) ^ 4.256 )" office:value-type="float" office:value="1.0580628650735">
            <text:p>1,0580628651</text:p>
          </table:table-cell>
          <table:table-cell table:formula="of:=( [.J16] * [.I16] ) / [.C16]" office:value-type="float" office:value="1.02226167494868">
            <text:p>1,0222616749</text:p>
          </table:table-cell>
          <table:table-cell table:formula="of:=[.Z16] * ( ( 1+ ( [.Y16] * ( [.B16] / [.AB16] ) ) ) ^ 5.256 )" office:value-type="float" office:value="84555.6442564696">
            <text:p>84555,6442564696</text:p>
          </table:table-cell>
          <table:table-cell table:formula="of:=[.B16]-[.B15]" office:value-type="float" office:value="-1000">
            <text:p>-1000</text:p>
          </table:table-cell>
          <table:table-cell table:formula="of:= [.G16] * [.AD16] * COS( [.U16] )" office:value-type="float" office:value="39302.9053342752">
            <text:p>39302,9053342752</text:p>
          </table:table-cell>
          <table:table-cell table:style-name="ce23" table:formula="of:=SQRT( ( [.Q16] * 2 ) / [.K16] )" office:value-type="float" office:value="56.3146947389655">
            <text:p>56,314694739</text:p>
          </table:table-cell>
          <table:table-cell table:style-name="ce27" table:formula="of:= ( [.M16] / [.H16] ) * ( ( ( [.C15] + [.C16] ) / 2 ) / ( ( [.I15] + [.I16] ) / 2 ) )" office:value-type="float" office:value="-15.3205203578797">
            <text:p>-15,3205203579</text:p>
          </table:table-cell>
          <table:table-cell table:style-name="ce27" table:formula="of:= ( ( [.D16] ) ^2 ) * ( [.AA16] / 2 )" office:value-type="float" office:value="1620.9721458">
            <text:p>1620,9721458</text:p>
          </table:table-cell>
          <table:table-cell table:style-name="ce30" table:formula="of:= - ( [.G16] * [.AD16] * SIN( [.U16] ) )" office:value-type="float" office:value="-11111.528763911">
            <text:p>-11111,528763911</text:p>
          </table:table-cell>
          <table:table-cell table:style-name="ce29" table:formula="of:= - ( ( 2 * [.R16] ) / ( ( ( [.O16] ) ^ 2 ) * [.AG16] * [.K16] ) )" office:value-type="float" office:value="0.23637430492903">
            <text:p>0,2363743049</text:p>
          </table:table-cell>
          <table:table-cell table:style-name="ce29" table:formula="of:= ( ( 2 * [.N16] ) / ( ( ( [.O16] ) ^ 2 ) * [.AG16] * [.K16] ) )" office:value-type="float" office:value="0.836086296266836">
            <text:p>0,8360862963</text:p>
          </table:table-cell>
          <table:table-cell table:style-name="ce33" table:formula="of:=ASIN( - ( [.P16] / [.O16] ) )" office:value-type="float" office:value="0.275524728680215">
            <text:p>0,2755247287</text:p>
          </table:table-cell>
          <table:table-cell table:style-name="ce36" table:formula="of:=[.U16] * ( 180 / 3.14159265359 )" office:value-type="float" office:value="15.7864041048624">
            <text:p>15,7864041049</text:p>
          </table:table-cell>
          <table:table-cell/>
          <table:table-cell table:formula="of:=[.X15]" office:value-type="float" office:value="4214.702752">
            <text:p>4214,702752</text:p>
          </table:table-cell>
          <table:table-cell table:formula="of:=[.Y15]" office:value-type="float" office:value="-0.0065">
            <text:p>-0,0065</text:p>
          </table:table-cell>
          <table:table-cell table:formula="of:=[.Z15]" office:value-type="float" office:value="101325">
            <text:p>101325</text:p>
          </table:table-cell>
          <table:table-cell table:formula="of:=[.AA15]" office:value-type="float" office:value="1.225">
            <text:p>1,225</text:p>
          </table:table-cell>
          <table:table-cell table:formula="of:=[.AB15]" office:value-type="float" office:value="288.15">
            <text:p>288,15</text:p>
          </table:table-cell>
          <table:table-cell table:formula="of:=[.AC15]" office:value-type="float" office:value="1.235">
            <text:p>1,235</text:p>
          </table:table-cell>
          <table:table-cell table:formula="of:=[.AD15]" office:value-type="float" office:value="9.81">
            <text:p>9,81</text:p>
          </table:table-cell>
          <table:table-cell table:formula="of:=[.AE15]" office:value-type="float" office:value="293.15">
            <text:p>293,15</text:p>
          </table:table-cell>
          <table:table-cell table:formula="of:=[.AF15]" office:value-type="float" office:value="100600">
            <text:p>100600</text:p>
          </table:table-cell>
          <table:table-cell table:formula="of:=[.AG15]" office:value-type="float" office:value="29">
            <text:p>29</text:p>
          </table:table-cell>
        </table:table-row>
        <table:table-row table:style-name="ro1">
          <table:table-cell table:number-columns-repeated="5"/>
          <table:table-cell table:style-name="ce12"/>
          <table:table-cell table:number-columns-repeated="8"/>
          <table:table-cell table:style-name="ce23"/>
          <table:table-cell table:style-name="ce27" table:number-columns-repeated="2"/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16]" office:value-type="float" office:value="4214.702752">
            <text:p>4214,702752</text:p>
          </table:table-cell>
          <table:table-cell table:formula="of:=[.Y16]" office:value-type="float" office:value="-0.0065">
            <text:p>-0,0065</text:p>
          </table:table-cell>
          <table:table-cell table:formula="of:=[.Z16]" office:value-type="float" office:value="101325">
            <text:p>101325</text:p>
          </table:table-cell>
          <table:table-cell table:formula="of:=[.AA16]" office:value-type="float" office:value="1.225">
            <text:p>1,225</text:p>
          </table:table-cell>
          <table:table-cell table:formula="of:=[.AB16]" office:value-type="float" office:value="288.15">
            <text:p>288,15</text:p>
          </table:table-cell>
          <table:table-cell table:formula="of:=[.AC16]" office:value-type="float" office:value="1.235">
            <text:p>1,235</text:p>
          </table:table-cell>
          <table:table-cell table:formula="of:=[.AD16]" office:value-type="float" office:value="9.81">
            <text:p>9,81</text:p>
          </table:table-cell>
          <table:table-cell table:formula="of:=[.AE16]" office:value-type="float" office:value="293.15">
            <text:p>293,15</text:p>
          </table:table-cell>
          <table:table-cell table:formula="of:=[.AF16]" office:value-type="float" office:value="100600">
            <text:p>100600</text:p>
          </table:table-cell>
          <table:table-cell table:formula="of:=[.AG16]" office:value-type="float" office:value="29">
            <text:p>29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float" office:value="2500">
            <text:p>2500</text:p>
          </table:table-cell>
          <table:table-cell table:formula="of:=[.A18]+273.15" office:value-type="float" office:value="286.15">
            <text:p>286,15</text:p>
          </table:table-cell>
          <table:table-cell table:style-name="ce7" office:value-type="float" office:value="61.7333">
            <text:p>61,7333</text:p>
          </table:table-cell>
          <table:table-cell table:style-name="ce7" office:value-type="float" office:value="130">
            <text:p>130</text:p>
          </table:table-cell>
          <table:table-cell table:style-name="ce12" table:formula="of:=[.E18]*0.453592" office:value-type="float" office:value="58.96696">
            <text:p>58,96696</text:p>
          </table:table-cell>
          <table:table-cell table:formula="of:=[.X18]-[.F18]" office:value-type="float" office:value="4155.735792">
            <text:p>4155,735792</text:p>
          </table:table-cell>
          <table:table-cell office:value-type="float" office:value="0">
            <text:p>0</text:p>
          </table:table-cell>
          <table:table-cell table:formula="of:=[.AB18]+([.B18]*[.Y18])" office:value-type="float" office:value="271.9">
            <text:p>271,9</text:p>
          </table:table-cell>
          <table:table-cell table:formula="of:=[.AA18] * ( ( 1 + ( [.Y18] * ( [.B18] / [.AB18] ) ) ) ^ 4.256 )" office:value-type="float" office:value="0.956852096582381">
            <text:p>0,9568520966</text:p>
          </table:table-cell>
          <table:table-cell table:formula="of:=( [.J18] * [.I18] ) / [.C18]" office:value-type="float" office:value="0.909201765020966">
            <text:p>0,909201765</text:p>
          </table:table-cell>
          <table:table-cell table:formula="of:=[.Z18] * ( ( 1+ ( [.Y18] * ( [.B18] / [.AB18] ) ) ) ^ 5.256 )" office:value-type="float" office:value="74681.9966040375">
            <text:p>74681,9966040375</text:p>
          </table:table-cell>
          <table:table-cell table:number-columns-repeated="2"/>
          <table:table-cell table:style-name="ce23" table:formula="of:=SQRT( ( [.Q18] * 2 ) / [.K18] )" office:value-type="float" office:value="71.6567987732479">
            <text:p>71,6567987732</text:p>
          </table:table-cell>
          <table:table-cell table:style-name="ce27"/>
          <table:table-cell table:style-name="ce27" table:formula="of:= ( ( [.D18] ) ^2 ) * ( [.AA18] / 2 )" office:value-type="float" office:value="2334.23770144512">
            <text:p>2334,2377014451</text:p>
          </table:table-cell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17]" office:value-type="float" office:value="4214.702752">
            <text:p>4214,702752</text:p>
          </table:table-cell>
          <table:table-cell table:formula="of:=[.Y17]" office:value-type="float" office:value="-0.0065">
            <text:p>-0,0065</text:p>
          </table:table-cell>
          <table:table-cell table:formula="of:=[.Z17]" office:value-type="float" office:value="101325">
            <text:p>101325</text:p>
          </table:table-cell>
          <table:table-cell table:formula="of:=[.AA17]" office:value-type="float" office:value="1.225">
            <text:p>1,225</text:p>
          </table:table-cell>
          <table:table-cell table:formula="of:=[.AB17]" office:value-type="float" office:value="288.15">
            <text:p>288,15</text:p>
          </table:table-cell>
          <table:table-cell table:formula="of:=[.AC17]" office:value-type="float" office:value="1.235">
            <text:p>1,235</text:p>
          </table:table-cell>
          <table:table-cell table:formula="of:=[.AD17]" office:value-type="float" office:value="9.81">
            <text:p>9,81</text:p>
          </table:table-cell>
          <table:table-cell table:formula="of:=[.AE17]" office:value-type="float" office:value="293.15">
            <text:p>293,15</text:p>
          </table:table-cell>
          <table:table-cell table:formula="of:=[.AF17]" office:value-type="float" office:value="100600">
            <text:p>100600</text:p>
          </table:table-cell>
          <table:table-cell table:formula="of:=[.AG17]" office:value-type="float" office:value="29">
            <text:p>29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1500">
            <text:p>1500</text:p>
          </table:table-cell>
          <table:table-cell table:formula="of:=[.A19]+273.15" office:value-type="float" office:value="289.15">
            <text:p>289,15</text:p>
          </table:table-cell>
          <table:table-cell table:style-name="ce8" office:value-type="float" office:value="61.7333">
            <text:p>61,7333</text:p>
          </table:table-cell>
          <table:table-cell table:style-name="ce8" office:value-type="float" office:value="134">
            <text:p>134</text:p>
          </table:table-cell>
          <table:table-cell table:style-name="ce12" table:formula="of:=[.E19]*0.453592" office:value-type="float" office:value="60.781328">
            <text:p>60,781328</text:p>
          </table:table-cell>
          <table:table-cell table:formula="of:=[.X19]-[.F19]" office:value-type="float" office:value="4153.921424">
            <text:p>4153,921424</text:p>
          </table:table-cell>
          <table:table-cell table:style-name="ce11" office:value-type="float" office:value="48">
            <text:p>48</text:p>
          </table:table-cell>
          <table:table-cell table:formula="of:=[.AB19]+([.B19]*[.Y19])" office:value-type="float" office:value="278.4">
            <text:p>278,4</text:p>
          </table:table-cell>
          <table:table-cell table:formula="of:=[.AA19] * ( ( 1 + ( [.Y19] * ( [.B19] / [.AB19] ) ) ) ^ 4.256 )" office:value-type="float" office:value="1.0580628650735">
            <text:p>1,0580628651</text:p>
          </table:table-cell>
          <table:table-cell table:formula="of:=( [.J19] * [.I19] ) / [.C19]" office:value-type="float" office:value="1.01872627230318">
            <text:p>1,0187262723</text:p>
          </table:table-cell>
          <table:table-cell table:formula="of:=[.Z19] * ( ( 1+ ( [.Y19] * ( [.B19] / [.AB19] ) ) ) ^ 5.256 )" office:value-type="float" office:value="84555.6442564696">
            <text:p>84555,6442564696</text:p>
          </table:table-cell>
          <table:table-cell table:formula="of:=[.B19]-[.B18]" office:value-type="float" office:value="-1000">
            <text:p>-1000</text:p>
          </table:table-cell>
          <table:table-cell table:formula="of:= [.G19] * [.AD19] * COS( [.U19] )" office:value-type="float" office:value="38583.319010464">
            <text:p>38583,319010464</text:p>
          </table:table-cell>
          <table:table-cell table:style-name="ce23" table:formula="of:=SQRT( ( [.Q19] * 2 ) / [.K19] )" office:value-type="float" office:value="67.6953416225163">
            <text:p>67,6953416225</text:p>
          </table:table-cell>
          <table:table-cell table:style-name="ce27" table:formula="of:= ( [.M19] / [.H19] ) * ( ( ( [.C18] + [.C19] ) / 2 ) / ( ( [.I18] + [.I19] ) / 2 ) )" office:value-type="float" office:value="-21.7797867829669">
            <text:p>-21,779786783</text:p>
          </table:table-cell>
          <table:table-cell table:style-name="ce27" table:formula="of:= ( ( [.D19] ) ^2 ) * ( [.AA19] / 2 )" office:value-type="float" office:value="2334.23770144512">
            <text:p>2334,2377014451</text:p>
          </table:table-cell>
          <table:table-cell table:style-name="ce30" table:formula="of:= - ( [.G19] * [.AD19] * SIN( [.U19] ) )" office:value-type="float" office:value="-13110.586617199">
            <text:p>-13110,586617199</text:p>
          </table:table-cell>
          <table:table-cell table:style-name="ce29" table:formula="of:= - ( ( 2 * [.R19] ) / ( ( ( [.O19] ) ^ 2 ) * [.AG19] * [.K19] ) )" office:value-type="float" office:value="0.193677444853465">
            <text:p>0,1936774449</text:p>
          </table:table-cell>
          <table:table-cell table:style-name="ce29" table:formula="of:= ( ( 2 * [.N19] ) / ( ( ( [.O19] ) ^ 2 ) * [.AG19] * [.K19] ) )" office:value-type="float" office:value="0.569975917790725">
            <text:p>0,5699759178</text:p>
          </table:table-cell>
          <table:table-cell table:style-name="ce33" table:formula="of:=ASIN( - ( [.P19] / [.O19] ) )" office:value-type="float" office:value="0.327558635008479">
            <text:p>0,327558635</text:p>
          </table:table-cell>
          <table:table-cell table:style-name="ce36" table:formula="of:=[.U19] * ( 180 / 3.14159265359 )" office:value-type="float" office:value="18.7677273290508">
            <text:p>18,7677273291</text:p>
          </table:table-cell>
          <table:table-cell/>
          <table:table-cell table:formula="of:=[.X18]" office:value-type="float" office:value="4214.702752">
            <text:p>4214,702752</text:p>
          </table:table-cell>
          <table:table-cell table:formula="of:=[.Y18]" office:value-type="float" office:value="-0.0065">
            <text:p>-0,0065</text:p>
          </table:table-cell>
          <table:table-cell table:formula="of:=[.Z18]" office:value-type="float" office:value="101325">
            <text:p>101325</text:p>
          </table:table-cell>
          <table:table-cell table:formula="of:=[.AA18]" office:value-type="float" office:value="1.225">
            <text:p>1,225</text:p>
          </table:table-cell>
          <table:table-cell table:formula="of:=[.AB18]" office:value-type="float" office:value="288.15">
            <text:p>288,15</text:p>
          </table:table-cell>
          <table:table-cell table:formula="of:=[.AC18]" office:value-type="float" office:value="1.235">
            <text:p>1,235</text:p>
          </table:table-cell>
          <table:table-cell table:formula="of:=[.AD18]" office:value-type="float" office:value="9.81">
            <text:p>9,81</text:p>
          </table:table-cell>
          <table:table-cell table:formula="of:=[.AE18]" office:value-type="float" office:value="293.15">
            <text:p>293,15</text:p>
          </table:table-cell>
          <table:table-cell table:formula="of:=[.AF18]" office:value-type="float" office:value="100600">
            <text:p>100600</text:p>
          </table:table-cell>
          <table:table-cell table:formula="of:=[.AG18]" office:value-type="float" office:value="29">
            <text:p>29</text:p>
          </table:table-cell>
        </table:table-row>
        <table:table-row table:style-name="ro1">
          <table:table-cell table:number-columns-repeated="3"/>
          <table:table-cell table:style-name="ce14" table:number-columns-repeated="2"/>
          <table:table-cell table:style-name="ce12"/>
          <table:table-cell table:number-columns-repeated="8"/>
          <table:table-cell table:style-name="ce23"/>
          <table:table-cell table:style-name="ce27" table:number-columns-repeated="2"/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19]" office:value-type="float" office:value="4214.702752">
            <text:p>4214,702752</text:p>
          </table:table-cell>
          <table:table-cell table:formula="of:=[.Y19]" office:value-type="float" office:value="-0.0065">
            <text:p>-0,0065</text:p>
          </table:table-cell>
          <table:table-cell table:formula="of:=[.Z19]" office:value-type="float" office:value="101325">
            <text:p>101325</text:p>
          </table:table-cell>
          <table:table-cell table:formula="of:=[.AA19]" office:value-type="float" office:value="1.225">
            <text:p>1,225</text:p>
          </table:table-cell>
          <table:table-cell table:formula="of:=[.AB19]" office:value-type="float" office:value="288.15">
            <text:p>288,15</text:p>
          </table:table-cell>
          <table:table-cell table:formula="of:=[.AC19]" office:value-type="float" office:value="1.235">
            <text:p>1,235</text:p>
          </table:table-cell>
          <table:table-cell table:formula="of:=[.AD19]" office:value-type="float" office:value="9.81">
            <text:p>9,81</text:p>
          </table:table-cell>
          <table:table-cell table:formula="of:=[.AE19]" office:value-type="float" office:value="293.15">
            <text:p>293,15</text:p>
          </table:table-cell>
          <table:table-cell table:formula="of:=[.AF19]" office:value-type="float" office:value="100600">
            <text:p>100600</text:p>
          </table:table-cell>
          <table:table-cell table:formula="of:=[.AG19]" office:value-type="float" office:value="29">
            <text:p>29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float" office:value="2400">
            <text:p>2400</text:p>
          </table:table-cell>
          <table:table-cell table:formula="of:=[.A21]+273.15" office:value-type="float" office:value="286.15">
            <text:p>286,15</text:p>
          </table:table-cell>
          <table:table-cell table:style-name="ce8" office:value-type="float" office:value="69.45">
            <text:p>69,45</text:p>
          </table:table-cell>
          <table:table-cell table:style-name="ce8" office:value-type="float" office:value="148">
            <text:p>148</text:p>
          </table:table-cell>
          <table:table-cell table:style-name="ce12" table:formula="of:=[.E21]*0.453592" office:value-type="float" office:value="67.131616">
            <text:p>67,131616</text:p>
          </table:table-cell>
          <table:table-cell table:formula="of:=[.X21]-[.F21]" office:value-type="float" office:value="4147.571136">
            <text:p>4147,571136</text:p>
          </table:table-cell>
          <table:table-cell office:value-type="float" office:value="0">
            <text:p>0</text:p>
          </table:table-cell>
          <table:table-cell table:formula="of:=[.AB21]+([.B21]*[.Y21])" office:value-type="float" office:value="272.55">
            <text:p>272,55</text:p>
          </table:table-cell>
          <table:table-cell table:formula="of:=[.AA21] * ( ( 1 + ( [.Y21] * ( [.B21] / [.AB21] ) ) ) ^ 4.256 )" office:value-type="float" office:value="0.966625381237705">
            <text:p>0,9666253812</text:p>
          </table:table-cell>
          <table:table-cell table:formula="of:=( [.J21] * [.I21] ) / [.C21]" office:value-type="float" office:value="0.920684073584961">
            <text:p>0,9206840736</text:p>
          </table:table-cell>
          <table:table-cell table:formula="of:=[.Z21] * ( ( 1+ ( [.Y21] * ( [.B21] / [.AB21] ) ) ) ^ 5.256 )" office:value-type="float" office:value="75625.1554959068">
            <text:p>75625,1554959068</text:p>
          </table:table-cell>
          <table:table-cell table:number-columns-repeated="2"/>
          <table:table-cell table:style-name="ce23" table:formula="of:=SQRT( ( [.Q21] * 2 ) / [.K21] )" office:value-type="float" office:value="80.109676714358">
            <text:p>80,1096767144</text:p>
          </table:table-cell>
          <table:table-cell table:style-name="ce27"/>
          <table:table-cell table:style-name="ce27" table:formula="of:= ( ( [.D21] ) ^2 ) * ( [.AA21] / 2 )" office:value-type="float" office:value="2954.27278125">
            <text:p>2954,27278125</text:p>
          </table:table-cell>
          <table:table-cell table:style-name="ce30"/>
          <table:table-cell table:style-name="ce29" table:number-columns-repeated="2"/>
          <table:table-cell table:style-name="ce33"/>
          <table:table-cell table:style-name="ce36"/>
          <table:table-cell/>
          <table:table-cell table:formula="of:=[.X20]" office:value-type="float" office:value="4214.702752">
            <text:p>4214,702752</text:p>
          </table:table-cell>
          <table:table-cell table:formula="of:=[.Y20]" office:value-type="float" office:value="-0.0065">
            <text:p>-0,0065</text:p>
          </table:table-cell>
          <table:table-cell table:formula="of:=[.Z20]" office:value-type="float" office:value="101325">
            <text:p>101325</text:p>
          </table:table-cell>
          <table:table-cell table:formula="of:=[.AA20]" office:value-type="float" office:value="1.225">
            <text:p>1,225</text:p>
          </table:table-cell>
          <table:table-cell table:formula="of:=[.AB20]" office:value-type="float" office:value="288.15">
            <text:p>288,15</text:p>
          </table:table-cell>
          <table:table-cell table:formula="of:=[.AC20]" office:value-type="float" office:value="1.235">
            <text:p>1,235</text:p>
          </table:table-cell>
          <table:table-cell table:formula="of:=[.AD20]" office:value-type="float" office:value="9.81">
            <text:p>9,81</text:p>
          </table:table-cell>
          <table:table-cell table:formula="of:=[.AE20]" office:value-type="float" office:value="293.15">
            <text:p>293,15</text:p>
          </table:table-cell>
          <table:table-cell table:formula="of:=[.AF20]" office:value-type="float" office:value="100600">
            <text:p>100600</text:p>
          </table:table-cell>
          <table:table-cell table:formula="of:=[.AG20]" office:value-type="float" office:value="29">
            <text:p>29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float" office:value="1500">
            <text:p>1500</text:p>
          </table:table-cell>
          <table:table-cell table:formula="of:=[.A22]+273.15" office:value-type="float" office:value="288.15">
            <text:p>288,15</text:p>
          </table:table-cell>
          <table:table-cell table:style-name="ce9" office:value-type="float" office:value="72.0222">
            <text:p>72,0222</text:p>
          </table:table-cell>
          <table:table-cell table:style-name="ce9" office:value-type="float" office:value="150">
            <text:p>150</text:p>
          </table:table-cell>
          <table:table-cell table:style-name="ce12" table:formula="of:=[.E22]*0.453592" office:value-type="float" office:value="68.0388">
            <text:p>68,0388</text:p>
          </table:table-cell>
          <table:table-cell table:formula="of:=[.X22]-[.F22]" office:value-type="float" office:value="4146.663952">
            <text:p>4146,663952</text:p>
          </table:table-cell>
          <table:table-cell table:style-name="ce11" office:value-type="float" office:value="31">
            <text:p>31</text:p>
          </table:table-cell>
          <table:table-cell table:formula="of:=[.AB22]+([.B22]*[.Y22])" office:value-type="float" office:value="278.4">
            <text:p>278,4</text:p>
          </table:table-cell>
          <table:table-cell table:formula="of:=[.AA22] * ( ( 1 + ( [.Y22] * ( [.B22] / [.AB22] ) ) ) ^ 4.256 )" office:value-type="float" office:value="1.0580628650735">
            <text:p>1,0580628651</text:p>
          </table:table-cell>
          <table:table-cell table:formula="of:=( [.J22] * [.I22] ) / [.C22]" office:value-type="float" office:value="1.02226167494868">
            <text:p>1,0222616749</text:p>
          </table:table-cell>
          <table:table-cell table:formula="of:=[.Z22] * ( ( 1+ ( [.Y22] * ( [.B22] / [.AB22] ) ) ) ^ 5.256 )" office:value-type="float" office:value="84555.6442564696">
            <text:p>84555,6442564696</text:p>
          </table:table-cell>
          <table:table-cell table:formula="of:=[.B22]-[.B21]" office:value-type="float" office:value="-900">
            <text:p>-900</text:p>
          </table:table-cell>
          <table:table-cell table:formula="of:= [.G22] * [.AD22] * COS( [.U22] )" office:value-type="float" office:value="37562.7066092961">
            <text:p>37562,7066092961</text:p>
          </table:table-cell>
          <table:table-cell table:style-name="ce24" table:formula="of:=SQRT( ( [.Q22] * 2 ) / [.K22] )" office:value-type="float" office:value="78.8412294422813">
            <text:p>78,8412294423</text:p>
          </table:table-cell>
          <table:table-cell table:style-name="ce28" table:formula="of:= ( [.M22] / [.H22] ) * ( ( ( [.C21] + [.C22] ) / 2 ) / ( ( [.I21] + [.I22] ) / 2 ) )" office:value-type="float" office:value="-30.2626841028253">
            <text:p>-30,2626841028</text:p>
          </table:table-cell>
          <table:table-cell table:style-name="ce28" table:formula="of:= ( ( [.D22] ) ^2 ) * ( [.AA22] / 2 )" office:value-type="float" office:value="3177.1583418645">
            <text:p>3177,1583418645</text:p>
          </table:table-cell>
          <table:table-cell table:style-name="ce31" table:formula="of:= - ( [.G22] * [.AD22] * SIN( [.U22] ) )" office:value-type="float" office:value="-15614.2779211902">
            <text:p>-15614,2779211902</text:p>
          </table:table-cell>
          <table:table-cell table:style-name="ce32" table:formula="of:= - ( ( 2 * [.R22] ) / ( ( ( [.O22] ) ^ 2 ) * [.AG22] * [.K22] ) )" office:value-type="float" office:value="0.169466963449103">
            <text:p>0,1694669634</text:p>
          </table:table-cell>
          <table:table-cell table:style-name="ce32" table:formula="of:= ( ( 2 * [.N22] ) / ( ( ( [.O22] ) ^ 2 ) * [.AG22] * [.K22] ) )" office:value-type="float" office:value="0.407680576721909">
            <text:p>0,4076805767</text:p>
          </table:table-cell>
          <table:table-cell table:style-name="ce34" table:formula="of:=ASIN( - ( [.P22] / [.O22] ) )" office:value-type="float" office:value="0.393954928455142">
            <text:p>0,3939549285</text:p>
          </table:table-cell>
          <table:table-cell table:style-name="ce37" table:formula="of:=[.U22] * ( 180 / 3.14159265359 )" office:value-type="float" office:value="22.5719547188565">
            <text:p>22,5719547189</text:p>
          </table:table-cell>
          <table:table-cell/>
          <table:table-cell table:formula="of:=[.X21]" office:value-type="float" office:value="4214.702752">
            <text:p>4214,702752</text:p>
          </table:table-cell>
          <table:table-cell table:formula="of:=[.Y21]" office:value-type="float" office:value="-0.0065">
            <text:p>-0,0065</text:p>
          </table:table-cell>
          <table:table-cell table:formula="of:=[.Z21]" office:value-type="float" office:value="101325">
            <text:p>101325</text:p>
          </table:table-cell>
          <table:table-cell table:formula="of:=[.AA21]" office:value-type="float" office:value="1.225">
            <text:p>1,225</text:p>
          </table:table-cell>
          <table:table-cell table:formula="of:=[.AB21]" office:value-type="float" office:value="288.15">
            <text:p>288,15</text:p>
          </table:table-cell>
          <table:table-cell table:formula="of:=[.AC21]" office:value-type="float" office:value="1.235">
            <text:p>1,235</text:p>
          </table:table-cell>
          <table:table-cell table:formula="of:=[.AD21]" office:value-type="float" office:value="9.81">
            <text:p>9,81</text:p>
          </table:table-cell>
          <table:table-cell table:formula="of:=[.AE21]" office:value-type="float" office:value="293.15">
            <text:p>293,15</text:p>
          </table:table-cell>
          <table:table-cell table:formula="of:=[.AF21]" office:value-type="float" office:value="100600">
            <text:p>100600</text:p>
          </table:table-cell>
          <table:table-cell table:formula="of:=[.AG21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2]" office:value-type="float" office:value="4214.702752">
            <text:p>4214,702752</text:p>
          </table:table-cell>
          <table:table-cell table:formula="of:=[.Y22]" office:value-type="float" office:value="-0.0065">
            <text:p>-0,0065</text:p>
          </table:table-cell>
          <table:table-cell table:formula="of:=[.Z22]" office:value-type="float" office:value="101325">
            <text:p>101325</text:p>
          </table:table-cell>
          <table:table-cell table:formula="of:=[.AA22]" office:value-type="float" office:value="1.225">
            <text:p>1,225</text:p>
          </table:table-cell>
          <table:table-cell table:formula="of:=[.AB22]" office:value-type="float" office:value="288.15">
            <text:p>288,15</text:p>
          </table:table-cell>
          <table:table-cell table:formula="of:=[.AC22]" office:value-type="float" office:value="1.235">
            <text:p>1,235</text:p>
          </table:table-cell>
          <table:table-cell table:formula="of:=[.AD22]" office:value-type="float" office:value="9.81">
            <text:p>9,81</text:p>
          </table:table-cell>
          <table:table-cell table:formula="of:=[.AE22]" office:value-type="float" office:value="293.15">
            <text:p>293,15</text:p>
          </table:table-cell>
          <table:table-cell table:formula="of:=[.AF22]" office:value-type="float" office:value="100600">
            <text:p>100600</text:p>
          </table:table-cell>
          <table:table-cell table:formula="of:=[.AG22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3]" office:value-type="float" office:value="4214.702752">
            <text:p>4214,702752</text:p>
          </table:table-cell>
          <table:table-cell table:formula="of:=[.Y23]" office:value-type="float" office:value="-0.0065">
            <text:p>-0,0065</text:p>
          </table:table-cell>
          <table:table-cell table:formula="of:=[.Z23]" office:value-type="float" office:value="101325">
            <text:p>101325</text:p>
          </table:table-cell>
          <table:table-cell table:formula="of:=[.AA23]" office:value-type="float" office:value="1.225">
            <text:p>1,225</text:p>
          </table:table-cell>
          <table:table-cell table:formula="of:=[.AB23]" office:value-type="float" office:value="288.15">
            <text:p>288,15</text:p>
          </table:table-cell>
          <table:table-cell table:formula="of:=[.AC23]" office:value-type="float" office:value="1.235">
            <text:p>1,235</text:p>
          </table:table-cell>
          <table:table-cell table:formula="of:=[.AD23]" office:value-type="float" office:value="9.81">
            <text:p>9,81</text:p>
          </table:table-cell>
          <table:table-cell table:formula="of:=[.AE23]" office:value-type="float" office:value="293.15">
            <text:p>293,15</text:p>
          </table:table-cell>
          <table:table-cell table:formula="of:=[.AF23]" office:value-type="float" office:value="100600">
            <text:p>100600</text:p>
          </table:table-cell>
          <table:table-cell table:formula="of:=[.AG23]" office:value-type="float" office:value="29">
            <text:p>29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  <table:table-cell>
            <draw:frame table:end-cell-address="'D0 128_backup'.W45" table:end-x="1.076cm" table:end-y="0.16cm" draw:z-index="0" draw:style-name="gr1" draw:text-style-name="P1" svg:width="16.462cm" svg:height="8.979cm" svg:x="0.639cm" svg:y="0.213cm">
              <draw:object draw:notify-on-update-of-ranges="'D0 128_backup'.S12:'D0 128_backup'.S22 'D0 128_backup'.T12:'D0 128_backup'.T2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 table:formula="of:=[.X24]" office:value-type="float" office:value="4214.702752">
            <text:p>4214,702752</text:p>
          </table:table-cell>
          <table:table-cell table:formula="of:=[.Y24]" office:value-type="float" office:value="-0.0065">
            <text:p>-0,0065</text:p>
          </table:table-cell>
          <table:table-cell table:formula="of:=[.Z24]" office:value-type="float" office:value="101325">
            <text:p>101325</text:p>
          </table:table-cell>
          <table:table-cell table:formula="of:=[.AA24]" office:value-type="float" office:value="1.225">
            <text:p>1,225</text:p>
          </table:table-cell>
          <table:table-cell table:formula="of:=[.AB24]" office:value-type="float" office:value="288.15">
            <text:p>288,15</text:p>
          </table:table-cell>
          <table:table-cell table:formula="of:=[.AC24]" office:value-type="float" office:value="1.235">
            <text:p>1,235</text:p>
          </table:table-cell>
          <table:table-cell table:formula="of:=[.AD24]" office:value-type="float" office:value="9.81">
            <text:p>9,81</text:p>
          </table:table-cell>
          <table:table-cell table:formula="of:=[.AE24]" office:value-type="float" office:value="293.15">
            <text:p>293,15</text:p>
          </table:table-cell>
          <table:table-cell table:formula="of:=[.AF24]" office:value-type="float" office:value="100600">
            <text:p>100600</text:p>
          </table:table-cell>
          <table:table-cell table:formula="of:=[.AG24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5]" office:value-type="float" office:value="4214.702752">
            <text:p>4214,702752</text:p>
          </table:table-cell>
          <table:table-cell table:formula="of:=[.Y25]" office:value-type="float" office:value="-0.0065">
            <text:p>-0,0065</text:p>
          </table:table-cell>
          <table:table-cell table:formula="of:=[.Z25]" office:value-type="float" office:value="101325">
            <text:p>101325</text:p>
          </table:table-cell>
          <table:table-cell table:formula="of:=[.AA25]" office:value-type="float" office:value="1.225">
            <text:p>1,225</text:p>
          </table:table-cell>
          <table:table-cell table:formula="of:=[.AB25]" office:value-type="float" office:value="288.15">
            <text:p>288,15</text:p>
          </table:table-cell>
          <table:table-cell table:formula="of:=[.AC25]" office:value-type="float" office:value="1.235">
            <text:p>1,235</text:p>
          </table:table-cell>
          <table:table-cell table:formula="of:=[.AD25]" office:value-type="float" office:value="9.81">
            <text:p>9,81</text:p>
          </table:table-cell>
          <table:table-cell table:formula="of:=[.AE25]" office:value-type="float" office:value="293.15">
            <text:p>293,15</text:p>
          </table:table-cell>
          <table:table-cell table:formula="of:=[.AF25]" office:value-type="float" office:value="100600">
            <text:p>100600</text:p>
          </table:table-cell>
          <table:table-cell table:formula="of:=[.AG25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6]" office:value-type="float" office:value="4214.702752">
            <text:p>4214,702752</text:p>
          </table:table-cell>
          <table:table-cell table:formula="of:=[.Y26]" office:value-type="float" office:value="-0.0065">
            <text:p>-0,0065</text:p>
          </table:table-cell>
          <table:table-cell table:formula="of:=[.Z26]" office:value-type="float" office:value="101325">
            <text:p>101325</text:p>
          </table:table-cell>
          <table:table-cell table:formula="of:=[.AA26]" office:value-type="float" office:value="1.225">
            <text:p>1,225</text:p>
          </table:table-cell>
          <table:table-cell table:formula="of:=[.AB26]" office:value-type="float" office:value="288.15">
            <text:p>288,15</text:p>
          </table:table-cell>
          <table:table-cell table:formula="of:=[.AC26]" office:value-type="float" office:value="1.235">
            <text:p>1,235</text:p>
          </table:table-cell>
          <table:table-cell table:formula="of:=[.AD26]" office:value-type="float" office:value="9.81">
            <text:p>9,81</text:p>
          </table:table-cell>
          <table:table-cell table:formula="of:=[.AE26]" office:value-type="float" office:value="293.15">
            <text:p>293,15</text:p>
          </table:table-cell>
          <table:table-cell table:formula="of:=[.AF26]" office:value-type="float" office:value="100600">
            <text:p>100600</text:p>
          </table:table-cell>
          <table:table-cell table:formula="of:=[.AG26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7]" office:value-type="float" office:value="4214.702752">
            <text:p>4214,702752</text:p>
          </table:table-cell>
          <table:table-cell table:formula="of:=[.Y27]" office:value-type="float" office:value="-0.0065">
            <text:p>-0,0065</text:p>
          </table:table-cell>
          <table:table-cell table:formula="of:=[.Z27]" office:value-type="float" office:value="101325">
            <text:p>101325</text:p>
          </table:table-cell>
          <table:table-cell table:formula="of:=[.AA27]" office:value-type="float" office:value="1.225">
            <text:p>1,225</text:p>
          </table:table-cell>
          <table:table-cell table:formula="of:=[.AB27]" office:value-type="float" office:value="288.15">
            <text:p>288,15</text:p>
          </table:table-cell>
          <table:table-cell table:formula="of:=[.AC27]" office:value-type="float" office:value="1.235">
            <text:p>1,235</text:p>
          </table:table-cell>
          <table:table-cell table:formula="of:=[.AD27]" office:value-type="float" office:value="9.81">
            <text:p>9,81</text:p>
          </table:table-cell>
          <table:table-cell table:formula="of:=[.AE27]" office:value-type="float" office:value="293.15">
            <text:p>293,15</text:p>
          </table:table-cell>
          <table:table-cell table:formula="of:=[.AF27]" office:value-type="float" office:value="100600">
            <text:p>100600</text:p>
          </table:table-cell>
          <table:table-cell table:formula="of:=[.AG27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8]" office:value-type="float" office:value="4214.702752">
            <text:p>4214,702752</text:p>
          </table:table-cell>
          <table:table-cell table:formula="of:=[.Y28]" office:value-type="float" office:value="-0.0065">
            <text:p>-0,0065</text:p>
          </table:table-cell>
          <table:table-cell table:formula="of:=[.Z28]" office:value-type="float" office:value="101325">
            <text:p>101325</text:p>
          </table:table-cell>
          <table:table-cell table:formula="of:=[.AA28]" office:value-type="float" office:value="1.225">
            <text:p>1,225</text:p>
          </table:table-cell>
          <table:table-cell table:formula="of:=[.AB28]" office:value-type="float" office:value="288.15">
            <text:p>288,15</text:p>
          </table:table-cell>
          <table:table-cell table:formula="of:=[.AC28]" office:value-type="float" office:value="1.235">
            <text:p>1,235</text:p>
          </table:table-cell>
          <table:table-cell table:formula="of:=[.AD28]" office:value-type="float" office:value="9.81">
            <text:p>9,81</text:p>
          </table:table-cell>
          <table:table-cell table:formula="of:=[.AE28]" office:value-type="float" office:value="293.15">
            <text:p>293,15</text:p>
          </table:table-cell>
          <table:table-cell table:formula="of:=[.AF28]" office:value-type="float" office:value="100600">
            <text:p>100600</text:p>
          </table:table-cell>
          <table:table-cell table:formula="of:=[.AG28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29]" office:value-type="float" office:value="4214.702752">
            <text:p>4214,702752</text:p>
          </table:table-cell>
          <table:table-cell table:formula="of:=[.Y29]" office:value-type="float" office:value="-0.0065">
            <text:p>-0,0065</text:p>
          </table:table-cell>
          <table:table-cell table:formula="of:=[.Z29]" office:value-type="float" office:value="101325">
            <text:p>101325</text:p>
          </table:table-cell>
          <table:table-cell table:formula="of:=[.AA29]" office:value-type="float" office:value="1.225">
            <text:p>1,225</text:p>
          </table:table-cell>
          <table:table-cell table:formula="of:=[.AB29]" office:value-type="float" office:value="288.15">
            <text:p>288,15</text:p>
          </table:table-cell>
          <table:table-cell table:formula="of:=[.AC29]" office:value-type="float" office:value="1.235">
            <text:p>1,235</text:p>
          </table:table-cell>
          <table:table-cell table:formula="of:=[.AD29]" office:value-type="float" office:value="9.81">
            <text:p>9,81</text:p>
          </table:table-cell>
          <table:table-cell table:formula="of:=[.AE29]" office:value-type="float" office:value="293.15">
            <text:p>293,15</text:p>
          </table:table-cell>
          <table:table-cell table:formula="of:=[.AF29]" office:value-type="float" office:value="100600">
            <text:p>100600</text:p>
          </table:table-cell>
          <table:table-cell table:formula="of:=[.AG29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0]" office:value-type="float" office:value="4214.702752">
            <text:p>4214,702752</text:p>
          </table:table-cell>
          <table:table-cell table:formula="of:=[.Y30]" office:value-type="float" office:value="-0.0065">
            <text:p>-0,0065</text:p>
          </table:table-cell>
          <table:table-cell table:formula="of:=[.Z30]" office:value-type="float" office:value="101325">
            <text:p>101325</text:p>
          </table:table-cell>
          <table:table-cell table:formula="of:=[.AA30]" office:value-type="float" office:value="1.225">
            <text:p>1,225</text:p>
          </table:table-cell>
          <table:table-cell table:formula="of:=[.AB30]" office:value-type="float" office:value="288.15">
            <text:p>288,15</text:p>
          </table:table-cell>
          <table:table-cell table:formula="of:=[.AC30]" office:value-type="float" office:value="1.235">
            <text:p>1,235</text:p>
          </table:table-cell>
          <table:table-cell table:formula="of:=[.AD30]" office:value-type="float" office:value="9.81">
            <text:p>9,81</text:p>
          </table:table-cell>
          <table:table-cell table:formula="of:=[.AE30]" office:value-type="float" office:value="293.15">
            <text:p>293,15</text:p>
          </table:table-cell>
          <table:table-cell table:formula="of:=[.AF30]" office:value-type="float" office:value="100600">
            <text:p>100600</text:p>
          </table:table-cell>
          <table:table-cell table:formula="of:=[.AG30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1]" office:value-type="float" office:value="4214.702752">
            <text:p>4214,702752</text:p>
          </table:table-cell>
          <table:table-cell table:formula="of:=[.Y31]" office:value-type="float" office:value="-0.0065">
            <text:p>-0,0065</text:p>
          </table:table-cell>
          <table:table-cell table:formula="of:=[.Z31]" office:value-type="float" office:value="101325">
            <text:p>101325</text:p>
          </table:table-cell>
          <table:table-cell table:formula="of:=[.AA31]" office:value-type="float" office:value="1.225">
            <text:p>1,225</text:p>
          </table:table-cell>
          <table:table-cell table:formula="of:=[.AB31]" office:value-type="float" office:value="288.15">
            <text:p>288,15</text:p>
          </table:table-cell>
          <table:table-cell table:formula="of:=[.AC31]" office:value-type="float" office:value="1.235">
            <text:p>1,235</text:p>
          </table:table-cell>
          <table:table-cell table:formula="of:=[.AD31]" office:value-type="float" office:value="9.81">
            <text:p>9,81</text:p>
          </table:table-cell>
          <table:table-cell table:formula="of:=[.AE31]" office:value-type="float" office:value="293.15">
            <text:p>293,15</text:p>
          </table:table-cell>
          <table:table-cell table:formula="of:=[.AF31]" office:value-type="float" office:value="100600">
            <text:p>100600</text:p>
          </table:table-cell>
          <table:table-cell table:formula="of:=[.AG31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2]" office:value-type="float" office:value="4214.702752">
            <text:p>4214,702752</text:p>
          </table:table-cell>
          <table:table-cell table:formula="of:=[.Y32]" office:value-type="float" office:value="-0.0065">
            <text:p>-0,0065</text:p>
          </table:table-cell>
          <table:table-cell table:formula="of:=[.Z32]" office:value-type="float" office:value="101325">
            <text:p>101325</text:p>
          </table:table-cell>
          <table:table-cell table:formula="of:=[.AA32]" office:value-type="float" office:value="1.225">
            <text:p>1,225</text:p>
          </table:table-cell>
          <table:table-cell table:formula="of:=[.AB32]" office:value-type="float" office:value="288.15">
            <text:p>288,15</text:p>
          </table:table-cell>
          <table:table-cell table:formula="of:=[.AC32]" office:value-type="float" office:value="1.235">
            <text:p>1,235</text:p>
          </table:table-cell>
          <table:table-cell table:formula="of:=[.AD32]" office:value-type="float" office:value="9.81">
            <text:p>9,81</text:p>
          </table:table-cell>
          <table:table-cell table:formula="of:=[.AE32]" office:value-type="float" office:value="293.15">
            <text:p>293,15</text:p>
          </table:table-cell>
          <table:table-cell table:formula="of:=[.AF32]" office:value-type="float" office:value="100600">
            <text:p>100600</text:p>
          </table:table-cell>
          <table:table-cell table:formula="of:=[.AG32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3]" office:value-type="float" office:value="4214.702752">
            <text:p>4214,702752</text:p>
          </table:table-cell>
          <table:table-cell table:formula="of:=[.Y33]" office:value-type="float" office:value="-0.0065">
            <text:p>-0,0065</text:p>
          </table:table-cell>
          <table:table-cell table:formula="of:=[.Z33]" office:value-type="float" office:value="101325">
            <text:p>101325</text:p>
          </table:table-cell>
          <table:table-cell table:formula="of:=[.AA33]" office:value-type="float" office:value="1.225">
            <text:p>1,225</text:p>
          </table:table-cell>
          <table:table-cell table:formula="of:=[.AB33]" office:value-type="float" office:value="288.15">
            <text:p>288,15</text:p>
          </table:table-cell>
          <table:table-cell table:formula="of:=[.AC33]" office:value-type="float" office:value="1.235">
            <text:p>1,235</text:p>
          </table:table-cell>
          <table:table-cell table:formula="of:=[.AD33]" office:value-type="float" office:value="9.81">
            <text:p>9,81</text:p>
          </table:table-cell>
          <table:table-cell table:formula="of:=[.AE33]" office:value-type="float" office:value="293.15">
            <text:p>293,15</text:p>
          </table:table-cell>
          <table:table-cell table:formula="of:=[.AF33]" office:value-type="float" office:value="100600">
            <text:p>100600</text:p>
          </table:table-cell>
          <table:table-cell table:formula="of:=[.AG33]" office:value-type="float" office:value="29">
            <text:p>29</text:p>
          </table:table-cell>
        </table:table-row>
        <table:table-row table:style-name="ro1">
          <table:table-cell table:number-columns-repeated="23"/>
          <table:table-cell table:formula="of:=[.X34]" office:value-type="float" office:value="4214.702752">
            <text:p>4214,702752</text:p>
          </table:table-cell>
          <table:table-cell table:formula="of:=[.Y34]" office:value-type="float" office:value="-0.0065">
            <text:p>-0,0065</text:p>
          </table:table-cell>
          <table:table-cell table:formula="of:=[.Z34]" office:value-type="float" office:value="101325">
            <text:p>101325</text:p>
          </table:table-cell>
          <table:table-cell table:formula="of:=[.AA34]" office:value-type="float" office:value="1.225">
            <text:p>1,225</text:p>
          </table:table-cell>
          <table:table-cell table:formula="of:=[.AB34]" office:value-type="float" office:value="288.15">
            <text:p>288,15</text:p>
          </table:table-cell>
          <table:table-cell table:formula="of:=[.AC34]" office:value-type="float" office:value="1.235">
            <text:p>1,235</text:p>
          </table:table-cell>
          <table:table-cell table:formula="of:=[.AD34]" office:value-type="float" office:value="9.81">
            <text:p>9,81</text:p>
          </table:table-cell>
          <table:table-cell table:formula="of:=[.AE34]" office:value-type="float" office:value="293.15">
            <text:p>293,15</text:p>
          </table:table-cell>
          <table:table-cell table:formula="of:=[.AF34]" office:value-type="float" office:value="100600">
            <text:p>100600</text:p>
          </table:table-cell>
          <table:table-cell table:formula="of:=[.AG34]" office:value-type="float" office:value="29">
            <text:p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21.06.2019</text:date>, <text:time>22:56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9:24:00.84</meta:creation-date>
    <dc:date>2019-06-21T22:56:13.97</dc:date>
    <meta:editing-duration>PT15H7M56S</meta:editing-duration>
    <meta:editing-cycles>225</meta:editing-cycles>
    <meta:generator>OpenOffice/4.1.1$Win32 OpenOffice.org_project/411m6$Build-9775</meta:generator>
    <meta:document-statistic meta:table-count="6" meta:cell-count="799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minimum="0" chart:maximum="2" chart:interval-major="0.25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63cm" svg:height="8.98cm" xlink:href=".." xlink:type="simple" chart:class="chart:scatter" chart:style-name="ch1">
        <chart:legend chart:legend-position="end" svg:x="11.388cm" svg:y="3.916cm" style:legend-expansion="high" chart:style-name="ch2"/>
        <chart:plot-area chart:style-name="ch3" table:cell-range-address="'D0 128_backup'.S12:'D0 128_backup'.T22" svg:x="0.779cm" svg:y="0.851cm" svg:width="9.951cm" svg:height="7.53cm">
          <chartooo:coordinate-region svg:x="1.691cm" svg:y="1.063cm" svg:width="8.945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0 128_backup'.T12:'D0 128_backup'.T22" chart:class="chart:scatter">
            <chart:domain table:cell-range-address="'D0 128_backup'.S12:'D0 128_backup'.S22"/>
            <chart:regression-curve chart:style-name="ch7">
              <chart:equation chart:display-r-square="true" svg:x="8.436cm" svg:y="0.028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  <table:table-cell office:value-type="string">
                <text:p>Spalte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0 128_backup'.S12:'D0 128_backup'.S22</svg:desc>
                </draw:g>
              </table:table-cell>
              <table:table-cell office:value-type="float" office:value="NaN">
                <text:p>NaN</text:p>
                <draw:g>
                  <svg:desc>'D0 128_backup'.T12:'D0 128_backup'.T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8025934650034">
                <text:p>0.338025934650034</text:p>
              </table:table-cell>
              <table:table-cell office:value-type="float" office:value="1.31831866472539">
                <text:p>1.31831866472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637430492903">
                <text:p>0.23637430492903</text:p>
              </table:table-cell>
              <table:table-cell office:value-type="float" office:value="0.836086296266836">
                <text:p>0.836086296266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3677444853465">
                <text:p>0.193677444853465</text:p>
              </table:table-cell>
              <table:table-cell office:value-type="float" office:value="0.569975917790725">
                <text:p>0.569975917790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9466963449103">
                <text:p>0.169466963449103</text:p>
              </table:table-cell>
              <table:table-cell office:value-type="float" office:value="0.407680576721909">
                <text:p>0.407680576721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